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Courier"/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3.125in" fo:margin-left="0.0069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6875in"/>
    </style:style>
    <style:style style:name="Table1.C" style:family="table-column">
      <style:table-column-properties style:column-width="1.125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0451in" table:align="margins"/>
    </style:style>
    <style:style style:name="Table2.A" style:family="table-column">
      <style:table-column-properties style:column-width="0.375in" style:rel-column-width="8070*"/>
    </style:style>
    <style:style style:name="Table2.B" style:family="table-column">
      <style:table-column-properties style:column-width="1.25in" style:rel-column-width="26901*"/>
    </style:style>
    <style:style style:name="Table2.C" style:family="table-column">
      <style:table-column-properties style:column-width="1.4201in" style:rel-column-width="30564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2.8646in" fo:margin-left="0in" table:align="left"/>
    </style:style>
    <style:style style:name="Table3.A" style:family="table-column">
      <style:table-column-properties style:column-width="0.3125in"/>
    </style:style>
    <style:style style:name="Table3.B" style:family="table-column">
      <style:table-column-properties style:column-width="1.375in"/>
    </style:style>
    <style:style style:name="Table3.C" style:family="table-column">
      <style:table-column-properties style:column-width="1.1771in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style:vertical-align="middle"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625in" fo:margin-left="-0.1875in" table:align="left"/>
    </style:style>
    <style:style style:name="Table6.A" style:family="table-column">
      <style:table-column-properties style:column-width="1.8125in"/>
    </style:style>
    <style:style style:name="Table6.B" style:family="table-column">
      <style:table-column-properties style:column-width="2.3125in"/>
    </style:style>
    <style:style style:name="Table6.C" style:family="table-column">
      <style:table-column-properties style:column-width="1.3125in"/>
    </style:style>
    <style:style style:name="Table6.D" style:family="table-column">
      <style:table-column-properties style:column-width="2.1875in"/>
    </style:style>
    <style:style style:name="Table6.A1" style:family="table-cell">
      <style:table-cell-properties fo:padding="0.0382in" fo:border="none"/>
    </style:style>
    <style:style style:name="Table6.A2" style:family="table-cell">
      <style:table-cell-properties style:vertical-align="middle" fo:padding="0.0382in" fo:border="none"/>
    </style:style>
    <style:style style:name="Table7" style:family="table">
      <style:table-properties style:width="2.8646in" fo:margin-left="0in" fo:break-before="page" table:align="left"/>
    </style:style>
    <style:style style:name="Table7.A" style:family="table-column">
      <style:table-column-properties style:column-width="0.4375in"/>
    </style:style>
    <style:style style:name="Table7.B" style:family="table-column">
      <style:table-column-properties style:column-width="1.375in"/>
    </style:style>
    <style:style style:name="Table7.C" style:family="table-column">
      <style:table-column-properties style:column-width="1.0521in"/>
    </style:style>
    <style:style style:name="Table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style:vertical-align="middle"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10.5pt" officeooo:rsid="0048204a" officeooo:paragraph-rsid="0062b979" style:font-size-asian="10.5pt" style:font-size-complex="10.5pt"/>
    </style:style>
    <style:style style:name="P2" style:family="paragraph" style:parent-style-name="Footer">
      <style:paragraph-properties fo:text-align="start" style:justify-single-word="false"/>
      <style:text-properties fo:font-size="10.5pt" officeooo:rsid="0048204a" officeooo:paragraph-rsid="0048204a" style:font-size-asian="10.5pt" style:font-size-complex="10.5pt"/>
    </style:style>
    <style:style style:name="P3" style:family="paragraph" style:parent-style-name="Footer">
      <style:paragraph-properties fo:margin-left="0in" fo:margin-right="0in" fo:text-align="end" style:justify-single-word="false" fo:text-indent="0in" style:auto-text-indent="false" text:number-lines="false" text:line-number="0">
        <style:tab-stops>
          <style:tab-stop style:position="3.5937in" style:type="center"/>
          <style:tab-stop style:position="7.1874in" style:type="right"/>
        </style:tab-stops>
      </style:paragraph-properties>
      <style:text-properties fo:font-size="10.5pt" officeooo:rsid="0048204a" officeooo:paragraph-rsid="0062b979" style:font-size-asian="10.5pt" style:font-size-complex="10.5pt"/>
    </style:style>
    <style:style style:name="P4" style:family="paragraph" style:parent-style-name="Table_20_Contents">
      <style:paragraph-properties fo:text-align="start" style:justify-single-word="false"/>
      <style:text-properties fo:font-size="10.5pt" officeooo:rsid="0021702a" officeooo:paragraph-rsid="002283aa" style:font-size-asian="10.5pt" style:font-size-complex="10.5pt"/>
    </style:style>
    <style:style style:name="P5" style:family="paragraph" style:parent-style-name="Table_20_Contents">
      <style:paragraph-properties fo:text-align="start" style:justify-single-word="false"/>
      <style:text-properties fo:font-size="10.5pt" officeooo:rsid="0022fd75" officeooo:paragraph-rsid="0022fd75" style:font-size-asian="10.5pt" style:font-size-complex="10.5pt"/>
    </style:style>
    <style:style style:name="P6" style:family="paragraph" style:parent-style-name="Table_20_Contents">
      <style:paragraph-properties fo:text-align="start" style:justify-single-word="false"/>
      <style:text-properties fo:font-size="10.5pt" officeooo:rsid="00260c37" officeooo:paragraph-rsid="00260c37" style:font-size-asian="10.5pt" style:font-size-complex="10.5pt"/>
    </style:style>
    <style:style style:name="P7" style:family="paragraph" style:parent-style-name="Table_20_Contents">
      <style:paragraph-properties fo:text-align="start" style:justify-single-word="false"/>
      <style:text-properties fo:font-size="10.5pt" officeooo:rsid="00279456" officeooo:paragraph-rsid="00279456" style:font-size-asian="10.5pt" style:font-size-complex="10.5pt"/>
    </style:style>
    <style:style style:name="P8" style:family="paragraph" style:parent-style-name="Table_20_Contents">
      <style:paragraph-properties fo:text-align="start" style:justify-single-word="false"/>
      <style:text-properties fo:font-size="10.5pt" officeooo:rsid="0028dccc" officeooo:paragraph-rsid="0028dccc" style:font-size-asian="10.5pt" style:font-size-complex="10.5pt"/>
    </style:style>
    <style:style style:name="P9" style:family="paragraph" style:parent-style-name="Table_20_Contents">
      <style:paragraph-properties fo:text-align="start" style:justify-single-word="false"/>
      <style:text-properties fo:font-size="10.5pt" officeooo:rsid="002a24f7" officeooo:paragraph-rsid="002a24f7" style:font-size-asian="10.5pt" style:font-size-complex="10.5pt"/>
    </style:style>
    <style:style style:name="P10" style:family="paragraph" style:parent-style-name="Table_20_Contents">
      <style:paragraph-properties fo:text-align="start" style:justify-single-word="false"/>
      <style:text-properties fo:font-size="10.5pt" officeooo:rsid="0030bbaf" officeooo:paragraph-rsid="0030bbaf" style:font-size-asian="10.5pt" style:font-size-complex="10.5pt"/>
    </style:style>
    <style:style style:name="P11" style:family="paragraph" style:parent-style-name="Table_20_Contents">
      <style:paragraph-properties fo:text-align="start" style:justify-single-word="false"/>
      <style:text-properties fo:font-size="10.5pt" officeooo:rsid="0032cedc" officeooo:paragraph-rsid="0032cedc" style:font-size-asian="10.5pt" style:font-size-complex="10.5pt"/>
    </style:style>
    <style:style style:name="P12" style:family="paragraph" style:parent-style-name="Table_20_Contents">
      <style:paragraph-properties fo:text-align="start" style:justify-single-word="false"/>
      <style:text-properties fo:font-size="10.5pt" officeooo:rsid="003b0f9c" officeooo:paragraph-rsid="003b0f9c" style:font-size-asian="10.5pt" style:font-size-complex="10.5pt"/>
    </style:style>
    <style:style style:name="P13" style:family="paragraph" style:parent-style-name="Table_20_Contents">
      <style:paragraph-properties fo:text-align="start" style:justify-single-word="false"/>
      <style:text-properties fo:font-size="10.5pt" officeooo:rsid="00414bf8" officeooo:paragraph-rsid="00414bf8" style:font-size-asian="10.5pt" style:font-size-complex="10.5pt"/>
    </style:style>
    <style:style style:name="P14" style:family="paragraph" style:parent-style-name="Table_20_Contents">
      <style:paragraph-properties fo:text-align="start" style:justify-single-word="false"/>
      <style:text-properties fo:font-size="10.5pt" officeooo:rsid="0048204a" officeooo:paragraph-rsid="0048204a" style:font-size-asian="10.5pt" style:font-size-complex="10.5pt"/>
    </style:style>
    <style:style style:name="P15" style:family="paragraph" style:parent-style-name="Table_20_Contents">
      <style:text-properties fo:font-size="10.5pt" officeooo:rsid="0068b98f" officeooo:paragraph-rsid="0068b98f" style:font-size-asian="10.5pt" style:font-size-complex="10.5pt"/>
    </style:style>
    <style:style style:name="P16" style:family="paragraph" style:parent-style-name="Table_20_Contents">
      <style:paragraph-properties fo:text-align="start" style:justify-single-word="false"/>
      <style:text-properties fo:font-size="10.5pt" officeooo:rsid="0068b98f" officeooo:paragraph-rsid="0068b98f" style:font-size-asian="10.5pt" style:font-size-complex="10.5pt"/>
    </style:style>
    <style:style style:name="P17" style:family="paragraph" style:parent-style-name="Table_20_Contents">
      <style:text-properties fo:font-size="10.5pt" officeooo:paragraph-rsid="004af0ad" style:font-size-asian="10.5pt" style:font-size-complex="10.5pt"/>
    </style:style>
    <style:style style:name="P18" style:family="paragraph" style:parent-style-name="Table_20_Contents">
      <style:text-properties fo:font-size="10.5pt" officeooo:rsid="004dde58" officeooo:paragraph-rsid="004dde58" style:font-size-asian="10.5pt" style:font-size-complex="10.5pt"/>
    </style:style>
    <style:style style:name="P19" style:family="paragraph" style:parent-style-name="Table_20_Contents">
      <style:text-properties fo:font-size="10.5pt" officeooo:rsid="004af0ad" officeooo:paragraph-rsid="004af0ad" style:font-size-asian="10.5pt" style:font-size-complex="10.5pt"/>
    </style:style>
    <style:style style:name="P20" style:family="paragraph" style:parent-style-name="Table_20_Contents">
      <style:text-properties fo:font-size="10.5pt" officeooo:rsid="006a9c3a" officeooo:paragraph-rsid="006a9c3a" style:font-size-asian="10.5pt" style:font-size-complex="10.5pt"/>
    </style:style>
    <style:style style:name="P21" style:family="paragraph" style:parent-style-name="Table_20_Contents">
      <style:text-properties fo:font-size="10.5pt" officeooo:rsid="006b4995" officeooo:paragraph-rsid="006b4995" style:font-size-asian="10.5pt" style:font-size-complex="10.5pt"/>
    </style:style>
    <style:style style:name="P22" style:family="paragraph" style:parent-style-name="Table_20_Contents">
      <style:paragraph-properties fo:text-align="start" style:justify-single-word="false"/>
      <style:text-properties fo:font-size="10.5pt" officeooo:rsid="006c2dd6" officeooo:paragraph-rsid="006c2dd6" style:font-size-asian="10.5pt" style:font-size-complex="10.5pt"/>
    </style:style>
    <style:style style:name="P23" style:family="paragraph" style:parent-style-name="Table_20_Contents">
      <style:paragraph-properties fo:text-align="start" style:justify-single-word="false"/>
      <style:text-properties fo:font-size="10.5pt" officeooo:rsid="006f475f" officeooo:paragraph-rsid="006f475f" style:font-size-asian="10.5pt" style:font-size-complex="10.5pt"/>
    </style:style>
    <style:style style:name="P24" style:family="paragraph" style:parent-style-name="Table_20_Contents">
      <style:text-properties fo:font-size="10.5pt" officeooo:rsid="007191b7" officeooo:paragraph-rsid="007191b7" style:font-size-asian="10.5pt" style:font-size-complex="10.5pt"/>
    </style:style>
    <style:style style:name="P25" style:family="paragraph" style:parent-style-name="Table_20_Contents">
      <style:text-properties fo:font-size="10.5pt" officeooo:paragraph-rsid="007ae72e" style:font-size-asian="10.5pt" style:font-size-complex="10.5pt"/>
    </style:style>
    <style:style style:name="P26" style:family="paragraph" style:parent-style-name="Table_20_Contents">
      <style:paragraph-properties fo:text-align="start" style:justify-single-word="false"/>
      <style:text-properties fo:font-size="10.5pt" officeooo:rsid="007cacfd" officeooo:paragraph-rsid="007cacfd" style:font-size-asian="10.5pt" style:font-size-complex="10.5pt"/>
    </style:style>
    <style:style style:name="P27" style:family="paragraph" style:parent-style-name="Table_20_Contents">
      <style:paragraph-properties fo:text-align="start" style:justify-single-word="false"/>
      <style:text-properties fo:font-variant="normal" fo:text-transform="none" fo:color="#252525" style:font-name="Liberation Serif" fo:font-size="10.5pt" fo:letter-spacing="normal" fo:font-style="normal" fo:font-weight="normal" officeooo:paragraph-rsid="002283aa" style:font-size-asian="10.5pt" style:font-size-complex="10.5pt"/>
    </style:style>
    <style:style style:name="P28" style:family="paragraph" style:parent-style-name="Table_20_Contents">
      <style:text-properties fo:font-variant="normal" fo:text-transform="none" fo:color="#252525" style:font-name="Liberation Serif" fo:font-size="10.5pt" fo:letter-spacing="normal" fo:font-style="normal" fo:font-weight="normal" officeooo:rsid="004aecc4" officeooo:paragraph-rsid="004aecc4" style:font-size-asian="10.5pt" style:font-weight-asian="normal" style:font-size-complex="10.5pt" style:font-weight-complex="normal"/>
    </style:style>
    <style:style style:name="P29" style:family="paragraph" style:parent-style-name="Table_20_Contents">
      <style:text-properties fo:font-variant="normal" fo:text-transform="none" fo:color="#252525" style:font-name="Liberation Serif" fo:font-size="10.5pt" fo:letter-spacing="normal" fo:font-style="normal" fo:font-weight="normal" officeooo:rsid="0060a2a1" officeooo:paragraph-rsid="0060a2a1" style:font-size-asian="10.5pt" style:font-weight-asian="normal" style:font-size-complex="10.5pt" style:font-weight-complex="normal"/>
    </style:style>
    <style:style style:name="P30" style:family="paragraph" style:parent-style-name="Table_20_Contents">
      <style:text-properties style:font-name="Liberation Serif" fo:font-size="10.5pt" officeooo:rsid="003dc94b" officeooo:paragraph-rsid="003dc94b" style:font-size-asian="10.5pt" style:font-size-complex="10.5pt"/>
    </style:style>
    <style:style style:name="P31" style:family="paragraph" style:parent-style-name="Table_20_Contents">
      <style:text-properties style:font-name="Liberation Serif" fo:font-size="10.5pt" officeooo:paragraph-rsid="003dc94b" style:font-size-asian="10.5pt" style:font-size-complex="10.5pt"/>
    </style:style>
    <style:style style:name="P32" style:family="paragraph" style:parent-style-name="Table_20_Contents">
      <style:text-properties style:font-name="Liberation Serif" fo:font-size="10.5pt" officeooo:rsid="003c0b8d" officeooo:paragraph-rsid="003c0b8d" style:font-size-asian="10.5pt" style:font-size-complex="10.5pt"/>
    </style:style>
    <style:style style:name="P33" style:family="paragraph" style:parent-style-name="Table_20_Contents">
      <style:paragraph-properties fo:text-align="start" style:justify-single-word="false"/>
      <style:text-properties style:font-name="Liberation Serif" fo:font-size="10.5pt" officeooo:rsid="003b0f9c" officeooo:paragraph-rsid="003b0f9c" style:font-size-asian="10.5pt" style:font-size-complex="10.5pt"/>
    </style:style>
    <style:style style:name="P34" style:family="paragraph" style:parent-style-name="Table_20_Contents">
      <style:paragraph-properties fo:text-align="start" style:justify-single-word="false"/>
      <style:text-properties style:font-name="Liberation Serif" fo:font-size="10.5pt" officeooo:rsid="002bfb27" officeooo:paragraph-rsid="002bfb27" style:font-size-asian="10.5pt" style:font-size-complex="10.5pt"/>
    </style:style>
    <style:style style:name="P35" style:family="paragraph" style:parent-style-name="Table_20_Contents">
      <style:text-properties style:font-name="Liberation Serif" fo:font-size="10.5pt" officeooo:rsid="00414bf8" officeooo:paragraph-rsid="00414bf8" style:font-size-asian="10.5pt" style:font-size-complex="10.5pt"/>
    </style:style>
    <style:style style:name="P36" style:family="paragraph" style:parent-style-name="Table_20_Contents">
      <style:text-properties style:font-name="Liberation Serif" fo:font-size="10.5pt" officeooo:rsid="004464c8" officeooo:paragraph-rsid="004464c8" style:font-size-asian="10.5pt" style:font-size-complex="10.5pt"/>
    </style:style>
    <style:style style:name="P37" style:family="paragraph" style:parent-style-name="Table_20_Contents">
      <style:paragraph-properties fo:text-align="start" style:justify-single-word="false"/>
      <style:text-properties style:font-name="Liberation Serif" fo:font-size="10.5pt" officeooo:rsid="0048204a" officeooo:paragraph-rsid="0048204a" style:font-size-asian="10.5pt" style:font-size-complex="10.5pt"/>
    </style:style>
    <style:style style:name="P38" style:family="paragraph" style:parent-style-name="Table_20_Contents">
      <style:text-properties style:font-name="Liberation Serif" fo:font-size="10.5pt" officeooo:paragraph-rsid="004af0ad" style:font-size-asian="10.5pt" style:font-size-complex="10.5pt"/>
    </style:style>
    <style:style style:name="P39" style:family="paragraph" style:parent-style-name="Table_20_Contents">
      <style:text-properties style:font-name="Liberation Serif" fo:font-size="10.5pt" officeooo:rsid="0050c065" officeooo:paragraph-rsid="0050c065" style:font-size-asian="10.5pt" style:font-size-complex="10.5pt"/>
    </style:style>
    <style:style style:name="P40" style:family="paragraph" style:parent-style-name="Table_20_Contents">
      <style:text-properties style:font-name="Liberation Serif" fo:font-size="10.5pt" officeooo:rsid="004dde58" officeooo:paragraph-rsid="004dde58" style:font-size-asian="10.5pt" style:font-size-complex="10.5pt"/>
    </style:style>
    <style:style style:name="P41" style:family="paragraph" style:parent-style-name="Table_20_Contents">
      <style:text-properties style:font-name="Liberation Serif" fo:font-size="10.5pt" officeooo:rsid="004af0ad" officeooo:paragraph-rsid="004af0ad" style:font-size-asian="10.5pt" style:font-size-complex="10.5pt"/>
    </style:style>
    <style:style style:name="P42" style:family="paragraph" style:parent-style-name="Table_20_Contents">
      <style:text-properties style:font-name="Liberation Serif" fo:font-size="10.5pt" fo:font-weight="normal" officeooo:rsid="004a8db0" officeooo:paragraph-rsid="004a8db0" style:font-size-asian="10.5pt" style:font-weight-asian="normal" style:font-size-complex="10.5pt" style:font-weight-complex="normal"/>
    </style:style>
    <style:style style:name="P43" style:family="paragraph" style:parent-style-name="Table_20_Contents">
      <style:text-properties style:font-name="Liberation Serif" fo:font-size="10.5pt" fo:font-weight="normal" officeooo:rsid="004aecc4" officeooo:paragraph-rsid="004aecc4" style:font-size-asian="10.5pt" style:font-weight-asian="normal" style:font-size-complex="10.5pt" style:font-weight-complex="normal"/>
    </style:style>
    <style:style style:name="P44" style:family="paragraph" style:parent-style-name="Table_20_Contents">
      <style:text-properties style:font-name="Liberation Serif" fo:font-size="10.5pt" fo:font-weight="normal" officeooo:rsid="004dde58" officeooo:paragraph-rsid="004dde58" style:font-size-asian="10.5pt" style:font-weight-asian="normal" style:font-size-complex="10.5pt" style:font-weight-complex="normal"/>
    </style:style>
    <style:style style:name="P45" style:family="paragraph" style:parent-style-name="Table_20_Contents">
      <style:text-properties style:font-name="Liberation Serif" fo:font-size="10.5pt" fo:font-weight="normal" officeooo:rsid="004e61fe" officeooo:paragraph-rsid="004e61fe" style:font-size-asian="10.5pt" style:font-weight-asian="normal" style:font-size-complex="10.5pt" style:font-weight-complex="normal"/>
    </style:style>
    <style:style style:name="P46" style:family="paragraph" style:parent-style-name="Table_20_Contents">
      <style:text-properties style:font-name="Liberation Serif" fo:font-size="10.5pt" fo:font-weight="normal" officeooo:rsid="0060a2a1" officeooo:paragraph-rsid="0060a2a1" style:font-size-asian="10.5pt" style:font-weight-asian="normal" style:font-size-complex="10.5pt" style:font-weight-complex="normal"/>
    </style:style>
    <style:style style:name="P47" style:family="paragraph" style:parent-style-name="Table_20_Contents">
      <style:text-properties fo:font-size="10pt" fo:font-weight="bold" officeooo:rsid="005e7b55" officeooo:paragraph-rsid="005e7b55" style:font-size-asian="10pt" style:font-weight-asian="bold" style:font-size-complex="10pt" style:font-weight-complex="bold"/>
    </style:style>
    <style:style style:name="P48" style:family="paragraph" style:parent-style-name="Table_20_Contents">
      <style:text-properties fo:font-size="10pt" fo:font-weight="bold" officeooo:rsid="005ed3e3" officeooo:paragraph-rsid="005ed3e3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size="10pt"/>
    </style:style>
    <style:style style:name="P50" style:family="paragraph" style:parent-style-name="Frame_20_contents">
      <style:paragraph-properties fo:text-align="start" style:justify-single-word="false"/>
    </style:style>
    <style:style style:name="P51" style:family="paragraph" style:parent-style-name="Standard">
      <style:paragraph-properties fo:line-height="115%" fo:text-align="start" style:justify-single-word="false"/>
      <style:text-properties fo:font-variant="normal" fo:text-transform="none" fo:color="#252525" style:font-name="sans-serif" fo:font-size="10.5pt" fo:letter-spacing="normal" fo:font-style="normal" style:text-underline-style="none" fo:font-weight="bold" officeooo:rsid="0021702a" officeooo:paragraph-rsid="004dde58" style:font-size-asian="10pt" style:font-weight-asian="bold" style:font-size-complex="10pt" style:font-weight-complex="bold"/>
    </style:style>
    <style:style style:name="P52" style:family="paragraph" style:parent-style-name="Standard">
      <style:paragraph-properties fo:line-height="115%" fo:text-align="start" style:justify-single-word="false"/>
      <style:text-properties fo:font-variant="normal" fo:text-transform="none" fo:color="#252525" style:font-name="Liberation Serif" fo:font-size="10pt" fo:letter-spacing="normal" fo:font-style="normal" style:text-underline-style="none" fo:font-weight="bold" officeooo:rsid="0020ce72" officeooo:paragraph-rsid="004dde58" style:font-size-asian="10pt" style:font-weight-asian="bold" style:font-size-complex="10pt" style:font-weight-complex="bold"/>
    </style:style>
    <style:style style:name="P53" style:family="paragraph" style:parent-style-name="Standard">
      <style:paragraph-properties fo:line-height="115%" fo:text-align="start" style:justify-single-word="false"/>
      <style:text-properties fo:font-variant="normal" fo:text-transform="none" fo:color="#252525" style:font-name="Liberation Serif" fo:font-size="10pt" fo:letter-spacing="normal" fo:font-style="normal" style:text-underline-style="none" fo:font-weight="bold" officeooo:rsid="0021702a" officeooo:paragraph-rsid="004dde58" style:font-size-asian="10pt" style:font-weight-asian="bold" style:font-size-complex="10pt" style:font-weight-complex="bold"/>
    </style:style>
    <style:style style:name="P54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monospace" fo:font-size="10.5pt" fo:letter-spacing="normal" fo:font-style="normal" style:text-underline-style="none" fo:font-weight="normal" officeooo:rsid="0021702a" officeooo:paragraph-rsid="004dde58" style:font-size-asian="10pt" style:font-weight-asian="bold" style:font-size-complex="10pt" style:font-weight-complex="bold"/>
    </style:style>
    <style:style style:name="P55" style:family="paragraph" style:parent-style-name="Standard">
      <style:paragraph-properties fo:line-height="115%"/>
      <style:text-properties officeooo:paragraph-rsid="004dde58"/>
    </style:style>
    <style:style style:name="P56" style:family="paragraph" style:parent-style-name="Standard">
      <style:paragraph-properties fo:line-height="115%"/>
      <style:text-properties officeooo:paragraph-rsid="005d091e"/>
    </style:style>
    <style:style style:name="P57" style:family="paragraph" style:parent-style-name="Standard">
      <style:paragraph-properties fo:line-height="115%"/>
      <style:text-properties officeooo:paragraph-rsid="0063b73f"/>
    </style:style>
    <style:style style:name="P58" style:family="paragraph" style:parent-style-name="Standard">
      <style:paragraph-properties fo:line-height="115%"/>
      <style:text-properties officeooo:paragraph-rsid="006f475f"/>
    </style:style>
    <style:style style:name="P59" style:family="paragraph" style:parent-style-name="Standard">
      <style:paragraph-properties fo:line-height="115%"/>
      <style:text-properties officeooo:paragraph-rsid="00707a0d"/>
    </style:style>
    <style:style style:name="P60" style:family="paragraph" style:parent-style-name="Standard">
      <style:paragraph-properties fo:line-height="115%" fo:text-align="start" style:justify-single-word="false"/>
      <style:text-properties officeooo:paragraph-rsid="0073e730"/>
    </style:style>
    <style:style style:name="P61" style:family="paragraph" style:parent-style-name="Standard">
      <style:paragraph-properties fo:line-height="115%"/>
      <style:text-properties officeooo:paragraph-rsid="00792f1f"/>
    </style:style>
    <style:style style:name="P62" style:family="paragraph" style:parent-style-name="Standard">
      <style:paragraph-properties fo:text-align="center" style:justify-single-word="false"/>
      <style:text-properties officeooo:rsid="0028dccc" officeooo:paragraph-rsid="004dde58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0.5pt" officeooo:paragraph-rsid="004dde58" style:font-size-asian="10.5pt" style:font-size-complex="10.5pt"/>
    </style:style>
    <style:style style:name="P64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65" style:family="paragraph" style:parent-style-name="Standard">
      <style:paragraph-properties fo:text-align="center" style:justify-single-word="false"/>
      <style:text-properties fo:font-size="10pt" officeooo:paragraph-rsid="005ed3e3"/>
    </style:style>
    <style:style style:name="P66" style:family="paragraph" style:parent-style-name="Standard">
      <style:paragraph-properties fo:text-align="center" style:justify-single-word="false"/>
      <style:text-properties fo:font-size="10pt" officeooo:paragraph-rsid="0060a2a1"/>
    </style:style>
    <style:style style:name="P67" style:family="paragraph" style:parent-style-name="Standard">
      <style:paragraph-properties fo:text-align="center" style:justify-single-word="false"/>
      <style:text-properties fo:font-size="10pt" officeooo:paragraph-rsid="00628d63"/>
    </style:style>
    <style:style style:name="P68" style:family="paragraph" style:parent-style-name="Standard">
      <style:paragraph-properties fo:text-align="center" style:justify-single-word="false"/>
      <style:text-properties fo:font-size="10pt" officeooo:paragraph-rsid="0066c500"/>
    </style:style>
    <style:style style:name="P69" style:family="paragraph" style:parent-style-name="Standard">
      <style:paragraph-properties fo:text-align="center" style:justify-single-word="false"/>
      <style:text-properties fo:font-size="10pt" officeooo:paragraph-rsid="007191b7"/>
    </style:style>
    <style:style style:name="P70" style:family="paragraph" style:parent-style-name="Standard">
      <style:paragraph-properties fo:text-align="center" style:justify-single-word="false"/>
      <style:text-properties fo:font-size="10pt" officeooo:rsid="007191b7" officeooo:paragraph-rsid="007191b7"/>
    </style:style>
    <style:style style:name="P71" style:family="paragraph" style:parent-style-name="Standard">
      <style:paragraph-properties fo:text-align="start" style:justify-single-word="false"/>
      <style:text-properties fo:font-size="10.5pt" officeooo:rsid="0021702a" officeooo:paragraph-rsid="00350b45" style:font-size-asian="10.5pt" style:font-size-complex="10.5pt"/>
    </style:style>
    <style:style style:name="P72" style:family="paragraph" style:parent-style-name="Standard">
      <style:paragraph-properties fo:text-align="start" style:justify-single-word="false"/>
      <style:text-properties fo:font-size="10.5pt" officeooo:rsid="0021702a" officeooo:paragraph-rsid="004dde58" style:font-size-asian="10.5pt" style:font-size-complex="10.5pt"/>
    </style:style>
    <style:style style:name="P73" style:family="paragraph" style:parent-style-name="Standard">
      <style:paragraph-properties fo:text-align="start" style:justify-single-word="false"/>
      <style:text-properties fo:font-size="10.5pt" officeooo:rsid="0022fd75" officeooo:paragraph-rsid="004dde58" style:font-size-asian="10.5pt" style:font-size-complex="10.5pt"/>
    </style:style>
    <style:style style:name="P74" style:family="paragraph" style:parent-style-name="Standard">
      <style:paragraph-properties fo:text-align="start" style:justify-single-word="false"/>
      <style:text-properties fo:font-size="10.5pt" officeooo:rsid="003b0f9c" officeooo:paragraph-rsid="004dde58" style:font-size-asian="10.5pt" style:font-size-complex="10.5pt"/>
    </style:style>
    <style:style style:name="P75" style:family="paragraph" style:parent-style-name="Standard">
      <style:text-properties fo:font-size="10.5pt" officeooo:paragraph-rsid="004dde58" style:font-size-asian="10.5pt" style:font-size-complex="10.5pt"/>
    </style:style>
    <style:style style:name="P76" style:family="paragraph" style:parent-style-name="Standard">
      <style:text-properties fo:font-size="10.5pt" officeooo:rsid="004af0ad" officeooo:paragraph-rsid="004e61fe" style:font-size-asian="10.5pt" style:font-size-complex="10.5pt"/>
    </style:style>
    <style:style style:name="P77" style:family="paragraph" style:parent-style-name="Standard">
      <style:text-properties fo:font-size="10.5pt" officeooo:rsid="004aecc4" officeooo:paragraph-rsid="004e61fe" style:font-size-asian="10.5pt" style:font-size-complex="10.5pt"/>
    </style:style>
    <style:style style:name="P78" style:family="paragraph" style:parent-style-name="Standard">
      <style:text-properties fo:font-size="10.5pt" officeooo:rsid="004aecc4" officeooo:paragraph-rsid="0060a2a1" style:font-size-asian="10.5pt" style:font-size-complex="10.5pt"/>
    </style:style>
    <style:style style:name="P79" style:family="paragraph" style:parent-style-name="Standard">
      <style:text-properties fo:font-size="10.5pt" officeooo:paragraph-rsid="004e61fe" style:font-size-asian="10.5pt" style:font-size-complex="10.5pt"/>
    </style:style>
    <style:style style:name="P80" style:family="paragraph" style:parent-style-name="Standard">
      <style:text-properties fo:font-size="10.5pt" officeooo:paragraph-rsid="0060a2a1" style:font-size-asian="10.5pt" style:font-size-complex="10.5pt"/>
    </style:style>
    <style:style style:name="P81" style:family="paragraph" style:parent-style-name="Standard">
      <style:text-properties fo:font-size="10.5pt" officeooo:paragraph-rsid="0068b98f" style:font-size-asian="10.5pt" style:font-size-complex="10.5pt"/>
    </style:style>
    <style:style style:name="P82" style:family="paragraph" style:parent-style-name="Standard">
      <style:paragraph-properties fo:text-align="start" style:justify-single-word="false"/>
      <style:text-properties fo:font-size="10.5pt" officeooo:rsid="0060a2a1" officeooo:paragraph-rsid="0068b98f" style:font-size-asian="10.5pt" style:font-size-complex="10.5pt"/>
    </style:style>
    <style:style style:name="P83" style:family="paragraph" style:parent-style-name="Standard">
      <style:paragraph-properties fo:text-align="start" style:justify-single-word="false"/>
      <style:text-properties fo:font-size="10.5pt" officeooo:rsid="0060a2a1" officeooo:paragraph-rsid="006c89b3" style:font-size-asian="10.5pt" style:font-size-complex="10.5pt"/>
    </style:style>
    <style:style style:name="P84" style:family="paragraph" style:parent-style-name="Standard">
      <style:paragraph-properties fo:text-align="start" style:justify-single-word="false"/>
      <style:text-properties fo:font-size="10.5pt" officeooo:rsid="0060a2a1" officeooo:paragraph-rsid="007cacfd" style:font-size-asian="10.5pt" style:font-size-complex="10.5pt"/>
    </style:style>
    <style:style style:name="P85" style:family="paragraph" style:parent-style-name="Standard">
      <style:paragraph-properties fo:text-align="start" style:justify-single-word="false"/>
      <style:text-properties fo:font-size="10.5pt" officeooo:rsid="0068b98f" officeooo:paragraph-rsid="0068b98f" style:font-size-asian="10.5pt" style:font-size-complex="10.5pt"/>
    </style:style>
    <style:style style:name="P86" style:family="paragraph" style:parent-style-name="Standard">
      <style:text-properties fo:font-size="10.5pt" officeooo:paragraph-rsid="006a9c3a" style:font-size-asian="10.5pt" style:font-size-complex="10.5pt"/>
    </style:style>
    <style:style style:name="P87" style:family="paragraph" style:parent-style-name="Standard">
      <style:text-properties fo:font-size="10.5pt" officeooo:paragraph-rsid="006b4995" style:font-size-asian="10.5pt" style:font-size-complex="10.5pt"/>
    </style:style>
    <style:style style:name="P88" style:family="paragraph" style:parent-style-name="Standard">
      <style:text-properties fo:font-size="10.5pt" officeooo:rsid="007191b7" officeooo:paragraph-rsid="007191b7" style:font-size-asian="10.5pt" style:font-size-complex="10.5pt"/>
    </style:style>
    <style:style style:name="P89" style:family="paragraph" style:parent-style-name="Standard">
      <style:paragraph-properties fo:text-align="center" style:justify-single-word="false"/>
      <style:text-properties officeooo:paragraph-rsid="004dde58"/>
    </style:style>
    <style:style style:name="P90" style:family="paragraph" style:parent-style-name="Standard">
      <style:paragraph-properties fo:text-align="center" style:justify-single-word="false">
        <style:tab-stops>
          <style:tab-stop style:position="0.3126in"/>
        </style:tab-stops>
      </style:paragraph-properties>
      <style:text-properties officeooo:paragraph-rsid="004dde58"/>
    </style:style>
    <style:style style:name="P91" style:family="paragraph" style:parent-style-name="Standard">
      <style:paragraph-properties fo:text-align="center" style:justify-single-word="false"/>
      <style:text-properties officeooo:paragraph-rsid="004e61fe"/>
    </style:style>
    <style:style style:name="P92" style:family="paragraph" style:parent-style-name="Standard">
      <style:paragraph-properties fo:text-align="center" style:justify-single-word="false"/>
      <style:text-properties officeooo:paragraph-rsid="004e8230"/>
    </style:style>
    <style:style style:name="P93" style:family="paragraph" style:parent-style-name="Standard">
      <style:paragraph-properties fo:text-align="center" style:justify-single-word="false"/>
      <style:text-properties officeooo:paragraph-rsid="0050c065"/>
    </style:style>
    <style:style style:name="P94" style:family="paragraph" style:parent-style-name="Standard">
      <style:paragraph-properties fo:text-align="center" style:justify-single-word="false"/>
      <style:text-properties officeooo:paragraph-rsid="0060a2a1"/>
    </style:style>
    <style:style style:name="P95" style:family="paragraph" style:parent-style-name="Standard">
      <style:paragraph-properties fo:text-align="center" style:justify-single-word="false"/>
      <style:text-properties officeooo:paragraph-rsid="0068b98f"/>
    </style:style>
    <style:style style:name="P96" style:family="paragraph" style:parent-style-name="Standard">
      <style:paragraph-properties fo:text-align="center" style:justify-single-word="false"/>
      <style:text-properties officeooo:paragraph-rsid="006a9c3a"/>
    </style:style>
    <style:style style:name="P97" style:family="paragraph" style:parent-style-name="Standard">
      <style:paragraph-properties fo:text-align="center" style:justify-single-word="false"/>
      <style:text-properties officeooo:paragraph-rsid="006b4995"/>
    </style:style>
    <style:style style:name="P98" style:family="paragraph" style:parent-style-name="Standard">
      <style:paragraph-properties fo:text-align="center" style:justify-single-word="false"/>
      <style:text-properties officeooo:paragraph-rsid="006c2dd6"/>
    </style:style>
    <style:style style:name="P99" style:family="paragraph" style:parent-style-name="Standard">
      <style:paragraph-properties fo:text-align="center" style:justify-single-word="false"/>
      <style:text-properties officeooo:paragraph-rsid="006f475f"/>
    </style:style>
    <style:style style:name="P100" style:family="paragraph" style:parent-style-name="Standard">
      <style:paragraph-properties fo:text-align="center" style:justify-single-word="false"/>
      <style:text-properties officeooo:paragraph-rsid="007191b7"/>
    </style:style>
    <style:style style:name="P101" style:family="paragraph" style:parent-style-name="Standard">
      <style:paragraph-properties fo:text-align="center" style:justify-single-word="false"/>
      <style:text-properties officeooo:paragraph-rsid="007cacfd"/>
    </style:style>
    <style:style style:name="P102" style:family="paragraph" style:parent-style-name="Standard">
      <style:paragraph-properties fo:text-align="center" style:justify-single-word="false"/>
      <style:text-properties officeooo:rsid="002bfb27" officeooo:paragraph-rsid="004dde58"/>
    </style:style>
    <style:style style:name="P103" style:family="paragraph" style:parent-style-name="Standard">
      <style:paragraph-properties fo:line-height="150%"/>
      <style:text-properties officeooo:paragraph-rsid="004dde58"/>
    </style:style>
    <style:style style:name="P104" style:family="paragraph" style:parent-style-name="Standard">
      <style:paragraph-properties fo:text-align="center" style:justify-single-word="false"/>
      <style:text-properties officeooo:rsid="003dc94b" officeooo:paragraph-rsid="004dde58"/>
    </style:style>
    <style:style style:name="P105" style:family="paragraph" style:parent-style-name="Standard">
      <style:text-properties officeooo:rsid="003dc94b" officeooo:paragraph-rsid="004dde58"/>
    </style:style>
    <style:style style:name="P106" style:family="paragraph" style:parent-style-name="Standard">
      <style:paragraph-properties fo:text-align="center" style:justify-single-word="false"/>
      <style:text-properties officeooo:rsid="0048204a" officeooo:paragraph-rsid="004dde58"/>
    </style:style>
    <style:style style:name="P107" style:family="paragraph" style:parent-style-name="Standard">
      <style:paragraph-properties fo:text-align="center" style:justify-single-word="false"/>
      <style:text-properties officeooo:rsid="004aecc4" officeooo:paragraph-rsid="004dde58"/>
    </style:style>
    <style:style style:name="P108" style:family="paragraph" style:parent-style-name="Standard">
      <style:paragraph-properties fo:text-align="center" style:justify-single-word="false"/>
      <style:text-properties officeooo:rsid="004aecc4" officeooo:paragraph-rsid="0060a2a1"/>
    </style:style>
    <style:style style:name="P109" style:family="paragraph" style:parent-style-name="Standard">
      <style:text-properties officeooo:rsid="004aecc4" officeooo:paragraph-rsid="004dde58"/>
    </style:style>
    <style:style style:name="P110" style:family="paragraph" style:parent-style-name="Standard">
      <style:text-properties officeooo:rsid="004af0ad" officeooo:paragraph-rsid="004dde58"/>
    </style:style>
    <style:style style:name="P111" style:family="paragraph" style:parent-style-name="Standard">
      <style:text-properties officeooo:paragraph-rsid="004dde58"/>
    </style:style>
    <style:style style:name="P112" style:family="paragraph" style:parent-style-name="Standard">
      <style:text-properties officeooo:paragraph-rsid="004e8230"/>
    </style:style>
    <style:style style:name="P113" style:family="paragraph" style:parent-style-name="Standard">
      <style:text-properties officeooo:paragraph-rsid="005b83d5"/>
    </style:style>
    <style:style style:name="P114" style:family="paragraph" style:parent-style-name="Standard">
      <style:text-properties officeooo:paragraph-rsid="0060a2a1"/>
    </style:style>
    <style:style style:name="P115" style:family="paragraph" style:parent-style-name="Standard">
      <style:paragraph-properties fo:line-height="115%"/>
      <style:text-properties officeooo:rsid="0068b98f" officeooo:paragraph-rsid="006b4995"/>
    </style:style>
    <style:style style:name="P116" style:family="paragraph" style:parent-style-name="Standard">
      <style:text-properties officeooo:rsid="0068b98f" officeooo:paragraph-rsid="007e9eb3"/>
    </style:style>
    <style:style style:name="P117" style:family="paragraph" style:parent-style-name="Standard">
      <style:text-properties officeooo:paragraph-rsid="006a9c3a"/>
    </style:style>
    <style:style style:name="P118" style:family="paragraph" style:parent-style-name="Standard">
      <style:text-properties officeooo:paragraph-rsid="007e9eb3"/>
    </style:style>
    <style:style style:name="P119" style:family="paragraph" style:parent-style-name="Standard">
      <style:paragraph-properties fo:margin-left="0in" fo:margin-right="0.6252in" fo:text-align="start" style:justify-single-word="false" fo:text-indent="0in" style:auto-text-indent="false"/>
      <style:text-properties fo:font-size="10.5pt" officeooo:rsid="0021702a" officeooo:paragraph-rsid="004dde58" style:font-size-asian="10.5pt" style:font-size-complex="10.5pt"/>
    </style:style>
    <style:style style:name="P120" style:family="paragraph" style:parent-style-name="Text_20_body">
      <style:text-properties officeooo:rsid="00414bf8" officeooo:paragraph-rsid="004dde58"/>
    </style:style>
    <style:style style:name="P121" style:family="paragraph" style:parent-style-name="Standard">
      <style:text-properties officeooo:paragraph-rsid="004dde58"/>
    </style:style>
    <style:style style:name="P122" style:family="paragraph" style:parent-style-name="Standard">
      <style:text-properties officeooo:paragraph-rsid="007ff1fc"/>
    </style:style>
    <style:style style:name="P123" style:family="paragraph" style:parent-style-name="Standard">
      <style:paragraph-properties fo:text-align="center" style:justify-single-word="false"/>
      <style:text-properties officeooo:paragraph-rsid="004dde58"/>
    </style:style>
    <style:style style:name="P124" style:family="paragraph" style:parent-style-name="Standard">
      <style:paragraph-properties fo:text-align="center" style:justify-single-word="false"/>
      <style:text-properties officeooo:paragraph-rsid="0060a2a1"/>
    </style:style>
    <style:style style:name="P125" style:family="paragraph" style:parent-style-name="Standard">
      <style:paragraph-properties fo:text-align="center" style:justify-single-word="false"/>
      <style:text-properties officeooo:paragraph-rsid="007191b7"/>
    </style:style>
    <style:style style:name="P126" style:family="paragraph" style:parent-style-name="Standard">
      <style:paragraph-properties fo:text-align="center" style:justify-single-word="false"/>
      <style:text-properties officeooo:paragraph-rsid="006c2dd6"/>
    </style:style>
    <style:style style:name="P127" style:family="paragraph" style:parent-style-name="Standard">
      <style:paragraph-properties fo:text-align="center" style:justify-single-word="false"/>
      <style:text-properties officeooo:paragraph-rsid="006a9c3a"/>
    </style:style>
    <style:style style:name="P128" style:family="paragraph" style:parent-style-name="Standard">
      <style:text-properties fo:font-size="10.5pt" officeooo:paragraph-rsid="0060a2a1" style:font-size-asian="10.5pt" style:font-size-complex="10.5pt"/>
    </style:style>
    <style:style style:name="P129" style:family="paragraph" style:parent-style-name="Standard">
      <style:text-properties fo:font-size="10.5pt" officeooo:rsid="004aecc4" officeooo:paragraph-rsid="0060a2a1" style:font-size-asian="10.5pt" style:font-size-complex="10.5pt"/>
    </style:style>
    <style:style style:name="P130" style:family="paragraph" style:parent-style-name="Standard">
      <style:text-properties fo:font-size="10.5pt" officeooo:rsid="007191b7" officeooo:paragraph-rsid="007191b7" style:font-size-asian="10.5pt" style:font-size-complex="10.5pt"/>
    </style:style>
    <style:style style:name="P131" style:family="paragraph" style:parent-style-name="Standard">
      <style:text-properties fo:font-size="10.5pt" officeooo:paragraph-rsid="006a9c3a" style:font-size-asian="10.5pt" style:font-size-complex="10.5pt"/>
    </style:style>
    <style:style style:name="P132" style:family="paragraph" style:parent-style-name="Standard">
      <style:text-properties fo:font-size="10.5pt" officeooo:paragraph-rsid="006b4995" style:font-size-asian="10.5pt" style:font-size-complex="10.5pt"/>
    </style:style>
    <style:style style:name="P133" style:family="paragraph" style:parent-style-name="Standard">
      <style:text-properties fo:font-size="10.5pt" officeooo:paragraph-rsid="0068b98f" style:font-size-asian="10.5pt" style:font-size-complex="10.5pt"/>
    </style:style>
    <style:style style:name="P134" style:family="paragraph" style:parent-style-name="Standard">
      <style:paragraph-properties fo:text-align="center" style:justify-single-word="false"/>
      <style:text-properties officeooo:rsid="004aecc4" officeooo:paragraph-rsid="0060a2a1"/>
    </style:style>
    <style:style style:name="P135" style:family="paragraph" style:parent-style-name="Standard">
      <style:text-properties officeooo:paragraph-rsid="00758668"/>
    </style:style>
    <style:style style:name="P136" style:family="paragraph" style:parent-style-name="Table_20_Contents">
      <style:text-properties fo:font-size="10.5pt" officeooo:rsid="004dde58" officeooo:paragraph-rsid="004dde58" style:font-size-asian="10.5pt" style:font-size-complex="10.5pt"/>
    </style:style>
    <style:style style:name="P137" style:family="paragraph" style:parent-style-name="Table_20_Contents">
      <style:text-properties fo:font-size="10.5pt" officeooo:rsid="007191b7" officeooo:paragraph-rsid="007191b7" style:font-size-asian="10.5pt" style:font-size-complex="10.5pt"/>
    </style:style>
    <style:style style:name="P138" style:family="paragraph" style:parent-style-name="Table_20_Contents">
      <style:text-properties fo:font-size="10.5pt" officeooo:rsid="006a9c3a" officeooo:paragraph-rsid="006a9c3a" style:font-size-asian="10.5pt" style:font-size-complex="10.5pt"/>
    </style:style>
    <style:style style:name="P139" style:family="paragraph" style:parent-style-name="Table_20_Contents">
      <style:text-properties fo:font-size="10.5pt" officeooo:rsid="006b4995" officeooo:paragraph-rsid="006b4995" style:font-size-asian="10.5pt" style:font-size-complex="10.5pt"/>
    </style:style>
    <style:style style:name="P140" style:family="paragraph" style:parent-style-name="Table_20_Contents">
      <style:text-properties fo:font-size="10.5pt" officeooo:rsid="0068b98f" officeooo:paragraph-rsid="0068b98f" style:font-size-asian="10.5pt" style:font-size-complex="10.5pt"/>
    </style:style>
    <style:style style:name="P141" style:family="paragraph" style:parent-style-name="Table_20_Contents">
      <style:text-properties style:font-name="Liberation Serif" fo:font-size="10.5pt" fo:font-weight="normal" officeooo:rsid="0060a2a1" officeooo:paragraph-rsid="0060a2a1" style:font-size-asian="10.5pt" style:font-weight-asian="normal" style:font-size-complex="10.5pt" style:font-weight-complex="normal"/>
    </style:style>
    <style:style style:name="P142" style:family="paragraph" style:parent-style-name="Table_20_Contents">
      <style:text-properties fo:font-variant="normal" fo:text-transform="none" fo:color="#252525" style:font-name="Liberation Serif" fo:font-size="10.5pt" fo:letter-spacing="normal" fo:font-style="normal" fo:font-weight="normal" officeooo:rsid="0060a2a1" officeooo:paragraph-rsid="0060a2a1" style:font-size-asian="10.5pt" style:font-weight-asian="normal" style:font-size-complex="10.5pt" style:font-weight-complex="normal"/>
    </style:style>
    <style:style style:name="P143" style:family="paragraph" style:parent-style-name="Heading_20_1">
      <style:paragraph-properties fo:line-height="115%" fo:text-align="center" style:justify-single-word="false"/>
      <style:text-properties officeooo:paragraph-rsid="00628d63"/>
    </style:style>
    <style:style style:name="P144" style:family="paragraph" style:parent-style-name="Heading_20_1">
      <style:paragraph-properties fo:line-height="115%" fo:text-align="start" style:justify-single-word="false"/>
      <style:text-properties officeooo:paragraph-rsid="002df8aa"/>
    </style:style>
    <style:style style:name="P145" style:family="paragraph" style:parent-style-name="Heading_20_4">
      <style:text-properties officeooo:rsid="0028dccc"/>
    </style:style>
    <style:style style:name="P146" style:family="paragraph" style:parent-style-name="Heading_20_4">
      <style:paragraph-properties fo:line-height="115%" fo:text-align="start" style:justify-single-word="false"/>
      <style:text-properties officeooo:rsid="0028dccc" officeooo:paragraph-rsid="003a6d3b"/>
    </style:style>
    <style:style style:name="P147" style:family="paragraph" style:parent-style-name="Heading_20_4">
      <style:text-properties officeooo:rsid="0027736a"/>
    </style:style>
    <style:style style:name="P148" style:family="paragraph" style:parent-style-name="Heading_20_4">
      <style:text-properties officeooo:paragraph-rsid="004dde58"/>
    </style:style>
    <style:style style:name="P149" style:family="paragraph" style:parent-style-name="Heading_20_4">
      <style:text-properties officeooo:rsid="004af0ad" officeooo:paragraph-rsid="004dde58"/>
    </style:style>
    <style:style style:name="P150" style:family="paragraph" style:parent-style-name="Heading_20_2">
      <style:text-properties officeooo:paragraph-rsid="006e2f31"/>
    </style:style>
    <style:style style:name="P151" style:family="paragraph" style:parent-style-name="Heading_20_2">
      <style:text-properties officeooo:rsid="0066c500"/>
    </style:style>
    <style:style style:name="P152" style:family="paragraph" style:parent-style-name="Heading_20_3">
      <style:paragraph-properties fo:line-height="115%"/>
    </style:style>
    <style:style style:name="P153" style:family="paragraph" style:parent-style-name="Heading_20_3">
      <style:paragraph-properties fo:line-height="115%"/>
      <style:text-properties officeooo:rsid="0028dccc" officeooo:paragraph-rsid="0028dccc"/>
    </style:style>
    <style:style style:name="P154" style:family="paragraph" style:parent-style-name="Heading_20_3">
      <style:text-properties officeooo:paragraph-rsid="003b0f9c"/>
    </style:style>
    <style:style style:name="P155" style:family="paragraph" style:parent-style-name="Heading_20_3">
      <style:text-properties officeooo:rsid="004464c8" officeooo:paragraph-rsid="004dde58"/>
    </style:style>
    <style:style style:name="P156" style:family="paragraph" style:parent-style-name="Heading_20_3">
      <style:text-properties officeooo:rsid="00414bf8" officeooo:paragraph-rsid="00414bf8"/>
    </style:style>
    <style:style style:name="P157" style:family="paragraph" style:parent-style-name="Heading_20_3">
      <style:text-properties officeooo:paragraph-rsid="00731375"/>
    </style:style>
    <style:style style:name="P158" style:family="paragraph" style:parent-style-name="Heading_20_3">
      <style:paragraph-properties fo:line-height="100%"/>
      <style:text-properties officeooo:paragraph-rsid="004dde58"/>
    </style:style>
    <style:style style:name="P159" style:family="paragraph" style:parent-style-name="Heading_20_3">
      <style:text-properties officeooo:paragraph-rsid="004dde58"/>
    </style:style>
    <style:style style:name="P160" style:family="paragraph" style:parent-style-name="Heading_20_3">
      <style:text-properties officeooo:paragraph-rsid="004e8230"/>
    </style:style>
    <style:style style:name="P161" style:family="paragraph" style:parent-style-name="Heading_20_3">
      <style:text-properties officeooo:paragraph-rsid="005ed3e3"/>
    </style:style>
    <style:style style:name="P162" style:family="paragraph" style:parent-style-name="Heading_20_3">
      <style:text-properties officeooo:paragraph-rsid="006e2f31"/>
    </style:style>
    <style:style style:name="P163" style:family="paragraph" style:parent-style-name="Heading_20_3">
      <style:text-properties officeooo:paragraph-rsid="006f21ac"/>
    </style:style>
    <style:style style:name="P164" style:family="paragraph" style:parent-style-name="Heading_20_3">
      <style:text-properties officeooo:paragraph-rsid="0071d8c6"/>
    </style:style>
    <style:style style:name="P165" style:family="paragraph" style:parent-style-name="Heading_20_3">
      <style:text-properties officeooo:rsid="007cacfd"/>
    </style:style>
    <style:style style:name="P166" style:family="paragraph" style:parent-style-name="Heading_20_3">
      <style:text-properties officeooo:rsid="004c7a30" officeooo:paragraph-rsid="005b83d5"/>
    </style:style>
    <style:style style:name="P167" style:family="paragraph" style:parent-style-name="Heading_20_3">
      <style:text-properties officeooo:paragraph-rsid="007ff1fc"/>
    </style:style>
    <style:style style:name="P168" style:family="paragraph" style:parent-style-name="Heading_20_3" style:master-page-name="">
      <style:paragraph-properties style:page-number="auto" fo:break-before="auto" fo:break-after="auto"/>
      <style:text-properties officeooo:paragraph-rsid="003b0f9c"/>
    </style:style>
    <style:style style:name="P169" style:family="paragraph" style:parent-style-name="Heading_20_3" style:master-page-name="">
      <style:paragraph-properties fo:margin-left="0in" fo:margin-right="-0.1252in" fo:margin-top="0.0799in" fo:margin-bottom="0.0598in" style:contextual-spacing="false" fo:line-height="115%" fo:keep-together="always" fo:text-indent="0in" style:auto-text-indent="false" style:page-number="auto" fo:keep-with-next="auto"/>
      <style:text-properties officeooo:paragraph-rsid="004dde58"/>
    </style:style>
    <style:style style:name="P170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57a4b9"/>
    </style:style>
    <style:style style:name="T2" style:family="text">
      <style:text-properties officeooo:rsid="0062b979"/>
    </style:style>
    <style:style style:name="T3" style:family="text">
      <style:text-properties fo:font-variant="normal" fo:text-transform="none" fo:color="#252525" style:font-name="Liberation Serif" fo:font-size="10pt" fo:letter-spacing="normal" fo:font-style="normal" style:text-underline-style="none" fo:font-weight="bold" officeooo:rsid="0021702a" style:font-size-asian="10pt" style:font-weight-asian="bold" style:font-size-complex="10pt" style:font-weight-complex="bold"/>
    </style:style>
    <style:style style:name="T4" style:family="text">
      <style:text-properties fo:font-variant="normal" fo:text-transform="none" fo:color="#252525" style:font-name="Liberation Serif" fo:font-size="10pt" fo:letter-spacing="normal" fo:font-style="normal" style:text-underline-style="none" fo:font-weight="bold" officeooo:rsid="0020ce72" style:font-size-asian="10pt" style:font-weight-asian="bold" style:font-size-complex="10pt" style:font-weight-complex="bold"/>
    </style:style>
    <style:style style:name="T5" style:family="text">
      <style:text-properties fo:font-variant="normal" fo:text-transform="none" fo:color="#252525" style:font-name="Liberation Serif" fo:font-size="10.5pt" fo:letter-spacing="normal" fo:font-style="normal" fo:font-weight="normal" officeooo:rsid="004aecc4" style:font-size-asian="10.5pt" style:font-weight-asian="normal" style:font-size-complex="10.5pt" style:font-weight-complex="normal"/>
    </style:style>
    <style:style style:name="T6" style:family="text">
      <style:text-properties fo:font-variant="normal" fo:text-transform="none" fo:color="#252525" style:font-name="Liberation Serif" fo:font-size="10.5pt" fo:letter-spacing="normal" fo:font-style="normal" fo:font-weight="normal" officeooo:rsid="005d091e" style:font-size-asian="10.5pt" style:font-weight-asian="normal" style:font-size-complex="10.5pt" style:font-weight-complex="normal"/>
    </style:style>
    <style:style style:name="T7" style:family="text">
      <style:text-properties fo:font-variant="normal" fo:text-transform="none" fo:color="#252525" fo:letter-spacing="normal" fo:font-style="normal"/>
    </style:style>
    <style:style style:name="T8" style:family="text">
      <style:text-properties fo:font-variant="normal" fo:text-transform="none" fo:color="#252525" fo:letter-spacing="normal" fo:font-style="normal" officeooo:rsid="004aecc4"/>
    </style:style>
    <style:style style:name="T9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10" style:family="text">
      <style:text-properties fo:font-variant="normal" fo:text-transform="none" fo:color="#000000" fo:letter-spacing="normal" fo:font-style="normal" fo:font-weight="normal"/>
    </style:style>
    <style:style style:name="T11" style:family="text">
      <style:text-properties fo:font-variant="normal" fo:text-transform="none" fo:color="#000000" fo:letter-spacing="normal" fo:font-style="normal" fo:font-weight="normal" officeooo:rsid="003dc94b"/>
    </style:style>
    <style:style style:name="T12" style:family="text">
      <style:text-properties fo:font-variant="normal" fo:text-transform="none" fo:color="#000000" fo:letter-spacing="normal" fo:font-style="normal" fo:font-weight="normal" officeooo:rsid="004af0ad"/>
    </style:style>
    <style:style style:name="T13" style:family="text">
      <style:text-properties fo:font-variant="normal" fo:text-transform="none" fo:color="#000000" style:font-name="Liberation Serif" fo:font-size="10.5pt" fo:letter-spacing="normal" fo:font-style="normal" fo:font-weight="normal" officeooo:rsid="00414bf8" style:font-size-asian="10.5pt" style:font-size-complex="10.5pt"/>
    </style:style>
    <style:style style:name="T14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15" style:family="text">
      <style:text-properties fo:font-variant="normal" fo:text-transform="none" fo:color="#000000" style:font-name="Liberation Serif" fo:letter-spacing="normal" fo:font-style="normal" fo:font-weight="normal" officeooo:rsid="004af0ad"/>
    </style:style>
    <style:style style:name="T16" style:family="text">
      <style:text-properties fo:font-size="10pt" style:text-underline-style="none" fo:font-weight="bold" officeooo:rsid="0020ce72" style:font-size-asian="10pt" style:font-weight-asian="bold" style:font-size-complex="10pt" style:font-weight-complex="bold"/>
    </style:style>
    <style:style style:name="T17" style:family="text">
      <style:text-properties fo:color="#000000" style:font-name="monospace" fo:font-weight="normal"/>
    </style:style>
    <style:style style:name="T18" style:family="text">
      <style:text-properties officeooo:rsid="0025acec"/>
    </style:style>
    <style:style style:name="T19" style:family="text">
      <style:text-properties officeooo:rsid="0028dccc"/>
    </style:style>
    <style:style style:name="T20" style:family="text">
      <style:text-properties style:font-name="Liberation Serif1"/>
    </style:style>
    <style:style style:name="T21" style:family="text">
      <style:text-properties style:font-name="Liberation Serif1" fo:font-size="10.5pt" officeooo:rsid="0028dccc" style:font-size-asian="10.5pt" style:font-size-complex="10.5pt"/>
    </style:style>
    <style:style style:name="T22" style:family="text">
      <style:text-properties style:font-name="Liberation Serif1" officeooo:rsid="0028dccc"/>
    </style:style>
    <style:style style:name="T23" style:family="text">
      <style:text-properties style:font-name="Liberation Serif"/>
    </style:style>
    <style:style style:name="T24" style:family="text">
      <style:text-properties style:font-name="Liberation Serif" fo:font-size="10.5pt" style:font-size-asian="10.5pt" style:font-size-complex="10.5pt"/>
    </style:style>
    <style:style style:name="T25" style:family="text">
      <style:text-properties style:font-name="Liberation Serif" fo:font-size="10.5pt" officeooo:rsid="00414bf8" style:font-size-asian="10.5pt" style:font-size-complex="10.5pt"/>
    </style:style>
    <style:style style:name="T26" style:family="text">
      <style:text-properties style:font-name="Liberation Serif" fo:font-size="10.5pt" officeooo:rsid="005d091e" style:font-size-asian="10.5pt" style:font-size-complex="10.5pt"/>
    </style:style>
    <style:style style:name="T27" style:family="text">
      <style:text-properties style:font-name="Liberation Serif" officeooo:rsid="004af0ad"/>
    </style:style>
    <style:style style:name="T28" style:family="text">
      <style:text-properties style:text-underline-style="none" fo:font-weight="bold" officeooo:rsid="001ed5d7" style:font-weight-asian="bold" style:font-weight-complex="bold"/>
    </style:style>
    <style:style style:name="T29" style:family="text">
      <style:text-properties officeooo:rsid="003dc94b"/>
    </style:style>
    <style:style style:name="T30" style:family="text">
      <style:text-properties officeooo:rsid="004af0ad"/>
    </style:style>
    <style:style style:name="T31" style:family="text">
      <style:text-properties officeooo:rsid="004b612a"/>
    </style:style>
    <style:style style:name="T32" style:family="text">
      <style:text-properties officeooo:rsid="004e61fe"/>
    </style:style>
    <style:style style:name="T33" style:family="text">
      <style:text-properties officeooo:rsid="0068b98f"/>
    </style:style>
    <style:style style:name="T34" style:family="text">
      <style:text-properties officeooo:rsid="0069f42c"/>
    </style:style>
    <style:style style:name="T35" style:family="text">
      <style:text-properties officeooo:rsid="006b4995"/>
    </style:style>
    <style:style style:name="T36" style:family="text">
      <style:text-properties officeooo:rsid="006c2dd6"/>
    </style:style>
    <style:style style:name="T37" style:family="text">
      <style:text-properties officeooo:rsid="006e2f31"/>
    </style:style>
    <style:style style:name="T38" style:family="text">
      <style:text-properties officeooo:rsid="006f21ac"/>
    </style:style>
    <style:style style:name="T39" style:family="text">
      <style:text-properties officeooo:rsid="004c7a30"/>
    </style:style>
    <style:style style:name="T40" style:family="text">
      <style:text-properties officeooo:rsid="007ff1fc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3" text:outline-level="1">Formelsammlung Physik</text:h>
      <text:h text:style-name="P144" text:outline-level="1">Kinematik</text:h>
      <text:h text:style-name="Heading_20_3" text:outline-level="3">Geradlinige Bewegung</text:h>
      <text:h text:style-name="P146" text:outline-level="4">Gleichförmig</text:h>
      <text:p text:style-name="P60"><text:span text:style-name="T16"><draw:g text:anchor-type="as-char" svg:y="-0.2311in" draw:z-index="233" draw:style-name="gr1"><svg:title>TexMaths</svg:title><svg:desc>12§display§v = \frac{\Delta x}{\Delta t} §svg§600§FALSE§</svg:desc><draw:polygon draw:style-name="gr2" draw:text-style-name="P170" svg:width="0.5614in" svg:height="0.3402in" svg:x="0in" svg:y="0.0051in" svg:viewBox="0 0 1427 865" draw:points="713,865 0,865 0,0 1427,0 1427,865"><text:p/></draw:polygon><draw:path draw:style-name="gr3" draw:text-style-name="P170" svg:width="0.0728in" svg:height="0.0752in" svg:x="0.0047in" svg:y="0.1579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ath draw:style-name="gr3" draw:text-style-name="P170" svg:width="0.1106in" svg:height="0.039in" svg:x="0.1417in" svg:y="0.1701in" svg:viewBox="0 0 282 100" svg:d="M268 17c6 0 14 0 14-9 0-8-8-8-14-8h-254c-6 0-14 0-14 8 0 9 8 9 14 9zM268 100c6 0 14 0 14-9 0-8-8-8-14-8h-254c-6 0-14 0-14 8 0 9 8 9 14 9z"><text:p/></draw:path><draw:path draw:style-name="gr3" draw:text-style-name="P170" svg:width="0.1224in" svg:height="0.1193in" svg:x="0.3354in" svg:y="0in" svg:viewBox="0 0 312 304" svg:d="M167 7c-3-5-4-7-11-7s-8 2-11 7l-143 289c-2 3-2 3-2 4 0 4 2 4 10 4h294c6 0 8 0 8-4 0-1 0-1-1-4zM143 42l114 230h-228z"><text:p/></draw:path><draw:path draw:style-name="gr3" draw:text-style-name="P170" svg:width="0.0827in" svg:height="0.0752in" svg:x="0.4713in" svg:y="0.0457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4-4-4-5-4-3 0-5 2-6 4-13 46-42 56-56 56-17 0-23-14-23-28 0-10 2-18 7-37z"><text:p/></draw:path><draw:polygon draw:style-name="gr3" draw:text-style-name="P170" svg:width="0.2335in" svg:height="0.0067in" svg:x="0.328in" svg:y="0.1866in" svg:viewBox="0 0 594 18" draw:points="296,18 0,18 0,0 594,0 594,18"><text:p/></draw:polygon><draw:path draw:style-name="gr3" draw:text-style-name="P170" svg:width="0.1224in" svg:height="0.1193in" svg:x="0.3531in" svg:y="0.226in" svg:viewBox="0 0 312 304" svg:d="M167 7c-3-5-4-7-11-7s-8 2-11 7l-143 289c-2 3-2 3-2 4 0 4 2 4 10 4h294c6 0 8 0 8-4 0-1 0-1-1-4zM143 42l114 230h-228z"><text:p/></draw:path><draw:path draw:style-name="gr3" draw:text-style-name="P170" svg:width="0.0512in" svg:height="0.1059in" svg:x="0.4878in" svg:y="0.2409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/draw:g></text:span><text:span text:style-name="T16"><text:tab/> <text:tab/></text:span><text:span text:style-name="T16"><draw:g text:anchor-type="as-char" svg:y="-0.2311in" draw:z-index="232" draw:style-name="gr1"><svg:title>TexMaths</svg:title><svg:desc>12§display§a = \frac{\Delta v}{\Delta t}§svg§600§FALSE§</svg:desc><draw:polygon draw:style-name="gr2" draw:text-style-name="P170" svg:width="0.5535in" svg:height="0.3402in" svg:x="0in" svg:y="0.0051in" svg:viewBox="0 0 1407 865" draw:points="704,865 0,865 0,0 1407,0 1407,865"><text:p/></draw:polygon><draw:path draw:style-name="gr3" draw:text-style-name="P170" svg:width="0.076in" svg:height="0.0752in" svg:x="0.0067in" svg:y="0.1579in" svg:viewBox="0 0 194 192" svg:d="M142 28c-9-16-21-28-40-28-49 0-102 62-102 125 0 40 23 67 56 67 9 0 30-1 56-31 3 18 18 31 38 31 16 0 25-9 31-23 7-15 13-42 13-42 0-4-3-4-4-4-5 0-5 2-6 8-8 28-16 52-33 52-12 0-13-11-13-20s1-12 6-31c5-18 5-21 10-38l14-59c4-12 4-13 4-15 0-7-5-12-12-12-11 0-17 10-18 20zM114 137c-2 8-2 8-8 16-20 24-36 30-48 30-22 0-28-23-28-40 0-20 13-73 24-93 13-25 31-40 49-40 28 0 34 34 34 37 0 2-1 5-3 7z"><text:p/></draw:path><draw:path draw:style-name="gr3" draw:text-style-name="P170" svg:width="0.1106in" svg:height="0.039in" svg:x="0.1433in" svg:y="0.1701in" svg:viewBox="0 0 282 100" svg:d="M268 17c6 0 14 0 14-9 0-8-8-8-14-8h-254c-6 0-14 0-14 8 0 9 8 9 14 9zM268 100c6 0 14 0 14-9 0-8-8-8-14-8h-254c-6 0-14 0-14 8 0 9 8 9 14 9z"><text:p/></draw:path><draw:path draw:style-name="gr3" draw:text-style-name="P170" svg:width="0.1224in" svg:height="0.1193in" svg:x="0.3366in" svg:y="0in" svg:viewBox="0 0 312 304" svg:d="M167 7c-3-5-4-7-11-7s-8 2-11 7l-143 289c-2 3-2 3-2 4 0 4 2 4 10 4h294c6 0 8 0 8-4 0-1 0-1-1-4zM143 42l114 230h-228z"><text:p/></draw:path><draw:path draw:style-name="gr3" draw:text-style-name="P170" svg:width="0.0728in" svg:height="0.0752in" svg:x="0.4724in" svg:y="0.0457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olygon draw:style-name="gr3" draw:text-style-name="P170" svg:width="0.2248in" svg:height="0.0067in" svg:x="0.3291in" svg:y="0.1866in" svg:viewBox="0 0 572 18" draw:points="286,18 0,18 0,0 572,0 572,18"><text:p/></draw:polygon><draw:path draw:style-name="gr3" draw:text-style-name="P170" svg:width="0.1224in" svg:height="0.1193in" svg:x="0.35in" svg:y="0.226in" svg:viewBox="0 0 312 304" svg:d="M167 7c-3-5-4-7-11-7s-8 2-11 7l-143 289c-2 3-2 3-2 4 0 4 2 4 10 4h294c6 0 8 0 8-4 0-1 0-1-1-4zM143 42l114 230h-228z"><text:p/></draw:path><draw:path draw:style-name="gr3" draw:text-style-name="P170" svg:width="0.0512in" svg:height="0.1059in" svg:x="0.4846in" svg:y="0.2409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/draw:g></text:span><text:span text:style-name="T16"><text:tab/> </text:span><text:span text:style-name="T28"><draw:g text:anchor-type="as-char" svg:y="-0.1252in" draw:z-index="231" draw:style-name="gr1"><svg:title>TexMaths</svg:title><svg:desc>12§display§a (t)= \dot{v}(t) = \ddot{x}§svg§600§FALSE§</svg:desc><draw:polygon draw:style-name="gr2" draw:text-style-name="P170" svg:width="1.0898in" svg:height="0.1657in" svg:x="0in" svg:y="0in" svg:viewBox="0 0 2769 422" draw:points="1384,422 0,422 0,0 2769,0 2769,422"><text:p/></draw:polygon><draw:path draw:style-name="gr3" draw:text-style-name="P170" svg:width="0.076in" svg:height="0.0752in" svg:x="0.0067in" svg:y="0.0508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70" svg:width="0.039in" svg:height="0.1657in" svg:x="0.1043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70" svg:width="0.0512in" svg:height="0.1059in" svg:x="0.1563in" svg:y="0.0201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70" svg:width="0.039in" svg:height="0.1657in" svg:x="0.2217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70" svg:width="0.1106in" svg:height="0.039in" svg:x="0.3319in" svg:y="0.063in" svg:viewBox="0 0 282 100" svg:d="M267 17c6 0 15 0 15-9 0-8-9-8-15-8h-253c-6 0-14 0-14 8 0 9 8 9 14 9zM267 100c6 0 15 0 15-9 0-8-9-8-15-8h-253c-6 0-14 0-14 8 0 9 8 9 14 9z"><text:p/></draw:path><draw:path draw:style-name="gr3" draw:text-style-name="P170" svg:width="0.0181in" svg:height="0.0177in" svg:x="0.537in" svg:y="0.013in" svg:viewBox="0 0 47 46" svg:d="M47 23c0-12-11-23-24-23-15 0-23 12-23 23 0 12 10 23 23 23 14 0 24-12 24-23z"><text:p/></draw:path><draw:path draw:style-name="gr3" draw:text-style-name="P170" svg:width="0.0728in" svg:height="0.0752in" svg:x="0.5031in" svg:y="0.0508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70" svg:width="0.039in" svg:height="0.1657in" svg:x="0.6008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70" svg:width="0.0512in" svg:height="0.1059in" svg:x="0.6528in" svg:y="0.0201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70" svg:width="0.039in" svg:height="0.1657in" svg:x="0.7185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70" svg:width="0.1106in" svg:height="0.039in" svg:x="0.8287in" svg:y="0.063in" svg:viewBox="0 0 282 100" svg:d="M267 17c6 0 15 0 15-9 0-8-9-8-15-8h-253c-6 0-14 0-14 8 0 9 8 9 14 9zM267 100c6 0 15 0 15-9 0-8-9-8-15-8h-253c-6 0-14 0-14 8 0 9 8 9 14 9z"><text:p/></draw:path><draw:path draw:style-name="gr3" draw:text-style-name="P170" svg:width="0.0488in" svg:height="0.0165in" svg:x="1.0224in" svg:y="0.013in" svg:viewBox="0 0 125 43" svg:d="M42 22c0-11-8-22-20-22s-22 10-22 22 10 21 22 21 20-11 20-21zM125 22c0-12-10-22-22-22s-21 11-21 22c0 10 9 21 21 21s22-9 22-21z"><text:p/></draw:path><draw:path draw:style-name="gr3" draw:text-style-name="P170" svg:width="0.0827in" svg:height="0.0752in" svg:x="0.9996in" svg:y="0.0508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/draw:g></text:span><text:span text:style-name="T28"><text:tab/></text:span><text:span text:style-name="T28"><draw:g text:anchor-type="as-char" svg:y="-0.1252in" draw:z-index="234" draw:style-name="gr1"><svg:title>TexMaths</svg:title><svg:desc>12§display§x(t) = v \cdot t§svg§600§FALSE§</svg:desc><draw:polygon draw:style-name="gr2" draw:text-style-name="P170" svg:width="0.7713in" svg:height="0.1657in" svg:x="0in" svg:y="0in" svg:viewBox="0 0 1960 422" draw:points="980,422 0,422 0,0 1960,0 1960,422"><text:p/></draw:polygon><draw:path draw:style-name="gr3" draw:text-style-name="P170" svg:width="0.0827in" svg:height="0.0752in" svg:x="0.0047in" svg:y="0.0508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70" svg:width="0.039in" svg:height="0.1657in" svg:x="0.1114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70" svg:width="0.0512in" svg:height="0.1059in" svg:x="0.1634in" svg:y="0.0201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70" svg:width="0.039in" svg:height="0.1657in" svg:x="0.2287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70" svg:width="0.1106in" svg:height="0.039in" svg:x="0.339in" svg:y="0.063in" svg:viewBox="0 0 282 100" svg:d="M268 17c6 0 14 0 14-9 0-8-8-8-14-8h-254c-6 0-14 0-14 8 0 9 8 9 14 9zM268 100c6 0 14 0 14-9 0-8-8-8-14-8h-254c-6 0-14 0-14 8 0 9 8 9 14 9z"><text:p/></draw:path><draw:path draw:style-name="gr3" draw:text-style-name="P170" svg:width="0.0728in" svg:height="0.0752in" svg:x="0.5102in" svg:y="0.0508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70" svg:width="0.0177in" svg:height="0.0177in" svg:x="0.6429in" svg:y="0.074in" svg:viewBox="0 0 46 46" svg:d="M46 23c0-12-10-23-23-23-12 0-23 11-23 23 0 13 11 23 23 23 13 0 23-10 23-23z"><text:p/></draw:path><draw:path draw:style-name="gr3" draw:text-style-name="P170" svg:width="0.0512in" svg:height="0.1059in" svg:x="0.7157in" svg:y="0.0201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/draw:g></text:span><text:span text:style-name="T28"> <text:tab/></text:span></text:p>
      <text:h text:style-name="Heading_20_4" text:outline-level="4">Gleichmäßig beschleunigt</text:h>
      <text:p text:style-name="P52"><draw:frame draw:style-name="fr1" draw:name="Frame1" text:anchor-type="paragraph" svg:x="4.352in" svg:y="0.4646in" svg:width="3.1484in" draw:z-index="0"><draw:text-box fo:min-height="1.261in"><table:table table:name="Table1" table:style-name="Table1"><table:table-column table:style-name="Table1.A"/><table:table-column table:style-name="Table1.B"/><table:table-column table:style-name="Table1.C"/><table:table-row><table:table-cell table:style-name="Table1.A1" office:value-type="string"><text:p text:style-name="P89"><draw:g text:anchor-type="as-char" svg:y="-0.1181in" draw:z-index="172" draw:style-name="gr1"><svg:title>TexMaths</svg:title><svg:desc>12§display§b§svg§600§FALSE§</svg:desc><draw:polygon draw:style-name="gr2" draw:text-style-name="P170" svg:width="0.0713in" svg:height="0.1157in" svg:x="0in" svg:y="0in" svg:viewBox="0 0 182 295" draw:points="91,295 0,295 0,0 182,0 182,295"><text:p/></draw:polygon><draw:path draw:style-name="gr3" draw:text-style-name="P170" svg:width="0.061in" svg:height="0.1177in" svg:x="0.0079in" svg:y="0in" svg:viewBox="0 0 156 300" svg:d="M81 5c0 0 0-5-6-5-9 0-40 4-51 5-4 0-8 0-8 8 0 5 4 5 10 5 21 0 22 2 22 7 0 3-5 17-6 27l-35 138c-6 21-7 28-7 43 0 41 23 67 54 67 50 0 102-64 102-125 0-39-22-68-57-68-19 0-37 12-49 26zM42 165c2-8 2-9 6-14 20-28 39-34 51-34 15 0 27 12 27 40 0 25-15 73-22 90-14 28-33 44-50 44-14 0-29-12-29-44 0-7 0-16 7-42z"><text:p/></draw:path></draw:g></text:p></table:table-cell><table:table-cell table:style-name="Table1.A1" office:value-type="string"><text:p text:style-name="P27">Bogenlänge </text:p></table:table-cell><table:table-cell table:style-name="Table1.C1" office:value-type="string"><text:p text:style-name="P63"><draw:g text:anchor-type="as-char" svg:y="-0.1252in" draw:z-index="129" draw:style-name="gr1"><svg:title>TexMaths</svg:title><svg:desc>12§display§\left [ b \right ] = \mathrm{m}§svg§600§FALSE§</svg:desc><draw:polygon draw:style-name="gr2" draw:text-style-name="P170" svg:width="0.5236in" svg:height="0.1657in" svg:x="0in" svg:y="0.0004in" svg:viewBox="0 0 1331 422" draw:points="665,422 0,422 0,0 1331,0 1331,422"><text:p/></draw:polygon><draw:polygon draw:style-name="gr3" draw:text-style-name="P170" svg:width="0.0228in" svg:height="0.1657in" svg:x="0.0193in" svg:y="0.0004in" svg:viewBox="0 0 59 422" draw:points="59,422 59,406 17,406 17,17 59,17 59,0 0,0 0,422"><text:p/></draw:polygon><draw:path draw:style-name="gr3" draw:text-style-name="P170" svg:width="0.061in" svg:height="0.1173in" svg:x="0.0539in" svg:y="0.0094in" svg:viewBox="0 0 156 299" svg:d="M82 5c0 0 0-5-6-5-10 0-41 4-52 5-4 0-8 0-8 8 0 5 4 5 10 5 21 0 22 2 22 7 0 3-5 17-6 27l-35 138c-6 20-7 27-7 42 0 40 23 67 54 67 50 0 102-64 102-125 0-38-22-67-56-67-20 0-38 12-50 25zM42 164c2-8 2-9 6-14 20-28 40-34 52-34 14 0 26 12 26 40 0 25-14 73-22 90-14 28-33 43-50 43-14 0-29-12-29-43 0-7 0-16 7-42z"><text:p/></draw:path><draw:polygon draw:style-name="gr3" draw:text-style-name="P170" svg:width="0.0228in" svg:height="0.1657in" svg:x="0.1209in" svg:y="0.0004in" svg:viewBox="0 0 59 422" draw:points="59,0 0,0 0,17 42,17 42,406 0,406 0,422 59,422"><text:p/></draw:polygon><draw:path draw:style-name="gr3" draw:text-style-name="P170" svg:width="0.1106in" svg:height="0.039in" svg:x="0.2189in" svg:y="0.0634in" svg:viewBox="0 0 282 100" svg:d="M268 17c6 0 14 0 14-9 0-8-8-8-14-8h-254c-6 0-14 0-14 8 0 9 8 9 14 9zM268 100c6 0 14 0 14-9 0-8-8-8-14-8h-254c-6 0-14 0-14 8 0 9 8 9 14 9z"><text:p/></draw:path><draw:path draw:style-name="gr3" draw:text-style-name="P170" svg:width="0.1295in" svg:height="0.0732in" svg:x="0.3902in" svg:y="0.0508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1.A2" office:value-type="string"><text:p text:style-name="P90"><draw:g text:anchor-type="as-char" svg:y="-0.0756in" draw:z-index="171" draw:style-name="gr1"><svg:title>TexMaths</svg:title><svg:desc>12§display§r§svg§600§FALSE§</svg:desc><draw:polygon draw:style-name="gr2" draw:text-style-name="P170" svg:width="0.0791in" svg:height="0.0713in" svg:x="0in" svg:y="0.002in" svg:viewBox="0 0 202 182" draw:points="102,182 0,182 0,0 202,0 202,182"><text:p/></draw:polygon><draw:path draw:style-name="gr3" draw:text-style-name="P170" svg:width="0.0673in" svg:height="0.0752in" svg:x="0.0047in" svg:y="0in" svg:viewBox="0 0 172 192" svg:d="M25 162c-1 7-3 16-3 19 0 7 6 11 12 11 4 0 13-4 15-12 1-2 16-59 17-67 3-14 11-44 14-56 1-4 13-25 23-34 4-3 16-13 35-13 11 0 17 4 18 4-13 3-23 12-23 23 0 7 5 16 17 16 11 0 22-10 22-25s-13-28-34-28c-28 0-47 20-55 32-3-19-18-32-39-32-19 0-27 17-31 24-7 14-13 39-13 41 0 4 5 4 5 4 5 0 5 0 7-9 7-30 16-50 31-50 7 0 13 3 13 19 0 8-1 13-7 36z"><text:p/></draw:path></draw:g></text:p></table:table-cell><table:table-cell table:style-name="Table1.A2" office:value-type="string"><text:p text:style-name="P4">Kreisradius </text:p></table:table-cell><table:table-cell table:style-name="Table1.C2" office:value-type="string"><text:p text:style-name="P119"><draw:g text:anchor-type="as-char" svg:y="-0.1252in" draw:z-index="128" draw:style-name="gr1"><svg:title>TexMaths</svg:title><svg:desc>12§display§\left [ r \right ] = \mathrm{m}§svg§600§FALSE§</svg:desc><draw:polygon draw:style-name="gr2" draw:text-style-name="P170" svg:width="0.5311in" svg:height="0.1657in" svg:x="0in" svg:y="0.0004in" svg:viewBox="0 0 1350 422" draw:points="675,422 0,422 0,0 1350,0 1350,422"><text:p/></draw:polygon><draw:polygon draw:style-name="gr3" draw:text-style-name="P170" svg:width="0.0228in" svg:height="0.1657in" svg:x="0.0193in" svg:y="0.0004in" svg:viewBox="0 0 59 422" draw:points="59,422 59,406 17,406 17,17 59,17 59,0 0,0 0,422"><text:p/></draw:polygon><draw:path draw:style-name="gr3" draw:text-style-name="P170" svg:width="0.0677in" svg:height="0.0752in" svg:x="0.0508in" svg:y="0.0508in" svg:viewBox="0 0 173 192" svg:d="M25 162c-1 7-3 17-3 19 0 7 6 11 12 11 4 0 13-4 15-12 1-1 16-59 17-67 4-13 11-43 14-55 2-5 14-26 23-35 4-3 16-13 35-13 11 0 17 4 18 4-13 3-23 12-23 23 0 7 5 16 17 16 11 0 23-10 23-25s-14-28-35-28c-28 0-47 20-55 32-3-19-18-32-39-32-19 0-27 17-31 24-7 14-13 40-13 41 0 5 5 5 5 5 5 0 5 0 7-10 7-30 16-50 31-50 7 0 13 3 13 19 0 8-1 13-7 36z"><text:p/></draw:path><draw:polygon draw:style-name="gr3" draw:text-style-name="P170" svg:width="0.0228in" svg:height="0.1657in" svg:x="0.1295in" svg:y="0.0004in" svg:viewBox="0 0 59 422" draw:points="59,0 0,0 0,17 42,17 42,406 0,406 0,422 59,422"><text:p/></draw:polygon><draw:path draw:style-name="gr3" draw:text-style-name="P170" svg:width="0.1106in" svg:height="0.039in" svg:x="0.2272in" svg:y="0.0634in" svg:viewBox="0 0 282 100" svg:d="M267 17c6 0 15 0 15-9 0-8-9-8-15-8h-253c-6 0-14 0-14 8 0 9 8 9 14 9zM267 100c6 0 15 0 15-9 0-8-9-8-15-8h-253c-6 0-14 0-14 8 0 9 8 9 14 9z"><text:p/></draw:path><draw:path draw:style-name="gr3" draw:text-style-name="P170" svg:width="0.1295in" svg:height="0.0732in" svg:x="0.398in" svg:y="0.0508in" svg:viewBox="0 0 330 187" svg:d="M34 42v113c0 19-5 19-34 19v13c14 0 36-1 48-1 11 0 32 1 47 1v-13c-28 0-33 0-33-19v-78c0-43 30-67 57-67s32 22 32 46v99c0 19-5 19-33 19v13c14 0 35-1 47-1 11 0 33 1 47 1v-13c-27 0-32 0-32-19v-78c0-43 30-67 57-67s32 22 32 46v99c0 19-5 19-34 19v13c14 0 36-1 48-1 11 0 32 1 47 1v-13c-22 0-33 0-33-12v-82c0-36 0-49-13-64-6-8-20-16-44-16-36 0-54 25-61 42-6-37-38-42-57-42-31 0-50 18-62 44v-44l-60 5v13c30 0 34 2 34 24z"><text:p/></draw:path></draw:g></text:p></table:table-cell></table:table-row><table:table-row><table:table-cell table:style-name="Table1.A2" office:value-type="string"><text:p text:style-name="P89"><draw:g text:anchor-type="as-char" svg:y="-0.0756in" draw:z-index="170" draw:style-name="gr1"><svg:title>TexMaths</svg:title><svg:desc>12§display§\varphi§svg§600§FALSE§</svg:desc><draw:polygon draw:style-name="gr2" draw:text-style-name="P170" svg:width="0.1087in" svg:height="0.1043in" svg:x="0in" svg:y="0.002in" svg:viewBox="0 0 277 266" draw:points="138,266 0,266 0,0 277,0 277,266"><text:p/></draw:polygon><draw:path draw:style-name="gr3" draw:text-style-name="P170" svg:width="0.0945in" svg:height="0.1102in" svg:x="0.0087in" svg:y="0in" svg:viewBox="0 0 241 281" svg:d="M50 260c-1 6-1 6-1 9 0 9 7 12 12 12 3 0 11-2 16-11 1-4 3-18 14-78 4 1 7 1 14 1 71 0 136-68 136-134 0-34-17-59-48-59-62 0-88 82-113 165-45-8-69-33-69-63 0-12 9-59 36-88 2-3 2-4 2-6 0-1 0-3-5-3-12 0-44 61-44 102 0 40 28 71 73 82zM109 167c-4 0-4 0-7 0-5 0-6 0-6-1s7-40 8-46c13-55 47-96 84-96 30 0 41 24 41 43 0 49-54 100-120 100z"><text:p/></draw:path></draw:g></text:p></table:table-cell><table:table-cell table:style-name="Table1.A2" office:value-type="string"><text:p text:style-name="P4">Winkel </text:p></table:table-cell><table:table-cell table:style-name="Table1.C2" office:value-type="string"><text:p text:style-name="P72"><draw:g text:anchor-type="as-char" svg:y="-0.1252in" draw:z-index="117" draw:style-name="gr1"><svg:title>TexMaths</svg:title><svg:desc>12§display§\left [ \varphi \right ] = \mathrm{rad}§svg§600§FALSE§</svg:desc><draw:polygon draw:style-name="gr2" draw:text-style-name="P170" svg:width="0.6626in" svg:height="0.1657in" svg:x="0in" svg:y="0.0004in" svg:viewBox="0 0 1684 422" draw:points="842,422 0,422 0,0 1684,0 1684,422"><text:p/></draw:polygon><draw:polygon draw:style-name="gr3" draw:text-style-name="P170" svg:width="0.0228in" svg:height="0.1657in" svg:x="0.0193in" svg:y="0.0004in" svg:viewBox="0 0 59 422" draw:points="59,422 59,406 17,406 17,17 59,17 59,0 0,0 0,422"><text:p/></draw:polygon><draw:path draw:style-name="gr3" draw:text-style-name="P170" svg:width="0.0945in" svg:height="0.1098in" svg:x="0.0543in" svg:y="0.0508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olygon draw:style-name="gr3" draw:text-style-name="P170" svg:width="0.0228in" svg:height="0.1657in" svg:x="0.1583in" svg:y="0.0004in" svg:viewBox="0 0 59 422" draw:points="59,0 0,0 0,17 42,17 42,406 0,406 0,422 59,422"><text:p/></draw:polygon><draw:path draw:style-name="gr3" draw:text-style-name="P170" svg:width="0.1106in" svg:height="0.039in" svg:x="0.2559in" svg:y="0.0634in" svg:viewBox="0 0 282 100" svg:d="M268 17c6 0 14 0 14-9 0-8-8-8-14-8h-254c-6 0-14 0-14 8 0 9 8 9 14 9zM268 100c6 0 14 0 14-9 0-8-8-8-14-8h-254c-6 0-14 0-14 8 0 9 8 9 14 9z"><text:p/></draw:path><draw:path draw:style-name="gr3" draw:text-style-name="P170" svg:width="0.0559in" svg:height="0.0732in" svg:x="0.4272in" svg:y="0.0508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70" svg:width="0.0752in" svg:height="0.076in" svg:x="0.4941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70" svg:width="0.0819in" svg:height="0.1173in" svg:x="0.576in" svg:y="0.0094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1.A2" office:value-type="string"><text:p text:style-name="P89"><draw:g text:anchor-type="as-char" svg:y="-0.0728in" draw:z-index="161" draw:style-name="gr1"><svg:title>TexMaths</svg:title><svg:desc>12§display§a_\mathrm{z}§svg§600§FALSE§</svg:desc><draw:polygon draw:style-name="gr2" draw:text-style-name="P170" svg:width="0.1469in" svg:height="0.0969in" svg:x="0in" svg:y="0.002in" svg:viewBox="0 0 374 247" draw:points="187,247 0,247 0,0 374,0 374,247"><text:p/></draw:polygon><draw:path draw:style-name="gr3" draw:text-style-name="P170" svg:width="0.076in" svg:height="0.0756in" svg:x="0.0067in" svg:y="0in" svg:viewBox="0 0 194 193" svg:d="M141 28c-8-16-20-28-39-28-49 0-102 63-102 125 0 40 23 68 56 68 9 0 30-2 55-32 4 18 18 32 39 32 15 0 25-10 31-23 7-16 13-42 13-42 0-5-4-5-5-5-5 0-5 2-6 8-7 28-15 52-32 52-12 0-13-11-13-19 0-10 1-12 6-32 5-18 5-21 9-38l15-59c3-12 3-13 3-15 0-7-5-12-12-12-10 0-16 10-18 20zM114 137c-3 9-3 9-9 16-19 24-36 30-48 30-21 0-27-23-27-40 0-20 13-73 24-92 13-26 31-41 49-41 28 0 34 35 34 37s-2 5-3 7z"><text:p/></draw:path><draw:path draw:style-name="gr3" draw:text-style-name="P170" svg:width="0.048in" svg:height="0.0504in" svg:x="0.0921in" svg:y="0.0484in" svg:viewBox="0 0 123 129" svg:d="M120 11c2-4 2-4 2-6 0-5-3-5-8-5h-106l-3 49h9c3-31 10-41 43-41h35l-90 110c-2 2-2 4-2 6 0 5 2 5 8 5h109l6-58h-10c-3 35-9 48-46 48h-37z"><text:p/></draw:path></draw:g></text:p></table:table-cell><table:table-cell table:style-name="Table1.A2" office:value-type="string"><text:p text:style-name="P5">Zentripetalbeschleunigung </text:p></table:table-cell><table:table-cell table:style-name="Table1.C2" office:value-type="string"><text:p text:style-name="P73"><draw:g text:anchor-type="as-char" svg:y="-0.1866in" draw:z-index="130" draw:style-name="gr1"><svg:title>TexMaths</svg:title><svg:desc>12§display§\left [ a_\mathrm{z} \right ] = \mathrm{\frac{m}{s^2}}§svg§600§FALSE§</svg:desc><draw:polygon draw:style-name="gr2" draw:text-style-name="P170" svg:width="0.6287in" svg:height="0.298in" svg:x="0in" svg:y="0.002in" svg:viewBox="0 0 1598 758" draw:points="799,758 0,758 0,0 1598,0 1598,758"><text:p/></draw:polygon><draw:polygon draw:style-name="gr3" draw:text-style-name="P170" svg:width="0.0228in" svg:height="0.1661in" svg:x="0.0193in" svg:y="0.061in" svg:viewBox="0 0 59 423" draw:points="59,423 59,406 17,406 17,17 59,17 59,0 0,0 0,423"><text:p/></draw:polygon><draw:path draw:style-name="gr3" draw:text-style-name="P170" svg:width="0.076in" svg:height="0.0752in" svg:x="0.0528in" svg:y="0.1138in" svg:viewBox="0 0 194 192" svg:d="M142 28c-9-16-21-28-40-28-49 0-102 62-102 125 0 40 23 67 56 67 9 0 30-1 56-31 3 18 18 31 38 31 16 0 25-9 31-23 7-15 13-42 13-42 0-4-3-4-4-4-5 0-5 2-6 8-8 28-16 52-33 52-12 0-13-11-13-20s1-12 6-31c5-18 5-21 10-38l14-59c4-12 4-13 4-15 0-7-5-12-12-12-11 0-17 10-18 20zM114 137c-2 8-2 8-8 16-20 24-36 30-48 30-22 0-28-23-28-40 0-20 13-73 24-93 13-25 31-40 49-40 28 0 34 34 34 37 0 2-1 5-3 7z"><text:p/></draw:path><draw:path draw:style-name="gr3" draw:text-style-name="P170" svg:width="0.0484in" svg:height="0.0504in" svg:x="0.1386in" svg:y="0.1606in" svg:viewBox="0 0 124 129" svg:d="M120 11c2-4 2-4 2-6 0-5-3-5-8-5h-106l-3 49h9c3-31 10-41 44-41h34l-90 110c-2 2-2 3-2 6 0 5 2 5 8 5h110l6-58h-11c-3 35-9 48-46 48h-37z"><text:p/></draw:path><draw:polygon draw:style-name="gr3" draw:text-style-name="P170" svg:width="0.0228in" svg:height="0.1661in" svg:x="0.2051in" svg:y="0.061in" svg:viewBox="0 0 59 423" draw:points="59,0 0,0 0,17 42,17 42,406 0,406 0,423 59,423"><text:p/></draw:polygon><draw:path draw:style-name="gr3" draw:text-style-name="P170" svg:width="0.1106in" svg:height="0.039in" svg:x="0.3028in" svg:y="0.1256in" svg:viewBox="0 0 282 100" svg:d="M268 17c6 0 14 0 14-9 0-8-8-8-14-8h-254c-6 0-14 0-14 8 0 9 8 9 14 9zM268 100c6 0 14 0 14-9 0-8-8-8-14-8h-254c-6 0-14 0-14 8 0 9 8 9 14 9z"><text:p/></draw:path><draw:path draw:style-name="gr3" draw:text-style-name="P170" svg:width="0.1295in" svg:height="0.0732in" svg:x="0.4945in" svg:y="0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1c0-37 0-50-14-65-6-8-20-16-44-16-36 0-54 25-61 42-6-37-37-42-57-42-31 0-50 18-62 44v-44l-60 5v13c30 0 34 2 34 24z"><text:p/></draw:path><draw:polygon draw:style-name="gr3" draw:text-style-name="P170" svg:width="0.1398in" svg:height="0.0067in" svg:x="0.4886in" svg:y="0.1409in" svg:viewBox="0 0 356 18" draw:points="179,18 0,18 0,0 356,0 356,18"><text:p/></draw:polygon><draw:path draw:style-name="gr3" draw:text-style-name="P170" svg:width="0.0543in" svg:height="0.0764in" svg:x="0.4941in" svg:y="0.2256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70" svg:width="0.0516in" svg:height="0.0772in" svg:x="0.5614in" svg:y="0.1756in" svg:viewBox="0 0 132 197" svg:d="M132 143h-11c0 7-3 24-7 28-2 1-25 1-30 1h-54c31-28 41-36 59-49 23-18 43-36 43-65 0-36-32-58-70-58-37 0-62 26-62 53 0 15 13 17 16 17 7 0 15-5 15-16 0-5-1-16-17-16 9-21 29-27 44-27 30 0 45 23 45 47 0 26-19 47-29 57l-72 71c-2 3-2 3-2 11h122z"><text:p/></draw:path></draw:g></text:p></table:table-cell></table:table-row><table:table-row><table:table-cell table:style-name="Table1.A2" office:value-type="string"><text:p text:style-name="P89"><draw:g text:anchor-type="as-char" svg:y="-0.1138in" draw:z-index="151" draw:style-name="gr1"><svg:title>TexMaths</svg:title><svg:desc>12§display§M§svg§600§FALSE§</svg:desc><draw:polygon draw:style-name="gr2" draw:text-style-name="P170" svg:width="0.1791in" svg:height="0.113in" svg:x="0in" svg:y="0in" svg:viewBox="0 0 456 288" draw:points="228,288 0,288 0,0 456,0 456,288"><text:p/></draw:polygon><draw:path draw:style-name="gr3" draw:text-style-name="P170" svg:width="0.1665in" svg:height="0.113in" svg:x="0.0071in" svg:y="0in" svg:viewBox="0 0 424 288" svg:d="M374 32c4-15 4-19 36-19 10 0 14 0 14-8 0-5-4-5-11-5h-57c-10 0-10 0-16 8l-154 241-34-239c-1-10-2-10-13-10h-57c-9 0-14 0-14 8 0 5 5 5 14 5 4 0 13 0 18 1 6 0 9 2 9 6 0 3-1 4-2 9l-54 215c-4 17-11 30-46 31-1 0-7 0-7 9 0 3 2 4 6 4 13 0 29-1 42-1 14 0 30 1 43 1 3 0 9 0 9-8 0-5-5-5-9-5-24 0-27-8-27-18 0-3 0-6 1-10l57-230 38 262c0 5 1 9 6 9 4 0 7-4 9-7l171-268-60 243c-5 16-5 19-39 19-7 0-12 0-12 9 0 4 5 4 6 4 12 0 41-1 53-1 17 0 36 1 53 1 2 0 8 0 8-8 0-5-3-5-12-5-15 0-27 0-27-7 0-2 0-2 2-11z"><text:p/></draw:path></draw:g></text:p></table:table-cell><table:table-cell table:style-name="Table1.A2" office:value-type="string"><text:p text:style-name="P7">Drehmoment</text:p></table:table-cell><table:table-cell table:style-name="Table1.C2" office:value-type="string"><text:p text:style-name="P73"><draw:g text:anchor-type="as-char" svg:y="-0.1252in" draw:z-index="131" draw:style-name="gr1"><svg:title>TexMaths</svg:title><svg:desc>12§display§\left [ M \right ] = \mathrm{N \cdot m}§svg§600§FALSE§</svg:desc><draw:polygon draw:style-name="gr2" draw:text-style-name="P170" svg:width="0.8752in" svg:height="0.1657in" svg:x="0in" svg:y="0.0004in" svg:viewBox="0 0 2224 422" draw:points="1112,422 0,422 0,0 2224,0 2224,422"><text:p/></draw:polygon><draw:polygon draw:style-name="gr3" draw:text-style-name="P170" svg:width="0.0228in" svg:height="0.1657in" svg:x="0.0193in" svg:y="0.0004in" svg:viewBox="0 0 59 422" draw:points="59,422 59,406 17,406 17,17 59,17 59,0 0,0 0,422"><text:p/></draw:polygon><draw:path draw:style-name="gr3" draw:text-style-name="P170" svg:width="0.1665in" svg:height="0.1134in" svg:x="0.0528in" svg:y="0.0102in" svg:viewBox="0 0 424 289" svg:d="M374 32c4-15 4-19 36-19 10 0 14 0 14-8 0-5-4-5-11-5h-57c-10 0-10 0-16 8l-154 242-34-240c-1-10-2-10-13-10h-57c-9 0-14 0-14 8 0 5 5 5 14 5 4 0 13 0 18 1 6 0 9 2 9 6 0 3-1 4-2 9l-54 216c-4 17-11 30-46 31-1 0-7 0-7 8 0 4 2 5 6 5 13 0 29-1 42-1 14 0 30 1 43 1 3 0 9 0 9-8 0-5-5-5-9-5-24 0-27-8-27-18 0-4 0-6 1-11l57-230 38 263c0 4 1 9 6 9 4 0 7-5 9-7l171-269-60 244c-5 15-5 19-39 19-7 0-12 0-12 8 0 5 5 5 6 5 12 0 41-1 53-1 17 0 36 1 53 1 2 0 8 0 8-8 0-5-3-5-12-5-15 0-27 0-27-7 0-3 0-3 2-11z"><text:p/></draw:path><draw:polygon draw:style-name="gr3" draw:text-style-name="P170" svg:width="0.0228in" svg:height="0.1657in" svg:x="0.2291in" svg:y="0.0004in" svg:viewBox="0 0 59 422" draw:points="59,0 0,0 0,17 42,17 42,406 0,406 0,422 59,422"><text:p/></draw:polygon><draw:path draw:style-name="gr3" draw:text-style-name="P170" svg:width="0.1106in" svg:height="0.039in" svg:x="0.3268in" svg:y="0.0634in" svg:viewBox="0 0 282 100" svg:d="M268 17c6 0 14 0 14-9 0-8-8-8-14-8h-254c-6 0-14 0-14 8 0 9 8 9 14 9zM268 100c6 0 14 0 14-9 0-8-8-8-14-8h-254c-6 0-14 0-14 8 0 9 8 9 14 9z"><text:p/></draw:path><draw:path draw:style-name="gr3" draw:text-style-name="P170" svg:width="0.1134in" svg:height="0.1134in" svg:x="0.4984in" svg:y="0.0102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170" svg:width="0.0177in" svg:height="0.0177in" svg:x="0.6685in" svg:y="0.0744in" svg:viewBox="0 0 46 46" svg:d="M46 23c0-12-10-23-23-23-12 0-23 11-23 23 0 13 11 23 23 23 13 0 23-10 23-23z"><text:p/></draw:path><draw:path draw:style-name="gr3" draw:text-style-name="P170" svg:width="0.1295in" svg:height="0.0732in" svg:x="0.7425in" svg:y="0.0508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1.A2" office:value-type="string"><text:p text:style-name="P89"><draw:g text:anchor-type="as-char" svg:y="-0.0756in" draw:z-index="166" draw:style-name="gr1"><svg:title>TexMaths</svg:title><svg:desc>12§display§\omega§svg§600§FALSE§</svg:desc><draw:polygon draw:style-name="gr2" draw:text-style-name="P170" svg:width="0.1094in" svg:height="0.0713in" svg:x="0in" svg:y="0.002in" svg:viewBox="0 0 279 182" draw:points="140,182 0,182 0,0 279,0 279,182"><text:p/></draw:polygon><draw:path draw:style-name="gr3" draw:text-style-name="P170" svg:width="0.0988in" svg:height="0.0752in" svg:x="0.002in" svg:y="0in" svg:viewBox="0 0 252 192" svg:d="M252 30c0-19-7-30-17-30-11 0-22 10-22 20 0 4 1 9 6 12 7 8 15 18 15 36 0 17-8 41-21 61-13 18-29 33-49 33-24 0-38-16-41-39 5-10 14-38 14-50 0-5-2-10-7-10-4 0-8 2-12 8-5 8-10 36-10 51-14 21-31 40-57 40-28 0-38-25-38-49 0-53 44-97 44-103 0-5-4-9-8-9-6 0-8 6-12 10-21 31-37 81-37 121 0 29 10 60 45 60 30 0 50-21 65-45 4 25 20 45 47 45 33 0 54-26 69-58 10-20 26-78 26-104z"><text:p/></draw:path></draw:g></text:p></table:table-cell><table:table-cell table:style-name="Table1.A2" office:value-type="string"><text:p text:style-name="P5">Winkelgeschwindigkeit</text:p></table:table-cell><table:table-cell table:style-name="Table1.C2" office:value-type="string"><text:p text:style-name="P73"><draw:g text:anchor-type="as-char" svg:y="-0.1465in" draw:z-index="127" draw:style-name="gr1"><svg:title>TexMaths</svg:title><svg:desc>12§display§\left [ \omega \right ] = \mathrm{s^{-1}}§svg§600§FALSE§</svg:desc><draw:polygon draw:style-name="gr2" draw:text-style-name="P170" svg:width="0.6587in" svg:height="0.1858in" svg:x="0in" svg:y="0.0024in" svg:viewBox="0 0 1674 473" draw:points="836,473 0,473 0,0 1674,0 1674,473"><text:p/></draw:polygon><draw:polygon draw:style-name="gr3" draw:text-style-name="P170" svg:width="0.0228in" svg:height="0.1665in" svg:x="0.0193in" svg:y="0.022in" svg:viewBox="0 0 59 424" draw:points="59,424 59,407 17,407 17,17 59,17 59,0 0,0 0,424"><text:p/></draw:polygon><draw:path draw:style-name="gr3" draw:text-style-name="P170" svg:width="0.0984in" svg:height="0.0756in" svg:x="0.048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olygon draw:style-name="gr3" draw:text-style-name="P170" svg:width="0.0228in" svg:height="0.1665in" svg:x="0.1591in" svg:y="0.022in" svg:viewBox="0 0 59 424" draw:points="59,0 0,0 0,17 42,17 42,407 0,407 0,424 59,424"><text:p/></draw:polygon><draw:path draw:style-name="gr3" draw:text-style-name="P170" svg:width="0.1106in" svg:height="0.039in" svg:x="0.2571in" svg:y="0.085in" svg:viewBox="0 0 282 100" svg:d="M268 17c6 0 14 0 14-9 0-8-8-8-14-8h-254c-6 0-14 0-14 8 0 9 8 9 14 9zM268 100c6 0 14 0 14-9 0-8-8-8-14-8h-254c-6 0-14 0-14 8 0 9 8 9 14 9z"><text:p/></draw:path><draw:path draw:style-name="gr3" draw:text-style-name="P170" svg:width="0.0543in" svg:height="0.0764in" svg:x="0.4283in" svg:y="0.072in" svg:viewBox="0 0 139 195" svg:d="M74 108c10 2 45 9 45 39 0 21-15 40-48 40-36 0-52-26-59-62-1-5-2-7-6-7-6 0-6 4-6 11v56c0 8 0 10 5 10 2 0 2 0 11-8 0 0 0-2 8-10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70" svg:width="0.0783in" svg:height="0.0059in" svg:x="0.5008in" svg:y="0.0457in" svg:viewBox="0 0 200 16" svg:d="M188 16c5 0 12 0 12-8s-6-8-12-8h-176c-5 0-12 0-12 7 0 9 7 9 12 9z"><text:p/></draw:path><draw:path draw:style-name="gr3" draw:text-style-name="P170" svg:width="0.0425in" svg:height="0.0772in" svg:x="0.6047in" svg:y="0in" svg:viewBox="0 0 109 197" svg:d="M67 8c0-8 0-8-8-8-19 19-47 19-59 19v11c7 0 26 0 43-8v151c0 10 0 14-30 14h-11v10c5 0 42-1 53-1 10 0 47 1 54 1v-10h-12c-30 0-30-4-30-14z"><text:p/></draw:path></draw:g></text:p></table:table-cell></table:table-row><table:table-row><table:table-cell table:style-name="Table1.A2" office:value-type="string"><text:p text:style-name="P89"><draw:g text:anchor-type="as-char" svg:y="-0.1189in" draw:z-index="165" draw:style-name="gr1"><svg:title>TexMaths</svg:title><svg:desc>12§display§f§svg§600§FALSE§</svg:desc><draw:polygon draw:style-name="gr2" draw:text-style-name="P170" svg:width="0.0992in" svg:height="0.1472in" svg:x="0in" svg:y="0.0016in" svg:viewBox="0 0 253 375" draw:points="126,375 0,375 0,0 253,0 253,375"><text:p/></draw:polygon><draw:path draw:style-name="gr3" draw:text-style-name="P170" svg:width="0.0827in" svg:height="0.1508in" svg:x="0.0091in" svg:y="0in" svg:viewBox="0 0 211 384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10-9-16-17-16-11 0-23 10-23 27 0 18 19 28 36 28 23 0 41-25 48-40 13-28 23-78 24-82z"><text:p/></draw:path></draw:g></text:p></table:table-cell><table:table-cell table:style-name="Table1.A2" office:value-type="string"><text:p text:style-name="P5">Drehfrequenz</text:p></table:table-cell><table:table-cell table:style-name="Table1.C2" office:value-type="string"><text:p text:style-name="P73"><draw:g text:anchor-type="as-char" svg:y="-0.1252in" draw:z-index="160" draw:style-name="gr1"><svg:title>TexMaths</svg:title><svg:desc>12§display§\left [ f \right ] = \text{Hz}§svg§600§FALSE§</svg:desc><draw:polygon draw:style-name="gr2" draw:text-style-name="P170" svg:width="0.6114in" svg:height="0.1657in" svg:x="0in" svg:y="0.0004in" svg:viewBox="0 0 1554 422" draw:points="777,422 0,422 0,0 1554,0 1554,422"><text:p/></draw:polygon><draw:polygon draw:style-name="gr3" draw:text-style-name="P170" svg:width="0.0228in" svg:height="0.1657in" svg:x="0.0193in" svg:y="0.0004in" svg:viewBox="0 0 59 422" draw:points="59,422 59,406 17,406 17,17 59,17 59,0 0,0 0,422"><text:p/></draw:polygon><draw:path draw:style-name="gr3" draw:text-style-name="P170" svg:width="0.0827in" svg:height="0.1512in" svg:x="0.0547in" svg:y="0.0075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4-16 24-22 0-10-9-16-17-16-11 0-23 10-23 26 0 18 19 29 36 29 23 0 41-25 48-41 13-27 23-78 24-81z"><text:p/></draw:path><draw:polygon draw:style-name="gr3" draw:text-style-name="P170" svg:width="0.0228in" svg:height="0.1657in" svg:x="0.1488in" svg:y="0.0004in" svg:viewBox="0 0 59 422" draw:points="59,0 0,0 0,17 42,17 42,406 0,406 0,422 59,422"><text:p/></draw:polygon><draw:path draw:style-name="gr3" draw:text-style-name="P170" svg:width="0.1106in" svg:height="0.039in" svg:x="0.2469in" svg:y="0.0634in" svg:viewBox="0 0 282 100" svg:d="M268 17c6 0 14 0 14-9 0-8-8-8-14-8h-254c-6 0-14 0-14 8 0 9 8 9 14 9zM268 100c6 0 14 0 14-9 0-8-8-8-14-8h-254c-6 0-14 0-14 8 0 9 8 9 14 9z"><text:p/></draw:path><draw:path draw:style-name="gr3" draw:text-style-name="P170" svg:width="0.1134in" svg:height="0.1134in" svg:x="0.4181in" svg:y="0.0102in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<text:p/></draw:path><draw:path draw:style-name="gr3" draw:text-style-name="P170" svg:width="0.0618in" svg:height="0.0713in" svg:x="0.5421in" svg:y="0.052in" svg:viewBox="0 0 158 182" svg:d="M154 13c3-5 3-6 3-7 0-6-2-6-11-6h-135l-5 68h11c2-43 11-58 57-58h48l-118 159c-4 5-4 6-4 9 0 4 2 4 11 4h140l7-79h-10c-4 51-12 70-62 70h-50z"><text:p/></draw:path></draw:g></text:p></table:table-cell></table:table-row><table:table-row><table:table-cell table:style-name="Table1.A2" office:value-type="string"><text:p text:style-name="P89"><draw:g text:anchor-type="as-char" svg:y="-0.0756in" draw:z-index="164" draw:style-name="gr1"><svg:title>TexMaths</svg:title><svg:desc>12§display§v§svg§600§FALSE§</svg:desc><draw:polygon draw:style-name="gr2" draw:text-style-name="P170" svg:width="0.0866in" svg:height="0.0713in" svg:x="0in" svg:y="0.002in" svg:viewBox="0 0 221 182" draw:points="111,182 0,182 0,0 221,0 221,182"><text:p/></draw:polygon><draw:path draw:style-name="gr3" draw:text-style-name="P170" svg:width="0.0728in" svg:height="0.0752in" svg:x="0.0047in" svg:y="0in" svg:viewBox="0 0 186 192" svg:d="M186 30c0-23-11-30-18-30-11 0-21 11-21 20 0 6 2 9 7 14 8 8 14 19 14 34 0 17-25 114-75 114-22 0-32-14-32-36 0-24 11-55 24-90 4-7 6-13 6-21 0-19-14-35-35-35-40 0-56 61-56 65s5 4 5 4c5 0 5-1 7-7 12-43 30-52 43-52 3 0 10 0 10 13 0 11-4 21-7 30-18 49-24 68-24 86 0 47 37 53 57 53 71 0 95-140 95-162z"><text:p/></draw:path></draw:g></text:p></table:table-cell><table:table-cell table:style-name="Table1.A2" office:value-type="string"><text:p text:style-name="P5">Bahngeschwindigkeit</text:p></table:table-cell><table:table-cell table:style-name="Table1.C2" office:value-type="string"><text:p text:style-name="P73"><draw:g text:anchor-type="as-char" svg:y="-0.1866in" draw:z-index="126" draw:style-name="gr1"><svg:title>TexMaths</svg:title><svg:desc>12§display§\left [ v \right ] = \mathrm{\frac{m}{s}}§svg§600§FALSE§</svg:desc><draw:polygon draw:style-name="gr2" draw:text-style-name="P170" svg:width="0.5591in" svg:height="0.298in" svg:x="0in" svg:y="0.002in" svg:viewBox="0 0 1421 758" draw:points="710,758 0,758 0,0 1421,0 1421,758"><text:p/></draw:polygon><draw:polygon draw:style-name="gr3" draw:text-style-name="P170" svg:width="0.0228in" svg:height="0.1661in" svg:x="0.0193in" svg:y="0.061in" svg:viewBox="0 0 59 423" draw:points="59,423 59,406 17,406 17,17 59,17 59,0 0,0 0,423"><text:p/></draw:polygon><draw:path draw:style-name="gr3" draw:text-style-name="P170" svg:width="0.0728in" svg:height="0.0752in" svg:x="0.0512in" svg:y="0.1138in" svg:viewBox="0 0 186 192" svg:d="M186 30c0-23-11-30-18-30-11 0-21 11-21 20 0 6 2 9 7 14 8 8 14 19 14 34 0 17-25 115-76 115-21 0-31-15-31-36 0-24 11-56 24-91 4-7 6-13 6-21 0-19-14-35-35-35-40 0-56 61-56 65 0 5 5 5 5 5 5 0 5-2 7-8 12-43 30-52 43-52 3 0 10 0 10 13 0 11-4 21-7 30-18 49-24 68-24 86 0 47 37 53 57 53 71 0 95-140 95-162z"><text:p/></draw:path><draw:polygon draw:style-name="gr3" draw:text-style-name="P170" svg:width="0.0228in" svg:height="0.1661in" svg:x="0.1362in" svg:y="0.061in" svg:viewBox="0 0 59 423" draw:points="59,0 0,0 0,17 42,17 42,406 0,406 0,423 59,423"><text:p/></draw:polygon><draw:path draw:style-name="gr3" draw:text-style-name="P170" svg:width="0.1106in" svg:height="0.039in" svg:x="0.2346in" svg:y="0.1256in" svg:viewBox="0 0 282 100" svg:d="M268 17c6 0 14 0 14-9 0-8-8-8-14-8h-254c-6 0-14 0-14 8 0 9 8 9 14 9zM268 100c6 0 14 0 14-9 0-8-8-8-14-8h-254c-6 0-14 0-14 8 0 9 8 9 14 9z"><text:p/></draw:path><draw:path draw:style-name="gr3" draw:text-style-name="P170" svg:width="0.1295in" svg:height="0.0732in" svg:x="0.4256in" svg:y="0in" svg:viewBox="0 0 330 187" svg:d="M34 42v113c0 19-5 19-34 19v13c14 0 36-1 48-1 11 0 32 1 47 1v-13c-28 0-33 0-33-19v-78c0-43 30-67 57-67 28 0 32 22 32 46v99c0 19-4 19-33 19v13c14 0 36-1 48-1 11 0 32 1 47 1v-13c-28 0-33 0-33-19v-78c0-43 30-67 58-67 26 0 31 22 31 46v99c0 19-5 19-34 19v13c15 0 36-1 48-1 11 0 33 1 47 1v-13c-21 0-32 0-32-12v-81c0-37 0-50-13-65-6-8-21-16-45-16-36 0-54 25-61 42-6-37-37-42-56-42-32 0-51 18-63 44v-44l-60 5v13c30 0 34 2 34 24z"><text:p/></draw:path><draw:polygon draw:style-name="gr3" draw:text-style-name="P170" svg:width="0.1386in" svg:height="0.0067in" svg:x="0.4205in" svg:y="0.1409in" svg:viewBox="0 0 353 18" draw:points="177,18 0,18 0,0 353,0 353,18"><text:p/></draw:polygon><draw:path draw:style-name="gr3" draw:text-style-name="P170" svg:width="0.0543in" svg:height="0.0764in" svg:x="0.4626in" svg:y="0.2256in" svg:viewBox="0 0 139 195" svg:d="M74 108c10 1 45 9 45 39 0 21-14 39-48 39-36 0-52-25-59-61-1-5-2-7-6-7-6 0-6 3-6 11v56c0 7 0 10 5 10 2 0 2 0 11-9 0 0 0-1 8-9 18 18 37 18 47 18 49 0 68-28 68-59 0-23-13-35-18-40-14-14-30-18-48-20-24-5-53-11-53-35 0-16 11-33 48-33 47 0 49 39 50 52 1 4 5 4 5 4 6 0 6-3 6-11v-43c0-8 0-10-5-10-3 0-3 0-9 5-1 2-6 6-7 7-16-12-34-12-40-12-52 0-68 29-68 52 0 15 7 27 18 37 14 11 26 13 56 19z"><text:p/></draw:path></draw:g></text:p></table:table-cell></table:table-row><table:table-row><table:table-cell table:style-name="Table1.A2" office:value-type="string"><text:p text:style-name="P89"><draw:g text:anchor-type="as-char" svg:y="-0.1138in" draw:z-index="163" draw:style-name="gr1"><svg:title>TexMaths</svg:title><svg:desc>12§display§T§svg§600§FALSE§</svg:desc><draw:polygon draw:style-name="gr2" draw:text-style-name="P170" svg:width="0.1201in" svg:height="0.113in" svg:x="0in" svg:y="0in" svg:viewBox="0 0 306 288" draw:points="154,288 0,288 0,0 306,0 306,288"><text:p/></draw:polygon><draw:path draw:style-name="gr3" draw:text-style-name="P170" svg:width="0.113in" svg:height="0.1122in" svg:x="0.0039in" svg:y="0.002in" svg:viewBox="0 0 288 286" svg:d="M170 30c4-12 5-14 10-16 5-1 18-1 28-1 42 0 61 1 61 35 0 6-1 23-4 33 0 3-1 8-1 9 0 2 1 5 5 5 5 0 6-3 7-10l11-73c1-2 1-6 1-7 0-5-5-5-12-5h-234c-11 0-11 0-14 8l-26 75c0 1-2 7-2 8 0 2 2 4 5 4 5 0 5-2 7-9 23-66 34-73 97-73h16c12 0 12 1 12 5 0 2-1 8-1 10l-57 225c-5 15-6 20-50 20-16 0-18 0-18 8 0 5 5 5 7 5 11 0 23-1 35-1s24 0 36 0 24 0 35 0c12 0 25 1 37 1 3 0 9 0 9-8 0-5-3-5-14-5s-17 0-28-1c-12-1-15-3-15-9 0-1 0-3 1-9z"><text:p/></draw:path></draw:g></text:p></table:table-cell><table:table-cell table:style-name="Table1.A2" office:value-type="string"><text:p text:style-name="P5">Umlaufdauer</text:p></table:table-cell><table:table-cell table:style-name="Table1.C2" office:value-type="string"><text:p text:style-name="P73"><draw:g text:anchor-type="as-char" svg:y="-0.1252in" draw:z-index="125" draw:style-name="gr1"><svg:title>TexMaths</svg:title><svg:desc>12§display§\left [ T \right ] = \mathrm{s}§svg§600§FALSE§</svg:desc><draw:polygon draw:style-name="gr2" draw:text-style-name="P170" svg:width="0.4996in" svg:height="0.1657in" svg:x="0in" svg:y="0.0004in" svg:viewBox="0 0 1270 422" draw:points="635,422 0,422 0,0 1270,0 1270,422"><text:p/></draw:polygon><draw:polygon draw:style-name="gr3" draw:text-style-name="P170" svg:width="0.0228in" svg:height="0.1657in" svg:x="0.0193in" svg:y="0.0004in" svg:viewBox="0 0 59 422" draw:points="59,422 59,406 17,406 17,17 59,17 59,0 0,0 0,422"><text:p/></draw:polygon><draw:path draw:style-name="gr3" draw:text-style-name="P170" svg:width="0.113in" svg:height="0.1126in" svg:x="0.05in" svg:y="0.0122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olygon draw:style-name="gr3" draw:text-style-name="P170" svg:width="0.0228in" svg:height="0.1657in" svg:x="0.1701in" svg:y="0.0004in" svg:viewBox="0 0 59 422" draw:points="59,0 0,0 0,17 42,17 42,406 0,406 0,422 59,422"><text:p/></draw:polygon><draw:path draw:style-name="gr3" draw:text-style-name="P170" svg:width="0.1106in" svg:height="0.039in" svg:x="0.2677in" svg:y="0.0634in" svg:viewBox="0 0 282 100" svg:d="M268 17c6 0 14 0 14-9 0-8-8-8-14-8h-254c-6 0-14 0-14 8 0 9 8 9 14 9zM268 100c6 0 14 0 14-9 0-8-8-8-14-8h-254c-6 0-14 0-14 8 0 9 8 9 14 9z"><text:p/></draw:path><draw:path draw:style-name="gr3" draw:text-style-name="P170" svg:width="0.0543in" svg:height="0.076in" svg:x="0.4394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1.A2" office:value-type="string"><text:p text:style-name="P89"><draw:g text:anchor-type="as-char" svg:y="-0.0756in" draw:z-index="162" draw:style-name="gr1"><svg:title>TexMaths</svg:title><svg:desc>12§display§\alpha§svg§600§FALSE§</svg:desc><draw:polygon draw:style-name="gr2" draw:text-style-name="P170" svg:width="0.1071in" svg:height="0.0713in" svg:x="0in" svg:y="0.002in" svg:viewBox="0 0 273 182" draw:points="137,182 0,182 0,0 273,0 273,182"><text:p/></draw:polygon><draw:path draw:style-name="gr3" draw:text-style-name="P170" svg:width="0.0933in" svg:height="0.0752in" svg:x="0.0067in" svg:y="0in" svg:viewBox="0 0 238 192" svg:d="M185 87c0-67-40-87-71-87-58 0-114 61-114 120 0 39 25 72 68 72 27 0 58-10 91-35 4 21 19 35 38 35 23 0 36-23 36-30 0-3-4-4-6-4s-4 1-5 4c-8 20-23 20-24 20-13 0-13-32-13-43 0-8 0-10 5-14 39-51 48-100 48-100 0-1 0-5-5-5s-5 2-6 10c-8 26-22 59-42 84zM156 145c-37 33-69 37-86 37-26 0-39-18-39-45 0-21 11-68 25-89 20-30 43-38 58-38 42 0 42 55 42 88 0 16 0 40 0 47z"><text:p/></draw:path></draw:g></text:p></table:table-cell><table:table-cell table:style-name="Table1.A2" office:value-type="string"><text:p text:style-name="P5">Winkelbeschleunigung</text:p></table:table-cell><table:table-cell table:style-name="Table1.C2" office:value-type="string"><text:p text:style-name="P73"><draw:g text:anchor-type="as-char" svg:y="-0.2283in" draw:z-index="124" draw:style-name="gr1"><svg:title>TexMaths</svg:title><svg:desc>12§display§\left [ \alpha \right ] = \mathrm{\frac{rad}{s^2}}§svg§600§FALSE§</svg:desc><draw:polygon draw:style-name="gr2" draw:text-style-name="P170" svg:width="0.6811in" svg:height="0.3413in" svg:x="0in" svg:y="0in" svg:viewBox="0 0 1731 868" draw:points="866,868 0,868 0,0 1731,0 1731,868"><text:p/></draw:polygon><draw:polygon draw:style-name="gr3" draw:text-style-name="P170" svg:width="0.0228in" svg:height="0.1657in" svg:x="0.0193in" svg:y="0.1028in" svg:viewBox="0 0 59 422" draw:points="59,422 59,405 17,405 17,17 59,17 59,0 0,0 0,422"><text:p/></draw:polygon><draw:path draw:style-name="gr3" draw:text-style-name="P170" svg:width="0.0933in" svg:height="0.0752in" svg:x="0.0528in" svg:y="0.1547in" svg:viewBox="0 0 238 192" svg:d="M185 88c0-68-40-88-71-88-58 0-114 61-114 120 0 39 25 72 68 72 27 0 58-10 90-35 5 22 20 35 39 35 23 0 36-23 36-30 0-3-4-4-6-4-3 0-4 1-5 4-8 20-23 20-24 20-13 0-13-32-13-43 0-8 0-10 5-14 39-51 48-100 48-100 0-1 0-5-5-5s-5 2-6 10c-9 26-22 59-42 84zM156 145c-37 34-70 37-86 37-26 0-39-18-39-45 0-21 11-67 25-89 20-30 42-38 58-38 42 0 42 55 42 88 0 16 0 40 0 47z"><text:p/></draw:path><draw:polygon draw:style-name="gr3" draw:text-style-name="P170" svg:width="0.0228in" svg:height="0.1657in" svg:x="0.1563in" svg:y="0.1028in" svg:viewBox="0 0 59 422" draw:points="59,0 0,0 0,17 42,17 42,405 0,405 0,422 59,422"><text:p/></draw:polygon><draw:path draw:style-name="gr3" draw:text-style-name="P170" svg:width="0.1106in" svg:height="0.039in" svg:x="0.2547in" svg:y="0.1665in" svg:viewBox="0 0 282 100" svg:d="M268 17c6 0 14 0 14-9 0-8-8-8-14-8h-254c-6 0-14 0-14 8 0 9 8 9 14 9zM268 100c6 0 14 0 14-9 0-8-8-8-14-8h-254c-6 0-14 0-14 8 0 9 8 9 14 9z"><text:p/></draw:path><draw:path draw:style-name="gr3" draw:text-style-name="P170" svg:width="0.0559in" svg:height="0.0732in" svg:x="0.4453in" svg:y="0.041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70" svg:width="0.0752in" svg:height="0.076in" svg:x="0.513in" svg:y="0.0409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3 41 44 68 44 28 0 47-17 56-36zM120 89v42c0 40-30 55-49 55-21 0-39-16-39-37 0-23 18-58 88-60z"><text:p/></draw:path><draw:path draw:style-name="gr3" draw:text-style-name="P170" svg:width="0.0819in" svg:height="0.1173in" svg:x="0.5945in" svg:y="0in" svg:viewBox="0 0 209 299" svg:d="M146 270v29l63-5v-13c-29 0-33-4-33-24v-257l-61 5v13c30 0 33 2 33 24v91c-12-15-30-26-53-26-51 0-95 42-95 96s42 96 90 96c28 0 46-15 56-29zM146 157v86c0 9 0 9-4 16-12 20-32 30-50 30-19 0-34-11-44-28-12-16-13-40-13-58 0-16 1-41 13-60 10-14 25-27 48-27 16 0 32 6 46 25 4 8 4 9 4 16z"><text:p/></draw:path><draw:polygon draw:style-name="gr3" draw:text-style-name="P170" svg:width="0.2406in" svg:height="0.0067in" svg:x="0.4406in" svg:y="0.1827in" svg:viewBox="0 0 612 18" draw:points="306,18 0,18 0,0 612,0 612,18"><text:p/></draw:polygon><draw:path draw:style-name="gr3" draw:text-style-name="P170" svg:width="0.0543in" svg:height="0.076in" svg:x="0.4965in" svg:y="0.2665in" svg:viewBox="0 0 139 194" svg:d="M74 108c10 1 45 8 45 38 0 22-15 40-48 40-36 0-52-25-59-61-1-5-2-7-6-7-6 0-6 3-6 10v57c0 7 0 9 5 9 2 0 2 0 11-8 0 0 0-1 8-10 18 18 37 18 47 18 49 0 68-27 68-59 0-22-13-34-18-39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70" svg:width="0.0516in" svg:height="0.0772in" svg:x="0.5634in" svg:y="0.216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/draw:g></text:p></table:table-cell></table:table-row><table:table-row><table:table-cell table:style-name="Table1.A2" office:value-type="string"><text:p text:style-name="P89"><draw:g text:anchor-type="as-char" svg:y="-0.1173in" draw:z-index="156" draw:style-name="gr1"><svg:title>TexMaths</svg:title><svg:desc>12§display§\phi§svg§600§FALSE§</svg:desc><draw:polygon draw:style-name="gr2" draw:text-style-name="P170" svg:width="0.0988in" svg:height="0.148in" svg:x="0in" svg:y="0in" svg:viewBox="0 0 252 377" draw:points="126,377 0,377 0,0 252,0 252,377"><text:p/></draw:polygon><draw:path draw:style-name="gr3" draw:text-style-name="P170" svg:width="0.087in" svg:height="0.15in" svg:x="0.0079in" svg:y="0in" svg:viewBox="0 0 222 382" svg:d="M165 10l1-5c0-1 0-5-5-5s-5 1-6 8l-25 98c-68 2-130 59-130 117 0 41 30 74 82 77-4 13-6 27-10 40-6 20-10 36-10 37 0 5 3 5 5 5 3 0 4 0 5-1 0-1 4-12 5-18l16-63c68-2 129-59 129-117 0-34-23-72-81-77zM84 291c-26-2-56-16-56-58 0-52 36-111 99-117zM138 116c33 2 57 21 57 59 0 50-36 111-100 116z"><text:p/></draw:path></draw:g></text:p></table:table-cell><table:table-cell table:style-name="Table1.A2" office:value-type="string"><text:p text:style-name="P6">Drehwinkel</text:p></table:table-cell><table:table-cell table:style-name="Table1.C2" office:value-type="string"><text:p text:style-name="P72"><draw:g text:anchor-type="as-char" svg:y="-0.1252in" draw:z-index="123" draw:style-name="gr1"><svg:title>TexMaths</svg:title><svg:desc>12§display§\left [ \phi \right ] = \mathrm{rad}§svg§600§FALSE§</svg:desc><draw:polygon draw:style-name="gr2" draw:text-style-name="P170" svg:width="0.6531in" svg:height="0.1657in" svg:x="0in" svg:y="0.0004in" svg:viewBox="0 0 1660 422" draw:points="829,422 0,422 0,0 1660,0 1660,422"><text:p/></draw:polygon><draw:polygon draw:style-name="gr3" draw:text-style-name="P170" svg:width="0.0228in" svg:height="0.1657in" svg:x="0.0193in" svg:y="0.0004in" svg:viewBox="0 0 59 422" draw:points="59,422 59,406 17,406 17,17 59,17 59,0 0,0 0,422"><text:p/></draw:polygon><draw:path draw:style-name="gr3" draw:text-style-name="P170" svg:width="0.087in" svg:height="0.1492in" svg:x="0.0543in" svg:y="0.0094in" svg:viewBox="0 0 222 380" svg:d="M164 10l2-5c0-1 0-5-5-5s-5 1-6 8l-25 98c-68 2-130 58-130 116 0 41 30 73 82 77-4 13-6 26-10 39-6 21-10 36-10 38 0 4 3 4 5 4 3 0 4 0 5-1 0-1 4-12 5-18l15-62c69-3 130-59 130-117 0-33-23-72-82-76zM84 289c-26-1-56-15-56-57 0-52 36-111 99-117zM138 115c32 3 56 22 56 59 0 50-36 110-99 115z"><text:p/></draw:path><draw:polygon draw:style-name="gr3" draw:text-style-name="P170" svg:width="0.0228in" svg:height="0.1657in" svg:x="0.1488in" svg:y="0.0004in" svg:viewBox="0 0 59 422" draw:points="59,0 0,0 0,17 42,17 42,406 0,406 0,422 59,422"><text:p/></draw:polygon><draw:path draw:style-name="gr3" draw:text-style-name="P170" svg:width="0.1106in" svg:height="0.039in" svg:x="0.2469in" svg:y="0.063in" svg:viewBox="0 0 282 100" svg:d="M268 17c6 0 14 0 14-9 0-8-8-8-14-8h-254c-6 0-14 0-14 8 0 9 8 9 14 9zM268 100c6 0 14 0 14-9 0-8-8-8-14-8h-254c-6 0-14 0-14 8 0 9 8 9 14 9z"><text:p/></draw:path><draw:path draw:style-name="gr3" draw:text-style-name="P170" svg:width="0.0559in" svg:height="0.0732in" svg:x="0.4173in" svg:y="0.0508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70" svg:width="0.0752in" svg:height="0.076in" svg:x="0.4846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70" svg:width="0.0819in" svg:height="0.1173in" svg:x="0.5665in" svg:y="0.0094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1.A2" office:value-type="string"><text:p text:style-name="P62"><draw:g text:anchor-type="as-char" svg:y="-0.1181in" draw:z-index="145" draw:style-name="gr1"><svg:title>TexMaths</svg:title><svg:desc>12§display§J§svg§600§FALSE§</svg:desc><draw:polygon draw:style-name="gr2" draw:text-style-name="P170" svg:width="0.1083in" svg:height="0.1142in" svg:x="0in" svg:y="0in" svg:viewBox="0 0 276 291" draw:points="138,291 0,291 0,0 276,0 276,291"><text:p/></draw:polygon><draw:path draw:style-name="gr3" draw:text-style-name="P170" svg:width="0.0937in" svg:height="0.1177in" svg:x="0.0118in" svg:y="0in" svg:viewBox="0 0 239 300" svg:d="M199 31c4-14 5-18 28-18 7 0 12 0 12-8 0-4-4-5-6-5-11 0-37 1-48 1-13 0-48-1-63-1-3 0-8 0-8 8 0 5 4 5 14 5s15 0 26 1c9 2 12 3 12 9 0 2 0 5-2 8l-49 196c-9 41-38 64-60 64-12 0-33-5-41-27 2 0 5 0 5 0 17 0 28-14 28-26 0-14-11-19-18-19-9 0-29 5-29 34 0 27 23 47 56 47 39 0 83-29 94-70z"><text:p/></draw:path></draw:g></text:p></table:table-cell><table:table-cell table:style-name="Table1.A2" office:value-type="string"><text:p text:style-name="P8">Massentr<text:span text:style-name="T20">ä</text:span><text:span text:style-name="T23">gheitsmoment</text:span></text:p></table:table-cell><table:table-cell table:style-name="Table1.C2" office:value-type="string"><text:p text:style-name="P72"><draw:g text:anchor-type="as-char" svg:y="-0.1465in" draw:z-index="146" draw:style-name="gr1"><svg:title>TexMaths</svg:title><svg:desc>12§display§\left [ J \right ] = \text{kg} \cdot \text{m}^2§svg§600§FALSE§</svg:desc><draw:polygon draw:style-name="gr2" draw:text-style-name="P170" svg:width="0.9169in" svg:height="0.1858in" svg:x="0in" svg:y="0.0024in" svg:viewBox="0 0 2330 473" draw:points="1165,473 0,473 0,0 2330,0 2330,473"><text:p/></draw:polygon><draw:polygon draw:style-name="gr3" draw:text-style-name="P170" svg:width="0.0228in" svg:height="0.1665in" svg:x="0.0193in" svg:y="0.022in" svg:viewBox="0 0 59 424" draw:points="59,424 59,407 17,407 17,17 59,17 59,0 0,0 0,424"><text:p/></draw:polygon><draw:path draw:style-name="gr3" draw:text-style-name="P170" svg:width="0.0937in" svg:height="0.1177in" svg:x="0.0583in" svg:y="0.0327in" svg:viewBox="0 0 239 300" svg:d="M199 31c4-14 5-18 28-18 7 0 12 0 12-8 0-4-4-5-6-5-11 0-37 1-48 1-13 0-48-1-63-1-3 0-8 0-8 8 0 5 4 5 14 5s15 0 26 1c9 2 12 3 12 9 0 2 0 5-2 8l-49 195c-9 41-38 64-60 64-12 0-33-5-41-26 2 0 5 0 5 0 17 0 28-15 28-27 0-13-11-18-18-18-9 0-29 5-29 34 0 26 23 47 56 47 39 0 83-29 94-70z"><text:p/></draw:path><draw:polygon draw:style-name="gr3" draw:text-style-name="P170" svg:width="0.0228in" svg:height="0.1665in" svg:x="0.1579in" svg:y="0.022in" svg:viewBox="0 0 59 424" draw:points="59,0 0,0 0,17 42,17 42,407 0,407 0,424 59,424"><text:p/></draw:polygon><draw:path draw:style-name="gr3" draw:text-style-name="P170" svg:width="0.1106in" svg:height="0.039in" svg:x="0.2555in" svg:y="0.085in" svg:viewBox="0 0 282 100" svg:d="M268 17c6 0 14 0 14-9 0-8-8-8-14-8h-254c-6 0-14 0-14 8 0 9 8 9 14 9zM268 100c6 0 14 0 14-9 0-8-8-8-14-8h-254c-6 0-14 0-14 8 0 9 8 9 14 9z"><text:p/></draw:path><draw:path draw:style-name="gr3" draw:text-style-name="P170" svg:width="0.0803in" svg:height="0.1157in" svg:x="0.426in" svg:y="0.0311in" svg:viewBox="0 0 205 295" svg:d="M34 262c0 20-5 20-34 20v13c14 0 34-1 47-1 12 0 29 0 45 1v-13c-27 0-32 0-32-20v-43l26-24c34 46 52 70 52 77 0 8-7 10-16 10v13c12 0 38-1 46-1 12 0 25 0 37 1v-13c-15 0-25 0-42-23l-53-76c-1-1-3-4-3-5s31-26 35-30c26-22 44-23 54-23v-13c-14 1-18 1-30 1-16 0-42-1-48-1v13c8 0 13 5 13 11 0 8-6 13-10 16l-60 51v-203l-61 5v13c30 0 34 2 34 24z"><text:p/></draw:path><draw:path draw:style-name="gr3" draw:text-style-name="P170" svg:width="0.076in" svg:height="0.1098in" svg:x="0.5138in" svg:y="0.0705in" svg:viewBox="0 0 194 280" svg:d="M83 119c-37 0-37-42-37-52 0-12 0-25 6-36 3-5 13-17 31-17 36 0 36 43 36 52 0 12 0 25-6 36-4 5-13 17-30 17zM34 136c0-1 0-12 7-20 15 12 33 13 42 13 38 0 68-29 68-62 0-15-7-31-18-41 16-14 31-16 39-16 1 0 3 0 4 0-4 2-7 6-7 12 0 7 6 12 12 12 5 0 13-4 13-14 0-7-6-20-21-20-9 0-28 2-46 20-18-14-36-15-44-15-40 0-70 29-70 61 0 19 10 35 21 45-6 6-14 20-14 35 0 13 6 29 20 37-27 7-40 26-40 43 0 30 42 54 94 54 50 0 94-21 94-55 0-14-6-36-27-48-23-12-48-12-73-12-11 0-29 0-33 0-13-3-21-16-21-29zM95 270c-43 0-73-22-73-44 0-19 16-36 34-37h26c37 0 84 0 84 37 0 23-30 44-71 44z"><text:p/></draw:path><draw:path draw:style-name="gr3" draw:text-style-name="P170" svg:width="0.0177in" svg:height="0.0177in" svg:x="0.6433in" svg:y="0.0957in" svg:viewBox="0 0 46 46" svg:d="M46 23c0-12-10-23-23-23-12 0-23 11-23 23 0 13 11 23 23 23 13 0 23-10 23-23z"><text:p/></draw:path><draw:path draw:style-name="gr3" draw:text-style-name="P170" svg:width="0.1295in" svg:height="0.0736in" svg:x="0.7177in" svg:y="0.0724in" svg:viewBox="0 0 330 188" svg:d="M34 42v113c0 20-5 20-34 20v13c14 0 36-1 48-1 11 0 32 1 47 1v-13c-28 0-33 0-33-20v-78c0-43 30-67 57-67s32 22 32 47v98c0 20-5 20-33 20v13c14 0 36-1 48-1 10 0 32 1 46 1v-13c-27 0-32 0-32-20v-78c0-43 30-67 58-67 26 0 31 22 31 47v98c0 20-5 20-34 20v13c15 0 36-1 48-1 11 0 33 1 47 1v-13c-22 0-32 0-32-13v-81c0-36 0-50-14-65-6-8-20-16-44-16-36 0-54 25-61 42-6-37-37-42-57-42-31 0-50 18-62 45v-45l-60 5v13c30 0 34 2 34 24z"><text:p/></draw:path><draw:path draw:style-name="gr3" draw:text-style-name="P170" svg:width="0.0516in" svg:height="0.0772in" svg:x="0.8579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/draw:g></text:p></table:table-cell></table:table-row><table:table-row><table:table-cell table:style-name="Table1.A2" office:value-type="string"><text:p text:style-name="P89"><draw:g text:anchor-type="as-char" svg:y="-0.0756in" draw:z-index="144" draw:style-name="gr1"><svg:title>TexMaths</svg:title><svg:desc>12§display§m§svg§600§FALSE§</svg:desc><draw:polygon draw:style-name="gr2" draw:text-style-name="P170" svg:width="0.1461in" svg:height="0.0713in" svg:x="0in" svg:y="0.002in" svg:viewBox="0 0 372 182" draw:points="186,182 0,182 0,0 372,0 372,182"><text:p/></draw:polygon><draw:path draw:style-name="gr3" draw:text-style-name="P170" svg:width="0.1358in" svg:height="0.0752in" svg:x="0.0047in" svg:y="0in" svg:viewBox="0 0 346 192" svg:d="M25 162c-1 7-3 16-3 19 0 7 6 11 12 11 4 0 12-4 15-12 0 0 5-21 9-31l8-39c2-8 6-18 7-27 3-8 6-21 6-22 6-13 29-51 68-51 20 0 23 15 23 30 0 9-2 21-6 34l-12 49-8 33c-1 8-5 22-5 25 0 7 6 11 12 11 13 0 16-11 19-24 6-24 22-85 25-102 2-6 24-56 70-56 18 0 23 14 23 30 0 23-18 71-27 94-3 10-4 15-4 23 0 20 14 35 34 35 40 0 55-61 55-65 0-5-3-5-4-5-5 0-5 1-8 9-6 21-19 51-43 51-7 0-9-4-9-13 0-11 3-22 7-30 8-23 26-70 26-93 0-28-16-46-49-46-31 0-53 19-68 41-1-5-3-19-15-30-9-9-24-11-34-11-38 0-59 28-66 37-1-24-19-37-39-37-19 0-27 17-31 24-7 16-13 39-13 41 0 4 5 4 5 4 5 0 5 0 7-9 7-30 16-50 31-50 7 0 13 3 13 19 0 8-1 13-7 36z"><text:p/></draw:path></draw:g></text:p></table:table-cell><table:table-cell table:style-name="Table1.A2" office:value-type="string"><text:p text:style-name="P9">Masse</text:p></table:table-cell><table:table-cell table:style-name="Table1.C2" office:value-type="string"><text:p text:style-name="P72"><draw:g text:anchor-type="as-char" svg:y="-0.1252in" draw:z-index="143" draw:style-name="gr1"><svg:title>TexMaths</svg:title><svg:desc>12§display§\left [ m \right ] = \mathrm{kg}§svg§600§FALSE§</svg:desc><draw:polygon draw:style-name="gr2" draw:text-style-name="P170" svg:width="0.6327in" svg:height="0.1657in" svg:x="0in" svg:y="0.0004in" svg:viewBox="0 0 1608 422" draw:points="804,422 0,422 0,0 1608,0 1608,422"><text:p/></draw:polygon><draw:polygon draw:style-name="gr3" draw:text-style-name="P170" svg:width="0.0228in" svg:height="0.1657in" svg:x="0.0193in" svg:y="0.0004in" svg:viewBox="0 0 59 422" draw:points="59,422 59,406 17,406 17,17 59,17 59,0 0,0 0,422"><text:p/></draw:polygon><draw:path draw:style-name="gr3" draw:text-style-name="P170" svg:width="0.1362in" svg:height="0.0752in" svg:x="0.0512in" svg:y="0.0508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olygon draw:style-name="gr3" draw:text-style-name="P170" svg:width="0.0228in" svg:height="0.1657in" svg:x="0.1957in" svg:y="0.0004in" svg:viewBox="0 0 59 422" draw:points="59,0 0,0 0,17 42,17 42,406 0,406 0,422 59,422"><text:p/></draw:polygon><draw:path draw:style-name="gr3" draw:text-style-name="P170" svg:width="0.1106in" svg:height="0.039in" svg:x="0.2933in" svg:y="0.063in" svg:viewBox="0 0 282 100" svg:d="M268 17c6 0 14 0 14-9 0-8-8-8-14-8h-254c-6 0-14 0-14 8 0 9 8 9 14 9zM268 100c6 0 14 0 14-9 0-8-8-8-14-8h-254c-6 0-14 0-14 8 0 9 8 9 14 9z"><text:p/></draw:path><draw:path draw:style-name="gr3" draw:text-style-name="P170" svg:width="0.0803in" svg:height="0.1154in" svg:x="0.4638in" svg:y="0.0094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" draw:text-style-name="P170" svg:width="0.076in" svg:height="0.1098in" svg:x="0.552in" svg:y="0.0484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/draw:g></text:p></table:table-cell></table:table-row><table:table-row><table:table-cell table:style-name="Table1.A2" office:value-type="string"><text:p text:style-name="P89"><draw:g text:anchor-type="as-char" svg:y="-0.0744in" draw:z-index="142" draw:style-name="gr1"><svg:title>TexMaths</svg:title><svg:desc>12§display§r_s§svg§600§FALSE§</svg:desc><draw:polygon draw:style-name="gr2" draw:text-style-name="P170" svg:width="0.1382in" svg:height="0.0965in" svg:x="0in" svg:y="0.0016in" svg:viewBox="0 0 352 246" draw:points="176,246 0,246 0,0 352,0 352,246"><text:p/></draw:polygon><draw:path draw:style-name="gr3" draw:text-style-name="P170" svg:width="0.0677in" svg:height="0.0752in" svg:x="0.0047in" svg:y="0in" svg:viewBox="0 0 173 192" svg:d="M25 162c-1 7-3 17-3 19 0 7 6 11 12 11 5 0 13-4 15-12 2-1 16-59 17-67 4-13 11-43 15-55 1-5 13-26 23-35 3-3 15-13 35-13 10 0 16 4 18 4-14 3-23 12-23 23 0 7 5 16 17 16 10 0 22-10 22-25s-13-28-34-28c-28 0-47 20-56 32-2-19-18-32-38-32s-28 17-32 24c-7 14-13 40-13 41 0 5 5 5 5 5 5 0 5 0 7-10 7-30 16-50 31-50 8 0 14 3 14 19 0 8-2 13-8 36z"><text:p/></draw:path><draw:path draw:style-name="gr3" draw:text-style-name="P170" svg:width="0.0465in" svg:height="0.0524in" svg:x="0.0835in" svg:y="0.0472in" svg:viewBox="0 0 119 134" svg:d="M107 19c-7 3-12 9-12 15 0 7 6 9 10 9 3 0 14-2 14-17 0-20-21-26-39-26-47 0-56 35-56 43 0 11 7 18 11 22 8 6 13 7 34 11 6 1 25 4 25 20 0 5-2 16-16 24-12 6-26 6-30 6-12 0-29-2-36-12 11-1 17-10 17-18 0-7-5-11-12-11-9 0-17 7-17 21 0 18 19 28 48 28 56 0 65-37 65-49 0-27-30-32-41-35-2-1-11-2-12-2-11-2-17-8-17-14 0-8 6-16 12-20 9-6 20-6 25-6 6 0 21 2 27 11z"><text:p/></draw:path></draw:g></text:p></table:table-cell><table:table-cell table:style-name="Table1.A2" office:value-type="string"><text:p text:style-name="P9">Abstand der Drehachsen</text:p></table:table-cell><table:table-cell table:style-name="Table1.C2" office:value-type="string"><text:p text:style-name="P72"><draw:g text:anchor-type="as-char" svg:y="-0.1252in" draw:z-index="141" draw:style-name="gr1"><svg:title>TexMaths</svg:title><svg:desc>12§display§\left [ r \right ] = \mathrm{m}§svg§600§FALSE§</svg:desc><draw:polygon draw:style-name="gr2" draw:text-style-name="P170" svg:width="0.5311in" svg:height="0.1657in" svg:x="0in" svg:y="0.0004in" svg:viewBox="0 0 1350 422" draw:points="675,422 0,422 0,0 1350,0 1350,422"><text:p/></draw:polygon><draw:polygon draw:style-name="gr3" draw:text-style-name="P170" svg:width="0.0228in" svg:height="0.1657in" svg:x="0.0193in" svg:y="0.0004in" svg:viewBox="0 0 59 422" draw:points="59,422 59,406 17,406 17,17 59,17 59,0 0,0 0,422"><text:p/></draw:polygon><draw:path draw:style-name="gr3" draw:text-style-name="P170" svg:width="0.0677in" svg:height="0.0752in" svg:x="0.0508in" svg:y="0.0508in" svg:viewBox="0 0 173 192" svg:d="M25 162c-1 7-3 17-3 19 0 7 6 11 12 11 4 0 13-4 15-12 1-1 16-59 17-67 4-13 11-43 14-55 2-5 14-26 23-35 4-3 16-13 35-13 11 0 17 4 18 4-13 3-23 12-23 23 0 7 5 16 17 16 11 0 23-10 23-25s-14-28-35-28c-28 0-47 20-55 32-3-19-18-32-39-32-19 0-27 17-31 24-7 14-13 40-13 41 0 5 5 5 5 5 5 0 5 0 7-10 7-30 16-50 31-50 7 0 13 3 13 19 0 8-1 13-7 36z"><text:p/></draw:path><draw:polygon draw:style-name="gr3" draw:text-style-name="P170" svg:width="0.0228in" svg:height="0.1657in" svg:x="0.1295in" svg:y="0.0004in" svg:viewBox="0 0 59 422" draw:points="59,0 0,0 0,17 42,17 42,406 0,406 0,422 59,422"><text:p/></draw:polygon><draw:path draw:style-name="gr3" draw:text-style-name="P170" svg:width="0.1106in" svg:height="0.039in" svg:x="0.2272in" svg:y="0.063in" svg:viewBox="0 0 282 100" svg:d="M267 17c6 0 15 0 15-9 0-8-9-8-15-8h-253c-6 0-14 0-14 8 0 9 8 9 14 9zM267 100c6 0 15 0 15-9 0-8-9-8-15-8h-253c-6 0-14 0-14 8 0 9 8 9 14 9z"><text:p/></draw:path><draw:path draw:style-name="gr3" draw:text-style-name="P170" svg:width="0.1295in" svg:height="0.0732in" svg:x="0.398in" svg:y="0.0508in" svg:viewBox="0 0 330 187" svg:d="M34 42v113c0 19-5 19-34 19v13c14 0 36-1 48-1 11 0 32 1 47 1v-13c-28 0-33 0-33-19v-78c0-43 30-67 57-67s32 22 32 46v99c0 19-5 19-33 19v13c14 0 35-1 47-1 11 0 33 1 47 1v-13c-27 0-32 0-32-19v-78c0-43 30-67 57-67s32 22 32 46v99c0 19-5 19-34 19v13c14 0 36-1 48-1 11 0 32 1 47 1v-13c-22 0-33 0-33-12v-82c0-36 0-49-13-64-6-8-20-16-44-16-36 0-54 25-61 42-6-37-38-42-57-42-31 0-50 18-62 44v-44l-60 5v13c30 0 34 2 34 24z"><text:p/></draw:path></draw:g></text:p></table:table-cell></table:table-row><table:table-row><table:table-cell table:style-name="Table1.A2" office:value-type="string"><text:p text:style-name="P102"><draw:g text:anchor-type="as-char" svg:y="-0.1602in" draw:z-index="140" draw:style-name="gr1"><svg:title>TexMaths</svg:title><svg:desc>12§display§\vec{L}§svg§600§FALSE§</svg:desc><draw:polygon draw:style-name="gr2" draw:text-style-name="P170" svg:width="0.1154in" svg:height="0.1602in" svg:x="0in" svg:y="0in" svg:viewBox="0 0 294 408" draw:points="148,408 0,408 0,0 294,0 294,408"><text:p/></draw:polygon><draw:path draw:style-name="gr3" draw:text-style-name="P170" svg:width="0.074in" svg:height="0.0331in" svg:x="0.037in" svg:y="0in" svg:viewBox="0 0 189 85" svg:d="M151 50c-6 6-20 18-20 25 0 5 4 10 8 10s6-4 9-6c5-6 14-18 33-28 3-2 8-3 8-9 0-4-4-6-6-8-10-6-15-15-18-24 0-4-3-10-9-10s-8 6-8 8c0 3 3 17 11 26h-145c-7 0-14 0-14 8s7 8 14 8z"><text:p/></draw:path><draw:path draw:style-name="gr3" draw:text-style-name="P170" svg:width="0.1004in" svg:height="0.113in" svg:x="0.0067in" svg:y="0.048in" svg:viewBox="0 0 256 288" svg:d="M142 34c3-16 6-21 45-21 12 0 16 0 16-8 0-5-5-5-7-5-13 0-48 1-63 1-12 0-43-1-56-1-3 0-7 0-7 8 0 5 3 5 10 5 2 0 10 0 17 1 8 0 11 2 11 6 0 3 0 4-1 9l-57 227c-4 16-6 19-38 19-7 0-12 0-12 9 0 4 4 4 12 4h196c11 0 11 0 13-7l34-91c1-4 1-6 1-6 0-2-1-4-5-4s-4 2-7 8c-15 39-34 87-107 87h-40c-6 0-6 0-9 0-4-1-5-1-5-5 0-1 0-2 2-9z"><text:p/></draw:path></draw:g></text:p></table:table-cell><table:table-cell table:style-name="Table1.A2" office:value-type="string"><text:p text:style-name="P10">Drehimpuls</text:p></table:table-cell><table:table-cell table:style-name="Table1.C2" office:value-type="string"><text:p text:style-name="P72"><draw:g text:anchor-type="as-char" svg:y="-0.1917in" draw:z-index="116" draw:style-name="gr1"><svg:title>TexMaths</svg:title><svg:desc>12§display§\left [ \vec{L} \right ] = \mathrm{N\cdot m\cdot s}§svg§600§FALSE§</svg:desc><draw:polygon draw:style-name="gr2" draw:text-style-name="P170" svg:width="1.0602in" svg:height="0.2992in" svg:x="0in" svg:y="0in" svg:viewBox="0 0 2694 761" draw:points="1347,761 0,761 0,0 2694,0 2694,761"><text:p/></draw:polygon><draw:polygon draw:style-name="gr3" draw:text-style-name="P170" svg:width="0.0378in" svg:height="0.2988in" svg:x="0.0374in" svg:y="0in" svg:viewBox="0 0 97 760" draw:points="0,760 97,760 97,741 20,741 20,20 97,20 97,0 0,0"><text:p/></draw:polygon><draw:path draw:style-name="gr3" draw:text-style-name="P170" svg:width="0.0736in" svg:height="0.0331in" svg:x="0.1154in" svg:y="0.0303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70" svg:width="0.1004in" svg:height="0.1134in" svg:x="0.085in" svg:y="0.0776in" svg:viewBox="0 0 256 289" svg:d="M142 34c3-16 6-21 45-21 12 0 16 0 16-8 0-5-5-5-7-5-14 0-48 1-63 1-12 0-43-1-56-1-3 0-7 0-7 8 0 5 3 5 10 5 2 0 10 0 17 1 7 0 11 2 11 6 0 3 0 4-1 9l-57 228c-4 16-6 19-38 19-7 0-12 0-12 9 0 4 4 4 12 4h196c10 0 10 0 13-7l34-91c1-5 1-6 1-6 0-3-1-5-5-5s-4 2-7 8c-15 40-34 88-107 88h-40c-6 0-6 0-9 0-4-1-5-1-5-5 0-1 0-2 2-9z"><text:p/></draw:path><draw:polygon draw:style-name="gr3" draw:text-style-name="P170" svg:width="0.0378in" svg:height="0.2988in" svg:x="0.1941in" svg:y="0in" svg:viewBox="0 0 97 760" draw:points="77,741 0,741 0,760 97,760 97,0 0,0 0,20 77,20"><text:p/></draw:polygon><draw:path draw:style-name="gr3" draw:text-style-name="P170" svg:width="0.1106in" svg:height="0.039in" svg:x="0.3252in" svg:y="0.1299in" svg:viewBox="0 0 282 100" svg:d="M268 17c6 0 14 0 14-9 0-8-8-8-14-8h-254c-6 0-14 0-14 8 0 9 8 9 14 9zM268 100c6 0 14 0 14-9 0-8-8-8-14-8h-254c-6 0-14 0-14 8 0 9 8 9 14 9z"><text:p/></draw:path><draw:path draw:style-name="gr3" draw:text-style-name="P170" svg:width="0.1134in" svg:height="0.1134in" svg:x="0.4969in" svg:y="0.0776in" svg:viewBox="0 0 289 289" svg:d="M84 6c-4-6-4-6-12-6h-72v13h12c7 0 16 0 22 1 9 2 9 2 9 10v221c0 12 0 31-43 31v13c14 0 36-1 49-1 15 0 35 1 51 1v-13c-45 0-45-19-45-31v-221c3 2 3 4 5 6l173 253c3 6 3 6 7 6 6 0 6-2 6-10v-235c0-10 0-31 43-31v-13c-14 0-36 1-49 1-14 0-35-1-50-1v13c44 0 44 21 44 31v182z"><text:p/></draw:path><draw:path draw:style-name="gr3" draw:text-style-name="P170" svg:width="0.0177in" svg:height="0.0177in" svg:x="0.6673in" svg:y="0.1409in" svg:viewBox="0 0 46 46" svg:d="M46 23c0-12-10-23-23-23-12 0-23 11-23 23 0 13 11 23 23 23 13 0 23-10 23-23z"><text:p/></draw:path><draw:path draw:style-name="gr3" draw:text-style-name="P170" svg:width="0.1295in" svg:height="0.0732in" svg:x="0.7409in" svg:y="0.117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1 0-32 0-32-12v-82c0-36 0-49-13-64-6-8-21-16-45-16-36 0-54 25-61 42-6-37-37-42-57-42-31 0-50 18-62 44v-44l-60 5v13c30 0 34 2 34 24z"><text:p/></draw:path><draw:path draw:style-name="gr3" draw:text-style-name="P170" svg:width="0.0177in" svg:height="0.0177in" svg:x="0.9256in" svg:y="0.1409in" svg:viewBox="0 0 46 46" svg:d="M46 23c0-12-10-23-23-23-12 0-23 11-23 23 0 13 11 23 23 23 13 0 23-10 23-23z"><text:p/></draw:path><draw:path draw:style-name="gr3" draw:text-style-name="P170" svg:width="0.0543in" svg:height="0.076in" svg:x="0.9996in" svg:y="0.116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1.A2" office:value-type="string"><text:p text:style-name="P102"><draw:g text:anchor-type="as-char" svg:y="-0.1193in" draw:z-index="139" draw:style-name="gr1"><svg:title>TexMaths</svg:title><svg:desc>12§display§\vec{p}§svg§600§FALSE§</svg:desc><draw:polygon draw:style-name="gr2" draw:text-style-name="P170" svg:width="0.1102in" svg:height="0.1504in" svg:x="0.0051in" svg:y="0in" svg:viewBox="0 0 281 383" draw:points="141,383 0,383 0,0 281,0 281,383"><text:p/></draw:polygon><draw:path draw:style-name="gr3" draw:text-style-name="P170" svg:width="0.074in" svg:height="0.0331in" svg:x="0.037in" svg:y="0in" svg:viewBox="0 0 189 85" svg:d="M151 50c-6 6-20 18-20 25 0 5 4 10 8 10s6-4 9-6c5-6 14-18 33-27 3-3 8-4 8-10 0-4-4-6-6-8-10-6-15-15-18-24 0-4-3-10-9-10s-8 6-8 8c0 3 3 17 11 26h-145c-7 0-14 0-14 8s7 8 14 8z"><text:p/></draw:path><draw:path draw:style-name="gr3" draw:text-style-name="P170" svg:width="0.0866in" svg:height="0.1059in" svg:x="0in" svg:y="0.0457in" svg:viewBox="0 0 221 270" svg:d="M32 238c-3 15-3 18-22 18-5 0-10 0-10 8 0 3 2 6 6 6 11 0 23-3 35-3 14 0 29 3 42 3 2 0 8 0 8-10 0-4-4-4-11-4-21 0-21-3-21-7 0-5 18-74 21-85 5 13 17 28 39 28 49 0 102-63 102-125 0-39-24-67-56-67-21 0-41 16-56 31-3-23-22-31-38-31-19 0-28 17-31 24-8 14-14 39-14 41 0 4 5 4 6 4 4 0 4 0 8-9 7-30 15-50 30-50 7 0 13 3 13 19 0 9-1 14-3 21zM107 55c4-12 14-24 23-30 14-13 26-15 33-15 18 0 28 14 28 39s-14 73-22 90c-14 30-34 43-50 43-28 0-34-35-34-37 0-1 0-2 2-7z"><text:p/></draw:path></draw:g></text:p></table:table-cell><table:table-cell table:style-name="Table1.A2" office:value-type="string"><text:p text:style-name="P10">Impuls</text:p></table:table-cell><table:table-cell table:style-name="Table1.C2" office:value-type="string"><text:p text:style-name="P72"><draw:g text:anchor-type="as-char" svg:y="-0.1252in" draw:z-index="138" draw:style-name="gr1"><svg:title>TexMaths</svg:title><svg:desc>12§display§\left [ \vec{p} \right ] = \mathrm{N \cdot s}§svg§600§FALSE§</svg:desc><draw:polygon draw:style-name="gr2" draw:text-style-name="P170" svg:width="0.7075in" svg:height="0.1657in" svg:x="0in" svg:y="0.0004in" svg:viewBox="0 0 1798 422" draw:points="899,422 0,422 0,0 1798,0 1798,422"><text:p/></draw:polygon><draw:polygon draw:style-name="gr3" draw:text-style-name="P170" svg:width="0.0228in" svg:height="0.1657in" svg:x="0.0193in" svg:y="0.0004in" svg:viewBox="0 0 59 422" draw:points="59,422 59,406 17,406 17,17 59,17 59,0 0,0 0,422"><text:p/></draw:polygon><draw:path draw:style-name="gr3" draw:text-style-name="P170" svg:width="0.0736in" svg:height="0.0331in" svg:x="0.0776in" svg:y="0.0055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70" svg:width="0.0866in" svg:height="0.1059in" svg:x="0.0406in" svg:y="0.0508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olygon draw:style-name="gr3" draw:text-style-name="P170" svg:width="0.0228in" svg:height="0.1657in" svg:x="0.1331in" svg:y="0.0004in" svg:viewBox="0 0 59 422" draw:points="59,0 0,0 0,17 42,17 42,406 0,406 0,422 59,422"><text:p/></draw:polygon><draw:path draw:style-name="gr3" draw:text-style-name="P170" svg:width="0.1106in" svg:height="0.039in" svg:x="0.2311in" svg:y="0.063in" svg:viewBox="0 0 282 100" svg:d="M268 17c6 0 14 0 14-9 0-8-8-8-14-8h-254c-6 0-14 0-14 8 0 9 8 9 14 9zM268 100c6 0 14 0 14-9 0-8-8-8-14-8h-254c-6 0-14 0-14 8 0 9 8 9 14 9z"><text:p/></draw:path><draw:path draw:style-name="gr3" draw:text-style-name="P170" svg:width="0.1134in" svg:height="0.1134in" svg:x="0.4028in" svg:y="0.0102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170" svg:width="0.0177in" svg:height="0.0177in" svg:x="0.5732in" svg:y="0.074in" svg:viewBox="0 0 46 46" svg:d="M46 23c0-12-10-23-23-23-12 0-23 11-23 23 0 13 11 23 23 23 13 0 23-10 23-23z"><text:p/></draw:path><draw:path draw:style-name="gr3" draw:text-style-name="P170" svg:width="0.0543in" svg:height="0.076in" svg:x="0.6472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1.A2" office:value-type="string"><text:p text:style-name="P102"><draw:g text:anchor-type="as-char" svg:y="-0.122in" draw:z-index="104" draw:style-name="gr1"><svg:title>TexMaths</svg:title><svg:desc>12§display§G§svg§600§FALSE§</svg:desc><draw:polygon draw:style-name="gr2" draw:text-style-name="P170" svg:width="0.1303in" svg:height="0.1142in" svg:x="0in" svg:y="0.0047in" svg:viewBox="0 0 332 291" draw:points="166,291 0,291 0,0 332,0 332,291"><text:p/></draw:polygon><draw:path draw:style-name="gr3" draw:text-style-name="P170" svg:width="0.1181in" svg:height="0.1217in" svg:x="0.0087in" svg:y="0in" svg:viewBox="0 0 301 310" svg:d="M301 5c0-3-2-5-5-5-1 0-3 0-7 5l-29 32c-5-6-24-37-71-37-94 0-189 94-189 193 0 67 47 117 115 117 19 0 38-5 53-11 21-8 30-17 37-25 3 9 14 25 19 25 2 0 2-1 2-1 2-1 6-17 8-27l8-32c2-8 3-15 6-22 5-19 5-19 29-21 2 0 7 0 7-8 0-2-3-5-6-5-10 0-35 1-44 1-14 0-46-1-59-1-4 0-10 0-10 9 0 4 4 4 13 4 0 0 12 0 23 2 11 1 13 2 13 8 0 4-4 23-9 39-12 47-67 52-82 52-40 0-85-26-85-91 0-12 5-83 49-138 23-29 64-55 106-55 43 0 68 33 68 82 0 17-1 18-1 22 0 5 5 5 6 5 6 0 6-1 7-9z"><text:p/></draw:path></draw:g></text:p></table:table-cell><table:table-cell table:style-name="Table1.A2" office:value-type="string"><text:p text:style-name="P12">Gravitationskonstante</text:p></table:table-cell><table:table-cell table:style-name="Table1.C2" office:value-type="string"><text:p text:style-name="P71"/></table:table-cell></table:table-row><table:table-row><table:table-cell table:style-name="Table1.A2" office:value-type="string"><text:p text:style-name="P102"><draw:g text:anchor-type="as-char" svg:y="-0.1138in" draw:z-index="106" draw:style-name="gr1"><svg:title>TexMaths</svg:title><svg:desc>12§display§F§svg§600§FALSE§</svg:desc><draw:polygon draw:style-name="gr2" draw:text-style-name="P170" svg:width="0.1299in" svg:height="0.113in" svg:x="0in" svg:y="0in" svg:viewBox="0 0 331 288" draw:points="165,288 0,288 0,0 331,0 331,288"><text:p/></draw:polygon><draw:path draw:style-name="gr3" draw:text-style-name="P170" svg:width="0.1181in" svg:height="0.1126in" svg:x="0.0063in" svg:y="0.0016in" svg:viewBox="0 0 301 287" svg:d="M113 150h40c32 0 35 7 35 19 0 3 0 8-2 20-1 3-3 5-3 5 0 4 4 6 6 6 4 0 4-1 6-10l23-91c1-4 1-6 1-7s0-5-4-5-5 3-6 9c-9 33-20 40-56 40h-38l28-106c3-16 3-17 22-17h57c51 0 61 15 61 47 0 9 0 11-1 23-1 4-2 6-2 7 0 2 2 5 6 5s5-3 5-10l10-73c1-12-1-12-12-12h-207c-9 0-12 0-12 8 0 5 3 5 10 5 16 0 28 0 28 7 0 3 0 3-1 11l-57 223c-4 17-4 20-38 20-7 0-12 0-12 9 0 4 5 4 6 4 13 0 44-1 56-1 15 0 49 1 63 1 4 0 9 0 9-8 0-4-2-4-2-5-1 0-3 0-12 0-10 0-12 0-22-1-13-1-14-2-14-8 0 0 0-4 2-10z"><text:p/></draw:path></draw:g></text:p></table:table-cell><table:table-cell table:style-name="Table1.A2" office:value-type="string"><text:p text:style-name="P12">Kraft</text:p></table:table-cell><table:table-cell table:style-name="Table1.C2" office:value-type="string"><text:p text:style-name="P72"><draw:g text:anchor-type="as-char" svg:y="-0.1252in" draw:z-index="105" draw:style-name="gr1"><svg:title>TexMaths</svg:title><svg:desc>12§display§[F] = N§svg§600§FALSE§</svg:desc><draw:polygon draw:style-name="gr2" draw:text-style-name="P170" svg:width="0.5949in" svg:height="0.1657in" svg:x="0in" svg:y="0.0004in" svg:viewBox="0 0 1512 422" draw:points="756,422 0,422 0,0 1512,0 1512,422"><text:p/></draw:polygon><draw:polygon draw:style-name="gr3" draw:text-style-name="P170" svg:width="0.0228in" svg:height="0.1657in" svg:x="0.0193in" svg:y="0.0004in" svg:viewBox="0 0 59 422" draw:points="59,422 59,406 17,406 17,17 59,17 59,0 0,0 0,422"><text:p/></draw:polygon><draw:path draw:style-name="gr3" draw:text-style-name="P170" svg:width="0.1181in" svg:height="0.113in" svg:x="0.0524in" svg:y="0.0118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olygon draw:style-name="gr3" draw:text-style-name="P170" svg:width="0.0228in" svg:height="0.1657in" svg:x="0.1795in" svg:y="0.0004in" svg:viewBox="0 0 59 422" draw:points="59,0 0,0 0,17 42,17 42,406 0,406 0,422 59,422"><text:p/></draw:polygon><draw:path draw:style-name="gr3" draw:text-style-name="P170" svg:width="0.1106in" svg:height="0.039in" svg:x="0.2776in" svg:y="0.063in" svg:viewBox="0 0 282 100" svg:d="M268 17c6 0 14 0 14-9 0-8-8-8-14-8h-254c-6 0-14 0-14 8 0 9 8 9 14 9zM268 100c6 0 14 0 14-9 0-8-8-8-14-8h-254c-6 0-14 0-14 8 0 9 8 9 14 9z"><text:p/></draw:path><draw:path draw:style-name="gr3" draw:text-style-name="P170" svg:width="0.1398in" svg:height="0.1134in" svg:x="0.45in" svg:y="0.0102in" svg:viewBox="0 0 356 289" svg:d="M304 44c3-16 12-30 45-31 3 0 7 0 7-8 0 0 0-5-6-5-13 0-28 1-42 1s-30-1-43-1c-2 0-8 0-8 8 0 5 5 5 8 5 24 0 29 10 29 18 0 3-1 9-1 10l-48 188-94-221c-3-8-3-8-13-8h-56c-9 0-14 0-14 8 0 5 5 5 12 5 3 0 29 0 29 4l-56 228c-4 17-11 30-46 31-2 0-7 0-7 8 0 4 2 5 6 5 13 0 28-1 42-1s30 1 43 1c3 0 9 0 9-8 0-5-5-5-10-5-24-1-28-10-28-18 0-4 2-6 3-11l55-223c2 2 2 4 4 7l105 250c4 7 5 8 9 8s4-1 6-8z"><text:p/></draw:path></draw:g></text:p></table:table-cell></table:table-row><table:table-row><table:table-cell table:style-name="Table1.A2" office:value-type="string"><text:p text:style-name="P102"><draw:g text:anchor-type="as-char" svg:y="-0.1138in" draw:z-index="103" draw:style-name="gr1"><svg:title>TexMaths</svg:title><svg:desc>12§display§D§svg§600§FALSE§</svg:desc><draw:polygon draw:style-name="gr2" draw:text-style-name="P170" svg:width="0.1421in" svg:height="0.113in" svg:x="0in" svg:y="0in" svg:viewBox="0 0 362 288" draw:points="181,288 0,288 0,0 362,0 362,288"><text:p/></draw:polygon><draw:path draw:style-name="gr3" draw:text-style-name="P170" svg:width="0.1272in" svg:height="0.113in" svg:x="0.0067in" svg:y="0in" svg:viewBox="0 0 324 288" svg:d="M50 256c-4 16-4 19-38 19-7 0-12 0-12 9 0 4 4 4 12 4h140c88 0 172-88 172-181 0-59-36-107-100-107h-142c-9 0-12 0-12 8 0 5 3 5 12 5 4 0 13 0 18 1 7 0 9 2 9 6 0 3-1 4-2 9zM141 29c4-15 5-16 23-16h46c42 0 77 23 77 78 0 22-9 90-45 136-12 16-45 48-98 48h-48c-6 0-6 0-8 0-5-1-6-1-6-4 0-2 0-3 2-10z"><text:p/></draw:path></draw:g></text:p></table:table-cell><table:table-cell table:style-name="Table1.A2" office:value-type="string"><text:p text:style-name="P12">Federh<text:span text:style-name="T22">ä</text:span><text:span text:style-name="T20">rte</text:span></text:p></table:table-cell><table:table-cell table:style-name="Table1.C2" office:value-type="string"><text:p text:style-name="P72"><draw:g text:anchor-type="as-char" svg:y="-0.2256in" draw:z-index="55" draw:style-name="gr1"><svg:title>TexMaths</svg:title><svg:desc>12§display§[D] = \mathrm{\frac{N}{m}}§svg§600§FALSE§</svg:desc><draw:polygon draw:style-name="gr2" draw:text-style-name="P170" svg:width="0.6146in" svg:height="0.3402in" svg:x="0in" svg:y="0in" svg:viewBox="0 0 1562 865" draw:points="780,865 0,865 0,0 1562,0 1562,865"><text:p/></draw:polygon><draw:polygon draw:style-name="gr3" draw:text-style-name="P170" svg:width="0.0228in" svg:height="0.1661in" svg:x="0.0193in" svg:y="0.102in" svg:viewBox="0 0 59 423" draw:points="59,423 59,406 17,406 17,17 59,17 59,0 0,0 0,423"><text:p/></draw:polygon><draw:path draw:style-name="gr3" draw:text-style-name="P170" svg:width="0.1272in" svg:height="0.1134in" svg:x="0.0528in" svg:y="0.1138in" svg:viewBox="0 0 324 289" svg:d="M50 257c-4 16-4 19-38 19-7 0-12 0-12 9 0 4 4 4 12 4h140c88 0 172-88 172-182 0-59-36-107-99-107h-143c-9 0-12 0-12 8 0 5 3 5 12 5 4 0 13 0 18 1 7 0 9 2 9 6 0 3-1 4-2 9zM142 29c3-15 4-16 22-16h46c42 0 77 23 77 78 0 22-8 90-44 137-12 16-46 48-99 48h-48c-6 0-6 0-8 0-5-1-6-1-6-5 0-1 0-2 2-9z"><text:p/></draw:path><draw:polygon draw:style-name="gr3" draw:text-style-name="P170" svg:width="0.0228in" svg:height="0.1661in" svg:x="0.1917in" svg:y="0.102in" svg:viewBox="0 0 59 423" draw:points="59,0 0,0 0,17 42,17 42,406 0,406 0,423 59,423"><text:p/></draw:polygon><draw:path draw:style-name="gr3" draw:text-style-name="P170" svg:width="0.1106in" svg:height="0.039in" svg:x="0.2898in" svg:y="0.165in" svg:viewBox="0 0 282 100" svg:d="M268 17c6 0 14 0 14-9 0-8-8-8-14-8h-254c-6 0-14 0-14 8 0 9 8 9 14 9zM268 100c6 0 14 0 14-9 0-8-8-8-14-8h-254c-6 0-14 0-14 8 0 9 8 9 14 9z"><text:p/></draw:path><draw:path draw:style-name="gr3" draw:text-style-name="P170" svg:width="0.1134in" svg:height="0.1134in" svg:x="0.4882in" svg:y="0in" svg:viewBox="0 0 289 289" svg:d="M84 6c-4-6-4-6-12-6h-72v13h12c7 0 16 0 22 1 9 2 9 2 9 10v221c0 12 0 31-43 31v13c14 0 36-1 49-1 15 0 35 1 51 1v-13c-45 0-45-19-45-31v-221c3 2 3 4 5 6l173 253c4 6 4 6 7 6 6 0 6-2 6-10v-235c0-10 0-31 43-31v-13c-14 0-36 1-49 1-14 0-35-1-50-1v13c44 0 44 21 44 31v182z"><text:p/></draw:path><draw:polygon draw:style-name="gr3" draw:text-style-name="P170" svg:width="0.1386in" svg:height="0.0067in" svg:x="0.476in" svg:y="0.1811in" svg:viewBox="0 0 353 18" draw:points="176,18 0,18 0,0 353,0 353,18"><text:p/></draw:polygon><draw:path draw:style-name="gr3" draw:text-style-name="P170" svg:width="0.1295in" svg:height="0.0732in" svg:x="0.4811in" svg:y="0.266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1.A2" office:value-type="string"><text:p text:style-name="P102"><draw:g text:anchor-type="as-char" svg:y="-0.0756in" draw:z-index="102" draw:style-name="gr1"><svg:title>TexMaths</svg:title><svg:desc>12§display§\mu§svg§600§FALSE§</svg:desc><draw:polygon draw:style-name="gr2" draw:text-style-name="P170" svg:width="0.1in" svg:height="0.1043in" svg:x="0in" svg:y="0.002in" svg:viewBox="0 0 255 266" draw:points="127,266 0,266 0,0 255,0 255,266"><text:p/></draw:polygon><draw:path draw:style-name="gr3" draw:text-style-name="P170" svg:width="0.0898in" svg:height="0.1094in" svg:x="0.0051in" svg:y="0in" svg:viewBox="0 0 229 279" svg:d="M85 39c2-9 6-26 6-27 0-7-5-12-12-12-1 0-13 0-17 16l-61 245c-1 5-1 6-1 8 0 6 5 10 12 10 8 0 14-7 14-8 3-4 8-26 24-92 14 11 33 14 41 14 30 0 46-20 56-32 4 20 20 32 39 32 14 0 24-10 31-24 7-15 12-41 12-41 0-5-4-5-5-5-4 0-5 1-6 7-7 28-14 53-32 53-11 0-12-11-12-19 0-10 5-29 8-45l12-46c1-6 5-22 7-28 3-10 6-26 6-29 0-8-6-11-12-11-2 0-13 0-16 14l-21 80c-5 21-9 40-11 43 0 3-20 41-55 41-20 0-31-14-31-37 0-12 4-24 6-36z"><text:p/></draw:path></draw:g></text:p></table:table-cell><table:table-cell table:style-name="Table1.A2" office:value-type="string"><text:p text:style-name="P12">Reibungszahl</text:p></table:table-cell><table:table-cell table:style-name="Table1.C2" office:value-type="string"><text:p text:style-name="P74"><draw:g text:anchor-type="as-char" svg:y="-0.1181in" draw:z-index="101" draw:style-name="gr1"><svg:title>TexMaths</svg:title><svg:desc>12§display§Faktor§svg§600§FALSE§</svg:desc><draw:polygon draw:style-name="gr2" draw:text-style-name="P170" svg:width="0.5291in" svg:height="0.1157in" svg:x="0in" svg:y="0in" svg:viewBox="0 0 1345 295" draw:points="673,295 0,295 0,0 1345,0 1345,295"><text:p/></draw:polygon><draw:path draw:style-name="gr3" draw:text-style-name="P170" svg:width="0.1181in" svg:height="0.1134in" svg:x="0.0063in" svg:y="0.0024in" svg:viewBox="0 0 301 289" svg:d="M113 151h41c31 0 34 7 34 19 0 4 0 8-2 20-1 3-2 5-2 5 0 4 3 6 6 6s3-1 6-9l22-92c2-5 2-6 2-7s0-5-5-5c-4 0-5 2-6 8-9 34-19 41-55 41h-39l28-107c3-16 3-17 23-17h56c52 0 61 15 61 47 0 10 0 11-1 23-1 5-1 6-1 7 0 3 1 5 6 5 3 0 5-2 5-9l9-74c1-12-1-12-12-12h-207c-9 0-12 0-12 8 0 5 3 5 10 5 16 0 28 0 28 7 0 3 0 3-1 11l-57 225c-4 16-4 20-38 20-7 0-12 0-12 9 0 4 5 4 6 4 13 0 44-1 56-1 15 0 50 1 63 1 5 0 9 0 9-8 0-4-2-4-2-5-1 0-2 0-12 0s-12 0-22-1c-13-1-14-3-14-9 0 0 0-3 2-9z"><text:p/></draw:path><draw:path draw:style-name="gr3" draw:text-style-name="P170" svg:width="0.076in" svg:height="0.0756in" svg:x="0.1366in" svg:y="0.0421in" svg:viewBox="0 0 194 193" svg:d="M142 28c-9-16-21-28-40-28-49 0-102 63-102 125 0 40 23 68 56 68 9 0 30-1 56-31 3 18 18 31 38 31 16 0 25-10 31-23 7-16 13-42 13-42 0-5-3-5-4-5-5 0-5 2-6 8-8 28-16 52-33 52-12 0-13-11-13-19 0-10 1-12 6-31 5-18 5-22 10-39l14-59c4-12 4-13 4-15 0-7-5-12-12-12-11 0-17 10-18 20zM114 137c-2 9-2 9-8 16-20 24-36 30-48 30-22 0-28-23-28-40 0-20 13-73 24-92 13-26 31-41 49-41 28 0 34 35 34 37s-1 5-3 7z"><text:p/></draw:path><draw:path draw:style-name="gr3" draw:text-style-name="P170" svg:width="0.0752in" svg:height="0.1177in" svg:x="0.2268in" svg:y="0in" svg:viewBox="0 0 192 300" svg:d="M98 5c0 0 0-5-6-5-9 0-39 4-51 5-4 0-7 0-7 8 0 5 3 5 9 5 21 0 22 2 22 7l-1 9-63 245c-1 6-1 7-1 9 0 10 8 12 12 12 6 0 12-3 14-9 3-4 22-82 24-93 15 1 50 8 50 36 0 4 0 5-2 8-1 6-1 11-1 16 0 25 17 42 39 42 13 0 24-7 33-23 11-18 16-42 16-43 0-4-4-4-5-4-5 0-5 1-6 8-8 31-19 53-37 53-9 0-13-5-13-21 0-7 1-17 2-23 2-7 2-9 2-13 0-28-26-40-63-45 13-8 27-21 37-31 20-23 40-41 60-41 4 0 4 0 5 0 5 1 5 1 8 4 1 0 1 1 1 1-19 1-24 18-24 23 0 7 5 15 17 15 11 0 23-9 23-26 0-12-10-27-29-27-12 0-31 4-61 38-14 15-31 33-48 39z"><text:p/></draw:path><draw:path draw:style-name="gr3" draw:text-style-name="P170" svg:width="0.0512in" svg:height="0.1063in" svg:x="0.313in" svg:y="0.0114in" svg:viewBox="0 0 131 271" svg:d="M78 96h40c8 0 13 0 13-8 0-5-5-5-12-5h-37c15-60 16-69 16-71 0-7-4-12-12-12-1 0-13 0-16 16l-17 67h-40c-8 0-13 0-13 9 0 4 4 4 12 4h37c-30 121-32 128-32 135 0 23 17 40 39 40 44 0 68-62 68-65 0-5-4-5-5-5-4 0-5 2-6 6-19 45-41 55-55 55-10 0-14-5-14-20 0-11 0-13 3-20z"><text:p/></draw:path><draw:path draw:style-name="gr3" draw:text-style-name="P170" svg:width="0.0709in" svg:height="0.0756in" svg:x="0.376in" svg:y="0.0421in" svg:viewBox="0 0 181 193" svg:d="M181 72c0-44-29-72-67-72-58 0-114 60-114 121 0 42 29 72 68 72 57 0 113-59 113-121zM68 183c-18 0-37-13-37-46 0-20 11-67 25-89 21-32 46-38 57-38 25 0 38 20 38 45 0 17-8 62-25 90-14 24-38 38-58 38z"><text:p/></draw:path><draw:path draw:style-name="gr3" draw:text-style-name="P170" svg:width="0.0677in" svg:height="0.0756in" svg:x="0.4543in" svg:y="0.0421in" svg:viewBox="0 0 173 193" svg:d="M25 163c-1 7-3 17-3 19 0 7 6 11 12 11 4 0 13-4 15-12 1-1 16-59 17-68 4-13 11-43 14-55 2-5 14-25 23-35 4-3 16-13 35-13 11 0 17 4 18 4-13 3-23 13-23 23 0 8 5 16 17 16 11 0 23-10 23-25s-13-28-35-28c-28 0-47 20-55 33-3-20-18-33-39-33-19 0-27 17-31 24-7 15-13 40-13 41 0 5 5 5 5 5 5 0 5 0 7-10 7-30 16-50 31-50 7 0 13 3 13 19 0 8-1 13-7 36z"><text:p/></draw:path></draw:g></text:p></table:table-cell></table:table-row><table:table-row><table:table-cell table:style-name="Table1.A2" office:value-type="string"><text:p text:style-name="P102"><draw:g text:anchor-type="as-char" svg:y="-0.1138in" draw:z-index="28" draw:style-name="gr1"><svg:title>TexMaths</svg:title><svg:desc>12§display§F_N§svg§600§FALSE§</svg:desc><draw:polygon draw:style-name="gr2" draw:text-style-name="P170" svg:width="0.2244in" svg:height="0.139in" svg:x="0in" svg:y="0in" svg:viewBox="0 0 571 354" draw:points="286,354 0,354 0,0 571,0 571,354"><text:p/></draw:polygon><draw:path draw:style-name="gr3" draw:text-style-name="P170" svg:width="0.1181in" svg:height="0.1134in" svg:x="0.0063in" svg:y="0.0016in" svg:viewBox="0 0 301 289" svg:d="M113 150h41c31 0 34 8 34 20 0 3 0 8-2 20-1 3-2 5-2 5 0 4 3 6 6 6s3-1 6-10l22-91c2-5 2-6 2-7 0-2 0-5-5-5-4 0-5 2-6 8-9 34-19 41-55 41h-39l28-107c3-16 3-17 23-17h56c52 0 61 15 61 47 0 10 0 11-1 23-1 5-1 6-1 7 0 3 1 5 6 5 3 0 5-2 5-10l9-73c1-12-1-12-12-12h-207c-9 0-12 0-12 8 0 5 3 5 10 5 16 0 28 0 28 7 0 3 0 3-1 11l-57 224c-4 17-4 21-38 21-7 0-12 0-12 8 0 5 5 5 6 5 13 0 44-1 56-1 15 0 50 1 63 1 5 0 9 0 9-9 0-3-2-3-2-4-1 0-2 0-12 0s-12 0-22-2c-13-1-14-2-14-8 0 0 0-4 2-10z"><text:p/></draw:path><draw:path draw:style-name="gr3" draw:text-style-name="P170" svg:width="0.1035in" svg:height="0.0795in" svg:x="0.115in" svg:y="0.0591in" svg:viewBox="0 0 264 203" svg:d="M227 32c3-10 7-21 31-21 1 0 6 0 6-7 0-2-1-4-5-4-9 0-20 1-30 1-7 0-24-1-31-1-2 0-6 0-6 6 0 5 4 5 6 5 14 0 19 5 19 12 0 2 0 3-1 7l-32 130-76-155c-2-5-2-5-10-5h-40c-6 0-10 0-10 6 0 5 4 5 10 5s13 0 19 1l-40 160c-2 11-8 19-31 21-2 0-6 0-6 6 0 3 2 4 5 4 9 0 20-1 30-1 7 0 25 1 32 1 3 0 6-1 6-6 0-4-3-4-7-4-19 0-19-9-19-12 0-2 0-3 1-8l38-153 87 179c2 4 3 4 7 4s4-1 6-6z"><text:p/></draw:path></draw:g></text:p></table:table-cell><table:table-cell table:style-name="Table1.A2" office:value-type="string"><text:p text:style-name="P14">Normalkraft</text:p></table:table-cell><table:table-cell table:style-name="Table1.C2" office:value-type="string"><text:p text:style-name="P74"><draw:g text:anchor-type="as-char" svg:y="-0.1252in" draw:z-index="27" draw:style-name="gr1"><svg:title>TexMaths</svg:title><svg:desc>12§display§[F_N] = N§svg§600§FALSE§</svg:desc><draw:polygon draw:style-name="gr2" draw:text-style-name="P170" svg:width="0.698in" svg:height="0.1657in" svg:x="0in" svg:y="0.0004in" svg:viewBox="0 0 1774 422" draw:points="887,422 0,422 0,0 1774,0 1774,422"><text:p/></draw:polygon><draw:polygon draw:style-name="gr3" draw:text-style-name="P170" svg:width="0.0228in" svg:height="0.1657in" svg:x="0.0193in" svg:y="0.0004in" svg:viewBox="0 0 59 422" draw:points="59,422 59,406 17,406 17,17 59,17 59,0 0,0 0,422"><text:p/></draw:polygon><draw:path draw:style-name="gr3" draw:text-style-name="P170" svg:width="0.1185in" svg:height="0.113in" svg:x="0.0524in" svg:y="0.0118in" svg:viewBox="0 0 302 288" svg:d="M113 150h41c31 0 34 7 34 19 0 4 0 9-2 21-1 2-2 4-2 4 0 4 3 6 6 6s3-1 6-9l22-91c2-5 2-6 2-8 0-1 0-4-5-4-4 0-5 2-6 8-9 34-19 41-55 41h-39l28-107c3-16 3-17 23-17h56c52 0 61 15 61 47 0 10 0 11-1 23-1 5-1 6-1 7 0 2 1 5 6 5 4 0 5-3 5-10l9-73c2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70" svg:width="0.1035in" svg:height="0.0795in" svg:x="0.161in" svg:y="0.0689in" svg:viewBox="0 0 264 203" svg:d="M227 32c3-10 7-21 31-21 1 0 6 0 6-7 0-2-1-4-5-4-9 0-20 1-30 1-7 0-24-1-31-1-2 0-6 0-6 6 0 5 4 5 6 5 14 0 19 5 19 12 0 2 0 3-1 7l-32 130-76-155c-2-5-2-5-10-5h-40c-6 0-10 0-10 6 0 5 4 5 10 5s13 0 19 1l-40 160c-2 10-8 19-31 20-2 0-6 0-6 6 0 4 2 5 5 5 9 0 20-1 30-1 7 0 25 1 32 1 3 0 6-1 6-6s-3-5-7-5c-19 0-19-8-19-12 0-1 0-2 1-7l38-153 87 178c2 5 3 5 7 5s4-1 6-6z"><text:p/></draw:path><draw:polygon draw:style-name="gr3" draw:text-style-name="P170" svg:width="0.0228in" svg:height="0.1657in" svg:x="0.2827in" svg:y="0.0004in" svg:viewBox="0 0 59 422" draw:points="59,0 0,0 0,17 42,17 42,406 0,406 0,422 59,422"><text:p/></draw:polygon><draw:path draw:style-name="gr3" draw:text-style-name="P170" svg:width="0.1106in" svg:height="0.039in" svg:x="0.3803in" svg:y="0.063in" svg:viewBox="0 0 282 100" svg:d="M268 17c6 0 14 0 14-9 0-8-8-8-14-8h-254c-6 0-14 0-14 8 0 9 8 9 14 9zM268 100c6 0 14 0 14-9 0-8-8-8-14-8h-254c-6 0-14 0-14 8 0 9 8 9 14 9z"><text:p/></draw:path><draw:path draw:style-name="gr3" draw:text-style-name="P170" svg:width="0.1402in" svg:height="0.1134in" svg:x="0.5531in" svg:y="0.0102in" svg:viewBox="0 0 357 289" svg:d="M304 44c3-16 12-30 45-31 3 0 8 0 8-8 0 0 0-5-6-5-14 0-29 1-42 1-15 0-30-1-44-1-2 0-8 0-8 8 0 5 5 5 8 5 24 0 29 10 29 18 0 3-1 9-1 10l-48 188-94-221c-3-8-3-8-13-8h-56c-9 0-14 0-14 8 0 5 5 5 12 5 3 0 29 0 29 4l-56 228c-4 17-11 30-46 31-2 0-7 0-7 8 0 4 2 5 6 5 13 0 28-1 42-1s30 1 43 1c3 0 9 0 9-8 0-5-5-5-10-5-24-1-28-10-28-18 0-4 2-6 3-11l55-223c2 2 2 4 4 7l105 250c4 7 5 8 9 8s4-1 6-8z"><text:p/></draw:path></draw:g></text:p></table:table-cell></table:table-row><table:table-row><table:table-cell table:style-name="Table1.A2" office:value-type="string"><text:p text:style-name="P102"><draw:g text:anchor-type="as-char" svg:y="-0.1189in" draw:z-index="100" draw:style-name="gr1"><svg:title>TexMaths</svg:title><svg:desc>12§display§\theta§svg§600§FALSE§</svg:desc><draw:polygon draw:style-name="gr2" draw:text-style-name="P170" svg:width="0.0827in" svg:height="0.115in" svg:x="0in" svg:y="0.0016in" svg:viewBox="0 0 211 293" draw:points="106,293 0,293 0,0 211,0 211,293"><text:p/></draw:polygon><draw:path draw:style-name="gr3" draw:text-style-name="P170" svg:width="0.0685in" svg:height="0.1189in" svg:x="0.0071in" svg:y="0in" svg:viewBox="0 0 175 303" svg:d="M175 86c0-27-7-86-50-86-60 0-125 120-125 215 0 40 12 88 50 88 60 0 125-122 125-217zM46 145c7-28 15-61 32-91 11-21 26-44 46-44 21 0 24 26 24 50 0 21-4 43-15 85zM130 158c-5 19-14 55-29 86-16 29-31 49-51 49-13 0-22-12-22-51 0-18 2-42 14-84z"><text:p/></draw:path></draw:g></text:p></table:table-cell><table:table-cell table:style-name="Table1.A2" office:value-type="string"><text:p text:style-name="P11">Winkel Drehachse - Bewegungsrichtung</text:p></table:table-cell><table:table-cell table:style-name="Table1.C2" office:value-type="string"><text:p text:style-name="P72"><draw:g text:anchor-type="as-char" svg:y="-0.1252in" draw:z-index="99" draw:style-name="gr1"><svg:title>TexMaths</svg:title><svg:desc>12§display§\left [ \theta \right ] = \mathrm{rad}§svg§600§FALSE§</svg:desc><draw:polygon draw:style-name="gr2" draw:text-style-name="P170" svg:width="0.6366in" svg:height="0.1657in" svg:x="0in" svg:y="0.0004in" svg:viewBox="0 0 1618 422" draw:points="809,422 0,422 0,0 1618,0 1618,422"><text:p/></draw:polygon><draw:polygon draw:style-name="gr3" draw:text-style-name="P170" svg:width="0.0228in" svg:height="0.1657in" svg:x="0.0193in" svg:y="0.0004in" svg:viewBox="0 0 59 422" draw:points="59,422 59,406 17,406 17,17 59,17 59,0 0,0 0,422"><text:p/></draw:polygon><draw:path draw:style-name="gr3" draw:text-style-name="P170" svg:width="0.0685in" svg:height="0.1193in" svg:x="0.0528in" svg:y="0.0071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olygon draw:style-name="gr3" draw:text-style-name="P170" svg:width="0.0228in" svg:height="0.1657in" svg:x="0.1323in" svg:y="0.0004in" svg:viewBox="0 0 59 422" draw:points="59,0 0,0 0,17 42,17 42,406 0,406 0,422 59,422"><text:p/></draw:polygon><draw:path draw:style-name="gr3" draw:text-style-name="P170" svg:width="0.1106in" svg:height="0.039in" svg:x="0.2303in" svg:y="0.063in" svg:viewBox="0 0 282 100" svg:d="M268 17c6 0 14 0 14-9 0-8-8-8-14-8h-254c-6 0-14 0-14 8 0 9 8 9 14 9zM268 100c6 0 14 0 14-9 0-8-8-8-14-8h-254c-6 0-14 0-14 8 0 9 8 9 14 9z"><text:p/></draw:path><draw:path draw:style-name="gr3" draw:text-style-name="P170" svg:width="0.0559in" svg:height="0.0732in" svg:x="0.4008in" svg:y="0.0508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70" svg:width="0.0752in" svg:height="0.076in" svg:x="0.4681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70" svg:width="0.0819in" svg:height="0.1173in" svg:x="0.55in" svg:y="0.0094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1.A2" office:value-type="string"><text:p text:style-name="P102"><draw:g text:anchor-type="as-char" svg:y="-0.1161in" draw:z-index="61" draw:style-name="gr1"><svg:title>TexMaths</svg:title><svg:desc>12§display§F_C§svg§600§FALSE§</svg:desc><draw:polygon draw:style-name="gr2" draw:text-style-name="P170" svg:width="0.2098in" svg:height="0.1386in" svg:x="0in" svg:y="0in" svg:viewBox="0 0 534 353" draw:points="267,353 0,353 0,0 534,0 534,353"><text:p/></draw:polygon><draw:path draw:style-name="gr3" draw:text-style-name="P170" svg:width="0.1181in" svg:height="0.113in" svg:x="0.0063in" svg:y="0.0008in" svg:viewBox="0 0 301 288" svg:d="M113 150h40c31 0 35 7 35 19 0 4 0 9-2 21-2 2-3 4-3 4 0 4 4 6 6 6 4 0 4-1 6-9l23-91c1-5 1-6 1-8 0-1 0-4-5-4-3 0-4 2-6 8-8 34-19 41-55 41h-38l28-107c3-16 3-17 22-17h57c51 0 61 15 61 47 0 10 0 11-2 23-1 5-1 6-1 7 0 2 1 5 6 5 4 0 5-3 5-10l10-73c1-12-2-12-12-12h-208c-8 0-12 0-12 8 0 5 4 5 11 5 16 0 28 0 28 7 0 3 0 3-1 11l-57 223c-4 17-4 21-38 21-7 0-12 0-12 8 0 5 5 5 6 5 13 0 44-1 56-1 15 0 49 1 63 1 4 0 9 0 9-8 0-4-2-4-2-5-1 0-3 0-12 0-10 0-12 0-22-1-13-2-14-3-14-9 0 0 0-3 2-9z"><text:p/></draw:path><draw:path draw:style-name="gr3" draw:text-style-name="P170" svg:width="0.0898in" svg:height="0.0843in" svg:x="0.1146in" svg:y="0.0567in" svg:viewBox="0 0 229 215" svg:d="M229 4c0-2-1-4-4-4-2 0-2 0-5 4l-22 22c-3-3-20-26-55-26-72 0-143 64-143 131 0 48 38 84 91 84 16 0 44-4 74-29 24-20 30-46 30-48 0-5-2-5-5-5s-3 3-4 5c-12 41-54 66-90 66-31 0-66-17-66-64 0-8 1-55 36-93 20-23 51-36 79-36 35 0 55 25 55 57 0 9-1 11-1 14s3 3 6 3c5 0 5-1 6-7z"><text:p/></draw:path></draw:g></text:p></table:table-cell><table:table-cell table:style-name="Table1.A2" office:value-type="string"><text:p text:style-name="P13">Coulombkraft</text:p></table:table-cell><table:table-cell table:style-name="Table1.C2" office:value-type="string"><text:p text:style-name="P72"><draw:g text:anchor-type="as-char" svg:y="-0.1252in" draw:z-index="56" draw:style-name="gr1"><svg:title>TexMaths</svg:title><svg:desc>12§display§[F_C] = \mathrm{N}§svg§600§FALSE§</svg:desc><draw:polygon draw:style-name="gr2" draw:text-style-name="P170" svg:width="0.6571in" svg:height="0.1657in" svg:x="0in" svg:y="0.0004in" svg:viewBox="0 0 1670 422" draw:points="834,422 0,422 0,0 1670,0 1670,422"><text:p/></draw:polygon><draw:polygon draw:style-name="gr3" draw:text-style-name="P170" svg:width="0.0228in" svg:height="0.1657in" svg:x="0.0193in" svg:y="0.0004in" svg:viewBox="0 0 59 422" draw:points="59,422 59,406 17,406 17,17 59,17 59,0 0,0 0,422"><text:p/></draw:polygon><draw:path draw:style-name="gr3" draw:text-style-name="P170" svg:width="0.1181in" svg:height="0.113in" svg:x="0.0524in" svg:y="0.0118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70" svg:width="0.0898in" svg:height="0.0843in" svg:x="0.161in" svg:y="0.0665in" svg:viewBox="0 0 229 215" svg:d="M229 4c0-2-1-4-3-4-3 0-3 0-5 4l-23 22c-2-3-19-26-55-26-72 0-143 64-143 131 0 48 38 84 91 84 16 0 45-4 75-29 24-20 30-46 30-48 0-5-3-5-5-5-4 0-4 3-5 5-12 41-54 66-90 66-31 0-66-17-66-64 0-8 1-55 36-93 20-23 52-36 79-36 35 0 55 25 55 57 0 9-1 11-1 14s4 3 6 3c5 0 5-1 6-7z"><text:p/></draw:path><draw:polygon draw:style-name="gr3" draw:text-style-name="P170" svg:width="0.0228in" svg:height="0.1657in" svg:x="0.2685in" svg:y="0.0004in" svg:viewBox="0 0 59 422" draw:points="59,0 0,0 0,17 42,17 42,406 0,406 0,422 59,422"><text:p/></draw:polygon><draw:path draw:style-name="gr3" draw:text-style-name="P170" svg:width="0.1106in" svg:height="0.039in" svg:x="0.3661in" svg:y="0.063in" svg:viewBox="0 0 282 100" svg:d="M268 17c6 0 14 0 14-9 0-8-8-8-14-8h-254c-6 0-14 0-14 8 0 9 8 9 14 9zM268 100c6 0 14 0 14-9 0-8-8-8-14-8h-254c-6 0-14 0-14 8 0 9 8 9 14 9z"><text:p/></draw:path><draw:path draw:style-name="gr3" draw:text-style-name="P170" svg:width="0.1134in" svg:height="0.1134in" svg:x="0.5378in" svg:y="0.0102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/draw:g></text:p></table:table-cell></table:table-row><table:table-row><table:table-cell table:style-name="Table1.A2" office:value-type="string"><text:p text:style-name="P102"><draw:g text:anchor-type="as-char" svg:y="-0.1165in" draw:z-index="60" draw:style-name="gr1"><svg:title>TexMaths</svg:title><svg:desc>12§display§Q§svg§600§FALSE§</svg:desc><draw:polygon draw:style-name="gr2" draw:text-style-name="P170" svg:width="0.1319in" svg:height="0.1469in" svg:x="0in" svg:y="0.0047in" svg:viewBox="0 0 336 374" draw:points="167,374 0,374 0,0 336,0 336,374"><text:p/></draw:polygon><draw:path draw:style-name="gr3" draw:text-style-name="P170" svg:width="0.115in" svg:height="0.15in" svg:x="0.0079in" svg:y="0in" svg:viewBox="0 0 293 382" svg:d="M165 297c66-25 128-100 128-182 0-69-45-115-108-115-91 0-185 96-185 195 0 71 48 114 108 114 11 0 25-2 42-6-1 26-1 27-1 32 0 13 0 47 35 47 50 0 71-78 71-82 0-3-4-5-5-5-3 0-5 3-5 5-11 30-35 41-50 41-19 0-25-12-30-44zM85 294c-33-13-48-47-48-85 0-29 11-90 44-135 31-44 71-63 102-63 42 0 73 32 73 90 0 42-22 141-92 181-3-14-8-46-39-46-22 0-43 22-43 44 0 8 3 13 3 14zM111 299c-5 0-20 0-20-19 0-17 17-34 34-34 18 0 27 11 27 36 0 6 0 7-5 9-11 4-24 8-36 8z"><text:p/></draw:path></draw:g></text:p></table:table-cell><table:table-cell table:style-name="Table1.A2" office:value-type="string"><text:p text:style-name="P13">Ladung</text:p></table:table-cell><table:table-cell table:style-name="Table1.C2" office:value-type="string"><text:p text:style-name="P72"><draw:g text:anchor-type="as-char" svg:y="-0.1252in" draw:z-index="57" draw:style-name="gr1"><svg:title>TexMaths</svg:title><svg:desc>12§display§[Q] = \mathrm{C}§svg§600§FALSE§</svg:desc><draw:polygon draw:style-name="gr2" draw:text-style-name="P170" svg:width="0.5654in" svg:height="0.1657in" svg:x="0in" svg:y="0.0004in" svg:viewBox="0 0 1437 422" draw:points="718,422 0,422 0,0 1437,0 1437,422"><text:p/></draw:polygon><draw:polygon draw:style-name="gr3" draw:text-style-name="P170" svg:width="0.0228in" svg:height="0.1657in" svg:x="0.0193in" svg:y="0.0004in" svg:viewBox="0 0 59 422" draw:points="59,422 59,406 17,406 17,17 59,17 59,0 0,0 0,422"><text:p/></draw:polygon><draw:path draw:style-name="gr3" draw:text-style-name="P170" svg:width="0.115in" svg:height="0.1492in" svg:x="0.0543in" svg:y="0.0071in" svg:viewBox="0 0 293 380" svg:d="M164 295c66-24 129-99 129-181 0-68-46-114-108-114-91 0-185 96-185 194 0 71 48 113 108 113 11 0 25-1 42-6-1 27-1 28-1 33 0 13 0 46 35 46 50 0 70-78 70-81 0-4-3-5-4-5-4 0-5 2-5 5-11 30-35 41-51 41-19 0-25-12-30-45zM85 293c-33-13-48-47-48-85 0-29 11-89 43-135 32-43 71-62 102-62 42 0 74 32 74 90 0 42-22 140-93 180-2-15-7-46-38-46-22 0-43 22-43 43 0 9 3 14 3 15zM110 298c-4 0-19 0-19-20 0-16 17-33 34-33 18 0 26 11 26 36 0 6 0 7-5 8-10 5-24 9-36 9z"><text:p/></draw:path><draw:polygon draw:style-name="gr3" draw:text-style-name="P170" svg:width="0.0228in" svg:height="0.1657in" svg:x="0.1811in" svg:y="0.0004in" svg:viewBox="0 0 59 422" draw:points="59,0 0,0 0,17 42,17 42,406 0,406 0,422 59,422"><text:p/></draw:polygon><draw:path draw:style-name="gr3" draw:text-style-name="P170" svg:width="0.1106in" svg:height="0.039in" svg:x="0.2787in" svg:y="0.063in" svg:viewBox="0 0 282 100" svg:d="M268 17c6 0 14 0 14-9 0-8-8-8-14-8h-254c-6 0-14 0-14 8 0 9 8 9 14 9zM268 100c6 0 14 0 14-9 0-8-8-8-14-8h-254c-6 0-14 0-14 8 0 9 8 9 14 9z"><text:p/></draw:path><draw:path draw:style-name="gr3" draw:text-style-name="P170" svg:width="0.1012in" svg:height="0.1209in" svg:x="0.4539in" svg:y="0.0071in" svg:viewBox="0 0 258 308" svg:d="M0 154c0 87 68 154 148 154 68 0 110-60 110-108 0-4 0-7-6-7-4 0-4 3-5 6-3 61-48 96-95 96-25 0-109-14-109-141 0-126 83-141 109-141 46 0 84 39 93 101 0 5 0 7 6 7 7 0 7-2 7-11v-100c0-8 0-10-5-10-1 0-3 0-6 5l-21 31c-16-14-38-36-78-36-80 0-148 67-148 154z"><text:p/></draw:path></draw:g></text:p></table:table-cell></table:table-row><table:table-row><table:table-cell table:style-name="Table1.A2" office:value-type="string"><text:p text:style-name="P102"><draw:g text:anchor-type="as-char" svg:y="-0.1138in" draw:z-index="59" draw:style-name="gr1"><svg:title>TexMaths</svg:title><svg:desc>12§display§E§svg§600§FALSE§</svg:desc><draw:polygon draw:style-name="gr2" draw:text-style-name="P170" svg:width="0.1319in" svg:height="0.113in" svg:x="0in" svg:y="0in" svg:viewBox="0 0 336 288" draw:points="167,288 0,288 0,0 336,0 336,288"><text:p/></draw:polygon><draw:path draw:style-name="gr3" draw:text-style-name="P170" svg:width="0.1201in" svg:height="0.1126in" svg:x="0.0063in" svg:y="0.0016in" svg:viewBox="0 0 306 287" svg:d="M282 189c1-2 2-5 2-6s0-5-4-5-5 3-6 5c-28 62-43 91-115 91h-61c-6 0-7 0-10 0-4-1-6-1-6-5 0-1 0-2 3-9l29-115h41c36 0 36 8 36 19 0 2 0 8-3 20 0 3-2 4-2 5 0 3 3 5 6 5 4 0 5-2 6-8l24-100c0-2-1-5-5-5-3 0-4 4-5 9-9 32-17 42-55 42h-40l25-102c4-16 4-17 23-17h60c51 0 63 12 63 47 0 11 0 11-1 23 0 2 0 4 0 7 0 2 1 5 5 5s4-3 6-10l8-73c1-12-1-12-12-12h-213c-8 0-12 0-12 8 0 5 4 5 11 5 16 0 28 0 28 7 0 3 0 3-2 11l-56 223c-5 17-5 20-38 20-7 0-12 0-12 9 0 4 4 4 12 4h219c9 0 9 0 13-7z"><text:p/></draw:path></draw:g></text:p></table:table-cell><table:table-cell table:style-name="Table1.A2" office:value-type="string"><text:p text:style-name="P13">Elektr. Feldst<text:span text:style-name="T22">ä</text:span><text:span text:style-name="T20">rke</text:span></text:p></table:table-cell><table:table-cell table:style-name="Table1.C2" office:value-type="string"><text:p text:style-name="P72"><draw:g text:anchor-type="as-char" svg:y="-0.2256in" draw:z-index="58" draw:style-name="gr1"><svg:title>TexMaths</svg:title><svg:desc>12§display§[E] = \frac{\mathrm{V}}{\mathrm{m}}§svg§600§FALSE§</svg:desc><draw:polygon draw:style-name="gr2" draw:text-style-name="P170" svg:width="0.6043in" svg:height="0.3402in" svg:x="0in" svg:y="0in" svg:viewBox="0 0 1536 865" draw:points="768,865 0,865 0,0 1536,0 1536,865"><text:p/></draw:polygon><draw:polygon draw:style-name="gr3" draw:text-style-name="P170" svg:width="0.0228in" svg:height="0.1661in" svg:x="0.0193in" svg:y="0.102in" svg:viewBox="0 0 59 423" draw:points="59,423 59,406 17,406 17,17 59,17 59,0 0,0 0,423"><text:p/></draw:polygon><draw:path draw:style-name="gr3" draw:text-style-name="P170" svg:width="0.1205in" svg:height="0.113in" svg:x="0.0524in" svg:y="0.1138in" svg:viewBox="0 0 307 288" svg:d="M283 190c1-3 3-5 3-6s0-5-5-5c-4 0-5 2-6 5-28 62-43 91-115 91h-62c-6 0-7 0-9 0-5-1-6-1-6-5 0-1 0-2 2-9l29-116h42c36 0 36 9 36 20 0 2 0 8-4 20 0 2-1 4-1 5 0 2 3 5 6 5 4 0 5-3 6-9l24-100c0-2-1-4-5-4-3 0-4 3-6 8-8 32-16 42-55 42h-39l25-102c3-16 3-17 23-17h60c51 0 63 12 63 47 0 11 0 11-1 23 0 2 0 5 0 7s1 5 5 5c5 0 5-3 6-10l8-73c1-12-1-12-12-12h-213c-9 0-12 0-12 8 0 5 3 5 10 5 16 0 28 0 28 7 0 3 0 3-1 11l-57 224c-4 16-4 20-38 20-7 0-12 0-12 8 0 5 4 5 12 5h220c9 0 9 0 13-7z"><text:p/></draw:path><draw:polygon draw:style-name="gr3" draw:text-style-name="P170" svg:width="0.0228in" svg:height="0.1661in" svg:x="0.1819in" svg:y="0.102in" svg:viewBox="0 0 59 423" draw:points="59,0 0,0 0,17 42,17 42,406 0,406 0,423 59,423"><text:p/></draw:polygon><draw:path draw:style-name="gr3" draw:text-style-name="P170" svg:width="0.1106in" svg:height="0.039in" svg:x="0.2795in" svg:y="0.165in" svg:viewBox="0 0 282 100" svg:d="M268 17c6 0 14 0 14-9 0-8-8-8-14-8h-254c-6 0-14 0-14 8 0 9 8 9 14 9zM268 100c6 0 14 0 14-9 0-8-8-8-14-8h-254c-6 0-14 0-14 8 0 9 8 9 14 9z"><text:p/></draw:path><draw:path draw:style-name="gr3" draw:text-style-name="P170" svg:width="0.1181in" svg:height="0.1173in" svg:x="0.4748in" svg:y="0in" svg:viewBox="0 0 301 299" svg:d="M254 42c6-16 18-29 47-29v-13c-13 1-30 1-41 1-13 0-37-1-49-1v13c23 0 31 11 31 22 0 2-1 6-2 8l-77 204-81-213c-3-6-3-8-3-9 0-12 24-12 35-12v-13c-14 1-44 1-60 1-20 0-38-1-54-1v13c28 0 36 0 42 16l97 260c4 9 6 10 11 10 7 0 8-2 11-8z"><text:p/></draw:path><draw:polygon draw:style-name="gr3" draw:text-style-name="P170" svg:width="0.1386in" svg:height="0.0067in" svg:x="0.4657in" svg:y="0.1811in" svg:viewBox="0 0 353 18" draw:points="176,18 0,18 0,0 353,0 353,18"><text:p/></draw:polygon><draw:path draw:style-name="gr3" draw:text-style-name="P170" svg:width="0.1295in" svg:height="0.0732in" svg:x="0.4709in" svg:y="0.266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1.A2" office:value-type="string"><text:p text:style-name="P102"><draw:g text:anchor-type="as-char" svg:y="-0.1161in" draw:z-index="36" draw:style-name="gr1"><svg:title>TexMaths</svg:title><svg:desc>12§display§F_W§svg§600§FALSE§</svg:desc><draw:polygon draw:style-name="gr2" draw:text-style-name="P170" svg:width="0.2496in" svg:height="0.1386in" svg:x="0in" svg:y="0in" svg:viewBox="0 0 635 353" draw:points="318,353 0,353 0,0 635,0 635,353"><text:p/></draw:polygon><draw:path draw:style-name="gr3" draw:text-style-name="P170" svg:width="0.1181in" svg:height="0.113in" svg:x="0.0063in" svg:y="0.0008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70" svg:width="0.1272in" svg:height="0.0819in" svg:x="0.1157in" svg:y="0.0591in" svg:viewBox="0 0 324 209" svg:d="M284 35l5-7c6-9 13-16 28-17 3 0 7-1 7-7 0-2-2-4-5-4-6 0-14 1-21 1-11 0-24-1-34-1-1 0-6 0-6 6 0 5 5 5 6 5 6 0 16 2 16 11 0 2-4 8-5 9l-83 138-17-150c0-8 18-8 21-8 4 0 8 0 8-7 0 0 0-4-5-4-6 0-13 0-18 1-6 0-14 0-20 0s-24-1-31-1c-2 0-6 0-6 6 0 5 4 5 8 5 13 0 14 2 14 5 2 2 2 10 3 19l-82 134-15-145c0-1 0-5 0-5 0-8 18-8 20-8 4 0 8 0 8-7 0-2-1-4-4-4-9 0-30 1-39 1s-23-1-31-1c-4 0-6 1-6 6s4 5 8 5c15 0 15 1 15 9l20 180c0 6 1 9 6 9s7-3 9-6l92-153 17 152c1 6 2 7 6 7 6 0 7-3 9-6z"><text:p/></draw:path></draw:g></text:p></table:table-cell><table:table-cell table:style-name="Table1.A2" office:value-type="string"><text:p text:style-name="P37">Str<text:span text:style-name="T10">ömungswiderstandskraft</text:span></text:p></table:table-cell><table:table-cell table:style-name="Table1.C2" office:value-type="string"><text:p text:style-name="P72"><draw:g text:anchor-type="as-char" svg:y="-0.1252in" draw:z-index="35" draw:style-name="gr1"><svg:title>TexMaths</svg:title><svg:desc>12§display§[F_W] = N§svg§600§FALSE§</svg:desc><draw:polygon draw:style-name="gr2" draw:text-style-name="P170" svg:width="0.7224in" svg:height="0.1657in" svg:x="0in" svg:y="0.0004in" svg:viewBox="0 0 1836 422" draw:points="919,422 0,422 0,0 1836,0 1836,422"><text:p/></draw:polygon><draw:polygon draw:style-name="gr3" draw:text-style-name="P170" svg:width="0.0228in" svg:height="0.1657in" svg:x="0.0193in" svg:y="0.0004in" svg:viewBox="0 0 59 422" draw:points="59,422 59,406 17,406 17,17 59,17 59,0 0,0 0,422"><text:p/></draw:polygon><draw:path draw:style-name="gr3" draw:text-style-name="P170" svg:width="0.1181in" svg:height="0.113in" svg:x="0.0524in" svg:y="0.011in" svg:viewBox="0 0 301 288" svg:d="M113 150h41c31 0 34 7 34 19 0 4 0 9-2 21-1 2-3 4-3 4 0 4 4 6 6 6 4 0 4-1 6-9l23-91c1-5 1-6 1-8 0-1 0-4-4-4s-5 2-6 8c-9 34-20 41-55 41h-39l28-107c3-16 3-17 23-17h56c51 0 61 15 61 47 0 10 0 11-1 23-1 5-1 6-1 7 0 2 1 5 6 5 3 0 4-3 4-10l10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70" svg:width="0.1272in" svg:height="0.0819in" svg:x="0.1618in" svg:y="0.0689in" svg:viewBox="0 0 324 209" svg:d="M284 35l5-7c6-9 13-16 28-17 3 0 7-1 7-7 0-2-3-4-5-4-6 0-14 1-22 1-10 0-24-1-33-1-1 0-6 0-6 6 0 5 5 5 6 5 6 0 15 2 15 11 0 2-3 8-4 9l-83 138-17-150c0-8 18-8 20-8 5 0 9 0 9-7 0 0 0-4-5-4-6 0-13 0-18 1-6 0-14 0-20 0s-24-1-31-1c-2 0-6 0-6 6 0 5 4 5 8 5 13 0 14 2 14 5 2 2 2 10 3 19l-82 134-15-145c0-1 0-5 0-5 0-8 18-8 20-8 4 0 8 0 8-7 0-2-1-4-4-4-9 0-30 1-39 1s-23-1-31-1c-4 0-6 1-6 6s4 5 8 5c15 0 15 1 15 9l20 180c0 6 1 9 6 9s7-3 9-6l92-153 17 152c1 6 2 7 6 7 6 0 7-3 9-6z"><text:p/></draw:path><draw:polygon draw:style-name="gr3" draw:text-style-name="P170" svg:width="0.0228in" svg:height="0.1657in" svg:x="0.3075in" svg:y="0.0004in" svg:viewBox="0 0 59 422" draw:points="59,0 0,0 0,17 42,17 42,406 0,406 0,422 59,422"><text:p/></draw:polygon><draw:path draw:style-name="gr3" draw:text-style-name="P170" svg:width="0.1106in" svg:height="0.039in" svg:x="0.4051in" svg:y="0.063in" svg:viewBox="0 0 282 100" svg:d="M267 17c6 0 15 0 15-9 0-8-9-8-15-8h-253c-6 0-14 0-14 8 0 9 8 9 14 9zM267 100c6 0 15 0 15-9 0-8-9-8-15-8h-253c-6 0-14 0-14 8 0 9 8 9 14 9z"><text:p/></draw:path><draw:path draw:style-name="gr3" draw:text-style-name="P170" svg:width="0.1398in" svg:height="0.1134in" svg:x="0.5776in" svg:y="0.0102in" svg:viewBox="0 0 356 289" svg:d="M303 44c4-16 12-30 46-31 2 0 7 0 7-8 0 0 0-5-6-5-13 0-29 1-42 1-14 0-30-1-43-1-2 0-8 0-8 8 0 5 4 5 8 5 24 0 29 10 29 18 0 3-1 9-1 10l-48 188-94-221c-3-8-3-8-13-8h-56c-9 0-14 0-14 8 0 5 5 5 12 5 3 0 29 0 29 4l-56 228c-4 17-11 30-46 31-2 0-7 0-7 8 0 4 2 5 6 5 13 0 28-1 42-1s30 1 43 1c3 0 9 0 9-8 0-5-5-5-10-5-24-1-28-10-28-18 0-4 2-6 3-11l55-223c2 2 2 4 4 7l105 250c4 7 5 8 8 8 5 0 5-1 6-8z"><text:p/></draw:path></draw:g></text:p></table:table-cell></table:table-row><table:table-row><table:table-cell table:style-name="Table1.A2" office:value-type="string"><text:p text:style-name="P106"><draw:g text:anchor-type="as-char" svg:y="-0.0752in" draw:z-index="34" draw:style-name="gr1"><svg:title>TexMaths</svg:title><svg:desc>12§display§c_W§svg§600§FALSE§</svg:desc><draw:polygon draw:style-name="gr2" draw:text-style-name="P170" svg:width="0.215in" svg:height="0.0965in" svg:x="0in" svg:y="0.0012in" svg:viewBox="0 0 547 246" draw:points="274,246 0,246 0,0 547,0 547,246"><text:p/></draw:polygon><draw:path draw:style-name="gr3" draw:text-style-name="P170" svg:width="0.065in" svg:height="0.0752in" svg:x="0.0067in" svg:y="0.0004in" svg:viewBox="0 0 166 192" svg:d="M151 26c-7 0-13 0-19 6-7 6-7 14-7 17 0 10 7 15 16 15 12 0 24-10 24-28 0-20-21-36-51-36-58 0-114 61-114 120 0 38 25 72 68 72 62 0 98-45 98-51 0-2-3-4-6-4-1 0-3 1-5 3-34 42-81 42-85 42-27 0-39-20-39-45 0-18 9-59 23-85 13-24 37-42 60-42 15 0 31 4 37 16z"><text:p/></draw:path><draw:path draw:style-name="gr3" draw:text-style-name="P170" svg:width="0.1272in" svg:height="0.0819in" svg:x="0.0807in" svg:y="0.0185in" svg:viewBox="0 0 324 209" svg:d="M285 35l5-7c6-9 13-16 27-17 4 0 7-1 7-7 0-2-2-4-4-4-6 0-15 1-22 1-11 0-24-1-34-1-1 0-6 0-6 6 0 5 5 5 6 5 6 0 16 2 16 11 0 2-4 8-5 9l-83 138-17-150c0-8 18-8 21-8 5 0 8 0 8-7 0 0 0-4-5-4-6 0-13 0-18 1-6 0-14 0-20 0s-24-1-31-1c-1 0-6 0-6 6 0 5 5 5 8 5 13 0 15 2 15 5 1 2 1 10 2 19l-82 134-15-145c0-1 0-5 0-5 0-8 18-8 20-8 4 0 9 0 9-7 0-2-2-4-5-4-9 0-30 1-39 1s-23-1-31-1c-4 0-6 1-6 6s4 5 8 5c15 0 15 1 15 9l20 180c0 6 1 9 6 9s7-3 9-6l92-153 17 151c1 6 2 8 6 8 6 0 7-3 10-6z"><text:p/></draw:path></draw:g></text:p></table:table-cell><table:table-cell table:style-name="Table1.A2" office:value-type="string"><text:p text:style-name="P14">Widerstandskoeffizient</text:p></table:table-cell><table:table-cell table:style-name="Table1.C2" office:value-type="string"><text:p text:style-name="P72"><draw:g text:anchor-type="as-char" svg:y="-0.1181in" draw:z-index="33" draw:style-name="gr1"><svg:title>TexMaths</svg:title><svg:desc>12§display§\text{Faktor}§svg§600§FALSE§</svg:desc><draw:polygon draw:style-name="gr2" draw:text-style-name="P170" svg:width="0.4772in" svg:height="0.1157in" svg:x="0in" svg:y="0in" svg:viewBox="0 0 1213 295" draw:points="606,295 0,295 0,0 1213,0 1213,295"><text:p/></draw:polygon><draw:path draw:style-name="gr3" draw:text-style-name="P170" svg:width="0.0961in" svg:height="0.1134in" svg:x="0.0055in" svg:y="0.0024in" svg:viewBox="0 0 245 289" svg:d="M233 0h-233v13h10c33 0 33 5 33 21v222c0 15 0 20-33 20h-10v13c14-1 48-1 65-1s55 0 70 1v-13h-14c-39 0-39-6-39-20v-105h35c41 0 46 14 46 50h10v-113h-10c0 36-5 49-46 49h-35v-107c0-14 1-17 20-17h51c63 0 74 24 81 82h11z"><text:p/></draw:path><draw:path draw:style-name="gr3" draw:text-style-name="P170" svg:width="0.0752in" svg:height="0.0764in" svg:x="0.1016in" svg:y="0.0413in" svg:viewBox="0 0 192 195" svg:d="M123 159c2 17 14 35 34 35 8 0 35-6 35-41v-24h-11v24c0 24-11 28-16 28-14 0-15-19-15-22v-85c0-19 0-34-16-51-17-16-37-23-57-23-35 0-65 20-65 48 0 13 8 21 20 21 11 0 20-9 20-21 0-5-3-19-22-19 11-15 32-19 46-19 20 0 44 17 44 54v16c-22 1-50 2-78 15-31 15-42 36-42 56 0 33 41 44 68 44 28 0 47-17 55-36zM120 89v42c0 41-30 56-49 56-21 0-39-16-39-37 0-23 18-58 88-61z"><text:p/></draw:path><draw:path draw:style-name="gr3" draw:text-style-name="P170" svg:width="0.0803in" svg:height="0.1157in" svg:x="0.1823in" svg:y="0in" svg:viewBox="0 0 205 295" svg:d="M34 263c0 19-5 19-34 19v13c14 0 34-1 47-1 12 0 29 0 45 1v-13c-27 0-32 0-32-19v-44l26-24c34 46 52 70 52 77 0 9-7 10-16 10v13c12 0 37-1 46-1 12 0 25 0 37 1v-13c-16 0-25 0-42-23l-53-76c-1-1-3-3-3-5 0-1 31-26 34-30 27-21 45-23 54-23v-13c-13 1-18 1-30 1-15 0-42-1-48-1v13c9 0 14 5 14 11 0 9-6 14-10 16l-60 52v-204l-61 5v13c30 0 34 2 34 24z"><text:p/></draw:path><draw:path draw:style-name="gr3" draw:text-style-name="P170" svg:width="0.052in" svg:height="0.1043in" svg:x="0.2681in" svg:y="0.0134in" svg:viewBox="0 0 133 266" svg:d="M66 92h60v-14h-60v-78h-11c-1 35-13 81-55 82v10h36v117c0 53 40 57 55 57 30 0 42-30 42-57v-25h-11v25c0 31-12 47-29 47-27 0-27-39-27-46z"><text:p/></draw:path><draw:path draw:style-name="gr3" draw:text-style-name="P170" svg:width="0.0736in" svg:height="0.0764in" svg:x="0.3343in" svg:y="0.0413in" svg:viewBox="0 0 188 195" svg:d="M188 100c0-55-43-100-93-100-54 0-95 47-95 100 0 54 44 95 93 95 52 0 95-41 95-95zM95 184c-19 0-37-8-49-27-11-20-11-45-11-61s0-39 11-59c10-19 31-27 47-27 20 0 38 9 48 27 11 18 11 43 11 59s0 39-8 57c-10 19-29 31-49 31z"><text:p/></draw:path><draw:path draw:style-name="gr3" draw:text-style-name="P170" svg:width="0.0559in" svg:height="0.0736in" svg:x="0.4173in" svg:y="0.0421in" svg:viewBox="0 0 143 188" svg:d="M59 47v-47l-59 5v13c30 0 34 2 34 24v114c0 19-5 19-34 19v13c17 0 36-1 48-1 18 0 37 0 54 1v-13h-9c-31 0-32-5-32-19v-67c0-42 18-79 50-79 3 0 4 0 5 0-1 0-9 6-9 17 0 12 8 18 18 18 7 0 18-5 18-18 0-15-14-27-32-27-31 0-46 29-52 47z"><text:p/></draw:path></draw:g></text:p></table:table-cell></table:table-row><table:table-row><table:table-cell table:style-name="Table1.A2" office:value-type="string"><text:p text:style-name="P106"><draw:g text:anchor-type="as-char" svg:y="-0.1189in" draw:z-index="32" draw:style-name="gr1"><svg:title>TexMaths</svg:title><svg:desc>12§display§A§svg§600§FALSE§</svg:desc><draw:polygon draw:style-name="gr2" draw:text-style-name="P170" svg:width="0.1248in" svg:height="0.113in" svg:x="0in" svg:y="0.0043in" svg:viewBox="0 0 318 288" draw:points="158,288 0,288 0,0 318,0 318,288"><text:p/></draw:polygon><draw:path draw:style-name="gr3" draw:text-style-name="P170" svg:width="0.1138in" svg:height="0.1189in" svg:x="0.0055in" svg:y="0in" svg:viewBox="0 0 290 303" svg:d="M61 254c-17 28-33 34-53 35-4 0-8 0-8 9 0 2 2 5 6 5 11 0 24-2 36-2 14 0 29 2 42 2 2 0 8 0 8-9 0-5-3-5-7-5-9-1-19-4-19-15 0-5 2-10 6-16l31-54h107c1 10 7 67 7 71 0 13-23 14-31 14-6 0-10 0-10 9 0 5 5 5 6 5 17 0 35-2 53-2 11 0 37 2 48 2 3 0 7 0 7-9 0-5-3-5-9-5-27 0-27-3-28-15l-25-264c-1-9-1-10-8-10-8 0-9 2-11 7zM112 191l84-138 13 138z"><text:p/></draw:path></draw:g></text:p></table:table-cell><table:table-cell table:style-name="Table1.A2" office:value-type="string"><text:p text:style-name="P14">Querschnittsfl<text:span text:style-name="T22">ä</text:span><text:span text:style-name="T20">che</text:span></text:p></table:table-cell><table:table-cell table:style-name="Table1.C2" office:value-type="string"><text:p text:style-name="P72"><draw:g text:anchor-type="as-char" svg:y="-0.1465in" draw:z-index="31" draw:style-name="gr1"><svg:title>TexMaths</svg:title><svg:desc>12§display§[A] = m^2§svg§600§FALSE§</svg:desc><draw:polygon draw:style-name="gr2" draw:text-style-name="P170" svg:width="0.6508in" svg:height="0.1858in" svg:x="0in" svg:y="0.0024in" svg:viewBox="0 0 1654 473" draw:points="828,473 0,473 0,0 1654,0 1654,473"><text:p/></draw:polygon><draw:polygon draw:style-name="gr3" draw:text-style-name="P170" svg:width="0.0228in" svg:height="0.1665in" svg:x="0.0193in" svg:y="0.022in" svg:viewBox="0 0 59 424" draw:points="59,424 59,407 17,407 17,17 59,17 59,0 0,0 0,424"><text:p/></draw:polygon><draw:path draw:style-name="gr3" draw:text-style-name="P170" svg:width="0.1142in" svg:height="0.1193in" svg:x="0.052in" svg:y="0.0268in" svg:viewBox="0 0 291 304" svg:d="M61 255c-17 29-33 35-53 36-4 0-8 0-8 9 0 2 2 4 6 4 11 0 24-1 36-1 14 0 29 1 42 1 2 0 8 0 8-8 0-5-3-5-7-5-9-1-19-5-19-15 0-5 2-10 6-16l31-54h107c1 9 7 67 7 71 0 13-22 14-31 14-6 0-9 0-9 9 0 4 4 4 6 4 16 0 34-1 52-1 11 0 38 1 48 1 3 0 8 0 8-8 0-5-4-5-10-5-26 0-26-3-28-15l-25-266c-1-9-1-10-8-10s-9 2-11 7zM112 193l84-140 13 140z"><text:p/></draw:path><draw:polygon draw:style-name="gr3" draw:text-style-name="P170" svg:width="0.0228in" svg:height="0.1665in" svg:x="0.1744in" svg:y="0.022in" svg:viewBox="0 0 59 424" draw:points="59,0 0,0 0,17 42,17 42,407 0,407 0,424 59,424"><text:p/></draw:polygon><draw:path draw:style-name="gr3" draw:text-style-name="P170" svg:width="0.1106in" svg:height="0.039in" svg:x="0.2724in" svg:y="0.085in" svg:viewBox="0 0 282 100" svg:d="M268 17c6 0 14 0 14-9 0-8-8-8-14-8h-254c-6 0-14 0-14 8 0 9 8 9 14 9zM268 100c6 0 14 0 14-9 0-8-8-8-14-8h-254c-6 0-14 0-14 8 0 9 8 9 14 9z"><text:p/></draw:path><draw:path draw:style-name="gr3" draw:text-style-name="P170" svg:width="0.1362in" svg:height="0.0756in" svg:x="0.4437in" svg:y="0.0724in" svg:viewBox="0 0 347 193" svg:d="M25 162c-1 8-3 17-3 20 0 7 6 11 12 11 4 0 12-4 15-12 0 0 5-21 9-32l8-38c2-9 6-18 7-28 3-7 6-20 6-22 6-13 29-51 69-51 19 0 23 15 23 30 0 9-3 21-6 35l-12 49-9 32c-1 9-5 23-5 26 0 7 6 11 12 11 14 0 16-11 20-25 6-24 21-85 25-102 1-6 24-56 69-56 18 0 23 14 23 30 0 24-18 72-26 95-4 9-5 14-5 23 0 20 14 35 35 35 39 0 55-62 55-65 0-5-4-5-5-5-5 0-5 1-7 8-6 22-19 52-43 52-7 0-10-4-10-13 0-11 4-22 7-30 9-23 27-70 27-94 0-28-17-46-49-46s-53 19-69 41c-1-5-2-19-14-30-10-9-24-11-35-11-37 0-59 28-66 37-1-24-19-37-39-37-19 0-27 17-31 24-7 16-13 40-13 41 0 5 5 5 5 5 5 0 5 0 7-10 7-30 16-50 31-50 7 0 13 3 13 19 0 8-1 13-7 36z"><text:p/></draw:path><draw:path draw:style-name="gr3" draw:text-style-name="P170" svg:width="0.0516in" svg:height="0.0772in" svg:x="0.5921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3z"><text:p/></draw:path></draw:g></text:p></table:table-cell></table:table-row><table:table-row><table:table-cell table:style-name="Table1.A2" office:value-type="string"><text:p text:style-name="P102"><draw:g text:anchor-type="as-char" svg:y="-0.0756in" draw:z-index="30" draw:style-name="gr1"><svg:title>TexMaths</svg:title><svg:desc>12§display§\rho§svg§600§FALSE§</svg:desc><draw:polygon draw:style-name="gr2" draw:text-style-name="P170" svg:width="0.0862in" svg:height="0.1043in" svg:x="0in" svg:y="0.002in" svg:viewBox="0 0 220 266" draw:points="109,266 0,266 0,0 220,0 220,266"><text:p/></draw:polygon><draw:path draw:style-name="gr3" draw:text-style-name="P170" svg:width="0.0787in" svg:height="0.1094in" svg:x="0.0051in" svg:y="0in" svg:viewBox="0 0 201 279" svg:d="M1 261c-1 5-1 6-1 8 0 6 5 10 12 10 8 0 14-7 14-8 3-4 16-61 28-107 8 17 22 29 42 29 49 0 105-61 105-123 0-46-28-70-59-70-42 0-87 42-99 94zM96 183c-30 0-37-34-37-37s2-11 4-16c12-48 15-64 25-81 18-30 39-39 53-39 15 0 28 12 28 41 0 24-12 71-22 92-15 27-35 40-51 40z"><text:p/></draw:path></draw:g></text:p></table:table-cell><table:table-cell table:style-name="Table1.A2" office:value-type="string"><text:p text:style-name="P14">Dichte des Fluids</text:p></table:table-cell><table:table-cell table:style-name="Table1.C2" office:value-type="string"><text:p text:style-name="P72"><draw:g text:anchor-type="as-char" svg:y="-0.228in" draw:z-index="29" draw:style-name="gr1"><svg:title>TexMaths</svg:title><svg:desc>12§display§[\rho] = \mathrm{\frac{kg}{m^3}}§svg§600§FALSE§</svg:desc><draw:polygon draw:style-name="gr2" draw:text-style-name="P170" svg:width="0.6323in" svg:height="0.3417in" svg:x="0in" svg:y="0in" svg:viewBox="0 0 1607 869" draw:points="804,869 0,869 0,0 1607,0 1607,869"><text:p/></draw:polygon><draw:polygon draw:style-name="gr3" draw:text-style-name="P170" svg:width="0.0228in" svg:height="0.1657in" svg:x="0.0193in" svg:y="0.1031in" svg:viewBox="0 0 59 422" draw:points="59,422 59,406 17,406 17,17 59,17 59,0 0,0 0,422"><text:p/></draw:polygon><draw:path draw:style-name="gr3" draw:text-style-name="P170" svg:width="0.0783in" svg:height="0.1091in" svg:x="0.0512in" svg:y="0.1543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olygon draw:style-name="gr3" draw:text-style-name="P170" svg:width="0.0228in" svg:height="0.1657in" svg:x="0.1354in" svg:y="0.1031in" svg:viewBox="0 0 59 422" draw:points="59,0 0,0 0,17 42,17 42,406 0,406 0,422 59,422"><text:p/></draw:polygon><draw:path draw:style-name="gr3" draw:text-style-name="P170" svg:width="0.1106in" svg:height="0.039in" svg:x="0.2335in" svg:y="0.1661in" svg:viewBox="0 0 282 100" svg:d="M268 17c6 0 14 0 14-9 0-8-8-8-14-8h-254c-6 0-14 0-14 8 0 9 8 9 14 9zM268 100c6 0 14 0 14-9 0-8-8-8-14-8h-254c-6 0-14 0-14 8 0 9 8 9 14 9z"><text:p/></draw:path><draw:path draw:style-name="gr3" draw:text-style-name="P170" svg:width="0.0803in" svg:height="0.1154in" svg:x="0.4441in" svg:y="0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" draw:text-style-name="P170" svg:width="0.076in" svg:height="0.1098in" svg:x="0.5315in" svg:y="0.0398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olygon draw:style-name="gr3" draw:text-style-name="P170" svg:width="0.213in" svg:height="0.0067in" svg:x="0.4197in" svg:y="0.1831in" svg:viewBox="0 0 542 18" draw:points="271,18 0,18 0,0 542,0 542,18"><text:p/></draw:polygon><draw:path draw:style-name="gr3" draw:text-style-name="P170" svg:width="0.1295in" svg:height="0.0732in" svg:x="0.4248in" svg:y="0.268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70" svg:width="0.0535in" svg:height="0.0795in" svg:x="0.5642in" svg:y="0.2161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/draw:g></text:p></table:table-cell></table:table-row></table:table><text:p text:style-name="P50"/></draw:text-box></draw:frame><draw:g text:anchor-type="as-char" svg:y="-0.222in" draw:z-index="152" draw:style-name="gr1"><svg:title>TexMaths</svg:title><svg:desc>12§display§x(t) = \frac12\,a\,t^2+v_0\,t+s_0§svg§600§FALSE§</svg:desc><draw:polygon draw:style-name="gr2" draw:text-style-name="P170" svg:width="1.6988in" svg:height="0.3331in" svg:x="0in" svg:y="0.0047in" svg:viewBox="0 0 4316 847" draw:points="2158,847 0,847 0,0 4316,0 4316,847"><text:p/></draw:polygon><draw:path draw:style-name="gr3" draw:text-style-name="P170" svg:width="0.0827in" svg:height="0.0752in" svg:x="0.0047in" svg:y="0.1496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70" svg:width="0.039in" svg:height="0.1657in" svg:x="0.1114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70" svg:width="0.0512in" svg:height="0.1059in" svg:x="0.1634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70" svg:width="0.039in" svg:height="0.1657in" svg:x="0.2287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70" svg:width="0.1106in" svg:height="0.039in" svg:x="0.3394in" svg:y="0.1618in" svg:viewBox="0 0 282 100" svg:d="M268 17c6 0 14 0 14-9 0-8-8-8-14-8h-254c-6 0-14 0-14 8 0 9 8 9 14 9zM268 100c6 0 14 0 14-9 0-8-8-8-14-8h-254c-6 0-14 0-14 8 0 9 8 9 14 9z"><text:p/></draw:path><draw:path draw:style-name="gr3" draw:text-style-name="P170" svg:width="0.0547in" svg:height="0.1106in" svg:x="0.5402in" svg:y="0in" svg:viewBox="0 0 140 282" svg:d="M88 11c0-10 0-11-10-11-26 28-65 28-78 28v13c8 0 34 0 55-12v219c0 16-1 21-39 21h-14v13c16-1 52-1 70-1 17 0 54 0 68 1v-13h-13c-38 0-39-5-39-21z"><text:p/></draw:path><draw:polygon draw:style-name="gr3" draw:text-style-name="P170" svg:width="0.0831in" svg:height="0.0067in" svg:x="0.5256in" svg:y="0.1783in" svg:viewBox="0 0 212 18" draw:points="106,18 0,18 0,0 212,0 212,18"><text:p/></draw:polygon><draw:path draw:style-name="gr3" draw:text-style-name="P170" svg:width="0.0661in" svg:height="0.1106in" svg:x="0.5335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70" svg:width="0.076in" svg:height="0.0752in" svg:x="0.6626in" svg:y="0.1496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70" svg:width="0.0512in" svg:height="0.1059in" svg:x="0.7752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70" svg:width="0.0516in" svg:height="0.0772in" svg:x="0.8386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70" svg:width="0.1106in" svg:height="0.1106in" svg:x="0.952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70" svg:width="0.0728in" svg:height="0.0752in" svg:x="1.1138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70" svg:width="0.0539in" svg:height="0.0795in" svg:x="1.1953in" svg:y="0.1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70" svg:width="0.0512in" svg:height="0.1059in" svg:x="1.2957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70" svg:width="0.1106in" svg:height="0.1106in" svg:x="1.3976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70" svg:width="0.061in" svg:height="0.0752in" svg:x="1.563in" svg:y="0.1496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70" svg:width="0.0539in" svg:height="0.0795in" svg:x="1.6386in" svg:y="0.1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/draw:g> <text:tab/><draw:g text:anchor-type="as-char" svg:y="-0.1252in" draw:z-index="133" draw:style-name="gr1"><svg:title>TexMaths</svg:title><svg:desc>12§display§v(t) =a \cdot t+v_0\,§svg§600§FALSE§</svg:desc><draw:polygon draw:style-name="gr2" draw:text-style-name="P170" svg:width="1.1138in" svg:height="0.1657in" svg:x="0in" svg:y="0.0004in" svg:viewBox="0 0 2830 422" draw:points="1416,422 0,422 0,0 2830,0 2830,422"><text:p/></draw:polygon><draw:path draw:style-name="gr3" draw:text-style-name="P170" svg:width="0.0728in" svg:height="0.0752in" svg:x="0.0047in" svg:y="0.051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70" svg:width="0.039in" svg:height="0.1657in" svg:x="0.1031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70" svg:width="0.0512in" svg:height="0.1059in" svg:x="0.1551in" svg:y="0.0197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70" svg:width="0.039in" svg:height="0.1657in" svg:x="0.2205in" svg:y="0.000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70" svg:width="0.1106in" svg:height="0.039in" svg:x="0.3311in" svg:y="0.0638in" svg:viewBox="0 0 282 100" svg:d="M268 17c6 0 14 0 14-9 0-8-8-8-14-8h-254c-6 0-14 0-14 8 0 9 8 9 14 9zM268 100c6 0 14 0 14-9 0-8-8-8-14-8h-254c-6 0-14 0-14 8 0 9 8 9 14 9z"><text:p/></draw:path><draw:path draw:style-name="gr3" draw:text-style-name="P170" svg:width="0.076in" svg:height="0.0752in" svg:x="0.5035in" svg:y="0.0512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70" svg:width="0.0177in" svg:height="0.0177in" svg:x="0.6358in" svg:y="0.074in" svg:viewBox="0 0 46 46" svg:d="M46 23c0-12-10-23-23-23-12 0-23 11-23 23 0 13 11 23 23 23 13 0 23-10 23-23z"><text:p/></draw:path><draw:path draw:style-name="gr3" draw:text-style-name="P170" svg:width="0.0512in" svg:height="0.1059in" svg:x="0.7087in" svg:y="0.0197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70" svg:width="0.1106in" svg:height="0.1106in" svg:x="0.8106in" svg:y="0.028in" svg:viewBox="0 0 282 282" svg:d="M150 150h118c6 0 14 0 14-8 0-10-8-10-14-10h-118v-118c0-6 0-14-8-14-10 0-10 8-10 14v118h-118c-6 0-14 0-14 10 0 8 8 8 14 8h118v118c0 6 0 14 10 14 8 0 8-8 8-14z"><text:p/></draw:path><draw:path draw:style-name="gr3" draw:text-style-name="P170" svg:width="0.0728in" svg:height="0.0752in" svg:x="0.972in" svg:y="0.051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70" svg:width="0.0539in" svg:height="0.0795in" svg:x="1.0539in" svg:y="0.0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/draw:g> <text:tab/><text:tab/><draw:g text:anchor-type="as-char" svg:y="-0.1465in" draw:z-index="153" draw:style-name="gr1"><svg:title>TexMaths</svg:title><svg:desc>12§display§v^2(t) = v^2(t_0)+2a \cdot \left [ x(t) - x(t_0) \right ]§svg§600§FALSE§</svg:desc><draw:polygon draw:style-name="gr2" draw:text-style-name="P170" svg:width="2.428in" svg:height="0.1858in" svg:x="0in" svg:y="0.0024in" svg:viewBox="0 0 6168 473" draw:points="3083,473 0,473 0,0 6168,0 6168,473"><text:p/></draw:polygon><draw:path draw:style-name="gr3" draw:text-style-name="P170" svg:width="0.0728in" svg:height="0.0756in" svg:x="0.0047in" svg:y="0.0724in" svg:viewBox="0 0 186 193" svg:d="M186 30c0-23-11-30-18-30-11 0-22 11-22 20 0 6 3 9 8 14 8 8 14 19 14 35s-25 114-76 114c-21 0-31-15-31-36 0-24 11-56 24-90 4-8 6-14 6-22 0-19-14-35-35-35-40 0-56 61-56 65 0 5 5 5 5 5 5 0 5-1 7-7 12-44 30-53 43-53 3 0 10 0 10 13 0 11-4 22-7 30-18 49-24 69-24 87 0 47 37 53 57 53 71 0 95-141 95-163z"><text:p/></draw:path><draw:path draw:style-name="gr3" draw:text-style-name="P170" svg:width="0.0516in" svg:height="0.0772in" svg:x="0.0937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3" draw:text-style-name="P170" svg:width="0.039in" svg:height="0.1665in" svg:x="0.1772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70" svg:width="0.0512in" svg:height="0.1063in" svg:x="0.2291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70" svg:width="0.039in" svg:height="0.1665in" svg:x="0.2949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70" svg:width="0.1106in" svg:height="0.039in" svg:x="0.4055in" svg:y="0.085in" svg:viewBox="0 0 282 100" svg:d="M268 17c6 0 14 0 14-9 0-8-8-8-14-8h-254c-6 0-14 0-14 8 0 9 8 9 14 9zM268 100c6 0 14 0 14-9 0-8-8-8-14-8h-254c-6 0-14 0-14 8 0 9 8 9 14 9z"><text:p/></draw:path><draw:path draw:style-name="gr3" draw:text-style-name="P170" svg:width="0.0728in" svg:height="0.0756in" svg:x="0.5764in" svg:y="0.0724in" svg:viewBox="0 0 186 193" svg:d="M186 30c0-23-11-30-18-30-11 0-22 11-22 20 0 6 3 9 8 14 8 8 14 19 14 35s-25 114-76 114c-21 0-31-15-31-36 0-24 11-56 24-90 4-8 6-14 6-22 0-19-14-35-35-35-40 0-56 61-56 65 0 5 5 5 5 5 5 0 5-1 7-7 12-44 30-53 43-53 3 0 10 0 10 13 0 11-4 22-7 30-18 49-24 69-24 87 0 47 37 53 57 53 71 0 95-141 95-163z"><text:p/></draw:path><draw:path draw:style-name="gr3" draw:text-style-name="P170" svg:width="0.0516in" svg:height="0.0772in" svg:x="0.6654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3" draw:text-style-name="P170" svg:width="0.039in" svg:height="0.1665in" svg:x="0.7488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70" svg:width="0.0512in" svg:height="0.1063in" svg:x="0.8008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70" svg:width="0.0539in" svg:height="0.0795in" svg:x="0.8634in" svg:y="0.0937in" svg:viewBox="0 0 138 203" svg:d="M138 102c0-32-4-55-17-77-9-13-29-25-51-25-70 0-70 82-70 102 0 22 0 101 70 101 68 0 68-79 68-101zM70 195c-15 0-33-7-39-33-3-16-3-42-3-63 0-22 0-45 3-60 7-25 25-31 39-31 15 0 31 10 36 27 4 17 6 38 6 64 0 21 0 44-5 62-6 28-25 34-37 34z"><text:p/></draw:path><draw:path draw:style-name="gr3" draw:text-style-name="P170" svg:width="0.039in" svg:height="0.1665in" svg:x="0.9406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70" svg:width="0.1106in" svg:height="0.111in" svg:x="1.0425in" svg:y="0.0492in" svg:viewBox="0 0 282 283" svg:d="M150 150h118c6 0 14 0 14-8 0-10-8-10-14-10h-118v-118c0-6 0-14-8-14-10 0-10 8-10 14v118h-118c-6 0-14 0-14 10 0 8 8 8 14 8h118v118c0 6 0 15 10 15 8 0 8-9 8-15z"><text:p/></draw:path><draw:path draw:style-name="gr3" draw:text-style-name="P170" svg:width="0.0661in" svg:height="0.111in" svg:x="1.2071in" svg:y="0.0354in" svg:viewBox="0 0 169 283" svg:d="M32 250l46-43c66-59 91-82 91-125 0-48-38-82-90-82-48 0-79 39-79 77 0 24 22 24 23 24 7 0 21-6 21-23 0-11-7-21-22-21-3 0-4 0-5 0 9-28 32-44 57-44 39 0 57 35 57 69 0 35-22 68-45 94l-81 91c-5 5-5 6-5 16h157l12-74h-11c-1 12-4 32-8 38-4 3-31 3-41 3z"><text:p/></draw:path><draw:path draw:style-name="gr3" draw:text-style-name="P170" svg:width="0.076in" svg:height="0.0756in" svg:x="1.2886in" svg:y="0.0724in" svg:viewBox="0 0 194 193" svg:d="M142 28c-9-16-21-28-40-28-49 0-102 63-102 125 0 40 23 68 56 68 9 0 30-2 56-32 3 18 18 32 38 32 16 0 25-10 31-23 7-16 13-42 13-42 0-5-3-5-4-5-5 0-5 2-6 8-8 28-16 52-33 52-12 0-13-11-13-19 0-10 1-12 6-32 5-18 5-21 10-38l14-59c4-12 4-13 4-15 0-7-5-12-12-12-11 0-17 10-18 20zM114 137c-2 9-2 9-8 16-20 24-36 30-48 30-22 0-28-23-28-40 0-20 13-73 24-92 13-26 31-41 49-41 28 0 34 35 34 37s-1 5-3 7z"><text:p/></draw:path><draw:path draw:style-name="gr3" draw:text-style-name="P170" svg:width="0.0177in" svg:height="0.0177in" svg:x="1.4213in" svg:y="0.0957in" svg:viewBox="0 0 46 46" svg:d="M46 23c0-12-10-23-23-23-12 0-23 11-23 23 0 13 11 23 23 23 13 0 23-10 23-23z"><text:p/></draw:path><draw:polygon draw:style-name="gr3" draw:text-style-name="P170" svg:width="0.0228in" svg:height="0.1665in" svg:x="1.5091in" svg:y="0.022in" svg:viewBox="0 0 59 424" draw:points="59,424 59,407 17,407 17,17 59,17 59,0 0,0 0,424"><text:p/></draw:polygon><draw:path draw:style-name="gr3" draw:text-style-name="P170" svg:width="0.0827in" svg:height="0.0756in" svg:x="1.5409in" svg:y="0.0724in" svg:viewBox="0 0 211 193" svg:d="M130 60c2-12 12-50 42-50 2 0 12 0 20 4-11 3-19 14-19 23 0 8 3 16 15 16 10 0 23-8 23-25 0-22-25-28-39-28-24 0-40 23-45 32-11-27-33-32-45-32-45 0-69 55-69 65 0 5 4 5 5 5 4 0 5-1 6-5 14-45 42-55 56-55 9 0 23 3 23 27 0 14-7 42-23 103-6 26-21 43-39 43-4 0-13 0-22-5 11-2 21-11 21-23s-10-15-17-15c-12 0-23 12-23 25 0 19 22 28 40 28 28 0 43-31 44-33 6 16 20 33 47 33 43 0 67-55 67-65 0-5-4-5-5-5-3 0-5 2-6 5-13 45-42 55-56 55-17 0-23-13-23-28 0-9 2-18 7-37z"><text:p/></draw:path><draw:path draw:style-name="gr3" draw:text-style-name="P170" svg:width="0.039in" svg:height="0.1665in" svg:x="1.6472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70" svg:width="0.0512in" svg:height="0.1063in" svg:x="1.6992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70" svg:width="0.039in" svg:height="0.1665in" svg:x="1.765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70" svg:width="0.1016in" svg:height="0.0067in" svg:x="1.8705in" svg:y="0.102in" svg:viewBox="0 0 259 18" svg:d="M244 18c7 0 15 0 15-8 0-10-8-10-15-10h-230c-7 0-14 0-14 10 0 8 7 8 14 8z"><text:p/></draw:path><draw:path draw:style-name="gr3" draw:text-style-name="P170" svg:width="0.0827in" svg:height="0.0756in" svg:x="2.028in" svg:y="0.0724in" svg:viewBox="0 0 211 193" svg:d="M130 60c2-12 12-50 42-50 2 0 12 0 20 4-11 3-19 14-19 23 0 8 3 16 15 16 10 0 23-8 23-25 0-22-25-28-39-28-24 0-40 23-45 32-11-27-33-32-45-32-45 0-69 55-69 65 0 5 4 5 5 5 4 0 5-1 6-5 14-45 42-55 56-55 9 0 23 3 23 27 0 14-7 42-23 103-6 26-21 43-39 43-4 0-13 0-22-5 11-2 21-11 21-23s-10-15-17-15c-12 0-23 12-23 25 0 19 22 28 40 28 28 0 43-31 44-33 6 16 20 33 47 33 43 0 67-55 67-65 0-5-4-5-5-5-3 0-5 2-6 5-13 45-42 55-56 55-17 0-23-13-23-28 0-9 2-18 7-37z"><text:p/></draw:path><draw:path draw:style-name="gr3" draw:text-style-name="P170" svg:width="0.039in" svg:height="0.1665in" svg:x="2.1343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70" svg:width="0.0512in" svg:height="0.1063in" svg:x="2.1862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70" svg:width="0.0539in" svg:height="0.0795in" svg:x="2.2484in" svg:y="0.0937in" svg:viewBox="0 0 138 203" svg:d="M138 102c0-32-4-55-17-77-9-13-29-25-51-25-70 0-70 82-70 102 0 22 0 101 70 101 68 0 68-79 68-101zM70 195c-15 0-33-7-39-33-3-16-3-42-3-63 0-22 0-45 3-60 7-25 25-31 39-31 15 0 31 10 36 27 4 17 6 38 6 64 0 21 0 44-5 62-6 28-25 34-37 34z"><text:p/></draw:path><draw:path draw:style-name="gr3" draw:text-style-name="P170" svg:width="0.039in" svg:height="0.1665in" svg:x="2.326in" svg:y="0.022in" svg:viewBox="0 0 100 424" svg:d="M100 212c0-33-5-84-29-133-25-51-63-79-66-79-4 0-5 1-5 5 0 1 0 1 8 9 42 43 66 110 66 198 0 73-15 148-68 201-6 5-6 6-6 7 0 2 1 4 5 4 3 0 42-29 67-82 22-47 28-94 28-130z"><text:p/></draw:path><draw:polygon draw:style-name="gr3" draw:text-style-name="P170" svg:width="0.0228in" svg:height="0.1665in" svg:x="2.385in" svg:y="0.022in" svg:viewBox="0 0 59 424" draw:points="59,0 0,0 0,17 42,17 42,407 0,407 0,424 59,424"><text:p/></draw:polygon></draw:g> </text:p>
      <text:h text:style-name="P152" text:outline-level="3">Kreisbewegung</text:h>
      <text:p text:style-name="P53"><draw:g text:anchor-type="as-char" svg:y="-0.2311in" draw:z-index="169" draw:style-name="gr1"><svg:title>TexMaths</svg:title><svg:desc>12§display§\omega=\frac{\Delta \varphi}{\Delta t}=\frac{2\pi}T§svg§600§FALSE§</svg:desc><draw:polygon draw:style-name="gr2" draw:text-style-name="P170" svg:width="1.0425in" svg:height="0.3402in" svg:x="0in" svg:y="0.0051in" svg:viewBox="0 0 2649 865" draw:points="1324,865 0,865 0,0 2649,0 2649,865"><text:p/></draw:polygon><draw:path draw:style-name="gr3" draw:text-style-name="P170" svg:width="0.0984in" svg:height="0.0752in" svg:x="0.002in" svg:y="0.1579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ath draw:style-name="gr3" draw:text-style-name="P170" svg:width="0.1106in" svg:height="0.039in" svg:x="0.165in" svg:y="0.1701in" svg:viewBox="0 0 282 100" svg:d="M268 17c6 0 14 0 14-9 0-8-8-8-14-8h-254c-6 0-14 0-14 8 0 9 8 9 14 9zM268 100c6 0 14 0 14-9 0-8-8-8-14-8h-254c-6 0-14 0-14 8 0 9 8 9 14 9z"><text:p/></draw:path><draw:path draw:style-name="gr3" draw:text-style-name="P170" svg:width="0.1224in" svg:height="0.1193in" svg:x="0.3587in" svg:y="0in" svg:viewBox="0 0 312 304" svg:d="M167 7c-3-5-4-7-11-7s-7 2-11 7l-143 289c-2 3-2 3-2 4 0 4 2 4 10 4h294c6 0 8 0 8-4 0-1 0-1-1-4zM143 42l114 230h-228z"><text:p/></draw:path><draw:path draw:style-name="gr3" draw:text-style-name="P170" svg:width="0.0945in" svg:height="0.1098in" svg:x="0.4972in" svg:y="0.0457in" svg:viewBox="0 0 241 280" svg:d="M50 260c-1 6-1 6-1 8 0 10 7 12 12 12 3 0 11-1 16-11 1-3 3-18 14-78 4 1 7 1 15 1 70 0 135-67 135-133 0-34-17-59-48-59-62 0-87 82-113 165-45-9-69-33-69-63 0-12 9-59 36-88 2-3 2-4 2-6 0-1 0-3-5-3-12 0-44 61-44 102 0 40 28 71 73 82zM109 167c-3 0-3 0-7 0-5 0-6 0-6-1s7-40 8-46c14-55 47-96 84-96 30 0 41 24 41 43 0 48-54 100-120 100z"><text:p/></draw:path><draw:polygon draw:style-name="gr3" draw:text-style-name="P170" svg:width="0.2472in" svg:height="0.0067in" svg:x="0.3504in" svg:y="0.1866in" svg:viewBox="0 0 629 18" draw:points="314,18 0,18 0,0 629,0 629,18"><text:p/></draw:polygon><draw:path draw:style-name="gr3" draw:text-style-name="P170" svg:width="0.1224in" svg:height="0.1193in" svg:x="0.3827in" svg:y="0.226in" svg:viewBox="0 0 312 304" svg:d="M167 7c-3-5-4-7-11-7s-8 2-11 7l-143 289c-2 3-2 3-2 4 0 4 2 4 10 4h294c6 0 8 0 8-4 0-1 0-1-1-4zM143 42l114 230h-228z"><text:p/></draw:path><draw:path draw:style-name="gr3" draw:text-style-name="P170" svg:width="0.0512in" svg:height="0.1059in" svg:x="0.5173in" svg:y="0.2409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3" draw:text-style-name="P170" svg:width="0.1106in" svg:height="0.039in" svg:x="0.6724in" svg:y="0.1701in" svg:viewBox="0 0 282 100" svg:d="M268 17c6 0 14 0 14-9 0-8-8-8-14-8h-254c-6 0-14 0-14 8 0 9 8 9 14 9zM268 100c6 0 14 0 14-9 0-8-8-8-14-8h-254c-6 0-14 0-14 8 0 9 8 9 14 9z"><text:p/></draw:path><draw:path draw:style-name="gr3" draw:text-style-name="P170" svg:width="0.0661in" svg:height="0.1106in" svg:x="0.8665in" svg:y="0.0079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70" svg:width="0.0898in" svg:height="0.0732in" svg:x="0.9461in" svg:y="0.0472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olygon draw:style-name="gr3" draw:text-style-name="P170" svg:width="0.1839in" svg:height="0.0067in" svg:x="0.8587in" svg:y="0.1866in" svg:viewBox="0 0 468 18" draw:points="234,18 0,18 0,0 468,0 468,18"><text:p/></draw:polygon><draw:path draw:style-name="gr3" draw:text-style-name="P170" svg:width="0.113in" svg:height="0.1126in" svg:x="0.8945in" svg:y="0.2327in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/draw:g> <text:tab/><draw:g text:anchor-type="as-char" svg:y="-0.2228in" draw:z-index="168" draw:style-name="gr1"><svg:title>TexMaths</svg:title><svg:desc>12§display§f =\frac1T = \frac{\omega}{2\pi}§svg§600§FALSE§</svg:desc><draw:polygon draw:style-name="gr2" draw:text-style-name="P170" svg:width="0.9055in" svg:height="0.3335in" svg:x="0in" svg:y="0.0035in" svg:viewBox="0 0 2301 848" draw:points="1150,848 0,848 0,0 2301,0 2301,848"><text:p/></draw:polygon><draw:path draw:style-name="gr3" draw:text-style-name="P170" svg:width="0.0827in" svg:height="0.1516in" svg:x="0.0091in" svg:y="0.1059in" svg:viewBox="0 0 211 386" svg:d="M133 130h36c9 0 13 0 13-10 0-3-4-3-12-3h-34l9-50c1-8 7-38 10-43 3-8 11-14 20-14 1 0 12 0 21 7-20 2-23 17-23 23 0 9 7 14 15 14 11 0 23-8 23-25 0-19-19-29-36-29-14 0-42 7-54 49-2 10-3 13-14 68h-29c-8 0-13 0-13 7 0 6 3 6 12 6h27l-31 167c-8 41-15 79-37 79-1 0-12 0-20-7 19-1 24-17 24-23 0-10-9-16-17-16-11 0-23 10-23 27 0 18 19 29 36 29 23 0 41-26 48-41 13-28 23-78 24-82z"><text:p/></draw:path><draw:path draw:style-name="gr3" draw:text-style-name="P170" svg:width="0.1106in" svg:height="0.039in" svg:x="0.1543in" svg:y="0.1622in" svg:viewBox="0 0 282 100" svg:d="M268 17c6 0 14 0 14-9 0-8-8-8-14-8h-254c-6 0-14 0-14 8 0 9 8 9 14 9zM268 100c6 0 14 0 14-9 0-8-8-8-14-8h-254c-6 0-14 0-14 8 0 9 8 9 14 9z"><text:p/></draw:path><draw:path draw:style-name="gr3" draw:text-style-name="P170" svg:width="0.0547in" svg:height="0.1106in" svg:x="0.3736in" svg:y="0in" svg:viewBox="0 0 140 282" svg:d="M88 11c0-10 0-11-10-11-26 28-65 28-78 28v13c8 0 34 0 55-12v220c0 15-1 20-39 20h-14v13c16-1 52-1 70-1 17 0 54 0 68 1v-13h-13c-38 0-39-5-39-20z"><text:p/></draw:path><draw:polygon draw:style-name="gr3" draw:text-style-name="P170" svg:width="0.1201in" svg:height="0.0067in" svg:x="0.3406in" svg:y="0.1783in" svg:viewBox="0 0 306 18" draw:points="154,18 0,18 0,0 306,0 306,18"><text:p/></draw:polygon><draw:path draw:style-name="gr3" draw:text-style-name="P170" svg:width="0.113in" svg:height="0.1126in" svg:x="0.3445in" svg:y="0.2256in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70" svg:width="0.1106in" svg:height="0.039in" svg:x="0.5354in" svg:y="0.1622in" svg:viewBox="0 0 282 100" svg:d="M268 17c6 0 14 0 14-9 0-8-8-8-14-8h-254c-6 0-14 0-14 8 0 9 8 9 14 9zM268 100c6 0 14 0 14-9 0-8-8-8-14-8h-254c-6 0-14 0-14 8 0 9 8 9 14 9z"><text:p/></draw:path><draw:path draw:style-name="gr3" draw:text-style-name="P170" svg:width="0.0984in" svg:height="0.0752in" svg:x="0.761in" svg:y="0.0374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olygon draw:style-name="gr3" draw:text-style-name="P170" svg:width="0.1839in" svg:height="0.0067in" svg:x="0.7217in" svg:y="0.1783in" svg:viewBox="0 0 468 18" draw:points="234,18 0,18 0,0 468,0 468,18"><text:p/></draw:polygon><draw:path draw:style-name="gr3" draw:text-style-name="P170" svg:width="0.0661in" svg:height="0.1106in" svg:x="0.7295in" svg:y="0.2264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70" svg:width="0.0898in" svg:height="0.0732in" svg:x="0.8091in" svg:y="0.2665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/draw:g> <text:tab/> <text:tab/><draw:g text:anchor-type="as-char" svg:y="-0.222in" draw:z-index="134" draw:style-name="gr1"><svg:title>TexMaths</svg:title><svg:desc>12§display§v = r \cdot \omega = \frac{2\pi \cdot r}T = 2\pi r  f§svg§600§FALSE§</svg:desc><draw:polygon draw:style-name="gr2" draw:text-style-name="P170" svg:width="1.8445in" svg:height="0.3331in" svg:x="0in" svg:y="0.0047in" svg:viewBox="0 0 4686 847" draw:points="2344,847 0,847 0,0 4686,0 4686,847"><text:p/></draw:polygon><draw:path draw:style-name="gr3" draw:text-style-name="P170" svg:width="0.0728in" svg:height="0.0752in" svg:x="0.0047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70" svg:width="0.1106in" svg:height="0.039in" svg:x="0.1417in" svg:y="0.1618in" svg:viewBox="0 0 282 100" svg:d="M268 17c6 0 14 0 14-9 0-8-8-8-14-8h-254c-6 0-14 0-14 8 0 9 8 9 14 9zM268 100c6 0 14 0 14-9 0-8-8-8-14-8h-254c-6 0-14 0-14 8 0 9 8 9 14 9z"><text:p/></draw:path><draw:path draw:style-name="gr3" draw:text-style-name="P170" svg:width="0.0677in" svg:height="0.0752in" svg:x="0.3126in" svg:y="0.1496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70" svg:width="0.0177in" svg:height="0.0177in" svg:x="0.4386in" svg:y="0.1728in" svg:viewBox="0 0 46 46" svg:d="M46 23c0-12-10-23-23-23-12 0-23 11-23 23 0 13 11 23 23 23 13 0 23-10 23-23z"><text:p/></draw:path><draw:path draw:style-name="gr3" draw:text-style-name="P170" svg:width="0.0984in" svg:height="0.0752in" svg:x="0.5094in" svg:y="0.1496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70" svg:width="0.1106in" svg:height="0.039in" svg:x="0.672in" svg:y="0.1618in" svg:viewBox="0 0 282 100" svg:d="M268 17c6 0 14 0 14-9 0-8-8-8-14-8h-254c-6 0-14 0-14 8 0 9 8 9 14 9zM268 100c6 0 14 0 14-9 0-8-8-8-14-8h-254c-6 0-14 0-14 8 0 9 8 9 14 9z"><text:p/></draw:path><draw:path draw:style-name="gr3" draw:text-style-name="P170" svg:width="0.0661in" svg:height="0.1106in" svg:x="0.8661in" svg:y="0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70" svg:width="0.0898in" svg:height="0.0732in" svg:x="0.9453in" svg:y="0.0402in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3" draw:text-style-name="P170" svg:width="0.0177in" svg:height="0.0177in" svg:x="1.0929in" svg:y="0.0602in" svg:viewBox="0 0 46 46" svg:d="M46 23c0-12-10-23-23-23-12 0-23 11-23 23 0 13 11 23 23 23 13 0 23-10 23-23z"><text:p/></draw:path><draw:path draw:style-name="gr3" draw:text-style-name="P170" svg:width="0.0677in" svg:height="0.0752in" svg:x="1.1665in" svg:y="0.037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olygon draw:style-name="gr3" draw:text-style-name="P170" svg:width="0.3831in" svg:height="0.0067in" svg:x="0.8579in" svg:y="0.1783in" svg:viewBox="0 0 974 18" draw:points="487,18 0,18 0,0 974,0 974,18"><text:p/></draw:polygon><draw:path draw:style-name="gr3" draw:text-style-name="P170" svg:width="0.113in" svg:height="0.1126in" svg:x="0.9937in" svg:y="0.2256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70" svg:width="0.1106in" svg:height="0.039in" svg:x="1.3161in" svg:y="0.1618in" svg:viewBox="0 0 282 100" svg:d="M268 17c6 0 14 0 14-9 0-8-8-8-14-8h-254c-6 0-14 0-14 8 0 9 8 9 14 9zM268 100c6 0 14 0 14-9 0-8-8-8-14-8h-254c-6 0-14 0-14 8 0 9 8 9 14 9z"><text:p/></draw:path><draw:path draw:style-name="gr3" draw:text-style-name="P170" svg:width="0.0661in" svg:height="0.1106in" svg:x="1.4906in" svg:y="0.1134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70" svg:width="0.0898in" svg:height="0.0732in" svg:x="1.5701in" svg:y="0.152in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3" draw:text-style-name="P170" svg:width="0.0677in" svg:height="0.0752in" svg:x="1.6709in" svg:y="0.1496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70" svg:width="0.0827in" svg:height="0.1512in" svg:x="1.7543in" svg:y="0.1055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4-16 24-22 0-10-9-16-17-16-11 0-23 10-23 26 0 18 19 29 36 29 23 0 41-25 48-41 13-27 23-78 24-81z"><text:p/></draw:path></draw:g><text:tab/><draw:g text:anchor-type="as-char" svg:y="-0.2228in" draw:z-index="159" draw:style-name="gr1"><svg:title>TexMaths</svg:title><svg:desc>12§display§T = \frac{2\pi \cdot r}{v} = \frac{2\pi}{\omega}§svg§600§FALSE§</svg:desc><draw:polygon draw:style-name="gr2" draw:text-style-name="P170" svg:width="1.1894in" svg:height="0.3335in" svg:x="0in" svg:y="0.0035in" svg:viewBox="0 0 3022 848" draw:points="1511,848 0,848 0,0 3022,0 3022,848"><text:p/></draw:polygon><draw:path draw:style-name="gr3" draw:text-style-name="P170" svg:width="0.113in" svg:height="0.1126in" svg:x="0.0039in" svg:y="0.1106in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70" svg:width="0.1106in" svg:height="0.039in" svg:x="0.176in" svg:y="0.1622in" svg:viewBox="0 0 282 100" svg:d="M268 17c6 0 14 0 14-9 0-8-8-8-14-8h-254c-6 0-14 0-14 8 0 9 8 9 14 9zM268 100c6 0 14 0 14-9 0-8-8-8-14-8h-254c-6 0-14 0-14 8 0 9 8 9 14 9z"><text:p/></draw:path><draw:path draw:style-name="gr3" draw:text-style-name="P170" svg:width="0.0661in" svg:height="0.1106in" svg:x="0.3701in" svg:y="0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70" svg:width="0.0898in" svg:height="0.0732in" svg:x="0.4488in" svg:y="0.0402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ath draw:style-name="gr3" draw:text-style-name="P170" svg:width="0.0177in" svg:height="0.0177in" svg:x="0.5965in" svg:y="0.0606in" svg:viewBox="0 0 46 46" svg:d="M46 23c0-12-10-23-23-23-12 0-23 11-23 23 0 13 11 23 23 23 13 0 23-10 23-23z"><text:p/></draw:path><draw:path draw:style-name="gr3" draw:text-style-name="P170" svg:width="0.0677in" svg:height="0.0752in" svg:x="0.6701in" svg:y="0.0374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olygon draw:style-name="gr3" draw:text-style-name="P170" svg:width="0.3835in" svg:height="0.0067in" svg:x="0.3614in" svg:y="0.1783in" svg:viewBox="0 0 975 18" draw:points="487,18 0,18 0,0 975,0 975,18"><text:p/></draw:polygon><draw:path draw:style-name="gr3" draw:text-style-name="P170" svg:width="0.0728in" svg:height="0.0752in" svg:x="0.5146in" svg:y="0.2638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ath draw:style-name="gr3" draw:text-style-name="P170" svg:width="0.1106in" svg:height="0.039in" svg:x="0.8197in" svg:y="0.1622in" svg:viewBox="0 0 282 100" svg:d="M268 17c6 0 14 0 14-9 0-8-8-8-14-8h-254c-6 0-14 0-14 8 0 9 8 9 14 9zM268 100c6 0 14 0 14-9 0-8-8-8-14-8h-254c-6 0-14 0-14 8 0 9 8 9 14 9z"><text:p/></draw:path><draw:path draw:style-name="gr3" draw:text-style-name="P170" svg:width="0.0661in" svg:height="0.1106in" svg:x="1.0142in" svg:y="0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70" svg:width="0.0898in" svg:height="0.0732in" svg:x="1.0933in" svg:y="0.0402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olygon draw:style-name="gr3" draw:text-style-name="P170" svg:width="0.1839in" svg:height="0.0067in" svg:x="1.0059in" svg:y="0.1783in" svg:viewBox="0 0 468 18" draw:points="234,18 0,18 0,0 468,0 468,18"><text:p/></draw:polygon><draw:path draw:style-name="gr3" draw:text-style-name="P170" svg:width="0.0984in" svg:height="0.0752in" svg:x="1.0453in" svg:y="0.2638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/draw:g> <text:s/><text:tab/><draw:g text:anchor-type="as-char" svg:y="-0.2508in" draw:z-index="167" draw:style-name="gr1"><svg:title>TexMaths</svg:title><svg:desc>12§display§a_\mathrm{z} = \frac{v^2}{r} = \omega^2 r§svg§600§FALSE§</svg:desc><draw:polygon draw:style-name="gr2" draw:text-style-name="P170" svg:width="1.0622in" svg:height="0.3618in" svg:x="0in" svg:y="0.0016in" svg:viewBox="0 0 2699 920" draw:points="1349,920 0,920 0,0 2699,0 2699,920"><text:p/></draw:polygon><draw:path draw:style-name="gr3" draw:text-style-name="P170" svg:width="0.076in" svg:height="0.0752in" svg:x="0.0067in" svg:y="0.1768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70" svg:width="0.0484in" svg:height="0.05in" svg:x="0.0921in" svg:y="0.2252in" svg:viewBox="0 0 124 128" svg:d="M120 11c2-4 2-4 2-6 0-5-3-5-8-5h-106l-3 49h9c3-31 10-41 44-41h34l-90 110c-2 2-2 3-2 6 0 4 2 4 8 4h110l6-57h-11c-3 35-9 48-46 48h-37z"><text:p/></draw:path><draw:path draw:style-name="gr3" draw:text-style-name="P170" svg:width="0.1106in" svg:height="0.039in" svg:x="0.2106in" svg:y="0.189in" svg:viewBox="0 0 282 100" svg:d="M268 17c6 0 14 0 14-9 0-8-8-8-14-8h-254c-6 0-14 0-14 8 0 9 8 9 14 9zM268 100c6 0 14 0 14-9 0-8-8-8-14-8h-254c-6 0-14 0-14 8 0 9 8 9 14 9z"><text:p/></draw:path><draw:path draw:style-name="gr3" draw:text-style-name="P170" svg:width="0.0728in" svg:height="0.0752in" svg:x="0.4012in" svg:y="0.0634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70" svg:width="0.0516in" svg:height="0.0772in" svg:x="0.4906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70" svg:width="0.161in" svg:height="0.0067in" svg:x="0.3965in" svg:y="0.2043in" svg:viewBox="0 0 410 18" draw:points="205,18 0,18 0,0 410,0 410,18"><text:p/></draw:polygon><draw:path draw:style-name="gr3" draw:text-style-name="P170" svg:width="0.0677in" svg:height="0.0752in" svg:x="0.4417in" svg:y="0.2909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70" svg:width="0.1106in" svg:height="0.039in" svg:x="0.6327in" svg:y="0.189in" svg:viewBox="0 0 282 100" svg:d="M268 17c6 0 14 0 14-9 0-8-8-8-14-8h-254c-6 0-14 0-14 8 0 9 8 9 14 9zM268 100c6 0 14 0 14-9 0-8-8-8-14-8h-254c-6 0-14 0-14 8 0 9 8 9 14 9z"><text:p/></draw:path><draw:path draw:style-name="gr3" draw:text-style-name="P170" svg:width="0.0984in" svg:height="0.0752in" svg:x="0.8008in" svg:y="0.176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70" svg:width="0.0516in" svg:height="0.0772in" svg:x="0.915in" svg:y="0.103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70" svg:width="0.0677in" svg:height="0.0752in" svg:x="0.9874in" svg:y="0.1768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/draw:g><text:tab/> <draw:g text:anchor-type="as-char" svg:y="-0.2508in" draw:z-index="74" draw:style-name="gr1"><svg:title>TexMaths</svg:title><svg:desc>12§display§F_Z=\frac{mv^2}r=mr\omega^2§svg§600§FALSE§</svg:desc><draw:polygon draw:style-name="gr2" draw:text-style-name="P170" svg:width="1.4035in" svg:height="0.3618in" svg:x="0in" svg:y="0.0016in" svg:viewBox="0 0 3566 920" draw:points="1783,920 0,920 0,0 3566,0 3566,920"><text:p/></draw:polygon><draw:path draw:style-name="gr3" draw:text-style-name="P170" svg:width="0.1181in" svg:height="0.113in" svg:x="0.0063in" svg:y="0.1362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1-14-3-14-9 0 0 0-3 2-9z"><text:p/></draw:path><draw:path draw:style-name="gr3" draw:text-style-name="P170" svg:width="0.0831in" svg:height="0.0795in" svg:x="0.1161in" svg:y="0.1953in" svg:viewBox="0 0 212 203" svg:d="M209 12c2-2 3-5 3-8 0-4-2-4-7-4h-139c-7 0-8 0-10 6l-16 53c-2 3-2 5-2 5 0 2 2 4 5 4 5 0 5-2 6-4 15-42 37-53 76-53h53l-173 179c-3 2-5 4-5 9 0 4 2 4 8 4h143c9 0 9 0 11-6l20-66c2-4 2-5 2-5 0 0 0-5-5-5-4 0-4 1-6 9-13 40-29 61-81 61h-56z"><text:p/></draw:path><draw:path draw:style-name="gr3" draw:text-style-name="P170" svg:width="0.1106in" svg:height="0.039in" svg:x="0.2693in" svg:y="0.189in" svg:viewBox="0 0 282 100" svg:d="M268 17c6 0 14 0 14-9 0-8-8-8-14-8h-254c-6 0-14 0-14 8 0 9 8 9 14 9zM268 100c6 0 14 0 14-9 0-8-8-8-14-8h-254c-6 0-14 0-14 8 0 9 8 9 14 9z"><text:p/></draw:path><draw:path draw:style-name="gr3" draw:text-style-name="P170" svg:width="0.1362in" svg:height="0.0752in" svg:x="0.4598in" svg:y="0.0634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70" svg:width="0.0728in" svg:height="0.0752in" svg:x="0.6055in" svg:y="0.0634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70" svg:width="0.0516in" svg:height="0.0772in" svg:x="0.6945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70" svg:width="0.3067in" svg:height="0.0067in" svg:x="0.4551in" svg:y="0.2043in" svg:viewBox="0 0 780 18" draw:points="390,18 0,18 0,0 780,0 780,18"><text:p/></draw:polygon><draw:path draw:style-name="gr3" draw:text-style-name="P170" svg:width="0.0677in" svg:height="0.0752in" svg:x="0.5736in" svg:y="0.2909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70" svg:width="0.1106in" svg:height="0.039in" svg:x="0.837in" svg:y="0.189in" svg:viewBox="0 0 282 100" svg:d="M268 17c6 0 14 0 14-9 0-8-8-8-14-8h-254c-6 0-14 0-14 8 0 9 8 9 14 9zM268 100c6 0 14 0 14-9 0-8-8-8-14-8h-254c-6 0-14 0-14 8 0 9 8 9 14 9z"><text:p/></draw:path><draw:path draw:style-name="gr3" draw:text-style-name="P170" svg:width="0.1362in" svg:height="0.0752in" svg:x="1.0079in" svg:y="0.1768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70" svg:width="0.0677in" svg:height="0.0752in" svg:x="1.1535in" svg:y="0.1768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70" svg:width="0.0984in" svg:height="0.0752in" svg:x="1.2303in" svg:y="0.176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70" svg:width="0.0516in" svg:height="0.0772in" svg:x="1.3449in" svg:y="0.103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<text:h text:style-name="Heading_20_4" text:outline-level="4"><text:span text:style-name="T18">G</text:span>leichmäßig beschleunigt</text:h>
      <text:p text:style-name="P51"><draw:g text:anchor-type="as-char" svg:y="-0.2299in" draw:z-index="122" draw:style-name="gr1"><svg:title>TexMaths</svg:title><svg:desc>12§display§\varphi(t)=\frac12\alpha\cdot t^2=\frac br=\frac{\omega\cdot t}2§svg§600§FALSE§</svg:desc><draw:polygon draw:style-name="gr2" draw:text-style-name="P170" svg:width="1.8748in" svg:height="0.3413in" svg:x="0in" svg:y="0in" svg:viewBox="0 0 4763 868" draw:points="2381,868 0,868 0,0 4763,0 4763,868"><text:p/></draw:polygon><draw:path draw:style-name="gr3" draw:text-style-name="P170" svg:width="0.0945in" svg:height="0.1094in" svg:x="0.0087in" svg:y="0.1539in" svg:viewBox="0 0 241 279" svg:d="M50 259c-1 6-1 6-1 8 0 10 7 12 12 12 3 0 11-1 16-11 1-3 3-18 14-77 4 1 7 1 15 1 70 0 135-67 135-133 0-34-17-59-48-59-62 0-87 82-113 164-45-8-69-32-69-62 0-12 9-59 36-88 2-3 2-4 2-6 0-1 0-3-5-3-12 0-44 61-44 102 0 39 28 70 73 81zM109 167c-3 0-3 0-7 0-5 0-6 0-6-2 0-1 7-39 8-45 14-55 47-96 84-96 30 0 41 24 41 43 0 48-54 100-120 100z"><text:p/></draw:path><draw:path draw:style-name="gr3" draw:text-style-name="P170" svg:width="0.039in" svg:height="0.1657in" svg:x="0.1252in" svg:y="0.1028in" svg:viewBox="0 0 100 422" svg:d="M100 418c0-1 0-2-9-9-53-53-66-133-66-198 0-73 16-146 69-199 6-6 6-6 6-7 0-4-3-5-5-5-5 0-43 29-69 83-21 46-26 93-26 128 0 34 5 84 28 132 26 53 62 79 67 79 2 0 5-1 5-4z"><text:p/></draw:path><draw:path draw:style-name="gr3" draw:text-style-name="P170" svg:width="0.0512in" svg:height="0.1059in" svg:x="0.1772in" svg:y="0.1236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70" svg:width="0.039in" svg:height="0.1657in" svg:x="0.2429in" svg:y="0.1028in" svg:viewBox="0 0 100 422" svg:d="M100 211c0-32-5-84-29-132-25-51-63-79-66-79-4 0-5 1-5 5 0 1 0 1 8 9 42 42 66 109 66 197 0 73-15 147-68 200-6 5-6 6-6 7 0 3 1 4 5 4 3 0 42-29 67-82 22-46 28-93 28-129z"><text:p/></draw:path><draw:path draw:style-name="gr3" draw:text-style-name="P170" svg:width="0.1106in" svg:height="0.0386in" svg:x="0.3528in" svg:y="0.1665in" svg:viewBox="0 0 282 99" svg:d="M268 17c6 0 14 0 14-9 0-8-8-8-14-8h-254c-6 0-14 0-14 8 0 9 8 9 14 9zM268 99c6 0 14 0 14-8s-8-8-14-8h-254c-6 0-14 0-14 8s8 8 14 8z"><text:p/></draw:path><draw:path draw:style-name="gr3" draw:text-style-name="P170" svg:width="0.0547in" svg:height="0.1106in" svg:x="0.5535in" svg:y="0.0047in" svg:viewBox="0 0 140 282" svg:d="M88 11c0-10 0-11-10-11-26 28-65 28-78 28v13c8 0 34 0 55-12v219c0 16-1 20-39 20h-14v14c16-2 52-2 70-2 17 0 54 0 68 2v-14h-13c-38 0-39-4-39-20z"><text:p/></draw:path><draw:polygon draw:style-name="gr3" draw:text-style-name="P170" svg:width="0.0831in" svg:height="0.0067in" svg:x="0.539in" svg:y="0.1827in" svg:viewBox="0 0 212 18" draw:points="106,18 0,18 0,0 212,0 212,18"><text:p/></draw:polygon><draw:path draw:style-name="gr3" draw:text-style-name="P170" svg:width="0.0661in" svg:height="0.1106in" svg:x="0.5476in" svg:y="0.230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170" svg:width="0.0933in" svg:height="0.0752in" svg:x="0.6488in" svg:y="0.1539in" svg:viewBox="0 0 238 192" svg:d="M185 87c0-67-40-87-71-87-58 0-114 61-114 120 0 39 25 72 68 72 27 0 58-10 90-35 5 22 20 35 39 35 23 0 36-23 36-30 0-3-4-4-6-4-3 0-4 1-5 4-8 20-23 20-24 20-13 0-13-32-13-43 0-8 0-10 5-14 39-51 48-100 48-100 0-1 0-5-5-5s-5 2-6 10c-9 26-22 59-42 84zM156 145c-37 34-70 37-86 37-26 0-39-18-39-45 0-21 11-67 25-89 20-30 42-38 58-38 42 0 42 55 42 88 0 16 0 40 0 47z"><text:p/></draw:path><draw:path draw:style-name="gr3" draw:text-style-name="P170" svg:width="0.0177in" svg:height="0.0177in" svg:x="0.8in" svg:y="0.1772in" svg:viewBox="0 0 46 46" svg:d="M46 23c0-12-10-23-23-23-12 0-23 11-23 23 0 13 11 23 23 23 13 0 23-10 23-23z"><text:p/></draw:path><draw:path draw:style-name="gr3" draw:text-style-name="P170" svg:width="0.0512in" svg:height="0.1059in" svg:x="0.8724in" svg:y="0.1236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70" svg:width="0.0516in" svg:height="0.0772in" svg:x="0.9358in" svg:y="0.0819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3" draw:text-style-name="P170" svg:width="0.1106in" svg:height="0.0386in" svg:x="1.0587in" svg:y="0.1665in" svg:viewBox="0 0 282 99" svg:d="M268 17c6 0 14 0 14-9 0-8-8-8-14-8h-254c-6 0-14 0-14 8 0 9 8 9 14 9zM268 99c6 0 14 0 14-8s-8-8-14-8h-254c-6 0-14 0-14 8s8 8 14 8z"><text:p/></draw:path><draw:path draw:style-name="gr3" draw:text-style-name="P170" svg:width="0.061in" svg:height="0.1169in" svg:x="1.2563in" svg:y="0in" svg:viewBox="0 0 156 298" svg:d="M82 5c0 0 0-5-6-5-10 0-41 4-52 5-4 0-8 0-8 8 0 5 4 5 10 5 21 0 22 2 22 7 0 3-5 17-6 27l-35 137c-6 21-7 28-7 42 0 41 23 67 54 67 50 0 102-63 102-124 0-39-22-67-56-67-20 0-38 12-50 25zM42 164c2-8 2-9 6-14 20-28 40-34 52-34 14 0 26 12 26 40 0 25-14 73-22 90-14 27-33 43-50 43-14 0-29-12-29-43 0-7 0-16 7-42z"><text:p/></draw:path><draw:polygon draw:style-name="gr3" draw:text-style-name="P170" svg:width="0.0795in" svg:height="0.0067in" svg:x="1.2445in" svg:y="0.1827in" svg:viewBox="0 0 203 18" draw:points="102,18 0,18 0,0 203,0 203,18"><text:p/></draw:polygon><draw:path draw:style-name="gr3" draw:text-style-name="P170" svg:width="0.0677in" svg:height="0.0752in" svg:x="1.2492in" svg:y="0.2681in" svg:viewBox="0 0 173 192" svg:d="M25 162c-1 7-3 17-3 19 0 7 6 11 12 11 4 0 13-4 15-12 1-1 16-59 17-67 4-14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70" svg:width="0.1106in" svg:height="0.0386in" svg:x="1.3992in" svg:y="0.1665in" svg:viewBox="0 0 282 99" svg:d="M268 17c6 0 14 0 14-9 0-8-8-8-14-8h-254c-6 0-14 0-14 8 0 9 8 9 14 9zM268 99c6 0 14 0 14-8s-8-8-14-8h-254c-6 0-14 0-14 8s8 8 14 8z"><text:p/></draw:path><draw:path draw:style-name="gr3" draw:text-style-name="P170" svg:width="0.0984in" svg:height="0.0752in" svg:x="1.5874in" svg:y="0.0421in" svg:viewBox="0 0 251 192" svg:d="M251 30c0-19-7-30-17-30-11 0-22 10-22 20 0 4 2 9 6 12 8 8 15 18 15 36 0 17-7 41-21 61-13 18-28 33-49 33-24 0-37-16-41-39 5-10 15-38 15-50 0-5-3-9-7-9s-9 1-12 7c-5 8-10 36-10 51-14 21-31 40-58 40s-37-25-37-49c0-53 43-97 43-103 0-5-3-9-7-9-6 0-8 6-12 10-21 31-37 81-37 121 0 29 10 60 44 60 30 0 51-21 65-45 5 26 21 45 47 45 34 0 54-25 70-58 9-20 25-78 25-104z"><text:p/></draw:path><draw:path draw:style-name="gr3" draw:text-style-name="P170" svg:width="0.0177in" svg:height="0.0177in" svg:x="1.7457in" svg:y="0.0654in" svg:viewBox="0 0 46 46" svg:d="M46 23c0-12-10-23-23-23-12 0-23 11-23 23 0 13 11 23 23 23 13 0 23-10 23-23z"><text:p/></draw:path><draw:path draw:style-name="gr3" draw:text-style-name="P170" svg:width="0.0512in" svg:height="0.1059in" svg:x="1.8185in" svg:y="0.011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olygon draw:style-name="gr3" draw:text-style-name="P170" svg:width="0.2894in" svg:height="0.0067in" svg:x="1.585in" svg:y="0.1827in" svg:viewBox="0 0 736 18" draw:points="368,18 0,18 0,0 736,0 736,18"><text:p/></draw:polygon><draw:path draw:style-name="gr3" draw:text-style-name="P170" svg:width="0.0661in" svg:height="0.1106in" svg:x="1.6965in" svg:y="0.230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/draw:g> <text:s/><text:tab/><draw:g text:anchor-type="as-char" svg:y="-0.1866in" draw:z-index="121" draw:style-name="gr1"><svg:title>TexMaths</svg:title><svg:desc>12§display§\omega(t)=\frac vr=\alpha\cdot t§svg§600§FALSE§</svg:desc><draw:polygon draw:style-name="gr2" draw:text-style-name="P170" svg:width="1.1539in" svg:height="0.298in" svg:x="0in" svg:y="0.002in" svg:viewBox="0 0 2932 758" draw:points="1466,758 0,758 0,0 2932,0 2932,758"><text:p/></draw:polygon><draw:path draw:style-name="gr3" draw:text-style-name="P170" svg:width="0.0984in" svg:height="0.0752in" svg:x="0.002in" svg:y="0.1138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ath draw:style-name="gr3" draw:text-style-name="P170" svg:width="0.039in" svg:height="0.1661in" svg:x="0.1256in" svg:y="0.061in" svg:viewBox="0 0 100 423" svg:d="M100 419c0-1 0-2-9-9-53-53-66-134-66-199 0-73 16-146 69-199 6-6 6-6 6-7 0-4-3-5-5-5-5 0-43 29-69 83-21 47-26 94-26 128s5 85 28 133c26 53 62 79 67 79 2 0 5-1 5-4z"><text:p/></draw:path><draw:path draw:style-name="gr3" draw:text-style-name="P170" svg:width="0.0512in" svg:height="0.1059in" svg:x="0.1776in" svg:y="0.0815in" svg:viewBox="0 0 131 270" svg:d="M78 96h40c8 0 13 0 13-8 0-5-5-5-12-5h-37c15-60 16-69 16-71 0-7-4-12-12-12-1 0-13 0-16 16l-17 67h-40c-8 0-13 0-13 8 0 5 4 5 12 5h37c-30 120-32 128-32 135 0 23 17 39 39 39 44 0 68-62 68-65 0-4-4-4-5-4-4 0-5 1-6 6-19 44-41 54-55 54-10 0-14-5-14-19 0-11 0-14 3-21z"><text:p/></draw:path><draw:path draw:style-name="gr3" draw:text-style-name="P170" svg:width="0.039in" svg:height="0.1661in" svg:x="0.2433in" svg:y="0.061in" svg:viewBox="0 0 100 423" svg:d="M100 211c0-32-5-84-29-132-25-51-63-79-66-79-4 0-5 1-5 5 0 1 0 1 8 9 42 42 66 110 66 197 0 74-15 148-68 201-6 5-6 6-6 7 0 3 1 4 5 4 3 0 42-29 67-82 22-47 28-93 28-130z"><text:p/></draw:path><draw:path draw:style-name="gr3" draw:text-style-name="P170" svg:width="0.1106in" svg:height="0.039in" svg:x="0.3539in" svg:y="0.1256in" svg:viewBox="0 0 282 100" svg:d="M268 17c6 0 14 0 14-9 0-8-8-8-14-8h-254c-6 0-14 0-14 8 0 9 8 9 14 9zM268 100c6 0 14 0 14-9 0-8-8-8-14-8h-254c-6 0-14 0-14 8 0 9 8 9 14 9z"><text:p/></draw:path><draw:path draw:style-name="gr3" draw:text-style-name="P170" svg:width="0.0728in" svg:height="0.0752in" svg:x="0.5445in" svg:y="0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olygon draw:style-name="gr3" draw:text-style-name="P170" svg:width="0.0866in" svg:height="0.0067in" svg:x="0.5394in" svg:y="0.1409in" svg:viewBox="0 0 221 18" draw:points="110,18 0,18 0,0 221,0 221,18"><text:p/></draw:polygon><draw:path draw:style-name="gr3" draw:text-style-name="P170" svg:width="0.0677in" svg:height="0.0752in" svg:x="0.548in" svg:y="0.2264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70" svg:width="0.1106in" svg:height="0.039in" svg:x="0.7016in" svg:y="0.1256in" svg:viewBox="0 0 282 100" svg:d="M268 17c6 0 14 0 14-9 0-8-8-8-14-8h-254c-6 0-14 0-14 8 0 9 8 9 14 9zM268 100c6 0 14 0 14-9 0-8-8-8-14-8h-254c-6 0-14 0-14 8 0 9 8 9 14 9z"><text:p/></draw:path><draw:path draw:style-name="gr3" draw:text-style-name="P170" svg:width="0.0933in" svg:height="0.0752in" svg:x="0.8744in" svg:y="0.1138in" svg:viewBox="0 0 238 192" svg:d="M185 88c0-68-40-88-71-88-58 0-114 61-114 120 0 40 25 72 68 72 27 0 58-9 90-35 5 22 20 35 39 35 23 0 36-23 36-30 0-2-4-3-6-3-3 0-4 1-5 3-8 21-23 21-24 21-13 0-13-33-13-44 0-8 0-9 5-14 39-50 48-100 48-100 0-1 0-5-5-5s-5 2-6 10c-9 26-22 59-42 84zM156 145c-37 34-70 38-86 38-26 0-39-18-39-46 0-20 11-67 25-89 20-30 42-38 58-38 42 0 42 55 42 89 0 15 0 39 0 46z"><text:p/></draw:path><draw:path draw:style-name="gr3" draw:text-style-name="P170" svg:width="0.0177in" svg:height="0.0177in" svg:x="1.0256in" svg:y="0.1366in" svg:viewBox="0 0 46 46" svg:d="M46 23c0-12-10-23-23-23-12 0-23 11-23 23 0 13 11 23 23 23 13 0 23-10 23-23z"><text:p/></draw:path><draw:path draw:style-name="gr3" draw:text-style-name="P170" svg:width="0.0512in" svg:height="0.1059in" svg:x="1.0976in" svg:y="0.0815in" svg:viewBox="0 0 131 270" svg:d="M78 96h40c8 0 13 0 13-8 0-5-5-5-12-5h-37c15-60 16-69 16-71 0-7-4-12-12-12-1 0-13 0-16 16l-17 67h-40c-8 0-13 0-13 8 0 5 4 5 12 5h37c-30 120-32 128-32 135 0 23 17 39 39 39 44 0 68-62 68-65 0-4-4-4-5-4-4 0-5 1-6 6-19 44-41 54-55 54-10 0-14-5-14-19 0-11 0-14 3-21z"><text:p/></draw:path></draw:g><text:span text:style-name="T17"><text:tab/></text:span><text:span text:style-name="T17"><draw:g text:anchor-type="as-char" svg:y="-0.2508in" draw:z-index="158" draw:style-name="gr1"><svg:title>TexMaths</svg:title><svg:desc>12§display§{\alpha(t)} = \frac{\mathrm{d}\omega}{\mathrm{d}t} = \frac{\mathrm{d^2}\varphi}{\mathrm{d}t^2}§svg§600§FALSE§</svg:desc><draw:polygon draw:style-name="gr2" draw:text-style-name="P170" svg:width="1.2756in" svg:height="0.3618in" svg:x="0in" svg:y="0.0016in" svg:viewBox="0 0 3241 920" draw:points="1620,920 0,920 0,0 3241,0 3241,920"><text:p/></draw:polygon><draw:path draw:style-name="gr3" draw:text-style-name="P170" svg:width="0.0933in" svg:height="0.0752in" svg:x="0.0067in" svg:y="0.1768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3" draw:text-style-name="P170" svg:width="0.039in" svg:height="0.1661in" svg:x="0.1232in" svg:y="0.1252in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70" svg:width="0.0512in" svg:height="0.1059in" svg:x="0.1752in" svg:y="0.145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70" svg:width="0.039in" svg:height="0.1661in" svg:x="0.2409in" svg:y="0.1252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70" svg:width="0.1106in" svg:height="0.039in" svg:x="0.3516in" svg:y="0.189in" svg:viewBox="0 0 282 100" svg:d="M268 17c6 0 14 0 14-9 0-8-8-8-14-8h-254c-6 0-14 0-14 8 0 9 8 9 14 9zM268 100c6 0 14 0 14-9 0-8-8-8-14-8h-254c-6 0-14 0-14 8 0 9 8 9 14 9z"><text:p/></draw:path><draw:path draw:style-name="gr3" draw:text-style-name="P170" svg:width="0.0819in" svg:height="0.1173in" svg:x="0.5429in" svg:y="0.0217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70" svg:width="0.0984in" svg:height="0.0752in" svg:x="0.6315in" svg:y="0.0634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olygon draw:style-name="gr3" draw:text-style-name="P170" svg:width="0.202in" svg:height="0.0067in" svg:x="0.537in" svg:y="0.2043in" svg:viewBox="0 0 514 18" draw:points="257,18 0,18 0,0 514,0 514,18"><text:p/></draw:polygon><draw:path draw:style-name="gr3" draw:text-style-name="P170" svg:width="0.0819in" svg:height="0.1173in" svg:x="0.5673in" svg:y="0.248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70" svg:width="0.0512in" svg:height="0.1059in" svg:x="0.6579in" svg:y="0.2598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70" svg:width="0.1106in" svg:height="0.039in" svg:x="0.8138in" svg:y="0.189in" svg:viewBox="0 0 282 100" svg:d="M268 17c6 0 14 0 14-9 0-8-8-8-14-8h-254c-6 0-14 0-14 8 0 9 8 9 14 9zM268 100c6 0 14 0 14-9 0-8-8-8-14-8h-254c-6 0-14 0-14 8 0 9 8 9 14 9z"><text:p/></draw:path><draw:path draw:style-name="gr3" draw:text-style-name="P170" svg:width="0.0819in" svg:height="0.1173in" svg:x="1.0059in" svg:y="0.0217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70" svg:width="0.0516in" svg:height="0.0772in" svg:x="1.0996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70" svg:width="0.0945in" svg:height="0.1098in" svg:x="1.1748in" svg:y="0.0634in" svg:viewBox="0 0 241 280" svg:d="M50 259c-1 6-1 6-1 9 0 9 7 12 12 12 3 0 11-1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olygon draw:style-name="gr3" draw:text-style-name="P170" svg:width="0.2756in" svg:height="0.0067in" svg:x="1in" svg:y="0.2043in" svg:viewBox="0 0 701 18" draw:points="350,18 0,18 0,0 701,0 701,18"><text:p/></draw:polygon><draw:path draw:style-name="gr3" draw:text-style-name="P170" svg:width="0.0819in" svg:height="0.1173in" svg:x="1.0299in" svg:y="0.248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70" svg:width="0.0512in" svg:height="0.1059in" svg:x="1.1205in" svg:y="0.2598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70" svg:width="0.0516in" svg:height="0.0772in" svg:x="1.1839in" svg:y="0.238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17"> <text:tab/></text:span><text:span text:style-name="T17"><draw:g text:anchor-type="as-char" svg:y="-0.1472in" draw:z-index="132" draw:style-name="gr1"><svg:title>TexMaths</svg:title><svg:desc>12§display§M = r \cdot F = m \cdot r^2 \cdot \alpha§svg§600§FALSE§</svg:desc><draw:polygon draw:style-name="gr2" draw:text-style-name="P170" svg:width="1.598in" svg:height="0.1433in" svg:x="0in" svg:y="0.0024in" svg:viewBox="0 0 4060 365" draw:points="2030,365 0,365 0,0 4060,0 4060,365"><text:p/></draw:polygon><draw:path draw:style-name="gr3" draw:text-style-name="P170" svg:width="0.1665in" svg:height="0.1134in" svg:x="0.0071in" svg:y="0.0327in" svg:viewBox="0 0 424 289" svg:d="M374 32c4-15 4-19 36-19 10 0 14 0 14-8 0-5-4-5-11-5h-57c-10 0-10 0-16 8l-154 241-34-239c-1-10-2-10-13-10h-57c-9 0-14 0-14 8 0 5 5 5 14 5 4 0 13 0 18 1 6 0 9 2 9 6 0 3-1 4-2 9l-54 215c-4 17-11 30-46 31-1 0-7 0-7 9 0 3 2 5 6 5 13 0 29-2 42-2 14 0 30 2 43 2 3 0 9 0 9-9 0-5-5-5-9-5-24 0-27-8-27-17 0-4 0-6 1-11l57-230 38 262c0 5 1 10 6 10 4 0 7-5 9-8l171-268-60 243c-5 16-5 19-39 19-7 0-12 0-12 9 0 5 5 5 6 5 12 0 41-2 53-2 17 0 36 2 53 2 2 0 8 0 8-9 0-5-3-5-12-5-15 0-27 0-27-7 0-2 0-2 2-10z"><text:p/></draw:path><draw:path draw:style-name="gr3" draw:text-style-name="P170" svg:width="0.1106in" svg:height="0.0386in" svg:x="0.235in" svg:y="0.085in" svg:viewBox="0 0 282 99" svg:d="M268 17c6 0 14 0 14-9 0-8-8-8-14-8h-254c-6 0-14 0-14 8 0 9 8 9 14 9zM268 99c6 0 14 0 14-8s-8-8-14-8h-254c-6 0-14 0-14 8s8 8 14 8z"><text:p/></draw:path><draw:path draw:style-name="gr3" draw:text-style-name="P170" svg:width="0.0677in" svg:height="0.0752in" svg:x="0.4055in" svg:y="0.072in" svg:viewBox="0 0 173 192" svg:d="M25 162c-1 7-3 16-3 19 0 7 6 11 12 11 4 0 13-4 15-12 1-2 16-59 17-67 4-14 11-44 14-56 2-4 14-25 23-34 4-3 16-13 35-13 11 0 17 4 18 4-13 3-23 12-23 23 0 7 5 16 17 16 11 0 23-10 23-25s-13-28-35-28c-28 0-47 20-55 32-3-19-18-32-39-32-19 0-27 17-31 24-7 14-13 39-13 41 0 4 5 4 5 4 5 0 5 0 7-9 7-30 16-50 31-50 7 0 13 3 13 19 0 8-1 13-7 36z"><text:p/></draw:path><draw:path draw:style-name="gr3" draw:text-style-name="P170" svg:width="0.0177in" svg:height="0.0177in" svg:x="0.5315in" svg:y="0.0953in" svg:viewBox="0 0 46 46" svg:d="M46 23c0-12-10-23-23-23-12 0-23 11-23 23 0 13 11 23 23 23 13 0 23-10 23-23z"><text:p/></draw:path><draw:path draw:style-name="gr3" draw:text-style-name="P170" svg:width="0.1181in" svg:height="0.1126in" svg:x="0.6063in" svg:y="0.0331in" svg:viewBox="0 0 301 287" svg:d="M113 150h41c31 0 34 7 34 19 0 3 0 8-2 20-1 3-2 5-2 5 0 4 3 6 6 6s3-1 6-10l22-91c2-4 2-6 2-7s0-5-5-5c-4 0-5 3-6 9-9 33-19 41-55 41h-39l28-107c3-16 3-17 23-17h56c52 0 61 15 61 47 0 9 0 11-1 23-1 4-1 6-1 7 0 2 1 5 6 5 3 0 5-3 5-10l9-73c1-12-1-12-12-12h-207c-9 0-12 0-12 8 0 5 3 5 10 5 16 0 28 0 28 7 0 3 0 3-1 11l-57 223c-4 17-4 20-38 20-7 0-12 0-12 9 0 4 5 4 6 4 13 0 44-1 56-1 15 0 50 1 63 1 5 0 9 0 9-8 0-4-2-4-2-5-1 0-2 0-12 0s-12 0-22-1c-13-1-14-2-14-8 0 0 0-4 2-10z"><text:p/></draw:path><draw:path draw:style-name="gr3" draw:text-style-name="P170" svg:width="0.1106in" svg:height="0.0386in" svg:x="0.7854in" svg:y="0.085in" svg:viewBox="0 0 282 99" svg:d="M268 17c6 0 14 0 14-9 0-8-8-8-14-8h-254c-6 0-14 0-14 8 0 9 8 9 14 9zM268 99c6 0 14 0 14-8s-8-8-14-8h-254c-6 0-14 0-14 8s8 8 14 8z"><text:p/></draw:path><draw:path draw:style-name="gr3" draw:text-style-name="P170" svg:width="0.1362in" svg:height="0.0752in" svg:x="0.9563in" svg:y="0.072in" svg:viewBox="0 0 347 192" svg:d="M25 162c-1 7-3 16-3 19 0 7 6 11 12 11 4 0 12-4 15-12 0 0 5-21 9-31l8-39c2-8 6-18 7-27 3-8 6-21 6-22 6-13 29-51 69-51 19 0 22 15 22 30 0 9-2 21-6 34l-12 49-8 33c-1 8-5 22-5 25 0 7 6 11 12 11 13 0 16-11 19-24 6-24 22-85 26-102 1-6 24-56 69-56 18 0 23 14 23 30 0 23-18 71-26 94-4 10-5 15-5 23 0 20 14 35 35 35 39 0 55-61 55-65 0-5-4-5-5-5-5 0-5 1-7 9-6 21-19 51-43 51-8 0-10-4-10-13 0-11 4-22 7-30 9-23 27-70 27-93 0-28-17-46-50-46-31 0-52 19-68 41-1-5-2-19-14-30-10-9-24-11-35-11-37 0-59 28-66 37-1-24-19-37-39-37-19 0-27 17-31 24-7 16-13 39-13 41 0 4 5 4 5 4 5 0 5 0 7-9 7-30 16-50 31-50 7 0 13 3 13 19 0 8-1 13-7 36z"><text:p/></draw:path><draw:path draw:style-name="gr3" draw:text-style-name="P170" svg:width="0.0177in" svg:height="0.0177in" svg:x="1.1484in" svg:y="0.0953in" svg:viewBox="0 0 46 46" svg:d="M46 23c0-12-10-23-23-23-12 0-23 11-23 23 0 13 11 23 23 23 13 0 23-10 23-23z"><text:p/></draw:path><draw:path draw:style-name="gr3" draw:text-style-name="P170" svg:width="0.0677in" svg:height="0.0752in" svg:x="1.222in" svg:y="0.072in" svg:viewBox="0 0 173 192" svg:d="M25 162c-1 7-3 16-3 19 0 7 6 11 12 11 4 0 13-4 15-12 1-2 16-59 17-67 4-14 11-44 14-56 2-4 14-25 23-34 4-3 16-13 35-13 11 0 17 4 18 4-13 3-23 12-23 23 0 7 5 16 17 16 11 0 23-10 23-25s-13-28-35-28c-28 0-47 20-55 32-3-19-18-32-39-32-19 0-27 17-31 24-7 14-13 39-13 41 0 4 5 4 5 4 5 0 5 0 7-9 7-30 16-50 31-50 7 0 13 3 13 19 0 8-1 13-7 36z"><text:p/></draw:path><draw:path draw:style-name="gr3" draw:text-style-name="P170" svg:width="0.0516in" svg:height="0.0768in" svg:x="1.3043in" svg:y="0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70" svg:width="0.0177in" svg:height="0.0177in" svg:x="1.4224in" svg:y="0.0953in" svg:viewBox="0 0 46 46" svg:d="M46 23c0-12-10-23-23-23-12 0-23 11-23 23 0 13 11 23 23 23 13 0 23-10 23-23z"><text:p/></draw:path><draw:path draw:style-name="gr3" draw:text-style-name="P170" svg:width="0.0933in" svg:height="0.0752in" svg:x="1.498in" svg:y="0.072in" svg:viewBox="0 0 238 192" svg:d="M185 87c0-67-40-87-71-87-58 0-114 61-114 120 0 39 25 72 68 72 27 0 58-10 90-35 5 21 20 35 39 35 23 0 36-23 36-30 0-3-4-4-6-4-3 0-4 1-5 4-8 20-23 20-24 20-13 0-13-32-13-43 0-8 0-10 5-14 39-51 48-100 48-100 0-1 0-5-5-5s-5 2-6 10c-9 26-22 59-42 84zM156 145c-37 33-70 37-86 37-26 0-39-18-39-45 0-21 11-68 25-89 20-30 42-38 58-38 42 0 42 55 42 88 0 16 0 40 0 47z"><text:p/></draw:path></draw:g></text:span><text:span text:style-name="T17"> <text:tab/></text:span><text:span text:style-name="T17"><draw:g text:anchor-type="as-char" svg:y="-0.1252in" draw:z-index="120" draw:style-name="gr1"><svg:title>TexMaths</svg:title><svg:desc>12§display§\omega(t) = \omega(t_0) + \alpha \cdot (t-t_0)§svg§600§FALSE§</svg:desc><draw:polygon draw:style-name="gr2" draw:text-style-name="P170" svg:width="1.8492in" svg:height="0.1657in" svg:x="0in" svg:y="0.0004in" svg:viewBox="0 0 4698 422" draw:points="2348,422 0,422 0,0 4698,0 4698,422"><text:p/></draw:polygon><draw:path draw:style-name="gr3" draw:text-style-name="P170" svg:width="0.0984in" svg:height="0.0752in" svg:x="0.002in" svg:y="0.050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70" svg:width="0.039in" svg:height="0.1657in" svg:x="0.1256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70" svg:width="0.0512in" svg:height="0.1059in" svg:x="0.1776in" svg:y="0.0197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70" svg:width="0.039in" svg:height="0.1657in" svg:x="0.2433in" svg:y="0.000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70" svg:width="0.1106in" svg:height="0.039in" svg:x="0.3539in" svg:y="0.0634in" svg:viewBox="0 0 282 100" svg:d="M268 17c6 0 14 0 14-9 0-8-8-8-14-8h-254c-6 0-14 0-14 8 0 9 8 9 14 9zM268 100c6 0 14 0 14-9 0-8-8-8-14-8h-254c-6 0-14 0-14 8 0 9 8 9 14 9z"><text:p/></draw:path><draw:path draw:style-name="gr3" draw:text-style-name="P170" svg:width="0.0984in" svg:height="0.0752in" svg:x="0.5217in" svg:y="0.050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70" svg:width="0.039in" svg:height="0.1657in" svg:x="0.6453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70" svg:width="0.0512in" svg:height="0.1059in" svg:x="0.6972in" svg:y="0.0197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70" svg:width="0.0539in" svg:height="0.0795in" svg:x="0.7598in" svg:y="0.0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70" svg:width="0.039in" svg:height="0.1657in" svg:x="0.8378in" svg:y="0.000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70" svg:width="0.1106in" svg:height="0.1106in" svg:x="0.9386in" svg:y="0.028in" svg:viewBox="0 0 282 282" svg:d="M150 150h118c6 0 14 0 14-8 0-10-8-10-14-10h-118v-118c0-6 0-14-8-14-10 0-10 8-10 14v118h-118c-6 0-14 0-14 10 0 8 8 8 14 8h118v118c0 6 0 14 10 14 8 0 8-8 8-14z"><text:p/></draw:path><draw:path draw:style-name="gr3" draw:text-style-name="P170" svg:width="0.0933in" svg:height="0.0752in" svg:x="1.1028in" svg:y="0.0508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3" draw:text-style-name="P170" svg:width="0.0177in" svg:height="0.0177in" svg:x="1.2539in" svg:y="0.0744in" svg:viewBox="0 0 46 46" svg:d="M46 23c0-12-10-23-23-23-12 0-23 11-23 23 0 13 11 23 23 23 13 0 23-10 23-23z"><text:p/></draw:path><draw:path draw:style-name="gr3" draw:text-style-name="P170" svg:width="0.039in" svg:height="0.1657in" svg:x="1.339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70" svg:width="0.0512in" svg:height="0.1059in" svg:x="1.3909in" svg:y="0.0197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70" svg:width="0.1016in" svg:height="0.0067in" svg:x="1.4976in" svg:y="0.0787in" svg:viewBox="0 0 259 18" svg:d="M244 18c7 0 15 0 15-8 0-10-8-10-15-10h-230c-7 0-14 0-14 10 0 8 7 8 14 8z"><text:p/></draw:path><draw:path draw:style-name="gr3" draw:text-style-name="P170" svg:width="0.0512in" svg:height="0.1059in" svg:x="1.6535in" svg:y="0.0197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70" svg:width="0.0539in" svg:height="0.0795in" svg:x="1.7157in" svg:y="0.0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70" svg:width="0.039in" svg:height="0.1657in" svg:x="1.7937in" svg:y="0.0004in" svg:viewBox="0 0 100 422" svg:d="M100 211c0-32-5-84-29-132-25-51-63-79-66-79-4 0-5 1-5 5 0 1 0 1 8 9 42 42 66 110 66 197 0 73-15 148-68 201-6 4-6 6-6 7 0 2 1 3 5 3 3 0 42-28 67-81 22-47 28-94 28-130z"><text:p/></draw:path></draw:g></text:span><text:span text:style-name="T17"> <text:tab/></text:span><text:span text:style-name="T17"><draw:g text:anchor-type="as-char" svg:y="-0.222in" draw:z-index="119" draw:style-name="gr1"><svg:title>TexMaths</svg:title><svg:desc>12§display§\varphi(t) = \varphi(t+0) + \omega_0 \cdot (t-t_0) + \frac{1}{2} \alpha \cdot {(t-t_0)}^2§svg§600§FALSE§</svg:desc><draw:polygon draw:style-name="gr2" draw:text-style-name="P170" svg:width="3.2752in" svg:height="0.3331in" svg:x="0in" svg:y="0.0047in" svg:viewBox="0 0 8320 847" draw:points="4160,847 0,847 0,0 8320,0 8320,847"><text:p/></draw:polygon><draw:path draw:style-name="gr3" draw:text-style-name="P170" svg:width="0.0945in" svg:height="0.1098in" svg:x="0.0087in" svg:y="0.1496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3" draw:text-style-name="P170" svg:width="0.039in" svg:height="0.1657in" svg:x="0.1252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70" svg:width="0.0512in" svg:height="0.1059in" svg:x="0.1772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70" svg:width="0.039in" svg:height="0.1657in" svg:x="0.2429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70" svg:width="0.1106in" svg:height="0.039in" svg:x="0.3528in" svg:y="0.1618in" svg:viewBox="0 0 282 100" svg:d="M268 17c6 0 14 0 14-9 0-8-8-8-14-8h-254c-6 0-14 0-14 8 0 9 8 9 14 9zM268 100c6 0 14 0 14-9 0-8-8-8-14-8h-254c-6 0-14 0-14 8 0 9 8 9 14 9z"><text:p/></draw:path><draw:path draw:style-name="gr3" draw:text-style-name="P170" svg:width="0.0945in" svg:height="0.1098in" svg:x="0.5272in" svg:y="0.1496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3" draw:text-style-name="P170" svg:width="0.039in" svg:height="0.1657in" svg:x="0.6445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70" svg:width="0.0512in" svg:height="0.1059in" svg:x="0.6961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70" svg:width="0.1106in" svg:height="0.1106in" svg:x="0.7984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70" svg:width="0.0701in" svg:height="0.1146in" svg:x="0.9618in" svg:y="0.1134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70" svg:width="0.039in" svg:height="0.1657in" svg:x="1.0476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70" svg:width="0.1106in" svg:height="0.1106in" svg:x="1.1488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70" svg:width="0.0984in" svg:height="0.0752in" svg:x="1.3075in" svg:y="0.1496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70" svg:width="0.0539in" svg:height="0.0795in" svg:x="1.415in" svg:y="0.1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70" svg:width="0.0177in" svg:height="0.0177in" svg:x="1.535in" svg:y="0.1728in" svg:viewBox="0 0 46 46" svg:d="M46 23c0-12-10-23-23-23-12 0-23 11-23 23 0 13 11 23 23 23 13 0 23-10 23-23z"><text:p/></draw:path><draw:path draw:style-name="gr3" draw:text-style-name="P170" svg:width="0.039in" svg:height="0.1657in" svg:x="1.6201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70" svg:width="0.0512in" svg:height="0.1059in" svg:x="1.672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70" svg:width="0.1016in" svg:height="0.0067in" svg:x="1.7787in" svg:y="0.1783in" svg:viewBox="0 0 259 18" svg:d="M244 18c7 0 15 0 15-8 0-10-8-10-15-10h-230c-7 0-14 0-14 10 0 8 7 8 14 8z"><text:p/></draw:path><draw:path draw:style-name="gr3" draw:text-style-name="P170" svg:width="0.0512in" svg:height="0.1059in" svg:x="1.9346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70" svg:width="0.0539in" svg:height="0.0795in" svg:x="1.9969in" svg:y="0.1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70" svg:width="0.039in" svg:height="0.1657in" svg:x="2.0748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70" svg:width="0.1106in" svg:height="0.1106in" svg:x="2.176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70" svg:width="0.0547in" svg:height="0.1106in" svg:x="2.3677in" svg:y="0in" svg:viewBox="0 0 140 282" svg:d="M88 11c0-10 0-11-10-11-26 28-65 28-78 28v13c8 0 34 0 55-12v219c0 16-1 21-39 21h-14v13c16-1 52-1 70-1 17 0 54 0 68 1v-13h-13c-38 0-39-5-39-21z"><text:p/></draw:path><draw:polygon draw:style-name="gr3" draw:text-style-name="P170" svg:width="0.0831in" svg:height="0.0067in" svg:x="2.3528in" svg:y="0.1783in" svg:viewBox="0 0 212 18" draw:points="106,18 0,18 0,0 212,0 212,18"><text:p/></draw:polygon><draw:path draw:style-name="gr3" draw:text-style-name="P170" svg:width="0.0661in" svg:height="0.1106in" svg:x="2.361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70" svg:width="0.0933in" svg:height="0.0752in" svg:x="2.4626in" svg:y="0.1496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3" draw:text-style-name="P170" svg:width="0.0177in" svg:height="0.0177in" svg:x="2.6138in" svg:y="0.1728in" svg:viewBox="0 0 46 46" svg:d="M46 23c0-12-10-23-23-23-12 0-23 11-23 23 0 13 11 23 23 23 13 0 23-10 23-23z"><text:p/></draw:path><draw:path draw:style-name="gr3" draw:text-style-name="P170" svg:width="0.039in" svg:height="0.1657in" svg:x="2.6988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70" svg:width="0.0512in" svg:height="0.1059in" svg:x="2.7508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70" svg:width="0.1016in" svg:height="0.0067in" svg:x="2.8575in" svg:y="0.1783in" svg:viewBox="0 0 259 18" svg:d="M244 18c7 0 15 0 15-8 0-10-8-10-15-10h-230c-7 0-14 0-14 10 0 8 7 8 14 8z"><text:p/></draw:path><draw:path draw:style-name="gr3" draw:text-style-name="P170" svg:width="0.0512in" svg:height="0.1059in" svg:x="3.0134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70" svg:width="0.0539in" svg:height="0.0795in" svg:x="3.076in" svg:y="0.1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70" svg:width="0.039in" svg:height="0.1657in" svg:x="3.1539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70" svg:width="0.0516in" svg:height="0.0772in" svg:x="3.2161in" svg:y="0.063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/text:p>
      <text:p text:style-name="P54"><draw:g text:anchor-type="as-char" svg:y="-0.1465in" draw:z-index="118" draw:style-name="gr1"><svg:title>TexMaths</svg:title><svg:desc>12§display§\omega^2(t) = \omega^2(t_0) + 2 \alpha \cdot [\varphi(t) - \varphi(t_0)]§svg§600§FALSE§</svg:desc><draw:polygon draw:style-name="gr2" draw:text-style-name="P170" svg:width="2.5197in" svg:height="0.1858in" svg:x="0in" svg:y="0.0024in" svg:viewBox="0 0 6401 473" draw:points="3201,473 0,473 0,0 6401,0 6401,473"><text:p/></draw:polygon><draw:path draw:style-name="gr3" draw:text-style-name="P170" svg:width="0.0984in" svg:height="0.0756in" svg:x="0.002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ath draw:style-name="gr3" draw:text-style-name="P170" svg:width="0.0516in" svg:height="0.0772in" svg:x="0.1165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3" draw:text-style-name="P170" svg:width="0.039in" svg:height="0.1665in" svg:x="0.2004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70" svg:width="0.0512in" svg:height="0.1063in" svg:x="0.2524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70" svg:width="0.039in" svg:height="0.1665in" svg:x="0.3181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70" svg:width="0.1106in" svg:height="0.039in" svg:x="0.4283in" svg:y="0.085in" svg:viewBox="0 0 282 100" svg:d="M268 17c6 0 14 0 14-9 0-8-8-8-14-8h-254c-6 0-14 0-14 8 0 9 8 9 14 9zM268 100c6 0 14 0 14-9 0-8-8-8-14-8h-254c-6 0-14 0-14 8 0 9 8 9 14 9z"><text:p/></draw:path><draw:path draw:style-name="gr3" draw:text-style-name="P170" svg:width="0.0984in" svg:height="0.0756in" svg:x="0.5961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ath draw:style-name="gr3" draw:text-style-name="P170" svg:width="0.0516in" svg:height="0.0772in" svg:x="0.711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3" draw:text-style-name="P170" svg:width="0.039in" svg:height="0.1665in" svg:x="0.7949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70" svg:width="0.0512in" svg:height="0.1063in" svg:x="0.8469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70" svg:width="0.0539in" svg:height="0.0795in" svg:x="0.9087in" svg:y="0.0937in" svg:viewBox="0 0 138 203" svg:d="M138 102c0-32-4-55-17-77-9-13-29-25-51-25-70 0-70 82-70 102 0 22 0 101 70 101 68 0 68-79 68-101zM70 195c-15 0-33-7-39-33-3-16-3-42-3-63 0-22 0-45 3-60 7-25 25-31 39-31 15 0 31 10 36 27 4 17 6 38 6 64 0 21 0 44-5 62-6 28-25 34-37 34z"><text:p/></draw:path><draw:path draw:style-name="gr3" draw:text-style-name="P170" svg:width="0.039in" svg:height="0.1665in" svg:x="0.9866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70" svg:width="0.1106in" svg:height="0.111in" svg:x="1.0882in" svg:y="0.0492in" svg:viewBox="0 0 282 283" svg:d="M150 150h118c6 0 14 0 14-8 0-10-8-10-14-10h-118v-118c0-6 0-14-8-14-10 0-10 8-10 14v118h-118c-6 0-14 0-14 10 0 8 8 8 14 8h118v118c0 6 0 15 10 15 8 0 8-9 8-15z"><text:p/></draw:path><draw:path draw:style-name="gr3" draw:text-style-name="P170" svg:width="0.0661in" svg:height="0.111in" svg:x="1.2531in" svg:y="0.0354in" svg:viewBox="0 0 169 283" svg:d="M32 250l46-43c66-59 91-82 91-125 0-48-38-82-90-82-48 0-79 39-79 77 0 24 22 24 23 24 7 0 21-6 21-23 0-11-7-21-22-21-3 0-4 0-5 0 9-28 32-44 57-44 39 0 57 35 57 69 0 35-22 68-45 94l-81 91c-5 5-5 6-5 16h157l12-74h-11c-1 12-4 32-8 38-4 3-31 3-41 3z"><text:p/></draw:path><draw:path draw:style-name="gr3" draw:text-style-name="P170" svg:width="0.0933in" svg:height="0.0756in" svg:x="1.3346in" svg:y="0.0724in" svg:viewBox="0 0 238 193" svg:d="M185 88c0-68-40-88-71-88-58 0-114 61-114 120 0 40 25 73 68 73 27 0 58-10 90-35 5 21 20 35 39 35 23 0 36-23 36-31 0-2-4-3-6-3-3 0-4 1-5 3-8 21-23 21-24 21-13 0-13-33-13-43 0-9 0-10 5-15 39-50 48-100 48-100 0-1 0-5-5-5s-5 2-6 10c-9 27-22 59-42 84zM156 146c-37 33-70 37-86 37-26 0-39-18-39-46 0-20 11-67 25-89 20-30 42-38 58-38 42 0 42 55 42 89 0 15 0 39 0 47z"><text:p/></draw:path><draw:path draw:style-name="gr3" draw:text-style-name="P170" svg:width="0.0177in" svg:height="0.0177in" svg:x="1.4858in" svg:y="0.0957in" svg:viewBox="0 0 46 46" svg:d="M46 23c0-12-10-23-23-23-12 0-23 11-23 23 0 13 11 23 23 23 13 0 23-10 23-23z"><text:p/></draw:path><draw:polygon draw:style-name="gr3" draw:text-style-name="P170" svg:width="0.0228in" svg:height="0.1665in" svg:x="1.5744in" svg:y="0.022in" svg:viewBox="0 0 59 424" draw:points="59,424 59,407 17,407 17,17 59,17 59,0 0,0 0,424"><text:p/></draw:polygon><draw:path draw:style-name="gr3" draw:text-style-name="P170" svg:width="0.0945in" svg:height="0.1098in" svg:x="1.6087in" svg:y="0.0724in" svg:viewBox="0 0 241 280" svg:d="M50 260c-1 6-1 6-1 8 0 10 7 12 12 12 3 0 11-1 16-10 1-4 3-18 14-79 4 2 7 2 15 2 70 0 135-68 135-134 0-34-17-59-48-59-62 0-87 82-113 165-45-9-69-33-69-63 0-12 9-59 36-88 2-3 2-4 2-6 0-1 0-3-5-3-12 0-44 61-44 102 0 40 28 71 73 82zM109 167c-3 0-3 0-7 0-5 0-6 0-6-1s7-40 8-46c14-55 47-96 84-96 30 0 41 24 41 43 0 49-54 100-120 100z"><text:p/></draw:path><draw:path draw:style-name="gr3" draw:text-style-name="P170" svg:width="0.039in" svg:height="0.1665in" svg:x="1.726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70" svg:width="0.0512in" svg:height="0.1063in" svg:x="1.7776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70" svg:width="0.039in" svg:height="0.1665in" svg:x="1.8429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70" svg:width="0.1016in" svg:height="0.0067in" svg:x="1.9488in" svg:y="0.102in" svg:viewBox="0 0 259 18" svg:d="M244 18c7 0 15 0 15-8 0-10-8-10-15-10h-230c-7 0-14 0-14 10 0 8 7 8 14 8z"><text:p/></draw:path><draw:path draw:style-name="gr3" draw:text-style-name="P170" svg:width="0.0945in" svg:height="0.1098in" svg:x="2.1094in" svg:y="0.0724in" svg:viewBox="0 0 241 280" svg:d="M50 260c-1 6-1 6-1 8 0 10 7 12 12 12 3 0 11-1 16-10 1-4 3-18 14-79 4 2 7 2 15 2 70 0 135-68 135-134 0-34-17-59-48-59-62 0-87 82-113 165-45-9-69-33-69-63 0-12 9-59 36-88 2-3 2-4 2-6 0-1 0-3-5-3-12 0-44 61-44 102 0 40 28 71 73 82zM109 167c-3 0-3 0-7 0-5 0-6 0-6-1s7-40 8-46c14-55 47-96 84-96 30 0 41 24 41 43 0 49-54 100-120 100z"><text:p/></draw:path><draw:path draw:style-name="gr3" draw:text-style-name="P170" svg:width="0.039in" svg:height="0.1665in" svg:x="2.2264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70" svg:width="0.0512in" svg:height="0.1063in" svg:x="2.2783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70" svg:width="0.0539in" svg:height="0.0795in" svg:x="2.3406in" svg:y="0.0937in" svg:viewBox="0 0 138 203" svg:d="M138 102c0-32-4-55-17-77-9-13-29-25-51-25-70 0-70 82-70 102 0 22 0 101 70 101 68 0 68-79 68-101zM70 195c-15 0-33-7-39-33-3-16-3-42-3-63 0-22 0-45 3-60 7-25 25-31 39-31 15 0 31 10 36 27 4 17 6 38 6 64 0 21 0 44-5 62-6 28-25 34-37 34z"><text:p/></draw:path><draw:path draw:style-name="gr3" draw:text-style-name="P170" svg:width="0.039in" svg:height="0.1665in" svg:x="2.4185in" svg:y="0.022in" svg:viewBox="0 0 100 424" svg:d="M100 212c0-33-5-84-29-133-25-51-63-79-66-79-4 0-5 1-5 5 0 1 0 1 8 9 42 43 66 110 66 198 0 73-15 148-68 201-6 5-6 6-6 7 0 2 1 4 5 4 3 0 42-29 67-82 22-47 28-94 28-130z"><text:p/></draw:path><draw:polygon draw:style-name="gr3" draw:text-style-name="P170" svg:width="0.0228in" svg:height="0.1665in" svg:x="2.4772in" svg:y="0.022in" svg:viewBox="0 0 59 424" draw:points="59,0 0,0 0,17 42,17 42,407 0,407 0,424 59,424"><text:p/></draw:polygon></draw:g></text:p>
      <text:h text:style-name="P153" text:outline-level="3">Rotation</text:h>
      <text:h text:style-name="P145" text:outline-level="4">Gleichförmig</text:h>
      <text:p text:style-name="P55"><draw:g text:anchor-type="as-char" svg:y="-0.1173in" draw:z-index="157" draw:style-name="gr1"><svg:title>TexMaths</svg:title><svg:desc>12§display§\phi=\omega\cdot t+\phi_0§svg§600§FALSE§</svg:desc><draw:polygon draw:style-name="gr2" draw:text-style-name="P170" svg:width="0.9776in" svg:height="0.148in" svg:x="0in" svg:y="0in" svg:viewBox="0 0 2484 377" draw:points="1242,377 0,377 0,0 2484,0 2484,377"><text:p/></draw:polygon><draw:path draw:style-name="gr3" draw:text-style-name="P170" svg:width="0.087in" svg:height="0.15in" svg:x="0.0079in" svg:y="0in" svg:viewBox="0 0 222 382" svg:d="M164 10l2-5c0-1 0-5-5-5s-5 1-6 8l-25 98c-68 2-130 59-130 117 0 41 30 74 82 77-4 13-6 27-10 40-6 20-10 36-10 37 0 5 3 5 5 5 3 0 4 0 5-1 0-1 4-12 5-18l15-63c69-2 130-59 130-117 0-34-23-72-82-77zM84 291c-26-2-56-16-56-58 0-52 36-111 99-117zM138 116c32 2 56 21 56 59 0 50-36 111-99 116z"><text:p/></draw:path><draw:path draw:style-name="gr3" draw:text-style-name="P170" svg:width="0.1106in" svg:height="0.039in" svg:x="0.1543in" svg:y="0.0547in" svg:viewBox="0 0 282 100" svg:d="M268 17c6 0 14 0 14-9 0-8-8-8-14-8h-254c-6 0-14 0-14 8 0 9 8 9 14 9zM268 100c6 0 14 0 14-8 0-9-8-9-14-9h-254c-6 0-14 0-14 9 0 8 8 8 14 8z"><text:p/></draw:path><draw:path draw:style-name="gr3" draw:text-style-name="P170" svg:width="0.0984in" svg:height="0.0756in" svg:x="0.3224in" svg:y="0.0429in" svg:viewBox="0 0 251 193" svg:d="M251 30c0-19-7-30-17-30-11 0-22 10-22 20 0 4 2 9 6 13 8 7 15 18 15 36 0 17-7 41-21 61-13 18-28 33-49 33-24 0-37-16-41-39 5-11 15-38 15-50 0-5-3-10-7-10s-9 1-12 7c-5 9-10 36-10 52-14 20-31 40-58 40s-37-26-37-50c0-53 43-97 43-103 0-5-3-9-7-9-6 0-8 6-12 10-21 31-37 82-37 122 0 29 10 60 44 60 30 0 51-21 65-45 5 26 21 45 47 45 34 0 54-25 70-58 9-20 25-78 25-105z"><text:p/></draw:path><draw:path draw:style-name="gr3" draw:text-style-name="P170" svg:width="0.0177in" svg:height="0.0177in" svg:x="0.4811in" svg:y="0.0654in" svg:viewBox="0 0 46 46" svg:d="M46 23c0-12-10-23-23-23-12 0-23 11-23 23 0 13 11 23 23 23 13 0 23-10 23-23z"><text:p/></draw:path><draw:path draw:style-name="gr3" draw:text-style-name="P170" svg:width="0.0512in" svg:height="0.1063in" svg:x="0.5531in" svg:y="0.0114in" svg:viewBox="0 0 131 271" svg:d="M78 96h40c8 0 13 0 13-8 0-5-5-5-12-5h-37c15-60 16-69 16-71 0-7-4-12-12-12-1 0-13 0-16 16l-17 67h-40c-8 0-13 0-13 9 0 4 4 4 12 4h37c-30 121-32 128-32 135 0 23 17 40 39 40 44 0 68-62 68-65 0-5-4-5-5-5-4 0-5 2-6 6-19 45-41 55-55 55-10 0-14-5-14-20 0-11 0-13 3-20z"><text:p/></draw:path><draw:path draw:style-name="gr3" draw:text-style-name="P170" svg:width="0.1106in" svg:height="0.111in" svg:x="0.6559in" svg:y="0.0185in" svg:viewBox="0 0 282 283" svg:d="M150 151h118c6 0 14 0 14-9s-8-9-14-9h-118v-119c0-6 0-14-8-14-10 0-10 8-10 14v119h-118c-6 0-14 0-14 9s8 9 14 9h118v118c0 6 0 14 10 14 8 0 8-8 8-14z"><text:p/></draw:path><draw:path draw:style-name="gr3" draw:text-style-name="P170" svg:width="0.087in" svg:height="0.15in" svg:x="0.8209in" svg:y="0in" svg:viewBox="0 0 222 382" svg:d="M164 10l2-5c0-1 0-5-5-5s-5 1-6 8l-25 98c-68 2-130 59-130 117 0 41 30 74 82 77-4 13-6 27-10 40-6 20-10 36-10 37 0 5 3 5 5 5 3 0 4 0 5-1 0-1 4-12 5-18l15-63c69-2 130-59 130-117 0-34-23-72-82-77zM84 291c-26-2-56-16-56-58 0-52 36-111 99-117zM138 116c32 2 56 21 56 59 0 50-36 111-99 116z"><text:p/></draw:path><draw:path draw:style-name="gr3" draw:text-style-name="P170" svg:width="0.0539in" svg:height="0.0799in" svg:x="0.9177in" svg:y="0.0638in" svg:viewBox="0 0 138 204" svg:d="M138 102c0-32-4-55-17-77-9-13-29-25-51-25-70 0-70 82-70 102 0 22 0 102 70 102 68 0 68-80 68-102zM70 195c-15 0-33-7-39-32-3-17-3-42-3-64s0-45 3-60c7-25 25-31 39-31 15 0 31 10 36 27 4 17 6 39 6 64 0 22 0 44-5 63-6 27-25 33-37 33z"><text:p/></draw:path></draw:g> <text:tab/><draw:g text:anchor-type="as-char" svg:y="-0.2319in" draw:z-index="155" draw:style-name="gr1"><svg:title>TexMaths</svg:title><svg:desc>12§display§\omega=\frac{\Delta\phi}{\Delta t}=\frac vr=\frac{2\pi}T=2\pi f§svg§600§FALSE§</svg:desc><draw:polygon draw:style-name="gr2" draw:text-style-name="P170" svg:width="1.9043in" svg:height="0.3421in" svg:x="0in" svg:y="0.0035in" svg:viewBox="0 0 4838 870" draw:points="2419,870 0,870 0,0 4838,0 4838,870"><text:p/></draw:polygon><draw:path draw:style-name="gr3" draw:text-style-name="P170" svg:width="0.0984in" svg:height="0.0752in" svg:x="0.002in" svg:y="0.1579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ath draw:style-name="gr3" draw:text-style-name="P170" svg:width="0.1106in" svg:height="0.039in" svg:x="0.165in" svg:y="0.1709in" svg:viewBox="0 0 282 100" svg:d="M268 17c6 0 14 0 14-9 0-8-8-8-14-8h-254c-6 0-14 0-14 8 0 9 8 9 14 9zM268 100c6 0 14 0 14-9 0-8-8-8-14-8h-254c-6 0-14 0-14 8 0 9 8 9 14 9z"><text:p/></draw:path><draw:path draw:style-name="gr3" draw:text-style-name="P170" svg:width="0.1224in" svg:height="0.1193in" svg:x="0.3587in" svg:y="0in" svg:viewBox="0 0 312 304" svg:d="M167 7c-3-5-4-7-11-7s-7 2-11 7l-143 289c-2 3-2 3-2 4 0 4 2 4 10 4h294c6 0 8 0 8-4 0-1 0-1-1-4zM143 42l114 230h-228z"><text:p/></draw:path><draw:path draw:style-name="gr3" draw:text-style-name="P170" svg:width="0.087in" svg:height="0.1496in" svg:x="0.4969in" svg:y="0.0035in" svg:viewBox="0 0 222 381" svg:d="M164 10l2-5c0-1 0-5-5-5s-5 1-6 8l-25 98c-68 2-130 59-130 116 0 41 30 74 82 77-4 13-6 27-10 40-6 20-10 36-10 37 0 5 3 5 5 5 3 0 4 0 5-1 0-2 4-12 5-18l15-63c69-2 130-59 130-116 0-34-23-72-82-77zM84 290c-26-2-56-16-56-58 0-52 36-111 99-117zM138 115c32 3 56 22 56 59 0 51-36 111-99 116z"><text:p/></draw:path><draw:polygon draw:style-name="gr3" draw:text-style-name="P170" svg:width="0.2374in" svg:height="0.0067in" svg:x="0.3504in" svg:y="0.1866in" svg:viewBox="0 0 604 18" draw:points="302,18 0,18 0,0 604,0 604,18"><text:p/></draw:polygon><draw:path draw:style-name="gr3" draw:text-style-name="P170" svg:width="0.1224in" svg:height="0.1193in" svg:x="0.378in" svg:y="0.2264in" svg:viewBox="0 0 312 304" svg:d="M167 7c-3-5-4-7-11-7s-8 2-11 7l-143 289c-2 3-2 3-2 4 0 4 2 4 10 4h294c6 0 8 0 8-4 0-1 0-1-1-4zM143 42l114 230h-228z"><text:p/></draw:path><draw:path draw:style-name="gr3" draw:text-style-name="P170" svg:width="0.0512in" svg:height="0.1059in" svg:x="0.5122in" svg:y="0.2417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3" draw:text-style-name="P170" svg:width="0.1106in" svg:height="0.039in" svg:x="0.6634in" svg:y="0.1709in" svg:viewBox="0 0 282 100" svg:d="M268 17c6 0 14 0 14-9 0-8-8-8-14-8h-254c-6 0-14 0-14 8 0 9 8 9 14 9zM268 100c6 0 14 0 14-9 0-8-8-8-14-8h-254c-6 0-14 0-14 8 0 9 8 9 14 9z"><text:p/></draw:path><draw:path draw:style-name="gr3" draw:text-style-name="P170" svg:width="0.0728in" svg:height="0.0752in" svg:x="0.8539in" svg:y="0.0457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olygon draw:style-name="gr3" draw:text-style-name="P170" svg:width="0.0866in" svg:height="0.0067in" svg:x="0.8488in" svg:y="0.1866in" svg:viewBox="0 0 221 18" draw:points="110,18 0,18 0,0 221,0 221,18"><text:p/></draw:polygon><draw:path draw:style-name="gr3" draw:text-style-name="P170" svg:width="0.0677in" svg:height="0.0752in" svg:x="0.8575in" svg:y="0.2724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70" svg:width="0.1106in" svg:height="0.039in" svg:x="1.011in" svg:y="0.1709in" svg:viewBox="0 0 282 100" svg:d="M268 17c6 0 14 0 14-9 0-8-8-8-14-8h-254c-6 0-14 0-14 8 0 9 8 9 14 9zM268 100c6 0 14 0 14-9 0-8-8-8-14-8h-254c-6 0-14 0-14 8 0 9 8 9 14 9z"><text:p/></draw:path><draw:path draw:style-name="gr3" draw:text-style-name="P170" svg:width="0.0661in" svg:height="0.1106in" svg:x="1.2051in" svg:y="0.0083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70" svg:width="0.0898in" svg:height="0.0732in" svg:x="1.2846in" svg:y="0.0476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olygon draw:style-name="gr3" draw:text-style-name="P170" svg:width="0.1839in" svg:height="0.0067in" svg:x="1.1965in" svg:y="0.1866in" svg:viewBox="0 0 468 18" draw:points="234,18 0,18 0,0 468,0 468,18"><text:p/></draw:polygon><draw:path draw:style-name="gr3" draw:text-style-name="P170" svg:width="0.113in" svg:height="0.1126in" svg:x="1.2327in" svg:y="0.2331in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70" svg:width="0.1106in" svg:height="0.039in" svg:x="1.4555in" svg:y="0.1709in" svg:viewBox="0 0 282 100" svg:d="M268 17c6 0 14 0 14-9 0-8-8-8-14-8h-254c-6 0-14 0-14 8 0 9 8 9 14 9zM268 100c6 0 14 0 14-9 0-8-8-8-14-8h-254c-6 0-14 0-14 8 0 9 8 9 14 9z"><text:p/></draw:path><draw:path draw:style-name="gr3" draw:text-style-name="P170" svg:width="0.0661in" svg:height="0.1106in" svg:x="1.6299in" svg:y="0.1209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70" svg:width="0.0898in" svg:height="0.0732in" svg:x="1.7091in" svg:y="0.1598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ath draw:style-name="gr3" draw:text-style-name="P170" svg:width="0.0827in" svg:height="0.1516in" svg:x="1.8142in" svg:y="0.1146in" svg:viewBox="0 0 211 386" svg:d="M133 130h36c9 0 13 0 13-10 0-3-4-3-12-3h-34l9-50c1-8 7-38 10-43 3-8 11-14 20-14 1 0 12 0 21 7-20 2-23 17-23 23 0 9 7 14 15 14 11 0 23-8 23-25 0-19-19-29-36-29-14 0-42 7-54 49-2 10-3 13-14 68h-29c-8 0-13 0-13 7 0 6 3 6 12 6h27l-31 167c-8 41-15 79-37 79-1 0-12 0-20-7 19-1 24-17 24-23 0-10-9-16-17-16-11 0-23 10-23 27 0 18 19 29 36 29 23 0 41-26 48-41 13-28 23-78 24-82z"><text:p/></draw:path></draw:g><text:tab/><draw:g text:anchor-type="as-char" svg:y="-0.1154in" draw:z-index="154" draw:style-name="gr1"><svg:title>TexMaths</svg:title><svg:desc>12§display§\alpha=0\,§svg§600§FALSE§</svg:desc><draw:polygon draw:style-name="gr2" draw:text-style-name="P170" svg:width="0.4106in" svg:height="0.1071in" svg:x="0in" svg:y="0.0039in" svg:viewBox="0 0 1044 273" draw:points="522,273 0,273 0,0 1044,0 1044,273"><text:p/></draw:polygon><draw:path draw:style-name="gr3" draw:text-style-name="P170" svg:width="0.0929in" svg:height="0.0752in" svg:x="0.0067in" svg:y="0.0374in" svg:viewBox="0 0 237 192" svg:d="M185 88c0-68-40-88-71-88-58 0-114 61-114 120 0 40 25 72 68 72 27 0 58-9 90-34 5 21 19 34 39 34 22 0 35-22 35-30 0-2-3-3-6-3-2 0-3 1-4 3-9 21-23 21-24 21-13 0-13-33-13-43 0-9 0-10 4-15 40-50 48-100 48-100 0-1 0-5-5-5-4 0-4 2-6 10-8 27-21 59-41 84zM156 146c-37 33-70 37-86 37-26 0-39-18-39-46 0-20 11-67 25-89 19-30 42-38 58-38 42 0 42 55 42 89 0 15 0 39 0 47z"><text:p/></draw:path><draw:path draw:style-name="gr3" draw:text-style-name="P170" svg:width="0.1106in" svg:height="0.039in" svg:x="0.1618in" svg:y="0.0504in" svg:viewBox="0 0 282 100" svg:d="M267 17c6 0 15 0 15-9 0-8-9-8-15-8h-253c-6 0-14 0-14 8 0 9 8 9 14 9zM267 100c6 0 15 0 15-9 0-8-9-8-15-8h-253c-6 0-14 0-14 8 0 9 8 9 14 9z"><text:p/></draw:path><draw:path draw:style-name="gr3" draw:text-style-name="P170" svg:width="0.0701in" svg:height="0.1146in" svg:x="0.3339in" svg:y="0in" svg:viewBox="0 0 179 292" svg:d="M179 147c0-34-3-68-17-99-19-41-54-48-72-48-26 0-56 11-74 51-14 28-16 62-16 96 0 32 1 70 19 102 18 35 49 43 70 43 22 0 55-9 74-49 13-29 16-63 16-96zM89 283c-16 0-41-11-49-52-5-25-5-64-5-89 0-28 0-55 3-78 9-51 40-54 51-54 14 0 42 7 50 49 5 24 5 56 5 83 0 31 0 60-5 88-7 39-31 53-50 53z"><text:p/></draw:path></draw:g><text:tab/></text:p>
      <text:h text:style-name="P147" text:outline-level="4">Gleichmäßig beschleunigt</text:h>
      <text:p text:style-name="P55"><draw:g text:anchor-type="as-char" svg:y="-0.1846in" draw:z-index="150" draw:style-name="gr1"><svg:title>TexMaths</svg:title><svg:desc>12§display§\phi=\frac\alpha2\cdot t^2+\omega_0\cdot t+\phi_0§svg§600§FALSE§</svg:desc><draw:polygon draw:style-name="gr2" draw:text-style-name="P170" svg:width="1.65in" svg:height="0.2976in" svg:x="0in" svg:y="0.002in" svg:viewBox="0 0 4192 757" draw:points="2096,757 0,757 0,0 4192,0 4192,757"><text:p/></draw:polygon><draw:path draw:style-name="gr3" draw:text-style-name="P170" svg:width="0.087in" svg:height="0.1492in" svg:x="0.0079in" svg:y="0.0705in" svg:viewBox="0 0 222 380" svg:d="M164 10l2-5c0-1 0-5-5-5s-5 1-6 8l-25 98c-68 2-130 58-130 116 0 41 30 73 82 77-4 13-6 26-10 39-6 21-10 36-10 38 0 4 3 4 5 4 3 0 4 0 5-1 0-1 4-12 5-18l15-62c69-3 130-59 130-117 0-33-23-72-82-76zM84 289c-26-1-56-15-56-57 0-52 36-111 99-117zM138 115c32 3 56 22 56 59 0 50-36 110-99 115z"><text:p/></draw:path><draw:path draw:style-name="gr3" draw:text-style-name="P170" svg:width="0.1106in" svg:height="0.039in" svg:x="0.1543in" svg:y="0.1256in" svg:viewBox="0 0 282 100" svg:d="M268 17c6 0 14 0 14-9 0-8-8-8-14-8h-254c-6 0-14 0-14 8 0 9 8 9 14 9zM268 100c6 0 14 0 14-9 0-8-8-8-14-8h-254c-6 0-14 0-14 8 0 9 8 9 14 9z"><text:p/></draw:path><draw:path draw:style-name="gr3" draw:text-style-name="P170" svg:width="0.0933in" svg:height="0.0752in" svg:x="0.3472in" svg:y="0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olygon draw:style-name="gr3" draw:text-style-name="P170" svg:width="0.1067in" svg:height="0.0067in" svg:x="0.3402in" svg:y="0.1406in" svg:viewBox="0 0 272 18" draw:points="137,18 0,18 0,0 272,0 272,18"><text:p/></draw:polygon><draw:path draw:style-name="gr3" draw:text-style-name="P170" svg:width="0.0661in" svg:height="0.1106in" svg:x="0.3606in" svg:y="0.189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70" svg:width="0.0177in" svg:height="0.0177in" svg:x="0.5181in" svg:y="0.1354in" svg:viewBox="0 0 46 46" svg:d="M46 23c0-12-10-23-23-23-12 0-23 11-23 23 0 13 11 23 23 23 13 0 23-10 23-23z"><text:p/></draw:path><draw:path draw:style-name="gr3" draw:text-style-name="P170" svg:width="0.0512in" svg:height="0.1059in" svg:x="0.5906in" svg:y="0.081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70" svg:width="0.0516in" svg:height="0.0772in" svg:x="0.6543in" svg:y="0.040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70" svg:width="0.1106in" svg:height="0.1106in" svg:x="0.7677in" svg:y="0.0886in" svg:viewBox="0 0 282 282" svg:d="M150 150h118c6 0 14 0 14-8 0-10-8-10-14-10h-118v-118c0-6 0-14-8-14-10 0-10 8-10 14v118h-118c-6 0-14 0-14 10 0 8 8 8 14 8h118v118c0 6 0 14 10 14 8 0 8-8 8-14z"><text:p/></draw:path><draw:path draw:style-name="gr3" draw:text-style-name="P170" svg:width="0.0984in" svg:height="0.0752in" svg:x="0.9264in" svg:y="0.1122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70" svg:width="0.0539in" svg:height="0.0795in" svg:x="1.0335in" svg:y="0.1339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70" svg:width="0.0177in" svg:height="0.0177in" svg:x="1.1531in" svg:y="0.1354in" svg:viewBox="0 0 46 46" svg:d="M46 23c0-12-10-23-23-23-12 0-23 11-23 23 0 13 11 23 23 23 13 0 23-10 23-23z"><text:p/></draw:path><draw:path draw:style-name="gr3" draw:text-style-name="P170" svg:width="0.0512in" svg:height="0.1059in" svg:x="1.226in" svg:y="0.081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70" svg:width="0.1106in" svg:height="0.1106in" svg:x="1.328in" svg:y="0.0886in" svg:viewBox="0 0 282 282" svg:d="M150 150h118c6 0 14 0 14-8 0-10-8-10-14-10h-118v-118c0-6 0-14-8-14-10 0-10 8-10 14v118h-118c-6 0-14 0-14 10 0 8 8 8 14 8h118v118c0 6 0 14 10 14 8 0 8-8 8-14z"><text:p/></draw:path><draw:path draw:style-name="gr3" draw:text-style-name="P170" svg:width="0.087in" svg:height="0.1492in" svg:x="1.4929in" svg:y="0.0705in" svg:viewBox="0 0 222 380" svg:d="M164 10l2-5c0-1 0-5-5-5s-5 1-6 8l-25 98c-68 2-130 58-130 116 0 41 30 73 82 77-4 13-6 26-10 39-6 21-10 36-10 38 0 4 3 4 5 4 3 0 4 0 5-1 0-1 4-12 5-18l15-62c69-3 130-59 130-117 0-33-23-72-82-76zM84 289c-26-1-56-15-56-57 0-52 36-111 99-117zM138 115c32 3 56 22 56 59 0 50-36 110-99 115z"><text:p/></draw:path><draw:path draw:style-name="gr3" draw:text-style-name="P170" svg:width="0.0539in" svg:height="0.0795in" svg:x="1.5898in" svg:y="0.1339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/draw:g> <text:tab/><draw:g text:anchor-type="as-char" svg:y="-0.1063in" draw:z-index="149" draw:style-name="gr1"><svg:title>TexMaths</svg:title><svg:desc>12§display§\omega=\alpha\cdot t+\omega_0§svg§600§FALSE§</svg:desc><draw:polygon draw:style-name="gr2" draw:text-style-name="P170" svg:width="0.9902in" svg:height="0.1276in" svg:x="0in" svg:y="0.002in" svg:viewBox="0 0 2516 325" draw:points="1258,325 0,325 0,0 2516,0 2516,325"><text:p/></draw:polygon><draw:path draw:style-name="gr3" draw:text-style-name="P170" svg:width="0.0984in" svg:height="0.0752in" svg:x="0.002in" svg:y="0.0307in" svg:viewBox="0 0 251 192" svg:d="M251 30c0-19-7-30-17-30-11 0-22 10-22 20 0 4 2 9 6 12 8 8 15 19 15 37 0 16-7 40-21 61-13 18-28 32-49 32-24 0-37-15-41-38 5-11 15-39 15-51 0-4-3-9-7-9s-9 1-12 7c-5 8-10 36-10 52-14 20-31 39-58 39s-37-25-37-49c0-53 43-97 43-103 0-5-3-9-7-9-6 0-8 6-12 10-21 31-37 82-37 121 0 29 10 60 44 60 30 0 51-20 65-44 5 25 21 44 47 44 34 0 54-25 70-57 9-21 25-78 25-105z"><text:p/></draw:path><draw:path draw:style-name="gr3" draw:text-style-name="P170" svg:width="0.1106in" svg:height="0.039in" svg:x="0.165in" svg:y="0.0433in" svg:viewBox="0 0 282 100" svg:d="M268 17c6 0 14 0 14-9 0-8-8-8-14-8h-254c-6 0-14 0-14 8 0 9 8 9 14 9zM268 100c6 0 14 0 14-9 0-8-8-8-14-8h-254c-6 0-14 0-14 8 0 9 8 9 14 9z"><text:p/></draw:path><draw:path draw:style-name="gr3" draw:text-style-name="P170" svg:width="0.0933in" svg:height="0.0752in" svg:x="0.3374in" svg:y="0.0307in" svg:viewBox="0 0 238 192" svg:d="M185 88c0-68-40-88-71-88-58 0-114 61-114 120 0 40 25 72 68 72 27 0 58-9 90-34 5 21 20 34 39 34 23 0 36-22 36-30 0-2-4-3-6-3-3 0-4 1-5 3-8 21-23 21-24 21-13 0-13-33-13-44 0-8 0-9 5-14 39-50 48-100 48-100 0-1 0-5-5-5s-5 2-6 10c-9 27-22 59-42 84zM156 146c-37 33-70 37-86 37-26 0-39-18-39-46 0-20 11-67 25-89 20-30 42-38 58-38 42 0 42 55 42 89 0 15 0 39 0 47z"><text:p/></draw:path><draw:path draw:style-name="gr3" draw:text-style-name="P170" svg:width="0.0177in" svg:height="0.0177in" svg:x="0.4886in" svg:y="0.0539in" svg:viewBox="0 0 46 46" svg:d="M46 23c0-12-10-23-23-23-12 0-23 11-23 23 0 13 11 23 23 23 13 0 23-10 23-23z"><text:p/></draw:path><draw:path draw:style-name="gr3" draw:text-style-name="P170" svg:width="0.0512in" svg:height="0.1063in" svg:x="0.5614in" svg:y="0in" svg:viewBox="0 0 131 271" svg:d="M78 96h40c8 0 13 0 13-8 0-5-5-5-12-5h-37c15-60 16-69 16-71 0-7-4-12-12-12-1 0-13 0-16 16l-17 67h-40c-8 0-13 0-13 8 0 5 4 5 12 5h37c-30 120-32 128-32 135 0 23 17 40 39 40 44 0 68-63 68-65 0-5-4-5-5-5-4 0-5 1-6 6-19 44-41 54-55 54-10 0-14-5-14-19 0-11 0-14 3-21z"><text:p/></draw:path><draw:path draw:style-name="gr3" draw:text-style-name="P170" svg:width="0.1106in" svg:height="0.111in" svg:x="0.6638in" svg:y="0.0071in" svg:viewBox="0 0 282 283" svg:d="M150 150h118c6 0 14 0 14-8 0-10-8-10-14-10h-118v-118c0-6 0-14-8-14-10 0-10 8-10 14v118h-118c-6 0-14 0-14 10 0 8 8 8 14 8h118v118c0 6 0 15 10 15 8 0 8-9 8-15z"><text:p/></draw:path><draw:path draw:style-name="gr3" draw:text-style-name="P170" svg:width="0.0984in" svg:height="0.0752in" svg:x="0.8228in" svg:y="0.0307in" svg:viewBox="0 0 251 192" svg:d="M251 30c0-19-7-30-17-30-11 0-22 10-22 20 0 4 2 9 6 12 8 8 15 19 15 37 0 16-7 40-21 61-13 18-28 32-49 32-24 0-37-15-41-38 5-11 15-39 15-51 0-4-3-9-7-9s-9 1-12 7c-5 8-10 36-10 52-14 20-31 39-58 39s-37-25-37-49c0-53 43-97 43-103 0-5-3-9-7-9-6 0-8 6-12 10-21 31-37 82-37 121 0 29 10 60 44 60 30 0 51-20 65-44 5 25 21 44 47 44 34 0 54-25 70-57 9-21 25-78 25-105z"><text:p/></draw:path><draw:path draw:style-name="gr3" draw:text-style-name="P170" svg:width="0.0539in" svg:height="0.0795in" svg:x="0.9299in" svg:y="0.052in" svg:viewBox="0 0 138 203" svg:d="M138 102c0-32-4-55-17-77-9-13-29-25-51-25-70 0-70 82-70 102 0 22 0 101 70 101 68 0 68-79 68-101zM70 195c-15 0-33-7-39-33-3-16-3-42-3-63 0-22 0-45 3-61 7-24 25-30 39-30 15 0 31 10 36 27 4 17 6 38 6 64 0 21 0 44-5 62-6 28-25 34-37 34z"><text:p/></draw:path></draw:g><text:span text:style-name="T9"> <text:tab/></text:span><text:span text:style-name="T9"><draw:g text:anchor-type="as-char" svg:y="-0.2311in" draw:z-index="148" draw:style-name="gr1"><svg:title>TexMaths</svg:title><svg:desc>12§display§\alpha=\frac{\Delta\omega}{\Delta t}=\text{konstant}§svg§600§FALSE§</svg:desc><draw:polygon draw:style-name="gr2" draw:text-style-name="P170" svg:width="1.461in" svg:height="0.3402in" svg:x="0in" svg:y="0.0051in" svg:viewBox="0 0 3712 865" draw:points="1855,865 0,865 0,0 3712,0 3712,865"><text:p/></draw:polygon><draw:path draw:style-name="gr3" draw:text-style-name="P170" svg:width="0.0933in" svg:height="0.0752in" svg:x="0.0067in" svg:y="0.1579in" svg:viewBox="0 0 238 192" svg:d="M185 88c0-68-40-88-71-88-58 0-114 61-114 120 0 40 25 72 68 72 27 0 58-9 90-35 5 22 20 35 39 35 23 0 36-23 36-30 0-2-4-3-6-3-3 0-4 1-5 3-8 21-23 21-24 21-13 0-13-33-13-44 0-8 0-9 5-14 39-51 48-100 48-100 0-1 0-5-5-5s-5 2-6 10c-9 26-22 59-42 84zM156 145c-37 34-70 38-86 38-26 0-39-18-39-46 0-20 11-67 25-89 20-30 42-38 58-38 42 0 42 55 42 89 0 15 0 39 0 46z"><text:p/></draw:path><draw:path draw:style-name="gr3" draw:text-style-name="P170" svg:width="0.1106in" svg:height="0.039in" svg:x="0.1622in" svg:y="0.1701in" svg:viewBox="0 0 282 100" svg:d="M268 17c6 0 14 0 14-9 0-8-8-8-14-8h-254c-6 0-14 0-14 8 0 9 8 9 14 9zM268 100c6 0 14 0 14-9 0-8-8-8-14-8h-254c-6 0-14 0-14 8 0 9 8 9 14 9z"><text:p/></draw:path><draw:path draw:style-name="gr3" draw:text-style-name="P170" svg:width="0.1224in" svg:height="0.1193in" svg:x="0.3559in" svg:y="0in" svg:viewBox="0 0 312 304" svg:d="M167 7c-3-5-4-7-11-7s-8 2-11 7l-143 289c-2 3-2 3-2 4 0 4 2 4 10 4h294c6 0 8 0 8-4 0-1 0-1-1-4zM143 42l114 230h-228z"><text:p/></draw:path><draw:path draw:style-name="gr3" draw:text-style-name="P170" svg:width="0.0984in" svg:height="0.0752in" svg:x="0.4886in" svg:y="0.0457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olygon draw:style-name="gr3" draw:text-style-name="P170" svg:width="0.2476in" svg:height="0.0067in" svg:x="0.348in" svg:y="0.1866in" svg:viewBox="0 0 630 18" draw:points="316,18 0,18 0,0 630,0 630,18"><text:p/></draw:polygon><draw:path draw:style-name="gr3" draw:text-style-name="P170" svg:width="0.1224in" svg:height="0.1193in" svg:x="0.3807in" svg:y="0.226in" svg:viewBox="0 0 312 304" svg:d="M167 7c-3-5-4-7-11-7s-8 2-11 7l-143 289c-2 3-2 3-2 4 0 4 2 4 10 4h294c6 0 8 0 8-4 0-1 0-1-1-4zM143 42l114 230h-228z"><text:p/></draw:path><draw:path draw:style-name="gr3" draw:text-style-name="P170" svg:width="0.0512in" svg:height="0.1059in" svg:x="0.515in" svg:y="0.2409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3" draw:text-style-name="P170" svg:width="0.1106in" svg:height="0.039in" svg:x="0.6713in" svg:y="0.1701in" svg:viewBox="0 0 282 100" svg:d="M268 17c6 0 14 0 14-9 0-8-8-8-14-8h-254c-6 0-14 0-14 8 0 9 8 9 14 9zM268 100c6 0 14 0 14-9 0-8-8-8-14-8h-254c-6 0-14 0-14 8 0 9 8 9 14 9z"><text:p/></draw:path><draw:path draw:style-name="gr3" draw:text-style-name="P170" svg:width="0.0803in" svg:height="0.1154in" svg:x="0.8421in" svg:y="0.1165in" svg:viewBox="0 0 205 294" svg:d="M34 262c0 19-5 19-34 19v13c14 0 34-1 47-1 12 0 29 0 45 1v-13c-27 0-32 0-32-19v-43l26-24c34 45 52 69 52 77s-7 9-16 9v13c12 0 38-1 46-1 12 0 25 0 37 1v-13c-15 0-25 0-42-23l-53-75c-1-2-3-4-3-5s31-27 35-30c26-22 44-23 54-23v-13c-14 1-18 1-30 1-16 0-42-1-48-1v13c8 0 13 5 13 11 0 8-6 13-10 15l-60 52v-203l-61 5v13c30 0 34 2 34 24z"><text:p/></draw:path><draw:path draw:style-name="gr3" draw:text-style-name="P170" svg:width="0.0736in" svg:height="0.0764in" svg:x="0.9252in" svg:y="0.1575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170" svg:width="0.0839in" svg:height="0.0732in" svg:x="1.0087in" svg:y="0.1579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70" svg:width="0.0543in" svg:height="0.0764in" svg:x="1.1008in" svg:y="0.1575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70" svg:width="0.052in" svg:height="0.1043in" svg:x="1.1642in" svg:y="0.1291in" svg:viewBox="0 0 133 266" svg:d="M66 91h60v-13h-60v-78h-11c-1 35-13 80-55 82v9h36v117c0 53 40 58 55 58 30 0 42-31 42-58v-24h-11v24c0 31-12 47-28 47-28 0-28-39-28-46z"><text:p/></draw:path><draw:path draw:style-name="gr3" draw:text-style-name="P170" svg:width="0.0752in" svg:height="0.0764in" svg:x="1.2327in" svg:y="0.1575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170" svg:width="0.0839in" svg:height="0.0732in" svg:x="1.3142in" svg:y="0.1579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70" svg:width="0.052in" svg:height="0.1043in" svg:x="1.3996in" svg:y="0.1291in" svg:viewBox="0 0 133 266" svg:d="M66 91h60v-13h-60v-78h-11c-1 35-13 80-55 82v9h36v117c0 53 40 58 55 58 30 0 42-31 42-58v-24h-11v24c0 31-12 47-28 47-28 0-28-39-28-46z"><text:p/></draw:path></draw:g></text:span><text:span text:style-name="T9"><text:tab/><text:tab/></text:span><text:span text:style-name="T9"><draw:g text:anchor-type="as-char" svg:y="-0.1654in" draw:z-index="137" draw:style-name="gr1"><svg:title>TexMaths</svg:title><svg:desc>12§display§\vec{M} = J \cdot \vec{\alpha}§svg§600§FALSE§</svg:desc><draw:polygon draw:style-name="gr2" draw:text-style-name="P170" svg:width="0.7409in" svg:height="0.161in" svg:x="0in" svg:y="0in" svg:viewBox="0 0 1883 410" draw:points="942,410 0,410 0,0 1883,0 1883,410"><text:p/></draw:polygon><draw:path draw:style-name="gr3" draw:text-style-name="P170" svg:width="0.0736in" svg:height="0.0331in" svg:x="0.0795in" svg:y="0in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170" svg:width="0.1665in" svg:height="0.1138in" svg:x="0.0071in" svg:y="0.0472in" svg:viewBox="0 0 424 290" svg:d="M374 32c4-15 4-19 36-19 10 0 14 0 14-8 0-5-4-5-11-5h-57c-10 0-10 0-16 8l-154 242-34-240c-1-10-2-10-13-10h-57c-9 0-14 0-14 8 0 5 5 5 14 5 4 0 13 0 18 1 6 0 9 2 9 6 0 3-1 4-2 9l-54 216c-4 17-11 30-46 31-1 0-7 0-7 9 0 3 2 5 6 5 13 0 29-2 42-2 14 0 30 2 43 2 3 0 9 0 9-9 0-5-5-5-9-5-24 0-27-8-27-18 0-3 0-6 1-10l57-231 38 263c0 5 1 10 6 10 4 0 7-5 9-8l171-269-60 244c-5 16-5 19-39 19-7 0-12 0-12 9 0 5 5 5 6 5 12 0 41-2 53-2 17 0 36 2 53 2 2 0 8 0 8-9 0-5-3-5-12-5-15 0-27 0-27-7 0-2 0-2 2-11z"><text:p/></draw:path><draw:path draw:style-name="gr3" draw:text-style-name="P170" svg:width="0.1106in" svg:height="0.039in" svg:x="0.2346in" svg:y="0.1in" svg:viewBox="0 0 282 100" svg:d="M268 17c6 0 14 0 14-9 0-8-8-8-14-8h-254c-6 0-14 0-14 8 0 9 8 9 14 9zM268 100c6 0 14 0 14-9 0-8-8-8-14-8h-254c-6 0-14 0-14 8 0 9 8 9 14 9z"><text:p/></draw:path><draw:path draw:style-name="gr3" draw:text-style-name="P170" svg:width="0.0937in" svg:height="0.1173in" svg:x="0.4126in" svg:y="0.0472in" svg:viewBox="0 0 239 299" svg:d="M199 31c4-14 5-18 28-18 7 0 12 0 12-8 0-4-4-5-6-5-11 0-37 1-48 1-13 0-48-1-63-1-3 0-8 0-8 8 0 5 4 5 14 5s15 0 26 1c9 2 12 3 12 9 0 2 0 5-2 8l-49 195c-9 41-38 64-60 64-12 0-33-5-41-27 2 0 5 0 5 0 17 0 28-14 28-26 0-13-11-18-18-18-9 0-29 5-29 33 0 27 23 47 56 47 39 0 83-29 94-69z"><text:p/></draw:path><draw:path draw:style-name="gr3" draw:text-style-name="P170" svg:width="0.0177in" svg:height="0.0177in" svg:x="0.5598in" svg:y="0.1098in" svg:viewBox="0 0 46 46" svg:d="M46 23c0-12-10-23-23-23-12 0-23 11-23 23 0 13 11 23 23 23 13 0 23-10 23-23z"><text:p/></draw:path><draw:path draw:style-name="gr3" draw:text-style-name="P170" svg:width="0.0736in" svg:height="0.0331in" svg:x="0.6622in" svg:y="0.0421in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170" svg:width="0.0933in" svg:height="0.0752in" svg:x="0.6354in" svg:y="0.0878in" svg:viewBox="0 0 238 192" svg:d="M185 88c0-68-40-88-71-88-58 0-114 61-114 120 0 40 25 72 68 72 27 0 58-9 90-35 5 22 20 35 39 35 23 0 36-23 36-30 0-2-4-3-6-3-3 0-4 1-5 3-8 21-23 21-24 21-13 0-13-33-13-44 0-8 0-9 5-14 39-50 48-100 48-100 0-1 0-5-5-5s-5 2-6 10c-9 26-22 59-42 84zM156 145c-37 34-70 38-86 38-26 0-39-18-39-46 0-20 11-67 25-89 20-30 42-38 58-38 42 0 42 55 42 89 0 15 0 39 0 46z"><text:p/></draw:path></draw:g></text:span><text:span text:style-name="T3"> <text:tab/></text:span><text:span text:style-name="T3"><draw:g text:anchor-type="as-char" svg:y="-0.1508in" draw:z-index="136" draw:style-name="gr1"><svg:title>TexMaths</svg:title><svg:desc>12§display§J = m \cdot r^2 \cdot \alpha§svg§600§FALSE§</svg:desc><draw:polygon draw:style-name="gr2" draw:text-style-name="P170" svg:width="0.976in" svg:height="0.1445in" svg:x="0in" svg:y="0.0016in" svg:viewBox="0 0 2480 368" draw:points="1239,368 0,368 0,0 2480,0 2480,368"><text:p/></draw:polygon><draw:path draw:style-name="gr3" draw:text-style-name="P170" svg:width="0.0937in" svg:height="0.1177in" svg:x="0.0118in" svg:y="0.0327in" svg:viewBox="0 0 239 300" svg:d="M199 31c4-14 5-18 28-18 7 0 12 0 12-8 0-4-4-5-6-5-11 0-37 1-48 1-13 0-48-1-63-1-3 0-8 0-8 8 0 5 4 5 14 5s15 0 26 1c9 2 12 3 12 9 0 2 0 5-2 8l-49 196c-9 41-38 64-60 64-12 0-33-5-41-27 2 0 5 0 5 0 17 0 28-14 28-27s-11-18-18-18c-9 0-29 5-29 34 0 27 23 47 56 47 39 0 83-29 94-70z"><text:p/></draw:path><draw:path draw:style-name="gr3" draw:text-style-name="P170" svg:width="0.1106in" svg:height="0.039in" svg:x="0.1634in" svg:y="0.0854in" svg:viewBox="0 0 282 100" svg:d="M268 17c6 0 14 0 14-9 0-8-8-8-14-8h-254c-6 0-14 0-14 8 0 9 8 9 14 9zM268 100c6 0 14 0 14-8 0-9-8-9-14-9h-254c-6 0-14 0-14 9 0 8 8 8 14 8z"><text:p/></draw:path><draw:path draw:style-name="gr3" draw:text-style-name="P170" svg:width="0.1362in" svg:height="0.0756in" svg:x="0.3339in" svg:y="0.0728in" svg:viewBox="0 0 347 193" svg:d="M25 163c-1 7-3 17-3 19 0 7 6 11 12 11 4 0 12-4 15-12 0 0 5-21 9-32l8-38c2-9 6-18 7-28 3-7 6-20 6-22 6-13 29-51 69-51 19 0 22 15 22 30 0 9-2 21-6 35l-12 49-8 33c-1 8-5 23-5 25 0 7 6 11 12 11 13 0 16-11 19-24 6-24 22-86 26-103 1-6 24-56 69-56 18 0 23 14 23 30 0 24-18 72-26 95-4 10-5 14-5 23 0 20 14 35 35 35 39 0 55-62 55-65 0-5-4-5-5-5-5 0-5 1-7 8-6 22-19 52-43 52-8 0-10-3-10-13 0-11 4-22 7-30 9-23 27-70 27-94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70" svg:width="0.0177in" svg:height="0.0177in" svg:x="0.526in" svg:y="0.0953in" svg:viewBox="0 0 46 46" svg:d="M46 23c0-12-10-23-23-23-12 0-23 11-23 23 0 13 11 23 23 23 13 0 23-10 23-23z"><text:p/></draw:path><draw:path draw:style-name="gr3" draw:text-style-name="P170" svg:width="0.0677in" svg:height="0.0756in" svg:x="0.6in" svg:y="0.0728in" svg:viewBox="0 0 173 193" svg:d="M25 163c-1 7-3 17-3 19 0 7 6 11 12 11 4 0 13-4 15-12 1-1 16-59 17-68 4-13 11-43 14-55 2-5 14-25 23-35 4-3 16-13 35-13 11 0 17 4 18 4-13 3-23 13-23 23 0 8 5 16 17 16 11 0 23-10 23-25s-13-28-35-28c-28 0-47 20-55 33-3-20-18-33-39-33-19 0-27 17-31 24-7 15-13 40-13 41 0 5 5 5 5 5 5 0 5 0 7-10 7-30 16-50 31-50 7 0 13 3 13 19 0 8-1 13-7 36z"><text:p/></draw:path><draw:path draw:style-name="gr3" draw:text-style-name="P170" svg:width="0.0516in" svg:height="0.0776in" svg:x="0.6819in" svg:y="0in" svg:viewBox="0 0 132 198" svg:d="M132 143h-11c0 8-3 25-7 28-2 1-25 1-30 1h-54c31-27 41-36 59-49 23-18 43-36 43-65 0-36-32-58-70-58-37 0-62 27-62 53 0 16 13 17 16 17 7 0 15-5 15-16 0-5-1-15-17-15 9-22 29-28 44-28 30 0 45 23 45 47 0 26-19 47-29 58l-72 71c-2 2-2 2-2 11h122z"><text:p/></draw:path><draw:path draw:style-name="gr3" draw:text-style-name="P170" svg:width="0.0177in" svg:height="0.0177in" svg:x="0.8in" svg:y="0.0953in" svg:viewBox="0 0 46 46" svg:d="M46 23c0-12-10-23-23-23-12 0-23 11-23 23 0 13 11 23 23 23 13 0 23-10 23-23z"><text:p/></draw:path><draw:path draw:style-name="gr3" draw:text-style-name="P170" svg:width="0.0933in" svg:height="0.0756in" svg:x="0.8756in" svg:y="0.0728in" svg:viewBox="0 0 238 193" svg:d="M185 88c0-68-40-88-71-88-58 0-114 61-114 121 0 39 25 72 68 72 27 0 58-10 90-35 5 22 20 35 39 35 23 0 36-23 36-30 0-3-4-4-6-4-3 0-4 1-5 4-8 20-23 20-24 20-13 0-13-32-13-43 0-9 0-10 5-15 39-50 48-100 48-100 0-1 0-5-5-5s-5 2-6 10c-9 27-22 59-42 85zM156 146c-37 34-70 37-86 37-26 0-39-18-39-46 0-20 11-67 25-89 20-30 42-38 58-38 42 0 42 55 42 89 0 16 0 40 0 47z"><text:p/></draw:path></draw:g></text:span><text:span text:style-name="T3"> <text:tab/></text:span></text:p>
      <text:h text:style-name="Heading_20_4" text:outline-level="4">Satz von Steiner (bei <text:span text:style-name="T19">P</text:span>arallelverschiebung der Drehachse<text:span text:style-name="T19">)</text:span></text:h>
      <text:p text:style-name="P111"><draw:g text:anchor-type="as-char" svg:y="-0.1465in" draw:z-index="147" draw:style-name="gr1"><svg:title>TexMaths</svg:title><svg:desc>12§display§J_x = J_s + m \cdot {r_s}^2§svg§600§FALSE§</svg:desc><draw:polygon draw:style-name="gr2" draw:text-style-name="P170" svg:width="1.2402in" svg:height="0.1681in" svg:x="0in" svg:y="0.0024in" svg:viewBox="0 0 3151 428" draw:points="1576,428 0,428 0,0 3151,0 3151,428"><text:p/></draw:polygon><draw:path draw:style-name="gr3" draw:text-style-name="P170" svg:width="0.0937in" svg:height="0.1169in" svg:x="0.0118in" svg:y="0.0323in" svg:viewBox="0 0 239 298" svg:d="M199 31c4-14 5-18 28-18 7 0 12 0 12-8 0-4-4-5-6-5-11 0-37 1-48 1-13 0-48-1-63-1-3 0-8 0-8 8 0 5 4 5 14 5s15 0 26 1c9 2 12 3 12 9 0 2 0 5-2 8l-49 194c-9 41-38 64-60 64-12 0-33-5-41-27 2 0 5 0 5 0 17 0 28-14 28-26 0-13-11-18-18-18-9 0-29 5-29 34 0 26 23 46 56 46 39 0 83-28 94-69z"><text:p/></draw:path><draw:path draw:style-name="gr3" draw:text-style-name="P170" svg:width="0.0626in" svg:height="0.0524in" svg:x="0.0976in" svg:y="0.1193in" svg:viewBox="0 0 160 134" svg:d="M60 99c-4 11-13 27-28 27-1 0-10 0-16-4 12-5 13-15 13-17 0-7-5-10-12-10-9 0-17 7-17 18 0 14 17 21 31 21 13 0 27-8 34-21 7 15 23 21 35 21 34 0 52-37 52-45 0-4-3-4-4-4-5 0-5 1-6 5-6 20-24 36-41 36-12 0-18-9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70" svg:width="0.1106in" svg:height="0.0386in" svg:x="0.2311in" svg:y="0.0846in" svg:viewBox="0 0 282 99" svg:d="M267 17c6 0 15 0 15-9 0-8-9-8-15-8h-253c-6 0-14 0-14 8 0 9 8 9 14 9zM267 99c6 0 15 0 15-8s-9-8-15-8h-253c-6 0-14 0-14 8s8 8 14 8z"><text:p/></draw:path><draw:path draw:style-name="gr3" draw:text-style-name="P170" svg:width="0.0937in" svg:height="0.1169in" svg:x="0.4087in" svg:y="0.0323in" svg:viewBox="0 0 239 298" svg:d="M199 31c4-14 5-18 28-18 7 0 12 0 12-8 0-4-4-5-6-5-11 0-37 1-48 1-13 0-48-1-63-1-3 0-8 0-8 8 0 5 4 5 14 5s15 0 26 1c9 2 12 3 12 9 0 2 0 5-2 8l-49 194c-9 41-38 64-60 64-12 0-33-5-41-27 2 0 5 0 5 0 17 0 28-14 28-26 0-13-11-18-18-18-9 0-29 5-29 34 0 26 23 46 56 46 39 0 83-28 94-69z"><text:p/></draw:path><draw:path draw:style-name="gr3" draw:text-style-name="P170" svg:width="0.0465in" svg:height="0.0524in" svg:x="0.4972in" svg:y="0.1193in" svg:viewBox="0 0 119 134" svg:d="M107 19c-7 3-12 9-12 15 0 7 6 9 9 9 4 0 15-2 15-17 0-20-22-26-40-26-47 0-55 35-55 43 0 11 7 18 11 22 8 6 13 7 33 10 6 2 26 5 26 21 0 5-3 15-16 24-12 6-26 6-30 6-12 0-29-3-36-12 11-1 17-10 17-18 0-7-5-11-12-11-9 0-17 7-17 20 0 18 19 29 48 29 55 0 65-37 65-49 0-27-30-32-41-35-2-1-11-2-12-2-11-2-17-8-17-14 0-8 6-16 12-20 9-6 19-6 24-6 6 0 22 2 28 11z"><text:p/></draw:path><draw:path draw:style-name="gr3" draw:text-style-name="P170" svg:width="0.1106in" svg:height="0.1106in" svg:x="0.6059in" svg:y="0.0488in" svg:viewBox="0 0 282 282" svg:d="M150 150h117c6 0 15 0 15-9s-9-9-15-9h-117v-118c0-6 0-14-8-14-10 0-10 8-10 14v118h-118c-6 0-14 0-14 9s8 9 14 9h118v117c0 6 0 15 10 15 8 0 8-9 8-15z"><text:p/></draw:path><draw:path draw:style-name="gr3" draw:text-style-name="P170" svg:width="0.1362in" svg:height="0.0752in" svg:x="0.7673in" svg:y="0.072in" svg:viewBox="0 0 347 192" svg:d="M25 162c-1 7-3 17-3 19 0 7 6 11 12 11 4 0 12-4 15-12 0 0 5-21 9-31l8-39c2-8 6-18 7-27 3-8 6-21 6-22 6-13 29-51 69-51 19 0 22 15 22 30 0 9-2 21-6 34l-12 49-8 33c-1 8-5 23-5 25 0 7 6 11 12 11 13 0 16-11 19-24 6-24 22-85 26-102 1-6 24-56 69-56 18 0 23 14 23 30 0 23-18 71-27 94-3 10-4 15-4 23 0 20 14 35 34 35 40 0 56-61 56-65 0-5-4-5-5-5-5 0-5 1-7 9-6 21-20 51-44 51-7 0-9-3-9-13 0-11 3-22 7-30 8-23 26-70 26-93 0-28-16-46-49-46-31 0-52 19-68 41-1-5-2-19-14-30-10-9-24-11-35-11-37 0-59 28-66 37-1-24-19-37-39-37-19 0-27 17-31 24-7 16-13 39-13 41 0 4 5 4 5 4 5 0 5 0 7-9 7-30 16-50 31-50 7 0 13 3 13 19 0 8-1 13-7 36z"><text:p/></draw:path><draw:path draw:style-name="gr3" draw:text-style-name="P170" svg:width="0.0177in" svg:height="0.0177in" svg:x="0.9594in" svg:y="0.0957in" svg:viewBox="0 0 46 46" svg:d="M46 23c0-12-10-23-23-23-12 0-23 11-23 23 0 13 11 23 23 23 13 0 23-10 23-23z"><text:p/></draw:path><draw:path draw:style-name="gr3" draw:text-style-name="P170" svg:width="0.0677in" svg:height="0.0752in" svg:x="1.0331in" svg:y="0.072in" svg:viewBox="0 0 173 192" svg:d="M25 162c-1 7-3 17-3 19 0 7 6 11 12 11 4 0 13-4 15-12 1-1 16-59 17-67 4-14 11-44 14-55 2-5 14-26 23-35 4-3 16-13 35-13 11 0 17 4 18 4-13 3-23 12-23 23 0 7 5 16 17 16 11 0 23-10 23-25s-13-28-35-28c-28 0-47 20-55 32-3-19-18-32-39-32-19 0-27 17-31 24-7 14-13 39-13 41 0 4 5 4 5 4 5 0 5 0 7-9 7-30 16-50 31-50 7 0 13 3 13 19 0 8-1 13-7 36z"><text:p/></draw:path><draw:path draw:style-name="gr3" draw:text-style-name="P170" svg:width="0.0465in" svg:height="0.0524in" svg:x="1.1118in" svg:y="0.1193in" svg:viewBox="0 0 119 134" svg:d="M107 19c-7 3-12 9-12 15 0 7 6 9 9 9 4 0 15-2 15-17 0-20-22-26-40-26-47 0-55 35-55 43 0 11 7 18 11 22 8 6 13 7 33 10 6 2 26 5 26 21 0 5-3 15-16 24-12 6-26 6-30 6-12 0-29-3-36-12 11-1 17-10 17-18 0-7-5-11-12-11-9 0-17 7-17 20 0 18 19 29 48 29 55 0 65-37 65-49 0-27-30-32-41-35-2-1-11-2-12-2-11-2-17-8-17-14 0-8 6-16 12-20 9-6 19-6 24-6 6 0 22 2 28 11z"><text:p/></draw:path><draw:path draw:style-name="gr3" draw:text-style-name="P170" svg:width="0.0516in" svg:height="0.0768in" svg:x="1.1815in" svg:y="0in" svg:viewBox="0 0 132 196" svg:d="M132 143h-11c0 7-3 24-7 27-2 1-25 1-30 1h-54c31-27 41-36 59-49 23-18 43-36 43-64 0-36-32-58-70-58-37 0-62 26-62 53 0 15 13 16 16 16 7 0 15-4 15-15 0-5-1-16-17-16 9-21 29-27 44-27 30 0 45 23 45 47 0 26-19 46-29 57l-72 71c-2 2-2 2-2 10h122z"><text:p/></draw:path></draw:g></text:p>
      <text:h text:style-name="P148" text:outline-level="4">Grundgleichung <text:tab/><draw:g text:anchor-type="as-char" svg:y="-0.2752in" draw:z-index="135" draw:style-name="gr1"><svg:title>TexMaths</svg:title><svg:desc>12§display§\vec{M} = \frac{d \vec{L}}{dt} = J \cdot \alpha + \omega \cdot \frac{dJ}{dt}§svg§600§FALSE§</svg:desc><draw:polygon draw:style-name="gr2" draw:text-style-name="P170" svg:width="1.8421in" svg:height="0.3874in" svg:x="0in" svg:y="0.0004in" svg:viewBox="0 0 4680 985" draw:points="2341,985 0,985 0,0 4680,0 4680,985"><text:p/></draw:polygon><draw:path draw:style-name="gr3" draw:text-style-name="P170" svg:width="0.0736in" svg:height="0.0331in" svg:x="0.0795in" svg:y="0.1122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70" svg:width="0.1665in" svg:height="0.1138in" svg:x="0.0071in" svg:y="0.1602in" svg:viewBox="0 0 424 290" svg:d="M374 32c4-15 4-19 36-19 10 0 14 0 14-8 0-5-4-5-11-5h-57c-10 0-10 0-16 8l-154 242-34-240c-1-10-2-10-13-10h-57c-9 0-14 0-14 8 0 5 5 5 14 5 4 0 13 0 18 1 6 0 9 2 9 6 0 3-1 4-2 9l-54 216c-4 17-11 30-46 31-1 0-7 0-7 9 0 3 2 5 6 5 13 0 29-2 42-2 14 0 30 2 43 2 3 0 9 0 9-9 0-5-5-5-9-5-24 0-27-8-27-18 0-3 0-6 1-11l57-230 38 263c0 5 1 10 6 10 4 0 7-5 9-8l171-269-60 244c-5 16-5 19-39 19-7 0-12 0-12 9 0 5 5 5 6 5 12 0 41-2 53-2 17 0 36 2 53 2 2 0 8 0 8-9 0-5-3-5-12-5-15 0-27 0-27-7 0-2 0-2 2-11z"><text:p/></draw:path><draw:path draw:style-name="gr3" draw:text-style-name="P170" svg:width="0.1106in" svg:height="0.039in" svg:x="0.2346in" svg:y="0.2122in" svg:viewBox="0 0 282 100" svg:d="M268 17c6 0 14 0 14-9 0-8-8-8-14-8h-254c-6 0-14 0-14 8 0 9 8 9 14 9zM268 100c6 0 14 0 14-9 0-8-8-8-14-8h-254c-6 0-14 0-14 8 0 9 8 9 14 9z"><text:p/></draw:path><draw:path draw:style-name="gr3" draw:text-style-name="P170" svg:width="0.0791in" svg:height="0.1173in" svg:x="0.4272in" svg:y="0.0453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<text:p/></draw:path><draw:path draw:style-name="gr3" draw:text-style-name="P170" svg:width="0.0736in" svg:height="0.0331in" svg:x="0.5437in" svg:y="0.0004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70" svg:width="0.1004in" svg:height="0.1138in" svg:x="0.5134in" svg:y="0.0472in" svg:viewBox="0 0 256 290" svg:d="M142 34c3-16 6-21 45-21 12 0 16 0 16-8 0-5-5-5-7-5-14 0-48 1-63 1-12 0-43-1-56-1-3 0-7 0-7 8 0 5 3 5 10 5 2 0 10 0 17 1 7 0 11 2 11 6 0 3 0 4-1 9l-57 228c-4 16-6 19-38 19-7 0-12 0-12 9 0 5 4 5 12 5h196c10 0 10 0 13-8l33-91c2-5 2-6 2-6 0-2-2-5-5-5-4 0-4 3-7 9-15 39-34 87-107 87h-40c-6 0-6 0-9 0-4-1-5-1-5-5 0-1 0-2 2-9z"><text:p/></draw:path><draw:polygon draw:style-name="gr3" draw:text-style-name="P170" svg:width="0.1996in" svg:height="0.0067in" svg:x="0.4205in" svg:y="0.228in" svg:viewBox="0 0 508 18" draw:points="254,18 0,18 0,0 508,0 508,18"><text:p/></draw:polygon><draw:path draw:style-name="gr3" draw:text-style-name="P170" svg:width="0.0791in" svg:height="0.1173in" svg:x="0.4535in" svg:y="0.2717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<text:p/></draw:path><draw:path draw:style-name="gr3" draw:text-style-name="P170" svg:width="0.0512in" svg:height="0.1059in" svg:x="0.537in" svg:y="0.2835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draw:path draw:style-name="gr3" draw:text-style-name="P170" svg:width="0.1106in" svg:height="0.039in" svg:x="0.6953in" svg:y="0.2122in" svg:viewBox="0 0 282 100" svg:d="M268 17c6 0 14 0 14-9 0-8-8-8-14-8h-254c-6 0-14 0-14 8 0 9 8 9 14 9zM268 100c6 0 14 0 14-9 0-8-8-8-14-8h-254c-6 0-14 0-14 8 0 9 8 9 14 9z"><text:p/></draw:path><draw:path draw:style-name="gr3" draw:text-style-name="P170" svg:width="0.0937in" svg:height="0.1173in" svg:x="0.8728in" svg:y="0.1602in" svg:viewBox="0 0 239 299" svg:d="M199 31c4-14 5-18 28-18 7 0 12 0 12-8 0-4-4-5-6-5-11 0-37 1-48 1-13 0-48-1-63-1-3 0-8 0-8 8 0 5 4 5 14 5s15 0 26 1c9 2 12 3 12 9 0 2 0 5-2 8l-49 195c-9 41-38 64-60 64-12 0-33-5-41-27 2 0 5 0 5 0 17 0 28-14 28-26 0-14-11-18-18-18-9 0-29 4-29 33 0 27 23 47 56 47 39 0 83-29 94-70z"><text:p/></draw:path><draw:path draw:style-name="gr3" draw:text-style-name="P170" svg:width="0.0177in" svg:height="0.0177in" svg:x="1.0205in" svg:y="0.222in" svg:viewBox="0 0 46 46" svg:d="M46 23c0-12-10-23-23-23-12 0-23 11-23 23 0 13 11 23 23 23 13 0 23-10 23-23z"><text:p/></draw:path><draw:path draw:style-name="gr3" draw:text-style-name="P170" svg:width="0.0933in" svg:height="0.0752in" svg:x="1.0961in" svg:y="0.1984in" svg:viewBox="0 0 238 192" svg:d="M185 88c0-68-40-88-71-88-58 0-114 61-114 120 0 40 25 72 68 72 27 0 58-9 90-35 5 22 20 35 39 35 23 0 36-23 36-30 0-2-4-3-6-3-3 0-4 1-5 3-8 21-23 21-24 21-13 0-13-33-13-44 0-8 0-9 5-14 39-51 48-100 48-100 0-1 0-5-5-5s-5 2-6 10c-9 26-22 59-42 84zM156 145c-37 34-70 38-86 38-26 0-39-18-39-46 0-20 11-67 25-89 20-30 42-38 58-38 42 0 42 55 42 89 0 15 0 39 0 46z"><text:p/></draw:path><draw:path draw:style-name="gr3" draw:text-style-name="P170" svg:width="0.1106in" svg:height="0.1106in" svg:x="1.2417in" svg:y="0.1756in" svg:viewBox="0 0 282 282" svg:d="M150 150h118c6 0 14 0 14-8 0-10-8-10-14-10h-118v-118c0-6 0-14-8-14-10 0-10 8-10 14v118h-118c-6 0-14 0-14 10 0 8 8 8 14 8h118v118c0 6 0 14 10 14 8 0 8-8 8-14z"><text:p/></draw:path><draw:path draw:style-name="gr3" draw:text-style-name="P170" svg:width="0.0984in" svg:height="0.0752in" svg:x="1.4004in" svg:y="0.1984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1-37 121 0 29 10 60 44 60 30 0 51-20 65-44 5 25 21 44 47 44 34 0 54-25 70-57 9-21 25-79 25-105z"><text:p/></draw:path><draw:path draw:style-name="gr3" draw:text-style-name="P170" svg:width="0.0177in" svg:height="0.0177in" svg:x="1.5594in" svg:y="0.222in" svg:viewBox="0 0 46 46" svg:d="M46 23c0-12-10-23-23-23-12 0-23 11-23 23 0 13 11 23 23 23 13 0 23-10 23-23z"><text:p/></draw:path><draw:path draw:style-name="gr3" draw:text-style-name="P170" svg:width="0.0791in" svg:height="0.1173in" svg:x="1.6547in" svg:y="0.0453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<text:p/></draw:path><draw:path draw:style-name="gr3" draw:text-style-name="P170" svg:width="0.0937in" svg:height="0.1173in" svg:x="1.7461in" svg:y="0.0472in" svg:viewBox="0 0 239 299" svg:d="M199 31c4-14 5-18 28-18 7 0 12 0 12-8 0-4-4-5-6-5-11 0-37 1-48 1-13 0-48-1-63-1-3 0-8 0-8 8 0 5 4 5 14 5s15 0 26 1c9 2 12 3 12 9 0 2 0 5-2 8l-49 195c-9 41-38 64-60 64-12 0-33-5-41-27 2 0 5 0 5 0 17 0 28-14 28-26 0-14-11-18-18-18-9 0-29 4-29 33 0 27 23 47 56 47 39 0 83-29 94-70z"><text:p/></draw:path><draw:polygon draw:style-name="gr3" draw:text-style-name="P170" svg:width="0.1949in" svg:height="0.0067in" svg:x="1.648in" svg:y="0.228in" svg:viewBox="0 0 496 18" draw:points="247,18 0,18 0,0 496,0 496,18"><text:p/></draw:polygon><draw:path draw:style-name="gr3" draw:text-style-name="P170" svg:width="0.0791in" svg:height="0.1173in" svg:x="1.6787in" svg:y="0.2717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<text:p/></draw:path><draw:path draw:style-name="gr3" draw:text-style-name="P170" svg:width="0.0512in" svg:height="0.1059in" svg:x="1.7618in" svg:y="0.2835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/draw:g><text:tab/></text:h>
      <text:h text:style-name="P154" text:outline-level="3">Kr<text:span text:style-name="T21">ä</text:span><text:span text:style-name="T24">fte</text:span></text:h>
      <text:p text:style-name="P111"><text:span text:style-name="T24"><text:s/></text:span><text:span text:style-name="T24"><draw:g text:anchor-type="as-char" svg:y="-0.2299in" draw:z-index="96" draw:style-name="gr1"><svg:title>TexMaths</svg:title><svg:desc>12§display§F = m \cdot a + v \cdot  \frac{dm}{dt}§svg§600§FALSE§</svg:desc><draw:polygon draw:style-name="gr2" draw:text-style-name="P170" svg:width="1.3665in" svg:height="0.3413in" svg:x="0in" svg:y="0in" svg:viewBox="0 0 3472 868" draw:points="1735,868 0,868 0,0 3472,0 3472,868"><text:p/></draw:polygon><draw:path draw:style-name="gr3" draw:text-style-name="P170" svg:width="0.1181in" svg:height="0.113in" svg:x="0.0063in" svg:y="0.1146in" svg:viewBox="0 0 301 288" svg:d="M113 150h41c31 0 34 7 34 19 0 4 0 8-2 20-1 3-2 5-2 5 0 4 3 6 6 6s3-1 6-9l22-92c2-4 2-6 2-7s0-5-5-5c-4 0-5 3-6 9-9 33-19 41-55 41h-39l28-107c3-16 3-17 23-17h56c52 0 61 15 61 47 0 10 0 11-1 23-1 4-1 6-1 7 0 2 1 5 6 5 3 0 5-3 5-10l9-73c1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3" draw:text-style-name="P170" svg:width="0.1106in" svg:height="0.0386in" svg:x="0.185in" svg:y="0.1665in" svg:viewBox="0 0 282 99" svg:d="M268 17c6 0 14 0 14-9 0-8-8-8-14-8h-254c-6 0-14 0-14 8 0 9 8 9 14 9zM268 99c6 0 14 0 14-8s-8-8-14-8h-254c-6 0-14 0-14 8s8 8 14 8z"><text:p/></draw:path><draw:path draw:style-name="gr3" draw:text-style-name="P170" svg:width="0.1362in" svg:height="0.0752in" svg:x="0.3563in" svg:y="0.1539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70" svg:width="0.0177in" svg:height="0.0177in" svg:x="0.548in" svg:y="0.1772in" svg:viewBox="0 0 46 46" svg:d="M46 23c0-12-10-23-23-23-12 0-23 11-23 23 0 13 11 23 23 23 13 0 23-10 23-23z"><text:p/></draw:path><draw:path draw:style-name="gr3" draw:text-style-name="P170" svg:width="0.076in" svg:height="0.0752in" svg:x="0.6236in" svg:y="0.1539in" svg:viewBox="0 0 194 192" svg:d="M142 28c-9-16-21-28-40-28-49 0-102 62-102 125 0 39 23 67 56 67 9 0 30-1 56-31 3 18 18 31 38 31 16 0 25-10 31-23 7-16 13-42 13-42 0-5-3-5-4-5-5 0-5 3-6 9-8 27-16 51-33 51-12 0-13-11-13-19 0-10 1-12 6-31 5-18 5-22 10-39l14-58c4-12 4-13 4-15 0-7-5-12-12-12-11 0-17 10-18 20zM114 137c-2 8-2 8-8 15-20 24-36 30-48 30-22 0-28-23-28-39 0-21 13-73 24-93 13-25 31-40 49-40 28 0 34 34 34 37 0 2-1 5-3 7z"><text:p/></draw:path><draw:path draw:style-name="gr3" draw:text-style-name="P170" svg:width="0.1106in" svg:height="0.1106in" svg:x="0.7508in" svg:y="0.1307in" svg:viewBox="0 0 282 282" svg:d="M150 150h118c6 0 14 0 14-9s-8-9-14-9h-118v-118c0-6 0-14-8-14-10 0-10 8-10 14v118h-118c-6 0-14 0-14 9s8 9 14 9h118v117c0 6 0 15 10 15 8 0 8-9 8-15z"><text:p/></draw:path><draw:path draw:style-name="gr3" draw:text-style-name="P170" svg:width="0.0728in" svg:height="0.0752in" svg:x="0.9122in" svg:y="0.1539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70" svg:width="0.0177in" svg:height="0.0177in" svg:x="1.0449in" svg:y="0.1772in" svg:viewBox="0 0 46 46" svg:d="M46 23c0-12-10-23-23-23-12 0-23 11-23 23 0 13 11 23 23 23 13 0 23-10 23-23z"><text:p/></draw:path><draw:path draw:style-name="gr3" draw:text-style-name="P170" svg:width="0.0791in" svg:height="0.1169in" svg:x="1.1406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70" svg:width="0.1362in" svg:height="0.0752in" svg:x="1.2252in" svg:y="0.0421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olygon draw:style-name="gr3" draw:text-style-name="P170" svg:width="0.2327in" svg:height="0.0067in" svg:x="1.1339in" svg:y="0.1827in" svg:viewBox="0 0 592 18" draw:points="295,18 0,18 0,0 592,0 592,18"><text:p/></draw:polygon><draw:path draw:style-name="gr3" draw:text-style-name="P170" svg:width="0.0791in" svg:height="0.1169in" svg:x="1.1835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70" svg:width="0.0512in" svg:height="0.1059in" svg:x="1.2669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/draw:g></text:span><text:span text:style-name="T4"><text:tab/></text:span><text:span text:style-name="T24"><text:tab/></text:span><text:span text:style-name="T24"><draw:g text:anchor-type="as-char" svg:y="-0.1874in" draw:z-index="114" draw:style-name="gr1"><svg:title>TexMaths</svg:title><svg:desc>12§display§F_G = G \cdot \frac{m_1 \cdot m_2}{r^2}§svg§600§FALSE§</svg:desc><draw:polygon draw:style-name="gr2" draw:text-style-name="P170" svg:width="1.2709in" svg:height="0.2996in" svg:x="0in" svg:y="0in" svg:viewBox="0 0 3229 762" draw:points="1614,762 0,762 0,0 3229,0 3229,762"><text:p/></draw:polygon><draw:path draw:style-name="gr3" draw:text-style-name="P170" svg:width="0.1181in" svg:height="0.113in" svg:x="0.0063in" svg:y="0.0728in" svg:viewBox="0 0 301 288" svg:d="M113 150h41c31 0 34 7 34 19 0 4 0 8-2 20-1 3-2 5-2 5 0 4 3 6 6 6s3-1 6-9l22-92c2-4 2-6 2-7s0-5-5-5c-4 0-5 3-6 9-9 33-19 41-55 41h-39l28-107c3-16 3-17 23-17h56c52 0 61 15 61 47 0 10 0 11-1 23-1 4-1 6-1 7 0 2 1 5 6 5 3 0 5-3 5-10l9-73c1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3" draw:text-style-name="P170" svg:width="0.0898in" svg:height="0.0843in" svg:x="0.115in" svg:y="0.1291in" svg:viewBox="0 0 229 215" svg:d="M229 4c0-2-1-4-3-4-3 0-3 0-5 4l-23 22c-2-3-19-26-55-26-72 0-143 64-143 131 0 45 35 84 92 84 26 0 53-8 69-24 3 7 11 18 14 18 4 0 4-2 5-9l6-23c1-4 6-22 7-26 3-13 4-13 21-13 2 0 7 0 7-7 0-3-3-4-5-4-10 0-23 1-32 1-8 0-18 0-26-1-7 0-15 0-22 0-3 0-8 0-8 6 0 5 4 5 11 5 6 0 12 0 18 0 9 1 10 2 10 6 0 1 0 1-3 9-2 9-4 22-6 24-9 18-37 27-60 27-30 0-68-15-68-65 0-31 14-71 37-93 30-30 63-35 78-35 35 0 55 25 55 57 0 9-1 11-1 13 0 4 4 4 6 4 5 0 5-1 6-7z"><text:p/></draw:path><draw:path draw:style-name="gr3" draw:text-style-name="P170" svg:width="0.1106in" svg:height="0.0386in" svg:x="0.274in" svg:y="0.1256in" svg:viewBox="0 0 282 99" svg:d="M268 17c6 0 14 0 14-9 0-8-8-8-14-8h-254c-6 0-14 0-14 8 0 9 8 9 14 9zM268 99c6 0 14 0 14-8s-8-8-14-8h-254c-6 0-14 0-14 8s8 8 14 8z"><text:p/></draw:path><draw:path draw:style-name="gr3" draw:text-style-name="P170" svg:width="0.1181in" svg:height="0.1209in" svg:x="0.4484in" svg:y="0.0693in" svg:viewBox="0 0 301 308" svg:d="M301 5c0-3-1-5-5-5-1 0-2 0-7 5l-29 32c-4-6-24-37-70-37-95 0-190 93-190 192 0 67 47 116 115 116 19 0 39-5 53-11 22-8 30-17 37-25 4 10 15 25 19 25 3 0 3-1 3-1 1-1 6-17 7-26l8-33c3-7 4-14 6-21 5-19 5-19 29-21 3 0 7 0 7-8 0-2-2-5-6-5-9 0-34 1-44 1-13 0-46-1-59-1-3 0-9 0-9 9 0 4 3 4 13 4 0 0 12 0 23 2 10 1 13 2 13 8 0 4-5 23-10 38-12 47-67 52-81 52-41 0-86-25-86-90 0-12 5-83 50-138 22-29 63-54 105-54 43 0 69 33 69 82 0 16-2 18-2 21 0 5 5 5 6 5 6 0 6-1 8-8z"><text:p/></draw:path><draw:path draw:style-name="gr3" draw:text-style-name="P170" svg:width="0.0177in" svg:height="0.0177in" svg:x="0.6217in" svg:y="0.1354in" svg:viewBox="0 0 46 46" svg:d="M46 23c0-12-10-23-23-23-12 0-23 11-23 23 0 13 11 23 23 23 13 0 23-10 23-23z"><text:p/></draw:path><draw:path draw:style-name="gr3" draw:text-style-name="P170" svg:width="0.1362in" svg:height="0.0752in" svg:x="0.7154in" svg:y="0.0004in" svg:viewBox="0 0 347 192" svg:d="M25 162c-1 7-3 17-3 19 0 7 6 11 12 11 4 0 12-4 15-12 0 0 5-21 9-31l8-39c2-8 6-18 7-27 3-8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70" svg:width="0.0425in" svg:height="0.0772in" svg:x="0.8689in" svg:y="0.022in" svg:viewBox="0 0 109 197" svg:d="M67 8c0-8 0-8-8-8-19 19-47 19-59 19v11c7 0 26 0 43-8v151c0 9 0 13-30 13h-11v11c5 0 42-2 53-2 10 0 47 2 54 2v-11h-12c-30 0-30-4-30-13z"><text:p/></draw:path><draw:path draw:style-name="gr3" draw:text-style-name="P170" svg:width="0.0177in" svg:height="0.0177in" svg:x="0.9815in" svg:y="0.0236in" svg:viewBox="0 0 46 46" svg:d="M46 23c0-12-10-23-23-23-12 0-23 11-23 23 0 13 11 23 23 23 13 0 23-10 23-23z"><text:p/></draw:path><draw:path draw:style-name="gr3" draw:text-style-name="P170" svg:width="0.1362in" svg:height="0.0752in" svg:x="1.0555in" svg:y="0.0004in" svg:viewBox="0 0 347 192" svg:d="M25 162c-1 7-3 17-3 19 0 7 6 11 12 11 4 0 12-4 15-12 0 0 5-21 9-31l8-39c2-8 6-18 7-27 3-8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70" svg:width="0.0516in" svg:height="0.0772in" svg:x="1.2035in" svg:y="0.022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3" draw:text-style-name="P170" svg:width="0.5602in" svg:height="0.0067in" svg:x="0.7098in" svg:y="0.1409in" svg:viewBox="0 0 1424 18" draw:points="713,18 0,18 0,0 1424,0 1424,18"><text:p/></draw:polygon><draw:path draw:style-name="gr3" draw:text-style-name="P170" svg:width="0.0677in" svg:height="0.0752in" svg:x="0.9185in" svg:y="0.2264in" svg:viewBox="0 0 173 192" svg:d="M25 162c-1 7-3 17-3 19 0 7 6 11 12 11 4 0 13-4 15-12 1-1 16-59 17-67 4-14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70" svg:width="0.0516in" svg:height="0.0772in" svg:x="1in" svg:y="0.1756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/draw:g></text:span><text:span text:style-name="T24"> <text:tab/></text:span><text:span text:style-name="T24"><draw:g text:anchor-type="as-char" svg:y="-0.2508in" draw:z-index="113" draw:style-name="gr1"><svg:title>TexMaths</svg:title><svg:desc>12§display§G \approx 6{,}6726 \cdot 10^{-11} \frac{\mathrm{N} \mathrm{m}^2}{\mathrm{kg}^2}§svg§600§FALSE§</svg:desc><draw:polygon draw:style-name="gr2" draw:text-style-name="P170" svg:width="1.7004in" svg:height="0.4106in" svg:x="0in" svg:y="0.0016in" svg:viewBox="0 0 4320 1044" draw:points="2161,1044 0,1044 0,0 4320,0 4320,1044"><text:p/></draw:polygon><draw:path draw:style-name="gr3" draw:text-style-name="P170" svg:width="0.1181in" svg:height="0.1213in" svg:x="0.0087in" svg:y="0.1331in" svg:viewBox="0 0 301 309" svg:d="M301 5c0-3-1-5-5-5-1 0-2 0-7 5l-29 32c-4-6-24-37-70-37-95 0-190 94-190 192 0 67 47 117 115 117 19 0 39-5 53-11 22-9 30-17 37-26 4 10 15 26 19 26 3 0 3-2 3-2 1-1 6-16 7-26l8-32c3-8 4-15 6-22 5-19 5-19 29-20 3 0 7 0 7-9 0-2-2-5-6-5-9 0-34 2-44 2-13 0-46-2-59-2-3 0-9 0-9 9 0 5 3 5 13 5 0 0 12 0 23 1 10 1 13 2 13 8 0 4-5 23-10 39-12 46-67 51-81 51-41 0-86-25-86-90 0-12 5-83 50-138 22-29 63-54 105-54 43 0 69 33 69 82 0 17-2 18-2 21 0 5 5 5 6 5 6 0 6-1 8-8z"><text:p/></draw:path><draw:path draw:style-name="gr3" draw:text-style-name="P170" svg:width="0.1106in" svg:height="0.0709in" svg:x="0.1858in" svg:y="0.1689in" svg:viewBox="0 0 282 181" svg:d="M282 13c0-8-2-13-6-13-1 0-5 2-5 12-2 29-32 47-60 47-24 0-45-13-67-29-23-14-46-30-73-30-40 0-71 30-71 70 0 8 4 12 6 12 4 0 6-8 6-10 2-36 37-48 59-48 24 0 45 13 67 28 23 15 47 31 73 31 40 0 71-30 71-70zM282 113c0-13-5-13-6-13s-5 2-5 10c-2 30-32 47-60 47-24 0-45-13-67-27-23-16-46-32-73-32-40 0-71 32-71 70 0 10 4 13 6 13 4 0 6-8 6-9 2-36 37-50 59-50 24 0 45 14 67 29 23 15 47 30 73 30 41 0 71-31 71-68z"><text:p/></draw:path><draw:path draw:style-name="gr3" draw:text-style-name="P170" svg:width="0.0689in" svg:height="0.1146in" svg:x="0.3591in" svg:y="0.1394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3" draw:text-style-name="P170" svg:width="0.0193in" svg:height="0.0496in" svg:x="0.4492in" svg:y="0.2327in" svg:viewBox="0 0 50 127" svg:d="M50 44c0-27-10-44-27-44-15 0-23 11-23 23 0 11 8 23 23 23 5 0 11-3 15-6 2-2 2-2 2-2 1 0 1 0 1 6 0 33-15 58-29 72-5 4-5 5-5 6 0 4 3 5 4 5 5 0 39-32 39-83z"><text:p/></draw:path><draw:path draw:style-name="gr3" draw:text-style-name="P170" svg:width="0.0689in" svg:height="0.1146in" svg:x="0.4878in" svg:y="0.1394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3" draw:text-style-name="P170" svg:width="0.0713in" svg:height="0.1157in" svg:x="0.5736in" svg:y="0.1378in" svg:viewBox="0 0 182 295" svg:d="M179 29c3-6 3-6 3-16h-103c-51 0-53-5-54-13h-11l-14 88h11c1-8 5-34 11-39 2-3 36-3 40-3h89c-5 7-38 54-48 67-38 57-53 116-53 159 0 4 0 23 21 23 19 0 19-19 19-23v-21c0-23 1-47 5-70 1-9 7-45 26-72z"><text:p/></draw:path><draw:path draw:style-name="gr3" draw:text-style-name="P170" svg:width="0.0661in" svg:height="0.1106in" svg:x="0.6551in" svg:y="0.1394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70" svg:width="0.0689in" svg:height="0.1146in" svg:x="0.737in" svg:y="0.1394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3" draw:text-style-name="P170" svg:width="0.0177in" svg:height="0.0177in" svg:x="0.8646in" svg:y="0.1996in" svg:viewBox="0 0 46 46" svg:d="M46 23c0-12-10-23-23-23-12 0-23 11-23 23 0 13 11 23 23 23 13 0 23-10 23-23z"><text:p/></draw:path><draw:path draw:style-name="gr3" draw:text-style-name="P170" svg:width="0.0547in" svg:height="0.1106in" svg:x="0.9476in" svg:y="0.1394in" svg:viewBox="0 0 140 282" svg:d="M88 11c0-10 0-11-10-11-26 28-65 28-78 28v13c8 0 34 0 55-12v219c0 16-1 21-39 21h-14v13c16-1 52-1 70-1 17 0 54 0 68 1v-13h-13c-38 0-39-5-39-21z"><text:p/></draw:path><draw:path draw:style-name="gr3" draw:text-style-name="P170" svg:width="0.0701in" svg:height="0.1146in" svg:x="1.0228in" svg:y="0.1394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70" svg:width="0.0783in" svg:height="0.0059in" svg:x="1.1114in" svg:y="0.1496in" svg:viewBox="0 0 200 16" svg:d="M188 16c5 0 12 0 12-8s-6-8-12-8h-176c-5 0-12 0-12 7 0 9 7 9 12 9z"><text:p/></draw:path><draw:path draw:style-name="gr3" draw:text-style-name="P170" svg:width="0.0425in" svg:height="0.0772in" svg:x="1.2154in" svg:y="0.1039in" svg:viewBox="0 0 109 197" svg:d="M67 8c0-8 0-8-8-8-19 19-47 19-59 19v11c7 0 26 0 43-8v151c0 9 0 13-30 13h-11v11c5 0 42-1 53-1 10 0 47 1 54 1v-11h-12c-30 0-30-4-30-13z"><text:p/></draw:path><draw:path draw:style-name="gr3" draw:text-style-name="P170" svg:width="0.0425in" svg:height="0.0772in" svg:x="1.2815in" svg:y="0.1039in" svg:viewBox="0 0 109 197" svg:d="M67 8c0-8 0-8-8-8-19 19-47 19-59 19v11c7 0 26 0 43-8v151c0 9 0 13-30 13h-11v11c5 0 42-1 53-1 10 0 47 1 54 1v-11h-12c-30 0-30-4-30-13z"><text:p/></draw:path><draw:path draw:style-name="gr3" draw:text-style-name="P170" svg:width="0.1134in" svg:height="0.1134in" svg:x="1.3689in" svg:y="0.024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170" svg:width="0.1295in" svg:height="0.0732in" svg:x="1.4933in" svg:y="0.0634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70" svg:width="0.0516in" svg:height="0.0772in" svg:x="1.6335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70" svg:width="0.3374in" svg:height="0.0067in" svg:x="1.3634in" svg:y="0.2043in" svg:viewBox="0 0 858 18" draw:points="430,18 0,18 0,0 858,0 858,18"><text:p/></draw:polygon><draw:path draw:style-name="gr3" draw:text-style-name="P170" svg:width="0.0803in" svg:height="0.1154in" svg:x="1.413in" svg:y="0.2657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" draw:text-style-name="P170" svg:width="0.076in" svg:height="0.1098in" svg:x="1.5008in" svg:y="0.3059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170" svg:width="0.0516in" svg:height="0.0772in" svg:x="1.5886in" svg:y="0.2291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24"> <text:tab/></text:span><text:span text:style-name="T24"><draw:g text:anchor-type="as-char" svg:y="-0.1146in" draw:z-index="112" draw:style-name="gr1"><svg:title>TexMaths</svg:title><svg:desc>12§display§F_{Feder}=D\cdot s§svg§600§FALSE§</svg:desc><draw:polygon draw:style-name="gr2" draw:text-style-name="P170" svg:width="1.0394in" svg:height="0.1382in" svg:x="0in" svg:y="0in" svg:viewBox="0 0 2641 352" draw:points="1321,352 0,352 0,0 2641,0 2641,352"><text:p/></draw:polygon><draw:path draw:style-name="gr3" draw:text-style-name="P170" svg:width="0.1185in" svg:height="0.1126in" svg:x="0.0063in" svg:y="0.0004in" svg:viewBox="0 0 302 287" svg:d="M113 150h41c31 0 34 7 34 19 0 3 0 8-2 20-1 2-2 5-2 5 0 3 3 6 6 6s3-1 6-10l22-91c2-4 2-6 2-7s0-5-5-5c-4 0-5 3-6 9-9 33-19 40-55 40h-39l28-106c3-16 3-17 23-17h56c52 0 61 15 61 47 0 9 0 11-1 23-1 4-1 6-1 7 0 2 1 5 6 5 4 0 5-3 5-10l9-73c2-12-1-12-12-12h-207c-9 0-12 0-12 8 0 5 3 5 10 5 16 0 28 0 28 7 0 3 0 3-1 11l-57 223c-4 16-4 20-38 20-7 0-12 0-12 8 0 5 5 5 6 5 13 0 44-1 56-1 15 0 50 1 63 1 5 0 9 0 9-8 0-4-2-4-2-5-1 0-2 0-12 0s-12 0-22-1c-13-1-14-3-14-9 0 0 0-3 2-9z"><text:p/></draw:path><draw:path draw:style-name="gr3" draw:text-style-name="P170" svg:width="0.0882in" svg:height="0.0787in" svg:x="0.115in" svg:y="0.0594in" svg:viewBox="0 0 225 201" svg:d="M82 105h31c23 0 26 4 26 13 0 5 0 6-2 15 0 1 0 2 0 3 0 3 1 4 5 4 3 0 3-1 4-6l17-63c0-2 1-5 1-6 0-3-2-5-4-5-5 0-5 2-6 7-6 24-15 28-41 28h-29l18-75c2-8 4-9 16-9h45c40 0 47 9 47 33 0 11-1 17-1 19 0 3 1 5 5 5s4-2 6-8l4-52c2-8-1-8-8-8h-158c-6 0-10 0-10 6 0 5 4 5 10 5 0 0 6 0 10 0 6 1 8 1 8 5 0 2-2 4-2 6l-39 155c-3 11-3 13-27 13-4 0-8 0-8 6 0 4 2 5 5 5 8 0 30-1 39-1h23c7 0 16 1 23 1 2 0 7 0 7-6 0-5-3-5-11-5-1 0-8 0-15 0-6-1-10-1-10-6 0-1 0-1 1-5z"><text:p/></draw:path><draw:path draw:style-name="gr3" draw:text-style-name="P170" svg:width="0.0496in" svg:height="0.0524in" svg:x="0.2169in" svg:y="0.0866in" svg:viewBox="0 0 127 134" svg:d="M47 63c8 0 32-1 48-6 21-8 26-22 26-31 0-16-17-26-37-26-36 0-84 28-84 78 0 30 19 56 54 56 50 0 73-30 73-33s-2-5-5-5c-1 0-2 0-4 2-23 28-58 28-64 28-18 0-30-12-30-36 0-5 0-10 4-27zM30 55c13-43 46-47 54-47 13 0 24 6 24 18 0 29-50 29-62 29z"><text:p/></draw:path><draw:path draw:style-name="gr3" draw:text-style-name="P170" svg:width="0.0594in" svg:height="0.0815in" svg:x="0.2787in" svg:y="0.0575in" svg:viewBox="0 0 152 208" svg:d="M151 8c1 0 1-3 1-4 0-2-1-4-4-4-5 0-30 2-38 2-2 2-7 2-7 8 0 4 5 4 9 4 14 0 14 2 14 4s-1 5-1 7l-17 67c-7-9-17-17-31-17-39 0-77 41-77 84 0 29 19 49 44 49 17 0 32-8 44-20 4 18 22 20 30 20 10 0 18-6 24-15 6-12 9-29 9-30 0-4-3-4-5-4-3 0-3 1-6 10-3 14-9 31-21 31-9 0-10-6-10-15 0-6 0-8 1-12zM89 169c-3 8-10 14-16 19-2 2-14 12-27 12-11 0-22-7-22-29 0-15 8-48 16-60 13-24 28-27 37-27 20 0 26 21 26 25 0 1 0 3-1 5z"><text:p/></draw:path><draw:path draw:style-name="gr3" draw:text-style-name="P170" svg:width="0.0496in" svg:height="0.0524in" svg:x="0.3488in" svg:y="0.0866in" svg:viewBox="0 0 127 134" svg:d="M47 63c8 0 32-1 48-6 21-8 26-22 26-31 0-16-17-26-37-26-36 0-84 28-84 78 0 30 19 56 54 56 50 0 73-30 73-33s-2-5-5-5c-1 0-2 0-4 2-23 28-58 28-64 28-18 0-30-12-30-36 0-5 0-10 4-27zM30 55c13-43 46-47 54-47 13 0 24 6 24 18 0 29-50 29-62 29z"><text:p/></draw:path><draw:path draw:style-name="gr3" draw:text-style-name="P170" svg:width="0.0539in" svg:height="0.0524in" svg:x="0.4098in" svg:y="0.0866in" svg:viewBox="0 0 138 134" svg:d="M56 71c0-2 8-29 8-30 1-3 9-17 19-24 2-3 11-9 24-9 2 0 11 0 15 4-8 4-12 12-12 17 0 7 5 10 12 10 6 0 16-4 16-17 0-16-16-22-31-22-16 0-29 6-42 22-5-20-24-22-30-22-12 0-19 7-24 16-7 10-11 28-11 29 0 4 4 4 5 4 5 0 5-1 7-8 4-18 10-33 22-33 7 0 9 6 9 15 0 6-2 16-5 25-2 7-4 20-6 26l-9 38c-1 4-4 11-4 12 0 6 6 10 11 10 4 0 10-2 12-8 1-3 4-16 6-23z"><text:p/></draw:path><draw:path draw:style-name="gr3" draw:text-style-name="P170" svg:width="0.1106in" svg:height="0.0386in" svg:x="0.5331in" svg:y="0.0524in" svg:viewBox="0 0 282 99" svg:d="M268 17c6 0 14 0 14-9 0-8-8-8-14-8h-254c-6 0-14 0-14 8 0 9 8 9 14 9zM268 99c6 0 14 0 14-8s-8-8-14-8h-254c-6 0-14 0-14 8s8 8 14 8z"><text:p/></draw:path><draw:path draw:style-name="gr3" draw:text-style-name="P170" svg:width="0.1272in" svg:height="0.113in" svg:x="0.7055in" svg:y="0in" svg:viewBox="0 0 324 288" svg:d="M50 256c-4 16-4 19-38 19-7 0-12 0-12 9 0 4 4 4 12 4h140c88 0 172-88 172-182 0-58-36-106-100-106h-142c-9 0-12 0-12 8 0 5 3 5 12 5 4 0 13 0 18 1 7 0 9 2 9 6 0 3-1 4-2 9zM142 29c3-15 4-16 22-16h46c42 0 77 23 77 78 0 21-8 90-45 136-12 16-45 48-98 48h-48c-6 0-6 0-8 0-5-1-6-1-6-5 0-1 0-2 2-9z"><text:p/></draw:path><draw:path draw:style-name="gr3" draw:text-style-name="P170" svg:width="0.0177in" svg:height="0.0173in" svg:x="0.8925in" svg:y="0.0638in" svg:viewBox="0 0 46 45" svg:d="M46 23c0-12-10-23-23-23-12 0-23 11-23 23 0 13 11 22 23 22 13 0 23-9 23-22z"><text:p/></draw:path><draw:path draw:style-name="gr3" draw:text-style-name="P170" svg:width="0.061in" svg:height="0.0748in" svg:x="0.9697in" svg:y="0.0402in" svg:viewBox="0 0 156 191" svg:d="M144 29c-12 0-20 9-20 19 0 6 3 12 13 12 9 0 19-7 19-24 0-18-18-36-50-36-57 0-72 43-72 62 0 33 32 40 44 42 22 4 44 8 44 32 0 11-9 46-61 46-6 0-38 0-48-22 16 2 27-10 27-22 0-10-8-15-16-15-11 0-24 9-24 28 0 24 24 40 61 40 69 0 85-51 85-69 0-16-8-26-13-31-12-12-24-14-43-18-14-4-31-6-31-25 0-13 9-38 47-38 10 0 32 2 38 19z"><text:p/></draw:path></draw:g></text:span><text:span text:style-name="T24"> <text:tab/></text:span><text:span text:style-name="T24"><draw:g text:anchor-type="as-char" svg:y="-0.1165in" draw:z-index="62" draw:style-name="gr1"><svg:title>TexMaths</svg:title><svg:desc>12§display§F_C = Q \cdot E§svg§600§FALSE§</svg:desc><draw:polygon draw:style-name="gr2" draw:text-style-name="P170" svg:width="0.8232in" svg:height="0.1469in" svg:x="0in" svg:y="0.0047in" svg:viewBox="0 0 2092 374" draw:points="1047,374 0,374 0,0 2092,0 2092,374"><text:p/></draw:polygon><draw:path draw:style-name="gr3" draw:text-style-name="P170" svg:width="0.1185in" svg:height="0.1134in" svg:x="0.0063in" svg:y="0.0047in" svg:viewBox="0 0 302 289" svg:d="M113 151h41c31 0 34 7 34 19 0 4 0 8-2 20-1 3-2 5-2 5 0 4 3 6 6 6s3-1 6-9l22-92c2-5 2-6 2-7s0-5-5-5c-4 0-5 2-6 8-9 34-19 41-55 41h-39l28-107c3-16 3-17 23-17h56c52 0 61 15 61 47 0 10 0 11-1 23-1 5-1 6-1 7 0 3 1 5 6 5 3 0 5-2 5-9l9-74c2-12-1-12-12-12h-207c-9 0-12 0-12 8 0 5 3 5 10 5 16 0 28 0 28 7 0 3 0 3-1 11l-57 225c-4 16-4 20-38 20-7 0-12 0-12 9 0 4 5 4 6 4 13 0 44-1 56-1 15 0 50 1 63 1 5 0 9 0 9-8 0-4-2-4-2-5-1 0-2 0-12 0s-12 0-22-1c-13-1-14-3-14-9 0 0 0-3 2-9z"><text:p/></draw:path><draw:path draw:style-name="gr3" draw:text-style-name="P170" svg:width="0.0898in" svg:height="0.0846in" svg:x="0.115in" svg:y="0.0606in" svg:viewBox="0 0 229 216" svg:d="M229 4c0-2-1-4-3-4-3 0-3 0-5 4l-23 23c-2-4-19-27-55-27-72 0-143 64-143 131 0 49 38 85 91 85 16 0 45-4 75-29 24-21 30-46 30-48 0-5-3-5-5-5-4 0-4 2-5 5-12 41-54 66-90 66-31 0-66-17-66-64 0-8 1-55 36-94 20-23 52-36 79-36 35 0 55 25 55 58 0 8-1 11-1 13 0 4 4 4 6 4 5 0 5-2 6-8z"><text:p/></draw:path><draw:path draw:style-name="gr3" draw:text-style-name="P170" svg:width="0.1106in" svg:height="0.039in" svg:x="0.274in" svg:y="0.0563in" svg:viewBox="0 0 282 100" svg:d="M268 17c6 0 14 0 14-9 0-8-8-8-14-8h-254c-6 0-14 0-14 8 0 9 8 9 14 9zM268 100c6 0 14 0 14-8 0-9-8-9-14-9h-254c-6 0-14 0-14 9 0 8 8 8 14 8z"><text:p/></draw:path><draw:path draw:style-name="gr3" draw:text-style-name="P170" svg:width="0.115in" svg:height="0.15in" svg:x="0.448in" svg:y="0in" svg:viewBox="0 0 293 382" svg:d="M164 297c66-25 129-100 129-182 0-69-46-115-108-115-91 0-185 96-185 195 0 71 48 114 108 114 11 0 25-2 42-6-1 26-1 27-1 32 0 13 0 47 35 47 50 0 70-78 70-82 0-3-3-5-4-5-4 0-5 3-5 5-11 30-35 41-51 41-19 0-25-12-30-44zM85 294c-33-13-48-47-48-85 0-29 11-90 43-135 32-44 71-63 102-63 42 0 74 32 74 90 0 42-22 141-93 181-2-14-7-46-38-46-22 0-43 22-43 44 0 8 3 13 3 14zM110 299c-4 0-19 0-19-19 0-17 17-34 34-34 18 0 26 11 26 36 0 6 0 7-5 9-10 4-24 8-36 8z"><text:p/></draw:path><draw:path draw:style-name="gr3" draw:text-style-name="P170" svg:width="0.0177in" svg:height="0.0177in" svg:x="0.6224in" svg:y="0.0673in" svg:viewBox="0 0 46 46" svg:d="M46 23c0-12-10-23-23-23-12 0-23 11-23 23 0 13 11 23 23 23 13 0 23-10 23-23z"><text:p/></draw:path><draw:path draw:style-name="gr3" draw:text-style-name="P170" svg:width="0.1209in" svg:height="0.1134in" svg:x="0.6976in" svg:y="0.0047in" svg:viewBox="0 0 308 289" svg:d="M283 190c1-2 3-4 3-6 0-1 0-4-5-4-4 0-5 2-6 4-28 63-43 92-115 92h-62c-6 0-7 0-9 0-5-1-6-1-6-5 0-1 0-2 2-9l29-116h42c36 0 36 8 36 19 0 3 0 9-4 21 0 2-1 3-1 4 0 3 3 5 6 5 4 0 5-2 6-8l24-100c0-3-1-5-5-5-3 0-4 4-6 8-8 33-16 43-55 43h-39l25-103c3-16 3-17 23-17h60c51 0 63 12 63 47 0 11 0 11-1 23 0 3 0 5 0 7 0 3 1 5 5 5 5 0 5-2 6-9l8-74c2-12-1-12-12-12h-213c-9 0-12 0-12 8 0 5 3 5 10 5 16 0 28 0 28 7 0 3 0 3-1 11l-57 225c-4 16-4 20-38 20-7 0-12 0-12 9 0 4 4 4 12 4h220c9 0 9 0 13-7z"><text:p/></draw:path></draw:g></text:span><text:span text:style-name="T25"><text:tab/></text:span><text:span text:style-name="T13"><draw:g text:anchor-type="as-char" svg:y="-0.222in" draw:z-index="37" draw:style-name="gr1"><svg:title>TexMaths</svg:title><svg:desc>12§display§F_\mathrm{W} = c_\mathrm{W} \, A \, \frac{1}{2}\, \rho v^2§svg§600§FALSE§</svg:desc><draw:polygon draw:style-name="gr2" draw:text-style-name="P170" svg:width="1.2571in" svg:height="0.3331in" svg:x="0in" svg:y="0.0047in" svg:viewBox="0 0 3194 847" draw:points="1596,847 0,847 0,0 3194,0 3194,847"><text:p/></draw:polygon><draw:path draw:style-name="gr3" draw:text-style-name="P170" svg:width="0.1181in" svg:height="0.113in" svg:x="0.0063in" svg:y="0.1102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70" svg:width="0.1272in" svg:height="0.0819in" svg:x="0.1102in" svg:y="0.1693in" svg:viewBox="0 0 324 209" svg:d="M293 30c3-11 11-19 31-19v-11c-4 0-19 1-28 1-13 0-25-1-38-1v11c17 0 25 7 25 15 0 2 0 2-1 5l-49 138-52-146c-1-3-1-4-1-4 0-8 17-8 24-8v-11c-14 0-34 1-43 1-13 0-24 0-37-1v11c16 0 21 0 24 5 2 2 6 13 8 19l-47 134-51-145c-3-4-3-4-3-5 0-8 17-8 25-8v-11c-14 0-33 1-44 1-12 0-24 0-36-1v11c18 0 24 0 28 11l64 180c2 4 3 7 8 7 6 0 6-4 8-7l54-152 54 152c1 3 2 7 7 7 6 0 7-3 9-7z"><text:p/></draw:path><draw:path draw:style-name="gr3" draw:text-style-name="P170" svg:width="0.1106in" svg:height="0.039in" svg:x="0.3063in" svg:y="0.1618in" svg:viewBox="0 0 282 100" svg:d="M268 17c6 0 14 0 14-9 0-8-8-8-14-8h-254c-6 0-14 0-14 8 0 9 8 9 14 9zM268 100c6 0 14 0 14-9 0-8-8-8-14-8h-254c-6 0-14 0-14 8 0 9 8 9 14 9z"><text:p/></draw:path><draw:path draw:style-name="gr3" draw:text-style-name="P170" svg:width="0.065in" svg:height="0.0752in" svg:x="0.4791in" svg:y="0.1496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70" svg:width="0.1272in" svg:height="0.0819in" svg:x="0.5472in" svg:y="0.1693in" svg:viewBox="0 0 324 209" svg:d="M293 30c3-11 11-19 31-19v-11c-4 0-19 1-28 1-13 0-25-1-38-1v11c17 0 25 7 25 15 0 2 0 2-1 5l-49 138-52-146c-1-3-1-4-1-4 0-8 17-8 24-8v-11c-14 0-34 1-43 1-13 0-24 0-37-1v11c16 0 21 0 24 5 2 2 6 13 8 19l-47 134-51-145c-3-4-3-4-3-5 0-8 17-8 25-8v-11c-14 0-33 1-44 1-12 0-24 0-36-1v11c18 0 24 0 28 11l64 180c2 4 3 7 8 7 6 0 6-4 8-7l54-152 54 152c1 3 2 7 7 7 6 0 7-3 9-7z"><text:p/></draw:path><draw:path draw:style-name="gr3" draw:text-style-name="P170" svg:width="0.1138in" svg:height="0.1193in" svg:x="0.7217in" svg:y="0.1047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70" svg:width="0.0547in" svg:height="0.1106in" svg:x="0.9024in" svg:y="0in" svg:viewBox="0 0 140 282" svg:d="M88 11c0-10 0-11-10-11-26 28-65 28-78 28v13c8 0 34 0 55-12v219c0 16-1 21-39 21h-14v13c16-1 52-1 70-1 17 0 54 0 68 1v-13h-13c-38 0-39-5-39-21z"><text:p/></draw:path><draw:polygon draw:style-name="gr3" draw:text-style-name="P170" svg:width="0.0831in" svg:height="0.0067in" svg:x="0.8878in" svg:y="0.1783in" svg:viewBox="0 0 212 18" draw:points="106,18 0,18 0,0 212,0 212,18"><text:p/></draw:polygon><draw:path draw:style-name="gr3" draw:text-style-name="P170" svg:width="0.0661in" svg:height="0.1106in" svg:x="0.8957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70" svg:width="0.0783in" svg:height="0.1091in" svg:x="1.0232in" svg:y="0.1496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70" svg:width="0.0728in" svg:height="0.0752in" svg:x="1.1091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70" svg:width="0.0516in" svg:height="0.0772in" svg:x="1.1976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/text:p>
      <text:p text:style-name="P57"><draw:g text:anchor-type="as-char" svg:y="-0.1146in" draw:z-index="26" draw:style-name="gr1"><svg:title>TexMaths</svg:title><svg:desc>12§display§F_{Reibung} = \mu\cdot F_N§svg§600§FALSE§</svg:desc><draw:polygon draw:style-name="gr2" draw:text-style-name="P170" svg:width="1.2791in" svg:height="0.161in" svg:x="0in" svg:y="0in" svg:viewBox="0 0 3250 410" draw:points="1626,410 0,410 0,0 3250,0 3250,410"><text:p/></draw:polygon><draw:path draw:style-name="gr3" draw:text-style-name="P170" svg:width="0.1181in" svg:height="0.113in" svg:x="0.0063in" svg:y="0.0004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70" svg:width="0.0902in" svg:height="0.0819in" svg:x="0.115in" svg:y="0.0591in" svg:viewBox="0 0 230 209" svg:d="M102 20c1-8 2-8 8-9h20c27 0 62 0 62 30 0 13-6 31-20 42-12 9-30 14-51 14h-38zM155 102c36-8 67-30 67-56s-30-46-73-46h-91c-6 0-10 0-10 6 0 5 4 5 10 5 0 0 6 0 10 0 8 1 8 1 8 5 0 0 0 2-2 6l-39 158c-3 10-3 12-27 12-4 0-8 0-8 6 0 4 2 5 5 5 6 0 12-1 18-1s14 0 20 0 12 0 18 0c7 0 15 1 21 1 1 0 6 0 6-6 0-5-3-5-10-5-5 0-6 0-11 0-7-1-7-2-7-5 0 0 0-2 1-7l19-74h40c26 0 37 12 37 26 0 4-2 14-5 20-3 15-4 20-4 24 0 23 21 33 44 33 28 0 38-29 38-35 0 0 0-4-4-4s-5 3-5 5c-5 13-16 25-28 25-8 0-13-3-13-19 0-7 1-23 2-31 2-7 2-11 2-13 0-4 0-13-9-23-6-6-13-10-20-12z"><text:p/></draw:path><draw:path draw:style-name="gr3" draw:text-style-name="P170" svg:width="0.0496in" svg:height="0.0524in" svg:x="0.215in" svg:y="0.087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70" svg:width="0.0354in" svg:height="0.0783in" svg:x="0.276in" svg:y="0.0614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70" svg:width="0.0472in" svg:height="0.0819in" svg:x="0.3252in" svg:y="0.0575in" svg:viewBox="0 0 121 209" svg:d="M59 8c0 0 1-3 1-4 0-2-1-4-5-4-6 0-30 2-38 2-3 2-6 2-6 8 0 4 3 4 7 4 14 0 14 2 14 4s-2 14-4 22l-6 26c-4 11-20 76-21 79-1 7-1 11-1 15 0 30 19 49 44 49 38 0 77-40 77-84 0-35-24-49-45-49-16 0-28 8-38 15zM44 200c-14 0-22-12-22-30 0-10 2-21 10-54 2-6 2-7 8-13 10-13 25-19 36-19 10 0 21 8 21 29 0 12-7 42-15 59-8 14-23 28-38 28z"><text:p/></draw:path><draw:path draw:style-name="gr3" draw:text-style-name="P170" svg:width="0.0677in" svg:height="0.0524in" svg:x="0.3811in" svg:y="0.087in" svg:viewBox="0 0 173 134" svg:d="M112 83c-2 6-4 18-5 18-6 9-17 25-36 25-21 0-21-19-21-25 0-17 9-39 17-60 3-6 4-11 4-16 0-15-12-25-28-25-30 0-43 41-43 46 0 3 4 3 5 3 5 0 5-1 6-5 7-24 20-36 31-36 5 0 7 4 7 11 0 6-2 13-5 19-15 42-15 51-15 58 0 6 0 19 11 29 8 7 20 9 30 9 19 0 28-9 38-19 7 18 26 19 30 19 11 0 18-6 24-15 6-12 11-29 11-30 0-4-5-4-5-4-5 0-5 1-7 9-4 14-9 32-22 32-7 0-9-7-9-14 0-5 2-16 4-24s5-21 6-27l8-26c1-7 4-21 4-23 0-6-4-10-9-10-11 0-13 10-16 20z"><text:p/></draw:path><draw:path draw:style-name="gr3" draw:text-style-name="P170" svg:width="0.0709in" svg:height="0.0524in" svg:x="0.4594in" svg:y="0.087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70" svg:width="0.0571in" svg:height="0.0752in" svg:x="0.5413in" svg:y="0.087in" svg:viewBox="0 0 146 192" svg:d="M145 22c1-5 1-6 1-6 0-8-4-10-9-10-7 0-13 5-15 11-4-9-14-17-30-17-37 0-76 40-76 83 0 30 21 48 45 48 15 0 27-7 37-16l-6 27c-3 12-6 20-16 31-14 11-27 11-34 11-13 0-18-2-23-3 7-3 10-11 10-14 0-7-6-12-12-12-9 0-17 7-17 19 0 17 25 18 42 18 47 0 67-24 71-41zM104 91c-1 5-1 5-6 11-10 13-25 20-36 20-15 0-22-12-22-27 0-13 8-47 15-60 13-21 27-27 37-27 21 0 27 22 27 26 0 0 0 1-1 4z"><text:p/></draw:path><draw:path draw:style-name="gr3" draw:text-style-name="P170" svg:width="0.1106in" svg:height="0.039in" svg:x="0.6689in" svg:y="0.0524in" svg:viewBox="0 0 282 100" svg:d="M268 17c6 0 14 0 14-9 0-8-8-8-14-8h-254c-6 0-14 0-14 8 0 9 8 9 14 9zM268 100c6 0 14 0 14-9 0-8-8-8-14-8h-254c-6 0-14 0-14 8 0 9 8 9 14 9z"><text:p/></draw:path><draw:path draw:style-name="gr3" draw:text-style-name="P170" svg:width="0.0898in" svg:height="0.1091in" svg:x="0.8398in" svg:y="0.0402in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70" svg:width="0.0177in" svg:height="0.0177in" svg:x="0.9858in" svg:y="0.0638in" svg:viewBox="0 0 46 46" svg:d="M46 23c0-12-10-23-23-23-12 0-23 11-23 23 0 13 11 23 23 23 13 0 23-10 23-23z"><text:p/></draw:path><draw:path draw:style-name="gr3" draw:text-style-name="P170" svg:width="0.1181in" svg:height="0.113in" svg:x="1.061in" svg:y="0.0004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70" svg:width="0.1035in" svg:height="0.0795in" svg:x="1.1697in" svg:y="0.0591in" svg:viewBox="0 0 264 203" svg:d="M227 32c3-10 7-21 31-21 1 0 6 0 6-7 0-2-1-4-5-4-9 0-20 1-30 1-7 0-24-1-31-1-2 0-6 0-6 6 0 5 4 5 6 5 14 0 19 5 19 12 0 2 0 3-1 7l-32 130-76-155c-2-5-2-5-10-5h-40c-6 0-10 0-10 6 0 5 4 5 10 5s13 0 19 1l-40 160c-2 10-8 19-31 20-2 0-6 0-6 6 0 4 2 5 5 5 9 0 20-1 30-1 7 0 25 1 32 1 3 0 6-1 6-6s-3-5-7-5c-19 0-19-8-19-12 0-1 0-2 1-7l38-153 87 178c2 5 3 5 7 5s4-1 6-6z"><text:p/></draw:path></draw:g> <text:tab/><text:tab/><draw:g text:anchor-type="as-char" svg:y="-0.0929in" draw:z-index="63" draw:style-name="gr1"><svg:title>TexMaths</svg:title><svg:desc>12§display§\mu_{Roll} \ll \mu_{Gleit} \ll \mu_{Haft}§svg§600§FALSE§</svg:desc><draw:polygon draw:style-name="gr2" draw:text-style-name="P170" svg:width="1.7094in" svg:height="0.137in" svg:x="0in" svg:y="0.0047in" svg:viewBox="0 0 4343 349" draw:points="2172,349 0,349 0,0 4343,0 4343,349"><text:p/></draw:polygon><draw:path draw:style-name="gr3" draw:text-style-name="P170" svg:width="0.0898in" svg:height="0.1091in" svg:x="0.0051in" svg:y="0.0201in" svg:viewBox="0 0 229 278" svg:d="M85 38c3-8 6-25 6-26 0-7-5-12-12-12-1 0-13 0-17 16l-61 244c-1 5-1 6-1 7 0 6 5 11 12 11 8 0 14-7 14-8 3-4 8-27 24-91 14 10 33 13 41 13 30 0 46-19 57-31 3 19 19 31 38 31 14 0 24-10 31-24 7-15 12-41 12-41 0-5-3-5-5-5-3 0-4 1-6 7-7 28-14 53-32 53-11 0-12-11-12-19 0-10 5-29 8-44l12-46c2-6 5-23 8-29 2-9 6-25 6-28 0-8-6-11-12-11-3 0-14 0-17 14l-21 79c-4 22-9 40-10 43 0 3-21 41-56 41-20 0-31-14-31-37 0-12 4-24 6-36z"><text:p/></draw:path><draw:path draw:style-name="gr3" draw:text-style-name="P170" svg:width="0.0902in" svg:height="0.0819in" svg:x="0.1083in" svg:y="0.0402in" svg:viewBox="0 0 230 209" svg:d="M102 20c1-8 2-8 8-9h20c27 0 62 0 62 30 0 13-6 31-20 42-12 9-30 14-51 14h-38zM155 102c36-8 67-30 67-56s-30-46-73-46h-91c-6 0-10 0-10 6 0 5 4 5 10 5 0 0 6 0 10 0 8 1 8 1 8 5 0 0 0 2-2 6l-39 158c-3 9-3 12-27 12-4 0-8 0-8 6 0 3 2 5 5 5 6 0 12-2 18-2s14 0 20 0 12 0 18 0c7 0 15 2 21 2 1 0 6 0 6-6 0-5-3-5-10-5-5 0-6 0-11 0-7-1-7-3-7-5 0 0 0-2 1-7l19-75h40c26 0 37 12 37 27 0 3-2 14-5 20-3 15-4 19-4 24 0 23 21 33 44 33 28 0 38-29 38-35 0 0 0-4-4-4s-5 3-5 5c-5 13-16 25-28 25-8 0-13-3-13-19 0-7 1-23 2-31 2-7 2-11 2-13 0-4 0-14-9-23-6-6-13-10-20-12z"><text:p/></draw:path><draw:path draw:style-name="gr3" draw:text-style-name="P170" svg:width="0.0543in" svg:height="0.0524in" svg:x="0.2079in" svg:y="0.0673in" svg:viewBox="0 0 139 134" svg:d="M139 52c0-33-24-52-54-52-43 0-85 42-85 83 0 28 22 51 54 51 43 0 85-39 85-82zM54 126c-14 0-29-10-29-34 0-12 5-40 17-57 13-19 30-27 43-27 17 0 30 11 30 34 0 6-3 36-17 56-10 18-28 28-44 28z"><text:p/></draw:path><draw:path draw:style-name="gr3" draw:text-style-name="P170" svg:width="0.026in" svg:height="0.0819in" svg:x="0.2736in" svg:y="0.0378in" svg:viewBox="0 0 67 209" svg:d="M66 8c0 0 1-3 1-4 0-2-1-4-5-4-6 0-31 2-38 2-2 2-6 2-6 8 0 4 4 4 7 4 15 0 15 2 15 4s0 5-2 7l-37 146c-1 3-1 6-1 10 0 19 17 28 31 28 7 0 17-3 24-16 7-11 11-29 11-30 0-4-4-4-5-4-3 0-5 3-6 8-3 14-9 33-23 33-7 0-9-7-9-14 0-4 1-9 1-12z"><text:p/></draw:path><draw:path draw:style-name="gr3" draw:text-style-name="P170" svg:width="0.026in" svg:height="0.0819in" svg:x="0.3161in" svg:y="0.0378in" svg:viewBox="0 0 67 209" svg:d="M66 8c0 0 1-3 1-4 0-2-1-4-5-4-6 0-31 2-38 2-2 2-6 2-6 8 0 4 4 4 7 4 15 0 15 2 15 4s0 5-2 7l-37 146c-1 3-1 6-1 10 0 19 17 28 31 28 7 0 17-3 24-16 7-11 11-29 11-30 0-4-4-4-5-4-3 0-5 3-6 8-3 14-9 33-23 33-7 0-9-7-9-14 0-4 1-9 1-12z"><text:p/></draw:path><draw:path draw:style-name="gr3" draw:text-style-name="P170" svg:width="0.1476in" svg:height="0.1047in" svg:x="0.4154in" svg:y="0in" svg:viewBox="0 0 376 267" svg:d="M239 18c5-4 8-5 8-10 0-6-5-8-8-8-4 0-6 1-7 2l-224 123c-6 2-8 3-8 9 0 5 2 6 8 9l222 122c5 2 6 2 9 2 5 0 8-3 8-8s-3-6-8-10l-213-115zM367 18c6-4 9-5 9-10 0-6-4-8-9-8-2 0-6 1-7 2l-223 123c-5 2-7 3-7 9 0 5 2 6 7 9l223 122c5 2 6 2 7 2 6 0 9-3 9-8s-3-6-9-10l-212-115z"><text:p/></draw:path><draw:path draw:style-name="gr3" draw:text-style-name="P170" svg:width="0.0898in" svg:height="0.1091in" svg:x="0.6232in" svg:y="0.0201in" svg:viewBox="0 0 229 278" svg:d="M85 38c3-8 6-25 6-26 0-7-5-12-12-12-1 0-13 0-17 16l-61 244c-1 5-1 6-1 7 0 6 5 11 12 11 8 0 14-7 14-8 3-4 8-27 24-91 14 10 33 13 41 13 30 0 46-19 57-31 3 19 19 31 38 31 14 0 24-10 31-24 7-15 12-41 12-41 0-5-3-5-5-5-3 0-4 1-6 7-7 28-14 53-32 53-11 0-12-11-12-19 0-10 5-29 8-44l12-46c2-6 5-23 8-29 2-9 6-25 6-28 0-8-6-11-12-11-3 0-14 0-17 14l-21 79c-4 22-9 40-10 43 0 3-21 41-56 41-20 0-31-14-31-37 0-12 4-24 6-36z"><text:p/></draw:path><draw:path draw:style-name="gr3" draw:text-style-name="P170" svg:width="0.0898in" svg:height="0.0843in" svg:x="0.7264in" svg:y="0.0366in" svg:viewBox="0 0 229 215" svg:d="M229 4c0-2-1-4-3-4-3 0-3 0-5 4l-23 22c-2-3-19-26-55-26-72 0-143 64-143 131 0 45 35 84 92 84 26 0 53-8 69-24 3 7 11 18 14 18 4 0 4-2 5-9l6-23c1-4 6-22 7-26 3-13 4-13 21-13 2 0 7 0 7-7 0-3-3-4-5-4-10 0-23 1-32 1-8 0-18 0-26-1-7 0-15 0-22 0-3 0-8 0-8 6 0 5 4 5 11 5 6 0 12 0 18 0 9 1 10 2 10 6 0 1 0 1-3 9-2 9-4 22-6 24-9 18-37 27-60 27-30 0-68-15-68-65 0-31 14-71 37-93 30-30 63-35 78-35 35 0 55 25 55 57 0 9-1 11-1 14s4 3 6 3c5 0 5-1 6-7z"><text:p/></draw:path><draw:path draw:style-name="gr3" draw:text-style-name="P170" svg:width="0.026in" svg:height="0.0819in" svg:x="0.8287in" svg:y="0.0378in" svg:viewBox="0 0 67 209" svg:d="M66 8c0 0 1-3 1-4 0-2-1-4-5-4-6 0-31 2-38 2-2 2-6 2-6 8 0 4 4 4 7 4 15 0 15 2 15 4s0 5-2 7l-37 146c-1 3-1 6-1 10 0 19 17 28 31 28 7 0 17-3 24-16 7-11 11-29 11-30 0-4-4-4-5-4-3 0-5 3-6 8-3 14-9 33-23 33-7 0-9-7-9-14 0-4 1-9 1-12z"><text:p/></draw:path><draw:path draw:style-name="gr3" draw:text-style-name="P170" svg:width="0.0496in" svg:height="0.0524in" svg:x="0.8724in" svg:y="0.0673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70" svg:width="0.0354in" svg:height="0.0783in" svg:x="0.9331in" svg:y="0.0425in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<text:p/></draw:path><draw:path draw:style-name="gr3" draw:text-style-name="P170" svg:width="0.0394in" svg:height="0.0736in" svg:x="0.9791in" svg:y="0.0457in" svg:viewBox="0 0 101 188" svg:d="M61 68h30c6 0 10 0 10-6 0-4-4-4-9-4h-28l10-45c0-1 2-2 2-3 0-6-4-10-10-10-8 0-12 5-14 13-3 7 1-7-12 45h-30c-6 0-10 0-10 6 0 4 4 4 8 4h29l-18 70c-1 8-3 18-3 23 0 16 14 27 31 27 33 0 53-41 53-45s-5-4-5-4c-4 0-5 1-7 6-9 18-23 35-40 35-6 0-11-4-11-15 0-2 1-9 3-12z"><text:p/></draw:path><draw:path draw:style-name="gr3" draw:text-style-name="P170" svg:width="0.1476in" svg:height="0.1047in" svg:x="1.0882in" svg:y="0in" svg:viewBox="0 0 376 267" svg:d="M239 18c5-4 8-5 8-10 0-6-5-8-8-8-4 0-6 1-7 2l-224 123c-6 2-8 3-8 9 0 5 2 6 8 9l222 122c5 2 6 2 9 2 5 0 8-3 8-8s-3-6-8-10l-213-115zM367 18c6-4 9-5 9-10 0-6-4-8-9-8-2 0-6 1-7 2l-223 123c-5 2-7 3-7 9 0 5 2 6 7 9l223 122c5 2 6 2 7 2 6 0 9-3 9-8s-3-6-9-10l-212-115z"><text:p/></draw:path><draw:path draw:style-name="gr3" draw:text-style-name="P170" svg:width="0.0898in" svg:height="0.1091in" svg:x="1.2965in" svg:y="0.0201in" svg:viewBox="0 0 229 278" svg:d="M85 38c3-8 6-25 6-26 0-7-5-12-12-12-1 0-13 0-17 16l-61 244c-1 5-1 6-1 7 0 6 5 11 12 11 8 0 14-7 14-8 3-4 8-27 24-91 14 10 33 13 41 13 30 0 46-19 57-31 3 19 19 31 38 31 14 0 24-10 31-24 7-15 12-41 12-41 0-5-3-5-5-5-3 0-4 1-6 7-7 28-14 53-32 53-11 0-12-11-12-19 0-10 5-29 8-44l12-46c2-6 5-23 8-29 2-9 6-25 6-28 0-8-6-11-12-11-3 0-14 0-17 14l-21 79c-4 22-9 40-10 43 0 3-21 41-56 41-20 0-31-14-31-37 0-12 4-24 6-36z"><text:p/></draw:path><draw:path draw:style-name="gr3" draw:text-style-name="P170" svg:width="0.1035in" svg:height="0.0795in" svg:x="1.3992in" svg:y="0.0402in" svg:viewBox="0 0 264 203" svg:d="M229 24c3-11 4-13 25-13 6 0 10 0 10-7 0-2-1-4-5-4-8 0-30 1-38 1-5 0-16 0-21 0-6-1-13-1-19-1-1 0-6 0-6 6 0 5 4 5 10 5 0 0 6 0 11 0 7 1 7 1 7 5 0 0 0 2-1 6l-18 70h-99l17-69c2-10 4-12 26-12 5 0 9 0 9-7 0-2-1-4-5-4-8 0-30 1-38 1-5 0-16 0-21 0-6-1-13-1-19-1-1 0-6 0-6 6 0 5 4 5 10 5 0 0 6 0 10 0 8 1 8 1 8 5 0 0 0 2-2 6l-39 158c-3 9-3 12-27 12-4 0-8 0-8 6 0 3 2 5 5 5 8 0 30-2 38-2 5 0 16 0 21 0 6 2 13 2 19 2 1 0 6 0 6-6 0-5-3-5-10-5-5 0-6 0-11 0-7-1-7-3-7-5 0 0 0-2 1-7l20-77h99l-19 77c-2 9-2 12-26 12-5 0-9 0-9 6 0 3 3 5 5 5 8 0 30-2 38-2 5 0 16 0 21 0 6 2 13 2 19 2 1 0 6 0 6-6 0-5-2-5-10-5-4 0-6 0-10 0-8-1-8-3-8-5s2-5 2-7z"><text:p/></draw:path><draw:path draw:style-name="gr3" draw:text-style-name="P170" svg:width="0.0591in" svg:height="0.0524in" svg:x="1.5161in" svg:y="0.0673in" svg:viewBox="0 0 151 134" svg:d="M108 18c-7-11-17-18-31-18-39 0-77 42-77 85 0 29 19 49 44 49 17 0 32-9 44-20 4 17 22 20 30 20 10 0 18-7 24-15 6-12 9-29 9-30 0-4-3-4-3-4-5 0-5 1-8 9-3 14-9 32-21 32-7 0-10-6-10-15 0-4 3-15 4-23 2-8 6-21 7-27l6-23c1-7 5-21 5-22 0-8-5-10-10-10s-12 4-13 12zM89 94c-3 8-10 14-16 20-2 2-14 12-27 12-11 0-22-7-22-29 0-15 8-49 16-60 13-24 28-29 37-29 20 0 26 23 26 27 0 1 0 2-1 3z"><text:p/></draw:path><draw:path draw:style-name="gr3" draw:text-style-name="P170" svg:width="0.0618in" svg:height="0.1055in" svg:x="1.5898in" svg:y="0.0366in" svg:viewBox="0 0 158 269" svg:d="M100 91h28c6 0 10 0 10-6 0-5-4-5-8-5h-28c6-37 8-50 11-58 1-8 8-14 15-14 0 0 9 0 14 4-12 4-12 14-12 16 0 7 4 12 12 12 7 0 16-8 16-18 0-15-15-22-30-22-13 0-27 7-36 23-6 11-8 24-14 57h-24c-6 0-10 0-10 8 0 3 4 3 10 3h22c0 3-20 109-27 140-1 8-6 29-20 29 0 0-7 0-13-2 12-5 13-16 13-17 0-7-5-11-12-11-9 0-17 6-17 18 0 13 14 21 29 21 19 0 32-20 36-26 11-20 17-56 18-60z"><text:p/></draw:path><draw:path draw:style-name="gr3" draw:text-style-name="P170" svg:width="0.0394in" svg:height="0.0736in" svg:x="1.6642in" svg:y="0.0457in" svg:viewBox="0 0 101 188" svg:d="M61 68h30c6 0 10 0 10-6 0-4-4-4-9-4h-28l10-45c0-1 2-2 2-3 0-6-4-10-10-10-8 0-12 5-14 13-3 7 1-7-12 45h-30c-6 0-10 0-10 6 0 4 4 4 8 4h29l-18 70c-1 8-3 18-3 23 0 16 14 27 31 27 33 0 53-41 53-45s-5-4-5-4c-4 0-5 1-7 6-9 18-23 35-40 35-6 0-11-4-11-15 0-2 1-9 3-12z"><text:p/></draw:path></draw:g><draw:g text:anchor-type="as-char" svg:y="-0.1252in" draw:z-index="173" draw:style-name="gr1"><svg:title>TexMaths</svg:title><svg:desc>12§display§\abs{F_{Coriolis}} = 2 \cdot m \cdot v_r \cdot \omega \cdot \sin{\theta}§svg§600§FALSE§</svg:desc><draw:polygon draw:style-name="gr2" draw:text-style-name="P170" svg:width="2.213in" svg:height="0.1657in" svg:x="0in" svg:y="0.0004in" svg:viewBox="0 0 5622 422" draw:points="2811,422 0,422 0,0 5622,0 5622,422"><text:p/></draw:polygon><draw:path draw:style-name="gr3" draw:text-style-name="P170" svg:width="0.0067in" svg:height="0.1657in" svg:x="0.0197in" svg:y="0.0004in" svg:viewBox="0 0 18 422" svg:d="M18 16c0-9 0-16-8-16-10 0-10 7-10 16v392c0 7 0 14 10 14 8 0 8-7 8-14z"><text:p/></draw:path><draw:path draw:style-name="gr3" draw:text-style-name="P170" svg:width="0.1181in" svg:height="0.113in" svg:x="0.0524in" svg:y="0.0118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70" svg:width="0.0898in" svg:height="0.0843in" svg:x="0.161in" svg:y="0.0665in" svg:viewBox="0 0 229 215" svg:d="M229 4c0-2-1-4-3-4-3 0-3 0-5 4l-23 22c-2-3-19-26-55-26-72 0-143 64-143 131 0 48 38 84 91 84 16 0 45-4 75-29 24-20 30-46 30-48 0-5-3-5-5-5-4 0-4 3-5 5-12 41-54 66-90 66-31 0-66-17-66-64 0-8 1-55 36-93 20-23 52-36 79-36 35 0 55 25 55 57 0 9-1 11-1 14s4 3 6 3c5 0 5-1 6-7z"><text:p/></draw:path><draw:path draw:style-name="gr3" draw:text-style-name="P170" svg:width="0.0543in" svg:height="0.0524in" svg:x="0.2638in" svg:y="0.098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70" svg:width="0.0539in" svg:height="0.0524in" svg:x="0.3272in" svg:y="0.098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70" svg:width="0.0354in" svg:height="0.0783in" svg:x="0.3925in" svg:y="0.072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70" svg:width="0.0543in" svg:height="0.0524in" svg:x="0.4413in" svg:y="0.098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70" svg:width="0.026in" svg:height="0.0819in" svg:x="0.5067in" svg:y="0.0689in" svg:viewBox="0 0 67 209" svg:d="M66 8c0 0 1-3 1-4 0-2-1-4-5-4-6 0-31 2-38 2-2 2-6 2-6 8 0 4 4 4 7 4 15 0 15 2 15 4s0 5-2 7l-37 147c-1 2-1 6-1 9 0 19 17 28 31 28 7 0 17-3 24-16 7-11 11-29 11-30 0-3-4-3-5-3-3 0-5 2-6 7-3 14-9 33-23 33-7 0-9-7-9-14 0-4 1-8 1-12z"><text:p/></draw:path><draw:path draw:style-name="gr3" draw:text-style-name="P170" svg:width="0.0354in" svg:height="0.0783in" svg:x="0.5476in" svg:y="0.072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70" svg:width="0.0465in" svg:height="0.0524in" svg:x="0.5976in" svg:y="0.098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3" draw:text-style-name="P170" svg:width="0.0067in" svg:height="0.1657in" svg:x="0.6799in" svg:y="0.0004in" svg:viewBox="0 0 18 422" svg:d="M18 16c0-9 0-16-8-16-10 0-10 7-10 16v392c0 7 0 14 10 14 8 0 8-7 8-14z"><text:p/></draw:path><draw:path draw:style-name="gr3" draw:text-style-name="P170" svg:width="0.1106in" svg:height="0.039in" svg:x="0.7614in" svg:y="0.063in" svg:viewBox="0 0 282 100" svg:d="M268 17c6 0 14 0 14-9 0-8-8-8-14-8h-254c-6 0-14 0-14 8 0 9 8 9 14 9zM268 100c6 0 14 0 14-9 0-8-8-8-14-8h-254c-6 0-14 0-14 8 0 9 8 9 14 9z"><text:p/></draw:path><draw:path draw:style-name="gr3" draw:text-style-name="P170" svg:width="0.0661in" svg:height="0.1106in" svg:x="0.9358in" svg:y="0.0134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70" svg:width="0.0177in" svg:height="0.0177in" svg:x="1.0618in" svg:y="0.074in" svg:viewBox="0 0 46 46" svg:d="M46 23c0-12-10-23-23-23-12 0-23 11-23 23 0 13 11 23 23 23 13 0 23-10 23-23z"><text:p/></draw:path><draw:path draw:style-name="gr3" draw:text-style-name="P170" svg:width="0.1362in" svg:height="0.0752in" svg:x="1.135in" svg:y="0.0508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70" svg:width="0.0177in" svg:height="0.0177in" svg:x="1.3276in" svg:y="0.074in" svg:viewBox="0 0 46 46" svg:d="M46 23c0-12-10-23-23-23-12 0-23 11-23 23 0 13 11 23 23 23 13 0 23-10 23-23z"><text:p/></draw:path><draw:path draw:style-name="gr3" draw:text-style-name="P170" svg:width="0.0728in" svg:height="0.0752in" svg:x="1.4012in" svg:y="0.0508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70" svg:width="0.0539in" svg:height="0.0524in" svg:x="1.4823in" svg:y="0.098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70" svg:width="0.0177in" svg:height="0.0177in" svg:x="1.6012in" svg:y="0.074in" svg:viewBox="0 0 46 46" svg:d="M46 23c0-12-10-23-23-23-12 0-23 11-23 23 0 13 11 23 23 23 13 0 23-10 23-23z"><text:p/></draw:path><draw:path draw:style-name="gr3" draw:text-style-name="P170" svg:width="0.0984in" svg:height="0.0752in" svg:x="1.672in" svg:y="0.050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70" svg:width="0.0177in" svg:height="0.0177in" svg:x="1.8303in" svg:y="0.074in" svg:viewBox="0 0 46 46" svg:d="M46 23c0-12-10-23-23-23-12 0-23 11-23 23 0 13 11 23 23 23 13 0 23-10 23-23z"><text:p/></draw:path><draw:path draw:style-name="gr3" draw:text-style-name="P170" svg:width="0.0543in" svg:height="0.076in" svg:x="1.9047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70" svg:width="0.0354in" svg:height="0.111in" svg:x="1.9705in" svg:y="0.013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70" svg:width="0.0839in" svg:height="0.0732in" svg:x="2.0161in" svg:y="0.0508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70" svg:width="0.0685in" svg:height="0.1193in" svg:x="2.1374in" svg:y="0.0071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/draw:g> <text:tab/><draw:g text:anchor-type="as-char" svg:y="-0.1252in" draw:z-index="189" draw:style-name="gr1"><svg:title>TexMaths</svg:title><svg:desc>12§display§\mu = tan(\varphi)§svg§600§FALSE§</svg:desc><draw:polygon draw:style-name="gr2" draw:text-style-name="P170" svg:width="0.8063in" svg:height="0.1657in" svg:x="0in" svg:y="0in" svg:viewBox="0 0 2049 422" draw:points="1024,422 0,422 0,0 2049,0 2049,422"><text:p/></draw:polygon><draw:path draw:style-name="gr3" draw:text-style-name="P170" svg:width="0.0898in" svg:height="0.1091in" svg:x="0.0051in" svg:y="0.0508in" svg:viewBox="0 0 229 278" svg:d="M85 38c3-8 6-25 6-26 0-7-5-12-12-12-1 0-13 0-17 16l-61 244c-1 5-1 6-1 8 0 6 5 10 12 10 8 0 14-7 14-8 3-4 8-26 24-91 14 11 33 13 41 13 30 0 46-19 57-31 3 19 19 31 38 31 14 0 24-10 31-24s12-41 12-41c0-5-4-5-5-5-3 0-5 2-6 8-7 27-14 52-32 52-11 0-12-10-12-19s5-29 8-44l12-46c1-6 5-23 7-29 3-9 6-25 6-28 0-8-6-11-12-11-2 0-13 0-16 14l-21 79c-4 22-9 40-10 44 0 2-21 40-56 40-20 0-31-14-31-37 0-12 4-24 6-36z"><text:p/></draw:path><draw:path draw:style-name="gr3" draw:text-style-name="P170" svg:width="0.1106in" svg:height="0.039in" svg:x="0.1555in" svg:y="0.0634in" svg:viewBox="0 0 282 100" svg:d="M267 17c6 0 15 0 15-9 0-8-9-8-15-8h-253c-6 0-14 0-14 8 0 9 8 9 14 9zM267 100c6 0 15 0 15-9 0-8-9-8-15-8h-253c-6 0-14 0-14 8 0 9 8 9 14 9z"><text:p/></draw:path><draw:path draw:style-name="gr3" draw:text-style-name="P170" svg:width="0.0512in" svg:height="0.1059in" svg:x="0.3248in" svg:y="0.0201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70" svg:width="0.076in" svg:height="0.0752in" svg:x="0.3878in" svg:y="0.0508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70" svg:width="0.0898in" svg:height="0.0752in" svg:x="0.4736in" svg:y="0.0508in" svg:viewBox="0 0 229 192" svg:d="M25 162c-1 7-3 17-3 19 0 7 6 11 12 11 4 0 13-4 15-12 0 0 6-20 9-31l8-39c4-8 6-18 7-27 3-7 6-21 6-22 6-13 29-51 70-51 19 0 23 15 23 30 0 25-22 80-28 98-4 10-5 14-5 19 0 21 16 35 35 35 39 0 55-61 55-65 0-5-4-5-5-5-3 0-3 2-6 9-8 29-23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70" svg:width="0.039in" svg:height="0.1657in" svg:x="0.585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70" svg:width="0.0945in" svg:height="0.1098in" svg:x="0.6413in" svg:y="0.0508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3" draw:text-style-name="P170" svg:width="0.039in" svg:height="0.1657in" svg:x="0.7512in" svg:y="0in" svg:viewBox="0 0 100 422" svg:d="M100 211c0-32-5-84-29-132-25-51-63-79-66-79-4 0-5 1-5 5 0 1 0 1 8 9 42 42 66 110 66 197 0 73-15 148-68 201-6 4-6 6-6 7 0 2 1 3 5 3 3 0 42-28 67-81 22-47 28-94 28-130z"><text:p/></draw:path></draw:g></text:p>
      <text:h text:style-name="P148" text:outline-level="4"><draw:frame draw:style-name="fr1" draw:name="Frame2" text:anchor-type="paragraph" svg:x="4.478in" svg:y="0.3366in" svg:width="3.0453in" draw:z-index="1"><draw:text-box fo:min-height="2.7827in"><table:table table:name="Table2" table:style-name="Table2"><table:table-column table:style-name="Table2.A"/><table:table-column table:style-name="Table2.B"/><table:table-column table:style-name="Table2.C"/><table:table-row><table:table-cell table:style-name="Table2.A1" office:value-type="string"><text:p text:style-name="P102"><draw:g text:anchor-type="as-char" svg:y="-0.1138in" draw:z-index="94" draw:style-name="gr1"><svg:title>TexMaths</svg:title><svg:desc>12§display§E§svg§600§FALSE§</svg:desc><draw:polygon draw:style-name="gr2" draw:text-style-name="P170" svg:width="0.1319in" svg:height="0.113in" svg:x="0in" svg:y="0in" svg:viewBox="0 0 336 288" draw:points="167,288 0,288 0,0 336,0 336,288"><text:p/></draw:polygon><draw:path draw:style-name="gr3" draw:text-style-name="P170" svg:width="0.1201in" svg:height="0.1126in" svg:x="0.0063in" svg:y="0.0016in" svg:viewBox="0 0 306 287" svg:d="M282 189c1-2 2-5 2-6s0-5-4-5-5 3-6 5c-28 62-43 91-115 91h-61c-6 0-7 0-10 0-4-1-6-1-6-5 0-1 0-2 3-9l29-115h41c36 0 36 8 36 19 0 2 0 8-3 20 0 3-2 4-2 5 0 3 3 5 6 5 4 0 5-2 6-8l24-100c0-2-1-5-5-5-3 0-4 4-5 9-9 32-17 42-55 42h-40l25-102c4-16 4-17 23-17h60c51 0 63 12 63 47 0 11 0 11-1 23 0 2 0 4 0 7 0 2 1 5 5 5s4-3 6-10l8-73c1-12-1-12-12-12h-213c-8 0-12 0-12 8 0 5 4 5 11 5 16 0 28 0 28 7 0 3 0 3-2 11l-56 223c-5 17-5 20-38 20-7 0-12 0-12 9 0 4 4 4 12 4h219c9 0 9 0 13-7z"><text:p/></draw:path></draw:g></text:p></table:table-cell><table:table-cell table:style-name="Table2.A1" office:value-type="string"><text:p text:style-name="P34">Energie</text:p></table:table-cell><table:table-cell table:style-name="Table2.C1" office:value-type="string"><text:p text:style-name="P72"><draw:g text:anchor-type="as-char" svg:y="-0.1252in" draw:z-index="93" draw:style-name="gr1"><svg:title>TexMaths</svg:title><svg:desc>12§display§\left [ E \right ] = \mathrm{J}§svg§600§FALSE§</svg:desc><draw:polygon draw:style-name="gr2" draw:text-style-name="P170" svg:width="0.5307in" svg:height="0.1657in" svg:x="0in" svg:y="0.0004in" svg:viewBox="0 0 1349 422" draw:points="675,422 0,422 0,0 1349,0 1349,422"><text:p/></draw:polygon><draw:polygon draw:style-name="gr3" draw:text-style-name="P170" svg:width="0.0228in" svg:height="0.1657in" svg:x="0.0193in" svg:y="0.0004in" svg:viewBox="0 0 59 422" draw:points="59,422 59,406 17,406 17,17 59,17 59,0 0,0 0,422"><text:p/></draw:polygon><draw:path draw:style-name="gr3" draw:text-style-name="P170" svg:width="0.1205in" svg:height="0.113in" svg:x="0.0524in" svg:y="0.011in" svg:viewBox="0 0 307 288" svg:d="M283 190c1-3 2-5 2-6 0-2 0-5-4-5s-5 2-6 5c-28 62-44 91-116 91h-61c-6 0-7 0-9 0-5-1-6-1-6-5 0-1 0-2 2-10l29-115h42c36 0 36 9 36 19 0 3 0 9-4 21 0 2-1 3-1 5s2 4 6 4 5-2 6-8l24-100c0-2-1-4-5-4-3 0-5 3-6 8-8 32-17 42-55 42h-39l25-102c3-16 3-17 22-17h60c52 0 64 12 64 47 0 11 0 11-1 23 0 2 0 5 0 7s1 5 5 5 4-3 6-10l8-73c1-12-1-12-12-12h-213c-9 0-12 0-12 8 0 5 3 5 10 5 16 0 28 0 28 7 0 3 0 3-1 11l-57 223c-4 17-4 21-38 21-7 0-12 0-12 8 0 5 4 5 12 5h219c10 0 10 0 14-7z"><text:p/></draw:path><draw:polygon draw:style-name="gr3" draw:text-style-name="P170" svg:width="0.0228in" svg:height="0.1657in" svg:x="0.1819in" svg:y="0.0004in" svg:viewBox="0 0 59 422" draw:points="59,0 0,0 0,17 42,17 42,406 0,406 0,422 59,422"><text:p/></draw:polygon><draw:path draw:style-name="gr3" draw:text-style-name="P170" svg:width="0.1106in" svg:height="0.039in" svg:x="0.2795in" svg:y="0.0634in" svg:viewBox="0 0 282 100" svg:d="M267 17c6 0 15 0 15-9 0-8-9-8-15-8h-253c-6 0-14 0-14 8 0 9 8 9 14 9zM267 100c6 0 15 0 15-9 0-8-9-8-15-8h-253c-6 0-14 0-14 8 0 9 8 9 14 9z"><text:p/></draw:path><draw:path draw:style-name="gr3" draw:text-style-name="P170" svg:width="0.0705in" svg:height="0.1173in" svg:x="0.4524in" svg:y="0.0102in" svg:viewBox="0 0 180 299" svg:d="M110 227c0 38-20 62-43 62-2 0-31 0-47-24 22 0 28-13 28-24 0-15-12-24-24-24-10 0-24 6-24 24 0 33 30 58 68 58 44 0 75-30 78-61 1-4 1-5 1-20v-188c0-17 6-17 33-17v-13c-19 1-35 1-55 1-17 0-55 0-71-1v13h16c40 0 40 6 40 21z"><text:p/></draw:path></draw:g></text:p></table:table-cell></table:table-row><table:table-row><table:table-cell table:style-name="Table2.A2" office:value-type="string"><text:p text:style-name="P102"><draw:g text:anchor-type="as-char" svg:y="-0.0756in" draw:z-index="92" draw:style-name="gr1"><svg:title>TexMaths</svg:title><svg:desc>12§display§s§svg§600§FALSE§</svg:desc><draw:polygon draw:style-name="gr2" draw:text-style-name="P170" svg:width="0.0783in" svg:height="0.0713in" svg:x="0in" svg:y="0.002in" svg:viewBox="0 0 200 182" draw:points="100,182 0,182 0,0 200,0 200,182"><text:p/></draw:polygon><draw:path draw:style-name="gr3" draw:text-style-name="P170" svg:width="0.061in" svg:height="0.0752in" svg:x="0.0087in" svg:y="0in" svg:viewBox="0 0 156 192" svg:d="M144 29c-12 0-20 9-20 19 0 6 3 12 13 12s19-7 19-24c0-18-18-36-50-36-57 0-72 43-72 62 0 33 32 40 44 42 22 4 45 9 45 33 0 10-10 45-62 45-6 0-38 0-48-21 16 1 27-11 27-23 0-10-8-15-16-15-11 0-24 9-24 28 0 24 24 41 61 41 69 0 86-52 86-70 0-15-9-26-14-31-12-12-24-14-43-18-14-4-31-6-31-25 0-13 10-38 47-38 11 0 32 2 38 19z"><text:p/></draw:path></draw:g></text:p></table:table-cell><table:table-cell table:style-name="Table2.A2" office:value-type="string"><text:p text:style-name="P33">Auslenkung der Feder</text:p></table:table-cell><table:table-cell table:style-name="Table2.C2" office:value-type="string"><text:p text:style-name="P72"><draw:g text:anchor-type="as-char" svg:y="-0.1252in" draw:z-index="54" draw:style-name="gr1"><svg:title>TexMaths</svg:title><svg:desc>12§display§[s] = \mathrm{m}§svg§600§FALSE§</svg:desc><draw:polygon draw:style-name="gr2" draw:text-style-name="P170" svg:width="0.5295in" svg:height="0.1657in" svg:x="0in" svg:y="0.0004in" svg:viewBox="0 0 1346 422" draw:points="673,422 0,422 0,0 1346,0 1346,422"><text:p/></draw:polygon><draw:polygon draw:style-name="gr3" draw:text-style-name="P170" svg:width="0.0228in" svg:height="0.1657in" svg:x="0.0193in" svg:y="0.0004in" svg:viewBox="0 0 59 422" draw:points="59,422 59,406 17,406 17,17 59,17 59,0 0,0 0,422"><text:p/></draw:polygon><draw:path draw:style-name="gr3" draw:text-style-name="P170" svg:width="0.061in" svg:height="0.0752in" svg:x="0.0547in" svg:y="0.0508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olygon draw:style-name="gr3" draw:text-style-name="P170" svg:width="0.0228in" svg:height="0.1657in" svg:x="0.1276in" svg:y="0.0004in" svg:viewBox="0 0 59 422" draw:points="59,0 0,0 0,17 42,17 42,406 0,406 0,422 59,422"><text:p/></draw:polygon><draw:path draw:style-name="gr3" draw:text-style-name="P170" svg:width="0.1106in" svg:height="0.039in" svg:x="0.2252in" svg:y="0.0634in" svg:viewBox="0 0 282 100" svg:d="M268 17c6 0 14 0 14-9 0-8-8-8-14-8h-254c-6 0-14 0-14 8 0 9 8 9 14 9zM268 100c6 0 14 0 14-9 0-8-8-8-14-8h-254c-6 0-14 0-14 8 0 9 8 9 14 9z"><text:p/></draw:path><draw:path draw:style-name="gr3" draw:text-style-name="P170" svg:width="0.1295in" svg:height="0.0732in" svg:x="0.3969in" svg:y="0.0508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2.A2" office:value-type="string"><text:p text:style-name="P89"><draw:g text:anchor-type="as-char" svg:y="-0.1181in" draw:z-index="89" draw:style-name="gr1"><svg:title>TexMaths</svg:title><svg:desc>12§display§W§svg§600§FALSE§</svg:desc><draw:polygon draw:style-name="gr2" draw:text-style-name="P170" svg:width="0.1803in" svg:height="0.1142in" svg:x="0in" svg:y="0in" svg:viewBox="0 0 459 291" draw:points="230,291 0,291 0,0 459,0 459,291"><text:p/></draw:polygon><draw:path draw:style-name="gr3" draw:text-style-name="P170" svg:width="0.1654in" svg:height="0.1177in" svg:x="0.0091in" svg:y="0in" svg:viewBox="0 0 421 300" svg:d="M366 49c10-19 20-33 47-36 3 0 8 0 8-8 0-3-1-5-5-5-11 0-23 1-32 1-15 0-30-1-45-1-2 0-8 0-8 8 0 5 3 5 7 5 10 0 24 4 24 17 0 5-1 7-5 13l-114 202-16-211c-1-10-1-21 29-21 7 0 12 0 12-8 0-5-5-5-7-5-17 0-34 1-52 1-9 0-33-1-44-1-3 0-7 0-7 8 0 5 3 5 9 5 19 0 22 3 23 11l2 33-107 188-16-216c0-6 0-16 32-16 5 0 10 0 10-8 0-5-6-5-6-5-17 0-35 1-53 1-15 0-30-1-45-1-1 0-7 0-7 8 0 5 4 5 11 5 20 0 21 4 21 16l20 260c1 8 1 11 7 11 5 0 6-2 10-9l125-217 15 215c1 9 3 11 7 11 5 0 8-5 10-8z"><text:p/></draw:path></draw:g></text:p></table:table-cell><table:table-cell table:style-name="Table2.B3" office:value-type="string"><text:p text:style-name="P32">Arbeit</text:p></table:table-cell><table:table-cell table:style-name="Table2.C3" office:value-type="string"><text:p text:style-name="P111"><draw:g text:anchor-type="as-char" svg:y="-0.1252in" draw:z-index="53" draw:style-name="gr1"><svg:title>TexMaths</svg:title><svg:desc>12§display§[W] = \mathrm{J}§svg§600§FALSE§</svg:desc><draw:polygon draw:style-name="gr2" draw:text-style-name="P170" svg:width="0.5787in" svg:height="0.1657in" svg:x="0in" svg:y="0.0004in" svg:viewBox="0 0 1471 422" draw:points="736,422 0,422 0,0 1471,0 1471,422"><text:p/></draw:polygon><draw:polygon draw:style-name="gr3" draw:text-style-name="P170" svg:width="0.0228in" svg:height="0.1657in" svg:x="0.0193in" svg:y="0.0004in" svg:viewBox="0 0 59 422" draw:points="59,422 59,406 17,406 17,17 59,17 59,0 0,0 0,422"><text:p/></draw:polygon><draw:path draw:style-name="gr3" draw:text-style-name="P170" svg:width="0.165in" svg:height="0.1173in" svg:x="0.0551in" svg:y="0.0102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olygon draw:style-name="gr3" draw:text-style-name="P170" svg:width="0.0228in" svg:height="0.1657in" svg:x="0.2295in" svg:y="0.0004in" svg:viewBox="0 0 59 422" draw:points="59,0 0,0 0,17 42,17 42,406 0,406 0,422 59,422"><text:p/></draw:polygon><draw:path draw:style-name="gr3" draw:text-style-name="P170" svg:width="0.1106in" svg:height="0.039in" svg:x="0.3276in" svg:y="0.0634in" svg:viewBox="0 0 282 100" svg:d="M268 17c6 0 14 0 14-9 0-8-8-8-14-8h-254c-6 0-14 0-14 8 0 9 8 9 14 9zM268 100c6 0 14 0 14-9 0-8-8-8-14-8h-254c-6 0-14 0-14 8 0 9 8 9 14 9z"><text:p/></draw:path><draw:path draw:style-name="gr3" draw:text-style-name="P170" svg:width="0.0705in" svg:height="0.1173in" svg:x="0.5004in" svg:y="0.0102in" svg:viewBox="0 0 180 299" svg:d="M110 227c0 38-20 62-43 62-2 0-31 0-47-24 22 0 28-13 28-24 0-15-12-24-24-24-10 0-24 6-24 24 0 33 30 58 68 58 44 0 75-30 78-61 2-4 2-5 2-20v-188c0-17 6-17 32-17v-13c-19 1-35 1-55 1-17 0-55 0-71-1v13h16c40 0 40 6 40 21z"><text:p/></draw:path></draw:g></text:p></table:table-cell></table:table-row><table:table-row><table:table-cell table:style-name="Table2.A2" office:value-type="string"><text:p text:style-name="P104"><draw:g text:anchor-type="as-char" svg:y="-0.1138in" draw:z-index="84" draw:style-name="gr1"><svg:title>TexMaths</svg:title><svg:desc>12§display§T§svg§600§FALSE§</svg:desc><draw:polygon draw:style-name="gr2" draw:text-style-name="P170" svg:width="0.1201in" svg:height="0.113in" svg:x="0in" svg:y="0in" svg:viewBox="0 0 306 288" draw:points="154,288 0,288 0,0 306,0 306,288"><text:p/></draw:polygon><draw:path draw:style-name="gr3" draw:text-style-name="P170" svg:width="0.113in" svg:height="0.1122in" svg:x="0.0039in" svg:y="0.002in" svg:viewBox="0 0 288 286" svg:d="M170 30c4-12 5-14 10-16 5-1 18-1 28-1 42 0 61 1 61 35 0 6-1 23-4 33 0 3-1 8-1 9 0 2 1 5 5 5 5 0 6-3 7-10l11-73c1-2 1-6 1-7 0-5-5-5-12-5h-234c-11 0-11 0-14 8l-26 75c0 1-2 7-2 8 0 2 2 4 5 4 5 0 5-2 7-9 23-66 34-73 97-73h16c12 0 12 1 12 5 0 2-1 8-1 10l-57 225c-5 15-6 20-50 20-16 0-18 0-18 8 0 5 5 5 7 5 11 0 23-1 35-1s24 0 36 0 24 0 35 0c12 0 25 1 37 1 3 0 9 0 9-8 0-5-3-5-14-5s-17 0-28-1c-12-1-15-3-15-9 0-1 0-3 1-9z"><text:p/></draw:path></draw:g></text:p></table:table-cell><table:table-cell table:style-name="Table2.B4" office:value-type="string"><text:p text:style-name="P30">Gesamtwurfzeit</text:p></table:table-cell><table:table-cell table:style-name="Table2.C4" office:value-type="string"><text:p text:style-name="P111"><draw:g text:anchor-type="as-char" svg:y="-0.1252in" draw:z-index="52" draw:style-name="gr1"><svg:title>TexMaths</svg:title><svg:desc>12§display§[T] = \mathrm{s}§svg§600§FALSE§</svg:desc><draw:polygon draw:style-name="gr2" draw:text-style-name="P170" svg:width="0.4996in" svg:height="0.1657in" svg:x="0in" svg:y="0.0004in" svg:viewBox="0 0 1270 422" draw:points="635,422 0,422 0,0 1270,0 1270,422"><text:p/></draw:polygon><draw:polygon draw:style-name="gr3" draw:text-style-name="P170" svg:width="0.0228in" svg:height="0.1657in" svg:x="0.0193in" svg:y="0.0004in" svg:viewBox="0 0 59 422" draw:points="59,422 59,406 17,406 17,17 59,17 59,0 0,0 0,422"><text:p/></draw:polygon><draw:path draw:style-name="gr3" draw:text-style-name="P170" svg:width="0.113in" svg:height="0.1126in" svg:x="0.05in" svg:y="0.0126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olygon draw:style-name="gr3" draw:text-style-name="P170" svg:width="0.0228in" svg:height="0.1657in" svg:x="0.1701in" svg:y="0.0004in" svg:viewBox="0 0 59 422" draw:points="59,0 0,0 0,17 42,17 42,406 0,406 0,422 59,422"><text:p/></draw:polygon><draw:path draw:style-name="gr3" draw:text-style-name="P170" svg:width="0.1106in" svg:height="0.039in" svg:x="0.2677in" svg:y="0.0634in" svg:viewBox="0 0 282 100" svg:d="M268 17c6 0 14 0 14-9 0-8-8-8-14-8h-254c-6 0-14 0-14 8 0 9 8 9 14 9zM268 100c6 0 14 0 14-9 0-8-8-8-14-8h-254c-6 0-14 0-14 8 0 9 8 9 14 9z"><text:p/></draw:path><draw:path draw:style-name="gr3" draw:text-style-name="P170" svg:width="0.0543in" svg:height="0.076in" svg:x="0.4394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2.A2" office:value-type="string"><text:p text:style-name="P89"><draw:g text:anchor-type="as-char" svg:y="-0.1173in" draw:z-index="83" draw:style-name="gr1"><svg:title>TexMaths</svg:title><svg:desc>12§display§h_0§svg§600§FALSE§</svg:desc><draw:polygon draw:style-name="gr2" draw:text-style-name="P170" svg:width="0.1622in" svg:height="0.1402in" svg:x="0in" svg:y="0in" svg:viewBox="0 0 413 357" draw:points="206,357 0,357 0,0 413,0 413,357"><text:p/></draw:polygon><draw:path draw:style-name="gr3" draw:text-style-name="P170" svg:width="0.0819in" svg:height="0.1173in" svg:x="0.0091in" svg:y="0in" svg:viewBox="0 0 209 299" svg:d="M98 5c0 0 0-5-6-5-9 0-40 4-51 5-4 0-7 0-7 8 0 5 3 5 9 5 21 0 22 2 22 7l-1 9-63 243c-1 6-1 7-1 10 0 9 8 12 12 12 7 0 14-5 16-11l8-33 10-38c2-10 4-19 7-29 1-2 3-15 5-18 1-5 14-27 28-39 10-8 22-15 41-15 18 0 23 15 23 29 0 23-17 70-26 95-4 11-6 15-6 24 0 19 15 35 34 35 40 0 57-63 57-66 0-4-5-4-6-4-4 0-4 1-6 7-6 23-21 53-43 53-8 0-11-5-11-14 0-10 5-21 8-30 6-18 25-69 25-93 0-27-16-45-48-45-27 0-46 13-63 32z"><text:p/></draw:path><draw:path draw:style-name="gr3" draw:text-style-name="P170" svg:width="0.0539in" svg:height="0.0795in" svg:x="0.1016in" svg:y="0.0626in" svg:viewBox="0 0 138 203" svg:d="M138 102c0-32-4-55-17-77-9-13-29-25-51-25-70 0-70 82-70 102 0 21 0 101 70 101 68 0 68-80 68-101zM70 194c-15 0-33-7-39-32-3-17-3-42-3-64 0-21 0-44 3-60 7-24 25-30 39-30 15 0 31 10 36 27 4 17 6 38 6 63 0 22 0 45-5 63-6 27-25 33-37 33z"><text:p/></draw:path></draw:g></text:p></table:table-cell><table:table-cell table:style-name="Table2.B5" office:value-type="string"><text:p text:style-name="P31"><text:span text:style-name="T29">Startwurfh</text:span><text:span text:style-name="T10">ö</text:span><text:span text:style-name="T11">he</text:span></text:p></table:table-cell><table:table-cell table:style-name="Table2.C5" office:value-type="string"><text:p text:style-name="P111"><draw:g text:anchor-type="as-char" svg:y="-0.1252in" draw:z-index="51" draw:style-name="gr1"><svg:title>TexMaths</svg:title><svg:desc>12§display§[h_0] = \mathrm{m}§svg§600§FALSE§</svg:desc><draw:polygon draw:style-name="gr2" draw:text-style-name="P170" svg:width="0.6228in" svg:height="0.1657in" svg:x="0in" svg:y="0.0004in" svg:viewBox="0 0 1583 422" draw:points="791,422 0,422 0,0 1583,0 1583,422"><text:p/></draw:polygon><draw:polygon draw:style-name="gr3" draw:text-style-name="P170" svg:width="0.0228in" svg:height="0.1657in" svg:x="0.0193in" svg:y="0.0004in" svg:viewBox="0 0 59 422" draw:points="59,422 59,406 17,406 17,17 59,17 59,0 0,0 0,422"><text:p/></draw:polygon><draw:path draw:style-name="gr3" draw:text-style-name="P170" svg:width="0.0819in" svg:height="0.1173in" svg:x="0.0551in" svg:y="0.0098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5 35 39 0 56-63 56-66 0-4-5-4-6-4-4 0-4 1-6 7-6 23-20 53-43 53-8 0-11-5-11-14 0-10 5-21 8-30 6-18 26-69 26-93 0-27-17-45-49-45-27 0-46 13-63 32z"><text:p/></draw:path><draw:path draw:style-name="gr3" draw:text-style-name="P170" svg:width="0.0539in" svg:height="0.0795in" svg:x="0.148in" svg:y="0.071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70" svg:width="0.0228in" svg:height="0.1657in" svg:x="0.2205in" svg:y="0.0004in" svg:viewBox="0 0 59 422" draw:points="59,0 0,0 0,17 42,17 42,406 0,406 0,422 59,422"><text:p/></draw:polygon><draw:path draw:style-name="gr3" draw:text-style-name="P170" svg:width="0.1106in" svg:height="0.039in" svg:x="0.3181in" svg:y="0.0634in" svg:viewBox="0 0 282 100" svg:d="M268 17c6 0 14 0 14-9 0-8-8-8-14-8h-254c-6 0-14 0-14 8 0 9 8 9 14 9zM268 100c6 0 14 0 14-9 0-8-8-8-14-8h-254c-6 0-14 0-14 8 0 9 8 9 14 9z"><text:p/></draw:path><draw:path draw:style-name="gr3" draw:text-style-name="P170" svg:width="0.1295in" svg:height="0.0732in" svg:x="0.4894in" svg:y="0.0508in" svg:viewBox="0 0 330 187" svg:d="M34 42v113c0 19-5 19-34 19v13c14 0 36-1 48-1 11 0 32 1 47 1v-13c-28 0-33 0-33-19v-78c0-43 30-67 57-67s32 22 32 46v99c0 19-5 19-33 19v13c14 0 36-1 48-1 11 0 32 1 47 1v-13c-28 0-33 0-33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2.A2" office:value-type="string"><text:p text:style-name="P89"><draw:g text:anchor-type="as-char" svg:y="-0.1189in" draw:z-index="82" draw:style-name="gr1"><svg:title>TexMaths</svg:title><svg:desc>12§display§\theta§svg§600§FALSE§</svg:desc><draw:polygon draw:style-name="gr2" draw:text-style-name="P170" svg:width="0.0827in" svg:height="0.115in" svg:x="0in" svg:y="0.0016in" svg:viewBox="0 0 211 293" draw:points="106,293 0,293 0,0 211,0 211,293"><text:p/></draw:polygon><draw:path draw:style-name="gr3" draw:text-style-name="P170" svg:width="0.0685in" svg:height="0.1189in" svg:x="0.0071in" svg:y="0in" svg:viewBox="0 0 175 303" svg:d="M175 86c0-27-7-86-50-86-60 0-125 120-125 215 0 40 12 88 50 88 60 0 125-122 125-217zM46 145c7-28 15-61 32-91 11-21 26-44 46-44 21 0 24 26 24 50 0 21-4 43-15 85zM130 158c-5 19-14 55-29 86-16 29-31 49-51 49-13 0-22-12-22-51 0-18 2-42 14-84z"><text:p/></draw:path></draw:g></text:p></table:table-cell><table:table-cell table:style-name="Table2.B6" office:value-type="string"><text:p text:style-name="P30">Wurfwinkel</text:p></table:table-cell><table:table-cell table:style-name="Table2.C6" office:value-type="string"><text:p text:style-name="P105"><draw:g text:anchor-type="as-char" svg:y="-0.1252in" draw:z-index="50" draw:style-name="gr1"><svg:title>TexMaths</svg:title><svg:desc>12§display§[\theta] = \mathrm{rad}§svg§600§FALSE§</svg:desc><draw:polygon draw:style-name="gr2" draw:text-style-name="P170" svg:width="0.6366in" svg:height="0.1657in" svg:x="0in" svg:y="0.0004in" svg:viewBox="0 0 1618 422" draw:points="809,422 0,422 0,0 1618,0 1618,422"><text:p/></draw:polygon><draw:polygon draw:style-name="gr3" draw:text-style-name="P170" svg:width="0.0228in" svg:height="0.1657in" svg:x="0.0193in" svg:y="0.0004in" svg:viewBox="0 0 59 422" draw:points="59,422 59,406 17,406 17,17 59,17 59,0 0,0 0,422"><text:p/></draw:polygon><draw:path draw:style-name="gr3" draw:text-style-name="P170" svg:width="0.0685in" svg:height="0.1193in" svg:x="0.0528in" svg:y="0.0075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olygon draw:style-name="gr3" draw:text-style-name="P170" svg:width="0.0228in" svg:height="0.1657in" svg:x="0.1323in" svg:y="0.0004in" svg:viewBox="0 0 59 422" draw:points="59,0 0,0 0,17 42,17 42,406 0,406 0,422 59,422"><text:p/></draw:polygon><draw:path draw:style-name="gr3" draw:text-style-name="P170" svg:width="0.1106in" svg:height="0.039in" svg:x="0.2303in" svg:y="0.0634in" svg:viewBox="0 0 282 100" svg:d="M268 17c6 0 14 0 14-9 0-8-8-8-14-8h-254c-6 0-14 0-14 8 0 9 8 9 14 9zM268 100c6 0 14 0 14-9 0-8-8-8-14-8h-254c-6 0-14 0-14 8 0 9 8 9 14 9z"><text:p/></draw:path><draw:path draw:style-name="gr3" draw:text-style-name="P170" svg:width="0.0559in" svg:height="0.0732in" svg:x="0.4008in" svg:y="0.0508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70" svg:width="0.0752in" svg:height="0.076in" svg:x="0.4681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70" svg:width="0.0819in" svg:height="0.1173in" svg:x="0.55in" svg:y="0.0098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2.A2" office:value-type="string"><text:p text:style-name="P89"><draw:g text:anchor-type="as-char" svg:y="-0.0752in" draw:z-index="80" draw:style-name="gr1"><svg:title>TexMaths</svg:title><svg:desc>12§display§x_W§svg§600§FALSE§</svg:desc><draw:polygon draw:style-name="gr2" draw:text-style-name="P170" svg:width="0.2374in" svg:height="0.0965in" svg:x="0in" svg:y="0.0016in" svg:viewBox="0 0 604 246" draw:points="302,246 0,246 0,0 604,0 604,246"><text:p/></draw:polygon><draw:path draw:style-name="gr3" draw:text-style-name="P170" svg:width="0.0827in" svg:height="0.0752in" svg:x="0.0047in" svg:y="0.0004in" svg:viewBox="0 0 211 192" svg:d="M130 60c2-12 12-50 41-50 3 0 12 0 21 4-11 3-19 14-19 23 0 7 3 16 15 16 10 0 23-9 23-25 0-22-25-28-40-28-23 0-39 23-44 32-11-27-33-32-45-32-45 0-69 55-69 65 0 5 4 5 5 5 4 0 5-2 6-5 14-45 42-55 56-55 9 0 23 3 23 27 0 13-7 42-23 102-6 26-21 43-39 43-4 0-13 0-22-5 11-2 21-10 21-22s-10-16-17-16c-12 0-23 12-23 25 0 19 22 28 40 28 28 0 43-30 44-33 6 16 20 33 47 33 43 0 67-54 67-65 0-5-4-5-5-5-4 0-5 3-6 5-13 46-42 55-56 55-17 0-23-13-23-27 0-10 2-18 7-38z"><text:p/></draw:path><draw:path draw:style-name="gr3" draw:text-style-name="P170" svg:width="0.1272in" svg:height="0.0819in" svg:x="0.1039in" svg:y="0.0185in" svg:viewBox="0 0 324 209" svg:d="M284 35l5-7c6-9 13-16 28-17 3 0 7-1 7-7 0-2-3-4-5-4-6 0-14 1-22 1-10 0-24-1-33-1-1 0-6 0-6 6 0 5 5 5 6 5 6 0 15 2 15 11 0 2-3 8-4 9l-83 138-17-150c0-8 18-8 20-8 5 0 9 0 9-7 0 0 0-4-5-4-6 0-13 0-18 1-6 0-14 0-20 0s-24-1-31-1c-2 0-6 0-6 6 0 5 4 5 8 5 13 0 14 2 14 5 2 2 2 10 3 19l-82 134-15-145c0-1 0-5 0-5 0-8 18-8 20-8 4 0 8 0 8-7 0-2-1-4-4-4-9 0-30 1-39 1s-23-1-31-1c-4 0-6 1-6 6s4 5 8 5c15 0 15 1 15 9l20 180c0 6 1 9 6 9s7-3 9-6l92-153 17 151c1 6 2 8 6 8 6 0 7-3 9-6z"><text:p/></draw:path></draw:g></text:p></table:table-cell><table:table-cell table:style-name="Table2.B7" office:value-type="string"><text:p text:style-name="P30">Reichweite</text:p></table:table-cell><table:table-cell table:style-name="Table2.C7" office:value-type="string"><text:p text:style-name="P111"><draw:g text:anchor-type="as-char" svg:y="-0.1252in" draw:z-index="49" draw:style-name="gr1"><svg:title>TexMaths</svg:title><svg:desc>12§display§[x_W] = \mathrm{m}§svg§600§FALSE§</svg:desc><draw:polygon draw:style-name="gr2" draw:text-style-name="P170" svg:width="0.698in" svg:height="0.1657in" svg:x="0in" svg:y="0.0004in" svg:viewBox="0 0 1774 422" draw:points="887,422 0,422 0,0 1774,0 1774,422"><text:p/></draw:polygon><draw:polygon draw:style-name="gr3" draw:text-style-name="P170" svg:width="0.0228in" svg:height="0.1657in" svg:x="0.0193in" svg:y="0.0004in" svg:viewBox="0 0 59 422" draw:points="59,422 59,406 17,406 17,17 59,17 59,0 0,0 0,422"><text:p/></draw:polygon><draw:path draw:style-name="gr3" draw:text-style-name="P170" svg:width="0.0827in" svg:height="0.0752in" svg:x="0.0512in" svg:y="0.0508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70" svg:width="0.1272in" svg:height="0.0819in" svg:x="0.1504in" svg:y="0.0689in" svg:viewBox="0 0 324 209" svg:d="M285 35l4-7c6-9 14-16 28-17 4 0 7-1 7-7 0-2-2-4-5-4-6 0-14 1-21 1-11 0-24-1-34-1-1 0-6 0-6 6 0 5 5 5 6 5 6 0 16 2 16 11 0 2-4 8-5 9l-83 138-17-150c0-8 18-8 21-8 4 0 8 0 8-7 0 0 0-4-5-4-6 0-13 0-18 1-6 0-14 0-20 0s-24-1-31-1c-2 0-6 0-6 6 0 5 4 5 8 5 13 0 14 2 14 5 2 2 2 10 3 19l-82 134-15-145c0-1 0-5 0-5 0-8 18-8 20-8 4 0 8 0 8-7 0-2-1-4-4-4-9 0-30 1-39 1s-23-1-31-1c-4 0-6 1-6 6s4 5 8 5c15 0 15 1 15 9l20 180c0 6 1 9 6 9s7-3 9-6l92-153 17 152c1 6 2 7 6 7 6 0 7-3 9-6z"><text:p/></draw:path><draw:polygon draw:style-name="gr3" draw:text-style-name="P170" svg:width="0.0228in" svg:height="0.1657in" svg:x="0.2957in" svg:y="0.0004in" svg:viewBox="0 0 59 422" draw:points="59,0 0,0 0,17 42,17 42,406 0,406 0,422 59,422"><text:p/></draw:polygon><draw:path draw:style-name="gr3" draw:text-style-name="P170" svg:width="0.1106in" svg:height="0.039in" svg:x="0.3937in" svg:y="0.0634in" svg:viewBox="0 0 282 100" svg:d="M268 17c6 0 14 0 14-9 0-8-8-8-14-8h-254c-6 0-14 0-14 8 0 9 8 9 14 9zM268 100c6 0 14 0 14-9 0-8-8-8-14-8h-254c-6 0-14 0-14 8 0 9 8 9 14 9z"><text:p/></draw:path><draw:path draw:style-name="gr3" draw:text-style-name="P170" svg:width="0.1295in" svg:height="0.0732in" svg:x="0.5654in" svg:y="0.0508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2.A2" office:value-type="string"><text:p text:style-name="P89"><draw:g text:anchor-type="as-char" svg:y="-0.0744in" draw:z-index="79" draw:style-name="gr1"><svg:title>TexMaths</svg:title><svg:desc>12§display§g§svg§600§FALSE§</svg:desc><draw:polygon draw:style-name="gr2" draw:text-style-name="P170" svg:width="0.0854in" svg:height="0.1043in" svg:x="0in" svg:y="0.0016in" svg:viewBox="0 0 218 266" draw:points="110,266 0,266 0,0 218,0 218,266"><text:p/></draw:polygon><draw:path draw:style-name="gr3" draw:text-style-name="P170" svg:width="0.0764in" svg:height="0.1075in" svg:x="0.0024in" svg:y="0in" svg:viewBox="0 0 195 274" svg:d="M194 28c1-3 1-5 1-8 0-7-5-12-12-12-4 0-16 4-17 18-8-15-23-26-40-26-49 0-101 59-101 120 0 42 26 67 57 67 24 0 44-20 49-24-9 38-14 56-14 57-1 3-16 46-62 46-7 0-21-2-33-5 13-4 18-15 18-22s-5-16-17-16c-10 0-23 9-23 26s16 25 57 25c53 0 84-32 90-58zM138 133c-2 11-12 22-21 30s-22 15-34 15c-22 0-28-22-28-39 0-20 12-71 23-92 12-21 30-37 48-37 28 0 34 33 34 36 0 2 0 4-1 6z"><text:p/></draw:path></draw:g></text:p></table:table-cell><table:table-cell table:style-name="Table2.B8" office:value-type="string"><text:p text:style-name="P30">Erdbeschleunigung</text:p></table:table-cell><table:table-cell table:style-name="Table2.C2" office:value-type="string"><text:p text:style-name="P111"><draw:g text:anchor-type="as-char" svg:y="-0.1866in" draw:z-index="78" draw:style-name="gr1"><svg:title>TexMaths</svg:title><svg:desc>12§display§9,81 \frac{\mathrm{m}}{\mathrm{s}^2}§svg§600§FALSE§</svg:desc><draw:polygon draw:style-name="gr2" draw:text-style-name="P170" svg:width="0.4831in" svg:height="0.298in" svg:x="0in" svg:y="0.002in" svg:viewBox="0 0 1228 758" draw:points="613,758 0,758 0,0 1228,0 1228,758"><text:p/></draw:polygon><draw:path draw:style-name="gr3" draw:text-style-name="P170" svg:width="0.0689in" svg:height="0.1146in" svg:x="0.0071in" svg:y="0.0756in" svg:viewBox="0 0 176 292" svg:d="M138 148v13c0 100-44 119-68 119-8 0-30-1-42-16 19 0 21-12 21-19 0-13-9-19-19-19-7 0-19 4-19 20 0 28 23 46 59 46 55 0 106-58 106-149 0-114-49-143-86-143-24 0-44 7-62 26-18 20-28 38-28 69 0 54 37 95 85 95 25 0 43-18 53-42zM85 180c-7 0-26 0-39-26-8-16-8-37-8-58 0-23 0-43 9-59 12-21 27-26 43-26 19 0 34 14 41 33 5 14 6 40 6 59 0 36-15 77-52 77z"><text:p/></draw:path><draw:path draw:style-name="gr3" draw:text-style-name="P170" svg:width="0.0193in" svg:height="0.0496in" svg:x="0.0972in" svg:y="0.1693in" svg:viewBox="0 0 50 127" svg:d="M50 44c0-27-10-44-27-44-15 0-23 11-23 23 0 11 8 23 23 23 5 0 11-3 15-6 2-2 2-2 2-2 1 0 1 0 1 6 0 33-15 58-29 73-5 3-5 4-5 6 0 3 3 4 4 4 5 0 39-32 39-83z"><text:p/></draw:path><draw:path draw:style-name="gr3" draw:text-style-name="P170" svg:width="0.0689in" svg:height="0.1146in" svg:x="0.1638in" svg:y="0.0756in" svg:viewBox="0 0 176 292" svg:d="M52 89c-20-13-22-28-22-35 0-25 28-43 58-43 31 0 58 21 58 53 0 24-16 44-42 59zM113 129c31-16 51-38 51-65 0-40-37-64-75-64-43 0-77 31-77 71 0 7 0 26 18 47 5 5 20 15 31 23-25 12-61 36-61 78 0 44 43 73 88 73 48 0 88-35 88-81 0-15-4-34-20-52-8-9-16-14-43-30zM71 147l53 33c12 7 31 21 31 46 0 32-31 54-66 54-37 0-67-26-67-61 0-26 13-52 49-72z"><text:p/></draw:path><draw:path draw:style-name="gr3" draw:text-style-name="P170" svg:width="0.0547in" svg:height="0.1106in" svg:x="0.2547in" svg:y="0.0756in" svg:viewBox="0 0 140 282" svg:d="M88 11c0-10 0-11-10-11-26 28-65 28-78 28v13c8 0 34 0 55-12v220c0 15-1 20-39 20h-14v13c16-1 52-1 70-1 17 0 54 0 68 1v-13h-13c-38 0-39-5-39-20z"><text:p/></draw:path><draw:path draw:style-name="gr3" draw:text-style-name="P170" svg:width="0.1295in" svg:height="0.0732in" svg:x="0.3492in" svg:y="0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1c0-37 0-50-14-65-6-8-20-16-44-16-36 0-54 25-61 42-6-37-37-42-57-42-31 0-50 18-62 44v-44l-60 5v13c30 0 34 2 34 24z"><text:p/></draw:path><draw:polygon draw:style-name="gr3" draw:text-style-name="P170" svg:width="0.1398in" svg:height="0.0067in" svg:x="0.3429in" svg:y="0.1409in" svg:viewBox="0 0 356 18" draw:points="179,18 0,18 0,0 356,0 356,18"><text:p/></draw:polygon><draw:path draw:style-name="gr3" draw:text-style-name="P170" svg:width="0.0543in" svg:height="0.0764in" svg:x="0.348in" svg:y="0.2256in" svg:viewBox="0 0 139 195" svg:d="M74 108c10 1 45 9 45 39 0 21-16 39-48 39-36 0-52-25-59-61-1-5-2-7-6-7-6 0-6 3-6 11v56c0 7 0 10 5 10 2 0 2 0 11-9 0 0 0-1 8-9 18 18 37 18 47 18 49 0 68-28 68-59 0-23-13-35-18-40-14-14-31-18-48-20-24-5-53-11-53-35 0-16 11-33 48-33 47 0 48 39 50 52 1 4 4 4 4 4 6 0 6-3 6-11v-43c0-8 0-10-4-10-3 0-3 0-9 5-1 2-6 6-7 7-16-12-34-12-40-12-52 0-68 29-68 52 0 15 7 27 18 37 14 11 26 13 56 19z"><text:p/></draw:path><draw:path draw:style-name="gr3" draw:text-style-name="P170" svg:width="0.0516in" svg:height="0.0772in" svg:x="0.4157in" svg:y="0.1756in" svg:viewBox="0 0 132 197" svg:d="M132 143h-11c0 7-3 24-7 28-2 1-25 1-30 1h-54c31-28 41-36 59-49 23-18 43-36 43-65 0-36-32-58-70-58-37 0-62 26-62 53 0 15 13 17 16 17 7 0 15-5 15-16 0-5-1-16-17-16 9-21 29-27 44-27 30 0 45 23 45 47 0 26-19 47-29 57l-72 71c-2 3-2 3-2 11h122z"><text:p/></draw:path></draw:g></text:p></table:table-cell></table:table-row><table:table-row><table:table-cell table:style-name="Table2.A2" office:value-type="string"><text:p text:style-name="P89"><draw:g text:anchor-type="as-char" svg:y="-0.0756in" draw:z-index="65" draw:style-name="gr1"><svg:title>TexMaths</svg:title><svg:desc>12§display§u§svg§600§FALSE§</svg:desc><draw:polygon draw:style-name="gr2" draw:text-style-name="P170" svg:width="0.0949in" svg:height="0.0713in" svg:x="0in" svg:y="0.002in" svg:viewBox="0 0 242 182" draw:points="121,182 0,182 0,0 242,0 242,182"><text:p/></draw:polygon><draw:path draw:style-name="gr3" draw:text-style-name="P170" svg:width="0.0854in" svg:height="0.0752in" svg:x="0.0047in" svg:y="0in" svg:viewBox="0 0 218 192" svg:d="M136 164c4 17 20 28 38 28 14 0 24-10 31-23 7-16 13-42 13-42 0-5-4-5-6-5-3 0-3 3-6 9-4 22-13 51-31 51-8 0-13-5-13-19 0-10 5-29 8-44l12-46c2-6 6-23 8-29 2-9 6-25 6-28 0-8-6-11-12-11-3 0-14 0-17 14-7 31-27 106-31 128-2 2-18 35-50 35-21 0-25-18-25-35 0-22 11-56 23-86 5-12 7-18 7-26 0-19-14-35-35-35-40 0-56 61-56 65s5 4 5 4c5 0 5-1 7-7 11-37 26-52 43-52 4 0 10 0 10 13 0 11-4 23-7 30-16 42-24 67-24 88 0 40 28 51 51 51 29 0 43-20 51-28z"><text:p/></draw:path></draw:g></text:p></table:table-cell><table:table-cell table:style-name="Table2.B9" office:value-type="string"><text:p text:style-name="P35">Geschwindigkeit nachher</text:p></table:table-cell><table:table-cell table:style-name="Table2.C2" office:value-type="string"><text:p text:style-name="P111"><draw:g text:anchor-type="as-char" svg:y="-0.1866in" draw:z-index="48" draw:style-name="gr1"><svg:title>TexMaths</svg:title><svg:desc>12§display§[u] = \mathrm{\frac{m}{s}}§svg§600§FALSE§</svg:desc><draw:polygon draw:style-name="gr2" draw:text-style-name="P170" svg:width="0.5669in" svg:height="0.298in" svg:x="0in" svg:y="0.002in" svg:viewBox="0 0 1441 758" draw:points="721,758 0,758 0,0 1441,0 1441,758"><text:p/></draw:polygon><draw:polygon draw:style-name="gr3" draw:text-style-name="P170" svg:width="0.0228in" svg:height="0.1661in" svg:x="0.0193in" svg:y="0.061in" svg:viewBox="0 0 59 423" draw:points="59,423 59,406 17,406 17,17 59,17 59,0 0,0 0,423"><text:p/></draw:polygon><draw:path draw:style-name="gr3" draw:text-style-name="P170" svg:width="0.0854in" svg:height="0.0752in" svg:x="0.0512in" svg:y="0.1138in" svg:viewBox="0 0 218 192" svg:d="M136 165c4 16 20 27 38 27 14 0 24-9 31-23 7-15 13-42 13-42 0-4-4-4-6-4-3 0-3 2-6 8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olygon draw:style-name="gr3" draw:text-style-name="P170" svg:width="0.0228in" svg:height="0.1661in" svg:x="0.1449in" svg:y="0.061in" svg:viewBox="0 0 59 423" draw:points="59,0 0,0 0,17 42,17 42,406 0,406 0,423 59,423"><text:p/></draw:polygon><draw:path draw:style-name="gr3" draw:text-style-name="P170" svg:width="0.1106in" svg:height="0.039in" svg:x="0.2429in" svg:y="0.1256in" svg:viewBox="0 0 282 100" svg:d="M268 17c6 0 14 0 14-9 0-8-8-8-14-8h-254c-6 0-14 0-14 8 0 9 8 9 14 9zM268 100c6 0 14 0 14-9 0-8-8-8-14-8h-254c-6 0-14 0-14 8 0 9 8 9 14 9z"><text:p/></draw:path><draw:path draw:style-name="gr3" draw:text-style-name="P170" svg:width="0.1295in" svg:height="0.0732in" svg:x="0.4335in" svg:y="0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1c0-37 0-50-14-65-6-8-20-16-44-16-36 0-54 25-61 42-6-37-37-42-57-42-31 0-50 18-62 44v-44l-60 5v13c30 0 34 2 34 24z"><text:p/></draw:path><draw:polygon draw:style-name="gr3" draw:text-style-name="P170" svg:width="0.1386in" svg:height="0.0067in" svg:x="0.4283in" svg:y="0.1409in" svg:viewBox="0 0 353 18" draw:points="176,18 0,18 0,0 353,0 353,18"><text:p/></draw:polygon><draw:path draw:style-name="gr3" draw:text-style-name="P170" svg:width="0.0543in" svg:height="0.0764in" svg:x="0.4705in" svg:y="0.2256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2.A2" office:value-type="string"><text:p text:style-name="P89"><draw:g text:anchor-type="as-char" svg:y="-0.1138in" draw:z-index="44" draw:style-name="gr1"><svg:title>TexMaths</svg:title><svg:desc>12§display§P§svg§600§FALSE§</svg:desc><draw:polygon draw:style-name="gr2" draw:text-style-name="P170" svg:width="0.1295in" svg:height="0.113in" svg:x="0in" svg:y="0in" svg:viewBox="0 0 330 288" draw:points="165,288 0,288 0,0 330,0 330,288"><text:p/></draw:polygon><draw:path draw:style-name="gr3" draw:text-style-name="P170" svg:width="0.1185in" svg:height="0.113in" svg:x="0.0067in" svg:y="0in" svg:viewBox="0 0 302 288" svg:d="M111 156h72c60 0 119-45 119-93 0-32-27-63-84-63h-136c-9 0-12 0-12 8 0 5 3 5 12 5 4 0 13 0 17 1 8 0 10 2 10 6 0 3-1 4-2 9l-57 227c-4 16-4 19-38 19-7 0-12 0-12 9 0 4 5 4 6 4 12 0 42-1 54-1 10 0 18 0 28 0 8 0 17 1 27 1 2 0 8 0 8-8 0-5-3-5-12-5-15 0-27 0-27-7 0-2 1-5 1-7zM141 29c4-15 5-16 23-16h41c35 0 58 11 58 41 0 17-9 53-26 68-20 19-46 22-64 22h-60z"><text:p/></draw:path></draw:g></text:p></table:table-cell><table:table-cell table:style-name="Table2.B10" office:value-type="string"><text:p text:style-name="P36">Leistung</text:p></table:table-cell><table:table-cell table:style-name="Table2.C2" office:value-type="string"><text:p text:style-name="P111"><draw:g text:anchor-type="as-char" svg:y="-0.1252in" draw:z-index="43" draw:style-name="gr1"><svg:title>TexMaths</svg:title><svg:desc>12§display§[P] = \mathrm{W}§svg§600§FALSE§</svg:desc><draw:polygon draw:style-name="gr2" draw:text-style-name="P170" svg:width="0.6161in" svg:height="0.1657in" svg:x="0in" svg:y="0.0004in" svg:viewBox="0 0 1566 422" draw:points="784,422 0,422 0,0 1566,0 1566,422"><text:p/></draw:polygon><draw:polygon draw:style-name="gr3" draw:text-style-name="P170" svg:width="0.0228in" svg:height="0.1657in" svg:x="0.0193in" svg:y="0.0004in" svg:viewBox="0 0 59 422" draw:points="59,422 59,406 17,406 17,17 59,17 59,0 0,0 0,422"><text:p/></draw:polygon><draw:path draw:style-name="gr3" draw:text-style-name="P170" svg:width="0.1185in" svg:height="0.1134in" svg:x="0.0528in" svg:y="0.0102in" svg:viewBox="0 0 302 289" svg:d="M112 156h72c60 0 118-44 118-92 0-33-27-64-84-64h-136c-9 0-12 0-12 8 0 5 3 5 12 5 4 0 13 0 18 1 7 0 9 2 9 6 0 3-1 4-2 9l-57 228c-4 15-4 19-38 19-7 0-12 0-12 8 0 5 5 5 6 5 12 0 42-1 54-1 10 0 18 0 28 0 8 0 18 1 27 1 3 0 9 0 9-8 0-5-4-5-12-5-16 0-28 0-28-7 0-3 1-5 1-7zM142 29c3-15 4-16 22-16h41c35 0 58 11 58 41 0 17-9 53-25 68-21 20-47 22-65 22h-60z"><text:p/></draw:path><draw:polygon draw:style-name="gr3" draw:text-style-name="P170" svg:width="0.0228in" svg:height="0.1657in" svg:x="0.1795in" svg:y="0.0004in" svg:viewBox="0 0 59 422" draw:points="59,0 0,0 0,17 42,17 42,406 0,406 0,422 59,422"><text:p/></draw:polygon><draw:path draw:style-name="gr3" draw:text-style-name="P170" svg:width="0.1106in" svg:height="0.039in" svg:x="0.2772in" svg:y="0.0634in" svg:viewBox="0 0 282 100" svg:d="M268 17c6 0 14 0 14-9 0-8-8-8-14-8h-254c-6 0-14 0-14 8 0 9 8 9 14 9zM268 100c6 0 14 0 14-9 0-8-8-8-14-8h-254c-6 0-14 0-14 8 0 9 8 9 14 9z"><text:p/></draw:path><draw:path draw:style-name="gr3" draw:text-style-name="P170" svg:width="0.1646in" svg:height="0.1173in" svg:x="0.4465in" svg:y="0.0102in" svg:viewBox="0 0 419 299" svg:d="M377 42c7-25 26-29 42-29v-13c-12 1-25 1-39 1-12 0-39-1-50-1v13c29 0 37 15 37 23 0 2-1 6-2 8l-64 196-67-208c0-2-1-4-1-6 0-13 24-13 35-13v-13c-15 1-44 1-60 1s-34-1-52-1v13c25 0 34 0 38 16l10 29-59 182-68-209c0-1-1-3-1-5 0-13 25-13 36-13v-13c-16 1-45 1-60 1-16 0-35-1-52-1v13c31 0 34 3 38 18l86 259c1 4 2 9 7 9 6 0 7-4 8-9l70-216 71 216c1 4 2 9 8 9s6-4 8-9z"><text:p/></draw:path></draw:g></text:p></table:table-cell></table:table-row></table:table><text:p text:style-name="Frame_20_contents"/></draw:text-box></draw:frame><text:soft-page-break/>Impuls<text:tab/> <draw:g text:anchor-type="as-char" svg:y="-0.2327in" draw:z-index="111" draw:style-name="gr1"><svg:title>TexMaths</svg:title><svg:desc>12§display§\frac{\mathrm d \vec p}{\mathrm dt}=\vec F§svg§600§FALSE§</svg:desc><draw:polygon draw:style-name="gr2" draw:text-style-name="P170" svg:width="0.55in" svg:height="0.3453in" svg:x="0in" svg:y="0in" svg:viewBox="0 0 1398 878" draw:points="700,878 0,878 0,0 1398,0 1398,878"><text:p/></draw:polygon><draw:path draw:style-name="gr3" draw:text-style-name="P170" svg:width="0.0819in" svg:height="0.1173in" svg:x="0.0055in" svg:y="0.0035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ath draw:style-name="gr3" draw:text-style-name="P170" svg:width="0.0736in" svg:height="0.0331in" svg:x="0.1236in" svg:y="0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70" svg:width="0.0866in" svg:height="0.1059in" svg:x="0.087in" svg:y="0.0453in" svg:viewBox="0 0 221 270" svg:d="M32 239c-3 15-3 18-22 18-5 0-10 0-10 7 0 4 2 6 6 6 11 0 23-2 35-2 14 0 29 2 42 2 2 0 8 0 8-9 0-4-5-4-11-4-21 0-21-3-21-7 0-5 18-75 21-85 5 13 17 27 39 27 49 0 102-62 102-125 0-39-24-67-57-67-20 0-40 16-55 31-3-23-23-31-38-31-19 0-28 17-31 24-8 14-14 40-14 41 0 5 5 5 6 5 4 0 4 0 8-10 7-30 15-50 30-50 7 0 13 3 13 19 0 9-1 14-3 21zM107 55c3-12 14-24 23-30 14-13 26-15 33-15 18 0 28 14 28 39s-15 74-22 90c-14 30-35 44-50 44-28 0-34-35-34-38 0-1 0-2 1-7z"><text:p/></draw:path><draw:polygon draw:style-name="gr3" draw:text-style-name="P170" svg:width="0.176in" svg:height="0.0067in" svg:x="0in" svg:y="0.1862in" svg:viewBox="0 0 448 18" draw:points="224,18 0,18 0,0 448,0 448,18"><text:p/></draw:polygon><draw:path draw:style-name="gr3" draw:text-style-name="P170" svg:width="0.0819in" svg:height="0.1173in" svg:x="0.0173in" svg:y="0.2299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ath draw:style-name="gr3" draw:text-style-name="P170" svg:width="0.0512in" svg:height="0.1059in" svg:x="0.1079in" svg:y="0.2413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3" draw:text-style-name="P170" svg:width="0.1106in" svg:height="0.039in" svg:x="0.2512in" svg:y="0.1705in" svg:viewBox="0 0 282 100" svg:d="M268 17c6 0 14 0 14-9 0-8-8-8-14-8h-254c-6 0-14 0-14 8 0 9 8 9 14 9zM268 100c6 0 14 0 14-9 0-8-8-8-14-8h-254c-6 0-14 0-14 8 0 9 8 9 14 9z"><text:p/></draw:path><draw:path draw:style-name="gr3" draw:text-style-name="P170" svg:width="0.0736in" svg:height="0.0331in" svg:x="0.472in" svg:y="0.0705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70" svg:width="0.1181in" svg:height="0.113in" svg:x="0.4232in" svg:y="0.1181in" svg:viewBox="0 0 301 288" svg:d="M113 150h41c31 0 34 7 34 19 0 4 0 9-2 21-1 2-2 5-2 5 0 3 3 6 6 6s3-2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4 5 4 6 4 13 0 44-1 56-1 15 0 50 1 63 1 5 0 9 0 9-8 0-4-2-4-2-5-1 0-2 0-12 0s-12 0-22-1c-13-1-14-2-14-8 0 0 0-4 2-10z"><text:p/></draw:path></draw:g> <text:tab/><draw:g text:anchor-type="as-char" svg:y="-0.1193in" draw:z-index="110" draw:style-name="gr1"><svg:title>TexMaths</svg:title><svg:desc>12§display§\vec{p} = m \cdot \vec{v}§svg§600§FALSE§</svg:desc><draw:polygon draw:style-name="gr2" draw:text-style-name="P170" svg:width="0.6728in" svg:height="0.1504in" svg:x="0.0051in" svg:y="0in" svg:viewBox="0 0 1710 383" draw:points="855,383 0,383 0,0 1710,0 1710,383"><text:p/></draw:polygon><draw:path draw:style-name="gr3" draw:text-style-name="P170" svg:width="0.0736in" svg:height="0.0331in" svg:x="0.037in" svg:y="0in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70" svg:width="0.0866in" svg:height="0.1059in" svg:x="0in" svg:y="0.0457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70" svg:width="0.1106in" svg:height="0.0386in" svg:x="0.1441in" svg:y="0.0575in" svg:viewBox="0 0 282 99" svg:d="M268 17c6 0 14 0 14-9 0-8-8-8-14-8h-254c-6 0-14 0-14 8 0 9 8 9 14 9zM268 99c6 0 14 0 14-8s-8-8-14-8h-254c-6 0-14 0-14 8s8 8 14 8z"><text:p/></draw:path><draw:path draw:style-name="gr3" draw:text-style-name="P170" svg:width="0.1362in" svg:height="0.0752in" svg:x="0.3154in" svg:y="0.0457in" svg:viewBox="0 0 347 192" svg:d="M25 162c-1 7-3 16-3 19 0 7 6 11 12 11 4 0 12-4 15-12 0 0 5-21 9-31l8-39c2-8 6-18 7-27 3-8 6-21 6-22 6-13 29-51 69-51 19 0 22 15 22 30 0 9-2 21-6 34l-12 49-8 33c-1 8-5 22-5 25 0 7 6 11 12 11 13 0 16-11 19-24 6-24 22-85 26-102 1-6 24-56 69-56 18 0 23 14 23 30 0 23-18 71-26 94-4 10-5 15-5 23 0 20 14 35 35 35 39 0 55-61 55-65 0-5-4-5-5-5-5 0-5 1-7 9-6 21-19 51-43 51-8 0-10-4-10-13 0-11 4-22 7-30 9-23 27-70 27-93 0-28-17-46-50-46-31 0-52 19-68 41-1-5-2-19-14-30-10-9-24-11-35-11-37 0-59 28-66 37-1-24-19-37-39-37-19 0-27 17-31 24-7 16-13 39-13 41 0 4 5 4 5 4 5 0 5 0 7-9 7-30 16-50 31-50 7 0 13 3 13 19 0 8-1 13-7 36z"><text:p/></draw:path><draw:path draw:style-name="gr3" draw:text-style-name="P170" svg:width="0.0177in" svg:height="0.0177in" svg:x="0.5071in" svg:y="0.0693in" svg:viewBox="0 0 46 46" svg:d="M46 23c0-12-10-23-23-23-12 0-23 11-23 23 0 13 11 23 23 23 13 0 23-10 23-23z"><text:p/></draw:path><draw:path draw:style-name="gr3" draw:text-style-name="P170" svg:width="0.0736in" svg:height="0.0331in" svg:x="0.5996in" svg:y="0in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70" svg:width="0.0728in" svg:height="0.0752in" svg:x="0.5807in" svg:y="0.0457in" svg:viewBox="0 0 186 192" svg:d="M186 30c0-23-11-30-18-30-11 0-22 11-22 20 0 6 3 9 8 14 8 8 14 19 14 34 0 17-25 114-76 114-21 0-31-14-31-36 0-24 11-55 24-90 4-7 6-13 6-21 0-19-14-35-35-35-40 0-56 61-56 65s5 4 5 4c5 0 5-1 7-7 12-43 30-52 43-52 3 0 10 0 10 13 0 11-4 21-7 30-18 49-24 68-24 86 0 47 37 53 57 53 71 0 95-140 95-162z"><text:p/></draw:path></draw:g> <text:tab/><draw:g text:anchor-type="as-char" svg:y="-0.2571in" draw:z-index="109" draw:style-name="gr1"><svg:title>TexMaths</svg:title><svg:desc>12§display§\Delta\vec p=m\cdot\Delta\vec v=\int_{t_1}^{t_2}\vec F(t)\mathrm dt§svg§600§FALSE§</svg:desc><draw:polygon draw:style-name="gr2" draw:text-style-name="P170" svg:width="1.9429in" svg:height="0.424in" svg:x="0in" svg:y="0.0012in" svg:viewBox="0 0 4936 1078" draw:points="2468,1078 0,1078 0,0 4936,0 4936,1078"><text:p/></draw:polygon><draw:path draw:style-name="gr3" draw:text-style-name="P170" svg:width="0.1224in" svg:height="0.1193in" svg:x="0.0079in" svg:y="0.1386in" svg:viewBox="0 0 312 304" svg:d="M167 7c-3-5-4-7-11-7s-8 2-11 7l-143 288c-2 4-2 4-2 5 0 4 2 4 10 4h294c6 0 8 0 8-4 0-1 0-1-1-5zM143 42l114 229h-228z"><text:p/></draw:path><draw:path draw:style-name="gr3" draw:text-style-name="P170" svg:width="0.0736in" svg:height="0.0331in" svg:x="0.1701in" svg:y="0.139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70" svg:width="0.0866in" svg:height="0.1059in" svg:x="0.1331in" svg:y="0.1835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70" svg:width="0.1106in" svg:height="0.039in" svg:x="0.2772in" svg:y="0.1953in" svg:viewBox="0 0 282 100" svg:d="M268 17c6 0 14 0 14-9 0-8-8-8-14-8h-254c-6 0-14 0-14 8 0 9 8 9 14 9zM268 100c6 0 14 0 14-9 0-8-8-8-14-8h-254c-6 0-14 0-14 8 0 9 8 9 14 9z"><text:p/></draw:path><draw:path draw:style-name="gr3" draw:text-style-name="P170" svg:width="0.1362in" svg:height="0.0752in" svg:x="0.4484in" svg:y="0.1835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70" svg:width="0.0177in" svg:height="0.0177in" svg:x="0.6402in" svg:y="0.2071in" svg:viewBox="0 0 46 46" svg:d="M46 23c0-12-10-23-23-23-12 0-23 11-23 23 0 13 11 23 23 23 13 0 23-10 23-23z"><text:p/></draw:path><draw:path draw:style-name="gr3" draw:text-style-name="P170" svg:width="0.1224in" svg:height="0.1193in" svg:x="0.7165in" svg:y="0.1386in" svg:viewBox="0 0 312 304" svg:d="M167 7c-3-5-4-7-11-7s-8 2-11 7l-143 288c-2 4-2 4-2 5 0 4 2 4 10 4h294c6 0 8 0 8-4 0-1 0-1-1-5zM143 42l114 229h-228z"><text:p/></draw:path><draw:path draw:style-name="gr3" draw:text-style-name="P170" svg:width="0.0736in" svg:height="0.0331in" svg:x="0.8709in" svg:y="0.139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70" svg:width="0.0728in" svg:height="0.0752in" svg:x="0.852in" svg:y="0.1835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70" svg:width="0.1106in" svg:height="0.039in" svg:x="0.989in" svg:y="0.1953in" svg:viewBox="0 0 282 100" svg:d="M268 17c6 0 14 0 14-9 0-8-8-8-14-8h-254c-6 0-14 0-14 8 0 9 8 9 14 9zM268 100c6 0 14 0 14-9 0-8-8-8-14-8h-254c-6 0-14 0-14 8 0 9 8 9 14 9z"><text:p/></draw:path><draw:path draw:style-name="gr3" draw:text-style-name="P170" svg:width="0.1476in" svg:height="0.3689in" svg:x="1.1646in" svg:y="0.0307in" svg:viewBox="0 0 376 938" svg:d="M20 919c14-1 21-10 21-20 0-15-11-21-21-21-9 0-20 6-20 21 0 21 22 39 47 39 65 0 89-98 119-221 32-134 60-268 82-404 16-90 32-174 46-229 5-20 19-74 36-74 13 0 24 7 25 9-13 1-20 10-20 21 0 14 9 20 19 20 11 0 22-6 22-20 0-23-23-40-47-40-31 0-55 46-79 132-2 5-59 217-105 493-12 65-24 134-37 193-8 31-28 110-62 110-15 0-26-9-26-9z"><text:p/></draw:path><draw:path draw:style-name="gr3" draw:text-style-name="P170" svg:width="0.0394in" svg:height="0.0736in" svg:x="1.326in" svg:y="0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170" svg:width="0.0417in" svg:height="0.0555in" svg:x="1.3787in" svg:y="0.0335in" svg:viewBox="0 0 107 142" svg:d="M107 101h-10c0 3-2 17-6 19-2 1-19 1-23 1h-42c15-11 30-23 44-31 19-13 37-25 37-48 0-26-27-42-57-42-28 0-50 17-50 37 0 11 10 13 12 13 6 0 13-3 13-12 0-8-6-12-12-13 6-9 18-15 33-15 20 0 37 12 37 32 0 18-12 32-29 46l-52 44c-2 1-2 1-2 4v6h100z"><text:p/></draw:path><draw:path draw:style-name="gr3" draw:text-style-name="P170" svg:width="0.0394in" svg:height="0.0736in" svg:x="1.2524in" svg:y="0.3358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170" svg:width="0.0343in" svg:height="0.0555in" svg:x="1.3094in" svg:y="0.3689in" svg:viewBox="0 0 88 142" svg:d="M54 6c0-6 0-6-7-6-16 13-39 13-43 13h-4v10h4c4 0 19 0 31-6v107c0 6 0 8-23 8h-11v10c12-2 31-2 43-2 14 0 32 0 44 2v-10h-11c-23 0-23-2-23-8z"><text:p/></draw:path><draw:path draw:style-name="gr3" draw:text-style-name="P170" svg:width="0.0736in" svg:height="0.0331in" svg:x="1.5268in" svg:y="0.0957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70" svg:width="0.1181in" svg:height="0.113in" svg:x="1.4783in" svg:y="0.1445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70" svg:width="0.039in" svg:height="0.1657in" svg:x="1.6185in" svg:y="0.1327in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70" svg:width="0.0512in" svg:height="0.1059in" svg:x="1.6705in" svg:y="0.153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70" svg:width="0.039in" svg:height="0.1657in" svg:x="1.7358in" svg:y="0.1327in" svg:viewBox="0 0 100 422" svg:d="M100 211c0-32-5-84-29-132-25-51-63-79-66-79-4 0-5 1-5 5 0 1 0 1 8 9 42 42 66 110 66 197 0 73-15 148-68 200-6 5-6 6-6 8s1 3 5 3c3 0 42-29 67-81 22-47 28-94 28-130z"><text:p/></draw:path><draw:path draw:style-name="gr3" draw:text-style-name="P170" svg:width="0.0819in" svg:height="0.1173in" svg:x="1.7965in" svg:y="0.1421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70" svg:width="0.0512in" svg:height="0.1059in" svg:x="1.887in" svg:y="0.153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/draw:g> <text:s/><text:tab/><draw:g text:anchor-type="as-char" svg:y="-0.161in" draw:z-index="108" draw:style-name="gr1"><svg:title>TexMaths</svg:title><svg:desc>12§display§\vec{L} = \vec{r} \times \vec{p}§svg§600§FALSE§</svg:desc><draw:polygon draw:style-name="gr2" draw:text-style-name="P170" svg:width="0.7272in" svg:height="0.1925in" svg:x="0in" svg:y="0in" svg:viewBox="0 0 1848 490" draw:points="924,490 0,490 0,0 1848,0 1848,490"><text:p/></draw:polygon><draw:path draw:style-name="gr3" draw:text-style-name="P170" svg:width="0.0736in" svg:height="0.0331in" svg:x="0.037in" svg:y="0in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70" svg:width="0.1004in" svg:height="0.1134in" svg:x="0.0067in" svg:y="0.0472in" svg:viewBox="0 0 256 289" svg:d="M142 34c3-16 6-21 45-21 12 0 16 0 16-8 0-5-5-5-7-5-14 0-48 1-63 1-12 0-43-1-56-1-3 0-7 0-7 8 0 5 3 5 10 5 2 0 10 0 17 1 7 0 11 2 11 6 0 3 0 4-1 9l-57 227c-4 16-6 20-38 20-7 0-12 0-12 8 0 5 4 5 12 5h196c10 0 10 0 13-7l33-91c2-5 2-6 2-6 0-3-2-5-5-5-4 0-4 2-7 8-15 40-34 88-107 88h-40c-6 0-6 0-9 0-4-2-5-2-5-5 0-1 0-3 2-10z"><text:p/></draw:path><draw:path draw:style-name="gr3" draw:text-style-name="P170" svg:width="0.1106in" svg:height="0.0386in" svg:x="0.1681in" svg:y="0.0996in" svg:viewBox="0 0 282 99" svg:d="M268 17c6 0 14 0 14-9 0-8-8-8-14-8h-254c-6 0-14 0-14 8 0 9 8 9 14 9zM268 99c6 0 14 0 14-8s-8-8-14-8h-254c-6 0-14 0-14 8s8 8 14 8z"><text:p/></draw:path><draw:path draw:style-name="gr3" draw:text-style-name="P170" svg:width="0.0736in" svg:height="0.0331in" svg:x="0.3598in" svg:y="0.0417in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70" svg:width="0.0677in" svg:height="0.0752in" svg:x="0.3394in" svg:y="0.087in" svg:viewBox="0 0 173 192" svg:d="M25 162c-1 7-3 17-3 19 0 7 6 11 12 11 4 0 13-4 15-12 1-1 16-59 17-67 4-14 11-44 14-55 2-5 14-26 23-35 4-3 16-13 35-13 11 0 17 4 18 4-13 3-23 12-23 23 0 7 5 16 17 16 11 0 23-10 23-25s-13-28-35-28c-28 0-47 20-55 32-3-19-18-32-39-32-19 0-27 17-31 24-7 14-13 40-13 41 0 4 5 4 5 4 5 0 5 0 7-9 7-30 16-50 31-50 7 0 13 3 13 19 0 8-1 13-7 36z"><text:p/></draw:path><draw:path draw:style-name="gr3" draw:text-style-name="P170" svg:width="0.0803in" svg:height="0.0799in" svg:x="0.4756in" svg:y="0.0787in" svg:viewBox="0 0 205 204" svg:d="M103 90l-85-84c-5-5-6-6-10-6-3 0-8 4-8 8s1 4 6 9l84 85-84 85c-5 5-6 6-6 8 0 5 5 9 8 9 4 0 5 0 10-6l84-84 88 87c1 2 4 3 7 3 5 0 8-4 8-9 0 0 0-2-1-4-1 0-68-68-90-89l78-77c2-3 8-8 11-11 0-1 2-2 2-6s-3-8-8-8c-4 0-6 1-10 6z"><text:p/></draw:path><draw:path draw:style-name="gr3" draw:text-style-name="P170" svg:width="0.0736in" svg:height="0.0331in" svg:x="0.6484in" svg:y="0.0417in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70" svg:width="0.0866in" svg:height="0.1059in" svg:x="0.6114in" svg:y="0.087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40-14 41 0 4 5 4 6 4 4 0 4 0 8-9 7-30 15-50 30-50 7 0 13 3 13 19 0 9-1 14-3 21zM107 55c3-12 14-24 23-30 14-13 26-15 33-15 18 0 28 14 28 39s-15 73-22 90c-14 30-35 43-50 43-28 0-34-35-34-37 0-1 0-2 1-7z"><text:p/></draw:path></draw:g> <text:tab/><text:span text:style-name="T3"><draw:g text:anchor-type="as-char" svg:y="-0.1654in" draw:z-index="107" draw:style-name="gr1"><svg:title>TexMaths</svg:title><svg:desc>12§display§\vec{L} = J \cdot \vec{\omega}§svg§600§FALSE§</svg:desc><draw:polygon draw:style-name="gr2" draw:text-style-name="P170" svg:width="0.6717in" svg:height="0.161in" svg:x="0in" svg:y="0in" svg:viewBox="0 0 1707 410" draw:points="853,410 0,410 0,0 1707,0 1707,410"><text:p/></draw:polygon><draw:path draw:style-name="gr3" draw:text-style-name="P170" svg:width="0.0736in" svg:height="0.0331in" svg:x="0.037in" svg:y="0in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170" svg:width="0.1in" svg:height="0.1138in" svg:x="0.0067in" svg:y="0.0472in" svg:viewBox="0 0 255 290" svg:d="M142 34c3-16 6-21 45-21 12 0 16 0 16-8 0-5-5-5-7-5-14 0-48 1-63 1-12 0-43-1-56-1-3 0-7 0-7 8 0 5 3 5 10 5 2 0 10 0 17 1 7 0 11 2 11 6 0 3 0 4-1 9l-57 228c-4 16-6 19-38 19-7 0-12 0-12 9 0 5 4 5 12 5h196c10 0 10 0 13-8l33-91c1-5 1-6 1-6 0-2-1-5-4-5-4 0-4 3-8 9-14 39-33 87-106 87h-40c-6 0-6 0-9 0-4-1-5-1-5-4 0-2 0-3 2-10z"><text:p/></draw:path><draw:path draw:style-name="gr3" draw:text-style-name="P170" svg:width="0.1106in" svg:height="0.039in" svg:x="0.1681in" svg:y="0.1in" svg:viewBox="0 0 282 100" svg:d="M267 17c6 0 15 0 15-9 0-8-9-8-15-8h-253c-6 0-14 0-14 8 0 9 8 9 14 9zM267 100c6 0 15 0 15-9 0-8-9-8-15-8h-253c-6 0-14 0-14 8 0 9 8 9 14 9z"><text:p/></draw:path><draw:path draw:style-name="gr3" draw:text-style-name="P170" svg:width="0.0937in" svg:height="0.1173in" svg:x="0.3461in" svg:y="0.0472in" svg:viewBox="0 0 239 299" svg:d="M199 31c4-14 5-18 28-18 7 0 12 0 12-8 0-4-4-5-6-5-11 0-37 1-48 1-13 0-48-1-63-1-3 0-8 0-8 8 0 5 4 5 14 5s15 0 26 1c9 2 12 3 12 9 0 2 0 5-2 8l-49 195c-9 41-38 64-60 64-12 0-33-5-41-27 2 0 5 0 5 0 17 0 28-14 28-26 0-13-11-18-18-18-9 0-29 5-29 33 0 27 23 47 56 47 39 0 83-29 94-69z"><text:p/></draw:path><draw:path draw:style-name="gr3" draw:text-style-name="P170" svg:width="0.0177in" svg:height="0.0177in" svg:x="0.4933in" svg:y="0.1098in" svg:viewBox="0 0 46 46" svg:d="M46 23c0-12-10-23-23-23-12 0-23 11-23 23 0 13 11 23 23 23 13 0 23-10 23-23z"><text:p/></draw:path><draw:path draw:style-name="gr3" draw:text-style-name="P170" svg:width="0.0736in" svg:height="0.0331in" svg:x="0.5925in" svg:y="0.0421in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170" svg:width="0.0984in" svg:height="0.0752in" svg:x="0.5642in" svg:y="0.0878in" svg:viewBox="0 0 251 192" svg:d="M251 30c0-19-8-30-17-30-11 0-22 10-22 20 0 4 2 9 6 12 8 8 15 18 15 37 0 16-7 40-21 61-13 18-28 32-49 32-24 0-37-15-41-38 5-11 15-39 15-51 0-4-3-9-7-9s-9 1-12 7c-5 8-10 36-10 52-14 20-31 39-58 39s-37-25-37-49c0-53 43-97 43-103 0-5-3-9-7-9-6 0-8 6-12 10-21 31-37 82-37 121 0 29 10 60 44 60 30 0 51-20 65-44 5 25 21 44 47 44 34 0 54-25 70-57 9-21 25-79 25-105z"><text:p/></draw:path></draw:g></text:span></text:h>
      <text:h text:style-name="P168" text:outline-level="3">Energie <text:tab/></text:h>
      <text:h text:style-name="P169" text:outline-level="3"><draw:g text:anchor-type="as-char" svg:y="-0.1189in" draw:z-index="98" draw:style-name="gr1"><svg:title>TexMaths</svg:title><svg:desc>12§display§E_{pot} = m \cdot g \cdot \Delta h§svg§600§FALSE§</svg:desc><draw:polygon draw:style-name="gr2" draw:text-style-name="P170" svg:width="1.2413in" svg:height="0.1638in" svg:x="0in" svg:y="0.0039in" svg:viewBox="0 0 3154 417" draw:points="1577,417 0,417 0,0 3154,0 3154,417"><text:p/></draw:polygon><draw:path draw:style-name="gr3" draw:text-style-name="P170" svg:width="0.1205in" svg:height="0.1134in" svg:x="0.0063in" svg:y="0.0063in" svg:viewBox="0 0 307 289" svg:d="M283 190c1-2 3-5 3-6s0-5-5-5c-4 0-5 3-6 5-28 63-43 92-115 92h-62c-6 0-7 0-9 0-5-1-6-1-6-5 0-1 0-3 2-10l29-115h42c36 0 36 8 36 19 0 2 0 8-4 20 0 3-1 4-1 5 0 3 3 5 6 5 4 0 5-2 6-8l24-100c0-3-1-5-5-5-3 0-4 3-6 8-8 33-16 42-55 42h-39l25-102c3-16 3-17 23-17h60c51 0 63 12 63 47 0 11 0 11-1 23 0 2 0 5 0 7 0 3 1 5 5 5 5 0 5-2 6-10l8-73c1-12-1-12-12-12h-213c-9 0-12 0-12 8 0 5 3 5 10 5 16 0 28 0 28 7 0 3 0 3-1 11l-57 224c-4 17-4 21-38 21-7 0-12 0-12 8 0 5 4 5 12 5h220c9 0 9 0 13-7z"><text:p/></draw:path><draw:path draw:style-name="gr3" draw:text-style-name="P170" svg:width="0.065in" svg:height="0.074in" svg:x="0.1224in" svg:y="0.0925in" svg:viewBox="0 0 166 189" svg:d="M23 167c-3 9-3 11-15 11-4 0-8 0-8 7 0 3 2 4 4 4 8 0 18-1 26-1 10 0 22 1 31 1 3 0 6-1 6-6s-5-5-8-5c-6 0-15 0-15-3 0-2 3-9 4-14 4-15 7-32 11-44 3 6 13 18 31 18 36 0 76-41 76-86 0-35-24-49-45-49-18 0-33 12-42 20-5-16-21-20-31-20-11 0-18 7-23 16-6 10-11 27-11 30s4 3 5 3c5 0 5-1 7-8 4-18 10-33 22-33 7 0 10 6 10 15 0 3-2 7-2 8zM79 36c17-23 31-28 41-28 12 0 22 9 22 29 0 12-6 42-15 61-8 14-23 28-37 28-22 0-26-22-26-26 0-1 0-4 0-5z"><text:p/></draw:path><draw:path draw:style-name="gr3" draw:text-style-name="P170" svg:width="0.0543in" svg:height="0.0528in" svg:x="0.1984in" svg:y="0.0925in" svg:viewBox="0 0 139 135" svg:d="M139 52c0-33-24-52-54-52-43 0-85 42-85 83 0 29 22 52 54 52 43 0 85-40 85-83zM54 126c-14 0-29-9-29-33 0-12 5-41 17-58 13-19 30-27 43-27 17 0 30 11 30 34 0 6-3 36-17 57-10 18-28 27-44 27z"><text:p/></draw:path><draw:path draw:style-name="gr3" draw:text-style-name="P170" svg:width="0.0394in" svg:height="0.074in" svg:x="0.2614in" svg:y="0.0717in" svg:viewBox="0 0 101 189" svg:d="M61 69h30c6 0 10 0 10-6 0-5-4-5-9-5h-28l10-45c0-1 2-2 2-3 0-6-4-10-10-10-8 0-12 5-14 13-3 7 1-7-12 45h-30c-6 0-10 0-10 6 0 5 4 5 8 5h29l-18 69c-1 9-3 19-3 23 0 17 14 28 31 28 33 0 53-41 53-46 0-3-5-3-5-3-4 0-5 1-7 6-9 18-23 35-40 35-6 0-11-4-11-15 0-2 1-9 3-12z"><text:p/></draw:path><draw:path draw:style-name="gr3" draw:text-style-name="P170" svg:width="0.1106in" svg:height="0.039in" svg:x="0.3705in" svg:y="0.0571in" svg:viewBox="0 0 282 100" svg:d="M268 17c6 0 14 0 14-9 0-8-8-8-14-8h-254c-6 0-14 0-14 8 0 9 8 9 14 9zM268 100c6 0 14 0 14-8 0-9-8-9-14-9h-254c-6 0-14 0-14 9 0 8 8 8 14 8z"><text:p/></draw:path><draw:path draw:style-name="gr3" draw:text-style-name="P170" svg:width="0.1362in" svg:height="0.0756in" svg:x="0.5413in" svg:y="0.0453in" svg:viewBox="0 0 347 193" svg:d="M25 163c-1 7-3 16-3 19 0 7 6 11 12 11 4 0 12-4 15-12 0 0 5-21 9-32l8-38c2-9 6-18 7-28 3-7 6-20 6-22 6-13 29-51 69-51 19 0 22 15 22 30 0 9-2 21-6 35l-12 49-8 33c-1 8-5 22-5 25 0 7 6 11 12 11 13 0 16-11 19-24 6-25 22-86 26-103 1-6 24-56 69-56 18 0 23 14 23 30 0 24-18 72-26 95-4 9-5 14-5 23 0 20 14 35 35 35 39 0 55-62 55-65 0-5-4-5-5-5-5 0-5 1-7 8-6 22-19 52-43 52-8 0-10-4-10-13 0-11 4-22 7-30 9-23 27-70 27-94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70" svg:width="0.0177in" svg:height="0.0177in" svg:x="0.7331in" svg:y="0.0689in" svg:viewBox="0 0 46 46" svg:d="M46 23c0-12-10-23-23-23-12 0-23 11-23 23 0 13 11 23 23 23 13 0 23-10 23-23z"><text:p/></draw:path><draw:path draw:style-name="gr3" draw:text-style-name="P170" svg:width="0.076in" svg:height="0.1079in" svg:x="0.8047in" svg:y="0.0453in" svg:viewBox="0 0 194 275" svg:d="M193 28c1-3 1-5 1-8 0-7-4-12-12-12-3 0-15 4-16 18-9-15-23-26-40-26-49 0-101 59-101 120 0 43 25 68 57 68 24 0 44-21 49-24-10 37-15 55-15 56-1 4-15 46-61 46-7 0-21-1-33-5 13-3 18-14 18-21 0-8-5-16-17-16-10 0-23 8-23 25s16 26 56 26c53 0 84-33 90-58zM138 134c-2 10-12 21-22 30-8 7-21 14-33 14-22 0-28-21-28-38 0-21 12-71 23-93 12-21 30-37 48-37 28 0 34 33 34 36 0 2 0 5-2 6z"><text:p/></draw:path><draw:path draw:style-name="gr3" draw:text-style-name="P170" svg:width="0.0177in" svg:height="0.0177in" svg:x="0.9382in" svg:y="0.0689in" svg:viewBox="0 0 46 46" svg:d="M46 23c0-12-10-23-23-23-12 0-23 11-23 23 0 13 11 23 23 23 13 0 23-10 23-23z"><text:p/></draw:path><draw:path draw:style-name="gr3" draw:text-style-name="P170" svg:width="0.1224in" svg:height="0.1197in" svg:x="1.015in" svg:y="0in" svg:viewBox="0 0 312 305" svg:d="M167 7c-3-5-4-7-11-7s-8 2-11 7l-143 289c-2 4-2 4-2 5 0 4 2 4 10 4h294c6 0 8 0 8-4 0-1 0-1-1-5zM143 42l114 230h-228z"><text:p/></draw:path><draw:path draw:style-name="gr3" draw:text-style-name="P170" svg:width="0.0819in" svg:height="0.1177in" svg:x="1.1547in" svg:y="0.0039in" svg:viewBox="0 0 209 300" svg:d="M98 5c0 0 0-5-6-5-9 0-40 4-51 5-4 0-7 0-7 8 0 5 3 5 9 5 21 0 22 2 22 7l-1 9-63 244c-1 6-1 7-1 10 0 9 8 12 12 12 7 0 14-5 16-11l8-33 10-38c2-10 4-19 7-29 1-2 3-16 5-18 1-5 14-28 28-40 10-7 22-14 41-14 18 0 23 14 23 29 0 23-17 70-26 95-4 11-6 15-6 24 0 19 15 35 34 35 40 0 57-63 57-66 0-4-5-4-6-4-4 0-4 1-6 7-6 23-21 53-43 53-8 0-11-5-11-14 0-10 5-21 8-30 6-18 25-69 25-93 0-28-16-46-48-46-27 0-46 13-63 33z"><text:p/></draw:path></draw:g> <text:tab/><text:tab/><draw:g text:anchor-type="as-char" svg:y="-0.222in" draw:z-index="97" draw:style-name="gr1"><svg:title>TexMaths</svg:title><svg:desc>12§display§E_{kin} = \frac{1}{2} \cdot m \cdot v^2§svg§600§FALSE§</svg:desc><draw:polygon draw:style-name="gr2" draw:text-style-name="P170" svg:width="1.2161in" svg:height="0.3331in" svg:x="0in" svg:y="0.0047in" svg:viewBox="0 0 3090 847" draw:points="1544,847 0,847 0,0 3090,0 3090,847"><text:p/></draw:polygon><draw:path draw:style-name="gr3" draw:text-style-name="P170" svg:width="0.1205in" svg:height="0.113in" svg:x="0.0063in" svg:y="0.110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70" svg:width="0.0571in" svg:height="0.0819in" svg:x="0.1315in" svg:y="0.1669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3" draw:text-style-name="P170" svg:width="0.0354in" svg:height="0.0783in" svg:x="0.2012in" svg:y="0.172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70" svg:width="0.0709in" svg:height="0.0524in" svg:x="0.2484in" svg:y="0.1965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70" svg:width="0.1106in" svg:height="0.039in" svg:x="0.389in" svg:y="0.1618in" svg:viewBox="0 0 282 100" svg:d="M268 17c6 0 14 0 14-9 0-8-8-8-14-8h-254c-6 0-14 0-14 8 0 9 8 9 14 9zM268 100c6 0 14 0 14-9 0-8-8-8-14-8h-254c-6 0-14 0-14 8 0 9 8 9 14 9z"><text:p/></draw:path><draw:path draw:style-name="gr3" draw:text-style-name="P170" svg:width="0.0547in" svg:height="0.1106in" svg:x="0.5898in" svg:y="0in" svg:viewBox="0 0 140 282" svg:d="M88 11c0-10 0-11-10-11-26 28-65 28-78 28v13c8 0 34 0 55-12v219c0 16-1 21-39 21h-14v13c16-1 52-1 70-1 17 0 54 0 68 1v-13h-13c-38 0-39-5-39-21z"><text:p/></draw:path><draw:polygon draw:style-name="gr3" draw:text-style-name="P170" svg:width="0.0831in" svg:height="0.0067in" svg:x="0.5744in" svg:y="0.1783in" svg:viewBox="0 0 212 18" draw:points="106,18 0,18 0,0 212,0 212,18"><text:p/></draw:polygon><draw:path draw:style-name="gr3" draw:text-style-name="P170" svg:width="0.0661in" svg:height="0.1106in" svg:x="0.5831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70" svg:width="0.0177in" svg:height="0.0177in" svg:x="0.7291in" svg:y="0.1728in" svg:viewBox="0 0 46 46" svg:d="M46 23c0-12-10-23-23-23-12 0-23 11-23 23 0 13 11 23 23 23 13 0 23-10 23-23z"><text:p/></draw:path><draw:path draw:style-name="gr3" draw:text-style-name="P170" svg:width="0.1362in" svg:height="0.0752in" svg:x="0.8024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70" svg:width="0.0177in" svg:height="0.0177in" svg:x="0.9945in" svg:y="0.1728in" svg:viewBox="0 0 46 46" svg:d="M46 23c0-12-10-23-23-23-12 0-23 11-23 23 0 13 11 23 23 23 13 0 23-10 23-23z"><text:p/></draw:path><draw:path draw:style-name="gr3" draw:text-style-name="P170" svg:width="0.0728in" svg:height="0.0752in" svg:x="1.0681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70" svg:width="0.0516in" svg:height="0.0772in" svg:x="1.1571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 <text:tab/><text:tab/><draw:g text:anchor-type="as-char" svg:y="-0.222in" draw:z-index="115" draw:style-name="gr1"><svg:title>TexMaths</svg:title><svg:desc>12§display§E^{kin}_{rot} = \frac{1}{2} J \cdot \omega^2§svg§600§FALSE§</svg:desc><draw:polygon draw:style-name="gr2" draw:text-style-name="P170" svg:width="1.0906in" svg:height="0.3331in" svg:x="0in" svg:y="0.0047in" svg:viewBox="0 0 2771 847" draw:points="1386,847 0,847 0,0 2771,0 2771,847"><text:p/></draw:polygon><draw:path draw:style-name="gr3" draw:text-style-name="P170" svg:width="0.1205in" svg:height="0.113in" svg:x="0.0063in" svg:y="0.110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70" svg:width="0.0571in" svg:height="0.0819in" svg:x="0.1409in" svg:y="0.0736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3" draw:text-style-name="P170" svg:width="0.0354in" svg:height="0.0783in" svg:x="0.211in" svg:y="0.0783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70" svg:width="0.0709in" svg:height="0.0524in" svg:x="0.2579in" svg:y="0.1043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70" svg:width="0.0539in" svg:height="0.0524in" svg:x="0.128in" svg:y="0.2138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70" svg:width="0.0543in" svg:height="0.0524in" svg:x="0.1953in" svg:y="0.2138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70" svg:width="0.0394in" svg:height="0.0736in" svg:x="0.2583in" svg:y="0.1925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170" svg:width="0.1106in" svg:height="0.039in" svg:x="0.3984in" svg:y="0.1618in" svg:viewBox="0 0 282 100" svg:d="M268 17c6 0 14 0 14-9 0-8-8-8-14-8h-254c-6 0-14 0-14 8 0 9 8 9 14 9zM268 100c6 0 14 0 14-9 0-8-8-8-14-8h-254c-6 0-14 0-14 8 0 9 8 9 14 9z"><text:p/></draw:path><draw:path draw:style-name="gr3" draw:text-style-name="P170" svg:width="0.0547in" svg:height="0.1106in" svg:x="0.5992in" svg:y="0in" svg:viewBox="0 0 140 282" svg:d="M88 11c0-10 0-11-10-11-26 28-65 28-78 28v13c8 0 34 0 55-12v219c0 16-1 21-39 21h-14v13c16-1 52-1 70-1 17 0 54 0 68 1v-13h-13c-38 0-39-5-39-21z"><text:p/></draw:path><draw:polygon draw:style-name="gr3" draw:text-style-name="P170" svg:width="0.0831in" svg:height="0.0067in" svg:x="0.5846in" svg:y="0.1783in" svg:viewBox="0 0 212 18" draw:points="106,18 0,18 0,0 212,0 212,18"><text:p/></draw:polygon><draw:path draw:style-name="gr3" draw:text-style-name="P170" svg:width="0.0661in" svg:height="0.1106in" svg:x="0.5925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70" svg:width="0.0937in" svg:height="0.1173in" svg:x="0.6988in" svg:y="0.1102in" svg:viewBox="0 0 239 299" svg:d="M199 31c4-14 5-18 28-18 7 0 12 0 12-8 0-4-4-5-6-5-11 0-37 1-48 1-13 0-48-1-63-1-3 0-8 0-8 8 0 5 4 5 14 5s15 0 26 1c9 2 12 3 12 9 0 2 0 5-2 8l-49 195c-9 40-38 63-60 63-12 0-33-5-41-26 2 0 5 0 5 0 17 0 28-15 28-27 0-13-11-18-18-18-9 0-29 5-29 34 0 26 23 47 56 47 39 0 83-29 94-70z"><text:p/></draw:path><draw:path draw:style-name="gr3" draw:text-style-name="P170" svg:width="0.0177in" svg:height="0.0177in" svg:x="0.8461in" svg:y="0.1728in" svg:viewBox="0 0 46 46" svg:d="M46 23c0-12-10-23-23-23-12 0-23 11-23 23 0 13 11 23 23 23 13 0 23-10 23-23z"><text:p/></draw:path><draw:path draw:style-name="gr3" draw:text-style-name="P170" svg:width="0.0984in" svg:height="0.0752in" svg:x="0.9169in" svg:y="0.1496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70" svg:width="0.0516in" svg:height="0.0772in" svg:x="1.0319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 <text:tab/><draw:g text:anchor-type="as-char" svg:y="-0.222in" draw:z-index="42" draw:style-name="gr1"><svg:title>TexMaths</svg:title><svg:desc>12§display§E_\mathrm{spann} = \frac12\cdot D \cdot \Delta s^2§svg§600§FALSE§</svg:desc><draw:polygon draw:style-name="gr2" draw:text-style-name="P170" svg:width="1.4783in" svg:height="0.3331in" svg:x="0in" svg:y="0.0047in" svg:viewBox="0 0 3756 847" draw:points="1878,847 0,847 0,0 3756,0 3756,847"><text:p/></draw:polygon><draw:path draw:style-name="gr3" draw:text-style-name="P170" svg:width="0.1205in" svg:height="0.113in" svg:x="0.0063in" svg:y="0.110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70" svg:width="0.0421in" svg:height="0.0531in" svg:x="0.128in" svg:y="0.1961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170" svg:width="0.0626in" svg:height="0.0736in" svg:x="0.1811in" svg:y="0.1965in" svg:viewBox="0 0 160 188" svg:d="M68 178c-19 0-22 0-22-12v-50c1 3 15 18 40 18 40 0 74-30 74-67s-32-67-69-67c-17 0-35 6-47 18v-18l-44 4v10c20 0 23 2 23 14v138c0 12-4 12-23 12v10c0 0 22-1 34-1 10 0 32 1 34 1zM46 32c9-15 26-22 42-22 25 0 44 26 44 57 0 34-23 59-48 59s-37-23-38-25z"><text:p/></draw:path><draw:path draw:style-name="gr3" draw:text-style-name="P170" svg:width="0.0583in" svg:height="0.0531in" svg:x="0.2551in" svg:y="0.1961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70" svg:width="0.0626in" svg:height="0.0516in" svg:x="0.3209in" svg:y="0.1965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3" draw:text-style-name="P170" svg:width="0.0626in" svg:height="0.0516in" svg:x="0.3945in" svg:y="0.1965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3" draw:text-style-name="P170" svg:width="0.1106in" svg:height="0.039in" svg:x="0.5248in" svg:y="0.1618in" svg:viewBox="0 0 282 100" svg:d="M268 17c6 0 14 0 14-9 0-8-8-8-14-8h-254c-6 0-14 0-14 8 0 9 8 9 14 9zM268 100c6 0 14 0 14-9 0-8-8-8-14-8h-254c-6 0-14 0-14 8 0 9 8 9 14 9z"><text:p/></draw:path><draw:path draw:style-name="gr3" draw:text-style-name="P170" svg:width="0.0547in" svg:height="0.1106in" svg:x="0.7256in" svg:y="0in" svg:viewBox="0 0 140 282" svg:d="M88 11c0-10 0-11-10-11-26 28-65 28-78 28v13c8 0 34 0 55-12v219c0 16-1 21-39 21h-14v13c16-1 52-1 70-1 17 0 54 0 68 1v-13h-13c-38 0-39-5-39-21z"><text:p/></draw:path><draw:polygon draw:style-name="gr3" draw:text-style-name="P170" svg:width="0.0831in" svg:height="0.0067in" svg:x="0.711in" svg:y="0.1783in" svg:viewBox="0 0 212 18" draw:points="106,18 0,18 0,0 212,0 212,18"><text:p/></draw:polygon><draw:path draw:style-name="gr3" draw:text-style-name="P170" svg:width="0.0661in" svg:height="0.1106in" svg:x="0.7193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70" svg:width="0.0177in" svg:height="0.0177in" svg:x="0.865in" svg:y="0.1728in" svg:viewBox="0 0 46 46" svg:d="M46 23c0-12-10-23-23-23-12 0-23 11-23 23 0 13 11 23 23 23 13 0 23-10 23-23z"><text:p/></draw:path><draw:path draw:style-name="gr3" draw:text-style-name="P170" svg:width="0.1272in" svg:height="0.1134in" svg:x="0.9406in" svg:y="0.1102in" svg:viewBox="0 0 324 289" svg:d="M50 257c-4 15-4 19-38 19-7 0-12 0-12 8 0 5 4 5 12 5h140c88 0 172-89 172-182 0-59-36-107-100-107h-142c-9 0-12 0-12 8 0 5 3 5 12 5 4 0 13 0 18 1 7 0 9 2 9 6 0 3-1 4-2 9zM142 29c3-15 4-16 22-16h46c42 0 77 23 77 78 0 22-9 90-45 137-12 16-45 48-98 48h-48c-6 0-6 0-8 0-5-1-6-1-6-5 0-1 0-2 2-9z"><text:p/></draw:path><draw:path draw:style-name="gr3" draw:text-style-name="P170" svg:width="0.0177in" svg:height="0.0177in" svg:x="1.1272in" svg:y="0.1728in" svg:viewBox="0 0 46 46" svg:d="M46 23c0-12-10-23-23-23-12 0-23 11-23 23 0 13 11 23 23 23 13 0 23-10 23-23z"><text:p/></draw:path><draw:path draw:style-name="gr3" draw:text-style-name="P170" svg:width="0.1224in" svg:height="0.1193in" svg:x="1.2039in" svg:y="0.1047in" svg:viewBox="0 0 312 304" svg:d="M167 7c-3-5-4-7-11-7s-8 2-11 7l-143 288c-2 4-2 4-2 5 0 4 2 4 10 4h294c6 0 8 0 8-4 0-1 0-1-1-5zM143 42l114 229h-228z"><text:p/></draw:path><draw:path draw:style-name="gr3" draw:text-style-name="P170" svg:width="0.061in" svg:height="0.0752in" svg:x="1.3429in" svg:y="0.1496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70" svg:width="0.0516in" svg:height="0.0772in" svg:x="1.4193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 <text:tab/><draw:g text:anchor-type="as-char" svg:y="-0.1161in" draw:z-index="95" draw:style-name="gr1"><svg:title>TexMaths</svg:title><svg:desc>12§display§E_{mech}=E_{pot}+E_{kin}=\text{konstant}\§svg§600§FALSE§</svg:desc><draw:polygon draw:style-name="gr2" draw:text-style-name="P170" svg:width="2.3665in" svg:height="0.163in" svg:x="0in" svg:y="0in" svg:viewBox="0 0 6012 415" draw:points="3006,415 0,415 0,0 6012,0 6012,415"><text:p/></draw:polygon><draw:path draw:style-name="gr3" draw:text-style-name="P170" svg:width="0.1205in" svg:height="0.113in" svg:x="0.0063in" svg:y="0.0016in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70" svg:width="0.1067in" svg:height="0.0524in" svg:x="0.128in" svg:y="0.089in" svg:viewBox="0 0 272 134" svg:d="M115 107c-2 6-5 16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0-4 12 0 6 6 9 10 9 6 0 11-3 12-7 1-2 3-12 6-18 1-6 5-19 6-26s3-13 5-21c3-12 3-14 13-26 7-12 21-28 44-28 17 0 17 16 17 21 0 8-1 12-5 29z"><text:p/></draw:path><draw:path draw:style-name="gr3" draw:text-style-name="P170" svg:width="0.0496in" svg:height="0.0524in" svg:x="0.248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70" svg:width="0.0508in" svg:height="0.0524in" svg:x="0.3102in" svg:y="0.089in" svg:viewBox="0 0 130 134" svg:d="M112 17c-11 2-15 11-15 17 0 8 6 10 11 10 7 0 18-3 18-18 0-20-24-26-40-26-44 0-86 41-86 83 0 25 18 51 55 51 51 0 75-30 75-33s-4-5-6-5-3 0-5 2c-23 28-58 28-64 28-20 0-30-14-30-34 0-8 4-40 19-61 11-14 27-23 42-23 4 0 18 0 26 9z"><text:p/></draw:path><draw:path draw:style-name="gr3" draw:text-style-name="P170" svg:width="0.0634in" svg:height="0.0819in" svg:x="0.3713in" svg:y="0.0598in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7-28-7-23 0-38 12-49 24z"><text:p/></draw:path><draw:path draw:style-name="gr3" draw:text-style-name="P170" svg:width="0.1106in" svg:height="0.039in" svg:x="0.5039in" svg:y="0.0543in" svg:viewBox="0 0 282 100" svg:d="M268 17c6 0 14 0 14-9 0-8-8-8-14-8h-254c-6 0-14 0-14 8 0 9 8 9 14 9zM268 100c6 0 14 0 14-9 0-8-8-8-14-8h-254c-6 0-14 0-14 8 0 9 8 9 14 9z"><text:p/></draw:path><draw:path draw:style-name="gr3" draw:text-style-name="P170" svg:width="0.1205in" svg:height="0.113in" svg:x="0.6764in" svg:y="0.0016in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70" svg:width="0.065in" svg:height="0.0736in" svg:x="0.7929in" svg:y="0.089in" svg:viewBox="0 0 166 188" svg:d="M23 167c-3 8-3 10-15 10-4 0-8 0-8 8 0 2 2 3 4 3 8 0 18-1 26-1 10 0 22 1 31 1 3 0 6-1 6-6s-5-5-8-5c-6 0-15 0-15-3 0-1 3-9 4-13 4-16 7-33 11-45 3 6 13 18 31 18 36 0 76-40 76-85 0-35-24-49-45-49-18 0-33 12-42 20-5-16-21-20-31-20-11 0-18 7-23 16-6 10-11 27-11 30s4 3 5 3c5 0 5-1 7-8 4-18 10-33 22-33 7 0 10 6 10 15 0 3-2 7-2 8zM79 36c17-23 31-28 41-28 12 0 22 9 22 29 0 12-6 42-15 60-8 15-23 29-37 29-22 0-26-23-26-26 0-2 0-4 0-5z"><text:p/></draw:path><draw:path draw:style-name="gr3" draw:text-style-name="P170" svg:width="0.0543in" svg:height="0.0524in" svg:x="0.8685in" svg:y="0.089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70" svg:width="0.0394in" svg:height="0.0736in" svg:x="0.9315in" svg:y="0.0665in" svg:viewBox="0 0 101 188" svg:d="M61 68h30c6 0 10 0 10-6 0-4-4-4-9-4h-28l10-45c0-1 2-2 2-3 0-6-4-10-10-10-8 0-12 5-14 13-3 7 1-7-12 45h-30c-6 0-10 0-10 6 0 4 4 4 8 4h29l-18 70c-1 8-3 18-3 23 0 16 14 27 31 27 33 0 53-41 53-45s-5-4-5-4c-4 0-5 1-7 6-9 18-23 35-40 35-6 0-11-4-11-15 0-2 1-9 3-12z"><text:p/></draw:path><draw:path draw:style-name="gr3" draw:text-style-name="P170" svg:width="0.1106in" svg:height="0.1106in" svg:x="1.0315in" svg:y="0.0185in" svg:viewBox="0 0 282 282" svg:d="M150 150h118c6 0 14 0 14-9s-8-9-14-9h-118v-118c0-6 0-14-8-14-10 0-10 8-10 14v118h-118c-6 0-14 0-14 9s8 9 14 9h118v117c0 6 0 15 10 15 8 0 8-9 8-15z"><text:p/></draw:path><draw:path draw:style-name="gr3" draw:text-style-name="P170" svg:width="0.1205in" svg:height="0.113in" svg:x="1.1945in" svg:y="0.0016in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70" svg:width="0.0571in" svg:height="0.0819in" svg:x="1.3197in" svg:y="0.0598in" svg:viewBox="0 0 146 209" svg:d="M71 8c0 0 1-3 1-4 0-2-1-4-5-4-6 0-30 2-38 2-3 2-6 2-6 8 0 4 3 4 7 4 14 0 14 2 14 4s0 5-1 7l-42 168c-1 5-1 6-1 6 0 5 4 10 10 10 8 0 12-6 14-12 0-2 13-54 14-58 22 2 39 8 39 24 0 1 0 4-1 6-2 5-2 6-2 10 0 20 18 30 33 30 29 0 37-45 37-46 0-4-4-4-5-4-3 0-5 2-6 8-3 13-12 33-26 33-7 0-10-7-10-15 0-5 0-5 1-14 0 0 2-6 2-8 0-26-35-31-48-32 8-5 20-15 25-19 14-15 30-28 47-28 3 0 7 0 9 4-13 1-15 12-15 16 0 6 4 11 12 11s16-7 16-19c0-10-7-20-22-20-17 0-33 12-48 25-12 12-22 21-35 26z"><text:p/></draw:path><draw:path draw:style-name="gr3" draw:text-style-name="P170" svg:width="0.0354in" svg:height="0.0783in" svg:x="1.3894in" svg:y="0.0634in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6 0 3 4 3 5 3 5 0 5-1 6-5 7-25 20-36 31-36 5 0 8 3 8 11 0 6-2 11-9 29z"><text:p/></draw:path><draw:path draw:style-name="gr3" draw:text-style-name="P170" svg:width="0.0709in" svg:height="0.0524in" svg:x="1.4366in" svg:y="0.089in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70" svg:width="0.1106in" svg:height="0.039in" svg:x="1.5772in" svg:y="0.0543in" svg:viewBox="0 0 282 100" svg:d="M268 17c6 0 14 0 14-9 0-8-8-8-14-8h-254c-6 0-14 0-14 8 0 9 8 9 14 9zM268 100c6 0 14 0 14-9 0-8-8-8-14-8h-254c-6 0-14 0-14 8 0 9 8 9 14 9z"><text:p/></draw:path><draw:path draw:style-name="gr3" draw:text-style-name="P170" svg:width="0.0803in" svg:height="0.1154in" svg:x="1.7476in" svg:y="0in" svg:viewBox="0 0 205 294" svg:d="M34 261c0 20-5 20-34 20v13c14 0 34-1 47-1 12 0 29 0 45 1v-13c-27 0-32 0-32-20v-43l26-24c34 46 52 70 52 77 0 8-7 10-16 10v13c12 0 38-1 46-1 12 0 25 0 37 1v-13c-15 0-25 0-42-23l-53-76c-1-1-3-3-3-5 0-1 31-26 35-30 26-21 44-22 54-22v-13c-14 1-18 1-30 1-16 0-42-1-48-1v13c8 0 13 4 13 10 0 9-6 14-10 16l-60 52v-203l-61 5v13c30 0 34 2 34 24z"><text:p/></draw:path><draw:path draw:style-name="gr3" draw:text-style-name="P170" svg:width="0.0736in" svg:height="0.076in" svg:x="1.8307in" svg:y="0.0413in" svg:viewBox="0 0 188 194" svg:d="M188 100c0-56-43-100-93-100-54 0-95 47-95 100s44 94 94 94c51 0 94-41 94-94zM95 183c-19 0-37-8-49-27-11-19-11-44-11-60 0-17 0-40 11-59 10-19 31-27 48-27 19 0 37 9 48 27 10 18 10 42 10 59 0 16 0 38-8 56-10 19-29 31-49 31z"><text:p/></draw:path><draw:path draw:style-name="gr3" draw:text-style-name="P170" svg:width="0.0839in" svg:height="0.0732in" svg:x="1.9142in" svg:y="0.042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70" svg:width="0.0543in" svg:height="0.076in" svg:x="2.0063in" svg:y="0.0413in" svg:viewBox="0 0 139 194" svg:d="M74 108c10 1 45 8 45 38 0 22-15 40-48 40-36 0-52-25-59-61-1-5-2-8-6-8-6 0-6 4-6 11v57c0 7 0 9 5 9 2 0 2 0 11-8 0 0 0-1 8-10 18 18 37 18 47 18 49 0 68-27 68-59 0-22-13-34-18-39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70" svg:width="0.052in" svg:height="0.1039in" svg:x="2.0697in" svg:y="0.0134in" svg:viewBox="0 0 133 265" svg:d="M66 91h60v-13h-60v-78h-11c-1 35-13 80-55 82v9h36v116c0 53 40 58 55 58 30 0 42-30 42-58v-24h-11v24c0 32-12 47-28 47-28 0-28-38-28-45z"><text:p/></draw:path><draw:path draw:style-name="gr3" draw:text-style-name="P170" svg:width="0.0752in" svg:height="0.076in" svg:x="2.1382in" svg:y="0.0413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3 41 44 68 44 28 0 47-17 56-36zM120 89v42c0 40-30 55-49 55-21 0-39-16-39-37 0-23 18-58 88-60z"><text:p/></draw:path><draw:path draw:style-name="gr3" draw:text-style-name="P170" svg:width="0.0839in" svg:height="0.0732in" svg:x="2.2197in" svg:y="0.042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70" svg:width="0.052in" svg:height="0.1039in" svg:x="2.3051in" svg:y="0.0134in" svg:viewBox="0 0 133 265" svg:d="M66 91h60v-13h-60v-78h-11c-1 35-13 80-55 82v9h36v116c0 53 40 58 55 58 30 0 42-30 42-58v-24h-11v24c0 32-12 47-28 47-28 0-28-38-28-45z"><text:p/></draw:path></draw:g><text:tab/><text:tab/><draw:g text:anchor-type="as-char" svg:y="-0.1146in" draw:z-index="40" draw:style-name="gr1"><svg:title>TexMaths</svg:title><svg:desc>12§display§E_{vorher} = E_{nachher} + W_{Reibung}§svg§600§FALSE§</svg:desc><draw:polygon draw:style-name="gr2" draw:text-style-name="P170" svg:width="2.2461in" svg:height="0.161in" svg:x="0in" svg:y="0in" svg:viewBox="0 0 5706 410" draw:points="2852,410 0,410 0,0 5706,0 5706,410"><text:p/></draw:polygon><draw:path draw:style-name="gr3" draw:text-style-name="P170" svg:width="0.1205in" svg:height="0.113in" svg:x="0.0063in" svg:y="0.0004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70" svg:width="0.0567in" svg:height="0.0524in" svg:x="0.128in" svg:y="0.087in" svg:viewBox="0 0 145 134" svg:d="M145 24c0-24-14-24-15-24-8 0-16 8-16 16 0 4 2 7 5 9 5 4 11 12 11 24 0 13-20 77-54 77-26 0-26-22-26-26 0-14 6-30 17-58 3-6 5-11 5-16 0-15-13-26-29-26-30 0-43 41-43 46 0 3 4 3 5 3 5 0 5-1 6-5 7-24 19-36 31-36 5 0 7 4 7 11s-2 13-5 21c-13 32-15 45-15 56 0 29 23 38 45 38 50 0 71-86 71-110z"><text:p/></draw:path><draw:path draw:style-name="gr3" draw:text-style-name="P170" svg:width="0.0543in" svg:height="0.0524in" svg:x="0.2004in" svg:y="0.087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70" svg:width="0.0539in" svg:height="0.0524in" svg:x="0.2642in" svg:y="0.087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70" svg:width="0.0634in" svg:height="0.0819in" svg:x="0.3327in" svg:y="0.0575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draw:path draw:style-name="gr3" draw:text-style-name="P170" svg:width="0.0496in" svg:height="0.0524in" svg:x="0.4094in" svg:y="0.087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70" svg:width="0.0539in" svg:height="0.0524in" svg:x="0.4701in" svg:y="0.087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70" svg:width="0.1106in" svg:height="0.039in" svg:x="0.5933in" svg:y="0.0524in" svg:viewBox="0 0 282 100" svg:d="M268 17c6 0 14 0 14-9 0-8-8-8-14-8h-254c-6 0-14 0-14 8 0 9 8 9 14 9zM268 100c6 0 14 0 14-9 0-8-8-8-14-8h-254c-6 0-14 0-14 8 0 9 8 9 14 9z"><text:p/></draw:path><draw:path draw:style-name="gr3" draw:text-style-name="P170" svg:width="0.1205in" svg:height="0.113in" svg:x="0.7657in" svg:y="0.0004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70" svg:width="0.0709in" svg:height="0.0524in" svg:x="0.8878in" svg:y="0.087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70" svg:width="0.0591in" svg:height="0.0524in" svg:x="0.9713in" svg:y="0.087in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draw:path draw:style-name="gr3" draw:text-style-name="P170" svg:width="0.0508in" svg:height="0.0524in" svg:x="1.0437in" svg:y="0.087in" svg:viewBox="0 0 130 134" svg:d="M112 17c-11 2-15 11-15 17 0 8 6 10 11 10 7 0 18-3 18-18 0-20-24-26-40-26-44 0-86 41-86 83 0 25 18 51 55 51 51 0 75-30 75-33s-4-5-6-5-3 0-5 2c-23 28-58 28-64 28-20 0-30-14-30-34 0-8 4-40 19-61 11-14 27-23 42-23 4 0 18 0 26 9z"><text:p/></draw:path><draw:path draw:style-name="gr3" draw:text-style-name="P170" svg:width="0.0634in" svg:height="0.0819in" svg:x="1.1039in" svg:y="0.0575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draw:path draw:style-name="gr3" draw:text-style-name="P170" svg:width="0.0634in" svg:height="0.0819in" svg:x="1.1819in" svg:y="0.0575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draw:path draw:style-name="gr3" draw:text-style-name="P170" svg:width="0.0496in" svg:height="0.0524in" svg:x="1.2591in" svg:y="0.087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70" svg:width="0.0539in" svg:height="0.0524in" svg:x="1.3193in" svg:y="0.087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70" svg:width="0.1106in" svg:height="0.1106in" svg:x="1.4339in" svg:y="0.0165in" svg:viewBox="0 0 282 282" svg:d="M150 150h118c6 0 14 0 14-8 0-10-8-10-14-10h-118v-118c0-6 0-14-8-14-10 0-10 8-10 14v118h-118c-6 0-14 0-14 10 0 8 8 8 14 8h118v118c0 6 0 14 10 14 8 0 8-8 8-14z"><text:p/></draw:path><draw:path draw:style-name="gr3" draw:text-style-name="P170" svg:width="0.165in" svg:height="0.1173in" svg:x="1.5996in" svg:y="0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3" draw:text-style-name="P170" svg:width="0.0902in" svg:height="0.0819in" svg:x="1.7555in" svg:y="0.0591in" svg:viewBox="0 0 230 209" svg:d="M102 20c1-8 2-8 8-9h20c27 0 62 0 62 30 0 13-6 31-20 42-12 9-30 14-51 14h-38zM155 102c36-8 67-30 67-56s-30-46-73-46h-91c-6 0-10 0-10 6 0 5 4 5 10 5 0 0 6 0 10 0 8 1 8 1 8 5 0 0 0 2-2 6l-39 158c-3 10-3 12-27 12-4 0-8 0-8 6 0 4 2 5 5 5 6 0 12-1 18-1s14 0 20 0 12 0 18 0c7 0 15 1 21 1 1 0 6 0 6-6 0-5-3-5-10-5-5 0-6 0-11 0-7-1-7-2-7-5 0 0 0-2 1-7l19-74h40c26 0 37 12 37 26 0 4-2 14-5 20-3 15-4 20-4 24 0 23 21 33 44 33 28 0 38-29 38-35 0 0 0-4-4-4s-5 3-5 5c-5 13-16 25-28 25-8 0-13-3-13-19 0-7 1-23 2-31 2-7 2-11 2-13 0-4 0-13-9-23-6-6-13-10-20-12z"><text:p/></draw:path><draw:path draw:style-name="gr3" draw:text-style-name="P170" svg:width="0.0496in" svg:height="0.0524in" svg:x="1.8555in" svg:y="0.087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70" svg:width="0.0354in" svg:height="0.0783in" svg:x="1.9161in" svg:y="0.0614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70" svg:width="0.0472in" svg:height="0.0819in" svg:x="1.9657in" svg:y="0.0575in" svg:viewBox="0 0 121 209" svg:d="M59 8c0 0 1-3 1-4 0-2-1-4-5-4-6 0-30 2-38 2-3 2-6 2-6 8 0 4 3 4 7 4 14 0 14 2 14 4s-2 14-4 22l-6 26c-4 11-20 76-21 79-1 7-1 11-1 15 0 30 19 49 44 49 38 0 77-40 77-84 0-35-24-49-45-49-16 0-28 8-38 15zM44 200c-14 0-22-12-22-30 0-10 2-21 10-54 2-6 2-7 8-13 10-13 25-19 36-19 10 0 21 8 21 29 0 12-7 42-15 59-8 14-23 28-38 28z"><text:p/></draw:path><draw:path draw:style-name="gr3" draw:text-style-name="P170" svg:width="0.0677in" svg:height="0.0524in" svg:x="2.022in" svg:y="0.087in" svg:viewBox="0 0 173 134" svg:d="M112 83c-2 6-4 18-5 18-6 9-17 25-36 25-21 0-21-19-21-25 0-17 9-39 17-60 3-6 4-11 4-16 0-15-12-25-28-25-30 0-43 41-43 46 0 3 4 3 5 3 5 0 5-1 6-5 7-24 20-36 31-36 5 0 7 4 7 11 0 6-2 13-5 19-15 42-15 51-15 58 0 6 0 19 11 29 8 7 20 9 30 9 19 0 28-9 38-19 7 18 26 19 30 19 11 0 18-6 24-15 6-12 11-29 11-30 0-4-5-4-5-4-5 0-5 1-7 9-4 14-9 32-22 32-7 0-9-7-9-14 0-5 2-16 4-24s5-21 6-27l8-26c1-7 4-21 4-23 0-6-4-10-9-10-11 0-13 10-16 20z"><text:p/></draw:path><draw:path draw:style-name="gr3" draw:text-style-name="P170" svg:width="0.0709in" svg:height="0.0524in" svg:x="2.1004in" svg:y="0.087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70" svg:width="0.0571in" svg:height="0.0752in" svg:x="2.1815in" svg:y="0.087in" svg:viewBox="0 0 146 192" svg:d="M145 22c1-5 1-6 1-6 0-8-4-10-9-10-7 0-13 5-15 11-4-9-14-17-30-17-37 0-76 40-76 83 0 30 21 48 45 48 15 0 27-7 37-16l-6 27c-3 12-6 20-16 31-14 11-27 11-34 11-13 0-18-2-23-3 7-3 10-11 10-14 0-7-6-12-12-12-9 0-17 7-17 19 0 17 25 18 42 18 47 0 67-24 71-41zM104 91c-1 5-1 5-6 11-10 13-25 20-36 20-15 0-22-12-22-27 0-13 8-47 15-60 13-21 27-27 37-27 21 0 27 22 27 26 0 0 0 1-1 4z"><text:p/></draw:path></draw:g></text:h>
      <text:h text:style-name="Heading_20_3" text:outline-level="3">Arbeit</text:h>
      <text:p text:style-name="P111"><text:span text:style-name="T4"><draw:g text:anchor-type="as-char" svg:y="-0.1654in" draw:z-index="90" draw:style-name="gr1"><svg:title>TexMaths</svg:title><svg:desc>12§display§W = \vec F \cdot \vec s \cdot \cos{\alpha}§svg§600§FALSE§</svg:desc><draw:polygon draw:style-name="gr2" draw:text-style-name="P170" svg:width="1.2055in" svg:height="0.161in" svg:x="0in" svg:y="0in" svg:viewBox="0 0 3063 410" draw:points="1531,410 0,410 0,0 3063,0 3063,410"><text:p/></draw:polygon><draw:path draw:style-name="gr3" draw:text-style-name="P170" svg:width="0.165in" svg:height="0.1173in" svg:x="0.0091in" svg:y="0.0472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8 1 11 7 11 5 0 6-2 9-9l125-217 16 215c1 9 2 11 7 11s7-5 10-8z"><text:p/></draw:path><draw:path draw:style-name="gr3" draw:text-style-name="P170" svg:width="0.1106in" svg:height="0.039in" svg:x="0.235in" svg:y="0.1in" svg:viewBox="0 0 282 100" svg:d="M268 17c6 0 14 0 14-9 0-8-8-8-14-8h-254c-6 0-14 0-14 8 0 9 8 9 14 9zM268 100c6 0 14 0 14-9 0-8-8-8-14-8h-254c-6 0-14 0-14 8 0 9 8 9 14 9z"><text:p/></draw:path><draw:path draw:style-name="gr3" draw:text-style-name="P170" svg:width="0.0736in" svg:height="0.0331in" svg:x="0.4559in" svg:y="0in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170" svg:width="0.1181in" svg:height="0.113in" svg:x="0.4075in" svg:y="0.048in" svg:viewBox="0 0 301 288" svg:d="M113 150h41c31 0 34 7 34 19 0 4 0 9-2 21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4 5 4 6 4 13 0 44-1 56-1 15 0 50 1 63 1 5 0 9 0 9-8 0-4-2-4-2-5-1 0-2 0-12 0s-12 0-22-1c-13-1-14-2-14-8 0 0 0-4 2-10z"><text:p/></draw:path><draw:path draw:style-name="gr3" draw:text-style-name="P170" svg:width="0.0177in" svg:height="0.0177in" svg:x="0.5823in" svg:y="0.1098in" svg:viewBox="0 0 46 46" svg:d="M46 23c0-12-10-23-23-23-12 0-23 11-23 23 0 13 11 23 23 23 13 0 23-10 23-23z"><text:p/></draw:path><draw:path draw:style-name="gr3" draw:text-style-name="P170" svg:width="0.0736in" svg:height="0.0331in" svg:x="0.6748in" svg:y="0.0421in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170" svg:width="0.061in" svg:height="0.0752in" svg:x="0.6594in" svg:y="0.0878in" svg:viewBox="0 0 156 192" svg:d="M144 29c-12 0-20 9-20 19 0 6 3 12 13 12 9 0 19-7 19-24 0-18-18-36-50-36-57 0-72 43-72 63 0 32 32 39 44 42 22 3 44 8 44 32 0 11-9 46-61 46-6 0-38 0-48-22 16 1 27-11 27-23 0-9-8-14-16-14-11 0-24 8-24 27 0 24 24 41 61 41 69 0 85-51 85-69 0-16-8-27-13-32-12-12-24-14-43-18-14-3-31-6-31-25 0-13 9-38 47-38 10 0 32 2 38 19z"><text:p/></draw:path><draw:path draw:style-name="gr3" draw:text-style-name="P170" svg:width="0.0177in" svg:height="0.0177in" svg:x="0.7799in" svg:y="0.1098in" svg:viewBox="0 0 46 46" svg:d="M46 23c0-12-10-23-23-23-12 0-23 11-23 23 0 13 11 23 23 23 13 0 23-10 23-23z"><text:p/></draw:path><draw:path draw:style-name="gr3" draw:text-style-name="P170" svg:width="0.0634in" svg:height="0.0764in" svg:x="0.8543in" svg:y="0.0862in" svg:viewBox="0 0 162 195" svg:d="M35 97c0-68 35-86 57-86 4 0 32 0 46 15-17 2-20 15-20 20 0 10 8 19 20 19 11 0 19-7 19-19 0-29-32-46-65-46-52 0-92 46-92 99 0 54 42 96 91 96 58 0 71-51 71-56 0-3-5-3-6-3-4 0-5 1-5 3-13 40-41 45-56 45-22 0-60-18-60-87z"><text:p/></draw:path><draw:path draw:style-name="gr3" draw:text-style-name="P170" svg:width="0.0736in" svg:height="0.0764in" svg:x="0.9272in" svg:y="0.0862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170" svg:width="0.0543in" svg:height="0.0764in" svg:x="1.0106in" svg:y="0.0862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70" svg:width="0.0933in" svg:height="0.0752in" svg:x="1.1051in" svg:y="0.0878in" svg:viewBox="0 0 238 192" svg:d="M185 88c0-68-40-88-71-88-58 0-114 61-114 120 0 40 25 72 68 72 27 0 58-9 90-35 5 22 20 35 39 35 23 0 36-23 36-30 0-2-4-3-6-3-3 0-4 1-5 3-8 21-23 21-24 21-13 0-13-33-13-44 0-8 0-9 5-14 39-50 48-100 48-100 0-1 0-5-5-5s-5 2-6 10c-9 26-22 59-42 84zM156 145c-37 34-70 38-86 38-26 0-39-18-39-46 0-20 11-67 25-89 20-30 42-38 58-38 42 0 42 55 42 89 0 15 0 39 0 46z"><text:p/></draw:path></draw:g></text:span><text:span text:style-name="T4"> <text:s/><text:tab/></text:span><text:span text:style-name="T4"><draw:g text:anchor-type="as-char" svg:y="-0.2362in" draw:z-index="91" draw:style-name="gr1"><svg:title>TexMaths</svg:title><svg:desc>12§display§W=\int_{s_1}^{s_2}\vec F(s)\mathrm d\vec s = \Delta E§svg§600§FALSE§</svg:desc><draw:polygon draw:style-name="gr2" draw:text-style-name="P170" svg:width="1.7295in" svg:height="0.4028in" svg:x="0in" svg:y="0.0016in" svg:viewBox="0 0 4394 1024" draw:points="2197,1024 0,1024 0,0 4394,0 4394,1024"><text:p/></draw:polygon><draw:path draw:style-name="gr3" draw:text-style-name="P170" svg:width="0.165in" svg:height="0.1173in" svg:x="0.0091in" svg:y="0.1228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3" draw:text-style-name="P170" svg:width="0.1106in" svg:height="0.039in" svg:x="0.2354in" svg:y="0.1752in" svg:viewBox="0 0 282 100" svg:d="M268 17c6 0 14 0 14-9 0-8-8-8-14-8h-254c-6 0-14 0-14 8 0 9 8 9 14 9zM268 100c6 0 14 0 14-9 0-8-8-8-14-8h-254c-6 0-14 0-14 8 0 9 8 9 14 9z"><text:p/></draw:path><draw:path draw:style-name="gr3" draw:text-style-name="P170" svg:width="0.1476in" svg:height="0.3689in" svg:x="0.4106in" svg:y="0.0098in" svg:viewBox="0 0 376 938" svg:d="M20 919c14-1 21-10 21-21 0-14-11-20-21-20-9 0-20 6-20 20 0 22 22 40 47 40 65 0 89-98 119-221 32-134 60-268 82-404 16-90 32-174 46-229 5-20 19-74 36-74 13 0 24 7 25 9-13 1-20 10-20 21 0 14 9 20 19 20 11 0 22-6 22-20 0-23-23-40-47-40-31 0-55 46-79 132-2 5-59 217-105 493-12 65-24 134-37 193-8 31-28 110-62 110-15 0-26-9-26-9z"><text:p/></draw:path><draw:path draw:style-name="gr3" draw:text-style-name="P170" svg:width="0.0465in" svg:height="0.0524in" svg:x="0.5752in" svg:y="0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3" draw:text-style-name="P170" svg:width="0.0417in" svg:height="0.0555in" svg:x="0.6374in" svg:y="0.013in" svg:viewBox="0 0 107 142" svg:d="M107 101h-10c0 3-2 17-6 19-2 1-19 1-23 1h-42c15-11 30-23 44-31 19-13 37-25 37-48 0-26-27-42-57-42-28 0-50 17-50 37 0 11 10 13 12 13 6 0 13-3 13-12 0-8-6-12-12-13 6-9 18-15 33-15 20 0 37 12 37 32 0 18-12 32-29 46l-52 44c-2 1-2 1-2 4v6h100z"><text:p/></draw:path><draw:path draw:style-name="gr3" draw:text-style-name="P170" svg:width="0.0465in" svg:height="0.0524in" svg:x="0.5016in" svg:y="0.3362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3" draw:text-style-name="P170" svg:width="0.0343in" svg:height="0.0555in" svg:x="0.5677in" svg:y="0.348in" svg:viewBox="0 0 88 142" svg:d="M54 6c0-6 0-6-7-6-16 13-39 13-43 13h-4v10h4c4 0 19 0 31-6v107c0 6 0 8-23 8h-11v10c12-2 31-2 43-2 14 0 32 0 44 2v-10h-11c-23 0-23-2-23-8z"><text:p/></draw:path><draw:path draw:style-name="gr3" draw:text-style-name="P170" svg:width="0.0736in" svg:height="0.0331in" svg:x="0.7854in" svg:y="0.0752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70" svg:width="0.1181in" svg:height="0.113in" svg:x="0.737in" svg:y="0.1232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70" svg:width="0.039in" svg:height="0.1657in" svg:x="0.8768in" svg:y="0.1122in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70" svg:width="0.061in" svg:height="0.0752in" svg:x="0.9339in" svg:y="0.163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70" svg:width="0.039in" svg:height="0.1657in" svg:x="1.0122in" svg:y="0.1122in" svg:viewBox="0 0 100 422" svg:d="M100 211c0-32-5-84-29-132-25-51-63-79-66-79-4 0-5 1-5 5 0 1 0 1 8 9 42 42 66 110 66 197 0 73-15 148-68 200-6 5-6 6-6 8s1 3 5 3c3 0 42-29 67-81 22-47 28-94 28-130z"><text:p/></draw:path><draw:path draw:style-name="gr3" draw:text-style-name="P170" svg:width="0.0819in" svg:height="0.1173in" svg:x="1.0732in" svg:y="0.1217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70" svg:width="0.0736in" svg:height="0.0331in" svg:x="1.1839in" svg:y="0.1177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70" svg:width="0.061in" svg:height="0.0752in" svg:x="1.1681in" svg:y="0.163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70" svg:width="0.1106in" svg:height="0.039in" svg:x="1.2929in" svg:y="0.1752in" svg:viewBox="0 0 282 100" svg:d="M268 17c6 0 14 0 14-9 0-8-8-8-14-8h-254c-6 0-14 0-14 8 0 9 8 9 14 9zM268 100c6 0 14 0 14-9 0-8-8-8-14-8h-254c-6 0-14 0-14 8 0 9 8 9 14 9z"><text:p/></draw:path><draw:path draw:style-name="gr3" draw:text-style-name="P170" svg:width="0.1224in" svg:height="0.1189in" svg:x="1.4669in" svg:y="0.1177in" svg:viewBox="0 0 312 303" svg:d="M167 7c-3-5-4-7-11-7s-8 2-11 7l-143 288c-2 4-2 4-2 5 0 3 2 3 10 3h294c6 0 8 0 8-3 0-1 0-1-1-5zM143 42l114 229h-228z"><text:p/></draw:path><draw:path draw:style-name="gr3" draw:text-style-name="P170" svg:width="0.1205in" svg:height="0.113in" svg:x="1.6039in" svg:y="0.123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/draw:g></text:span><text:span text:style-name="T4"> <text:tab/></text:span><text:span text:style-name="T4"><draw:g text:anchor-type="as-char" svg:y="-0.1146in" draw:z-index="87" draw:style-name="gr1"><svg:title>TexMaths</svg:title><svg:desc>12§display§W_{Beschl.}=m \cdot a \cdot s§svg§600§FALSE§</svg:desc><draw:polygon draw:style-name="gr2" draw:text-style-name="P170" svg:width="1.3882in" svg:height="0.1382in" svg:x="0in" svg:y="0in" svg:viewBox="0 0 3527 352" draw:points="1764,352 0,352 0,0 3527,0 3527,352"><text:p/></draw:polygon><draw:path draw:style-name="gr3" draw:text-style-name="P170" svg:width="0.165in" svg:height="0.1169in" svg:x="0.0091in" svg:y="0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8c1 7 1 11 7 11 5 0 6-2 9-10l125-215 16 214c1 9 2 11 7 11s7-5 10-8z"><text:p/></draw:path><draw:path draw:style-name="gr3" draw:text-style-name="P170" svg:width="0.089in" svg:height="0.0791in" svg:x="0.1654in" svg:y="0.0591in" svg:viewBox="0 0 227 202" svg:d="M35 179c-3 10-4 12-27 12-4 0-8 0-8 6 0 5 4 5 8 5h116c50 0 88-33 88-63 0-22-19-40-51-42 36-7 66-30 66-55 0-23-23-42-61-42h-108c-6 0-10 0-10 6 0 5 4 5 10 5 0 0 6 0 10 0 8 1 8 1 8 5 0 0 0 2-2 6zM83 93l18-73c2-8 2-9 14-9h46c30 0 37 19 37 31 0 24-28 51-67 51zM68 191c-9 0-9 0-9-2 0-1 0-2 1-7l20-80h63c29 0 39 18 39 34 0 30-30 55-66 55z"><text:p/></draw:path><draw:path draw:style-name="gr3" draw:text-style-name="P170" svg:width="0.0496in" svg:height="0.0524in" svg:x="0.2705in" svg:y="0.0866in" svg:viewBox="0 0 127 134" svg:d="M47 63c8 0 32-1 48-6 21-8 26-22 26-31 0-16-17-26-37-26-36 0-84 28-84 78 0 30 19 56 54 56 50 0 73-30 73-34 0-2-2-4-5-4-1 0-2 0-4 2-23 28-58 28-64 28-18 0-30-12-30-36 0-5 0-10 4-27zM30 55c13-43 46-47 54-47 13 0 24 6 24 18 0 29-50 29-62 29z"><text:p/></draw:path><draw:path draw:style-name="gr3" draw:text-style-name="P170" svg:width="0.0465in" svg:height="0.0524in" svg:x="0.3339in" svg:y="0.0866in" svg:viewBox="0 0 119 134" svg:d="M107 19c-7 3-12 9-12 14 0 8 6 10 9 10 4 0 15-2 15-17 0-20-22-26-40-26-47 0-55 35-55 43 0 11 7 18 11 22 8 6 13 7 33 10 6 2 26 5 26 21 0 4-3 15-16 24-12 6-26 6-30 6-12 0-29-3-36-12 11-2 17-10 17-18 0-7-5-11-12-11-9 0-17 7-17 20 0 18 19 29 48 29 55 0 65-37 65-49 0-28-30-32-41-35-2-1-11-2-12-2-11-3-17-9-17-15 0-7 6-15 12-19 9-6 19-6 24-6 6 0 22 2 28 11z"><text:p/></draw:path><draw:path draw:style-name="gr3" draw:text-style-name="P170" svg:width="0.0508in" svg:height="0.0524in" svg:x="0.3957in" svg:y="0.0866in" svg:viewBox="0 0 130 134" svg:d="M112 17c-11 2-15 11-15 16 0 9 6 11 11 11 7 0 18-3 18-18 0-20-24-26-40-26-44 0-86 41-86 83 0 25 18 51 55 51 51 0 75-30 75-34 0-2-4-4-6-4s-3 0-5 2c-23 28-58 28-64 28-20 0-30-15-30-34 0-8 4-41 19-61 11-14 27-23 42-23 4 0 18 0 26 9z"><text:p/></draw:path><draw:path draw:style-name="gr3" draw:text-style-name="P170" svg:width="0.0634in" svg:height="0.0815in" svg:x="0.4563in" svg:y="0.0575in" svg:viewBox="0 0 162 208" svg:d="M71 8c0 0 1-3 1-4 0-2-1-4-5-4-6 0-31 2-38 2-3 2-6 2-6 8 0 4 3 4 7 4 14 0 14 2 14 4s0 5-1 7l-42 168c-1 4-1 6-1 6 0 4 4 9 10 9 3 0 9-1 13-7 0-2 3-13 5-19l7-26c0-5 3-16 3-21 4-11 4-11 10-20 10-14 24-31 48-31 16 0 17 13 17 20 0 18-12 50-17 64-4 7-5 10-5 15 0 16 13 25 28 25 30 0 43-40 43-45 0-4-4-4-5-4-3 0-5 3-6 5-6 24-19 36-31 36-6 0-7-4-7-10 0-7 1-11 7-24 4-9 16-40 16-57 0-5 0-18-11-26-6-4-15-8-28-8-23 0-38 12-49 24z"><text:p/></draw:path><draw:path draw:style-name="gr3" draw:text-style-name="P170" svg:width="0.026in" svg:height="0.0815in" svg:x="0.5327in" svg:y="0.0575in" svg:viewBox="0 0 67 208" svg:d="M66 8c0 0 1-3 1-4 0-2-1-4-5-4-6 0-31 2-38 2-2 2-6 2-6 8 0 4 4 4 7 4 15 0 15 2 15 4s0 5-2 7l-37 146c-1 2-1 6-1 10 0 19 17 27 31 27 7 0 17-2 24-15 7-11 11-29 11-30 0-4-4-4-5-4-3 0-5 3-6 7-3 15-9 34-23 34-7 0-9-7-9-15 0-3 1-8 1-12z"><text:p/></draw:path><draw:path draw:style-name="gr3" draw:text-style-name="P170" svg:width="0.0134in" svg:height="0.0134in" svg:x="0.5811in" svg:y="0.1256in" svg:viewBox="0 0 35 35" svg:d="M35 18c0-11-9-18-17-18-11 0-18 8-18 18 0 11 10 17 18 17 10 0 17-9 17-17z"><text:p/></draw:path><draw:path draw:style-name="gr3" draw:text-style-name="P170" svg:width="0.1106in" svg:height="0.0386in" svg:x="0.6713in" svg:y="0.0524in" svg:viewBox="0 0 282 99" svg:d="M268 17c6 0 14 0 14-9 0-8-8-8-14-8h-254c-6 0-14 0-14 8 0 9 8 9 14 9zM268 99c6 0 14 0 14-8s-8-8-14-8h-254c-6 0-14 0-14 8s8 8 14 8z"><text:p/></draw:path><draw:path draw:style-name="gr3" draw:text-style-name="P170" svg:width="0.1362in" svg:height="0.0748in" svg:x="0.8421in" svg:y="0.0402in" svg:viewBox="0 0 347 191" svg:d="M25 162c-1 7-3 16-3 19 0 7 6 10 12 10 4 0 12-3 15-12 0 0 5-20 9-31l8-38c2-8 6-18 7-27 3-8 6-21 6-22 6-13 29-51 69-51 19 0 22 15 22 29 0 10-2 22-6 35l-12 49-8 33c-1 8-5 22-5 25 0 7 6 10 12 10 13 0 16-10 19-24 6-23 22-84 26-101 1-6 24-56 69-56 18 0 23 14 23 29 0 24-18 72-26 95-4 10-5 14-5 23 0 20 14 34 35 34 39 0 55-61 55-64 0-5-4-5-5-5-5 0-5 1-7 8-6 22-19 52-43 52-8 0-10-4-10-13 0-11 4-22 7-30 9-23 27-70 27-94 0-27-17-45-50-45-31 0-52 19-68 41-1-5-2-19-14-30-10-9-24-11-35-11-37 0-59 28-66 37-1-24-19-37-39-37-19 0-27 17-31 24-7 15-13 39-13 41 0 4 5 4 5 4 5 0 5 0 7-9 7-30 16-50 31-50 7 0 13 3 13 19 0 8-1 13-7 36z"><text:p/></draw:path><draw:path draw:style-name="gr3" draw:text-style-name="P170" svg:width="0.0177in" svg:height="0.0173in" svg:x="1.0339in" svg:y="0.0638in" svg:viewBox="0 0 46 45" svg:d="M46 23c0-12-10-23-23-23-12 0-23 11-23 23 0 13 11 22 23 22 13 0 23-9 23-22z"><text:p/></draw:path><draw:path draw:style-name="gr3" draw:text-style-name="P170" svg:width="0.076in" svg:height="0.0748in" svg:x="1.1094in" svg:y="0.0402in" svg:viewBox="0 0 194 191" svg:d="M142 28c-9-16-21-28-40-28-49 0-102 62-102 124 0 40 23 67 56 67 9 0 30-1 56-31 3 18 18 31 38 31 16 0 25-9 31-22 7-16 13-42 13-42 0-5-3-5-4-5-5 0-5 2-6 8-8 28-16 52-33 52-12 0-13-11-13-19 0-10 1-12 6-31 5-18 5-22 10-39l14-58c4-12 4-13 4-15 0-7-5-12-12-12-11 0-17 10-18 20zM114 136c-2 9-2 9-8 16-20 24-36 30-48 30-22 0-28-23-28-40 0-20 13-73 24-92 13-25 31-40 49-40 28 0 34 34 34 37 0 2-1 4-3 7z"><text:p/></draw:path><draw:path draw:style-name="gr3" draw:text-style-name="P170" svg:width="0.0177in" svg:height="0.0173in" svg:x="1.2417in" svg:y="0.0638in" svg:viewBox="0 0 46 45" svg:d="M46 23c0-12-10-23-23-23-12 0-23 11-23 23 0 13 11 22 23 22 13 0 23-9 23-22z"><text:p/></draw:path><draw:path draw:style-name="gr3" draw:text-style-name="P170" svg:width="0.061in" svg:height="0.0748in" svg:x="1.3193in" svg:y="0.0402in" svg:viewBox="0 0 156 191" svg:d="M144 29c-12 0-20 9-20 19 0 6 3 12 13 12 9 0 19-7 19-24 0-18-18-36-50-36-57 0-72 43-72 62 0 33 32 40 44 42 22 4 44 8 44 32 0 11-9 46-61 46-6 0-38 0-48-22 16 2 27-10 27-22 0-10-8-15-16-15-11 0-24 9-24 28 0 24 24 40 61 40 69 0 85-51 85-69 0-16-8-26-13-31-12-12-24-14-43-18-14-4-31-6-31-25 0-13 9-38 47-38 10 0 32 2 38 19z"><text:p/></draw:path></draw:g></text:span><text:span text:style-name="T4"> <text:s/><text:tab/></text:span><text:span text:style-name="T4"><draw:g text:anchor-type="as-char" svg:y="-0.1165in" draw:z-index="88" draw:style-name="gr1"><svg:title>TexMaths</svg:title><svg:desc>12§display§W_{Reib}=\mu\cdot m\cdot g\cdot s\cdot \cos\alpha§svg§600§FALSE§</svg:desc><draw:polygon draw:style-name="gr2" draw:text-style-name="P170" svg:width="1.9004in" svg:height="0.1469in" svg:x="0in" svg:y="0in" svg:viewBox="0 0 4828 374" draw:points="2414,374 0,374 0,0 4828,0 4828,374"><text:p/></draw:polygon><draw:path draw:style-name="gr3" draw:text-style-name="P170" svg:width="0.165in" svg:height="0.1177in" svg:x="0.0091in" svg:y="0in" svg:viewBox="0 0 420 300" svg:d="M365 49c11-19 20-33 47-36 3 0 8 0 8-8 0-3-1-5-5-5-11 0-23 1-32 1-15 0-30-1-45-1-2 0-8 0-8 8 0 5 4 5 7 5 10 0 24 4 24 17 0 5-1 7-5 13l-114 202-15-211c-1-10-1-21 29-21 7 0 12 0 12-8 0-5-5-5-8-5-16 0-33 1-51 1-10 0-34-1-45-1-2 0-7 0-7 8 0 5 4 5 10 5 19 0 21 3 23 11l2 33-107 188-17-216c0-6 0-16 33-16 5 0 9 0 9-8 0-5-6-5-6-5-16 0-34 1-52 1-15 0-30-1-45-1-1 0-7 0-7 8 0 5 4 5 11 5 20 0 21 4 21 16l20 260c1 8 1 11 7 11 5 0 6-2 9-9l125-217 16 215c1 9 2 11 7 11s7-5 10-8z"><text:p/></draw:path><draw:path draw:style-name="gr3" draw:text-style-name="P170" svg:width="0.0902in" svg:height="0.0823in" svg:x="0.165in" svg:y="0.0591in" svg:viewBox="0 0 230 210" svg:d="M102 20c1-8 2-8 8-9h20c27 0 62 0 62 30 0 13-6 31-20 42-12 10-30 15-51 15h-38zM155 102c36-8 67-30 67-56s-30-46-73-46h-91c-6 0-10 0-10 6 0 5 4 5 10 5 0 0 6 0 10 0 8 1 8 1 8 5 0 0 0 2-2 6l-39 159c-3 9-3 12-27 12-4 0-8 0-8 6 0 4 2 5 5 5 6 0 12-1 18-1s14 0 20 0 12 0 18 0c7 0 15 1 21 1 1 0 6 0 6-6 0-5-3-5-10-5-5 0-6 0-11 0-7-1-7-3-7-5 0 0 0-2 1-7l19-75h40c26 0 37 12 37 27 0 3-2 14-5 20-3 15-4 19-4 24 0 23 21 33 44 33 28 0 38-29 38-35 0 0 0-4-4-4s-5 3-5 5c-5 13-16 25-28 25-8 0-13-3-13-19 0-7 1-23 2-31 2-8 2-11 2-14s0-13-9-22c-6-7-13-10-20-13z"><text:p/></draw:path><draw:path draw:style-name="gr3" draw:text-style-name="P170" svg:width="0.0496in" svg:height="0.0528in" svg:x="0.265in" svg:y="0.087in" svg:viewBox="0 0 127 135" svg:d="M47 64c8 0 32-1 48-6 21-9 26-23 26-31 0-17-17-27-37-27-36 0-84 28-84 78 0 30 19 57 54 57 50 0 73-30 73-34 0-2-2-5-5-5-1 0-2 0-4 3-23 28-58 28-64 28-18 0-30-12-30-37 0-4 0-9 4-26zM30 55c13-43 46-47 54-47 13 0 24 6 24 19 0 28-50 28-62 28z"><text:p/></draw:path><draw:path draw:style-name="gr3" draw:text-style-name="P170" svg:width="0.0354in" svg:height="0.0787in" svg:x="0.326in" svg:y="0.0614in" svg:viewBox="0 0 91 201" svg:d="M83 11c0-5-4-11-12-11-9 0-17 7-17 17 0 5 4 11 12 11s17-9 17-17zM22 163c-2 3-3 7-3 13 0 13 12 25 29 25 30 0 43-42 43-45 0-5-5-5-5-5-4 0-4 2-6 6-7 23-20 36-32 36-6 0-7-5-7-11 0-7 2-12 5-19 3-9 6-16 9-24s13-34 15-38c1-3 2-7 2-9 0-15-12-26-29-26-30 0-43 41-43 46 0 4 4 4 5 4 5 0 5-1 6-5 7-25 20-36 31-36 5 0 8 2 8 11 0 6-2 10-9 29z"><text:p/></draw:path><draw:path draw:style-name="gr3" draw:text-style-name="P170" svg:width="0.0472in" svg:height="0.0823in" svg:x="0.3752in" svg:y="0.0579in" svg:viewBox="0 0 121 210" svg:d="M59 8c0 0 1-3 1-4 0-2-1-4-5-4-6 0-30 2-38 2-3 2-6 2-6 8 0 4 3 4 7 4 14 0 14 2 14 4s-2 15-4 22l-6 26c-4 11-20 76-21 80-1 7-1 11-1 14 0 30 19 50 44 50 38 0 77-40 77-85 0-35-24-49-45-49-16 0-28 8-38 16zM44 201c-14 0-22-12-22-30 0-11 2-22 10-54 2-6 2-7 8-13 10-14 25-20 36-20 10 0 21 9 21 29 0 12-7 43-15 59-8 15-23 29-38 29z"><text:p/></draw:path><draw:path draw:style-name="gr3" draw:text-style-name="P170" svg:width="0.1106in" svg:height="0.039in" svg:x="0.4894in" svg:y="0.0524in" svg:viewBox="0 0 282 100" svg:d="M268 17c6 0 14 0 14-9 0-8-8-8-14-8h-254c-6 0-14 0-14 8 0 9 8 9 14 9zM268 100c6 0 14 0 14-8 0-9-8-9-14-9h-254c-6 0-14 0-14 9 0 8 8 8 14 8z"><text:p/></draw:path><draw:path draw:style-name="gr3" draw:text-style-name="P170" svg:width="0.0898in" svg:height="0.1098in" svg:x="0.6602in" svg:y="0.0402in" svg:viewBox="0 0 229 280" svg:d="M85 39c3-9 6-26 6-27 0-7-5-12-12-12-1 0-13 0-17 16l-61 246c-1 4-1 6-1 7 0 6 5 11 12 11 8 0 14-8 14-9 3-3 8-26 24-91 14 10 33 13 41 13 30 0 46-19 57-31 3 19 19 31 38 31 14 0 24-10 31-24 7-15 12-41 12-41 0-5-3-5-5-5-3 0-4 1-6 7-7 28-14 53-32 53-11 0-12-11-12-19 0-10 5-29 8-45l12-45c2-6 5-23 8-29 2-10 6-26 6-29 0-8-6-11-12-11-3 0-14 0-17 14l-21 80c-4 22-9 40-10 43 0 3-21 41-56 41-20 0-31-14-31-37 0-12 4-24 6-36z"><text:p/></draw:path><draw:path draw:style-name="gr3" draw:text-style-name="P170" svg:width="0.0177in" svg:height="0.0177in" svg:x="0.8067in" svg:y="0.0638in" svg:viewBox="0 0 46 46" svg:d="M46 23c0-12-10-23-23-23-12 0-23 11-23 23 0 13 11 23 23 23 13 0 23-10 23-23z"><text:p/></draw:path><draw:path draw:style-name="gr3" draw:text-style-name="P170" svg:width="0.1362in" svg:height="0.0756in" svg:x="0.8799in" svg:y="0.0402in" svg:viewBox="0 0 347 193" svg:d="M25 163c-1 7-3 17-3 19 0 7 6 11 12 11 4 0 12-4 15-12 0 0 5-21 9-32l8-38c2-9 6-18 7-28 3-7 6-20 6-22 6-13 29-51 69-51 19 0 22 15 22 30 0 9-2 21-6 35l-12 49-8 33c-1 8-5 23-5 25 0 7 6 11 12 11 13 0 16-11 19-24 6-24 22-86 26-103 1-6 24-56 69-56 18 0 23 14 23 30 0 24-18 72-26 95-4 10-5 14-5 23 0 20 14 35 35 35 39 0 55-62 55-65 0-5-4-5-5-5-5 0-5 1-7 8-6 22-19 52-43 52-8 0-10-3-10-13 0-11 4-22 7-30 9-23 27-70 27-94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70" svg:width="0.0177in" svg:height="0.0177in" svg:x="1.0724in" svg:y="0.0638in" svg:viewBox="0 0 46 46" svg:d="M46 23c0-12-10-23-23-23-12 0-23 11-23 23 0 13 11 23 23 23 13 0 23-10 23-23z"><text:p/></draw:path><draw:path draw:style-name="gr3" draw:text-style-name="P170" svg:width="0.076in" svg:height="0.1079in" svg:x="1.1437in" svg:y="0.0402in" svg:viewBox="0 0 194 275" svg:d="M193 28c1-3 1-5 1-8 0-7-4-12-12-12-3 0-15 4-16 19-9-16-23-27-40-27-49 0-101 59-101 121 0 42 25 67 57 67 24 0 44-20 49-24-10 37-15 55-15 57-1 3-15 45-61 45-7 0-21-1-33-4 13-4 18-15 18-22s-5-16-17-16c-10 0-23 9-23 26 0 16 16 25 56 25 53 0 84-33 90-58zM138 134c-2 11-12 22-22 30-8 7-21 14-33 14-22 0-28-21-28-38 0-21 12-71 23-93 12-20 30-37 48-37 28 0 34 33 34 36 0 2 0 5-2 6z"><text:p/></draw:path><draw:path draw:style-name="gr3" draw:text-style-name="P170" svg:width="0.0177in" svg:height="0.0177in" svg:x="1.2776in" svg:y="0.0638in" svg:viewBox="0 0 46 46" svg:d="M46 23c0-12-10-23-23-23-12 0-23 11-23 23 0 13 11 23 23 23 13 0 23-10 23-23z"><text:p/></draw:path><draw:path draw:style-name="gr3" draw:text-style-name="P170" svg:width="0.061in" svg:height="0.0756in" svg:x="1.3547in" svg:y="0.0402in" svg:viewBox="0 0 156 193" svg:d="M144 29c-12 0-20 10-20 19 0 6 3 12 13 12 9 0 19-7 19-24 0-18-18-36-50-36-57 0-72 43-72 63 0 32 32 39 44 42 22 3 44 8 44 32 0 11-9 46-61 46-6 0-38 0-48-21 16 1 27-11 27-23 0-10-8-15-16-15-11 0-24 9-24 28 0 24 24 41 61 41 69 0 85-52 85-70 0-16-8-27-13-31-12-12-24-15-43-18-14-4-31-6-31-26 0-13 9-38 47-38 10 0 32 2 38 19z"><text:p/></draw:path><draw:path draw:style-name="gr3" draw:text-style-name="P170" svg:width="0.0177in" svg:height="0.0177in" svg:x="1.4752in" svg:y="0.0638in" svg:viewBox="0 0 46 46" svg:d="M46 23c0-12-10-23-23-23-12 0-23 11-23 23 0 13 11 23 23 23 13 0 23-10 23-23z"><text:p/></draw:path><draw:path draw:style-name="gr3" draw:text-style-name="P170" svg:width="0.0634in" svg:height="0.0764in" svg:x="1.5496in" svg:y="0.0402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70" svg:width="0.0736in" svg:height="0.0764in" svg:x="1.622in" svg:y="0.0402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3" draw:text-style-name="P170" svg:width="0.0543in" svg:height="0.0764in" svg:x="1.7063in" svg:y="0.0402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3" draw:text-style-name="P170" svg:width="0.0933in" svg:height="0.0756in" svg:x="1.8008in" svg:y="0.0402in" svg:viewBox="0 0 238 193" svg:d="M185 88c0-68-40-88-71-88-58 0-114 61-114 121 0 39 25 72 68 72 27 0 58-10 90-35 5 22 20 35 39 35 23 0 36-23 36-30 0-3-4-4-6-4-3 0-4 1-5 4-8 20-23 20-24 20-13 0-13-32-13-43 0-9 0-10 5-15 39-50 48-100 48-100 0-1 0-5-5-5s-5 2-6 10c-9 27-22 59-42 85zM156 146c-37 34-70 37-86 37-26 0-39-18-39-46 0-20 11-67 25-89 20-30 42-38 58-38 42 0 42 55 42 89 0 16 0 40 0 47z"><text:p/></draw:path></draw:g></text:span></text:p>
      <text:h text:style-name="P155" text:outline-level="3">Leistung <text:tab/><draw:g text:anchor-type="as-char" svg:y="-0.2299in" draw:z-index="45" draw:style-name="gr1"><svg:title>TexMaths</svg:title><svg:desc>12§display§P = \frac{dW}{dt} = \dot{W}§svg§600§FALSE§</svg:desc><draw:polygon draw:style-name="gr2" draw:text-style-name="P170" svg:width="1.0583in" svg:height="0.3413in" svg:x="0in" svg:y="0in" svg:viewBox="0 0 2689 868" draw:points="1345,868 0,868 0,0 2689,0 2689,868"><text:p/></draw:polygon><draw:path draw:style-name="gr3" draw:text-style-name="P170" svg:width="0.1185in" svg:height="0.1134in" svg:x="0.0067in" svg:y="0.1142in" svg:viewBox="0 0 302 289" svg:d="M112 156h72c60 0 118-45 118-92 0-33-27-64-84-64h-136c-9 0-12 0-12 8 0 5 3 5 12 5 4 0 13 0 18 1 7 0 9 2 9 6 0 3-1 4-2 9l-57 227c-4 16-4 20-38 20-7 0-12 0-12 8 0 5 5 5 6 5 12 0 42-1 54-1 10 0 18 0 28 0 8 0 18 1 27 1 3 0 9 0 9-9 0-4-4-4-12-4-16 0-28 0-28-8 0-2 1-4 1-7zM142 29c3-15 4-16 22-16h41c35 0 58 11 58 41 0 17-9 53-25 68-21 19-47 22-65 22h-60z"><text:p/></draw:path><draw:path draw:style-name="gr3" draw:text-style-name="P170" svg:width="0.1106in" svg:height="0.0386in" svg:x="0.185in" svg:y="0.1665in" svg:viewBox="0 0 282 99" svg:d="M268 17c6 0 14 0 14-9 0-8-8-8-14-8h-254c-6 0-14 0-14 8 0 9 8 9 14 9zM268 99c6 0 14 0 14-8s-8-8-14-8h-254c-6 0-14 0-14 8s8 8 14 8z"><text:p/></draw:path><draw:path draw:style-name="gr3" draw:text-style-name="P170" svg:width="0.0791in" svg:height="0.1169in" svg:x="0.3776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2-25 31-41 49-41 28 0 33 35 33 37 0 3 0 5-2 8z"><text:p/></draw:path><draw:path draw:style-name="gr3" draw:text-style-name="P170" svg:width="0.165in" svg:height="0.1169in" svg:x="0.4661in" svg:y="0.002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9c1 7 1 10 7 10 5 0 6-2 9-9l125-216 16 215c1 8 2 10 7 10s7-4 10-8z"><text:p/></draw:path><draw:polygon draw:style-name="gr3" draw:text-style-name="P170" svg:width="0.2665in" svg:height="0.0067in" svg:x="0.3709in" svg:y="0.1827in" svg:viewBox="0 0 678 18" draw:points="338,18 0,18 0,0 678,0 678,18"><text:p/></draw:polygon><draw:path draw:style-name="gr3" draw:text-style-name="P170" svg:width="0.0791in" svg:height="0.1169in" svg:x="0.4374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70" svg:width="0.0512in" svg:height="0.1059in" svg:x="0.5213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70" svg:width="0.1106in" svg:height="0.0386in" svg:x="0.7126in" svg:y="0.1665in" svg:viewBox="0 0 282 99" svg:d="M268 17c6 0 14 0 14-9 0-8-8-8-14-8h-254c-6 0-14 0-14 8 0 9 8 9 14 9zM268 99c6 0 14 0 14-8s-8-8-14-8h-254c-6 0-14 0-14 8s8 8 14 8z"><text:p/></draw:path><draw:path draw:style-name="gr3" draw:text-style-name="P170" svg:width="0.0181in" svg:height="0.0177in" svg:x="0.9594in" svg:y="0.0748in" svg:viewBox="0 0 47 46" svg:d="M47 23c0-12-11-23-24-23-15 0-23 12-23 23 0 12 10 23 23 23 14 0 24-12 24-23z"><text:p/></draw:path><draw:path draw:style-name="gr3" draw:text-style-name="P170" svg:width="0.165in" svg:height="0.1169in" svg:x="0.8878in" svg:y="0.1142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9c1 7 1 10 7 10 5 0 6-2 9-9l125-216 16 215c1 8 2 10 7 10s7-4 10-8z"><text:p/></draw:path></draw:g> <text:tab/><draw:g text:anchor-type="as-char" svg:y="-0.2299in" draw:z-index="25" draw:style-name="gr1"><svg:title>TexMaths</svg:title><svg:desc>12§display§P_\mathrm{rot} = \frac{dW_\mathrm{rot}}{dt} = \frac{M \cdot d\varphi}{dt} = M(t) \cdot \omega (t)§svg§600§FALSE§</svg:desc><draw:polygon draw:style-name="gr2" draw:text-style-name="P170" svg:width="2.7307in" svg:height="0.3413in" svg:x="0in" svg:y="0in" svg:viewBox="0 0 6937 868" draw:points="3469,868 0,868 0,0 6937,0 6937,868"><text:p/></draw:polygon><draw:path draw:style-name="gr3" draw:text-style-name="P170" svg:width="0.1185in" svg:height="0.1134in" svg:x="0.0067in" svg:y="0.1142in" svg:viewBox="0 0 302 289" svg:d="M112 156h72c60 0 118-45 118-92 0-33-27-64-84-64h-136c-9 0-12 0-12 8 0 5 3 5 12 5 4 0 13 0 18 1 7 0 9 2 9 6 0 3-1 4-2 9l-57 227c-4 16-4 20-38 20-7 0-12 0-12 8 0 5 5 5 6 5 12 0 42-1 54-1 10 0 18 0 28 0 8 0 18 1 27 1 3 0 9 0 9-9 0-4-4-4-12-4-16 0-28 0-28-8 0-2 1-4 1-7zM142 29c3-15 4-16 22-16h41c35 0 58 11 58 41 0 17-9 53-25 68-21 19-47 22-65 22h-60z"><text:p/></draw:path><draw:path draw:style-name="gr3" draw:text-style-name="P170" svg:width="0.0417in" svg:height="0.0516in" svg:x="0.1126in" svg:y="0.2012in" svg:viewBox="0 0 107 132" svg:d="M44 64c0-26 12-56 41-56-3 3-6 6-6 11 0 10 9 13 15 13 7 0 13-4 13-13 0-11-10-19-24-19-15 0-31 10-40 32v-32l-43 4v10c20 0 23 2 23 17v77c0 13-4 13-23 13v11c1 0 22-1 34-1 13 0 26 0 39 1v-11h-6c-23 0-23-4-23-14z"><text:p/></draw:path><draw:path draw:style-name="gr3" draw:text-style-name="P170" svg:width="0.0571in" svg:height="0.0528in" svg:x="0.163in" svg:y="0.2008in" svg:viewBox="0 0 146 135" svg:d="M146 70c0-38-32-70-73-70s-73 32-73 70c0 37 32 65 73 65 40 0 73-28 73-65zM73 126c-11 0-27-4-37-18-8-12-8-28-8-41s0-31 10-43c8-10 20-16 35-16 17 0 30 9 36 18 9 11 10 27 10 41 0 15-1 30-10 42-8 11-21 17-36 17z"><text:p/></draw:path><draw:path draw:style-name="gr3" draw:text-style-name="P170" svg:width="0.0402in" svg:height="0.0728in" svg:x="0.2283in" svg:y="0.1807in" svg:viewBox="0 0 103 186" svg:d="M52 65h46v-10h-46v-55h-11c0 26-12 56-41 58v7h28v80c0 34 25 41 42 41 20 0 33-17 33-41v-17h-9v17c0 20-10 31-22 31-20 0-20-25-20-30z"><text:p/></draw:path><draw:path draw:style-name="gr3" draw:text-style-name="P170" svg:width="0.1106in" svg:height="0.0386in" svg:x="0.3402in" svg:y="0.1665in" svg:viewBox="0 0 282 99" svg:d="M268 17c6 0 14 0 14-9 0-8-8-8-14-8h-254c-6 0-14 0-14 8 0 9 8 9 14 9zM268 99c6 0 14 0 14-8s-8-8-14-8h-254c-6 0-14 0-14 8s8 8 14 8z"><text:p/></draw:path><draw:path draw:style-name="gr3" draw:text-style-name="P170" svg:width="0.0791in" svg:height="0.1169in" svg:x="0.5327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70" svg:width="0.165in" svg:height="0.1169in" svg:x="0.6217in" svg:y="0.002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9c1 7 1 10 7 10 5 0 6-2 9-9l125-216 16 215c1 8 2 10 7 10s7-4 10-8z"><text:p/></draw:path><draw:path draw:style-name="gr3" draw:text-style-name="P170" svg:width="0.0417in" svg:height="0.0516in" svg:x="0.7752in" svg:y="0.0886in" svg:viewBox="0 0 107 132" svg:d="M44 64c0-26 12-56 41-56-3 3-6 6-6 11 0 10 9 13 15 13 7 0 13-4 13-13 0-11-10-19-24-19-15 0-31 10-40 32v-32l-43 4v10c20 0 23 2 23 17v77c0 13-4 13-23 13v11c1 0 22-1 34-1 13 0 26 0 39 1v-11h-6c-23 0-23-4-23-14z"><text:p/></draw:path><draw:path draw:style-name="gr3" draw:text-style-name="P170" svg:width="0.0571in" svg:height="0.0528in" svg:x="0.8256in" svg:y="0.0882in" svg:viewBox="0 0 146 135" svg:d="M146 70c0-38-32-70-73-70s-73 32-73 70c0 37 32 65 73 65 40 0 73-28 73-65zM73 126c-11 0-27-4-37-18-8-12-8-28-8-41s0-31 10-43c8-10 20-16 35-16 17 0 30 9 36 18 9 11 10 27 10 41 0 15-1 30-10 42-8 11-21 17-36 17z"><text:p/></draw:path><draw:path draw:style-name="gr3" draw:text-style-name="P170" svg:width="0.0402in" svg:height="0.0728in" svg:x="0.8909in" svg:y="0.0685in" svg:viewBox="0 0 103 186" svg:d="M52 65h46v-10h-46v-55h-11c0 26-12 56-41 58v7h28v80c0 34 25 41 42 41 20 0 33-17 33-41v-17h-9v17c0 20-10 31-22 31-20 0-20-25-20-30z"><text:p/></draw:path><draw:polygon draw:style-name="gr3" draw:text-style-name="P170" svg:width="0.4213in" svg:height="0.0067in" svg:x="0.5264in" svg:y="0.1827in" svg:viewBox="0 0 1071 18" draw:points="536,18 0,18 0,0 1071,0 1071,18"><text:p/></draw:polygon><draw:path draw:style-name="gr3" draw:text-style-name="P170" svg:width="0.0791in" svg:height="0.1169in" svg:x="0.6705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70" svg:width="0.0512in" svg:height="0.1059in" svg:x="0.7539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70" svg:width="0.1106in" svg:height="0.0386in" svg:x="1.0228in" svg:y="0.1665in" svg:viewBox="0 0 282 99" svg:d="M268 17c6 0 14 0 14-9 0-8-8-8-14-8h-254c-6 0-14 0-14 8 0 9 8 9 14 9zM268 99c6 0 14 0 14-8s-8-8-14-8h-254c-6 0-14 0-14 8s8 8 14 8z"><text:p/></draw:path><draw:path draw:style-name="gr3" draw:text-style-name="P170" svg:width="0.1665in" svg:height="0.1134in" svg:x="1.2157in" svg:y="0.002in" svg:viewBox="0 0 424 289" svg:d="M374 32c4-15 4-19 36-19 10 0 14 0 14-8 0-5-4-5-11-5h-57c-10 0-10 0-16 8l-154 241-34-239c-1-10-2-10-13-10h-57c-9 0-14 0-14 8 0 5 5 5 14 5 4 0 13 0 18 1 6 0 9 2 9 6 0 3-1 4-2 9l-54 216c-4 16-11 29-46 31-1 0-7 0-7 8 0 4 2 5 6 5 13 0 29-1 42-1 14 0 30 1 43 1 3 0 9 0 9-9 0-4-5-4-9-4-24 0-27-9-27-18 0-4 0-6 1-11l57-230 38 262c0 5 1 10 6 10 4 0 7-5 9-7l171-269-60 243c-5 16-5 20-39 20-7 0-12 0-12 8 0 5 5 5 6 5 12 0 41-1 53-1 17 0 36 1 53 1 2 0 8 0 8-9 0-4-3-4-12-4-15 0-27 0-27-8 0-2 0-2 2-10z"><text:p/></draw:path><draw:path draw:style-name="gr3" draw:text-style-name="P170" svg:width="0.0177in" svg:height="0.0177in" svg:x="1.4394in" svg:y="0.0654in" svg:viewBox="0 0 46 46" svg:d="M46 23c0-12-10-23-23-23-12 0-23 11-23 23 0 13 11 23 23 23 13 0 23-10 23-23z"><text:p/></draw:path><draw:path draw:style-name="gr3" draw:text-style-name="P170" svg:width="0.0791in" svg:height="0.1169in" svg:x="1.5146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70" svg:width="0.0945in" svg:height="0.1094in" svg:x="1.6028in" svg:y="0.0421in" svg:viewBox="0 0 241 279" svg:d="M50 259c-1 6-1 6-1 8 0 10 7 12 12 12 3 0 11-1 16-11 1-3 3-18 14-77 4 1 7 1 15 1 70 0 135-67 135-133 0-34-17-59-48-59-62 0-87 82-113 164-45-8-69-32-69-62 0-12 9-59 36-88 2-3 2-4 2-6 0-1 0-3-5-3-12 0-44 61-44 102 0 39 28 70 73 81zM109 167c-3 0-3 0-7 0-5 0-6 0-6-2 0-1 7-39 8-45 14-55 47-96 84-96 30 0 41 24 41 43 0 48-54 100-120 100z"><text:p/></draw:path><draw:polygon draw:style-name="gr3" draw:text-style-name="P170" svg:width="0.4941in" svg:height="0.0067in" svg:x="1.2087in" svg:y="0.1827in" svg:viewBox="0 0 1256 18" draw:points="628,18 0,18 0,0 1256,0 1256,18"><text:p/></draw:polygon><draw:path draw:style-name="gr3" draw:text-style-name="P170" svg:width="0.0791in" svg:height="0.1169in" svg:x="1.3894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70" svg:width="0.0512in" svg:height="0.1059in" svg:x="1.4728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70" svg:width="0.1106in" svg:height="0.0386in" svg:x="1.778in" svg:y="0.1665in" svg:viewBox="0 0 282 99" svg:d="M268 17c6 0 14 0 14-9 0-8-8-8-14-8h-254c-6 0-14 0-14 8 0 9 8 9 14 9zM268 99c6 0 14 0 14-8s-8-8-14-8h-254c-6 0-14 0-14 8s8 8 14 8z"><text:p/></draw:path><draw:path draw:style-name="gr3" draw:text-style-name="P170" svg:width="0.1665in" svg:height="0.1134in" svg:x="1.9508in" svg:y="0.1142in" svg:viewBox="0 0 424 289" svg:d="M374 32c4-15 4-19 36-19 10 0 14 0 14-8 0-5-4-5-11-5h-57c-10 0-10 0-16 8l-154 241-34-239c-1-10-2-10-13-10h-57c-9 0-14 0-14 8 0 5 5 5 14 5 4 0 13 0 18 1 6 0 9 2 9 6 0 3-1 4-2 9l-54 216c-4 16-11 29-46 31-1 0-7 0-7 8 0 4 2 5 6 5 13 0 29-1 42-1 14 0 30 1 43 1 3 0 9 0 9-9 0-4-5-4-9-4-24 0-27-9-27-18 0-4 0-6 1-11l57-230 38 262c0 5 1 10 6 10 4 0 7-5 9-7l171-269-60 243c-5 16-5 20-39 20-7 0-12 0-12 8 0 5 5 5 6 5 12 0 41-1 53-1 17 0 36 1 53 1 2 0 8 0 8-9 0-4-3-4-12-4-15 0-27 0-27-8 0-2 0-2 2-10z"><text:p/></draw:path><draw:path draw:style-name="gr3" draw:text-style-name="P170" svg:width="0.039in" svg:height="0.1657in" svg:x="2.1398in" svg:y="0.1028in" svg:viewBox="0 0 100 422" svg:d="M100 418c0-1 0-2-9-9-53-53-66-133-66-198 0-73 16-146 69-199 6-6 6-6 6-7 0-4-3-5-5-5-5 0-43 29-69 83-21 46-26 93-26 128 0 34 5 84 28 132 26 53 62 79 67 79 2 0 5-1 5-4z"><text:p/></draw:path><draw:path draw:style-name="gr3" draw:text-style-name="P170" svg:width="0.0512in" svg:height="0.1059in" svg:x="2.1917in" svg:y="0.1236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70" svg:width="0.039in" svg:height="0.1657in" svg:x="2.2575in" svg:y="0.1028in" svg:viewBox="0 0 100 422" svg:d="M100 211c0-32-5-84-29-132-25-51-63-79-66-79-4 0-5 1-5 5 0 1 0 1 8 9 42 42 66 109 66 197 0 73-15 147-68 200-6 5-6 6-6 7 0 3 1 4 5 4 3 0 42-29 67-82 22-46 28-93 28-129z"><text:p/></draw:path><draw:path draw:style-name="gr3" draw:text-style-name="P170" svg:width="0.0177in" svg:height="0.0177in" svg:x="2.3638in" svg:y="0.1772in" svg:viewBox="0 0 46 46" svg:d="M46 23c0-12-10-23-23-23-12 0-23 11-23 23 0 13 11 23 23 23 13 0 23-10 23-23z"><text:p/></draw:path><draw:path draw:style-name="gr3" draw:text-style-name="P170" svg:width="0.0984in" svg:height="0.0752in" svg:x="2.4343in" svg:y="0.1539in" svg:viewBox="0 0 251 192" svg:d="M251 30c0-19-7-30-17-30-11 0-22 10-22 20 0 4 2 9 6 12 8 8 15 18 15 36 0 17-7 41-21 61-13 18-28 33-49 33-24 0-37-16-41-39 5-10 15-38 15-50 0-5-3-9-7-9s-9 1-12 7c-5 8-10 36-10 51-14 21-31 40-58 40s-37-25-37-49c0-53 43-97 43-103 0-5-3-9-7-9-6 0-8 6-12 10-21 31-37 81-37 121 0 29 10 60 44 60 30 0 51-21 65-45 5 26 21 45 47 45 34 0 54-25 70-58 9-20 25-78 25-104z"><text:p/></draw:path><draw:path draw:style-name="gr3" draw:text-style-name="P170" svg:width="0.039in" svg:height="0.1657in" svg:x="2.5579in" svg:y="0.1028in" svg:viewBox="0 0 100 422" svg:d="M100 418c0-1 0-2-9-9-53-53-66-133-66-198 0-73 16-146 69-199 6-6 6-6 6-7 0-4-3-5-5-5-5 0-43 29-69 83-21 46-26 93-26 128 0 34 5 84 28 132 26 53 62 79 67 79 2 0 5-1 5-4z"><text:p/></draw:path><draw:path draw:style-name="gr3" draw:text-style-name="P170" svg:width="0.0512in" svg:height="0.1059in" svg:x="2.6098in" svg:y="0.1236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70" svg:width="0.039in" svg:height="0.1657in" svg:x="2.6756in" svg:y="0.1028in" svg:viewBox="0 0 100 422" svg:d="M100 211c0-32-5-84-29-132-25-51-63-79-66-79-4 0-5 1-5 5 0 1 0 1 8 9 42 42 66 109 66 197 0 73-15 147-68 200-6 5-6 6-6 7 0 3 1 4 5 4 3 0 42-29 67-82 22-46 28-93 28-129z"><text:p/></draw:path></draw:g></text:h>
      <text:h text:style-name="P156" text:outline-level="3">Schiefer Wurf</text:h>
      <text:p text:style-name="P120"><text:s/><draw:g text:anchor-type="as-char" svg:y="-0.1228in" draw:z-index="64" draw:style-name="gr1"><svg:title>TexMaths</svg:title><svg:desc>12§display§\text{falls }\theta = 90 ^{\circ} \Rightarrow v_x = 0 \qquad  \Rightarrow \cos{\theta} = 0 , \sin{\theta} = 1§svg§600§FALSE§</svg:desc><draw:polygon draw:style-name="gr2" draw:text-style-name="P170" svg:width="3.5398in" svg:height="0.1555in" svg:x="0in" svg:y="0in" svg:viewBox="0 0 8992 396" draw:points="4497,396 0,396 0,0 8992,0 8992,396"><text:p/></draw:polygon><draw:path draw:style-name="gr3" draw:text-style-name="P170" svg:width="0.0539in" svg:height="0.1177in" svg:x="0.0055in" svg:y="0.0055in" svg:viewBox="0 0 138 300" svg:d="M60 117v-50c0-37 20-57 40-57 1 0 7 0 14 2-6 2-13 7-13 18 0 10 7 18 18 18 13 0 19-8 19-18 0-16-16-30-38-30-30 0-66 23-66 67v50h-34v13h34v137c0 19-5 19-34 19v14c17-2 37-2 49-2 17 0 37 0 54 2v-14h-9c-32 0-33-4-33-20v-136h49v-13z"><text:p/></draw:path><draw:path draw:style-name="gr3" draw:text-style-name="P170" svg:width="0.0752in" svg:height="0.0764in" svg:x="0.0575in" svg:y="0.0484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70" svg:width="0.037in" svg:height="0.1157in" svg:x="0.1394in" svg:y="0.0075in" svg:viewBox="0 0 95 295" svg:d="M61 0l-61 5v13c30 0 34 2 34 24v220c0 20-5 20-34 20v13c14 0 37-1 48-1 10 0 31 1 47 1v-13c-29 0-34 0-34-20z"><text:p/></draw:path><draw:path draw:style-name="gr3" draw:text-style-name="P170" svg:width="0.037in" svg:height="0.1157in" svg:x="0.185in" svg:y="0.0075in" svg:viewBox="0 0 95 295" svg:d="M61 0l-61 5v13c30 0 34 2 34 24v220c0 20-5 20-34 20v13c14 0 37-1 48-1 10 0 31 1 47 1v-13c-29 0-34 0-34-20z"><text:p/></draw:path><draw:path draw:style-name="gr3" draw:text-style-name="P170" svg:width="0.0543in" svg:height="0.0764in" svg:x="0.2315in" svg:y="0.0484in" svg:viewBox="0 0 139 195" svg:d="M74 108c10 1 45 9 45 39 0 21-15 39-48 39-36 0-52-25-59-61-1-5-2-7-6-7-6 0-6 4-6 11v56c0 8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70" svg:width="0.0685in" svg:height="0.1193in" svg:x="0.3539in" svg:y="0.0055in" svg:viewBox="0 0 175 304" svg:d="M175 87c0-28-7-87-50-87-60 0-125 120-125 217 0 39 12 87 50 87 60 0 125-122 125-217zM46 146c7-28 15-62 32-92 11-20 26-44 46-44 21 0 24 26 24 50 0 22-4 43-15 86zM130 159c-5 19-14 55-29 86-16 29-31 50-51 50-13 0-22-12-22-52 0-18 2-42 14-84z"><text:p/></draw:path><draw:path draw:style-name="gr3" draw:text-style-name="P170" svg:width="0.1106in" svg:height="0.039in" svg:x="0.4846in" svg:y="0.0618in" svg:viewBox="0 0 282 100" svg:d="M268 17c6 0 14 0 14-9 0-8-8-8-14-8h-254c-6 0-14 0-14 8 0 9 8 9 14 9zM268 100c6 0 14 0 14-9 0-8-8-8-14-8h-254c-6 0-14 0-14 8 0 9 8 9 14 9z"><text:p/></draw:path><draw:path draw:style-name="gr3" draw:text-style-name="P170" svg:width="0.0689in" svg:height="0.1146in" svg:x="0.6579in" svg:y="0.0122in" svg:viewBox="0 0 176 292" svg:d="M138 148v13c0 100-44 119-68 119-8 0-30-1-42-15 19 0 21-12 21-20 0-13-9-19-19-19-7 0-19 4-19 21 0 27 23 45 59 45 55 0 106-57 106-149 0-114-49-143-86-143-24 0-44 7-62 26-18 20-28 38-28 69 0 54 37 95 85 95 25 0 43-18 53-42zM85 180c-7 0-26 0-39-26-8-16-8-37-8-58 0-23 0-43 9-59 12-21 27-26 43-26 19 0 34 14 41 34 5 13 6 39 6 58 0 37-15 77-52 77z"><text:p/></draw:path><draw:path draw:style-name="gr3" draw:text-style-name="P170" svg:width="0.0701in" svg:height="0.1146in" svg:x="0.7406in" svg:y="0.0122in" svg:viewBox="0 0 179 292" svg:d="M179 147c0-34-3-68-17-99-19-41-54-48-72-48-26 0-56 11-74 51-14 28-16 62-16 96 0 32 1 70 19 102 18 35 49 43 70 43 23 0 55-9 74-49 13-29 16-63 16-96zM89 283c-16 0-41-11-49-52-5-25-5-64-5-89 0-28 0-55 3-78 9-51 40-54 51-54 14 0 42 7 50 49 5 24 5 57 5 83 0 31 0 60-5 88-7 40-31 53-50 53z"><text:p/></draw:path><draw:path draw:style-name="gr3" draw:text-style-name="P170" svg:width="0.05in" svg:height="0.0504in" svg:x="0.826in" svg:y="0in" svg:viewBox="0 0 128 129" svg:d="M128 64c0-36-28-64-64-64-35 0-64 29-64 64 0 36 29 65 64 65 36 0 64-30 64-65zM64 113c-28 0-50-23-50-49 0-28 23-50 50-50 28 0 50 23 50 50s-23 49-50 49z"><text:p/></draw:path><draw:path draw:style-name="gr3" draw:text-style-name="P170" svg:width="0.1476in" svg:height="0.0913in" svg:x="0.9488in" svg:y="0.0354in" svg:viewBox="0 0 376 233" svg:d="M284 84c17 16 39 27 53 33-15 7-36 18-53 32h-268c-8 0-16 0-16 9 0 8 7 8 14 8h251c-20 20-43 58-43 63 0 4 6 4 8 4 4 0 6 0 9-3 8-16 20-39 48-63 29-26 57-37 79-44 7-3 8-3 8-4 2 0 2-1 2-2s0-1 0-3l-2-1c-1 0-1 0-9-4-58-16-100-55-124-101-5-8-5-8-11-8-2 0-8 0-8 5s22 42 43 62h-251c-7 0-14 0-14 9 0 8 8 8 16 8z"><text:p/></draw:path><draw:path draw:style-name="gr3" draw:text-style-name="P170" svg:width="0.0728in" svg:height="0.0756in" svg:x="1.1563in" svg:y="0.0492in" svg:viewBox="0 0 186 193" svg:d="M186 30c0-23-11-30-18-30-11 0-22 11-22 20 0 6 3 9 8 14 8 8 14 19 14 35s-25 114-76 114c-21 0-31-15-31-36 0-24 11-56 24-90 4-8 6-14 6-22 0-19-14-35-35-35-40 0-56 61-56 65 0 5 5 5 5 5 5 0 5-1 7-7 12-44 30-53 43-53 3 0 10 0 10 13 0 11-4 22-7 30-18 49-24 69-24 87 0 46 37 53 57 53 71 0 95-141 95-163z"><text:p/></draw:path><draw:path draw:style-name="gr3" draw:text-style-name="P170" svg:width="0.0626in" svg:height="0.0528in" svg:x="1.2374in" svg:y="0.0965in" svg:viewBox="0 0 160 135" svg:d="M60 100c-4 11-13 26-28 26-1 0-10 0-16-3 12-5 13-16 13-17 0-7-5-11-12-11-9 0-17 7-17 18 0 15 17 22 31 22 13 0 27-9 34-22 7 16 23 22 35 22 34 0 52-38 52-46 0-4-3-4-4-4-5 0-5 2-6 5-6 21-24 36-41 36-12 0-18-8-18-19 0-8 7-35 15-68 6-23 20-31 29-31 1 0 11 0 17 4-10 4-13 12-13 17 0 7 5 11 12 11 6 0 17-5 17-18 0-17-20-22-32-22-15 0-26 10-33 22-5-14-19-22-36-22-33 0-52 37-52 46 0 3 4 3 5 3 4 0 4-1 6-4 7-23 25-37 41-37 9 0 17 5 17 20 0 6-4 21-6 31z"><text:p/></draw:path><draw:path draw:style-name="gr3" draw:text-style-name="P170" svg:width="0.1106in" svg:height="0.039in" svg:x="1.3713in" svg:y="0.0618in" svg:viewBox="0 0 282 100" svg:d="M268 17c6 0 14 0 14-9 0-8-8-8-14-8h-254c-6 0-14 0-14 8 0 9 8 9 14 9zM268 100c6 0 14 0 14-9 0-8-8-8-14-8h-254c-6 0-14 0-14 8 0 9 8 9 14 9z"><text:p/></draw:path><draw:path draw:style-name="gr3" draw:text-style-name="P170" svg:width="0.0701in" svg:height="0.1146in" svg:x="1.5437in" svg:y="0.0122in" svg:viewBox="0 0 179 292" svg:d="M179 147c0-34-3-68-17-99-19-41-54-48-72-48-26 0-56 11-74 51-14 28-16 62-16 96 0 32 1 70 19 102 18 35 49 43 70 43 23 0 55-9 74-49 13-29 16-63 16-96zM89 283c-16 0-41-11-49-52-5-25-5-64-5-89 0-28 0-55 3-78 9-51 40-54 51-54 14 0 42 7 50 49 5 24 5 57 5 83 0 31 0 60-5 88-7 40-31 53-50 53z"><text:p/></draw:path><draw:path draw:style-name="gr3" draw:text-style-name="P170" svg:width="0.1476in" svg:height="0.0913in" svg:x="2.0075in" svg:y="0.0354in" svg:viewBox="0 0 376 233" svg:d="M284 84c17 16 39 27 53 33-15 7-36 18-53 32h-268c-8 0-16 0-16 9 0 8 7 8 14 8h251c-20 20-43 58-43 63 0 4 6 4 8 4 4 0 6 0 9-3 8-16 20-39 48-63 29-26 57-37 79-44 7-3 8-3 8-4 2 0 2-1 2-2s0-1 0-3l-2-1c-1 0-1 0-9-4-58-16-100-55-124-101-5-8-5-8-11-8-2 0-8 0-8 5s22 42 43 62h-251c-7 0-14 0-14 9 0 8 8 8 16 8z"><text:p/></draw:path><draw:path draw:style-name="gr3" draw:text-style-name="P170" svg:width="0.0634in" svg:height="0.0764in" svg:x="2.2165in" svg:y="0.0484in" svg:viewBox="0 0 162 195" svg:d="M35 97c0-68 35-86 57-86 4 0 32 0 46 15-17 2-20 15-20 20 0 11 8 19 20 19 11 0 19-7 19-19 0-29-32-46-65-46-52 0-92 46-92 99 0 54 42 96 91 96 58 0 71-51 71-55s-5-4-6-4c-4 0-5 1-5 4-13 39-41 44-56 44-22 0-60-18-60-87z"><text:p/></draw:path><draw:path draw:style-name="gr3" draw:text-style-name="P170" svg:width="0.0736in" svg:height="0.0764in" svg:x="2.289in" svg:y="0.0484in" svg:viewBox="0 0 188 195" svg:d="M188 100c0-55-43-100-93-100-54 0-95 47-95 100 0 54 44 95 94 95 51 0 94-41 94-95zM95 184c-19 0-37-8-49-28-11-19-11-44-11-60 0-17 0-39 11-59 10-19 31-27 48-27 19 0 37 9 48 27 10 18 10 42 10 59 0 16 0 39-8 57-10 19-29 31-49 31z"><text:p/></draw:path><draw:path draw:style-name="gr3" draw:text-style-name="P170" svg:width="0.0543in" svg:height="0.0764in" svg:x="2.3728in" svg:y="0.0484in" svg:viewBox="0 0 139 195" svg:d="M74 108c10 1 45 9 45 39 0 21-15 39-48 39-36 0-52-25-59-61-1-5-2-7-6-7-6 0-6 4-6 11v56c0 8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70" svg:width="0.0685in" svg:height="0.1193in" svg:x="2.4673in" svg:y="0.0055in" svg:viewBox="0 0 175 304" svg:d="M175 87c0-28-7-87-50-87-60 0-125 120-125 217 0 39 12 87 50 87 60 0 125-122 125-217zM46 146c7-28 15-62 32-92 11-20 26-44 46-44 21 0 24 26 24 50 0 22-4 43-15 86zM130 159c-5 19-14 55-29 86-16 29-31 50-51 50-13 0-22-12-22-52 0-18 2-42 14-84z"><text:p/></draw:path><draw:path draw:style-name="gr3" draw:text-style-name="P170" svg:width="0.1106in" svg:height="0.039in" svg:x="2.5988in" svg:y="0.0618in" svg:viewBox="0 0 282 100" svg:d="M268 17c6 0 14 0 14-9 0-8-8-8-14-8h-254c-6 0-14 0-14 8 0 9 8 9 14 9zM268 100c6 0 14 0 14-9 0-8-8-8-14-8h-254c-6 0-14 0-14 8 0 9 8 9 14 9z"><text:p/></draw:path><draw:path draw:style-name="gr3" draw:text-style-name="P170" svg:width="0.0701in" svg:height="0.1146in" svg:x="2.7713in" svg:y="0.0122in" svg:viewBox="0 0 179 292" svg:d="M179 147c0-34-3-68-17-99-19-41-54-48-72-48-26 0-56 11-74 51-14 28-16 62-16 96 0 32 1 70 19 102 18 35 49 43 70 43 23 0 55-9 74-49 13-29 16-63 16-96zM89 283c-16 0-41-11-49-52-5-25-5-64-5-89 0-28 0-55 3-78 9-51 40-54 51-54 14 0 42 7 50 49 5 24 5 57 5 83 0 31 0 60-5 88-7 40-31 53-50 53z"><text:p/></draw:path><draw:path draw:style-name="gr3" draw:text-style-name="P170" svg:width="0.0193in" svg:height="0.05in" svg:x="2.8618in" svg:y="0.1051in" svg:viewBox="0 0 50 128" svg:d="M50 45c0-28-10-45-27-45-15 0-23 11-23 23 0 11 8 23 23 23 5 0 11-3 15-6 2-1 2-1 2-1 1 0 1 0 1 6 0 32-15 57-29 72-5 3-5 5-5 6 0 3 3 5 4 5 5 0 39-33 39-83z"><text:p/></draw:path><draw:path draw:style-name="gr3" draw:text-style-name="P170" svg:width="0.0543in" svg:height="0.0764in" svg:x="2.9272in" svg:y="0.0484in" svg:viewBox="0 0 139 195" svg:d="M74 108c10 1 45 9 45 39 0 21-15 39-48 39-36 0-52-25-59-61-1-5-2-7-6-7-6 0-6 4-6 11v56c0 8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70" svg:width="0.0354in" svg:height="0.1114in" svg:x="2.9921in" svg:y="0.0114in" svg:viewBox="0 0 91 284" svg:d="M61 96l-60 5v13c29 0 33 3 33 23v114c0 20-5 20-34 20v13c13 0 37-1 47-1 15 0 30 1 44 1v-13c-27 0-30-3-30-18zM64 23c0-15-11-23-23-23-13 0-23 12-23 23s10 22 23 22c12 0 23-9 23-22z"><text:p/></draw:path><draw:path draw:style-name="gr3" draw:text-style-name="P170" svg:width="0.0839in" svg:height="0.0736in" svg:x="3.0382in" svg:y="0.0492in" svg:viewBox="0 0 214 188" svg:d="M34 42v113c0 19-5 19-34 19v14c14 0 36-2 48-2 11 0 34 2 48 2v-14c-29 0-34 0-34-19v-78c0-43 30-67 58-67 26 0 31 22 31 47v98c0 19-5 19-33 19v14c15 0 37-2 48-2 10 0 33 2 48 2v-14c-23 0-33 0-34-12v-81c0-36 0-50-13-65-6-8-19-16-45-16-31 0-50 18-62 45v-45l-60 5v13c30 0 34 2 34 24z"><text:p/></draw:path><draw:path draw:style-name="gr3" draw:text-style-name="P170" svg:width="0.0685in" svg:height="0.1193in" svg:x="3.1598in" svg:y="0.0055in" svg:viewBox="0 0 175 304" svg:d="M175 87c0-28-7-87-50-87-60 0-125 120-125 217 0 39 12 87 50 87 60 0 125-122 125-217zM46 146c7-28 15-62 32-92 11-20 26-44 46-44 21 0 24 26 24 50 0 22-4 43-15 86zM130 159c-5 19-14 55-29 86-16 29-31 50-51 50-13 0-22-12-22-52 0-18 2-42 14-84z"><text:p/></draw:path><draw:path draw:style-name="gr3" draw:text-style-name="P170" svg:width="0.1106in" svg:height="0.039in" svg:x="3.2909in" svg:y="0.0618in" svg:viewBox="0 0 282 100" svg:d="M268 17c6 0 14 0 14-9 0-8-8-8-14-8h-254c-6 0-14 0-14 8 0 9 8 9 14 9zM268 100c6 0 14 0 14-9 0-8-8-8-14-8h-254c-6 0-14 0-14 8 0 9 8 9 14 9z"><text:p/></draw:path><draw:path draw:style-name="gr3" draw:text-style-name="P170" svg:width="0.0547in" svg:height="0.111in" svg:x="3.4717in" svg:y="0.0122in" svg:viewBox="0 0 140 283" svg:d="M88 11c0-10 0-11-10-11-26 28-65 28-78 28v13c8 0 34 0 55-12v220c0 16-1 21-39 21h-14v13c16-1 52-1 70-1 17 0 54 0 68 1v-13h-13c-38 0-39-5-39-21z"><text:p/></draw:path></draw:g></text:p>
      <text:p text:style-name="P61"><draw:g text:anchor-type="as-char" svg:y="-0.2417in" draw:z-index="86" draw:style-name="gr1"><svg:title>TexMaths</svg:title><svg:desc>12§display§\vec{v_0} = \begin{pmatrix} V_{0x} \\ V_{0y} \end{pmatrix} = \begin{pmatrix} V_0 \cdot \cos{\theta} \\ V_0 \cdot \sin{\theta} \end{pmatrix}§svg§600§FALSE§</svg:desc><draw:polygon draw:style-name="gr2" draw:text-style-name="P170" svg:width="1.9575in" svg:height="0.3988in" svg:x="0in" svg:y="0in" svg:viewBox="0 0 4973 1014" draw:points="2487,1014 0,1014 0,0 4973,0 4973,1014"><text:p/></draw:polygon><draw:path draw:style-name="gr3" draw:text-style-name="P170" svg:width="0.0736in" svg:height="0.0331in" svg:x="0.0535in" svg:y="0.1217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70" svg:width="0.0728in" svg:height="0.0752in" svg:x="0.0047in" svg:y="0.1673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70" svg:width="0.0539in" svg:height="0.0795in" svg:x="0.0866in" svg:y="0.1886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70" svg:width="0.1106in" svg:height="0.039in" svg:x="0.2102in" svg:y="0.1803in" svg:viewBox="0 0 282 100" svg:d="M268 17c6 0 14 0 14-9 0-8-8-8-14-8h-254c-6 0-14 0-14 8 0 9 8 9 14 9zM268 100c6 0 14 0 14-9 0-8-8-8-14-8h-254c-6 0-14 0-14 8 0 9 8 9 14 9z"><text:p/></draw:path><draw:path draw:style-name="gr3" draw:text-style-name="P170" svg:width="0.0819in" svg:height="0.3984in" svg:x="0.411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3" draw:text-style-name="P170" svg:width="0.1185in" svg:height="0.1173in" svg:x="0.5079in" svg:y="0.02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70" svg:width="0.0539in" svg:height="0.0795in" svg:x="0.6016in" svg:y="0.0874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70" svg:width="0.0626in" svg:height="0.0524in" svg:x="0.6673in" svg:y="0.113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70" svg:width="0.1185in" svg:height="0.1173in" svg:x="0.5098in" svg:y="0.225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70" svg:width="0.0539in" svg:height="0.0795in" svg:x="0.6035in" svg:y="0.286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70" svg:width="0.0594in" svg:height="0.0752in" svg:x="0.6689in" svg:y="0.3126in" svg:viewBox="0 0 152 192" svg:d="M151 19c1-5 1-5 1-7 0-6-4-10-9-10-4 0-9 3-12 8-1 2-4 12-5 18l-6 24c-2 7-11 44-12 48 0 0-13 26-37 26-21 0-21-19-21-25 0-16 8-35 17-58 4-9 5-13 5-18 0-14-12-25-29-25-30 0-43 41-43 46 0 3 4 3 5 3 5 0 5-1 6-5 7-24 20-36 31-36 6 0 8 4 8 11 0 6-3 13-4 17-15 36-17 47-17 60 0 5 0 19 11 29 9 7 22 9 30 9 12 0 22-4 32-13-4 16-7 29-19 43-9 10-21 20-36 20-3 0-16 0-22-10 16-2 16-17 16-17 0-9-9-11-12-11-7 0-17 6-17 20 0 15 14 26 35 26 30 0 67-24 77-61z"><text:p/></draw:path><draw:path draw:style-name="gr3" draw:text-style-name="P170" svg:width="0.0819in" svg:height="0.3984in" svg:x="0.7512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draw:path draw:style-name="gr3" draw:text-style-name="P170" svg:width="0.1106in" svg:height="0.039in" svg:x="0.9228in" svg:y="0.1803in" svg:viewBox="0 0 282 100" svg:d="M268 17c6 0 14 0 14-9 0-8-8-8-14-8h-254c-6 0-14 0-14 8 0 9 8 9 14 9zM268 100c6 0 14 0 14-9 0-8-8-8-14-8h-254c-6 0-14 0-14 8 0 9 8 9 14 9z"><text:p/></draw:path><draw:path draw:style-name="gr3" draw:text-style-name="P170" svg:width="0.0819in" svg:height="0.3984in" svg:x="1.1236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3" draw:text-style-name="P170" svg:width="0.1185in" svg:height="0.1173in" svg:x="1.2205in" svg:y="0.02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70" svg:width="0.0539in" svg:height="0.0795in" svg:x="1.3138in" svg:y="0.0874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70" svg:width="0.0177in" svg:height="0.0177in" svg:x="1.4335in" svg:y="0.0894in" svg:viewBox="0 0 46 46" svg:d="M46 23c0-12-10-23-23-23-12 0-23 11-23 23 0 13 11 23 23 23 13 0 23-10 23-23z"><text:p/></draw:path><draw:path draw:style-name="gr3" draw:text-style-name="P170" svg:width="0.0634in" svg:height="0.076in" svg:x="1.5083in" svg:y="0.0654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3" draw:text-style-name="P170" svg:width="0.0736in" svg:height="0.076in" svg:x="1.5807in" svg:y="0.0654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3" draw:text-style-name="P170" svg:width="0.0543in" svg:height="0.076in" svg:x="1.6646in" svg:y="0.065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70" svg:width="0.0685in" svg:height="0.1193in" svg:x="1.7594in" svg:y="0.0217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ath draw:style-name="gr3" draw:text-style-name="P170" svg:width="0.1185in" svg:height="0.1173in" svg:x="1.2299in" svg:y="0.225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70" svg:width="0.0539in" svg:height="0.0795in" svg:x="1.3232in" svg:y="0.286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70" svg:width="0.0177in" svg:height="0.0177in" svg:x="1.4429in" svg:y="0.2882in" svg:viewBox="0 0 46 46" svg:d="M46 23c0-12-10-23-23-23-12 0-23 11-23 23 0 13 11 23 23 23 13 0 23-10 23-23z"><text:p/></draw:path><draw:path draw:style-name="gr3" draw:text-style-name="P170" svg:width="0.0543in" svg:height="0.076in" svg:x="1.5169in" svg:y="0.2646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70" svg:width="0.0354in" svg:height="0.111in" svg:x="1.5827in" svg:y="0.228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70" svg:width="0.0839in" svg:height="0.0732in" svg:x="1.6287in" svg:y="0.265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70" svg:width="0.0685in" svg:height="0.1193in" svg:x="1.75in" svg:y="0.2217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ath draw:style-name="gr3" draw:text-style-name="P170" svg:width="0.0819in" svg:height="0.3984in" svg:x="1.8409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/draw:g><text:tab/><text:tab/><draw:g text:anchor-type="as-char" svg:y="-0.2417in" draw:z-index="85" draw:style-name="gr1"><svg:title>TexMaths</svg:title><svg:desc>12§display§\vec{a}(t) = \begin{pmatrix} 0 \\ -g \end{pmatrix}§svg§600§FALSE§</svg:desc><draw:polygon draw:style-name="gr2" draw:text-style-name="P170" svg:width="0.9681in" svg:height="0.3988in" svg:x="0in" svg:y="0in" svg:viewBox="0 0 2460 1014" draw:points="1229,1014 0,1014 0,0 2460,0 2460,1014"><text:p/></draw:polygon><draw:path draw:style-name="gr3" draw:text-style-name="P170" svg:width="0.0736in" svg:height="0.0331in" svg:x="0.0303in" svg:y="0.1217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70" svg:width="0.076in" svg:height="0.0752in" svg:x="0.0169in" svg:y="0.1673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70" svg:width="0.039in" svg:height="0.1661in" svg:x="0.115in" svg:y="0.1161in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70" svg:width="0.0512in" svg:height="0.1059in" svg:x="0.1669in" svg:y="0.1362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70" svg:width="0.039in" svg:height="0.1661in" svg:x="0.2319in" svg:y="0.1161in" svg:viewBox="0 0 100 423" svg:d="M100 211c0-32-5-84-29-132-25-51-63-79-66-79-4 0-5 1-5 5 0 1 0 1 8 9 42 42 66 110 66 197 0 73-15 148-68 201-6 5-6 6-6 7 0 2 1 4 5 4 3 0 42-29 67-82 22-47 28-94 28-130z"><text:p/></draw:path><draw:path draw:style-name="gr3" draw:text-style-name="P170" svg:width="0.1106in" svg:height="0.039in" svg:x="0.3425in" svg:y="0.1803in" svg:viewBox="0 0 282 100" svg:d="M268 17c6 0 14 0 14-9 0-8-8-8-14-8h-254c-6 0-14 0-14 8 0 9 8 9 14 9zM268 100c6 0 14 0 14-9 0-8-8-8-14-8h-254c-6 0-14 0-14 8 0 9 8 9 14 9z"><text:p/></draw:path><draw:path draw:style-name="gr3" draw:text-style-name="P170" svg:width="0.0819in" svg:height="0.3984in" svg:x="0.5437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3" draw:text-style-name="P170" svg:width="0.0701in" svg:height="0.1146in" svg:x="0.7031in" svg:y="0.0287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70" svg:width="0.1016in" svg:height="0.0067in" svg:x="0.6453in" svg:y="0.2941in" svg:viewBox="0 0 259 18" svg:d="M244 18c7 0 15 0 15-8 0-10-8-10-15-10h-230c-7 0-14 0-14 10 0 8 7 8 14 8z"><text:p/></draw:path><draw:path draw:style-name="gr3" draw:text-style-name="P170" svg:width="0.076in" svg:height="0.1075in" svg:x="0.763in" svg:y="0.265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70" svg:width="0.0819in" svg:height="0.3984in" svg:x="0.8512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/draw:g><text:tab/><text:tab/><draw:g text:anchor-type="as-char" svg:y="-0.2417in" draw:z-index="39" draw:style-name="gr1"><svg:title>TexMaths</svg:title><svg:desc>12§display§\vec{V}(t) = \begin{pmatrix} V_{0x} \\ V_{0y} - g \cdot t \end{pmatrix}§svg§600§FALSE§</svg:desc><draw:polygon draw:style-name="gr2" draw:text-style-name="P170" svg:width="1.4996in" svg:height="0.3988in" svg:x="0in" svg:y="0in" svg:viewBox="0 0 3810 1014" draw:points="1906,1014 0,1014 0,0 3810,0 3810,1014"><text:p/></draw:polygon><draw:path draw:style-name="gr3" draw:text-style-name="P170" svg:width="0.0736in" svg:height="0.0331in" svg:x="0.0429in" svg:y="0.0803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70" svg:width="0.1185in" svg:height="0.1173in" svg:x="0.0094in" svg:y="0.127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70" svg:width="0.039in" svg:height="0.1661in" svg:x="0.1504in" svg:y="0.1161in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70" svg:width="0.0512in" svg:height="0.1059in" svg:x="0.2024in" svg:y="0.1362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70" svg:width="0.039in" svg:height="0.1661in" svg:x="0.2677in" svg:y="0.1161in" svg:viewBox="0 0 100 423" svg:d="M100 211c0-32-5-84-29-132-25-51-63-79-66-79-4 0-5 1-5 5 0 1 0 1 8 9 42 42 66 110 66 197 0 73-15 148-68 201-6 5-6 6-6 7 0 2 1 4 5 4 3 0 42-29 67-82 22-47 28-94 28-130z"><text:p/></draw:path><draw:path draw:style-name="gr3" draw:text-style-name="P170" svg:width="0.1106in" svg:height="0.039in" svg:x="0.3783in" svg:y="0.1803in" svg:viewBox="0 0 282 100" svg:d="M268 17c6 0 14 0 14-9 0-8-8-8-14-8h-254c-6 0-14 0-14 8 0 9 8 9 14 9zM268 100c6 0 14 0 14-9 0-8-8-8-14-8h-254c-6 0-14 0-14 8 0 9 8 9 14 9z"><text:p/></draw:path><draw:path draw:style-name="gr3" draw:text-style-name="P170" svg:width="0.0819in" svg:height="0.3984in" svg:x="0.5787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3" draw:text-style-name="P170" svg:width="0.1185in" svg:height="0.1173in" svg:x="0.9079in" svg:y="0.02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70" svg:width="0.0539in" svg:height="0.0795in" svg:x="1.0016in" svg:y="0.0874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70" svg:width="0.0626in" svg:height="0.0524in" svg:x="1.0673in" svg:y="0.113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70" svg:width="0.1185in" svg:height="0.1173in" svg:x="0.6756in" svg:y="0.225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70" svg:width="0.0539in" svg:height="0.0795in" svg:x="0.7697in" svg:y="0.286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70" svg:width="0.0594in" svg:height="0.0752in" svg:x="0.8346in" svg:y="0.3126in" svg:viewBox="0 0 152 192" svg:d="M151 19c1-5 1-5 1-7 0-6-4-10-9-10-4 0-9 3-12 8-1 2-4 12-5 18l-6 24c-2 7-11 44-12 48 0 0-13 26-37 26-21 0-21-19-21-25 0-16 8-35 17-58 4-9 5-13 5-18 0-14-12-25-29-25-30 0-43 41-43 46 0 3 4 3 5 3 5 0 5-1 6-5 7-24 20-36 31-36 6 0 8 4 8 11 0 6-3 13-4 17-15 36-17 47-17 60 0 5 0 19 11 29 9 7 22 9 30 9 12 0 22-4 32-13-4 16-7 29-19 43-9 10-21 20-36 20-3 0-16 0-22-10 16-2 16-17 16-17 0-9-9-11-12-11-7 0-17 6-17 20 0 15 14 26 35 26 30 0 67-24 77-61z"><text:p/></draw:path><draw:path draw:style-name="gr3" draw:text-style-name="P170" svg:width="0.1016in" svg:height="0.0067in" svg:x="0.9598in" svg:y="0.2941in" svg:viewBox="0 0 259 18" svg:d="M244 18c7 0 15 0 15-8 0-10-8-10-15-10h-230c-7 0-14 0-14 10 0 8 7 8 14 8z"><text:p/></draw:path><draw:path draw:style-name="gr3" draw:text-style-name="P170" svg:width="0.076in" svg:height="0.1075in" svg:x="1.115in" svg:y="0.265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70" svg:width="0.0177in" svg:height="0.0177in" svg:x="1.2488in" svg:y="0.2882in" svg:viewBox="0 0 46 46" svg:d="M46 23c0-12-10-23-23-23-12 0-23 11-23 23 0 13 11 23 23 23 13 0 23-10 23-23z"><text:p/></draw:path><draw:path draw:style-name="gr3" draw:text-style-name="P170" svg:width="0.0512in" svg:height="0.1059in" svg:x="1.3209in" svg:y="0.23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70" svg:width="0.0819in" svg:height="0.3984in" svg:x="1.3835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/draw:g><text:tab/> <draw:g text:anchor-type="as-char" svg:y="-0.1862in" draw:z-index="76" draw:style-name="gr1"><svg:title>TexMaths</svg:title><svg:desc>12§display§t_{steig} = \frac{v_0}{g}§svg§600§FALSE§</svg:desc><draw:polygon draw:style-name="gr2" draw:text-style-name="P170" svg:width="0.7567in" svg:height="0.3303in" svg:x="0in" svg:y="0.0016in" svg:viewBox="0 0 1923 840" draw:points="962,840 0,840 0,0 1923,0 1923,840"><text:p/></draw:polygon><draw:path draw:style-name="gr3" draw:text-style-name="P170" svg:width="0.0512in" svg:height="0.1059in" svg:x="0.0039in" svg:y="0.0819in" svg:viewBox="0 0 131 270" svg:d="M78 96h40c8 0 13 0 13-8 0-5-5-5-12-5h-37c15-60 16-69 16-71 0-7-4-12-12-12-1 0-13 0-16 16l-17 67h-40c-8 0-13 0-13 8 0 5 4 5 12 5h37c-30 120-32 127-32 134 0 23 17 40 39 40 44 0 68-62 68-65 0-5-4-5-5-5-4 0-5 2-6 6-19 45-41 54-55 54-10 0-14-5-14-19 0-11 0-13 3-20z"><text:p/></draw:path><draw:path draw:style-name="gr3" draw:text-style-name="P170" svg:width="0.0465in" svg:height="0.0524in" svg:x="0.0681in" svg:y="0.1594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3" draw:text-style-name="P170" svg:width="0.0394in" svg:height="0.0736in" svg:x="0.1276in" svg:y="0.1382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170" svg:width="0.0496in" svg:height="0.0524in" svg:x="0.1807in" svg:y="0.1594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70" svg:width="0.0354in" svg:height="0.0783in" svg:x="0.2413in" svg:y="0.1335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70" svg:width="0.0571in" svg:height="0.0752in" svg:x="0.2878in" svg:y="0.1594in" svg:viewBox="0 0 146 192" svg:d="M145 22c1-5 1-6 1-6 0-8-4-10-9-10-7 0-13 5-15 11-4-9-14-17-30-17-37 0-76 40-76 83 0 30 21 48 45 48 15 0 27-7 37-16l-6 27c-3 12-6 20-16 31-14 11-27 11-34 11-13 0-18-2-23-3 7-3 10-11 10-14 0-7-6-12-12-12-9 0-17 7-17 19 0 17 25 18 42 18 47 0 67-24 71-41zM104 91c-1 5-1 5-6 11-10 13-25 20-36 20-15 0-22-12-22-27 0-13 8-47 15-60 13-21 27-27 37-27 21 0 27 22 27 26 0 0 0 1-1 4z"><text:p/></draw:path><draw:path draw:style-name="gr3" draw:text-style-name="P170" svg:width="0.1106in" svg:height="0.039in" svg:x="0.4154in" svg:y="0.1248in" svg:viewBox="0 0 282 100" svg:d="M268 17c6 0 14 0 14-9 0-8-8-8-14-8h-254c-6 0-14 0-14 8 0 9 8 9 14 9zM268 100c6 0 14 0 14-9 0-8-8-8-14-8h-254c-6 0-14 0-14 8 0 9 8 9 14 9z"><text:p/></draw:path><draw:path draw:style-name="gr3" draw:text-style-name="P170" svg:width="0.0728in" svg:height="0.0752in" svg:x="0.6063in" svg:y="0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70" svg:width="0.0539in" svg:height="0.0795in" svg:x="0.6882in" svg:y="0.02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70" svg:width="0.1551in" svg:height="0.0067in" svg:x="0.6016in" svg:y="0.1409in" svg:viewBox="0 0 395 18" draw:points="198,18 0,18 0,0 395,0 395,18"><text:p/></draw:polygon><draw:path draw:style-name="gr3" draw:text-style-name="P170" svg:width="0.076in" svg:height="0.1071in" svg:x="0.639in" svg:y="0.2264in" svg:viewBox="0 0 194 273" svg:d="M193 28c1-3 1-5 1-8 0-7-4-12-12-12-3 0-15 4-16 18-9-15-23-26-40-26-49 0-101 59-101 120 0 42 25 67 57 67 24 0 44-20 49-24-10 37-15 55-15 57-1 3-15 45-61 45-7 0-21-1-33-5 13-3 18-14 18-21s-5-16-17-16c-10 0-23 9-23 25 0 17 16 25 56 25 53 0 84-32 90-57zM138 133c-2 11-12 22-22 30-8 7-21 15-33 15-22 0-28-22-28-39 0-20 12-71 23-92 12-21 30-37 48-37 28 0 34 33 34 36 0 2 0 4-2 6z"><text:p/></draw:path></draw:g><text:tab/><draw:g text:anchor-type="as-char" svg:y="-0.2508in" draw:z-index="75" draw:style-name="gr1"><svg:title>TexMaths</svg:title><svg:desc>12§display§h_{max} = \frac{V_0^2}{2g}§svg§600§FALSE§</svg:desc><draw:polygon draw:style-name="gr2" draw:text-style-name="P170" svg:width="0.8193in" svg:height="0.3937in" svg:x="0in" svg:y="0.0016in" svg:viewBox="0 0 2082 1001" draw:points="1041,1001 0,1001 0,0 2082,0 2082,1001"><text:p/></draw:polygon><draw:path draw:style-name="gr3" draw:text-style-name="P170" svg:width="0.0819in" svg:height="0.1173in" svg:x="0.0091in" svg:y="0.1346in" svg:viewBox="0 0 209 299" svg:d="M98 5c0 0 0-5-6-5-9 0-40 4-51 5-4 0-7 0-7 8 0 5 3 5 9 5 21 0 22 2 22 7l-1 9-63 243c-1 6-1 8-1 10 0 10 8 12 12 12 7 0 14-5 16-11l8-32 10-39c2-9 4-19 7-28 1-3 3-16 5-18 1-5 14-28 28-40 10-7 22-15 41-15 18 0 23 15 23 29 0 23-17 70-26 95-4 11-6 16-6 24 0 19 15 35 34 35 40 0 57-62 57-66s-5-4-6-4c-4 0-4 2-6 8-6 22-21 52-43 52-8 0-11-4-11-14s5-20 8-30c6-18 25-68 25-92 0-28-16-46-48-46-27 0-46 13-63 32z"><text:p/></draw:path><draw:path draw:style-name="gr3" draw:text-style-name="P170" svg:width="0.1067in" svg:height="0.0524in" svg:x="0.1012in" svg:y="0.2236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3" draw:text-style-name="P170" svg:width="0.0591in" svg:height="0.0524in" svg:x="0.2209in" svg:y="0.2236in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draw:path draw:style-name="gr3" draw:text-style-name="P170" svg:width="0.0626in" svg:height="0.0524in" svg:x="0.2909in" svg:y="0.2236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70" svg:width="0.1106in" svg:height="0.039in" svg:x="0.4248in" svg:y="0.1894in" svg:viewBox="0 0 282 100" svg:d="M268 17c6 0 14 0 14-9 0-8-8-8-14-8h-254c-6 0-14 0-14 8 0 9 8 9 14 9zM268 100c6 0 14 0 14-9 0-8-8-8-14-8h-254c-6 0-14 0-14 8 0 9 8 9 14 9z"><text:p/></draw:path><draw:path draw:style-name="gr3" draw:text-style-name="P170" svg:width="0.1189in" svg:height="0.1173in" svg:x="0.6201in" svg:y="0.024in" svg:viewBox="0 0 303 299" svg:d="M242 48c21-32 39-34 55-35 4 0 6-7 6-8 0-4-3-5-6-5-11 0-23 1-35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70" svg:width="0.0516in" svg:height="0.0772in" svg:x="0.752in" svg:y="0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" draw:text-style-name="P170" svg:width="0.0539in" svg:height="0.0795in" svg:x="0.7138in" svg:y="0.101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olygon draw:style-name="gr3" draw:text-style-name="P170" svg:width="0.2087in" svg:height="0.0067in" svg:x="0.6106in" svg:y="0.2043in" svg:viewBox="0 0 531 18" draw:points="265,18 0,18 0,0 531,0 531,18"><text:p/></draw:polygon><draw:path draw:style-name="gr3" draw:text-style-name="P170" svg:width="0.0661in" svg:height="0.1106in" svg:x="0.639in" svg:y="0.2535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3" draw:text-style-name="P170" svg:width="0.076in" svg:height="0.1075in" svg:x="0.7161in" svg:y="0.2909in" svg:viewBox="0 0 194 274" svg:d="M193 28c1-3 1-5 1-8 0-7-4-12-12-12-3 0-15 4-16 18-9-15-23-26-40-26-49 0-101 59-101 120 0 42 25 67 57 67 24 0 44-20 49-24-10 38-15 56-15 57-1 3-15 45-61 45-7 0-21-1-33-4 13-4 18-15 18-22s-5-16-17-16c-10 0-23 9-23 26 0 16 16 25 56 25 53 0 84-33 90-58zM138 133c-2 11-12 22-22 30-8 8-21 15-33 15-22 0-28-22-28-39 0-20 12-71 23-92 12-21 30-37 48-37 28 0 34 33 34 36 0 2 0 4-2 6z"><text:p/></draw:path></draw:g><text:tab/><text:tab/><draw:g text:anchor-type="as-char" svg:y="-0.2508in" draw:z-index="77" draw:style-name="gr1"><svg:title>TexMaths</svg:title><svg:desc>12§display§y(x) = h_0 + x(t) \cdot tan(\theta_0) - \frac{g \cdot x(t)^2}{2 \cdot v_0^2 \cdot cos^2(\theta_0)}§svg§600§FALSE§</svg:desc><draw:polygon draw:style-name="gr2" draw:text-style-name="P170" svg:width="3.1315in" svg:height="0.4063in" svg:x="0in" svg:y="0.0016in" svg:viewBox="0 0 7955 1033" draw:points="3977,1033 0,1033 0,0 7955,0 7955,1033"><text:p/></draw:polygon><draw:path draw:style-name="gr3" draw:text-style-name="P170" svg:width="0.0768in" svg:height="0.1075in" svg:x="0.0047in" svg:y="0.1768in" svg:viewBox="0 0 196 274" svg:d="M194 26c2-6 2-7 2-10 0-8-6-11-12-11-5 0-11 2-16 8 0 3-4 16-6 23-2 12-6 23-8 35l-20 75c-1 7-19 37-48 37-21 0-25-18-25-34 0-21 7-47 22-84 6-17 8-22 8-30 0-19-14-35-35-35-40 0-56 61-56 65 0 5 5 5 5 5 5 0 5-2 7-8 11-40 29-52 43-52 3 0 10 0 10 13 0 11-4 21-7 30-17 44-24 68-24 89 0 37 26 50 51 50 17 0 31-7 43-19-6 22-10 43-27 65-11 14-28 27-47 27-6 0-25-1-32-18 7 0 12 0 18-4 4-5 8-10 8-18 0-14-11-15-16-15-9 0-24 6-24 28 0 20 20 36 46 36 43 0 88-39 100-87z"><text:p/></draw:path><draw:path draw:style-name="gr3" draw:text-style-name="P170" svg:width="0.039in" svg:height="0.1661in" svg:x="0.1039in" svg:y="0.1252in" svg:viewBox="0 0 100 423" svg:d="M100 419c0-1 0-2-9-10-53-52-66-133-66-198 0-73 16-146 69-199 6-6 6-6 6-7 0-4-3-5-5-5-5 0-43 29-69 83-21 47-26 94-26 128s5 84 28 132c26 53 62 80 67 80 2 0 5-2 5-4z"><text:p/></draw:path><draw:path draw:style-name="gr3" draw:text-style-name="P170" svg:width="0.0827in" svg:height="0.0752in" svg:x="0.1567in" svg:y="0.1768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3" draw:text-style-name="P170" svg:width="0.039in" svg:height="0.1661in" svg:x="0.2563in" svg:y="0.1252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70" svg:width="0.1106in" svg:height="0.039in" svg:x="0.3665in" svg:y="0.1894in" svg:viewBox="0 0 282 100" svg:d="M268 17c6 0 14 0 14-9 0-8-8-8-14-8h-254c-6 0-14 0-14 8 0 9 8 9 14 9zM268 100c6 0 14 0 14-9 0-8-8-8-14-8h-254c-6 0-14 0-14 8 0 9 8 9 14 9z"><text:p/></draw:path><draw:path draw:style-name="gr3" draw:text-style-name="P170" svg:width="0.0819in" svg:height="0.1173in" svg:x="0.5417in" svg:y="0.1346in" svg:viewBox="0 0 209 299" svg:d="M98 5c0 0 0-5-6-5-9 0-40 4-51 5-4 0-7 0-7 8 0 5 3 5 9 5 21 0 22 2 22 7l-1 9-63 243c-1 6-1 8-1 10 0 10 8 12 12 12 7 0 14-5 16-11l8-32 10-39c2-9 4-19 7-28 1-3 3-16 5-18 1-5 14-28 28-40 10-7 22-15 41-15 18 0 23 15 23 29 0 23-17 70-26 95-4 11-6 16-6 24 0 19 15 35 34 35 40 0 57-62 57-66s-5-4-6-4c-4 0-4 2-6 8-6 22-21 52-43 52-8 0-11-4-11-14s5-20 8-30c6-18 25-68 25-92 0-28-16-46-48-46-27 0-46 13-63 32z"><text:p/></draw:path><draw:path draw:style-name="gr3" draw:text-style-name="P170" svg:width="0.0539in" svg:height="0.0795in" svg:x="0.6343in" svg:y="0.197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70" svg:width="0.1106in" svg:height="0.1106in" svg:x="0.7492in" svg:y="0.1531in" svg:viewBox="0 0 282 282" svg:d="M150 150h118c6 0 14 0 14-8 0-10-8-10-14-10h-118v-118c0-6 0-14-8-14-10 0-10 8-10 14v118h-118c-6 0-14 0-14 10 0 8 8 8 14 8h118v118c0 6 0 14 10 14 8 0 8-8 8-14z"><text:p/></draw:path><draw:path draw:style-name="gr3" draw:text-style-name="P170" svg:width="0.0827in" svg:height="0.0752in" svg:x="0.9106in" svg:y="0.1768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3" draw:text-style-name="P170" svg:width="0.039in" svg:height="0.1661in" svg:x="1.0169in" svg:y="0.1252in" svg:viewBox="0 0 100 423" svg:d="M100 419c0-1 0-2-9-10-53-52-66-133-66-198 0-73 16-146 69-199 6-6 6-6 6-7 0-4-3-5-5-5-5 0-43 29-69 83-21 47-26 94-26 128s5 84 28 132c26 53 62 80 67 80 2 0 5-2 5-4z"><text:p/></draw:path><draw:path draw:style-name="gr3" draw:text-style-name="P170" svg:width="0.0512in" svg:height="0.1059in" svg:x="1.0689in" svg:y="0.1453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draw:path draw:style-name="gr3" draw:text-style-name="P170" svg:width="0.039in" svg:height="0.1661in" svg:x="1.1346in" svg:y="0.1252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70" svg:width="0.0177in" svg:height="0.0177in" svg:x="1.2409in" svg:y="0.1996in" svg:viewBox="0 0 46 46" svg:d="M46 23c0-12-10-23-23-23-12 0-23 11-23 23 0 13 11 23 23 23 13 0 23-10 23-23z"><text:p/></draw:path><draw:path draw:style-name="gr3" draw:text-style-name="P170" svg:width="0.0512in" svg:height="0.1059in" svg:x="1.3138in" svg:y="0.1453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draw:path draw:style-name="gr3" draw:text-style-name="P170" svg:width="0.076in" svg:height="0.0752in" svg:x="1.376in" svg:y="0.1768in" svg:viewBox="0 0 194 192" svg:d="M142 28c-9-16-21-28-40-28-49 0-102 62-102 125 0 40 23 67 56 67 9 0 30-1 56-31 3 18 18 31 38 31 16 0 25-9 31-23 7-15 13-42 13-42 0-5-3-5-4-5-5 0-5 3-6 9-8 28-16 52-33 52-12 0-13-11-13-20s1-12 6-31c5-18 5-22 10-38l14-59c4-12 4-13 4-15 0-7-5-12-12-12-11 0-17 10-18 20zM114 137c-2 8-2 8-8 16-20 24-36 30-48 30-22 0-28-23-28-40 0-21 13-73 24-93 13-25 31-40 49-40 28 0 34 34 34 37 0 2-1 5-3 7z"><text:p/></draw:path><draw:path draw:style-name="gr3" draw:text-style-name="P170" svg:width="0.0898in" svg:height="0.0752in" svg:x="1.4618in" svg:y="0.1768in" svg:viewBox="0 0 229 192" svg:d="M25 162c-1 7-3 17-3 19 0 8 6 11 12 11 4 0 13-3 15-12 0 0 6-20 9-31l8-39c4-8 6-18 7-27 3-7 6-21 6-22 6-13 29-51 70-51 19 0 23 15 23 30 0 25-22 80-28 98-4 10-5 15-5 19 0 21 16 35 35 35 40 0 55-61 55-65 0-5-3-5-5-5-3 0-3 2-6 9-8 29-22 52-43 52-7 0-11-4-11-14s5-21 9-30c8-23 25-69 25-93 0-29-18-46-48-46-38 0-59 28-66 37-2-24-20-37-40-37-19 0-27 17-31 24-7 14-13 40-13 41 0 5 5 5 5 5 5 0 5 0 7-10 7-30 16-50 31-50 9 0 13 4 13 19 0 8-1 13-7 36z"><text:p/></draw:path><draw:path draw:style-name="gr3" draw:text-style-name="P170" svg:width="0.039in" svg:height="0.1661in" svg:x="1.5732in" svg:y="0.1252in" svg:viewBox="0 0 100 423" svg:d="M100 419c0-1 0-2-9-10-53-52-66-133-66-198 0-73 16-146 69-199 6-6 6-6 6-7 0-4-3-5-5-5-5 0-43 29-69 83-21 47-26 94-26 128s5 84 28 132c26 53 62 80 67 80 2 0 5-2 5-4z"><text:p/></draw:path><draw:path draw:style-name="gr3" draw:text-style-name="P170" svg:width="0.0685in" svg:height="0.1193in" svg:x="1.6287in" svg:y="0.1331in" svg:viewBox="0 0 175 304" svg:d="M175 86c0-27-7-86-50-86-60 0-125 120-125 216 0 40 12 88 50 88 60 0 125-123 125-218zM46 145c7-27 15-61 32-91 11-20 26-44 46-44 21 0 24 26 24 50 0 22-4 43-15 85zM130 159c-5 19-14 55-29 86-16 29-31 49-51 49-13 0-22-12-22-51 0-18 2-42 14-84z"><text:p/></draw:path><draw:path draw:style-name="gr3" draw:text-style-name="P170" svg:width="0.0539in" svg:height="0.0795in" svg:x="1.7055in" svg:y="0.197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70" svg:width="0.039in" svg:height="0.1661in" svg:x="1.7831in" svg:y="0.1252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70" svg:width="0.1016in" svg:height="0.0067in" svg:x="1.889in" svg:y="0.2043in" svg:viewBox="0 0 259 18" svg:d="M244 18c7 0 15 0 15-8 0-10-8-10-15-10h-230c-7 0-14 0-14 10 0 8 7 8 14 8z"><text:p/></draw:path><draw:path draw:style-name="gr3" draw:text-style-name="P170" svg:width="0.076in" svg:height="0.1075in" svg:x="2.3169in" svg:y="0.0646in" svg:viewBox="0 0 194 274" svg:d="M193 28c1-3 1-5 1-8 0-7-4-12-12-12-3 0-15 4-16 18-9-15-23-26-40-26-49 0-101 59-101 120 0 42 25 67 57 67 24 0 44-20 49-24-10 38-15 56-15 57-1 3-15 45-61 45-7 0-21-1-33-4 13-4 18-15 18-22s-5-16-17-16c-10 0-23 9-23 26 0 16 16 25 56 25 53 0 84-33 90-58zM138 133c-2 11-12 22-22 30-8 8-21 15-33 15-22 0-28-22-28-39 0-20 12-71 23-92 12-21 30-37 48-37 28 0 34 33 34 36 0 2 0 4-2 6z"><text:p/></draw:path><draw:path draw:style-name="gr3" draw:text-style-name="P170" svg:width="0.0177in" svg:height="0.0177in" svg:x="2.4504in" svg:y="0.0874in" svg:viewBox="0 0 46 46" svg:d="M46 23c0-12-10-23-23-23-12 0-23 11-23 23 0 13 11 23 23 23 13 0 23-10 23-23z"><text:p/></draw:path><draw:path draw:style-name="gr3" draw:text-style-name="P170" svg:width="0.0827in" svg:height="0.0752in" svg:x="2.5244in" svg:y="0.0646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3" draw:text-style-name="P170" svg:width="0.039in" svg:height="0.1661in" svg:x="2.6311in" svg:y="0.013in" svg:viewBox="0 0 100 423" svg:d="M100 419c0-1 0-2-9-10-53-52-66-133-66-198 0-73 16-146 69-199 6-6 6-6 6-7 0-4-3-5-5-5-5 0-43 29-69 83-21 47-26 94-26 128s5 84 28 132c26 53 62 80 67 80 2 0 5-2 5-4z"><text:p/></draw:path><draw:path draw:style-name="gr3" draw:text-style-name="P170" svg:width="0.0512in" svg:height="0.1059in" svg:x="2.6831in" svg:y="0.0335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draw:path draw:style-name="gr3" draw:text-style-name="P170" svg:width="0.039in" svg:height="0.1661in" svg:x="2.748in" svg:y="0.013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70" svg:width="0.0516in" svg:height="0.0772in" svg:x="2.811in" svg:y="0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olygon draw:style-name="gr3" draw:text-style-name="P170" svg:width="1.0701in" svg:height="0.0067in" svg:x="2.0614in" svg:y="0.2043in" svg:viewBox="0 0 2719 18" draw:points="1359,18 0,18 0,0 2719,0 2719,18"><text:p/></draw:polygon><draw:path draw:style-name="gr3" draw:text-style-name="P170" svg:width="0.0661in" svg:height="0.1106in" svg:x="2.0693in" svg:y="0.2535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3" draw:text-style-name="P170" svg:width="0.0177in" svg:height="0.0177in" svg:x="2.1957in" svg:y="0.3134in" svg:viewBox="0 0 46 46" svg:d="M46 23c0-12-10-23-23-23-12 0-23 11-23 23 0 13 11 23 23 23 13 0 23-10 23-23z"><text:p/></draw:path><draw:path draw:style-name="gr3" draw:text-style-name="P170" svg:width="0.0728in" svg:height="0.0752in" svg:x="2.2693in" svg:y="0.2909in" svg:viewBox="0 0 186 192" svg:d="M186 30c0-23-11-30-18-30-11 0-22 11-22 20 0 6 3 9 8 14 8 8 14 19 14 34 0 17-25 115-76 115-21 0-31-15-31-37 0-24 11-55 24-90 4-7 6-13 6-21 0-19-14-35-35-35-40 0-56 61-56 65 0 5 5 5 5 5 5 0 5-2 7-8 12-43 30-52 43-52 3 0 10 0 10 13 0 11-4 21-7 30-18 49-24 68-24 86 0 47 37 53 57 53 71 0 95-140 95-162z"><text:p/></draw:path><draw:path draw:style-name="gr3" draw:text-style-name="P170" svg:width="0.0516in" svg:height="0.0772in" svg:x="2.3579in" svg:y="0.2299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" draw:text-style-name="P170" svg:width="0.0539in" svg:height="0.0795in" svg:x="2.3508in" svg:y="0.3307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70" svg:width="0.0177in" svg:height="0.0177in" svg:x="2.476in" svg:y="0.3134in" svg:viewBox="0 0 46 46" svg:d="M46 23c0-12-10-23-23-23-12 0-23 11-23 23 0 13 11 23 23 23 13 0 23-10 23-23z"><text:p/></draw:path><draw:path draw:style-name="gr3" draw:text-style-name="P170" svg:width="0.065in" svg:height="0.0752in" svg:x="2.5516in" svg:y="0.2909in" svg:viewBox="0 0 166 192" svg:d="M151 26c-7 0-13 0-19 6-7 6-7 14-7 17 0 10 7 15 15 15 12 0 24-10 24-28 0-20-20-36-50-36-58 0-114 61-114 120 0 39 25 72 68 72 62 0 98-44 98-50 0-3-3-5-6-5-2 0-3 1-5 3-34 43-81 43-85 43-27 0-39-21-39-46 0-18 9-59 23-85 13-24 37-42 60-42 14 0 31 4 37 16z"><text:p/></draw:path><draw:path draw:style-name="gr3" draw:text-style-name="P170" svg:width="0.0709in" svg:height="0.0752in" svg:x="2.6236in" svg:y="0.2909in" svg:viewBox="0 0 181 192" svg:d="M181 72c0-44-29-72-67-72-58 0-114 60-114 120 0 42 29 72 68 72 57 0 113-59 113-120zM68 183c-18 0-37-14-37-46 0-21 11-67 25-89 21-32 46-38 57-38 25 0 38 20 38 45 0 17-8 61-25 89-14 24-38 39-58 39z"><text:p/></draw:path><draw:path draw:style-name="gr3" draw:text-style-name="P170" svg:width="0.061in" svg:height="0.0752in" svg:x="2.7063in" svg:y="0.2909in" svg:viewBox="0 0 156 192" svg:d="M144 29c-12 0-20 9-20 19 0 6 3 12 13 12 9 0 19-7 19-24 0-18-18-36-50-36-57 0-72 43-72 62 0 33 32 40 44 42 22 4 44 9 44 33 0 11-9 46-61 46-6 0-38 0-48-22 16 1 27-11 27-23 0-10-8-14-16-14-11 0-24 8-24 27 0 24 24 41 61 41 69 0 85-52 85-70 0-15-8-26-13-31-12-12-24-14-43-18-14-3-31-6-31-25 0-13 9-38 47-38 10 0 32 2 38 19z"><text:p/></draw:path><draw:path draw:style-name="gr3" draw:text-style-name="P170" svg:width="0.0516in" svg:height="0.0772in" svg:x="2.7827in" svg:y="0.239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" draw:text-style-name="P170" svg:width="0.039in" svg:height="0.1661in" svg:x="2.8661in" svg:y="0.2394in" svg:viewBox="0 0 100 423" svg:d="M100 419c0-1 0-2-9-10-53-52-66-133-66-198 0-73 16-146 69-199 6-6 6-6 6-7 0-4-3-5-5-5-5 0-43 29-69 83-21 47-26 94-26 128s5 84 28 132c26 53 62 80 67 80 2 0 5-2 5-4z"><text:p/></draw:path><draw:path draw:style-name="gr3" draw:text-style-name="P170" svg:width="0.0685in" svg:height="0.1193in" svg:x="2.9209in" svg:y="0.2469in" svg:viewBox="0 0 175 304" svg:d="M175 86c0-27-7-86-50-86-60 0-125 120-125 216 0 40 12 88 50 88 60 0 125-123 125-218zM46 145c7-27 15-61 32-91 11-20 26-44 46-44 21 0 24 26 24 50 0 22-4 43-15 85zM130 159c-5 19-14 55-29 86-16 29-31 49-51 49-13 0-22-12-22-51 0-18 2-42 14-84z"><text:p/></draw:path><draw:path draw:style-name="gr3" draw:text-style-name="P170" svg:width="0.0539in" svg:height="0.0795in" svg:x="2.998in" svg:y="0.3118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70" svg:width="0.039in" svg:height="0.1661in" svg:x="3.076in" svg:y="0.2394in" svg:viewBox="0 0 100 423" svg:d="M100 211c0-32-5-84-29-132-25-51-63-79-66-79-4 0-5 1-5 5 0 1 0 1 8 9 42 42 66 110 66 197 0 74-15 148-68 201-6 5-6 6-6 7 0 2 1 4 5 4 3 0 42-29 67-82 22-47 28-94 28-130z"><text:p/></draw:path></draw:g><text:tab/><draw:g text:anchor-type="as-char" svg:y="-0.2409in" draw:z-index="38" draw:style-name="gr1"><svg:title>TexMaths</svg:title><svg:desc>12§display§\vec{r}(t) = \begin{pmatrix} V_{0x} \cdot t + x_0 \\ -\frac{1}{2} g \cdot t^2 +v_{0y} \cdot t + y_0\end{pmatrix}§svg§600§FALSE§</svg:desc><draw:polygon draw:style-name="gr2" draw:text-style-name="P170" svg:width="2.2831in" svg:height="0.3988in" svg:x="0in" svg:y="0in" svg:viewBox="0 0 5800 1014" draw:points="2899,1014 0,1014 0,0 5800,0 5800,1014"><text:p/></draw:polygon><draw:path draw:style-name="gr3" draw:text-style-name="P170" svg:width="0.0736in" svg:height="0.0331in" svg:x="0.0303in" svg:y="0.1224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70" svg:width="0.0677in" svg:height="0.0752in" svg:x="0.0098in" svg:y="0.1673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70" svg:width="0.039in" svg:height="0.1661in" svg:x="0.1012in" svg:y="0.1165in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70" svg:width="0.0512in" svg:height="0.1059in" svg:x="0.1531in" svg:y="0.137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70" svg:width="0.039in" svg:height="0.1661in" svg:x="0.2189in" svg:y="0.1165in" svg:viewBox="0 0 100 423" svg:d="M100 211c0-32-5-84-29-132-25-51-63-79-66-79-4 0-5 1-5 5 0 1 0 1 8 9 42 42 66 110 66 197 0 73-15 148-68 201-6 5-6 6-6 7 0 2 1 4 5 4 3 0 42-29 67-82 22-47 28-94 28-130z"><text:p/></draw:path><draw:path draw:style-name="gr3" draw:text-style-name="P170" svg:width="0.1106in" svg:height="0.039in" svg:x="0.3291in" svg:y="0.1799in" svg:viewBox="0 0 282 100" svg:d="M268 17c6 0 14 0 14-9 0-8-8-8-14-8h-254c-6 0-14 0-14 8 0 9 8 9 14 9zM268 100c6 0 14 0 14-9 0-8-8-8-14-8h-254c-6 0-14 0-14 8 0 9 8 9 14 9z"><text:p/></draw:path><draw:path draw:style-name="gr3" draw:text-style-name="P170" svg:width="0.0819in" svg:height="0.3984in" svg:x="0.5299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3" draw:text-style-name="P170" svg:width="0.1185in" svg:height="0.1173in" svg:x="0.9988in" svg:y="0.025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70" svg:width="0.0539in" svg:height="0.0795in" svg:x="1.0921in" svg:y="0.08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70" svg:width="0.0626in" svg:height="0.0524in" svg:x="1.1579in" svg:y="0.1138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70" svg:width="0.0177in" svg:height="0.0177in" svg:x="1.2874in" svg:y="0.089in" svg:viewBox="0 0 46 46" svg:d="M46 23c0-12-10-23-23-23-12 0-23 11-23 23 0 13 11 23 23 23 13 0 23-10 23-23z"><text:p/></draw:path><draw:path draw:style-name="gr3" draw:text-style-name="P170" svg:width="0.0512in" svg:height="0.1059in" svg:x="1.3602in" svg:y="0.03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70" svg:width="0.1106in" svg:height="0.1106in" svg:x="1.4622in" svg:y="0.0421in" svg:viewBox="0 0 282 282" svg:d="M150 150h118c6 0 14 0 14-8 0-10-8-10-14-10h-118v-118c0-6 0-14-8-14-10 0-10 8-10 14v118h-118c-6 0-14 0-14 10 0 8 8 8 14 8h118v118c0 6 0 14 10 14 8 0 8-8 8-14z"><text:p/></draw:path><draw:path draw:style-name="gr3" draw:text-style-name="P170" svg:width="0.0827in" svg:height="0.0752in" svg:x="1.6236in" svg:y="0.0665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70" svg:width="0.0539in" svg:height="0.0795in" svg:x="1.7201in" svg:y="0.08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70" svg:width="0.1016in" svg:height="0.0067in" svg:x="0.6311in" svg:y="0.2945in" svg:viewBox="0 0 259 18" svg:d="M244 18c7 0 15 0 15-8 0-10-8-10-15-10h-230c-7 0-14 0-14 10 0 8 7 8 14 8z"><text:p/></draw:path><draw:path draw:style-name="gr3" draw:text-style-name="P170" svg:width="0.0425in" svg:height="0.0772in" svg:x="0.7791in" svg:y="0.1965in" svg:viewBox="0 0 109 197" svg:d="M67 8c0-8 0-8-8-8-19 19-47 19-59 19v11c7 0 26 0 43-8v151c0 9 0 13-30 13h-11v11c5 0 42-1 53-1 10 0 47 1 54 1v-11h-12c-30 0-30-4-30-13z"><text:p/></draw:path><draw:polygon draw:style-name="gr3" draw:text-style-name="P170" svg:width="0.0661in" svg:height="0.0067in" svg:x="0.7669in" svg:y="0.2945in" svg:viewBox="0 0 169 18" draw:points="85,18 0,18 0,0 169,0 169,18"><text:p/></draw:polygon><draw:path draw:style-name="gr3" draw:text-style-name="P170" svg:width="0.0516in" svg:height="0.0772in" svg:x="0.774in" svg:y="0.319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70" svg:width="0.076in" svg:height="0.1075in" svg:x="0.8551in" svg:y="0.265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70" svg:width="0.0177in" svg:height="0.0177in" svg:x="0.989in" svg:y="0.2886in" svg:viewBox="0 0 46 46" svg:d="M46 23c0-12-10-23-23-23-12 0-23 11-23 23 0 13 11 23 23 23 13 0 23-10 23-23z"><text:p/></draw:path><draw:path draw:style-name="gr3" draw:text-style-name="P170" svg:width="0.0512in" svg:height="0.1059in" svg:x="1.0614in" svg:y="0.2354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70" svg:width="0.0516in" svg:height="0.0772in" svg:x="1.1248in" svg:y="0.20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70" svg:width="0.1106in" svg:height="0.1106in" svg:x="1.2382in" svg:y="0.2425in" svg:viewBox="0 0 282 282" svg:d="M150 150h118c6 0 14 0 14-8 0-10-8-10-14-10h-118v-118c0-6 0-14-8-14-10 0-10 8-10 14v118h-118c-6 0-14 0-14 10 0 8 8 8 14 8h118v118c0 6 0 14 10 14 8 0 8-8 8-14z"><text:p/></draw:path><draw:path draw:style-name="gr3" draw:text-style-name="P170" svg:width="0.0728in" svg:height="0.0752in" svg:x="1.4in" svg:y="0.2657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70" svg:width="0.0539in" svg:height="0.0795in" svg:x="1.4815in" svg:y="0.28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70" svg:width="0.0594in" svg:height="0.0752in" svg:x="1.5472in" svg:y="0.3138in" svg:viewBox="0 0 152 192" svg:d="M151 19c1-5 1-5 1-7 0-6-4-10-9-10-4 0-9 3-12 8-1 2-4 12-5 18l-6 24c-2 7-11 44-12 48 0 0-13 26-37 26-21 0-21-19-21-25 0-16 8-35 17-58 4-9 5-13 5-18 0-14-12-25-29-25-30 0-43 41-43 46 0 3 4 3 5 3 5 0 5-1 6-5 7-24 20-36 31-36 6 0 8 4 8 11 0 6-3 13-4 17-15 36-17 47-17 60 0 5 0 19 11 29 9 7 22 9 30 9 12 0 22-4 32-13-4 16-7 29-19 43-9 10-21 20-36 20-3 0-16 0-22-10 16-2 16-17 16-17 0-9-9-11-12-11-7 0-17 6-17 20 0 15 14 26 35 26 30 0 67-24 77-61z"><text:p/></draw:path><draw:path draw:style-name="gr3" draw:text-style-name="P170" svg:width="0.0177in" svg:height="0.0177in" svg:x="1.6728in" svg:y="0.2886in" svg:viewBox="0 0 46 46" svg:d="M46 23c0-12-10-23-23-23-12 0-23 11-23 23 0 13 11 23 23 23 13 0 23-10 23-23z"><text:p/></draw:path><draw:path draw:style-name="gr3" draw:text-style-name="P170" svg:width="0.0512in" svg:height="0.1059in" svg:x="1.7453in" svg:y="0.2354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70" svg:width="0.1106in" svg:height="0.1106in" svg:x="1.8476in" svg:y="0.2425in" svg:viewBox="0 0 282 282" svg:d="M150 150h118c6 0 14 0 14-8 0-10-8-10-14-10h-118v-118c0-6 0-14-8-14-10 0-10 8-10 14v118h-118c-6 0-14 0-14 10 0 8 8 8 14 8h118v118c0 6 0 14 10 14 8 0 8-8 8-14z"><text:p/></draw:path><draw:path draw:style-name="gr3" draw:text-style-name="P170" svg:width="0.0768in" svg:height="0.1075in" svg:x="2.0094in" svg:y="0.2657in" svg:viewBox="0 0 196 274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6 46 36 43 0 88-39 100-87z"><text:p/></draw:path><draw:path draw:style-name="gr3" draw:text-style-name="P170" svg:width="0.0539in" svg:height="0.0795in" svg:x="2.0921in" svg:y="0.28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70" svg:width="0.0819in" svg:height="0.3984in" svg:x="2.1661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/draw:g> <text:tab/><draw:g text:anchor-type="as-char" svg:y="-0.2681in" draw:z-index="236" draw:style-name="gr1"><svg:title>TexMaths</svg:title><svg:desc>12§display§T = \frac{V_0 \cdot \sin{\theta_0} + \sqrt{v_0^2 \cdot sin^2 \theta_0 + 2 \cdot g \cdot h_0}}{g} \quad \overset{=}{_\mathrm{h_0=0}} \quad \frac{2v_0 sin \theta}{g}§svg§600§FALSE§</svg:desc><draw:polygon draw:style-name="gr2" draw:text-style-name="P170" svg:width="4.1713in" svg:height="0.4102in" svg:x="0in" svg:y="0in" svg:viewBox="0 0 10596 1043" draw:points="5298,1043 0,1043 0,0 10596,0 10596,1043"><text:p/></draw:polygon><draw:path draw:style-name="gr3" draw:text-style-name="P170" svg:width="0.113in" svg:height="0.1126in" svg:x="0.0039in" svg:y="0.1516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70" svg:width="0.1106in" svg:height="0.039in" svg:x="0.1756in" svg:y="0.2031in" svg:viewBox="0 0 282 100" svg:d="M268 17c6 0 14 0 14-9 0-8-8-8-14-8h-254c-6 0-14 0-14 8 0 9 8 9 14 9zM268 100c6 0 14 0 14-9 0-8-8-8-14-8h-254c-6 0-14 0-14 8 0 9 8 9 14 9z"><text:p/></draw:path><draw:path draw:style-name="gr3" draw:text-style-name="P170" svg:width="0.1185in" svg:height="0.1173in" svg:x="0.3709in" svg:y="0.0378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3" draw:text-style-name="P170" svg:width="0.0539in" svg:height="0.0795in" svg:x="0.4646in" svg:y="0.098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70" svg:width="0.0177in" svg:height="0.0177in" svg:x="0.5839in" svg:y="0.1008in" svg:viewBox="0 0 46 46" svg:d="M46 23c0-12-10-23-23-23-12 0-23 11-23 23 0 13 11 23 23 23 13 0 23-10 23-23z"><text:p/></draw:path><draw:path draw:style-name="gr3" draw:text-style-name="P170" svg:width="0.0543in" svg:height="0.076in" svg:x="0.6583in" svg:y="0.0768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70" svg:width="0.0354in" svg:height="0.111in" svg:x="0.7236in" svg:y="0.0402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70" svg:width="0.0839in" svg:height="0.0732in" svg:x="0.7697in" svg:y="0.0776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70" svg:width="0.0685in" svg:height="0.1193in" svg:x="0.8909in" svg:y="0.0335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ath draw:style-name="gr3" draw:text-style-name="P170" svg:width="0.0539in" svg:height="0.0795in" svg:x="0.9681in" svg:y="0.098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70" svg:width="0.1106in" svg:height="0.1106in" svg:x="1.0827in" svg:y="0.0543in" svg:viewBox="0 0 282 282" svg:d="M150 150h118c6 0 14 0 14-8 0-10-8-10-14-10h-118v-118c0-6 0-14-8-14-10 0-10 8-10 14v118h-118c-6 0-14 0-14 10 0 8 8 8 14 8h118v118c0 6 0 14 10 14 8 0 8-8 8-14z"><text:p/></draw:path><draw:path draw:style-name="gr3" draw:text-style-name="P170" svg:width="0.1512in" svg:height="0.1996in" svg:x="1.2575in" svg:y="0in" svg:viewBox="0 0 385 508" svg:d="M133 508c13 0 13-2 18-9l231-483c3-5 3-6 3-8 0-4-3-8-8-8-6 0-7 4-10 8l-218 455-90-210-59 46 6 7 30-23z"><text:p/></draw:path><draw:polygon draw:style-name="gr3" draw:text-style-name="P170" svg:width="1.5236in" svg:height="0.0067in" svg:x="1.4055in" svg:y="0in" svg:viewBox="0 0 3871 18" draw:points="1936,18 0,18 0,0 3871,0 3871,18"><text:p/></draw:polygon><draw:path draw:style-name="gr3" draw:text-style-name="P170" svg:width="0.0728in" svg:height="0.0752in" svg:x="1.4102in" svg:y="0.077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70" svg:width="0.0516in" svg:height="0.0772in" svg:x="1.4996in" svg:y="0.0165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70" svg:width="0.0539in" svg:height="0.0795in" svg:x="1.4917in" svg:y="0.1181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70" svg:width="0.0177in" svg:height="0.0177in" svg:x="1.6177in" svg:y="0.1008in" svg:viewBox="0 0 46 46" svg:d="M46 23c0-12-10-23-23-23-12 0-23 11-23 23 0 13 11 23 23 23 13 0 23-10 23-23z"><text:p/></draw:path><draw:path draw:style-name="gr3" draw:text-style-name="P170" svg:width="0.061in" svg:height="0.0752in" svg:x="1.6949in" svg:y="0.0776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70" svg:width="0.0441in" svg:height="0.1114in" svg:x="1.7693in" svg:y="0.0413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3" draw:text-style-name="P170" svg:width="0.0898in" svg:height="0.0752in" svg:x="1.8264in" svg:y="0.077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70" svg:width="0.0516in" svg:height="0.0772in" svg:x="1.9283in" svg:y="0.02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70" svg:width="0.0685in" svg:height="0.1193in" svg:x="2.0028in" svg:y="0.0335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ath draw:style-name="gr3" draw:text-style-name="P170" svg:width="0.0539in" svg:height="0.0795in" svg:x="2.0795in" svg:y="0.098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70" svg:width="0.1106in" svg:height="0.1106in" svg:x="2.1945in" svg:y="0.0543in" svg:viewBox="0 0 282 282" svg:d="M150 150h118c6 0 14 0 14-8 0-10-8-10-14-10h-118v-118c0-6 0-14-8-14-10 0-10 8-10 14v118h-118c-6 0-14 0-14 10 0 8 8 8 14 8h118v118c0 6 0 14 10 14 8 0 8-8 8-14z"><text:p/></draw:path><draw:path draw:style-name="gr3" draw:text-style-name="P170" svg:width="0.0661in" svg:height="0.1106in" svg:x="2.3594in" svg:y="0.040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70" svg:width="0.0177in" svg:height="0.0177in" svg:x="2.485in" svg:y="0.1008in" svg:viewBox="0 0 46 46" svg:d="M46 23c0-12-10-23-23-23-12 0-23 11-23 23 0 13 11 23 23 23 13 0 23-10 23-23z"><text:p/></draw:path><draw:path draw:style-name="gr3" draw:text-style-name="P170" svg:width="0.076in" svg:height="0.1075in" svg:x="2.5563in" svg:y="0.0776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70" svg:width="0.0177in" svg:height="0.0177in" svg:x="2.6906in" svg:y="0.1008in" svg:viewBox="0 0 46 46" svg:d="M46 23c0-12-10-23-23-23-12 0-23 11-23 23 0 13 11 23 23 23 13 0 23-10 23-23z"><text:p/></draw:path><draw:path draw:style-name="gr3" draw:text-style-name="P170" svg:width="0.0819in" svg:height="0.1173in" svg:x="2.7681in" svg:y="0.0358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3" draw:text-style-name="P170" svg:width="0.0539in" svg:height="0.0795in" svg:x="2.8606in" svg:y="0.098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70" svg:width="2.5677in" svg:height="0.0067in" svg:x="0.3614in" svg:y="0.2189in" svg:viewBox="0 0 6523 18" draw:points="3261,18 0,18 0,0 6523,0 6523,18"><text:p/></draw:polygon><draw:path draw:style-name="gr3" draw:text-style-name="P170" svg:width="0.076in" svg:height="0.1075in" svg:x="1.6051in" svg:y="0.304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70" svg:width="0.0854in" svg:height="0.0311in" svg:x="3.2295in" svg:y="0.1303in" svg:viewBox="0 0 218 80" svg:d="M208 14c3 0 10 0 10-7s-7-7-10-7h-197c-4 0-11 0-11 7s7 7 11 7zM208 80c3 0 10 0 10-7s-7-7-10-7h-197c-4 0-11 0-11 7s7 7 11 7z"><text:p/></draw:path><draw:path draw:style-name="gr3" draw:text-style-name="P170" svg:width="0.0626in" svg:height="0.0807in" svg:x="3.1213in" svg:y="0.2083in" svg:viewBox="0 0 160 206" svg:d="M137 116c0-26-12-40-45-40-26 0-40 15-48 26v-102l-44 4v10c20 0 23 2 23 16v152c0 14-4 14-23 14v10c0 0 22-1 34-1 10 0 32 0 34 1v-10c-19 0-22 0-22-14v-52c0-32 25-46 44-46 20 0 24 16 24 31v67c0 14-4 14-23 14v10c1 0 22-1 34-1s32 0 35 1v-10c-20 0-23 0-23-14z"><text:p/></draw:path><draw:path draw:style-name="gr3" draw:text-style-name="P170" svg:width="0.0437in" svg:height="0.0571in" svg:x="3.1949in" svg:y="0.2504in" svg:viewBox="0 0 112 146" svg:d="M112 73c0-14 0-73-57-73-55 0-55 59-55 73 0 16 0 73 55 73 57 0 57-57 57-73zM55 139c-7 0-25-2-31-24-2-12-2-26-2-44 0-16 0-30 3-42 5-18 22-22 30-22 17 0 28 9 31 23 4 11 4 29 4 41 0 14 0 32-4 44-4 21-22 24-31 24z"><text:p/></draw:path><draw:path draw:style-name="gr3" draw:text-style-name="P170" svg:width="0.0854in" svg:height="0.0311in" svg:x="3.261in" svg:y="0.2445in" svg:viewBox="0 0 218 80" svg:d="M208 14c3 0 10 0 10-7s-7-7-10-7h-197c-4 0-11 0-11 7s7 7 11 7zM208 80c3 0 10 0 10-7s-7-7-10-7h-197c-4 0-11 0-11 7s7 7 11 7z"><text:p/></draw:path><draw:path draw:style-name="gr3" draw:text-style-name="P170" svg:width="0.0539in" svg:height="0.0795in" svg:x="3.3614in" svg:y="0.2118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70" svg:width="0.0661in" svg:height="0.1106in" svg:x="3.624in" svg:y="0.0413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70" svg:width="0.0728in" svg:height="0.0752in" svg:x="3.7031in" svg:y="0.0783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70" svg:width="0.0539in" svg:height="0.0795in" svg:x="3.785in" svg:y="0.099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70" svg:width="0.061in" svg:height="0.0752in" svg:x="3.8622in" svg:y="0.0783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70" svg:width="0.0441in" svg:height="0.1114in" svg:x="3.9362in" svg:y="0.0421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3" draw:text-style-name="P170" svg:width="0.0898in" svg:height="0.0752in" svg:x="3.9933in" svg:y="0.0783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70" svg:width="0.0685in" svg:height="0.1193in" svg:x="4.0953in" svg:y="0.0346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olygon draw:style-name="gr3" draw:text-style-name="P170" svg:width="0.5551in" svg:height="0.0067in" svg:x="3.6154in" svg:y="0.2189in" svg:viewBox="0 0 1411 18" draw:points="706,18 0,18 0,0 1411,0 1411,18"><text:p/></draw:polygon><draw:path draw:style-name="gr3" draw:text-style-name="P170" svg:width="0.076in" svg:height="0.1075in" svg:x="3.8531in" svg:y="0.304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/draw:g> <text:tab/></text:p>
      <text:p text:style-name="P55"><draw:g text:anchor-type="as-char" svg:y="-0.1193in" draw:z-index="81" draw:style-name="gr1"><svg:title>TexMaths</svg:title><svg:desc>12§display§x_W = V_0 \cdot \cos{\theta_0} \cdot T§svg§600§FALSE§</svg:desc><draw:polygon draw:style-name="gr2" draw:text-style-name="P170" svg:width="1.4012in" svg:height="0.1406in" svg:x="0in" svg:y="0.002in" svg:viewBox="0 0 3560 358" draw:points="1779,358 0,358 0,0 3560,0 3560,358"><text:p/></draw:polygon><draw:path draw:style-name="gr3" draw:text-style-name="P170" svg:width="0.0827in" svg:height="0.0752in" svg:x="0.0047in" svg:y="0.0437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4-4-4-5-4-3 0-5 2-6 4-13 46-42 56-56 56-17 0-23-14-23-28 0-10 2-18 7-37z"><text:p/></draw:path><draw:path draw:style-name="gr3" draw:text-style-name="P170" svg:width="0.1272in" svg:height="0.0819in" svg:x="0.1039in" svg:y="0.0638in" svg:viewBox="0 0 324 209" svg:d="M284 35l5-7c6-9 13-16 28-17 3 0 7-1 7-7 0-2-2-4-5-4-6 0-14 1-21 1-11 0-24-1-34-1-1 0-6 0-6 6 0 5 5 5 6 5 6 0 16 2 16 11 0 2-4 8-5 9l-83 138-17-150c0-8 18-8 21-8 4 0 8 0 8-7 0 0 0-4-5-4-6 0-13 0-18 1-6 0-14 0-20 0s-24-1-31-1c-2 0-6 0-6 6 0 5 4 5 8 5 13 0 14 2 14 5 2 2 2 10 3 19l-82 134-15-145c0-1 0-5 0-5 0-8 18-8 20-8 4 0 8 0 8-7 0-2-1-4-4-4-9 0-30 1-39 1s-23-1-31-1c-4 0-6 1-6 6s4 5 8 5c15 0 15 1 15 9l20 181c0 6 1 8 6 8s7-2 9-6l92-153 17 152c1 6 2 7 6 7 6 0 7-2 9-6z"><text:p/></draw:path><draw:path draw:style-name="gr3" draw:text-style-name="P170" svg:width="0.1106in" svg:height="0.039in" svg:x="0.3012in" svg:y="0.0575in" svg:viewBox="0 0 282 100" svg:d="M268 17c6 0 14 0 14-9 0-8-8-8-14-8h-254c-6 0-14 0-14 8 0 9 8 9 14 9zM268 100c6 0 14 0 14-9 0-8-8-8-14-8h-254c-6 0-14 0-14 8 0 9 8 9 14 9z"><text:p/></draw:path><draw:path draw:style-name="gr3" draw:text-style-name="P170" svg:width="0.1185in" svg:height="0.1173in" svg:x="0.4768in" svg:y="0.0047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70" svg:width="0.0539in" svg:height="0.0795in" svg:x="0.5701in" svg:y="0.064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70" svg:width="0.0177in" svg:height="0.0177in" svg:x="0.6898in" svg:y="0.0669in" svg:viewBox="0 0 46 46" svg:d="M46 23c0-12-10-23-23-23-12 0-23 11-23 23 0 13 11 23 23 23 13 0 23-10 23-23z"><text:p/></draw:path><draw:path draw:style-name="gr3" draw:text-style-name="P170" svg:width="0.0634in" svg:height="0.0764in" svg:x="0.7642in" svg:y="0.0429in" svg:viewBox="0 0 162 195" svg:d="M35 97c0-68 35-86 57-86 4 0 32 0 46 15-17 2-20 15-20 20 0 10 8 19 20 19 11 0 19-7 19-19 0-29-32-46-65-46-52 0-92 46-92 98 0 55 42 97 91 97 58 0 71-51 71-56 0-3-5-3-6-3-4 0-5 1-5 3-13 40-41 45-56 45-22 0-60-18-60-87z"><text:p/></draw:path><draw:path draw:style-name="gr3" draw:text-style-name="P170" svg:width="0.0736in" svg:height="0.0764in" svg:x="0.837in" svg:y="0.0429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170" svg:width="0.0543in" svg:height="0.0764in" svg:x="0.9205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70" svg:width="0.0685in" svg:height="0.1193in" svg:x="1.0154in" svg:y="0in" svg:viewBox="0 0 175 304" svg:d="M175 86c0-27-7-86-50-86-60 0-125 120-125 216 0 40 12 88 50 88 60 0 125-123 125-218zM46 145c7-27 15-61 32-91 11-20 26-44 46-44 21 0 24 26 24 50 0 22-4 43-15 85zM130 159c-5 19-14 55-29 86-16 29-31 49-51 49-13 0-22-12-22-51 0-18 2-42 14-84z"><text:p/></draw:path><draw:path draw:style-name="gr3" draw:text-style-name="P170" svg:width="0.0539in" svg:height="0.0795in" svg:x="1.0925in" svg:y="0.064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70" svg:width="0.0177in" svg:height="0.0177in" svg:x="1.2122in" svg:y="0.0669in" svg:viewBox="0 0 46 46" svg:d="M46 23c0-12-10-23-23-23-12 0-23 11-23 23 0 13 11 23 23 23 13 0 23-10 23-23z"><text:p/></draw:path><draw:path draw:style-name="gr3" draw:text-style-name="P170" svg:width="0.113in" svg:height="0.1126in" svg:x="1.2846in" svg:y="0.0047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8 0-5-3-5-14-5s-17 0-28-1c-12-2-15-3-15-9 0-1 0-3 1-9z"><text:p/></draw:path></draw:g></text:p>
      <text:h text:style-name="P157" text:outline-level="3">Freiter Fall<text:span text:style-name="T9"> </text:span><text:span text:style-name="T9"><draw:g text:anchor-type="as-char" svg:y="-0.2201in" draw:z-index="217" draw:style-name="gr1"><svg:title>TexMaths</svg:title><svg:desc>12§display§v_\mathrm{max} = -\sqrt{\frac{mg}{\frac{1}{2} c_W \cdot \rho \cdot A}}§svg§600§FALSE§</svg:desc><draw:polygon draw:style-name="gr2" draw:text-style-name="P170" svg:width="1.6697in" svg:height="0.3988in" svg:x="0in" svg:y="0in" svg:viewBox="0 0 4242 1014" draw:points="2121,1014 0,1014 0,0 4242,0 4242,1014"><text:p/></draw:polygon><draw:path draw:style-name="gr3" draw:text-style-name="P170" svg:width="0.0728in" svg:height="0.0752in" svg:x="0.0047in" svg:y="0.1437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70" svg:width="0.098in" svg:height="0.0516in" svg:x="0.087in" svg:y="0.1909in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3" draw:text-style-name="P170" svg:width="0.0583in" svg:height="0.0531in" svg:x="0.1961in" svg:y="0.1906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70" svg:width="0.0638in" svg:height="0.05in" svg:x="0.2591in" svg:y="0.1917in" svg:viewBox="0 0 163 128" svg:d="M94 61c-2 0-3-2-3-2 0-1 19-22 22-25 11-11 21-23 44-23v-11c-8 0-17 1-25 1s-20 0-29-1v11c5 1 6 3 6 7 0 0 0 5-5 10l-20 24-25-29c-3-4-4-5-4-6 0-5 5-6 9-6v-11c-11 1-23 1-34 1-8 0-20 0-29-1v11c15 0 22 0 30 8l37 43c0 0 2 3 2 4 0 0-22 25-26 28-10 12-20 24-44 24v10c8 0 16-1 25-1s21 0 29 1v-10c-4 0-6-3-6-8 0-4 4-9 8-14l21-23 26 30c6 6 6 6 6 9 0 6-7 6-8 6v10c2 0 24-1 33-1 10 0 20 0 29 1v-10c-20 0-23-2-29-10z"><text:p/></draw:path><draw:path draw:style-name="gr3" draw:text-style-name="P170" svg:width="0.1106in" svg:height="0.039in" svg:x="0.3894in" svg:y="0.1563in" svg:viewBox="0 0 282 100" svg:d="M268 17c6 0 14 0 14-9 0-8-8-8-14-8h-254c-6 0-14 0-14 8 0 9 8 9 14 9zM268 100c6 0 14 0 14-9 0-8-8-8-14-8h-254c-6 0-14 0-14 8 0 9 8 9 14 9z"><text:p/></draw:path><draw:path draw:style-name="gr3" draw:text-style-name="P170" svg:width="0.1016in" svg:height="0.0067in" svg:x="0.5689in" svg:y="0.1724in" svg:viewBox="0 0 259 18" svg:d="M244 18c7 0 15 0 15-8 0-10-8-10-15-10h-230c-7 0-14 0-14 10 0 8 7 8 14 8z"><text:p/></draw:path><draw:path draw:style-name="gr3" draw:text-style-name="P170" svg:width="0.1508in" svg:height="0.3988in" svg:x="0.7031in" svg:y="0in" svg:viewBox="0 0 384 1014" svg:d="M150 930l-91-423-57 87c-2 4-2 5-2 5 0 1 6 6 6 7l29-45 97 453c14 0 16 0 18-12l233-985c1-3 1-6 1-9 0-4-2-8-8-8s-8 6-9 12z"><text:p/></draw:path><draw:polygon draw:style-name="gr3" draw:text-style-name="P170" svg:width="0.8193in" svg:height="0.0067in" svg:x="0.8504in" svg:y="0in" svg:viewBox="0 0 2082 18" draw:points="1040,18 0,18 0,0 2082,0 2082,18"><text:p/></draw:polygon><draw:path draw:style-name="gr3" draw:text-style-name="P170" svg:width="0.1362in" svg:height="0.0752in" svg:x="1.1496in" svg:y="0.0311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70" svg:width="0.076in" svg:height="0.1075in" svg:x="1.2925in" svg:y="0.0311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olygon draw:style-name="gr3" draw:text-style-name="P170" svg:width="0.7791in" svg:height="0.0067in" svg:x="0.8705in" svg:y="0.1724in" svg:viewBox="0 0 1980 18" draw:points="990,18 0,18 0,0 1980,0 1980,18"><text:p/></draw:polygon><draw:path draw:style-name="gr3" draw:text-style-name="P170" svg:width="0.0425in" svg:height="0.0772in" svg:x="0.9028in" svg:y="0.1965in" svg:viewBox="0 0 109 197" svg:d="M67 8c0-8 0-8-8-8-19 19-47 19-59 19v11c7 0 26 0 43-8v151c0 9 0 13-30 13h-11v11c5 0 42-1 53-1 10 0 47 1 54 1v-11h-12c-30 0-30-4-30-13z"><text:p/></draw:path><draw:polygon draw:style-name="gr3" draw:text-style-name="P170" svg:width="0.0661in" svg:height="0.0067in" svg:x="0.8902in" svg:y="0.2945in" svg:viewBox="0 0 169 18" draw:points="85,18 0,18 0,0 169,0 169,18"><text:p/></draw:polygon><draw:path draw:style-name="gr3" draw:text-style-name="P170" svg:width="0.0516in" svg:height="0.0772in" svg:x="0.8976in" svg:y="0.319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70" svg:width="0.065in" svg:height="0.0752in" svg:x="0.9831in" svg:y="0.2654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70" svg:width="0.1272in" svg:height="0.0819in" svg:x="1.0575in" svg:y="0.2843in" svg:viewBox="0 0 324 209" svg:d="M284 35l5-7c6-9 13-16 28-17 3 0 7-1 7-7 0-2-2-4-5-4-6 0-14 1-21 1-11 0-24-1-34-1-1 0-6 0-6 6 0 5 5 5 6 5 6 0 16 2 16 11 0 2-4 8-5 9l-83 138-17-150c0-8 18-8 21-8 4 0 8 0 8-7 0 0 0-4-5-4-6 0-13 0-18 1-6 0-14 0-20 0s-24-1-31-1c-2 0-6 0-6 6 0 5 4 5 8 5 13 0 14 2 14 5 2 2 2 10 3 19l-82 134-15-145c0-1 0-5 0-5 0-8 18-8 20-8 4 0 8 0 8-7 0-2-1-4-4-4-9 0-30 1-39 1s-23-1-31-1c-4 0-6 1-6 6s4 5 8 5c15 0 15 1 15 9l20 180c0 6 1 9 6 9s7-3 9-6l92-153 17 152c1 6 2 7 6 7 6 0 7-3 9-6z"><text:p/></draw:path><draw:path draw:style-name="gr3" draw:text-style-name="P170" svg:width="0.0177in" svg:height="0.0177in" svg:x="1.2508in" svg:y="0.2886in" svg:viewBox="0 0 46 46" svg:d="M46 23c0-12-10-23-23-23-12 0-23 11-23 23 0 13 11 23 23 23 13 0 23-10 23-23z"><text:p/></draw:path><draw:path draw:style-name="gr3" draw:text-style-name="P170" svg:width="0.0783in" svg:height="0.1091in" svg:x="1.3244in" svg:y="0.2654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70" svg:width="0.0177in" svg:height="0.0177in" svg:x="1.4563in" svg:y="0.2886in" svg:viewBox="0 0 46 46" svg:d="M46 23c0-12-10-23-23-23-12 0-23 11-23 23 0 13 11 23 23 23 13 0 23-10 23-23z"><text:p/></draw:path><draw:path draw:style-name="gr3" draw:text-style-name="P170" svg:width="0.1138in" svg:height="0.1193in" svg:x="1.5307in" svg:y="0.2201in" svg:viewBox="0 0 290 304" svg:d="M61 254c-17 29-33 35-53 37-4 0-8 0-8 8 0 2 2 5 6 5 11 0 24-1 36-1 14 0 29 1 42 1 2 0 8 0 8-9 0-4-3-4-7-4-9-2-19-5-19-16 0-5 2-10 6-16l31-54h107c1 10 7 67 7 71 0 13-23 15-31 15-6 0-10 0-10 8 0 5 5 5 6 5 17 0 35-1 53-1 11 0 37 1 48 1 3 0 7 0 7-9 0-4-3-4-9-4-27 0-27-4-28-16l-25-265c-1-9-1-10-8-10-8 0-9 2-11 7zM112 192l84-139 13 139z"><text:p/></draw:path></draw:g></text:span><text:span text:style-name="T9"><text:tab/></text:span><text:span text:style-name="T9"><draw:g text:anchor-type="as-char" svg:y="-0.1173in" draw:z-index="229" draw:style-name="gr1"><svg:title>TexMaths</svg:title><svg:desc>12§display§\text{ohne Reibung: }§svg§600§FALSE§</svg:desc><draw:polygon draw:style-name="gr2" draw:text-style-name="P170" svg:width="1.0449in" svg:height="0.148in" svg:x="0in" svg:y="0in" svg:viewBox="0 0 2655 377" draw:points="1327,377 0,377 0,0 2655,0 2655,377"><text:p/></draw:polygon><draw:path draw:style-name="gr3" draw:text-style-name="P170" svg:width="0.0736in" svg:height="0.0764in" svg:x="0.0047in" svg:y="0.0413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3" draw:text-style-name="P170" svg:width="0.0839in" svg:height="0.1157in" svg:x="0.0882in" svg:y="0in" svg:viewBox="0 0 214 295" svg:d="M34 263c0 19-5 19-34 19v13c14 0 36-1 48-1 11 0 34 1 48 1v-13c-29 0-34 0-34-19v-79c0-44 30-67 58-67 26 0 31 23 31 47v99c0 19-5 19-33 19v13c15 0 37-1 48-1 10 0 33 1 48 1v-13c-23 0-33 0-34-13v-81c0-36 0-49-13-65-6-7-19-16-45-16-36 0-54 26-61 42v-149l-61 5v13c30 0 34 2 34 24z"><text:p/></draw:path><draw:path draw:style-name="gr3" draw:text-style-name="P170" svg:width="0.0839in" svg:height="0.0736in" svg:x="0.1803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70" svg:width="0.0642in" svg:height="0.0764in" svg:x="0.272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70" svg:width="0.1157in" svg:height="0.1177in" svg:x="0.4028in" svg:y="0.002in" svg:viewBox="0 0 295 300" svg:d="M80 140v-110c0-10 0-14 9-16 5-1 17-1 25-1 38 0 86 1 86 64 0 29-10 63-73 63zM169 146c41-10 75-36 75-69 0-41-48-77-111-77h-133v13h10c33 0 33 5 33 21v223c0 15 0 20-33 20h-10v14c16-2 46-2 62-2s46 0 62 2v-14h-10c-34 0-34-5-34-20v-108h48c8 0 26 0 40 15 17 16 17 29 17 57 0 27 0 45 17 61 16 16 40 18 52 18 34 0 41-35 41-47 0-2 0-7-6-7-5 0-5 4-5 7-2 30-16 38-27 38-21 0-24-22-30-62l-6-34c-7-27-28-41-52-49z"><text:p/></draw:path><draw:path draw:style-name="gr3" draw:text-style-name="P170" svg:width="0.0642in" svg:height="0.0764in" svg:x="0.5236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70" svg:width="0.0354in" svg:height="0.1118in" svg:x="0.598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70" svg:width="0.0819in" svg:height="0.1177in" svg:x="0.6437in" svg:y="0in" svg:viewBox="0 0 209 300" svg:d="M61 135v-135l-61 5v13c30 0 34 2 34 24v253h9c1 0 5-6 16-26 6 9 24 31 55 31 52 0 95-42 95-96 0-55-41-97-90-97-33 0-51 21-58 28zM62 247v-88c0-8 0-8 5-16 17-22 40-26 51-26 18 0 33 11 44 26 11 19 12 43 12 60 0 15-1 42-13 60-9 13-25 28-48 28-19 0-35-10-45-27-6-8-6-10-6-17z"><text:p/></draw:path><draw:path draw:style-name="gr3" draw:text-style-name="P170" svg:width="0.0839in" svg:height="0.0756in" svg:x="0.7366in" svg:y="0.0429in" svg:viewBox="0 0 214 193" svg:d="M152 154v39l62-5v-13c-30 0-34-3-34-23v-152l-62 5v13c30 0 33 2 33 24v76c0 36-20 65-51 65-36 0-38-19-38-42v-141l-62 5v13c34 0 34 1 34 39v64c0 33 0 72 63 72 24 0 43-12 55-39z"><text:p/></draw:path><draw:path draw:style-name="gr3" draw:text-style-name="P170" svg:width="0.0839in" svg:height="0.0736in" svg:x="0.8287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70" svg:width="0.076in" svg:height="0.1102in" svg:x="0.9205in" svg:y="0.0402in" svg:viewBox="0 0 194 281" svg:d="M83 119c-37 0-37-42-37-51 0-13 0-26 6-37 3-4 13-17 31-17 36 0 36 43 36 52 0 12 0 26-6 36-4 5-13 17-30 17zM34 136c0-1 0-12 7-20 15 12 33 13 42 13 38 0 68-29 68-61 0-16-7-32-18-41 16-15 31-17 39-17 1 0 3 0 4 0-4 2-7 6-7 12 0 7 6 12 12 12 5 0 13-4 13-14 0-7-6-20-21-20-9 0-28 2-46 20-18-14-36-15-44-15-40 0-70 29-70 61 0 20 10 35 21 45-6 6-14 20-14 35 0 13 6 29 20 37-27 7-40 27-40 44 0 30 42 54 94 54 50 0 94-22 94-56 0-14-6-36-27-48-23-12-48-12-73-12-11 0-29 0-33 0-13-2-21-16-21-29zM95 270c-43 0-73-22-73-43 0-20 16-37 34-38h26c37 0 84 0 84 38 0 23-30 43-71 43z"><text:p/></draw:path><draw:path draw:style-name="gr3" draw:text-style-name="P170" svg:width="0.0177in" svg:height="0.0717in" svg:x="1.013in" svg:y="0.0441in" svg:viewBox="0 0 46 183" svg:d="M46 23c0-13-10-23-23-23-12 0-23 10-23 23 0 12 11 23 23 23 13 0 23-11 23-23zM46 162c0-14-10-23-23-23-12 0-23 9-23 23 0 12 11 21 23 21 13 0 23-9 23-21z"><text:p/></draw:path></draw:g></text:span><text:span text:style-name="T9"><text:tab/></text:span><text:span text:style-name="T9"><draw:g text:anchor-type="as-char" svg:y="-0.2492in" draw:z-index="228" draw:style-name="gr1"><svg:title>TexMaths</svg:title><svg:desc>12§display§\Delta y = \frac{g \cdot t^2}{2}§svg§600§FALSE§</svg:desc><draw:polygon draw:style-name="gr2" draw:text-style-name="P170" svg:width="0.8067in" svg:height="0.361in" svg:x="0in" svg:y="0.0024in" svg:viewBox="0 0 2050 918" draw:points="1025,918 0,918 0,0 2050,0 2050,918"><text:p/></draw:polygon><draw:path draw:style-name="gr3" draw:text-style-name="P170" svg:width="0.1224in" svg:height="0.1189in" svg:x="0.0079in" svg:y="0.1311in" svg:viewBox="0 0 312 303" svg:d="M167 7c-3-5-4-7-11-7s-8 2-11 7l-143 288c-2 4-2 4-2 5 0 3 2 3 10 3h294c6 0 8 0 8-3 0-1 0-1-1-5zM143 42l114 229h-228z"><text:p/></draw:path><draw:path draw:style-name="gr3" draw:text-style-name="P170" svg:width="0.0768in" svg:height="0.1071in" svg:x="0.1433in" svg:y="0.1764in" svg:viewBox="0 0 196 273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8 0 38 26 51 51 51 17 0 31-7 43-19-6 21-10 43-27 64-11 15-28 28-47 28-6 0-25-1-32-18 7 0 12 0 18-5 4-5 8-9 8-18 0-13-11-14-16-14-9 0-24 6-24 27s20 36 46 36c43 0 88-38 100-86z"><text:p/></draw:path><draw:path draw:style-name="gr3" draw:text-style-name="P170" svg:width="0.1106in" svg:height="0.039in" svg:x="0.2811in" svg:y="0.1886in" svg:viewBox="0 0 282 100" svg:d="M268 17c6 0 14 0 14-9 0-8-8-8-14-8h-254c-6 0-14 0-14 8 0 9 8 9 14 9zM268 100c6 0 14 0 14-9 0-8-8-8-14-8h-254c-6 0-14 0-14 8 0 9 8 9 14 9z"><text:p/></draw:path><draw:path draw:style-name="gr3" draw:text-style-name="P170" svg:width="0.076in" svg:height="0.1071in" svg:x="0.4697in" svg:y="0.0642in" svg:viewBox="0 0 194 273" svg:d="M193 28c1-3 1-5 1-8 0-7-4-12-12-12-3 0-15 4-16 18-9-15-23-26-40-26-49 0-101 59-101 120 0 42 25 67 57 67 24 0 44-20 49-24-10 37-15 55-15 56-1 4-15 46-61 46-7 0-21-1-33-5 13-3 18-14 18-21 0-8-5-16-17-16-10 0-23 8-23 25s16 25 56 25c53 0 84-32 90-57zM138 133c-2 11-12 22-22 30-8 7-21 14-33 14-22 0-28-21-28-38 0-20 12-71 23-92 12-21 30-37 48-37 28 0 34 33 34 36 0 2 0 4-2 6z"><text:p/></draw:path><draw:path draw:style-name="gr3" draw:text-style-name="P170" svg:width="0.0177in" svg:height="0.0177in" svg:x="0.6035in" svg:y="0.0874in" svg:viewBox="0 0 46 46" svg:d="M46 23c0-12-10-23-23-23-12 0-23 11-23 23 0 13 11 23 23 23 13 0 23-10 23-23z"><text:p/></draw:path><draw:path draw:style-name="gr3" draw:text-style-name="P170" svg:width="0.0512in" svg:height="0.1059in" svg:x="0.676in" svg:y="0.0339in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draw:path draw:style-name="gr3" draw:text-style-name="P170" svg:width="0.0516in" svg:height="0.0772in" svg:x="0.7394in" svg:y="0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3" draw:text-style-name="P170" svg:width="0.3398in" svg:height="0.0067in" svg:x="0.4673in" svg:y="0.2047in" svg:viewBox="0 0 864 18" draw:points="432,18 0,18 0,0 864,0 864,18"><text:p/></draw:polygon><draw:path draw:style-name="gr3" draw:text-style-name="P170" svg:width="0.0661in" svg:height="0.1106in" svg:x="0.6039in" svg:y="0.2528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/draw:g></text:span><text:span text:style-name="T9"><text:tab/></text:span><text:span text:style-name="T9"><draw:g text:anchor-type="as-char" svg:y="-0.1583in" draw:z-index="230" draw:style-name="gr1"><svg:title>TexMaths</svg:title><svg:desc>12§display§v = \sqrt{2gh}§svg§600§FALSE§</svg:desc><draw:polygon draw:style-name="gr2" draw:text-style-name="P170" svg:width="0.7386in" svg:height="0.1996in" svg:x="0in" svg:y="0in" svg:viewBox="0 0 1877 508" draw:points="938,508 0,508 0,0 1877,0 1877,508"><text:p/></draw:polygon><draw:path draw:style-name="gr3" draw:text-style-name="P170" svg:width="0.0728in" svg:height="0.0752in" svg:x="0.0047in" svg:y="0.0839in" svg:viewBox="0 0 186 192" svg:d="M186 30c0-23-11-30-18-30-11 0-21 11-21 20 0 6 2 9 7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70" svg:width="0.1106in" svg:height="0.039in" svg:x="0.1417in" svg:y="0.0957in" svg:viewBox="0 0 282 100" svg:d="M268 17c6 0 14 0 14-9 0-8-8-8-14-8h-254c-6 0-14 0-14 8 0 9 8 9 14 9zM268 100c6 0 14 0 14-9 0-8-8-8-14-8h-254c-6 0-14 0-14 8 0 9 8 9 14 9z"><text:p/></draw:path><draw:path draw:style-name="gr3" draw:text-style-name="P170" svg:width="0.1512in" svg:height="0.1996in" svg:x="0.3264in" svg:y="0in" svg:viewBox="0 0 385 508" svg:d="M133 508c14 0 14-2 18-9l231-483c3-5 3-6 3-8 0-4-3-8-8-8-6 0-7 4-10 8l-218 455-90-210-59 46 6 7 30-23z"><text:p/></draw:path><draw:polygon draw:style-name="gr3" draw:text-style-name="P170" svg:width="0.2638in" svg:height="0.0067in" svg:x="0.4744in" svg:y="0in" svg:viewBox="0 0 671 18" draw:points="336,18 0,18 0,0 671,0 671,18"><text:p/></draw:polygon><draw:path draw:style-name="gr3" draw:text-style-name="P170" svg:width="0.0661in" svg:height="0.1106in" svg:x="0.4827in" svg:y="0.0461in" svg:viewBox="0 0 169 282" svg:d="M32 250l46-44c66-58 91-81 91-124 0-48-38-82-90-82-48 0-79 38-79 77 0 24 22 24 23 24 7 0 21-6 21-23 0-11-7-22-22-22-3 0-4 0-5 0 9-27 32-43 57-43 39 0 57 35 57 69s-22 68-45 93l-81 91c-5 5-5 6-5 16h157l12-73h-10c-2 12-5 31-9 37-3 4-31 4-41 4z"><text:p/></draw:path><draw:path draw:style-name="gr3" draw:text-style-name="P170" svg:width="0.0764in" svg:height="0.1075in" svg:x="0.5598in" svg:y="0.0839in" svg:viewBox="0 0 195 274" svg:d="M193 28c2-3 2-5 2-8 0-7-5-12-12-12-4 0-16 4-17 18-9-15-23-26-40-26-49 0-101 59-101 120 0 42 25 67 57 67 24 0 44-20 49-24-10 37-15 55-15 57-1 3-15 45-61 45-7 0-21-1-33-5 13-3 18-14 18-21s-5-16-17-16c-10 0-23 9-23 25 0 17 16 26 56 26 53 0 85-33 91-58zM138 133c-2 11-12 22-22 30-8 7-21 15-33 15-22 0-28-22-28-39 0-20 12-71 23-92 12-21 30-37 48-37 28 0 34 33 34 36 0 2 0 4-1 6z"><text:p/></draw:path><draw:path draw:style-name="gr3" draw:text-style-name="P170" svg:width="0.0819in" svg:height="0.1173in" svg:x="0.6516in" svg:y="0.0413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5 35 39 0 56-63 56-66 0-4-5-4-6-4-4 0-4 1-6 7-6 23-20 53-43 53-7 0-11-5-11-14 0-10 5-21 8-30 6-18 26-69 26-93 0-27-17-45-49-45-27 0-46 13-63 32z"><text:p/></draw:path></draw:g></text:span></text:h>
      <text:h text:style-name="P158" text:outline-level="3">Kraftstoss <text:tab/><draw:g text:anchor-type="as-char" svg:y="-0.2327in" draw:z-index="41" draw:style-name="gr1"><svg:title>TexMaths</svg:title><svg:desc>12§display§\frac{d\vec{p}}{dt} = 0§svg§600§FALSE§</svg:desc><draw:polygon draw:style-name="gr2" draw:text-style-name="P170" svg:width="0.4945in" svg:height="0.3453in" svg:x="0in" svg:y="0in" svg:viewBox="0 0 1257 878" draw:points="629,878 0,878 0,0 1257,0 1257,878"><text:p/></draw:polygon><draw:path draw:style-name="gr3" draw:text-style-name="P170" svg:width="0.0791in" svg:height="0.1173in" svg:x="0.0067in" svg:y="0.0035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0 1-13 2-20zM114 244c-2 7-2 8-8 16-20 22-36 30-48 30-22 0-28-23-28-40 0-22 13-73 24-93 13-25 31-40 49-40 28 0 33 34 33 37 0 2 0 5-2 7z"><text:p/></draw:path><draw:path draw:style-name="gr3" draw:text-style-name="P170" svg:width="0.0736in" svg:height="0.0331in" svg:x="0.1181in" svg:y="0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70" svg:width="0.0866in" svg:height="0.1059in" svg:x="0.0811in" svg:y="0.0453in" svg:viewBox="0 0 221 270" svg:d="M32 239c-3 15-3 18-22 18-5 0-10 0-10 7 0 4 2 6 6 6 11 0 23-2 35-2 14 0 29 2 42 2 2 0 8 0 8-9 0-4-5-4-11-4-21 0-21-3-21-7 0-5 18-75 21-85 5 13 17 27 39 27 49 0 102-62 102-125 0-39-24-67-57-67-20 0-40 16-55 31-3-23-23-31-38-31-19 0-28 17-31 24-8 14-14 40-14 41 0 5 5 5 6 5 4 0 4 0 8-10 7-30 15-50 30-50 7 0 13 3 13 19 0 9-1 14-3 21zM107 55c3-12 14-24 23-30 14-13 26-15 33-15 18 0 28 14 28 39s-15 74-22 90c-14 30-35 44-50 44-28 0-34-35-34-38 0-1 0-2 1-7z"><text:p/></draw:path><draw:polygon draw:style-name="gr3" draw:text-style-name="P170" svg:width="0.1701in" svg:height="0.0067in" svg:x="0in" svg:y="0.1862in" svg:viewBox="0 0 433 18" draw:points="216,18 0,18 0,0 433,0 433,18"><text:p/></draw:polygon><draw:path draw:style-name="gr3" draw:text-style-name="P170" svg:width="0.0791in" svg:height="0.1173in" svg:x="0.0185in" svg:y="0.2299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0 1-13 2-20zM114 244c-2 7-2 8-8 16-20 22-36 30-48 30-22 0-28-23-28-40 0-22 13-73 24-93 13-25 31-40 49-40 28 0 33 34 33 37 0 2 0 5-2 7z"><text:p/></draw:path><draw:path draw:style-name="gr3" draw:text-style-name="P170" svg:width="0.0512in" svg:height="0.1059in" svg:x="0.102in" svg:y="0.2413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3" draw:text-style-name="P170" svg:width="0.1106in" svg:height="0.039in" svg:x="0.2453in" svg:y="0.1705in" svg:viewBox="0 0 282 100" svg:d="M268 17c6 0 14 0 14-9 0-8-8-8-14-8h-254c-6 0-14 0-14 8 0 9 8 9 14 9zM268 100c6 0 14 0 14-9 0-8-8-8-14-8h-254c-6 0-14 0-14 8 0 9 8 9 14 9z"><text:p/></draw:path><draw:path draw:style-name="gr3" draw:text-style-name="P170" svg:width="0.0701in" svg:height="0.1146in" svg:x="0.4177in" svg:y="0.1205in" svg:viewBox="0 0 179 292" svg:d="M179 147c0-34-3-68-17-99-19-41-54-48-72-48-26 0-56 11-74 50-14 29-16 63-16 97 0 32 1 69 19 102 18 35 49 43 70 43 23 0 55-10 74-49 13-29 16-63 16-96zM89 282c-16 0-41-10-49-51-5-26-5-64-5-89 0-28 0-55 3-78 9-51 40-54 51-54 14 0 42 7 50 49 5 24 5 56 5 83 0 31 0 60-5 87-7 40-31 53-50 53z"><text:p/></draw:path></draw:g></text:h>
      <text:h text:style-name="P148" text:outline-level="4">Elastischer Stoss<text:tab/><text:tab/><draw:g text:anchor-type="as-char" svg:y="-0.2299in" draw:z-index="46" draw:style-name="gr1"><svg:title>TexMaths</svg:title><svg:desc>12§display§\frac{dE}{dt} = 0§svg§600§FALSE§</svg:desc><draw:polygon draw:style-name="gr2" draw:text-style-name="P170" svg:width="0.5425in" svg:height="0.3413in" svg:x="0in" svg:y="0in" svg:viewBox="0 0 1379 868" draw:points="690,868 0,868 0,0 1379,0 1379,868"><text:p/></draw:polygon><draw:path draw:style-name="gr3" draw:text-style-name="P170" svg:width="0.0787in" svg:height="0.1169in" svg:x="0.0067in" svg:y="0in" svg:viewBox="0 0 201 298" svg:d="M201 5c0 0 0-5-4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70" svg:width="0.1205in" svg:height="0.113in" svg:x="0.0925in" svg:y="0.0024in" svg:viewBox="0 0 307 288" svg:d="M283 189c1-2 2-4 2-6 0-1 0-4-4-4s-5 2-6 4c-28 63-44 91-115 91h-62c-6 0-7 0-9 0-5-1-6-1-6-4 0-2 0-3 2-10l29-115h42c36 0 36 8 36 19 0 3 0 9-4 21 0 2-1 3-1 4 0 3 3 5 6 5 4 0 5-2 6-8l24-100c0-2-1-4-5-4-3 0-5 3-6 8-8 32-17 42-55 42h-39l25-102c3-16 3-17 23-17h59c52 0 64 12 64 47 0 11 0 11-1 23 0 2 0 4 0 7 0 2 1 5 5 5s4-3 6-10l8-73c1-12-1-12-12-12h-213c-9 0-12 0-12 8 0 5 3 5 10 5 16 0 28 0 28 7 0 3 0 3-1 11l-57 223c-4 17-4 20-38 20-7 0-12 0-12 9 0 5 4 5 12 5h219c10 0 10 0 14-8z"><text:p/></draw:path><draw:polygon draw:style-name="gr3" draw:text-style-name="P170" svg:width="0.2189in" svg:height="0.0067in" svg:x="0in" svg:y="0.1827in" svg:viewBox="0 0 557 18" draw:points="278,18 0,18 0,0 557,0 557,18"><text:p/></draw:polygon><draw:path draw:style-name="gr3" draw:text-style-name="P170" svg:width="0.0787in" svg:height="0.1169in" svg:x="0.0425in" svg:y="0.226in" svg:viewBox="0 0 201 298" svg:d="M201 5c0 0 0-5-4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70" svg:width="0.0512in" svg:height="0.1059in" svg:x="0.126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70" svg:width="0.1106in" svg:height="0.0386in" svg:x="0.2937in" svg:y="0.1665in" svg:viewBox="0 0 282 99" svg:d="M267 17c6 0 15 0 15-9 0-8-9-8-15-8h-253c-6 0-14 0-14 8 0 9 8 9 14 9zM267 99c6 0 15 0 15-8s-9-8-15-8h-253c-6 0-14 0-14 8s8 8 14 8z"><text:p/></draw:path><draw:path draw:style-name="gr3" draw:text-style-name="P170" svg:width="0.0701in" svg:height="0.1142in" svg:x="0.4661in" svg:y="0.1169in" svg:viewBox="0 0 179 291" svg:d="M179 146c0-33-3-67-17-98-19-41-54-48-72-48-26 0-56 11-74 50-14 29-16 63-16 96s1 70 19 102c18 35 49 43 70 43 23 0 55-9 74-49 13-29 16-62 16-96zM89 282c-16 0-41-11-49-52-5-25-5-63-5-89 0-27 0-55 3-77 9-51 40-54 51-54 14 0 42 7 50 49 5 24 5 56 5 82 0 32 0 60-5 88-7 39-31 53-50 53z"><text:p/></draw:path></draw:g></text:h>
      <text:p text:style-name="P103"><text:span text:style-name="T9"><draw:g text:anchor-type="as-char" svg:y="-0.0972in" draw:z-index="73" draw:style-name="gr1"><svg:title>TexMaths</svg:title><svg:desc>12§display§m_1v_1+m_2v_2=m_1u_1+m_2u_2§svg§600§FALSE§</svg:desc><draw:polygon draw:style-name="gr2" draw:text-style-name="P170" svg:width="2.1492in" svg:height="0.1217in" svg:x="0in" svg:y="0in" svg:viewBox="0 0 5460 310" draw:points="2730,310 0,310 0,0 5460,0 5460,310"><text:p/></draw:polygon><draw:path draw:style-name="gr3" draw:text-style-name="P170" svg:width="0.1362in" svg:height="0.0752in" svg:x="0.0047in" svg:y="0.0236in" svg:viewBox="0 0 347 192" svg:d="M25 162c-1 7-3 16-3 19 0 7 6 11 12 11 4 0 12-4 15-12 0 0 5-21 9-32l8-38c2-8 6-18 7-27 3-8 6-21 6-22 6-13 29-51 69-51 19 0 22 15 22 30 0 9-2 21-6 34l-12 49-8 33c-1 8-5 22-5 25 0 7 6 11 12 11 13 0 16-11 19-24 6-24 22-85 26-102 1-6 24-56 69-56 18 0 23 14 23 30 0 23-18 71-26 94-4 10-5 14-5 23 0 20 14 35 35 35 39 0 55-61 55-65 0-5-4-5-5-5-5 0-5 1-7 9-6 21-19 51-43 51-8 0-10-4-10-13 0-11 4-22 7-30 9-23 27-70 27-94 0-27-17-45-50-45-31 0-52 19-68 41-1-5-2-19-14-30-10-9-24-11-35-11-37 0-59 28-66 37-1-24-19-37-39-37-19 0-27 17-31 24-7 16-13 39-13 41 0 4 5 4 5 4 5 0 5 0 7-9 7-30 16-50 31-50 7 0 13 3 13 19 0 8-1 13-7 36z"><text:p/></draw:path><draw:path draw:style-name="gr3" draw:text-style-name="P170" svg:width="0.0425in" svg:height="0.0768in" svg:x="0.1583in" svg:y="0.0445in" svg:viewBox="0 0 109 196" svg:d="M67 8c0-8 0-8-8-8-19 19-47 19-59 19v11c7 0 26 0 43-8v150c0 10 0 14-30 14h-11v10c5 0 42-1 53-1 10 0 47 1 54 1v-10h-12c-30 0-30-4-30-14z"><text:p/></draw:path><draw:path draw:style-name="gr3" draw:text-style-name="P170" svg:width="0.0728in" svg:height="0.0752in" svg:x="0.2248in" svg:y="0.0236in" svg:viewBox="0 0 186 192" svg:d="M186 30c0-23-11-30-18-30-11 0-22 11-22 20 0 6 3 9 8 14 8 8 14 19 14 34 0 17-25 114-76 114-21 0-31-14-31-36 0-24 11-55 24-90 4-7 6-13 6-21 0-19-14-35-35-35-40 0-56 61-56 65s5 4 5 4c5 0 5-1 7-7 12-43 30-52 43-52 3 0 10 0 10 13 0 11-4 21-7 30-18 49-24 68-24 86 0 47 37 53 57 53 71 0 95-141 95-162z"><text:p/></draw:path><draw:path draw:style-name="gr3" draw:text-style-name="P170" svg:width="0.0425in" svg:height="0.0768in" svg:x="0.3134in" svg:y="0.0445in" svg:viewBox="0 0 109 196" svg:d="M67 8c0-8 0-8-8-8-19 19-47 19-59 19v11c7 0 26 0 43-8v150c0 10 0 14-30 14h-11v10c5 0 42-1 53-1 10 0 47 1 54 1v-10h-12c-30 0-30-4-30-14z"><text:p/></draw:path><draw:path draw:style-name="gr3" draw:text-style-name="P170" svg:width="0.1106in" svg:height="0.1102in" svg:x="0.4213in" svg:y="0in" svg:viewBox="0 0 282 281" svg:d="M150 150h118c6 0 14 0 14-9s-8-9-14-9h-118v-118c0-6 0-14-8-14-10 0-10 8-10 14v118h-118c-6 0-14 0-14 9s8 9 14 9h118v117c0 6 0 14 10 14 8 0 8-8 8-14z"><text:p/></draw:path><draw:path draw:style-name="gr3" draw:text-style-name="P170" svg:width="0.1362in" svg:height="0.0752in" svg:x="0.5831in" svg:y="0.0236in" svg:viewBox="0 0 347 192" svg:d="M25 162c-1 7-3 16-3 19 0 7 6 11 12 11 4 0 12-4 15-12 0 0 5-21 9-32l8-38c2-8 6-18 7-27 3-8 6-21 6-22 6-13 29-51 69-51 19 0 22 15 22 30 0 9-2 21-6 34l-12 49-8 33c-1 8-5 22-5 25 0 7 6 11 12 11 13 0 16-11 19-24 6-24 22-85 26-102 1-6 24-56 69-56 18 0 23 14 23 30 0 23-18 71-26 94-4 10-5 14-5 23 0 20 14 35 35 35 39 0 55-61 55-65 0-5-4-5-5-5-5 0-5 1-7 9-6 21-19 51-43 51-8 0-10-4-10-13 0-11 4-22 7-30 9-23 27-70 27-94 0-27-17-45-50-45-31 0-52 19-68 41-1-5-2-19-14-30-10-9-24-11-35-11-37 0-59 28-66 37-1-24-19-37-39-37-19 0-27 17-31 24-7 16-13 39-13 41 0 4 5 4 5 4 5 0 5 0 7-9 7-30 16-50 31-50 7 0 13 3 13 19 0 8-1 13-7 36z"><text:p/></draw:path><draw:path draw:style-name="gr3" draw:text-style-name="P170" svg:width="0.0516in" svg:height="0.0768in" svg:x="0.7315in" svg:y="0.0445in" svg:viewBox="0 0 132 196" svg:d="M132 142h-11c0 8-3 24-7 28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70" svg:width="0.0728in" svg:height="0.0752in" svg:x="0.8031in" svg:y="0.0236in" svg:viewBox="0 0 186 192" svg:d="M186 30c0-23-11-30-18-30-11 0-22 11-22 20 0 6 3 9 8 14 8 8 14 19 14 34 0 17-25 114-76 114-21 0-31-14-31-36 0-24 11-55 24-90 4-7 6-13 6-21 0-19-14-35-35-35-40 0-56 61-56 65s5 4 5 4c5 0 5-1 7-7 12-43 30-52 43-52 3 0 10 0 10 13 0 11-4 21-7 30-18 49-24 68-24 86 0 47 37 53 57 53 71 0 95-141 95-162z"><text:p/></draw:path><draw:path draw:style-name="gr3" draw:text-style-name="P170" svg:width="0.0516in" svg:height="0.0768in" svg:x="0.8862in" svg:y="0.0445in" svg:viewBox="0 0 132 196" svg:d="M132 142h-11c0 8-3 24-7 28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70" svg:width="0.1106in" svg:height="0.0386in" svg:x="1.0087in" svg:y="0.0358in" svg:viewBox="0 0 282 99" svg:d="M268 17c6 0 14 0 14-9 0-8-8-8-14-8h-254c-6 0-14 0-14 8 0 9 8 9 14 9zM268 99c6 0 14 0 14-8s-8-8-14-8h-254c-6 0-14 0-14 8s8 8 14 8z"><text:p/></draw:path><draw:path draw:style-name="gr3" draw:text-style-name="P170" svg:width="0.1362in" svg:height="0.0752in" svg:x="1.1795in" svg:y="0.0236in" svg:viewBox="0 0 347 192" svg:d="M25 162c-1 7-3 16-3 19 0 7 6 11 12 11 4 0 12-4 15-12 0 0 5-21 9-32l8-38c2-8 6-18 7-27 3-8 6-21 6-22 6-13 29-51 69-51 19 0 22 15 22 30 0 9-2 21-6 34l-12 49-8 33c-1 8-5 22-5 25 0 7 6 11 12 11 13 0 16-11 19-24 6-24 22-85 26-102 1-6 24-56 69-56 18 0 23 14 23 30 0 23-18 71-26 94-4 10-5 14-5 23 0 20 14 35 35 35 39 0 55-61 55-65 0-5-4-5-5-5-5 0-5 1-7 9-6 21-19 51-43 51-8 0-10-4-10-13 0-11 4-22 7-30 9-23 27-70 27-94 0-27-17-45-50-45-31 0-52 19-68 41-1-5-2-19-14-30-10-9-24-11-35-11-37 0-59 28-66 37-1-24-19-37-39-37-19 0-27 17-31 24-7 16-13 39-13 41 0 4 5 4 5 4 5 0 5 0 7-9 7-30 16-50 31-50 7 0 13 3 13 19 0 8-1 13-7 36z"><text:p/></draw:path><draw:path draw:style-name="gr3" draw:text-style-name="P170" svg:width="0.0425in" svg:height="0.0768in" svg:x="1.3331in" svg:y="0.0445in" svg:viewBox="0 0 109 196" svg:d="M67 8c0-8 0-8-8-8-19 19-47 19-59 19v11c7 0 26 0 43-8v150c0 10 0 14-30 14h-11v10c5 0 42-1 53-1 10 0 47 1 54 1v-10h-12c-30 0-30-4-30-14z"><text:p/></draw:path><draw:path draw:style-name="gr3" draw:text-style-name="P170" svg:width="0.0854in" svg:height="0.0752in" svg:x="1.4in" svg:y="0.0236in" svg:viewBox="0 0 218 192" svg:d="M136 164c4 17 20 28 38 28 14 0 24-10 31-23 7-16 13-42 13-42 0-5-4-5-6-5-3 0-3 3-6 9-4 22-13 51-31 51-8 0-13-5-13-19 0-10 5-29 8-44l12-46c2-6 6-23 8-29 2-9 6-25 6-28 0-8-6-11-12-11-3 0-14 0-17 14-7 31-27 106-31 128-2 1-18 35-50 35-21 0-25-18-25-35 0-22 11-56 23-86 5-12 7-18 7-26 0-19-14-35-35-35-40 0-56 61-56 65s5 4 5 4c5 0 5-1 7-7 11-37 26-52 43-52 4 0 10 0 10 13 0 11-4 22-7 30-16 42-24 67-24 88 0 40 28 51 51 51 29 0 43-20 51-28z"><text:p/></draw:path><draw:path draw:style-name="gr3" draw:text-style-name="P170" svg:width="0.0425in" svg:height="0.0768in" svg:x="1.5028in" svg:y="0.0445in" svg:viewBox="0 0 109 196" svg:d="M67 8c0-8 0-8-8-8-19 19-47 19-59 19v11c7 0 26 0 43-8v150c0 10 0 14-30 14h-11v10c5 0 42-1 53-1 10 0 47 1 54 1v-10h-12c-30 0-30-4-30-14z"><text:p/></draw:path><draw:path draw:style-name="gr3" draw:text-style-name="P170" svg:width="0.1106in" svg:height="0.1102in" svg:x="1.611in" svg:y="0in" svg:viewBox="0 0 282 281" svg:d="M150 150h118c6 0 14 0 14-9s-8-9-14-9h-118v-118c0-6 0-14-8-14-10 0-10 8-10 14v118h-118c-6 0-14 0-14 9s8 9 14 9h118v117c0 6 0 14 10 14 8 0 8-8 8-14z"><text:p/></draw:path><draw:path draw:style-name="gr3" draw:text-style-name="P170" svg:width="0.1362in" svg:height="0.0752in" svg:x="1.7724in" svg:y="0.0236in" svg:viewBox="0 0 347 192" svg:d="M25 162c-1 7-3 16-3 19 0 7 6 11 12 11 4 0 12-4 15-12 0 0 5-21 9-32l8-38c2-8 6-18 7-27 3-8 6-21 6-22 6-13 29-51 69-51 19 0 22 15 22 30 0 9-2 21-6 34l-12 49-8 33c-1 8-5 22-5 25 0 7 6 11 12 11 13 0 16-11 19-24 6-24 22-85 26-102 1-6 24-56 69-56 18 0 23 14 23 30 0 23-18 71-26 94-4 10-5 14-5 23 0 20 14 35 35 35 39 0 55-61 55-65 0-5-4-5-5-5-5 0-5 1-7 9-6 21-19 51-43 51-8 0-10-4-10-13 0-11 4-22 7-30 9-23 27-70 27-94 0-27-17-45-50-45-31 0-52 19-68 41-1-5-2-19-14-30-10-9-24-11-35-11-37 0-59 28-66 37-1-24-19-37-39-37-19 0-27 17-31 24-7 16-13 39-13 41 0 4 5 4 5 4 5 0 5 0 7-9 7-30 16-50 31-50 7 0 13 3 13 19 0 8-1 13-7 36z"><text:p/></draw:path><draw:path draw:style-name="gr3" draw:text-style-name="P170" svg:width="0.0516in" svg:height="0.0768in" svg:x="1.9209in" svg:y="0.0445in" svg:viewBox="0 0 132 196" svg:d="M132 142h-11c0 8-3 24-7 28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70" svg:width="0.0854in" svg:height="0.0752in" svg:x="1.9929in" svg:y="0.0236in" svg:viewBox="0 0 218 192" svg:d="M136 164c4 17 20 28 38 28 14 0 24-10 31-23 7-16 13-42 13-42 0-5-4-5-6-5-3 0-3 3-6 9-4 22-13 51-31 51-8 0-13-5-13-19 0-10 5-29 8-44l12-46c2-6 6-23 8-29 2-9 6-25 6-28 0-8-6-11-12-11-3 0-14 0-17 14-7 31-27 106-31 128-2 1-18 35-50 35-21 0-25-18-25-35 0-22 11-56 23-86 5-12 7-18 7-26 0-19-14-35-35-35-40 0-56 61-56 65s5 4 5 4c5 0 5-1 7-7 11-37 26-52 43-52 4 0 10 0 10 13 0 11-4 22-7 30-16 42-24 67-24 88 0 40 28 51 51 51 29 0 43-20 51-28z"><text:p/></draw:path><draw:path draw:style-name="gr3" draw:text-style-name="P170" svg:width="0.0516in" svg:height="0.0768in" svg:x="2.0902in" svg:y="0.0445in" svg:viewBox="0 0 132 196" svg:d="M132 142h-11c0 8-3 24-7 28-2 1-25 1-30 1h-54c31-27 41-36 59-49 23-18 43-36 43-65 0-35-32-57-70-57-37 0-62 26-62 53 0 15 13 16 16 16 7 0 15-4 15-15 0-5-1-16-17-16 9-21 29-27 44-27 30 0 45 23 45 46 0 27-19 47-29 58l-72 71c-2 2-2 2-2 10h122z"><text:p/></draw:path></draw:g></text:span><text:span text:style-name="T9"> <text:tab/><text:tab/></text:span><text:span text:style-name="T9"><draw:g text:anchor-type="as-char" svg:y="-0.222in" draw:z-index="72" draw:style-name="gr1"><svg:title>TexMaths</svg:title><svg:desc>12§display§\frac12m_1v_1^2+\frac12m_2v_2^2=\frac12m_1u_1^2+\frac12m_2u_2^2§svg§600§FALSE§</svg:desc><draw:polygon draw:style-name="gr2" draw:text-style-name="P170" svg:width="2.6319in" svg:height="0.3331in" svg:x="0in" svg:y="0.0047in" svg:viewBox="0 0 6686 847" draw:points="3344,847 0,847 0,0 6686,0 6686,847"><text:p/></draw:polygon><draw:path draw:style-name="gr3" draw:text-style-name="P170" svg:width="0.0547in" svg:height="0.1106in" svg:x="0.0146in" svg:y="0in" svg:viewBox="0 0 140 282" svg:d="M88 11c0-10 0-11-10-11-26 28-65 28-78 28v13c8 0 34 0 55-12v219c0 16-1 21-39 21h-14v13c16-1 52-1 70-1 17 0 54 0 68 1v-13h-13c-38 0-39-5-39-21z"><text:p/></draw:path><draw:polygon draw:style-name="gr3" draw:text-style-name="P170" svg:width="0.0831in" svg:height="0.0067in" svg:x="0in" svg:y="0.1783in" svg:viewBox="0 0 212 18" draw:points="106,18 0,18 0,0 212,0 212,18"><text:p/></draw:polygon><draw:path draw:style-name="gr3" draw:text-style-name="P170" svg:width="0.0661in" svg:height="0.1106in" svg:x="0.0087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70" svg:width="0.1362in" svg:height="0.0752in" svg:x="0.1079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70" svg:width="0.0425in" svg:height="0.0772in" svg:x="0.261in" svg:y="0.172in" svg:viewBox="0 0 109 197" svg:d="M67 8c0-8 0-8-8-8-19 19-47 19-59 19v11c7 0 26 0 43-8v151c0 9 0 13-30 13h-11v11c5 0 42-1 53-1 10 0 47 1 54 1v-11h-12c-30 0-30-4-30-13z"><text:p/></draw:path><draw:path draw:style-name="gr3" draw:text-style-name="P170" svg:width="0.0728in" svg:height="0.0752in" svg:x="0.328in" svg:y="0.1496in" svg:viewBox="0 0 186 192" svg:d="M186 30c0-23-11-30-18-30-11 0-22 11-22 20 0 6 3 9 8 14 8 8 14 19 14 34 0 17-26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70" svg:width="0.0516in" svg:height="0.0772in" svg:x="0.4169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70" svg:width="0.0425in" svg:height="0.0772in" svg:x="0.4161in" svg:y="0.187in" svg:viewBox="0 0 109 197" svg:d="M67 8c0-8 0-8-8-8-19 19-47 19-59 19v11c7 0 26 0 43-8v151c0 9 0 13-30 13h-11v11c5 0 42-1 53-1 10 0 47 1 54 1v-11h-12c-30 0-30-4-30-13z"><text:p/></draw:path><draw:path draw:style-name="gr3" draw:text-style-name="P170" svg:width="0.1106in" svg:height="0.1106in" svg:x="0.5303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70" svg:width="0.0547in" svg:height="0.1106in" svg:x="0.7217in" svg:y="0in" svg:viewBox="0 0 140 282" svg:d="M88 11c0-10 0-11-10-11-26 28-65 28-78 28v13c8 0 34 0 55-12v219c0 16-1 21-39 21h-14v13c16-1 52-1 70-1 17 0 54 0 68 1v-13h-13c-38 0-39-5-39-21z"><text:p/></draw:path><draw:polygon draw:style-name="gr3" draw:text-style-name="P170" svg:width="0.0831in" svg:height="0.0067in" svg:x="0.7071in" svg:y="0.1783in" svg:viewBox="0 0 212 18" draw:points="106,18 0,18 0,0 212,0 212,18"><text:p/></draw:polygon><draw:path draw:style-name="gr3" draw:text-style-name="P170" svg:width="0.0661in" svg:height="0.1106in" svg:x="0.715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70" svg:width="0.1362in" svg:height="0.0752in" svg:x="0.815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70" svg:width="0.0516in" svg:height="0.0772in" svg:x="0.963in" svg:y="0.1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70" svg:width="0.0728in" svg:height="0.0752in" svg:x="1.035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70" svg:width="0.0516in" svg:height="0.0772in" svg:x="1.1236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70" svg:width="0.0516in" svg:height="0.0772in" svg:x="1.1181in" svg:y="0.18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70" svg:width="0.1106in" svg:height="0.039in" svg:x="1.2465in" svg:y="0.1618in" svg:viewBox="0 0 282 100" svg:d="M268 17c6 0 14 0 14-9 0-8-8-8-14-8h-254c-6 0-14 0-14 8 0 9 8 9 14 9zM268 100c6 0 14 0 14-9 0-8-8-8-14-8h-254c-6 0-14 0-14 8 0 9 8 9 14 9z"><text:p/></draw:path><draw:path draw:style-name="gr3" draw:text-style-name="P170" svg:width="0.0547in" svg:height="0.1106in" svg:x="1.4469in" svg:y="0in" svg:viewBox="0 0 140 282" svg:d="M88 11c0-10 0-11-10-11-26 28-65 28-78 28v13c8 0 34 0 55-12v219c0 16-1 21-39 21h-14v13c16-1 52-1 70-1 17 0 54 0 68 1v-13h-13c-38 0-39-5-39-21z"><text:p/></draw:path><draw:polygon draw:style-name="gr3" draw:text-style-name="P170" svg:width="0.0831in" svg:height="0.0067in" svg:x="1.4323in" svg:y="0.1783in" svg:viewBox="0 0 212 18" draw:points="106,18 0,18 0,0 212,0 212,18"><text:p/></draw:polygon><draw:path draw:style-name="gr3" draw:text-style-name="P170" svg:width="0.0661in" svg:height="0.1106in" svg:x="1.4406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70" svg:width="0.1362in" svg:height="0.0752in" svg:x="1.5398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70" svg:width="0.0425in" svg:height="0.0772in" svg:x="1.6933in" svg:y="0.172in" svg:viewBox="0 0 109 197" svg:d="M67 8c0-8 0-8-8-8-19 19-47 19-59 19v11c7 0 26 0 43-8v151c0 9 0 13-30 13h-11v11c5 0 42-1 53-1 10 0 47 1 54 1v-11h-12c-30 0-30-4-30-13z"><text:p/></draw:path><draw:path draw:style-name="gr3" draw:text-style-name="P170" svg:width="0.0854in" svg:height="0.0752in" svg:x="1.7598in" svg:y="0.1496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170" svg:width="0.0516in" svg:height="0.0772in" svg:x="1.8579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70" svg:width="0.0425in" svg:height="0.0772in" svg:x="1.863in" svg:y="0.187in" svg:viewBox="0 0 109 197" svg:d="M67 8c0-8 0-8-8-8-19 19-47 19-59 19v11c7 0 26 0 43-8v151c0 9 0 13-30 13h-11v11c5 0 42-1 53-1 10 0 47 1 54 1v-11h-12c-30 0-30-4-30-13z"><text:p/></draw:path><draw:path draw:style-name="gr3" draw:text-style-name="P170" svg:width="0.1106in" svg:height="0.1106in" svg:x="1.9713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70" svg:width="0.0547in" svg:height="0.1106in" svg:x="2.1622in" svg:y="0in" svg:viewBox="0 0 140 282" svg:d="M88 11c0-10 0-11-10-11-26 28-65 28-78 28v13c8 0 34 0 55-12v219c0 16-1 21-39 21h-14v13c16-1 52-1 70-1 17 0 54 0 68 1v-13h-13c-38 0-39-5-39-21z"><text:p/></draw:path><draw:polygon draw:style-name="gr3" draw:text-style-name="P170" svg:width="0.0831in" svg:height="0.0067in" svg:x="2.1476in" svg:y="0.1783in" svg:viewBox="0 0 212 18" draw:points="106,18 0,18 0,0 212,0 212,18"><text:p/></draw:polygon><draw:path draw:style-name="gr3" draw:text-style-name="P170" svg:width="0.0661in" svg:height="0.1106in" svg:x="2.1559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70" svg:width="0.1362in" svg:height="0.0752in" svg:x="2.2555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70" svg:width="0.0516in" svg:height="0.0772in" svg:x="2.4039in" svg:y="0.1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70" svg:width="0.0854in" svg:height="0.0752in" svg:x="2.4756in" svg:y="0.1496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170" svg:width="0.0516in" svg:height="0.0772in" svg:x="2.5732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70" svg:width="0.0516in" svg:height="0.0772in" svg:x="2.5732in" svg:y="0.18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9"> <text:tab/></text:span><text:span text:style-name="T9"><draw:g text:anchor-type="as-char" svg:y="-0.2366in" draw:z-index="71" draw:style-name="gr1"><svg:title>TexMaths</svg:title><svg:desc>12§display§u_1=\frac{m_1v_1+m_2(2v_2-v_1)}{m_1+m_2}§svg§600§FALSE§</svg:desc><draw:polygon draw:style-name="gr2" draw:text-style-name="P170" svg:width="1.9339in" svg:height="0.3756in" svg:x="0in" svg:y="0in" svg:viewBox="0 0 4913 955" draw:points="2457,955 0,955 0,0 4913,0 4913,955"><text:p/></draw:polygon><draw:path draw:style-name="gr3" draw:text-style-name="P170" svg:width="0.0854in" svg:height="0.0752in" svg:x="0.0047in" svg:y="0.1638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170" svg:width="0.0425in" svg:height="0.0772in" svg:x="0.1079in" svg:y="0.1846in" svg:viewBox="0 0 109 197" svg:d="M67 8c0-8 0-8-8-8-19 19-47 19-59 19v11c7 0 26 0 43-8v151c0 9 0 13-30 13h-11v11c5 0 42-1 53-1 10 0 47 1 54 1v-11h-12c-30 0-30-4-30-13z"><text:p/></draw:path><draw:path draw:style-name="gr3" draw:text-style-name="P170" svg:width="0.1106in" svg:height="0.039in" svg:x="0.2248in" svg:y="0.1756in" svg:viewBox="0 0 282 100" svg:d="M268 17c6 0 14 0 14-9 0-8-8-8-14-8h-254c-6 0-14 0-14 8 0 9 8 9 14 9zM268 100c6 0 14 0 14-9 0-8-8-8-14-8h-254c-6 0-14 0-14 8 0 9 8 9 14 9z"><text:p/></draw:path><draw:path draw:style-name="gr3" draw:text-style-name="P170" svg:width="0.1362in" svg:height="0.0752in" svg:x="0.4157in" svg:y="0.05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70" svg:width="0.0425in" svg:height="0.0772in" svg:x="0.5693in" svg:y="0.072in" svg:viewBox="0 0 109 197" svg:d="M67 8c0-8 0-8-8-8-19 19-47 19-59 19v11c7 0 26 0 43-8v151c0 9 0 13-30 13h-11v11c5 0 42-1 53-1 10 0 47 1 54 1v-11h-12c-30 0-30-4-30-13z"><text:p/></draw:path><draw:path draw:style-name="gr3" draw:text-style-name="P170" svg:width="0.0728in" svg:height="0.0752in" svg:x="0.6358in" svg:y="0.05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70" svg:width="0.0425in" svg:height="0.0772in" svg:x="0.724in" svg:y="0.072in" svg:viewBox="0 0 109 197" svg:d="M67 8c0-8 0-8-8-8-19 19-47 19-59 19v11c7 0 26 0 43-8v151c0 9 0 13-30 13h-11v11c5 0 42-1 53-1 10 0 47 1 54 1v-11h-12c-30 0-30-4-30-13z"><text:p/></draw:path><draw:path draw:style-name="gr3" draw:text-style-name="P170" svg:width="0.1106in" svg:height="0.1106in" svg:x="0.8323in" svg:y="0.0283in" svg:viewBox="0 0 282 282" svg:d="M150 150h118c6 0 14 0 14-8 0-10-8-10-14-10h-118v-118c0-6 0-14-8-14-10 0-10 8-10 14v118h-118c-6 0-14 0-14 10 0 8 8 8 14 8h118v118c0 5 0 14 10 14 8 0 8-9 8-14z"><text:p/></draw:path><draw:path draw:style-name="gr3" draw:text-style-name="P170" svg:width="0.1362in" svg:height="0.0752in" svg:x="0.9937in" svg:y="0.05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70" svg:width="0.0516in" svg:height="0.0772in" svg:x="1.1421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70" svg:width="0.039in" svg:height="0.1657in" svg:x="1.226in" svg:y="0in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70" svg:width="0.0661in" svg:height="0.1106in" svg:x="1.2819in" svg:y="0.0142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70" svg:width="0.0728in" svg:height="0.0752in" svg:x="1.3614in" svg:y="0.05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70" svg:width="0.0516in" svg:height="0.0772in" svg:x="1.4445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70" svg:width="0.1016in" svg:height="0.0067in" svg:x="1.5622in" svg:y="0.0807in" svg:viewBox="0 0 259 18" svg:d="M244 18c7 0 15 0 15-8 0-10-8-10-15-10h-230c-7 0-14 0-14 10 0 8 7 8 14 8z"><text:p/></draw:path><draw:path draw:style-name="gr3" draw:text-style-name="P170" svg:width="0.0728in" svg:height="0.0752in" svg:x="1.7193in" svg:y="0.05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70" svg:width="0.0425in" svg:height="0.0772in" svg:x="1.8079in" svg:y="0.072in" svg:viewBox="0 0 109 197" svg:d="M67 8c0-8 0-8-8-8-19 19-47 19-59 19v11c7 0 26 0 43-8v151c0 9 0 13-30 13h-11v11c5 0 42-1 53-1 10 0 47 1 54 1v-11h-12c-30 0-30-4-30-13z"><text:p/></draw:path><draw:path draw:style-name="gr3" draw:text-style-name="P170" svg:width="0.039in" svg:height="0.1657in" svg:x="1.8791in" svg:y="0in" svg:viewBox="0 0 100 422" svg:d="M100 211c0-32-5-84-29-132-25-51-63-79-66-79-4 0-5 1-5 5 0 1 0 1 8 9 42 42 66 110 66 197 0 73-15 148-68 200-6 5-6 6-6 8s1 3 5 3c3 0 42-29 67-81 22-47 28-94 28-130z"><text:p/></draw:path><draw:polygon draw:style-name="gr3" draw:text-style-name="P170" svg:width="1.5236in" svg:height="0.0067in" svg:x="0.411in" svg:y="0.1929in" svg:viewBox="0 0 3871 18" draw:points="1935,18 0,18 0,0 3871,0 3871,18"><text:p/></draw:polygon><draw:path draw:style-name="gr3" draw:text-style-name="P170" svg:width="0.1362in" svg:height="0.0752in" svg:x="0.8555in" svg:y="0.2783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70" svg:width="0.0425in" svg:height="0.0772in" svg:x="1.0091in" svg:y="0.2984in" svg:viewBox="0 0 109 197" svg:d="M67 8c0-8 0-8-8-8-19 19-47 19-59 19v11c7 0 26 0 43-8v151c0 9 0 13-30 13h-11v11c5 0 42-1 53-1 10 0 47 1 54 1v-11h-12c-30 0-30-4-30-13z"><text:p/></draw:path><draw:path draw:style-name="gr3" draw:text-style-name="P170" svg:width="0.1106in" svg:height="0.1106in" svg:x="1.1173in" svg:y="0.2547in" svg:viewBox="0 0 282 282" svg:d="M150 150h118c6 0 14 0 14-8 0-10-8-10-14-10h-118v-118c0-6 0-14-8-14-10 0-10 8-10 14v118h-118c-6 0-14 0-14 10 0 8 8 8 14 8h118v118c0 5 0 14 10 14 8 0 8-9 8-14z"><text:p/></draw:path><draw:path draw:style-name="gr3" draw:text-style-name="P170" svg:width="0.1362in" svg:height="0.0752in" svg:x="1.2787in" svg:y="0.2783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70" svg:width="0.0516in" svg:height="0.0772in" svg:x="1.4272in" svg:y="0.298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9"> <text:tab/><text:tab/></text:span><text:span text:style-name="T9"><draw:g text:anchor-type="as-char" svg:y="-0.2366in" draw:z-index="70" draw:style-name="gr1"><svg:title>TexMaths</svg:title><svg:desc>12§display§u_2=\frac{m_2v_2+m_1(2v_1-v_2)}{m_1+m_2}
§svg§600§FALSE§</svg:desc><draw:polygon draw:style-name="gr2" draw:text-style-name="P170" svg:width="1.9339in" svg:height="0.3756in" svg:x="0in" svg:y="0in" svg:viewBox="0 0 4913 955" draw:points="2457,955 0,955 0,0 4913,0 4913,955"><text:p/></draw:polygon><draw:path draw:style-name="gr3" draw:text-style-name="P170" svg:width="0.0854in" svg:height="0.0752in" svg:x="0.0047in" svg:y="0.1638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170" svg:width="0.0516in" svg:height="0.0772in" svg:x="0.1024in" svg:y="0.184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70" svg:width="0.1106in" svg:height="0.039in" svg:x="0.2248in" svg:y="0.1756in" svg:viewBox="0 0 282 100" svg:d="M268 17c6 0 14 0 14-9 0-8-8-8-14-8h-254c-6 0-14 0-14 8 0 9 8 9 14 9zM268 100c6 0 14 0 14-9 0-8-8-8-14-8h-254c-6 0-14 0-14 8 0 9 8 9 14 9z"><text:p/></draw:path><draw:path draw:style-name="gr3" draw:text-style-name="P170" svg:width="0.1362in" svg:height="0.0752in" svg:x="0.4157in" svg:y="0.05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70" svg:width="0.0516in" svg:height="0.0772in" svg:x="0.5642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70" svg:width="0.0728in" svg:height="0.0752in" svg:x="0.6358in" svg:y="0.05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70" svg:width="0.0516in" svg:height="0.0772in" svg:x="0.7189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70" svg:width="0.1106in" svg:height="0.1106in" svg:x="0.8323in" svg:y="0.0283in" svg:viewBox="0 0 282 282" svg:d="M150 150h118c6 0 14 0 14-8 0-10-8-10-14-10h-118v-118c0-6 0-14-8-14-10 0-10 8-10 14v118h-118c-6 0-14 0-14 10 0 8 8 8 14 8h118v118c0 5 0 14 10 14 8 0 8-9 8-14z"><text:p/></draw:path><draw:path draw:style-name="gr3" draw:text-style-name="P170" svg:width="0.1362in" svg:height="0.0752in" svg:x="0.9937in" svg:y="0.05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70" svg:width="0.0425in" svg:height="0.0772in" svg:x="1.1472in" svg:y="0.072in" svg:viewBox="0 0 109 197" svg:d="M67 8c0-8 0-8-8-8-19 19-47 19-59 19v11c7 0 26 0 43-8v151c0 9 0 13-30 13h-11v11c5 0 42-1 53-1 10 0 47 1 54 1v-11h-12c-30 0-30-4-30-13z"><text:p/></draw:path><draw:path draw:style-name="gr3" draw:text-style-name="P170" svg:width="0.039in" svg:height="0.1657in" svg:x="1.226in" svg:y="0in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70" svg:width="0.0661in" svg:height="0.1106in" svg:x="1.2819in" svg:y="0.0142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70" svg:width="0.0728in" svg:height="0.0752in" svg:x="1.3614in" svg:y="0.05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70" svg:width="0.0425in" svg:height="0.0772in" svg:x="1.4496in" svg:y="0.072in" svg:viewBox="0 0 109 197" svg:d="M67 8c0-8 0-8-8-8-19 19-47 19-59 19v11c7 0 26 0 43-8v151c0 9 0 13-30 13h-11v11c5 0 42-1 53-1 10 0 47 1 54 1v-11h-12c-30 0-30-4-30-13z"><text:p/></draw:path><draw:path draw:style-name="gr3" draw:text-style-name="P170" svg:width="0.1016in" svg:height="0.0067in" svg:x="1.5622in" svg:y="0.0807in" svg:viewBox="0 0 259 18" svg:d="M244 18c7 0 15 0 15-8 0-10-8-10-15-10h-230c-7 0-14 0-14 10 0 8 7 8 14 8z"><text:p/></draw:path><draw:path draw:style-name="gr3" draw:text-style-name="P170" svg:width="0.0728in" svg:height="0.0752in" svg:x="1.7193in" svg:y="0.05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70" svg:width="0.0516in" svg:height="0.0772in" svg:x="1.8028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70" svg:width="0.039in" svg:height="0.1657in" svg:x="1.8791in" svg:y="0in" svg:viewBox="0 0 100 422" svg:d="M100 211c0-32-5-84-29-132-25-51-63-79-66-79-4 0-5 1-5 5 0 1 0 1 8 9 42 42 66 110 66 197 0 73-15 148-68 200-6 5-6 6-6 8s1 3 5 3c3 0 42-29 67-81 22-47 28-94 28-130z"><text:p/></draw:path><draw:polygon draw:style-name="gr3" draw:text-style-name="P170" svg:width="1.5236in" svg:height="0.0067in" svg:x="0.411in" svg:y="0.1929in" svg:viewBox="0 0 3871 18" draw:points="1935,18 0,18 0,0 3871,0 3871,18"><text:p/></draw:polygon><draw:path draw:style-name="gr3" draw:text-style-name="P170" svg:width="0.1362in" svg:height="0.0752in" svg:x="0.8555in" svg:y="0.2783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70" svg:width="0.0425in" svg:height="0.0772in" svg:x="1.0091in" svg:y="0.2984in" svg:viewBox="0 0 109 197" svg:d="M67 8c0-8 0-8-8-8-19 19-47 19-59 19v11c7 0 26 0 43-8v151c0 9 0 13-30 13h-11v11c5 0 42-1 53-1 10 0 47 1 54 1v-11h-12c-30 0-30-4-30-13z"><text:p/></draw:path><draw:path draw:style-name="gr3" draw:text-style-name="P170" svg:width="0.1106in" svg:height="0.1106in" svg:x="1.1173in" svg:y="0.2547in" svg:viewBox="0 0 282 282" svg:d="M150 150h118c6 0 14 0 14-8 0-10-8-10-14-10h-118v-118c0-6 0-14-8-14-10 0-10 8-10 14v118h-118c-6 0-14 0-14 10 0 8 8 8 14 8h118v118c0 5 0 14 10 14 8 0 8-9 8-14z"><text:p/></draw:path><draw:path draw:style-name="gr3" draw:text-style-name="P170" svg:width="0.1362in" svg:height="0.0752in" svg:x="1.2787in" svg:y="0.2783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70" svg:width="0.0516in" svg:height="0.0772in" svg:x="1.4272in" svg:y="0.298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9"> </text:span><text:span text:style-name="T9"><draw:g text:anchor-type="as-char" svg:y="-0.1161in" draw:z-index="69" draw:style-name="gr1"><svg:title>TexMaths</svg:title><svg:desc>12§display§m_1 = m_2 \Rightarrow u_1=v_2 \text{ und } u_2=v_1§svg§600§FALSE§</svg:desc><draw:polygon draw:style-name="gr2" draw:text-style-name="P170" svg:width="2.3909in" svg:height="0.1406in" svg:x="0in" svg:y="0in" svg:viewBox="0 0 6074 358" draw:points="3037,358 0,358 0,0 6074,0 6074,358"><text:p/></draw:polygon><draw:path draw:style-name="gr3" draw:text-style-name="P170" svg:width="0.1362in" svg:height="0.0752in" svg:x="0.0047in" svg:y="0.0421in" svg:viewBox="0 0 347 192" svg:d="M25 162c-1 7-3 17-3 19 0 8 6 11 12 11 4 0 12-3 15-12 0 0 5-20 9-31l8-38c2-9 6-19 7-28 3-7 6-21 6-22 6-13 29-51 69-51 19 0 22 15 22 30 0 9-2 21-6 34l-12 50-8 32c-1 9-5 23-5 25 0 8 6 11 12 11 13 0 16-11 19-24 6-24 22-85 26-102 1-6 24-56 69-56 18 0 23 14 23 30 0 24-18 72-26 95-4 9-5 14-5 22 0 21 14 35 35 35 39 0 55-61 55-65s-4-4-5-4c-5 0-5 1-7 8-6 22-19 52-43 52-8 0-10-4-10-14s4-21 7-30c9-22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70" svg:width="0.0425in" svg:height="0.0772in" svg:x="0.1583in" svg:y="0.063in" svg:viewBox="0 0 109 197" svg:d="M67 8c0-8 0-8-8-8-19 19-47 19-59 19v11c7 0 26 0 43-8v151c0 10 0 13-30 13h-11v11c5 0 42-1 53-1 10 0 47 1 54 1v-11h-12c-30 0-30-3-30-13z"><text:p/></draw:path><draw:path draw:style-name="gr3" draw:text-style-name="P170" svg:width="0.1106in" svg:height="0.039in" svg:x="0.276in" svg:y="0.0543in" svg:viewBox="0 0 282 100" svg:d="M268 17c6 0 14 0 14-9 0-8-8-8-14-8h-254c-6 0-14 0-14 8 0 9 8 9 14 9zM268 100c6 0 14 0 14-9 0-8-8-8-14-8h-254c-6 0-14 0-14 8 0 9 8 9 14 9z"><text:p/></draw:path><draw:path draw:style-name="gr3" draw:text-style-name="P170" svg:width="0.1362in" svg:height="0.0752in" svg:x="0.4465in" svg:y="0.0421in" svg:viewBox="0 0 347 192" svg:d="M25 162c-1 7-3 17-3 19 0 8 6 11 12 11 4 0 12-3 15-12 0 0 5-20 9-31l8-38c2-9 6-19 7-28 3-7 6-21 6-22 6-13 29-51 69-51 19 0 22 15 22 30 0 9-2 21-6 34l-12 50-8 32c-1 9-5 23-5 25 0 8 6 11 12 11 13 0 16-11 19-24 6-24 22-85 26-102 1-6 24-56 69-56 18 0 23 14 23 30 0 24-18 72-26 95-4 9-5 14-5 22 0 21 14 35 35 35 39 0 55-61 55-65s-4-4-5-4c-5 0-5 1-7 8-6 22-19 52-43 52-8 0-10-4-10-14s4-21 7-30c9-22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70" svg:width="0.0516in" svg:height="0.0772in" svg:x="0.5949in" svg:y="0.063in" svg:viewBox="0 0 132 197" svg:d="M132 143h-11c0 7-3 24-7 28-2 1-25 1-30 1h-54c31-28 41-36 59-49 23-18 43-37 43-65 0-36-32-58-70-58-37 0-62 26-62 53 0 15 13 17 16 17 7 0 15-5 15-16 0-5-1-16-17-16 9-21 29-27 44-27 30 0 45 23 45 47 0 26-19 47-29 57l-72 71c-2 3-2 3-2 11h122z"><text:p/></draw:path><draw:path draw:style-name="gr3" draw:text-style-name="P170" svg:width="0.1476in" svg:height="0.0913in" svg:x="0.7173in" svg:y="0.028in" svg:viewBox="0 0 376 233" svg:d="M284 84c17 16 39 27 53 33-15 7-36 18-53 32h-268c-8 0-16 0-16 8 0 9 7 9 14 9h251c-20 20-43 57-43 62s6 5 8 5c4 0 6 0 9-4 8-15 20-38 48-62 29-26 57-37 79-44 7-3 8-3 8-4 2 0 2-1 2-2 0-2 0-2 0-3l-2-1c-1 0-1 0-9-4-58-17-100-55-124-101-5-8-5-8-11-8-2 0-8 0-8 5s22 42 43 62h-251c-7 0-14 0-14 9 0 8 8 8 16 8z"><text:p/></draw:path><draw:path draw:style-name="gr3" draw:text-style-name="P170" svg:width="0.0854in" svg:height="0.0752in" svg:x="0.9252in" svg:y="0.0421in" svg:viewBox="0 0 218 192" svg:d="M136 165c4 16 20 27 38 27 14 0 24-9 31-23 7-15 13-42 13-42 0-4-4-4-6-4-3 0-3 2-6 8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ath draw:style-name="gr3" draw:text-style-name="P170" svg:width="0.0425in" svg:height="0.0772in" svg:x="1.028in" svg:y="0.063in" svg:viewBox="0 0 109 197" svg:d="M67 8c0-8 0-8-8-8-19 19-47 19-59 19v11c7 0 26 0 43-8v151c0 10 0 13-30 13h-11v11c5 0 42-1 53-1 10 0 47 1 54 1v-11h-12c-30 0-30-3-30-13z"><text:p/></draw:path><draw:path draw:style-name="gr3" draw:text-style-name="P170" svg:width="0.1106in" svg:height="0.039in" svg:x="1.1453in" svg:y="0.0543in" svg:viewBox="0 0 282 100" svg:d="M268 17c6 0 14 0 14-9 0-8-8-8-14-8h-254c-6 0-14 0-14 8 0 9 8 9 14 9zM268 100c6 0 14 0 14-9 0-8-8-8-14-8h-254c-6 0-14 0-14 8 0 9 8 9 14 9z"><text:p/></draw:path><draw:path draw:style-name="gr3" draw:text-style-name="P170" svg:width="0.0728in" svg:height="0.0752in" svg:x="1.3157in" svg:y="0.0421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ath draw:style-name="gr3" draw:text-style-name="P170" svg:width="0.0516in" svg:height="0.0772in" svg:x="1.3988in" svg:y="0.063in" svg:viewBox="0 0 132 197" svg:d="M132 143h-11c0 7-3 24-7 28-2 1-25 1-30 1h-54c31-28 41-36 59-49 23-18 43-37 43-65 0-36-32-58-70-58-37 0-62 26-62 53 0 15 13 17 16 17 7 0 15-5 15-16 0-5-1-16-17-16 9-21 29-27 44-27 30 0 45 23 45 47 0 26-19 47-29 57l-72 71c-2 3-2 3-2 11h122z"><text:p/></draw:path><draw:path draw:style-name="gr3" draw:text-style-name="P170" svg:width="0.0839in" svg:height="0.0752in" svg:x="1.5268in" svg:y="0.0421in" svg:viewBox="0 0 214 192" svg:d="M152 154v38l62-5v-13c-30 0-34-2-34-23v-151l-62 5v13c30 0 33 2 33 24v76c0 36-20 65-51 65-36 0-38-20-38-42v-141l-62 5v13c34 0 34 1 34 38v64c0 34 0 72 63 72 24 0 43-12 55-38z"><text:p/></draw:path><draw:path draw:style-name="gr3" draw:text-style-name="P170" svg:width="0.0839in" svg:height="0.0732in" svg:x="1.6189in" svg:y="0.042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70" svg:width="0.0819in" svg:height="0.1173in" svg:x="1.7118in" svg:y="0in" svg:viewBox="0 0 209 299" svg:d="M146 270v29l63-5v-13c-29 0-33-4-33-24v-257l-61 5v13c30 0 33 2 33 24v91c-12-15-30-26-53-26-51 0-95 42-95 96s42 96 90 96c28 0 46-14 56-29zM146 157v87c0 8 0 8-4 15-12 21-32 30-50 30-19 0-34-10-44-27-12-17-13-41-13-59 0-16 1-41 13-60 10-13 25-26 48-26 16 0 32 6 46 25 4 7 4 8 4 15z"><text:p/></draw:path><draw:path draw:style-name="gr3" draw:text-style-name="P170" svg:width="0.0854in" svg:height="0.0752in" svg:x="1.8587in" svg:y="0.0421in" svg:viewBox="0 0 218 192" svg:d="M136 165c4 16 20 27 38 27 14 0 24-9 31-23 7-15 13-42 13-42 0-4-4-4-6-4-3 0-3 2-6 8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ath draw:style-name="gr3" draw:text-style-name="P170" svg:width="0.0516in" svg:height="0.0772in" svg:x="1.9559in" svg:y="0.063in" svg:viewBox="0 0 132 197" svg:d="M132 143h-11c0 7-3 24-7 28-2 1-25 1-30 1h-54c31-28 41-36 59-49 23-18 43-37 43-65 0-36-32-58-70-58-37 0-62 26-62 53 0 15 13 17 16 17 7 0 15-5 15-16 0-5-1-16-17-16 9-21 29-27 44-27 30 0 45 23 45 47 0 26-19 47-29 57l-72 71c-2 3-2 3-2 11h122z"><text:p/></draw:path><draw:path draw:style-name="gr3" draw:text-style-name="P170" svg:width="0.1106in" svg:height="0.039in" svg:x="2.0787in" svg:y="0.0543in" svg:viewBox="0 0 282 100" svg:d="M268 17c6 0 14 0 14-9 0-8-8-8-14-8h-254c-6 0-14 0-14 8 0 9 8 9 14 9zM268 100c6 0 14 0 14-9 0-8-8-8-14-8h-254c-6 0-14 0-14 8 0 9 8 9 14 9z"><text:p/></draw:path><draw:path draw:style-name="gr3" draw:text-style-name="P170" svg:width="0.0728in" svg:height="0.0752in" svg:x="2.2492in" svg:y="0.0421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ath draw:style-name="gr3" draw:text-style-name="P170" svg:width="0.0425in" svg:height="0.0772in" svg:x="2.3378in" svg:y="0.063in" svg:viewBox="0 0 109 197" svg:d="M67 8c0-8 0-8-8-8-19 19-47 19-59 19v11c7 0 26 0 43-8v151c0 10 0 13-30 13h-11v11c5 0 42-1 53-1 10 0 47 1 54 1v-11h-12c-30 0-30-3-30-13z"><text:p/></draw:path></draw:g></text:span></text:p>
      <text:h text:style-name="P148" text:outline-level="4">Inelastischer Stoss <text:tab/><draw:g text:anchor-type="as-char" svg:y="-0.2299in" draw:z-index="47" draw:style-name="gr1"><svg:title>TexMaths</svg:title><svg:desc>12§display§\frac{dE}{dt} \ne 0§svg§600§FALSE§</svg:desc><draw:polygon draw:style-name="gr2" draw:text-style-name="P170" svg:width="0.5425in" svg:height="0.3413in" svg:x="0in" svg:y="0in" svg:viewBox="0 0 1379 868" draw:points="690,868 0,868 0,0 1379,0 1379,868"><text:p/></draw:polygon><draw:path draw:style-name="gr3" draw:text-style-name="P170" svg:width="0.0787in" svg:height="0.1169in" svg:x="0.0067in" svg:y="0in" svg:viewBox="0 0 201 298" svg:d="M201 5c0 0 0-5-4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70" svg:width="0.1205in" svg:height="0.113in" svg:x="0.0925in" svg:y="0.0024in" svg:viewBox="0 0 307 288" svg:d="M283 189c1-2 2-4 2-6 0-1 0-4-4-4s-5 2-6 4c-28 63-44 91-115 91h-62c-6 0-7 0-9 0-5-1-6-1-6-4 0-2 0-3 2-10l29-115h42c36 0 36 8 36 19 0 3 0 9-4 21 0 2-1 3-1 4 0 3 3 5 6 5 4 0 5-2 6-8l24-100c0-2-1-4-5-4-3 0-5 3-6 8-8 32-17 42-55 42h-39l25-102c3-16 3-17 23-17h59c52 0 64 12 64 47 0 11 0 11-1 23 0 2 0 4 0 7 0 2 1 5 5 5s4-3 6-10l8-73c1-12-1-12-12-12h-213c-9 0-12 0-12 8 0 5 3 5 10 5 16 0 28 0 28 7 0 3 0 3-1 11l-57 223c-4 17-4 20-38 20-7 0-12 0-12 9 0 5 4 5 12 5h219c10 0 10 0 14-8z"><text:p/></draw:path><draw:polygon draw:style-name="gr3" draw:text-style-name="P170" svg:width="0.2189in" svg:height="0.0067in" svg:x="0in" svg:y="0.1827in" svg:viewBox="0 0 557 18" draw:points="278,18 0,18 0,0 557,0 557,18"><text:p/></draw:polygon><draw:path draw:style-name="gr3" draw:text-style-name="P170" svg:width="0.0787in" svg:height="0.1169in" svg:x="0.0425in" svg:y="0.226in" svg:viewBox="0 0 201 298" svg:d="M201 5c0 0 0-5-4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70" svg:width="0.0512in" svg:height="0.1059in" svg:x="0.126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70" svg:width="0.0827in" svg:height="0.1547in" svg:x="0.3075in" svg:y="0.1087in" svg:viewBox="0 0 211 394" svg:d="M209 17c2-6 2-7 2-9s-2-8-8-8c-5 0-6 2-9 8l-190 370c-4 6-4 6-4 8s2 8 8 8c5 0 6-3 10-8z"><text:p/></draw:path><draw:path draw:style-name="gr3" draw:text-style-name="P170" svg:width="0.1106in" svg:height="0.0386in" svg:x="0.2937in" svg:y="0.1665in" svg:viewBox="0 0 282 99" svg:d="M267 17c6 0 15 0 15-9 0-8-9-8-15-8h-253c-6 0-14 0-14 8 0 9 8 9 14 9zM267 99c6 0 15 0 15-8s-9-8-15-8h-253c-6 0-14 0-14 8s8 8 14 8z"><text:p/></draw:path><draw:path draw:style-name="gr3" draw:text-style-name="P170" svg:width="0.0701in" svg:height="0.1142in" svg:x="0.4661in" svg:y="0.1169in" svg:viewBox="0 0 179 291" svg:d="M179 146c0-33-3-67-17-98-19-41-54-48-72-48-26 0-56 11-74 50-14 29-16 63-16 96s1 70 19 102c18 35 49 43 70 43 23 0 55-9 74-49 13-29 16-62 16-96zM89 282c-16 0-41-11-49-52-5-25-5-63-5-89 0-27 0-55 3-77 9-51 40-54 51-54 14 0 42 7 50 49 5 24 5 56 5 82 0 32 0 60-5 88-7 39-31 53-50 53z"><text:p/></draw:path></draw:g></text:h>
      <text:p text:style-name="P111"><draw:g text:anchor-type="as-char" svg:y="-0.1252in" draw:z-index="68" draw:style-name="gr1"><svg:title>TexMaths</svg:title><svg:desc>12§display§m_1v_1+m_2v_2=(m_1+m_2)\cdot u§svg§600§FALSE§</svg:desc><draw:polygon draw:style-name="gr2" draw:text-style-name="P170" svg:width="2.1626in" svg:height="0.1657in" svg:x="0in" svg:y="0.0004in" svg:viewBox="0 0 5494 422" draw:points="2747,422 0,422 0,0 5494,0 5494,422"><text:p/></draw:polygon><draw:path draw:style-name="gr3" draw:text-style-name="P170" svg:width="0.1362in" svg:height="0.0752in" svg:x="0.0047in" svg:y="0.0508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70" svg:width="0.0425in" svg:height="0.0772in" svg:x="0.1583in" svg:y="0.0717in" svg:viewBox="0 0 109 197" svg:d="M67 8c0-8 0-8-8-8-19 19-47 19-59 19v11c7 0 26 0 43-8v151c0 9 0 13-30 13h-11v11c5 0 42-1 53-1 10 0 47 1 54 1v-11h-12c-30 0-30-4-30-13z"><text:p/></draw:path><draw:path draw:style-name="gr3" draw:text-style-name="P170" svg:width="0.0728in" svg:height="0.0752in" svg:x="0.2248in" svg:y="0.0508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70" svg:width="0.0425in" svg:height="0.0772in" svg:x="0.3134in" svg:y="0.0717in" svg:viewBox="0 0 109 197" svg:d="M67 8c0-8 0-8-8-8-19 19-47 19-59 19v11c7 0 26 0 43-8v151c0 9 0 13-30 13h-11v11c5 0 42-1 53-1 10 0 47 1 54 1v-11h-12c-30 0-30-4-30-13z"><text:p/></draw:path><draw:path draw:style-name="gr3" draw:text-style-name="P170" svg:width="0.1106in" svg:height="0.1106in" svg:x="0.4213in" svg:y="0.0276in" svg:viewBox="0 0 282 282" svg:d="M150 150h118c6 0 14 0 14-8 0-10-8-10-14-10h-118v-118c0-6 0-14-8-14-10 0-10 8-10 14v118h-118c-6 0-14 0-14 10 0 8 8 8 14 8h118v118c0 6 0 14 10 14 8 0 8-8 8-14z"><text:p/></draw:path><draw:path draw:style-name="gr3" draw:text-style-name="P170" svg:width="0.1362in" svg:height="0.0752in" svg:x="0.5831in" svg:y="0.0508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70" svg:width="0.0516in" svg:height="0.0772in" svg:x="0.7315in" svg:y="0.071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70" svg:width="0.0728in" svg:height="0.0752in" svg:x="0.8031in" svg:y="0.0508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70" svg:width="0.0516in" svg:height="0.0772in" svg:x="0.8862in" svg:y="0.071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70" svg:width="0.1106in" svg:height="0.039in" svg:x="1.0087in" svg:y="0.0634in" svg:viewBox="0 0 282 100" svg:d="M268 17c6 0 14 0 14-9 0-8-8-8-14-8h-254c-6 0-14 0-14 8 0 9 8 9 14 9zM268 100c6 0 14 0 14-9 0-8-8-8-14-8h-254c-6 0-14 0-14 8 0 9 8 9 14 9z"><text:p/></draw:path><draw:path draw:style-name="gr3" draw:text-style-name="P170" svg:width="0.039in" svg:height="0.1657in" svg:x="1.1913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70" svg:width="0.1362in" svg:height="0.0752in" svg:x="1.2445in" svg:y="0.0508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70" svg:width="0.0425in" svg:height="0.0772in" svg:x="1.398in" svg:y="0.0717in" svg:viewBox="0 0 109 197" svg:d="M67 8c0-8 0-8-8-8-19 19-47 19-59 19v11c7 0 26 0 43-8v151c0 9 0 13-30 13h-11v11c5 0 42-1 53-1 10 0 47 1 54 1v-11h-12c-30 0-30-4-30-13z"><text:p/></draw:path><draw:path draw:style-name="gr3" draw:text-style-name="P170" svg:width="0.1106in" svg:height="0.1106in" svg:x="1.5055in" svg:y="0.0276in" svg:viewBox="0 0 282 282" svg:d="M150 150h118c6 0 14 0 14-8 0-10-8-10-14-10h-118v-118c0-6 0-14-8-14-10 0-10 8-10 14v118h-118c-6 0-14 0-14 10 0 8 8 8 14 8h118v118c0 6 0 14 10 14 8 0 8-8 8-14z"><text:p/></draw:path><draw:path draw:style-name="gr3" draw:text-style-name="P170" svg:width="0.1362in" svg:height="0.0752in" svg:x="1.6673in" svg:y="0.0508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70" svg:width="0.0516in" svg:height="0.0772in" svg:x="1.8157in" svg:y="0.071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70" svg:width="0.039in" svg:height="0.1657in" svg:x="1.8925in" svg:y="0.000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70" svg:width="0.0177in" svg:height="0.0177in" svg:x="1.9984in" svg:y="0.0744in" svg:viewBox="0 0 46 46" svg:d="M46 23c0-12-10-23-23-23-12 0-23 11-23 23 0 13 11 23 23 23 13 0 23-10 23-23z"><text:p/></draw:path><draw:path draw:style-name="gr3" draw:text-style-name="P170" svg:width="0.0854in" svg:height="0.0752in" svg:x="2.072in" svg:y="0.0508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/draw:g> <text:tab/><draw:g text:anchor-type="as-char" svg:y="-0.222in" draw:z-index="67" draw:style-name="gr1"><svg:title>TexMaths</svg:title><svg:desc>12§display§\frac12(m_1v_1^2+m_2v_2^2)-\frac12(m_1+m_2)u^2§svg§600§FALSE§</svg:desc><draw:polygon draw:style-name="gr2" draw:text-style-name="P170" svg:width="2.4575in" svg:height="0.3331in" svg:x="0in" svg:y="0.0047in" svg:viewBox="0 0 6243 847" draw:points="3121,847 0,847 0,0 6243,0 6243,847"><text:p/></draw:polygon><draw:path draw:style-name="gr3" draw:text-style-name="P170" svg:width="0.0547in" svg:height="0.1106in" svg:x="0.0146in" svg:y="0in" svg:viewBox="0 0 140 282" svg:d="M88 11c0-10 0-11-10-11-26 28-65 28-78 28v13c8 0 34 0 55-12v219c0 16-1 21-39 21h-14v13c16-1 52-1 70-1 17 0 54 0 68 1v-13h-13c-38 0-39-5-39-21z"><text:p/></draw:path><draw:polygon draw:style-name="gr3" draw:text-style-name="P170" svg:width="0.0831in" svg:height="0.0067in" svg:x="0in" svg:y="0.1783in" svg:viewBox="0 0 212 18" draw:points="106,18 0,18 0,0 212,0 212,18"><text:p/></draw:polygon><draw:path draw:style-name="gr3" draw:text-style-name="P170" svg:width="0.0661in" svg:height="0.1106in" svg:x="0.0087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70" svg:width="0.039in" svg:height="0.1657in" svg:x="0.1197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70" svg:width="0.1362in" svg:height="0.0752in" svg:x="0.1724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70" svg:width="0.0425in" svg:height="0.0772in" svg:x="0.326in" svg:y="0.172in" svg:viewBox="0 0 109 197" svg:d="M67 8c0-8 0-8-8-8-19 19-47 19-59 19v11c7 0 26 0 43-8v151c0 9 0 13-30 13h-11v11c5 0 42-1 53-1 10 0 47 1 54 1v-11h-12c-30 0-30-4-30-13z"><text:p/></draw:path><draw:path draw:style-name="gr3" draw:text-style-name="P170" svg:width="0.0728in" svg:height="0.0752in" svg:x="0.3925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70" svg:width="0.0516in" svg:height="0.0772in" svg:x="0.4815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70" svg:width="0.0425in" svg:height="0.0772in" svg:x="0.4811in" svg:y="0.187in" svg:viewBox="0 0 109 197" svg:d="M67 8c0-8 0-8-8-8-19 19-47 19-59 19v11c7 0 26 0 43-8v151c0 9 0 13-30 13h-11v11c5 0 42-1 53-1 10 0 47 1 54 1v-11h-12c-30 0-30-4-30-13z"><text:p/></draw:path><draw:path draw:style-name="gr3" draw:text-style-name="P170" svg:width="0.1106in" svg:height="0.1106in" svg:x="0.5949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70" svg:width="0.1362in" svg:height="0.0752in" svg:x="0.7563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70" svg:width="0.0516in" svg:height="0.0772in" svg:x="0.9047in" svg:y="0.1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70" svg:width="0.0728in" svg:height="0.0752in" svg:x="0.9768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70" svg:width="0.0516in" svg:height="0.0772in" svg:x="1.0657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70" svg:width="0.0516in" svg:height="0.0772in" svg:x="1.0598in" svg:y="0.18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70" svg:width="0.039in" svg:height="0.1657in" svg:x="1.1425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70" svg:width="0.1016in" svg:height="0.0067in" svg:x="1.2484in" svg:y="0.1783in" svg:viewBox="0 0 259 18" svg:d="M244 18c7 0 15 0 15-8 0-10-8-10-15-10h-230c-7 0-14 0-14 10 0 8 7 8 14 8z"><text:p/></draw:path><draw:path draw:style-name="gr3" draw:text-style-name="P170" svg:width="0.0547in" svg:height="0.1106in" svg:x="1.4354in" svg:y="0in" svg:viewBox="0 0 140 282" svg:d="M88 11c0-10 0-11-10-11-26 28-65 28-78 28v13c8 0 34 0 55-12v219c0 16-1 21-39 21h-14v13c16-1 52-1 70-1 17 0 54 0 68 1v-13h-13c-38 0-39-5-39-21z"><text:p/></draw:path><draw:polygon draw:style-name="gr3" draw:text-style-name="P170" svg:width="0.0831in" svg:height="0.0067in" svg:x="1.4201in" svg:y="0.1783in" svg:viewBox="0 0 212 18" draw:points="106,18 0,18 0,0 212,0 212,18"><text:p/></draw:polygon><draw:path draw:style-name="gr3" draw:text-style-name="P170" svg:width="0.0661in" svg:height="0.1106in" svg:x="1.4287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70" svg:width="0.039in" svg:height="0.1657in" svg:x="1.5398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70" svg:width="0.1362in" svg:height="0.0752in" svg:x="1.5925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70" svg:width="0.0425in" svg:height="0.0772in" svg:x="1.7461in" svg:y="0.172in" svg:viewBox="0 0 109 197" svg:d="M67 8c0-8 0-8-8-8-19 19-47 19-59 19v11c7 0 26 0 43-8v151c0 9 0 13-30 13h-11v11c5 0 42-1 53-1 10 0 47 1 54 1v-11h-12c-30 0-30-4-30-13z"><text:p/></draw:path><draw:path draw:style-name="gr3" draw:text-style-name="P170" svg:width="0.1106in" svg:height="0.1106in" svg:x="1.8543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70" svg:width="0.1362in" svg:height="0.0752in" svg:x="2.0161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70" svg:width="0.0516in" svg:height="0.0772in" svg:x="2.1646in" svg:y="0.1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70" svg:width="0.039in" svg:height="0.1657in" svg:x="2.2409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70" svg:width="0.0854in" svg:height="0.0752in" svg:x="2.3008in" svg:y="0.1496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170" svg:width="0.0516in" svg:height="0.0772in" svg:x="2.3984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text:tab/><text:tab/><draw:g text:anchor-type="as-char" svg:y="-0.2091in" draw:z-index="66" draw:style-name="gr1"><svg:title>TexMaths</svg:title><svg:desc>12§display§u=\frac{m_1v_1+m_2v_2}{m_1+m_2}§svg§600§FALSE§</svg:desc><draw:polygon draw:style-name="gr2" draw:text-style-name="P170" svg:width="1.2902in" svg:height="0.348in" svg:x="0in" svg:y="0in" svg:viewBox="0 0 3278 885" draw:points="1640,885 0,885 0,0 3278,0 3278,885"><text:p/></draw:polygon><draw:path draw:style-name="gr3" draw:text-style-name="P170" svg:width="0.0854in" svg:height="0.0752in" svg:x="0.0047in" svg:y="0.1354in" svg:viewBox="0 0 218 192" svg:d="M136 164c4 17 20 28 38 28 14 0 24-10 31-23 7-16 13-42 13-42 0-5-4-5-6-5-3 0-3 3-6 9-4 22-13 51-31 51-8 0-13-5-13-19 0-10 5-29 8-44l12-46c2-6 6-23 8-29 2-9 6-25 6-28 0-8-6-11-12-11-3 0-14 0-17 14-7 31-27 106-31 128-2 2-18 35-50 35-21 0-25-18-25-35 0-22 11-56 23-86 5-12 7-18 7-26 0-19-14-35-35-35-40 0-56 61-56 65 0 5 5 5 5 5 5 0 5-2 7-8 11-37 26-52 43-52 4 0 10 0 10 13 0 11-4 23-7 30-16 42-24 67-24 88 0 40 28 51 51 51 29 0 43-19 51-28z"><text:p/></draw:path><draw:path draw:style-name="gr3" draw:text-style-name="P170" svg:width="0.1106in" svg:height="0.0386in" svg:x="0.1508in" svg:y="0.148in" svg:viewBox="0 0 282 99" svg:d="M268 17c6 0 14 0 14-9 0-8-8-8-14-8h-254c-6 0-14 0-14 8 0 9 8 9 14 9zM268 99c6 0 14 0 14-8s-8-8-14-8h-254c-6 0-14 0-14 8s8 8 14 8z"><text:p/></draw:path><draw:path draw:style-name="gr3" draw:text-style-name="P170" svg:width="0.1362in" svg:height="0.0752in" svg:x="0.3413in" svg:y="0.0236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70" svg:width="0.0425in" svg:height="0.0772in" svg:x="0.4949in" svg:y="0.0445in" svg:viewBox="0 0 109 197" svg:d="M67 8c0-8 0-8-8-8-19 19-47 19-59 19v11c7 0 26 0 43-8v151c0 9 0 13-30 13h-11v11c5 0 42-2 53-2 10 0 47 2 54 2v-11h-12c-30 0-30-4-30-13z"><text:p/></draw:path><draw:path draw:style-name="gr3" draw:text-style-name="P170" svg:width="0.0728in" svg:height="0.0752in" svg:x="0.5614in" svg:y="0.023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70" svg:width="0.0425in" svg:height="0.0772in" svg:x="0.6496in" svg:y="0.0445in" svg:viewBox="0 0 109 197" svg:d="M67 8c0-8 0-8-8-8-19 19-47 19-59 19v11c7 0 26 0 43-8v151c0 9 0 13-30 13h-11v11c5 0 42-2 53-2 10 0 47 2 54 2v-11h-12c-30 0-30-4-30-13z"><text:p/></draw:path><draw:path draw:style-name="gr3" draw:text-style-name="P170" svg:width="0.1106in" svg:height="0.1106in" svg:x="0.7579in" svg:y="0in" svg:viewBox="0 0 282 282" svg:d="M150 150h118c6 0 14 0 14-9s-8-9-14-9h-118v-118c0-6 0-14-8-14-10 0-10 8-10 14v118h-118c-6 0-14 0-14 9s8 9 14 9h118v117c0 6 0 15 10 15 8 0 8-9 8-15z"><text:p/></draw:path><draw:path draw:style-name="gr3" draw:text-style-name="P170" svg:width="0.1362in" svg:height="0.0752in" svg:x="0.9197in" svg:y="0.0236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70" svg:width="0.0516in" svg:height="0.0772in" svg:x="1.0681in" svg:y="0.044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3" draw:text-style-name="P170" svg:width="0.0728in" svg:height="0.0752in" svg:x="1.1398in" svg:y="0.023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70" svg:width="0.0516in" svg:height="0.0772in" svg:x="1.2228in" svg:y="0.044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3" draw:text-style-name="P170" svg:width="0.9535in" svg:height="0.0067in" svg:x="0.3366in" svg:y="0.1642in" svg:viewBox="0 0 2423 18" draw:points="1212,18 0,18 0,0 2423,0 2423,18"><text:p/></draw:polygon><draw:path draw:style-name="gr3" draw:text-style-name="P170" svg:width="0.1362in" svg:height="0.0752in" svg:x="0.4961in" svg:y="0.2496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70" svg:width="0.0425in" svg:height="0.0772in" svg:x="0.6496in" svg:y="0.2705in" svg:viewBox="0 0 109 197" svg:d="M67 8c0-8 0-8-8-8-19 19-47 19-59 19v11c7 0 26 0 43-8v151c0 9 0 13-30 13h-11v11c5 0 42-2 53-2 10 0 47 2 54 2v-11h-12c-30 0-30-4-30-13z"><text:p/></draw:path><draw:path draw:style-name="gr3" draw:text-style-name="P170" svg:width="0.1106in" svg:height="0.1106in" svg:x="0.7579in" svg:y="0.226in" svg:viewBox="0 0 282 282" svg:d="M150 150h118c6 0 14 0 14-9s-8-9-14-9h-118v-118c0-6 0-14-8-14-10 0-10 8-10 14v118h-118c-6 0-14 0-14 9s8 9 14 9h118v117c0 6 0 15 10 15 8 0 8-9 8-15z"><text:p/></draw:path><draw:path draw:style-name="gr3" draw:text-style-name="P170" svg:width="0.1362in" svg:height="0.0752in" svg:x="0.9197in" svg:y="0.2496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70" svg:width="0.0516in" svg:height="0.0772in" svg:x="1.0681in" svg:y="0.270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/draw:g> <text:tab/></text:p>
      <text:h text:style-name="P150" text:outline-level="2"><draw:frame draw:style-name="fr1" draw:name="Frame3" text:anchor-type="paragraph" svg:x="4.4409in" svg:y="0.1465in" svg:width="3.1654in" draw:z-index="10"><draw:text-box fo:min-height="2.2228in"><table:table table:name="Table3" table:style-name="Table3"><table:table-column table:style-name="Table3.A"/><table:table-column table:style-name="Table3.B"/><table:table-column table:style-name="Table3.C"/><table:table-row><table:table-cell table:style-name="Table3.A1" office:value-type="string"><text:p text:style-name="P89"><draw:g text:anchor-type="as-char" svg:y="-0.0736in" draw:z-index="22" draw:style-name="gr1"><svg:title>TexMaths</svg:title><svg:desc>12§display§p
§svg§600§FALSE§</svg:desc><draw:polygon draw:style-name="gr2" draw:text-style-name="P170" svg:width="0.0843in" svg:height="0.1043in" svg:x="0.0051in" svg:y="0.002in" svg:viewBox="0 0 215 266" draw:points="107,266 0,266 0,0 215,0 215,266"><text:p/></draw:polygon><draw:path draw:style-name="gr3" draw:text-style-name="P170" svg:width="0.087in" svg:height="0.1063in" svg:x="0in" svg:y="0in" svg:viewBox="0 0 222 271" svg:d="M33 239c-4 15-4 18-23 18-5 0-10 0-10 8 0 3 2 6 6 6 11 0 23-3 35-3 14 0 29 3 42 3 3 0 9 0 9-10 0-4-5-4-11-4-22 0-22-3-22-7 0-5 18-74 22-85 5 13 17 28 38 28 50 0 103-63 103-126 0-39-24-67-57-67-20 0-41 16-55 31-4-23-23-31-39-31-19 0-28 17-31 24-7 14-13 40-13 41 0 5 4 5 6 5 3 0 3 0 7-10 7-30 15-50 30-50 7 0 13 3 13 19 0 9-1 14-2 22zM107 55c4-12 15-24 23-30 15-13 27-15 34-15 18 0 28 14 28 39 0 26-15 74-22 91-14 30-35 43-51 43-27 0-33-35-33-37s0-3 1-8z"><text:p/></draw:path></draw:g></text:p></table:table-cell><table:table-cell table:style-name="Table3.A1" office:value-type="string"><text:p text:style-name="P42">Druck</text:p></table:table-cell><table:table-cell table:style-name="Table3.C1" office:value-type="string"><text:p text:style-name="P111"><draw:g text:anchor-type="as-char" svg:y="-0.2256in" draw:z-index="21" draw:style-name="gr1"><svg:title>TexMaths</svg:title><svg:desc>12§display§[p] = \mathrm{Pa} = \frac{\mathrm{N}}{\mathrm{m^2}}§svg§600§FALSE§</svg:desc><draw:polygon draw:style-name="gr2" draw:text-style-name="P170" svg:width="1.0425in" svg:height="0.3402in" svg:x="0in" svg:y="0in" svg:viewBox="0 0 2649 865" draw:points="1324,865 0,865 0,0 2649,0 2649,865"><text:p/></draw:polygon><draw:polygon draw:style-name="gr3" draw:text-style-name="P170" svg:width="0.0228in" svg:height="0.1661in" svg:x="0.0193in" svg:y="0.102in" svg:viewBox="0 0 59 423" draw:points="59,423 59,406 17,406 17,17 59,17 59,0 0,0 0,423"><text:p/></draw:polygon><draw:path draw:style-name="gr3" draw:text-style-name="P170" svg:width="0.0866in" svg:height="0.1059in" svg:x="0.0406in" svg:y="0.1528in" svg:viewBox="0 0 221 270" svg:d="M32 239c-3 14-3 18-22 18-5 0-10 0-10 7 0 4 2 6 6 6 11 0 23-2 35-2 14 0 29 2 42 2 2 0 8 0 8-9 0-4-5-4-11-4-21 0-21-4-21-7 0-5 18-75 21-85 5 13 17 27 39 27 49 0 102-62 102-125 0-39-24-67-57-67-20 0-40 16-55 31-3-23-23-31-38-31-19 0-28 17-31 24-8 14-14 40-14 41 0 5 5 5 6 5 4 0 4 0 8-10 7-30 15-50 30-50 7 0 13 3 13 19 0 9-1 14-3 21zM107 55c3-12 14-24 23-30 14-13 26-15 33-15 18 0 28 14 28 39s-15 74-22 90c-14 30-35 44-50 44-28 0-34-35-34-38 0-1 0-2 1-7z"><text:p/></draw:path><draw:polygon draw:style-name="gr3" draw:text-style-name="P170" svg:width="0.0228in" svg:height="0.1661in" svg:x="0.1331in" svg:y="0.102in" svg:viewBox="0 0 59 423" draw:points="59,0 0,0 0,17 42,17 42,406 0,406 0,423 59,423"><text:p/></draw:polygon><draw:path draw:style-name="gr3" draw:text-style-name="P170" svg:width="0.1106in" svg:height="0.039in" svg:x="0.2311in" svg:y="0.165in" svg:viewBox="0 0 282 100" svg:d="M268 17c6 0 14 0 14-9 0-8-8-8-14-8h-254c-6 0-14 0-14 8 0 9 8 9 14 9zM268 100c6 0 14 0 14-9 0-8-8-8-14-8h-254c-6 0-14 0-14 8 0 9 8 9 14 9z"><text:p/></draw:path><draw:path draw:style-name="gr3" draw:text-style-name="P170" svg:width="0.098in" svg:height="0.1134in" svg:x="0.4028in" svg:y="0.1138in" svg:viewBox="0 0 250 289" svg:d="M82 156h70c52 0 98-35 98-77s-42-79-100-79h-150v13h10c33 0 33 5 33 21v223c0 14 0 19-33 19h-10v13c14-1 46-1 62-1s48 0 63 1v-13h-10c-32 0-33-5-33-19zM80 144v-114c0-14 0-17 21-17h37c68 0 68 45 68 66 0 19 0 65-68 65z"><text:p/></draw:path><draw:path draw:style-name="gr3" draw:text-style-name="P170" svg:width="0.0752in" svg:height="0.0764in" svg:x="0.5126in" svg:y="0.152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170" svg:width="0.1106in" svg:height="0.039in" svg:x="0.6437in" svg:y="0.165in" svg:viewBox="0 0 282 100" svg:d="M268 17c6 0 14 0 14-9 0-8-8-8-14-8h-254c-6 0-14 0-14 8 0 9 8 9 14 9zM268 100c6 0 14 0 14-9 0-8-8-8-14-8h-254c-6 0-14 0-14 8 0 9 8 9 14 9z"><text:p/></draw:path><draw:path draw:style-name="gr3" draw:text-style-name="P170" svg:width="0.1134in" svg:height="0.1134in" svg:x="0.8795in" svg:y="0in" svg:viewBox="0 0 289 289" svg:d="M84 6c-4-6-4-6-12-6h-72v13h12c7 0 16 0 22 1 9 2 9 2 9 10v221c0 12 0 31-43 31v13c14 0 36-1 49-1 15 0 35 1 51 1v-13c-45 0-45-19-45-31v-221c3 2 3 4 5 6l173 253c3 6 3 6 7 6 6 0 6-2 6-10v-235c0-10 0-31 43-31v-13c-14 0-36 1-49 1-14 0-35-1-50-1v13c44 0 44 21 44 31v182z"><text:p/></draw:path><draw:polygon draw:style-name="gr3" draw:text-style-name="P170" svg:width="0.213in" svg:height="0.0067in" svg:x="0.8299in" svg:y="0.1811in" svg:viewBox="0 0 542 18" draw:points="271,18 0,18 0,0 542,0 542,18"><text:p/></draw:polygon><draw:path draw:style-name="gr3" draw:text-style-name="P170" svg:width="0.1295in" svg:height="0.0732in" svg:x="0.835in" svg:y="0.266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70" svg:width="0.0516in" svg:height="0.0772in" svg:x="0.9752in" svg:y="0.2146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/draw:g></text:p></table:table-cell></table:table-row><table:table-row><table:table-cell table:style-name="Table3.A2" office:value-type="string"><text:p text:style-name="P107"><draw:g text:anchor-type="as-char" svg:y="-0.1181in" draw:z-index="19" draw:style-name="gr1"><svg:title>TexMaths</svg:title><svg:desc>12§display§V§svg§600§FALSE§</svg:desc><draw:polygon draw:style-name="gr2" draw:text-style-name="P170" svg:width="0.1335in" svg:height="0.1142in" svg:x="0in" svg:y="0in" svg:viewBox="0 0 340 291" draw:points="170,291 0,291 0,0 340,0 340,291"><text:p/></draw:polygon><draw:path draw:style-name="gr3" draw:text-style-name="P170" svg:width="0.1185in" svg:height="0.1177in" svg:x="0.0094in" svg:y="0in" svg:viewBox="0 0 302 300" svg:d="M242 48c21-32 39-34 54-35 5 0 6-7 6-8 0-4-2-5-6-5-11 0-23 1-35 1-14 0-28-1-42-1-2 0-8 0-8 8 0 5 5 5 7 5 12 1 19 5 19 15 0 6-6 15-6 15l-129 208-29-224c0-8 10-14 29-14 6 0 11 0 11-8 0-4-4-5-6-5-17 0-35 1-53 1-7 0-16 0-23 0-8 0-15-1-23-1-3 0-8 0-8 8 0 5 4 5 11 5 24 0 24 4 25 15l34 263c1 8 2 9 8 9 7 0 8-2 12-8z"><text:p/></draw:path></draw:g></text:p></table:table-cell><table:table-cell table:style-name="Table3.A2" office:value-type="string"><text:p text:style-name="P43">Volumen</text:p></table:table-cell><table:table-cell table:style-name="Table3.C2" office:value-type="string"><text:p text:style-name="P111"><draw:g text:anchor-type="as-char" svg:y="-0.1465in" draw:z-index="18" draw:style-name="gr1"><svg:title>TexMaths</svg:title><svg:desc>12§display§[V] = \mathrm{m^3}§svg§600§FALSE§</svg:desc><draw:polygon draw:style-name="gr2" draw:text-style-name="P170" svg:width="0.6516in" svg:height="0.1858in" svg:x="0in" svg:y="0.0024in" svg:viewBox="0 0 1656 473" draw:points="827,473 0,473 0,0 1656,0 1656,473"><text:p/></draw:polygon><draw:polygon draw:style-name="gr3" draw:text-style-name="P170" svg:width="0.0228in" svg:height="0.1665in" svg:x="0.0193in" svg:y="0.022in" svg:viewBox="0 0 59 424" draw:points="59,424 59,407 17,407 17,17 59,17 59,0 0,0 0,424"><text:p/></draw:polygon><draw:path draw:style-name="gr3" draw:text-style-name="P170" svg:width="0.1185in" svg:height="0.1177in" svg:x="0.0551in" svg:y="0.0327in" svg:viewBox="0 0 302 300" svg:d="M242 48c21-32 39-34 54-35 5 0 6-7 6-8 0-4-2-5-6-5-11 0-23 1-35 1-14 0-28-1-42-1-2 0-8 0-8 8 0 5 5 5 7 5 12 1 19 5 19 15 0 6-6 15-6 15l-129 207-29-224c0-7 10-13 29-13 6 0 11 0 11-8 0-4-4-5-6-5-17 0-35 1-53 1-7 0-16 0-23 0-8 0-15-1-23-1-3 0-8 0-8 8 0 5 4 5 11 5 24 0 24 4 25 15l34 262c1 8 2 10 8 10 7 0 8-3 12-9z"><text:p/></draw:path><draw:polygon draw:style-name="gr3" draw:text-style-name="P170" svg:width="0.0228in" svg:height="0.1665in" svg:x="0.1831in" svg:y="0.022in" svg:viewBox="0 0 59 424" draw:points="59,0 0,0 0,17 42,17 42,407 0,407 0,424 59,424"><text:p/></draw:polygon><draw:path draw:style-name="gr3" draw:text-style-name="P170" svg:width="0.1106in" svg:height="0.039in" svg:x="0.2815in" svg:y="0.085in" svg:viewBox="0 0 282 100" svg:d="M267 17c6 0 15 0 15-9 0-8-9-8-15-8h-253c-6 0-14 0-14 8 0 9 8 9 14 9zM267 100c6 0 15 0 15-9 0-8-9-8-15-8h-253c-6 0-14 0-14 8 0 9 8 9 14 9z"><text:p/></draw:path><draw:path draw:style-name="gr3" draw:text-style-name="P170" svg:width="0.1295in" svg:height="0.0736in" svg:x="0.4524in" svg:y="0.0724in" svg:viewBox="0 0 330 188" svg:d="M34 42v113c0 20-5 20-34 20v13c14 0 36-1 48-1 11 0 32 1 47 1v-13c-28 0-33 0-33-20v-78c0-43 30-67 57-67s32 22 32 47v98c0 20-5 20-33 20v13c14 0 36-1 47-1s33 1 47 1v-13c-27 0-32 0-32-20v-78c0-43 30-67 57-67s32 22 32 47v98c0 20-5 20-34 20v13c14 0 36-1 48-1 11 0 32 1 47 1v-13c-22 0-33 0-33-13v-81c0-36 0-50-13-65-6-8-20-16-44-16-36 0-54 25-61 42-6-37-37-42-57-42-31 0-50 18-62 45v-45l-60 5v13c30 0 34 2 34 24z"><text:p/></draw:path><draw:path draw:style-name="gr3" draw:text-style-name="P170" svg:width="0.0535in" svg:height="0.0795in" svg:x="0.5917in" svg:y="0in" svg:viewBox="0 0 137 203" svg:d="M65 99c24 0 41 15 41 48 0 36-22 47-40 47-12 0-37-3-50-21 14 0 18-11 18-17 0-9-8-15-17-15s-17 5-17 17c0 27 31 45 67 45 41 0 70-27 70-56 0-24-19-47-52-54 31-11 42-34 42-52 0-23-26-41-60-41-32 0-57 16-57 40 0 11 6 15 15 15s15-6 15-14c0-10-6-16-15-16 10-13 30-17 42-17 13 0 31 8 31 33 0 13-3 26-12 36-9 11-18 12-32 12-7 1-8 1-10 1-1 0-3 0-3 4 0 5 3 5 8 5z"><text:p/></draw:path></draw:g></text:p></table:table-cell></table:table-row><table:table-row><table:table-cell table:style-name="Table3.A2" office:value-type="string"><text:p text:style-name="P89"><draw:g text:anchor-type="as-char" svg:y="-0.0756in" draw:z-index="17" draw:style-name="gr1"><svg:title>TexMaths</svg:title><svg:desc>12§display§\kappa§svg§600§FALSE§</svg:desc><draw:polygon draw:style-name="gr2" draw:text-style-name="P170" svg:width="0.0957in" svg:height="0.0713in" svg:x="0in" svg:y="0.002in" svg:viewBox="0 0 244 182" draw:points="122,182 0,182 0,0 244,0 244,182"><text:p/></draw:polygon><draw:path draw:style-name="gr3" draw:text-style-name="P170" svg:width="0.0819in" svg:height="0.0752in" svg:x="0.0091in" svg:y="0in" svg:viewBox="0 0 209 192" svg:d="M1 171c-1 5-1 6-1 10 0 7 6 11 12 11 13 0 16-10 19-24 4-15 1-7 19-78 36 1 74 8 74 36 0 3 0 5-2 9-1 6-2 11-2 15 0 25 18 42 40 42 13 0 24-8 32-22 11-18 17-43 17-43 0-5-5-5-6-5-4 0-5 3-6 9-7 28-17 51-36 51-10 0-15-5-15-20 0-6 3-16 4-23 1-5 2-10 2-14 0-40-58-44-82-44 14-8 27-19 39-28 19-17 31-28 48-35 0 2-1 7-1 10 0 4 2 14 16 14 13 0 22-12 22-23 0-3-1-14-16-14-26 0-51 21-70 37-29 24-38 30-54 36 1-5 6-26 8-34 3-10 8-31 8-32 0-7-5-12-12-12-2 0-14 0-17 16z"><text:p/></draw:path></draw:g></text:p></table:table-cell><table:table-cell table:style-name="Table3.A2" office:value-type="string"><text:p text:style-name="P28">Kompressibilitätskoeffizient</text:p></table:table-cell><table:table-cell table:style-name="Table3.C2" office:value-type="string"><text:p text:style-name="P109"><draw:g text:anchor-type="as-char" svg:y="-0.1492in" draw:z-index="15" draw:style-name="gr1"><svg:title>TexMaths</svg:title><svg:desc>12§display§[ \kappa ] = \mathrm{Pa}^{-1}§svg§600§FALSE§</svg:desc><draw:polygon draw:style-name="gr2" draw:text-style-name="P170" svg:width="0.7705in" svg:height="0.189in" svg:x="0in" svg:y="0.0024in" svg:viewBox="0 0 1958 481" draw:points="979,481 0,481 0,0 1958,0 1958,481"><text:p/></draw:polygon><draw:polygon draw:style-name="gr3" draw:text-style-name="P170" svg:width="0.0228in" svg:height="0.1657in" svg:x="0.0193in" svg:y="0.0256in" svg:viewBox="0 0 59 422" draw:points="59,422 59,406 17,406 17,17 59,17 59,0 0,0 0,422"><text:p/></draw:polygon><draw:path draw:style-name="gr3" draw:text-style-name="P170" svg:width="0.0819in" svg:height="0.0752in" svg:x="0.0551in" svg:y="0.076in" svg:viewBox="0 0 209 192" svg:d="M1 172c-1 4-1 6-1 9 0 7 6 11 12 11 13 0 16-10 19-24 4-14 1-7 19-78 36 1 74 8 74 36 0 4 0 5-2 10-1 6-2 10-2 14 0 25 18 42 40 42 13 0 24-7 32-22 11-18 17-43 17-43 0-5-5-5-6-5-4 0-5 3-6 9-7 29-17 51-36 51-10 0-15-4-15-20 0-6 3-16 4-23 1-5 2-9 2-14 0-40-58-43-82-43 14-9 27-20 39-29 19-17 31-28 48-35 0 2-1 7-1 10 0 4 2 14 16 14 13 0 22-12 22-23 0-3-1-14-16-14-26 0-51 21-70 37-29 24-38 30-54 36 1-5 6-26 8-34 3-10 8-31 8-32 0-7-5-12-12-12-2 0-14 0-17 16z"><text:p/></draw:path><draw:polygon draw:style-name="gr3" draw:text-style-name="P170" svg:width="0.0228in" svg:height="0.1657in" svg:x="0.1457in" svg:y="0.0256in" svg:viewBox="0 0 59 422" draw:points="59,0 0,0 0,17 42,17 42,406 0,406 0,422 59,422"><text:p/></draw:polygon><draw:path draw:style-name="gr3" draw:text-style-name="P170" svg:width="0.1106in" svg:height="0.039in" svg:x="0.2433in" svg:y="0.0886in" svg:viewBox="0 0 282 100" svg:d="M268 17c6 0 14 0 14-9 0-8-8-8-14-8h-254c-6 0-14 0-14 8 0 9 8 9 14 9zM268 100c6 0 14 0 14-9 0-8-8-8-14-8h-254c-6 0-14 0-14 8 0 9 8 9 14 9z"><text:p/></draw:path><draw:path draw:style-name="gr3" draw:text-style-name="P170" svg:width="0.098in" svg:height="0.1134in" svg:x="0.4154in" svg:y="0.0366in" svg:viewBox="0 0 250 289" svg:d="M82 156h70c52 0 98-35 98-77s-42-79-100-79h-150v13h10c33 0 33 5 33 21v223c0 14 0 19-33 19h-10v13c14-1 46-1 62-1s48 0 63 1v-13h-10c-32 0-33-5-33-19zM80 144v-114c0-14 0-17 21-17h37c68 0 68 45 68 66 0 19 0 65-68 65z"><text:p/></draw:path><draw:path draw:style-name="gr3" draw:text-style-name="P170" svg:width="0.0752in" svg:height="0.076in" svg:x="0.5248in" svg:y="0.0756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70" svg:width="0.0783in" svg:height="0.0059in" svg:x="0.6134in" svg:y="0.0457in" svg:viewBox="0 0 200 16" svg:d="M188 16c5 0 12 0 12-8s-6-8-12-8h-176c-5 0-12 0-12 7 0 9 7 9 12 9z"><text:p/></draw:path><draw:path draw:style-name="gr3" draw:text-style-name="P170" svg:width="0.0425in" svg:height="0.0772in" svg:x="0.7173in" svg:y="0in" svg:viewBox="0 0 109 197" svg:d="M67 8c0-8 0-8-8-8-19 19-47 19-59 19v11c7 0 26 0 43-8v151c0 9 0 13-30 13h-11v11c5 0 42-1 53-1 10 0 47 1 54 1v-11h-12c-30 0-30-4-30-13z"><text:p/></draw:path></draw:g></text:p></table:table-cell></table:table-row><table:table-row><table:table-cell table:style-name="Table3.A2" office:value-type="string"><text:p text:style-name="P89"><draw:g text:anchor-type="as-char" svg:y="-0.1138in" draw:z-index="14" draw:style-name="gr1"><svg:title>TexMaths</svg:title><svg:desc>12§display§K§svg§600§FALSE§</svg:desc><draw:polygon draw:style-name="gr2" draw:text-style-name="P170" svg:width="0.1531in" svg:height="0.113in" svg:x="0in" svg:y="0in" svg:viewBox="0 0 390 288" draw:points="195,288 0,288 0,0 390,0 390,288"><text:p/></draw:polygon><draw:path draw:style-name="gr3" draw:text-style-name="P170" svg:width="0.1413in" svg:height="0.113in" svg:x="0.0063in" svg:y="0in" svg:viewBox="0 0 360 288" svg:d="M199 117c0-1-2-3-2-4 0-2 8-8 13-11l73-57c40-29 57-31 70-32 4 0 7-1 7-8 0-3-1-5-4-5-10 0-20 1-31 1-15 0-31-1-46-1-3 0-9 0-9 8 0 4 3 5 6 5 9 1 12 3 12 9 0 8-12 18-14 20l-166 126 34-136c5-15 5-19 36-19 11 0 14 0 14-8 0-4-3-5-6-5-12 0-42 1-54 1s-42-1-54-1c-4 0-10 0-10 8 0 5 5 5 14 5 4 0 13 0 18 1 7 0 9 2 9 6 0 3-1 4-2 9l-57 227c-4 16-4 19-38 19-7 0-12 0-12 9 0 4 5 4 6 4 12 0 42-1 54-1 8 0 18 0 28 0 8 0 18 1 27 1 3 0 9 0 9-8 0-5-5-5-12-5-16 0-28 0-28-7 0-3 2-12 4-19 6-22 12-44 16-66l64-49 49 114c5 11 5 12 5 14 0 13-18 13-23 13-3 0-8 0-8 9 0 4 5 4 6 4 17 0 35-1 52-1 8 0 31 1 40 1 3 0 9 0 9-8 0-5-5-5-10-5-17 0-23-3-29-19z"><text:p/></draw:path></draw:g></text:p></table:table-cell><table:table-cell table:style-name="Table3.A2" office:value-type="string"><text:p text:style-name="P43">Kompressionsmodul</text:p></table:table-cell><table:table-cell table:style-name="Table3.C2" office:value-type="string"><text:p text:style-name="P111"><draw:g text:anchor-type="as-char" svg:y="-0.1252in" draw:z-index="13" draw:style-name="gr1"><svg:title>TexMaths</svg:title><svg:desc>12§display§[K] = \mathrm{Pa}§svg§600§FALSE§</svg:desc><draw:polygon draw:style-name="gr2" draw:text-style-name="P170" svg:width="0.6583in" svg:height="0.1657in" svg:x="0in" svg:y="0.0004in" svg:viewBox="0 0 1673 422" draw:points="836,422 0,422 0,0 1673,0 1673,422"><text:p/></draw:polygon><draw:polygon draw:style-name="gr3" draw:text-style-name="P170" svg:width="0.0228in" svg:height="0.1657in" svg:x="0.0193in" svg:y="0.0004in" svg:viewBox="0 0 59 422" draw:points="59,422 59,406 17,406 17,17 59,17 59,0 0,0 0,422"><text:p/></draw:polygon><draw:path draw:style-name="gr3" draw:text-style-name="P170" svg:width="0.1413in" svg:height="0.1134in" svg:x="0.0524in" svg:y="0.0102in" svg:viewBox="0 0 360 289" svg:d="M199 118c0-2-2-4-2-5s8-7 13-11l73-56c40-30 57-32 70-33 3 0 7-1 7-8 0-3-1-5-5-5-9 0-19 1-30 1-15 0-31-1-47-1-2 0-8 0-8 8 0 4 2 5 6 5 8 1 12 3 12 9 0 8-12 18-14 20l-166 126 34-136c4-15 4-19 36-19 10 0 14 0 14-8 0-4-4-5-6-5-12 0-42 1-54 1s-42-1-54-1c-4 0-10 0-10 8 0 5 5 5 14 5 4 0 13 0 18 1 7 0 9 2 9 6 0 3-1 4-2 9l-57 228c-4 15-4 19-38 19-7 0-12 0-12 8 0 5 5 5 6 5 12 0 42-1 54-1 8 0 18 0 28 0 8 0 18 1 27 1 3 0 9 0 9-8 0-5-5-5-12-5-16 0-28 0-28-7 0-4 2-12 4-19 6-22 12-45 16-66l64-50 49 114c5 11 5 12 5 15 0 13-18 13-23 13-3 0-8 0-8 8 0 5 5 5 6 5 17 0 35-1 51-1 9 0 32 1 41 1 3 0 9 0 9-8 0-5-5-5-10-5-17 0-23-4-29-19z"><text:p/></draw:path><draw:polygon draw:style-name="gr3" draw:text-style-name="P170" svg:width="0.0228in" svg:height="0.1657in" svg:x="0.2028in" svg:y="0.0004in" svg:viewBox="0 0 59 422" draw:points="59,0 0,0 0,17 42,17 42,406 0,406 0,422 59,422"><text:p/></draw:polygon><draw:path draw:style-name="gr3" draw:text-style-name="P170" svg:width="0.1106in" svg:height="0.039in" svg:x="0.3004in" svg:y="0.0634in" svg:viewBox="0 0 282 100" svg:d="M268 17c6 0 14 0 14-9 0-8-8-8-14-8h-254c-6 0-14 0-14 8 0 9 8 9 14 9zM268 100c6 0 14 0 14-9 0-8-8-8-14-8h-254c-6 0-14 0-14 8 0 9 8 9 14 9z"><text:p/></draw:path><draw:path draw:style-name="gr3" draw:text-style-name="P170" svg:width="0.098in" svg:height="0.1134in" svg:x="0.4724in" svg:y="0.0102in" svg:viewBox="0 0 250 289" svg:d="M82 156h70c52 0 98-35 98-77s-42-79-100-79h-150v13h10c33 0 33 5 33 21v223c0 14 0 19-33 19h-10v13c14-1 46-1 62-1s48 0 63 1v-13h-10c-32 0-33-5-33-19zM80 144v-114c0-14 0-17 21-17h37c68 0 68 45 68 66 0 19 0 65-68 65z"><text:p/></draw:path><draw:path draw:style-name="gr3" draw:text-style-name="P170" svg:width="0.0752in" svg:height="0.076in" svg:x="0.5819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/draw:g></text:p></table:table-cell></table:table-row><table:table-row><table:table-cell table:style-name="Table3.A2" office:value-type="string"><text:p text:style-name="P89"><draw:g text:anchor-type="as-char" svg:y="-0.0756in" draw:z-index="12" draw:style-name="gr1"><svg:title>TexMaths</svg:title><svg:desc>12§display§\rho§svg§600§FALSE§</svg:desc><draw:polygon draw:style-name="gr2" draw:text-style-name="P170" svg:width="0.0862in" svg:height="0.1043in" svg:x="0in" svg:y="0.002in" svg:viewBox="0 0 220 266" draw:points="109,266 0,266 0,0 220,0 220,266"><text:p/></draw:polygon><draw:path draw:style-name="gr3" draw:text-style-name="P170" svg:width="0.0787in" svg:height="0.1094in" svg:x="0.0051in" svg:y="0in" svg:viewBox="0 0 201 279" svg:d="M1 261c-1 5-1 6-1 8 0 6 5 10 12 10 8 0 14-7 14-8 3-4 16-61 28-107 8 17 22 29 42 29 49 0 105-60 105-123 0-46-28-70-59-70-42 0-87 42-99 94zM96 183c-30 0-37-34-37-37s2-11 4-16c12-48 15-64 25-81 18-30 39-39 53-39 15 0 28 12 28 41 0 24-12 71-22 92-15 27-35 40-51 40z"><text:p/></draw:path></draw:g></text:p></table:table-cell><table:table-cell table:style-name="Table3.A2" office:value-type="string"><text:p text:style-name="P19">Dichte</text:p></table:table-cell><table:table-cell table:style-name="Table3.C2" office:value-type="string"><text:p text:style-name="P110"><draw:g text:anchor-type="as-char" svg:y="-0.228in" draw:z-index="11" draw:style-name="gr1"><svg:title>TexMaths</svg:title><svg:desc>12§display§\rho = \mathrm{\frac{kg}{m^3}}§svg§600§FALSE§</svg:desc><draw:polygon draw:style-name="gr2" draw:text-style-name="P170" svg:width="0.5402in" svg:height="0.3417in" svg:x="0in" svg:y="0in" svg:viewBox="0 0 1373 869" draw:points="687,869 0,869 0,0 1373,0 1373,869"><text:p/></draw:polygon><draw:path draw:style-name="gr3" draw:text-style-name="P170" svg:width="0.0783in" svg:height="0.1091in" svg:x="0.0051in" svg:y="0.1543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70" svg:width="0.1106in" svg:height="0.039in" svg:x="0.1413in" svg:y="0.1661in" svg:viewBox="0 0 282 100" svg:d="M268 17c6 0 14 0 14-9 0-8-8-8-14-8h-254c-6 0-14 0-14 8 0 9 8 9 14 9zM268 100c6 0 14 0 14-9 0-8-8-8-14-8h-254c-6 0-14 0-14 8 0 9 8 9 14 9z"><text:p/></draw:path><draw:path draw:style-name="gr3" draw:text-style-name="P170" svg:width="0.0803in" svg:height="0.1154in" svg:x="0.352in" svg:y="0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" draw:text-style-name="P170" svg:width="0.076in" svg:height="0.1098in" svg:x="0.4394in" svg:y="0.0398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olygon draw:style-name="gr3" draw:text-style-name="P170" svg:width="0.2134in" svg:height="0.0067in" svg:x="0.3272in" svg:y="0.1831in" svg:viewBox="0 0 543 18" draw:points="271,18 0,18 0,0 543,0 543,18"><text:p/></draw:polygon><draw:path draw:style-name="gr3" draw:text-style-name="P170" svg:width="0.1295in" svg:height="0.0732in" svg:x="0.3327in" svg:y="0.268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70" svg:width="0.0535in" svg:height="0.0795in" svg:x="0.472in" svg:y="0.2161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/draw:g></text:p></table:table-cell></table:table-row><table:table-row><table:table-cell table:style-name="Table3.A2" office:value-type="string"><text:p text:style-name="P89"><draw:g text:anchor-type="as-char" svg:y="-0.1181in" draw:z-index="16" draw:style-name="gr1"><svg:title>TexMaths</svg:title><svg:desc>12§display§h§svg§600§FALSE§</svg:desc><draw:polygon draw:style-name="gr2" draw:text-style-name="P170" svg:width="0.0957in" svg:height="0.1157in" svg:x="0in" svg:y="0in" svg:viewBox="0 0 244 295" draw:points="122,295 0,295 0,0 244,0 244,295"><text:p/></draw:polygon><draw:path draw:style-name="gr3" draw:text-style-name="P170" svg:width="0.0819in" svg:height="0.1177in" svg:x="0.0091in" svg:y="0in" svg:viewBox="0 0 209 300" svg:d="M98 5c0 0 0-5-6-5-9 0-40 4-51 5-4 0-7 0-7 8 0 5 3 5 9 5 21 0 22 2 22 7l-1 9-63 245c-1 6-1 7-1 9 0 10 8 12 12 12 7 0 14-5 16-11l8-32 10-39c2-9 4-19 7-29 1-2 3-15 5-18 1-5 14-28 28-40 10-7 22-14 41-14 18 0 23 14 23 29 0 23-17 70-26 95-4 11-6 16-6 24 0 20 15 35 34 35 40 0 57-62 57-66s-5-4-6-4c-4 0-4 1-6 8-6 22-21 53-43 53-8 0-11-5-11-15s5-20 8-30c6-18 25-69 25-93 0-28-16-46-48-46-27 0-46 14-63 33z"><text:p/></draw:path></draw:g></text:p></table:table-cell><table:table-cell table:style-name="Table3.A2" office:value-type="string"><text:p text:style-name="P17"><text:span text:style-name="T27">H</text:span><text:span text:style-name="T14">ö</text:span><text:span text:style-name="T15">he Fl</text:span><text:span text:style-name="T14">ü</text:span><text:span text:style-name="T15">ssigkeitss</text:span><text:span text:style-name="T23">ä</text:span><text:span text:style-name="T27">ule</text:span></text:p></table:table-cell><table:table-cell table:style-name="Table3.C2" office:value-type="string"><text:p text:style-name="P111"><draw:g text:anchor-type="as-char" svg:y="-0.1252in" draw:z-index="176" draw:style-name="gr1"><svg:title>TexMaths</svg:title><svg:desc>12§display§[h] = \mathrm{m}§svg§600§FALSE§</svg:desc><draw:polygon draw:style-name="gr2" draw:text-style-name="P170" svg:width="0.548in" svg:height="0.1657in" svg:x="0in" svg:y="0.0004in" svg:viewBox="0 0 1393 422" draw:points="696,422 0,422 0,0 1393,0 1393,422"><text:p/></draw:polygon><draw:polygon draw:style-name="gr3" draw:text-style-name="P170" svg:width="0.0228in" svg:height="0.1657in" svg:x="0.0193in" svg:y="0.0004in" svg:viewBox="0 0 59 422" draw:points="59,422 59,406 17,406 17,17 59,17 59,0 0,0 0,422"><text:p/></draw:polygon><draw:path draw:style-name="gr3" draw:text-style-name="P170" svg:width="0.0819in" svg:height="0.1173in" svg:x="0.0551in" svg:y="0.0091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olygon draw:style-name="gr3" draw:text-style-name="P170" svg:width="0.0228in" svg:height="0.1657in" svg:x="0.1457in" svg:y="0.0004in" svg:viewBox="0 0 59 422" draw:points="59,0 0,0 0,17 42,17 42,406 0,406 0,422 59,422"><text:p/></draw:polygon><draw:path draw:style-name="gr3" draw:text-style-name="P170" svg:width="0.1106in" svg:height="0.039in" svg:x="0.2433in" svg:y="0.0634in" svg:viewBox="0 0 282 100" svg:d="M268 17c6 0 14 0 14-9 0-8-8-8-14-8h-254c-6 0-14 0-14 8 0 9 8 9 14 9zM268 100c6 0 14 0 14-9 0-8-8-8-14-8h-254c-6 0-14 0-14 8 0 9 8 9 14 9z"><text:p/></draw:path><draw:path draw:style-name="gr3" draw:text-style-name="P170" svg:width="0.1295in" svg:height="0.0732in" svg:x="0.415in" svg:y="0.0512in" svg:viewBox="0 0 330 187" svg:d="M34 42v113c0 19-5 19-34 19v13c14 0 36-1 48-1 11 0 32 1 47 1v-13c-28 0-33 0-33-19v-78c0-43 30-67 57-67s32 22 32 46v99c0 19-5 19-33 19v13c14 0 36-1 48-1 10 0 32 1 47 1v-13c-28 0-33 0-33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3.A2" office:value-type="string"><text:p text:style-name="P89"><draw:g text:anchor-type="as-char" svg:y="-0.1138in" draw:z-index="174" draw:style-name="gr1"><svg:title>TexMaths</svg:title><svg:desc>12§display§F_p§svg§600§FALSE§</svg:desc><draw:polygon draw:style-name="gr2" draw:text-style-name="P170" svg:width="0.1752in" svg:height="0.1606in" svg:x="0in" svg:y="0in" svg:viewBox="0 0 446 409" draw:points="223,409 0,409 0,0 446,0 446,409"><text:p/></draw:polygon><draw:path draw:style-name="gr3" draw:text-style-name="P170" svg:width="0.1181in" svg:height="0.1126in" svg:x="0.0063in" svg:y="0.0016in" svg:viewBox="0 0 301 287" svg:d="M113 149h40c32 0 35 8 35 20 0 3 0 8-2 20-1 2-3 5-3 5 0 3 4 6 6 6 4 0 4-1 6-10l23-91c1-5 1-6 1-7s0-5-4-5-5 3-6 9c-9 33-20 40-56 40h-38l28-106c3-16 3-17 22-17h57c51 0 61 15 61 47 0 9 0 11-1 23-1 4-1 5-1 7s1 4 6 4c3 0 4-2 4-9l10-73c1-12-1-12-12-12h-207c-9 0-12 0-12 8 0 5 3 5 10 5 16 0 28 0 28 7 0 3 0 3-1 11l-57 223c-4 16-4 20-38 20-7 0-12 0-12 8 0 5 5 5 6 5 13 0 44-1 56-1 15 0 50 1 63 1 4 0 9 0 9-8 0-4-2-4-2-5-1 0-3 0-12 0-10 0-12 0-22-1-13-2-14-3-14-9 0 0 0-3 2-9z"><text:p/></draw:path><draw:path draw:style-name="gr3" draw:text-style-name="P170" svg:width="0.0646in" svg:height="0.0736in" svg:x="0.1067in" svg:y="0.0866in" svg:viewBox="0 0 165 188" svg:d="M23 166c-3 9-3 11-15 11-4 0-8 0-8 7 0 3 2 4 4 4 8 0 18-1 26-1 10 0 22 1 31 1 3 0 6-1 6-6s-5-5-8-5c-6 0-15 0-15-4 0-1 3-8 4-13 4-15 7-32 11-44 3 6 13 18 31 18 36 0 75-41 75-85 0-35-24-49-44-49-18 0-33 12-42 20-5-16-21-20-31-20-11 0-18 7-23 16-6 10-11 27-11 29 0 4 4 4 5 4 5 0 5-1 7-8 4-18 10-33 22-33 7 0 10 6 10 15 0 3-2 7-2 8zM79 36c17-23 31-28 41-28 12 0 21 9 21 29 0 12-6 42-14 60-8 14-23 29-37 29-22 0-26-23-26-27 0-1 0-3 0-5z"><text:p/></draw:path></draw:g></text:p></table:table-cell><table:table-cell table:style-name="Table3.A2" office:value-type="string"><text:p text:style-name="P18">Druckkraft</text:p></table:table-cell><table:table-cell table:style-name="Table3.C2" office:value-type="string"><text:p text:style-name="P111"><draw:g text:anchor-type="as-char" svg:y="-0.1252in" draw:z-index="175" draw:style-name="gr1"><svg:title>TexMaths</svg:title><svg:desc>12§display§[F_p] = \mathrm{N}§svg§600§FALSE§</svg:desc><draw:polygon draw:style-name="gr2" draw:text-style-name="P170" svg:width="0.622in" svg:height="0.1717in" svg:x="0in" svg:y="0.0004in" svg:viewBox="0 0 1581 437" draw:points="790,437 0,437 0,0 1581,0 1581,437"><text:p/></draw:polygon><draw:polygon draw:style-name="gr3" draw:text-style-name="P170" svg:width="0.0228in" svg:height="0.1657in" svg:x="0.0193in" svg:y="0.0004in" svg:viewBox="0 0 59 422" draw:points="59,422 59,405 17,405 17,17 59,17 59,0 0,0 0,422"><text:p/></draw:polygon><draw:path draw:style-name="gr3" draw:text-style-name="P170" svg:width="0.1185in" svg:height="0.113in" svg:x="0.0524in" svg:y="0.011in" svg:viewBox="0 0 302 288" svg:d="M113 150h41c31 0 35 7 35 19 0 4 0 8-3 20-1 3-2 5-2 5 0 4 3 6 6 6s3-1 6-10l23-91c1-4 1-6 1-7s0-5-5-5c-4 0-5 3-6 9-8 33-19 41-55 41h-39l28-107c3-16 3-17 23-17h56c52 0 61 15 61 47 0 9 0 11-1 23-1 4-1 6-1 7 0 2 1 5 6 5 4 0 5-3 5-10l9-73c2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3" draw:text-style-name="P170" svg:width="0.065in" svg:height="0.0736in" svg:x="0.1528in" svg:y="0.098in" svg:viewBox="0 0 166 188" svg:d="M23 167c-3 8-3 10-15 10-4 0-8 0-8 8 0 2 2 3 4 3 8 0 18-1 26-1 10 0 22 1 31 1 3 0 6-1 6-6s-5-5-8-5c-6 0-15 0-15-3 0-1 3-9 4-13 4-16 7-33 11-45 3 6 13 18 31 18 36 0 76-41 76-85 0-35-24-49-45-49-18 0-33 12-42 20-5-16-21-20-31-20-11 0-18 7-23 16-6 10-11 27-11 30s4 3 5 3c5 0 5-1 7-8 4-18 10-33 22-33 7 0 10 6 10 15 0 3-2 7-2 8zM79 36c17-23 31-28 41-28 12 0 22 9 22 29 0 12-6 42-15 60-8 14-23 29-37 29-22 0-26-23-26-27 0-1 0-3 0-4z"><text:p/></draw:path><draw:polygon draw:style-name="gr3" draw:text-style-name="P170" svg:width="0.0228in" svg:height="0.1657in" svg:x="0.2335in" svg:y="0.0004in" svg:viewBox="0 0 59 422" draw:points="59,0 0,0 0,17 42,17 42,405 0,405 0,422 59,422"><text:p/></draw:polygon><draw:path draw:style-name="gr3" draw:text-style-name="P170" svg:width="0.1106in" svg:height="0.0386in" svg:x="0.3315in" svg:y="0.0634in" svg:viewBox="0 0 282 99" svg:d="M268 17c6 0 14 0 14-9 0-8-8-8-14-8h-254c-6 0-14 0-14 8 0 9 8 9 14 9zM268 99c6 0 14 0 14-8s-8-8-14-8h-254c-6 0-14 0-14 8s8 8 14 8z"><text:p/></draw:path><draw:path draw:style-name="gr3" draw:text-style-name="P170" svg:width="0.1134in" svg:height="0.1134in" svg:x="0.5031in" svg:y="0.0102in" svg:viewBox="0 0 289 289" svg:d="M84 6c-4-6-4-6-12-6h-72v13h12c7 0 16 0 22 1 9 2 9 2 9 10v220c0 12 0 32-43 32v13c14 0 36-1 49-1 15 0 35 1 51 1v-13c-45 0-45-20-45-32v-220c3 2 3 4 5 6l173 253c4 6 4 6 7 6 6 0 6-3 6-11v-234c0-10 0-31 43-31v-13c-14 0-36 1-49 1-14 0-35-1-50-1v13c44 0 44 21 44 31v181z"><text:p/></draw:path></draw:g></text:p></table:table-cell></table:table-row><table:table-row><table:table-cell table:style-name="Table3.A2" office:value-type="string"><text:p text:style-name="P94"><draw:g text:anchor-type="as-char" svg:y="-0.1138in" draw:z-index="256" draw:style-name="gr1"><svg:title>TexMaths</svg:title><svg:desc>12§display§D§svg§600§FALSE§</svg:desc><draw:polygon draw:style-name="gr2" draw:text-style-name="P170" svg:width="0.1421in" svg:height="0.113in" svg:x="0in" svg:y="0in" svg:viewBox="0 0 362 288" draw:points="181,288 0,288 0,0 362,0 362,288"><text:p/></draw:polygon><draw:path draw:style-name="gr3" draw:text-style-name="P170" svg:width="0.1272in" svg:height="0.113in" svg:x="0.0067in" svg:y="0in" svg:viewBox="0 0 324 288" svg:d="M50 256c-4 16-4 19-38 19-7 0-12 0-12 9 0 4 4 4 12 4h140c88 0 172-88 172-181 0-59-36-107-100-107h-142c-9 0-12 0-12 8 0 5 3 5 12 5 4 0 13 0 18 1 7 0 9 2 9 6 0 3-1 4-2 9zM141 29c4-15 5-16 23-16h46c42 0 77 23 77 78 0 22-9 90-45 136-12 16-45 48-98 48h-48c-6 0-6 0-8 0-5-1-6-1-6-4 0-2 0-3 2-10z"><text:p/></draw:path></draw:g></text:p></table:table-cell><table:table-cell table:style-name="Table3.A2" office:value-type="string"><text:p text:style-name="P46">Federhärte</text:p></table:table-cell><table:table-cell table:style-name="Table3.C2" office:value-type="string"><text:p text:style-name="P80"><draw:g text:anchor-type="as-char" svg:y="-0.2256in" draw:z-index="257" draw:style-name="gr1"><svg:title>TexMaths</svg:title><svg:desc>12§display§[D] = \mathrm{\frac{N}{m}}§svg§600§FALSE§</svg:desc><draw:polygon draw:style-name="gr2" draw:text-style-name="P170" svg:width="0.6146in" svg:height="0.3402in" svg:x="0in" svg:y="0in" svg:viewBox="0 0 1562 865" draw:points="780,865 0,865 0,0 1562,0 1562,865"><text:p/></draw:polygon><draw:polygon draw:style-name="gr3" draw:text-style-name="P170" svg:width="0.0228in" svg:height="0.1661in" svg:x="0.0193in" svg:y="0.102in" svg:viewBox="0 0 59 423" draw:points="59,423 59,406 17,406 17,17 59,17 59,0 0,0 0,423"><text:p/></draw:polygon><draw:path draw:style-name="gr3" draw:text-style-name="P170" svg:width="0.1272in" svg:height="0.1134in" svg:x="0.0528in" svg:y="0.1138in" svg:viewBox="0 0 324 289" svg:d="M50 257c-4 16-4 19-38 19-7 0-12 0-12 9 0 4 4 4 12 4h140c88 0 172-88 172-182 0-59-36-107-99-107h-143c-9 0-12 0-12 8 0 5 3 5 12 5 4 0 13 0 18 1 7 0 9 2 9 6 0 3-1 4-2 9zM142 29c3-15 4-16 22-16h46c42 0 77 23 77 78 0 22-8 90-44 137-12 16-46 48-99 48h-48c-6 0-6 0-8 0-5-1-6-1-6-5 0-1 0-2 2-9z"><text:p/></draw:path><draw:polygon draw:style-name="gr3" draw:text-style-name="P170" svg:width="0.0228in" svg:height="0.1661in" svg:x="0.1917in" svg:y="0.102in" svg:viewBox="0 0 59 423" draw:points="59,0 0,0 0,17 42,17 42,406 0,406 0,423 59,423"><text:p/></draw:polygon><draw:path draw:style-name="gr3" draw:text-style-name="P170" svg:width="0.1106in" svg:height="0.039in" svg:x="0.2898in" svg:y="0.165in" svg:viewBox="0 0 282 100" svg:d="M268 17c6 0 14 0 14-9 0-8-8-8-14-8h-254c-6 0-14 0-14 8 0 9 8 9 14 9zM268 100c6 0 14 0 14-9 0-8-8-8-14-8h-254c-6 0-14 0-14 8 0 9 8 9 14 9z"><text:p/></draw:path><draw:path draw:style-name="gr3" draw:text-style-name="P170" svg:width="0.1134in" svg:height="0.1134in" svg:x="0.4882in" svg:y="0in" svg:viewBox="0 0 289 289" svg:d="M84 6c-4-6-4-6-12-6h-72v13h12c7 0 16 0 22 1 9 2 9 2 9 10v221c0 12 0 31-43 31v13c14 0 36-1 49-1 15 0 35 1 51 1v-13c-45 0-45-19-45-31v-221c3 2 3 4 5 6l173 253c4 6 4 6 7 6 6 0 6-2 6-10v-235c0-10 0-31 43-31v-13c-14 0-36 1-49 1-14 0-35-1-50-1v13c44 0 44 21 44 31v182z"><text:p/></draw:path><draw:polygon draw:style-name="gr3" draw:text-style-name="P170" svg:width="0.1386in" svg:height="0.0067in" svg:x="0.476in" svg:y="0.1811in" svg:viewBox="0 0 353 18" draw:points="176,18 0,18 0,0 353,0 353,18"><text:p/></draw:polygon><draw:path draw:style-name="gr3" draw:text-style-name="P170" svg:width="0.1295in" svg:height="0.0732in" svg:x="0.4811in" svg:y="0.266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3.A2" office:value-type="string"><text:p text:style-name="P108"><draw:g text:anchor-type="as-char" svg:y="-0.0756in" draw:z-index="258" draw:style-name="gr1"><svg:title>TexMaths</svg:title><svg:desc>12§display§m§svg§600§FALSE§</svg:desc><draw:polygon draw:style-name="gr2" draw:text-style-name="P170" svg:width="0.1461in" svg:height="0.0713in" svg:x="0in" svg:y="0.002in" svg:viewBox="0 0 372 182" draw:points="186,182 0,182 0,0 372,0 372,182"><text:p/></draw:polygon><draw:path draw:style-name="gr3" draw:text-style-name="P170" svg:width="0.1358in" svg:height="0.0752in" svg:x="0.0047in" svg:y="0in" svg:viewBox="0 0 346 192" svg:d="M25 162c-1 7-3 16-3 19 0 7 6 11 12 11 4 0 12-4 15-12 0 0 5-21 9-31l8-39c2-8 6-18 7-27 3-8 6-21 6-22 6-13 29-51 68-51 20 0 23 15 23 30 0 9-2 21-6 34l-12 49-8 33c-1 8-5 22-5 25 0 7 6 11 12 11 13 0 16-11 19-24 6-24 22-85 25-102 2-6 24-56 70-56 18 0 23 14 23 30 0 23-18 71-27 94-3 10-4 15-4 23 0 20 14 35 34 35 40 0 55-61 55-65 0-5-3-5-4-5-5 0-5 1-8 9-6 21-19 51-43 51-7 0-9-4-9-13 0-11 3-22 7-30 8-23 26-70 26-93 0-28-16-46-49-46-31 0-53 19-68 41-1-5-3-19-15-30-9-9-24-11-34-11-38 0-59 28-66 37-1-24-19-37-39-37-19 0-27 17-31 24-7 16-13 39-13 41 0 4 5 4 5 4 5 0 5 0 7-9 7-30 16-50 31-50 7 0 13 3 13 19 0 8-1 13-7 36z"><text:p/></draw:path></draw:g></text:p></table:table-cell><table:table-cell table:style-name="Table3.A2" office:value-type="string"><text:p text:style-name="P46">Masse</text:p></table:table-cell><table:table-cell table:style-name="Table3.C2" office:value-type="string"><text:p text:style-name="P80"><draw:g text:anchor-type="as-char" svg:y="-0.1252in" draw:z-index="259" draw:style-name="gr1"><svg:title>TexMaths</svg:title><svg:desc>12§display§[m] = \mathrm{kg}§svg§600§FALSE§</svg:desc><draw:polygon draw:style-name="gr2" draw:text-style-name="P170" svg:width="0.6327in" svg:height="0.1657in" svg:x="0in" svg:y="0.0004in" svg:viewBox="0 0 1608 422" draw:points="804,422 0,422 0,0 1608,0 1608,422"><text:p/></draw:polygon><draw:polygon draw:style-name="gr3" draw:text-style-name="P170" svg:width="0.0228in" svg:height="0.1657in" svg:x="0.0193in" svg:y="0.0004in" svg:viewBox="0 0 59 422" draw:points="59,422 59,406 17,406 17,17 59,17 59,0 0,0 0,422"><text:p/></draw:polygon><draw:path draw:style-name="gr3" draw:text-style-name="P170" svg:width="0.1362in" svg:height="0.0752in" svg:x="0.0512in" svg:y="0.0508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olygon draw:style-name="gr3" draw:text-style-name="P170" svg:width="0.0228in" svg:height="0.1657in" svg:x="0.1957in" svg:y="0.0004in" svg:viewBox="0 0 59 422" draw:points="59,0 0,0 0,17 42,17 42,406 0,406 0,422 59,422"><text:p/></draw:polygon><draw:path draw:style-name="gr3" draw:text-style-name="P170" svg:width="0.1106in" svg:height="0.039in" svg:x="0.2933in" svg:y="0.0634in" svg:viewBox="0 0 282 100" svg:d="M268 17c6 0 14 0 14-9 0-8-8-8-14-8h-254c-6 0-14 0-14 8 0 9 8 9 14 9zM268 100c6 0 14 0 14-9 0-8-8-8-14-8h-254c-6 0-14 0-14 8 0 9 8 9 14 9z"><text:p/></draw:path><draw:path draw:style-name="gr3" draw:text-style-name="P170" svg:width="0.0803in" svg:height="0.1154in" svg:x="0.4638in" svg:y="0.0091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" draw:text-style-name="P170" svg:width="0.076in" svg:height="0.1098in" svg:x="0.552in" svg:y="0.0484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/draw:g></text:p></table:table-cell></table:table-row><table:table-row><table:table-cell table:style-name="Table3.A2" office:value-type="string"><text:p text:style-name="P94"><draw:g text:anchor-type="as-char" svg:y="-0.1138in" draw:z-index="260" draw:style-name="gr1"><svg:title>TexMaths</svg:title><svg:desc>12§display§M_D§svg§600§FALSE§</svg:desc><draw:polygon draw:style-name="gr2" draw:text-style-name="P170" svg:width="0.2736in" svg:height="0.139in" svg:x="0in" svg:y="0in" svg:viewBox="0 0 696 354" draw:points="348,354 0,354 0,0 696,0 696,354"><text:p/></draw:polygon><draw:path draw:style-name="gr3" draw:text-style-name="P170" svg:width="0.1665in" svg:height="0.1138in" svg:x="0.0071in" svg:y="0in" svg:viewBox="0 0 424 290" svg:d="M375 32c3-15 3-19 36-19 9 0 13 0 13-8 0-5-4-5-11-5h-56c-11 0-11 0-17 8l-154 242-33-240c-2-10-3-10-14-10h-57c-9 0-14 0-14 8 0 5 5 5 14 5 4 0 13 0 18 1 6 0 9 2 9 6 0 3-1 4-2 9l-54 217c-4 16-11 30-46 31-1 0-7 0-7 8 0 4 2 5 6 5 13 0 29-1 42-1 14 0 30 1 43 1 3 0 9 0 9-8 0-5-5-5-9-5-24 0-27-9-27-18 0-4 0-6 1-11l58-231 37 263c0 5 1 10 6 10s7-5 9-7l171-270-60 245c-5 15-5 19-39 19-7 0-12 0-12 8 0 5 5 5 6 5 12 0 41-1 53-1 17 0 36 1 53 1 3 0 9 0 9-8 0-5-4-5-12-5-16 0-28 0-28-7 0-3 0-3 2-11z"><text:p/></draw:path><draw:path draw:style-name="gr3" draw:text-style-name="P170" svg:width="0.0957in" svg:height="0.0795in" svg:x="0.1693in" svg:y="0.0591in" svg:viewBox="0 0 244 203" svg:d="M35 181c-3 9-3 12-27 12-4 0-8 0-8 7 0 3 4 3 8 3h107c66 0 129-60 129-125 0-44-30-78-78-78h-108c-6 0-10 0-10 6 0 5 4 5 10 5 4 0 6 0 12 0 6 1 6 1 6 5 0 0 0 2-2 6zM102 20c3-8 3-9 15-9h38c34 0 61 17 61 56 0 8-3 59-32 93-12 13-37 33-75 33h-39c-10 0-10 0-10-3 0-1 0-2 1-7z"><text:p/></draw:path></draw:g></text:p></table:table-cell><table:table-cell table:style-name="Table3.A2" office:value-type="string"><text:p text:style-name="P29">Direktionsmoment</text:p></table:table-cell><table:table-cell table:style-name="Table3.C2" office:value-type="string"><text:p text:style-name="P78"><draw:g text:anchor-type="as-char" svg:y="-0.1252in" draw:z-index="261" draw:style-name="gr1"><svg:title>TexMaths</svg:title><svg:desc>12§display§[M_D] = \mathrm{N \cdot m}§svg§600§FALSE§</svg:desc><draw:polygon draw:style-name="gr2" draw:text-style-name="P170" svg:width="0.9783in" svg:height="0.1657in" svg:x="0in" svg:y="0.0004in" svg:viewBox="0 0 2486 422" draw:points="1243,422 0,422 0,0 2486,0 2486,422"><text:p/></draw:polygon><draw:polygon draw:style-name="gr3" draw:text-style-name="P170" svg:width="0.0228in" svg:height="0.1657in" svg:x="0.0193in" svg:y="0.0004in" svg:viewBox="0 0 59 422" draw:points="59,422 59,406 17,406 17,17 59,17 59,0 0,0 0,422"><text:p/></draw:polygon><draw:path draw:style-name="gr3" draw:text-style-name="P170" svg:width="0.1665in" svg:height="0.1134in" svg:x="0.0528in" svg:y="0.0102in" svg:viewBox="0 0 424 289" svg:d="M374 32c4-15 4-19 36-19 10 0 14 0 14-8 0-5-4-5-11-5h-57c-10 0-10 0-16 8l-154 242-34-240c-1-10-2-10-13-10h-57c-9 0-14 0-14 8 0 5 5 5 14 5 4 0 13 0 18 1 6 0 9 2 9 6 0 3-1 4-2 9l-54 216c-4 17-11 30-46 31-1 0-7 0-7 8 0 4 2 5 6 5 13 0 29-1 42-1 14 0 30 1 43 1 3 0 9 0 9-8 0-5-5-5-9-5-24 0-27-8-27-18 0-4 0-6 1-11l57-230 38 263c0 4 1 9 6 9 4 0 7-5 9-7l171-269-60 244c-5 15-5 19-39 19-7 0-12 0-12 8 0 5 5 5 6 5 12 0 41-1 53-1 17 0 36 1 53 1 2 0 8 0 8-8 0-5-3-5-12-5-15 0-27 0-27-7 0-3 0-3 2-11z"><text:p/></draw:path><draw:path draw:style-name="gr3" draw:text-style-name="P170" svg:width="0.0957in" svg:height="0.0795in" svg:x="0.2154in" svg:y="0.0693in" svg:viewBox="0 0 244 203" svg:d="M35 180c-3 10-3 12-27 12-4 0-8 0-8 7 0 4 4 4 8 4h107c66 0 129-60 129-125 0-44-30-78-78-78h-108c-6 0-10 0-10 6 0 5 4 5 10 5 4 0 6 0 12 0 6 1 6 1 6 5 0 0 0 2-2 6zM102 20c2-8 2-9 14-9h39c33 0 61 17 61 56 0 7-4 59-32 93-12 13-38 32-75 32h-39c-10 0-10 0-10-2s0-3 1-8z"><text:p/></draw:path><draw:polygon draw:style-name="gr3" draw:text-style-name="P170" svg:width="0.0228in" svg:height="0.1657in" svg:x="0.3311in" svg:y="0.0004in" svg:viewBox="0 0 59 422" draw:points="59,0 0,0 0,17 42,17 42,406 0,406 0,422 59,422"><text:p/></draw:polygon><draw:path draw:style-name="gr3" draw:text-style-name="P170" svg:width="0.1106in" svg:height="0.039in" svg:x="0.4291in" svg:y="0.0634in" svg:viewBox="0 0 282 100" svg:d="M268 17c6 0 14 0 14-9 0-8-8-8-14-8h-254c-6 0-14 0-14 8 0 9 8 9 14 9zM268 100c6 0 14 0 14-9 0-8-8-8-14-8h-254c-6 0-14 0-14 8 0 9 8 9 14 9z"><text:p/></draw:path><draw:path draw:style-name="gr3" draw:text-style-name="P170" svg:width="0.1134in" svg:height="0.1134in" svg:x="0.6004in" svg:y="0.0102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170" svg:width="0.0177in" svg:height="0.0177in" svg:x="0.7713in" svg:y="0.074in" svg:viewBox="0 0 46 46" svg:d="M46 23c0-12-10-23-23-23-12 0-23 11-23 23 0 13 11 23 23 23 13 0 23-10 23-23z"><text:p/></draw:path><draw:path draw:style-name="gr3" draw:text-style-name="P170" svg:width="0.1295in" svg:height="0.0732in" svg:x="0.8449in" svg:y="0.0508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3.A2" office:value-type="string"><text:p text:style-name="P100"><draw:g text:anchor-type="as-char" svg:y="-0.0756in" draw:z-index="262" draw:style-name="gr1"><svg:title>TexMaths</svg:title><svg:desc>12§display§x§svg§600§FALSE§</svg:desc><draw:polygon draw:style-name="gr2" draw:text-style-name="P170" svg:width="0.0949in" svg:height="0.0713in" svg:x="0in" svg:y="0.002in" svg:viewBox="0 0 242 182" draw:points="121,182 0,182 0,0 242,0 242,182"><text:p/></draw:polygon><draw:path draw:style-name="gr3" draw:text-style-name="P170" svg:width="0.0827in" svg:height="0.0752in" svg:x="0.0047in" svg:y="0in" svg:viewBox="0 0 211 192" svg:d="M130 60c2-12 12-50 42-50 2 0 12 0 20 4-11 3-19 14-19 23 0 7 3 16 15 16 10 0 23-9 23-25 0-22-25-28-39-28-24 0-40 23-45 32-11-27-33-32-45-32-45 0-69 55-69 65 0 4 4 4 5 4 4 0 5-1 6-4 14-45 42-55 56-55 9 0 23 3 23 27 0 13-7 42-23 102-6 26-21 43-39 43-4 0-13 0-22-5 11-2 21-11 21-22 0-12-10-16-17-16-12 0-23 12-23 25 0 19 22 28 40 28 28 0 43-30 44-33 6 16 20 33 47 33 43 0 67-54 67-65 0-5-4-5-5-5-3 0-5 3-6 5-13 45-42 55-56 55-17 0-23-13-23-27 0-10 2-18 7-38z"><text:p/></draw:path></draw:g></text:p></table:table-cell><table:table-cell table:style-name="Table3.A2" office:value-type="string"><text:p text:style-name="P24">Auslenkung</text:p></table:table-cell><table:table-cell table:style-name="Table3.C2" office:value-type="string"><text:p text:style-name="P88"><draw:g text:anchor-type="as-char" svg:y="-0.1252in" draw:z-index="263" draw:style-name="gr1"><svg:title>TexMaths</svg:title><svg:desc>12§display§[ x ] = \mathrm{m}§svg§600§FALSE§</svg:desc><draw:polygon draw:style-name="gr2" draw:text-style-name="P170" svg:width="0.5476in" svg:height="0.1657in" svg:x="0in" svg:y="0in" svg:viewBox="0 0 1392 422" draw:points="695,422 0,422 0,0 1392,0 1392,422"><text:p/></draw:polygon><draw:polygon draw:style-name="gr3" draw:text-style-name="P170" svg:width="0.0228in" svg:height="0.1657in" svg:x="0.0193in" svg:y="0in" svg:viewBox="0 0 59 422" draw:points="59,422 59,406 17,406 17,17 59,17 59,0 0,0 0,422"><text:p/></draw:polygon><draw:path draw:style-name="gr3" draw:text-style-name="P170" svg:width="0.0827in" svg:height="0.0752in" svg:x="0.0512in" svg:y="0.0508in" svg:viewBox="0 0 211 192" svg:d="M130 60c2-12 12-50 42-50 2 0 12 0 20 4-11 3-19 14-19 23 0 7 4 16 16 16 9 0 22-9 22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3-5-5-5-3 0-4 3-6 5-13 46-42 55-56 55-17 0-23-13-23-27 0-10 2-18 7-37z"><text:p/></draw:path><draw:polygon draw:style-name="gr3" draw:text-style-name="P170" svg:width="0.0228in" svg:height="0.1657in" svg:x="0.1445in" svg:y="0in" svg:viewBox="0 0 59 422" draw:points="59,0 0,0 0,17 42,17 42,406 0,406 0,422 59,422"><text:p/></draw:polygon><draw:path draw:style-name="gr3" draw:text-style-name="P170" svg:width="0.1106in" svg:height="0.039in" svg:x="0.2425in" svg:y="0.0634in" svg:viewBox="0 0 282 100" svg:d="M268 17c6 0 14 0 14-9 0-8-8-8-14-8h-254c-6 0-14 0-14 8 0 9 8 9 14 9zM268 100c6 0 14 0 14-9 0-8-8-8-14-8h-254c-6 0-14 0-14 8 0 9 8 9 14 9z"><text:p/></draw:path><draw:path draw:style-name="gr3" draw:text-style-name="P170" svg:width="0.1295in" svg:height="0.0732in" svg:x="0.4142in" svg:y="0.0508in" svg:viewBox="0 0 330 187" svg:d="M34 42v113c0 19-5 19-34 19v13c14 0 36-1 48-1 11 0 32 1 47 1v-13c-28 0-33 0-33-19v-78c0-43 30-67 57-67 28 0 32 22 32 46v99c0 19-4 19-33 19v13c14 0 36-1 48-1 11 0 32 1 47 1v-13c-28 0-33 0-33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3.A2" office:value-type="string"><text:p text:style-name="P98"/></table:table-cell><table:table-cell table:style-name="Table3.A2" office:value-type="string"><text:p text:style-name="P20"/></table:table-cell><table:table-cell table:style-name="Table3.C2" office:value-type="string"><text:p text:style-name="P86"/></table:table-cell></table:table-row><table:table-row><table:table-cell table:style-name="Table3.A2" office:value-type="string"><text:p text:style-name="P96"/></table:table-cell><table:table-cell table:style-name="Table3.A2" office:value-type="string"><text:p text:style-name="P20"/></table:table-cell><table:table-cell table:style-name="Table3.C2" office:value-type="string"><text:p text:style-name="P86"/></table:table-cell></table:table-row><table:table-row><table:table-cell table:style-name="Table3.A2" office:value-type="string"><text:p text:style-name="P96"/></table:table-cell><table:table-cell table:style-name="Table3.A2" office:value-type="string"><text:p text:style-name="P20"/></table:table-cell><table:table-cell table:style-name="Table3.C2" office:value-type="string"><text:p text:style-name="P86"/></table:table-cell></table:table-row><table:table-row><table:table-cell table:style-name="Table3.A2" office:value-type="string"><text:p text:style-name="P98"/></table:table-cell><table:table-cell table:style-name="Table3.A2" office:value-type="string"><text:p text:style-name="P21"/></table:table-cell><table:table-cell table:style-name="Table3.C2" office:value-type="string"><text:p text:style-name="P87"/></table:table-cell></table:table-row></table:table><text:p text:style-name="Frame_20_contents"/></draw:text-box></draw:frame><text:soft-page-break/>Druck</text:h>
      <text:h text:style-name="P149" text:outline-level="4">Dichte <text:tab/><text:tab/><text:tab/><draw:g text:anchor-type="as-char" svg:y="-0.1874in" draw:z-index="8" draw:style-name="gr1"><svg:title>TexMaths</svg:title><svg:desc>12§display§\rho = \frac{m}{V}§svg§600§FALSE§</svg:desc><draw:polygon draw:style-name="gr2" draw:text-style-name="P170" svg:width="0.4724in" svg:height="0.2976in" svg:x="0in" svg:y="0.002in" svg:viewBox="0 0 1201 757" draw:points="601,757 0,757 0,0 1201,0 1201,757"><text:p/></draw:polygon><draw:path draw:style-name="gr3" draw:text-style-name="P170" svg:width="0.0783in" svg:height="0.1091in" svg:x="0.0051in" svg:y="0.1134in" svg:viewBox="0 0 200 278" svg:d="M1 260c-1 5-1 6-1 8 0 6 5 10 12 10 8 0 14-7 14-8 3-4 16-61 28-107 8 17 22 29 42 29 49 0 104-60 104-122 0-46-27-70-59-70-41 0-86 42-98 94zM96 182c-30 0-37-33-37-37 0-2 2-11 3-15 12-48 16-64 26-81 18-30 39-39 52-39 16 0 29 12 29 40 0 24-12 71-23 93-14 26-34 39-50 39z"><text:p/></draw:path><draw:path draw:style-name="gr3" draw:text-style-name="P170" svg:width="0.1106in" svg:height="0.039in" svg:x="0.1409in" svg:y="0.1256in" svg:viewBox="0 0 282 100" svg:d="M267 17c6 0 15 0 15-9 0-8-9-8-15-8h-253c-6 0-14 0-14 8 0 9 8 9 14 9zM267 100c6 0 15 0 15-9 0-8-9-8-15-8h-253c-6 0-14 0-14 8 0 9 8 9 14 9z"><text:p/></draw:path><draw:path draw:style-name="gr3" draw:text-style-name="P170" svg:width="0.1358in" svg:height="0.0752in" svg:x="0.3319in" svg:y="0in" svg:viewBox="0 0 346 192" svg:d="M25 162c-1 7-3 17-3 19 0 7 6 11 12 11 4 0 12-4 15-12 0 0 5-20 9-31l8-39c2-8 6-18 7-27 3-7 6-21 6-22 6-13 29-51 68-51 20 0 23 15 23 30 0 9-2 21-6 34l-12 50-8 32c-1 8-5 23-5 25 0 7 6 11 12 11 13 0 16-11 19-24 6-24 22-85 25-102 2-6 24-56 70-56 18 0 23 14 23 30 0 24-18 72-27 94-3 10-4 15-4 23 0 21 14 35 34 35 40 0 55-61 55-65 0-5-3-5-4-5-5 0-5 2-7 9-6 21-20 51-44 51-7 0-9-3-9-13 0-11 3-21 7-30 8-23 26-69 26-93 0-28-16-46-49-46-31 0-53 19-68 41-1-5-3-19-15-30-9-9-24-11-34-11-37 0-59 28-66 37-1-24-19-37-39-37-19 0-27 17-31 24-7 16-13 40-13 41 0 5 5 5 5 5 5 0 5 0 7-10 7-30 16-50 31-50 7 0 13 3 13 19 0 8-1 13-7 36z"><text:p/></draw:path><draw:polygon draw:style-name="gr3" draw:text-style-name="P170" svg:width="0.1461in" svg:height="0.0067in" svg:x="0.3268in" svg:y="0.1406in" svg:viewBox="0 0 372 18" draw:points="186,18 0,18 0,0 372,0 372,18"><text:p/></draw:polygon><draw:path draw:style-name="gr3" draw:text-style-name="P170" svg:width="0.1185in" svg:height="0.1173in" svg:x="0.3421in" svg:y="0.1866in" svg:viewBox="0 0 302 299" svg:d="M242 48c21-32 39-34 54-35 5 0 6-7 6-8 0-4-2-5-6-5-11 0-23 1-35 1-14 0-28-1-42-1-2 0-8 0-8 8 0 5 5 5 7 5 12 1 19 5 19 15 0 6-6 15-6 15l-129 207-29-224c0-7 10-13 29-13 6 0 11 0 11-8 0-4-4-5-6-5-17 0-35 1-53 1-7 0-16 0-23 0-8 0-15-1-23-1-3 0-8 0-8 8 0 5 4 5 11 5 24 0 24 4 25 15l34 261c1 9 2 10 8 10 7 0 8-3 12-9z"><text:p/></draw:path></draw:g></text:h>
      <text:h text:style-name="P148" text:outline-level="4">Kolbendruck <text:tab/><text:tab/><draw:g text:anchor-type="as-char" svg:y="-0.2264in" draw:z-index="24" draw:style-name="gr1"><svg:title>TexMaths</svg:title><svg:desc>12§display§p = \frac{F_1}{A_1} = \frac{F_2}{A_2}§svg§600§FALSE§</svg:desc><draw:polygon draw:style-name="gr2" draw:text-style-name="P170" svg:width="0.9846in" svg:height="0.365in" svg:x="0.0051in" svg:y="0in" svg:viewBox="0 0 2502 928" draw:points="1251,928 0,928 0,0 2502,0 2502,928"><text:p/></draw:polygon><draw:path draw:style-name="gr3" draw:text-style-name="P170" svg:width="0.0866in" svg:height="0.1059in" svg:x="0in" svg:y="0.1528in" svg:viewBox="0 0 221 270" svg:d="M32 239c-3 14-3 18-22 18-5 0-10 0-10 7 0 4 2 6 6 6 11 0 23-2 35-2 14 0 29 2 42 2 2 0 8 0 8-9 0-4-5-4-11-4-21 0-21-4-21-7 0-5 18-75 21-85 5 13 17 27 39 27 49 0 102-62 102-125 0-39-24-67-57-67-20 0-40 16-55 31-3-23-23-31-38-31-19 0-28 17-31 24-8 14-14 40-14 41 0 5 5 5 6 5 4 0 4 0 8-10 7-30 15-50 30-50 7 0 13 3 13 19 0 9-1 14-3 21zM107 55c3-12 14-24 23-30 14-13 26-15 33-15 18 0 28 14 28 39s-15 73-22 90c-14 30-35 44-50 44-28 0-34-35-34-38 0-1 0-2 1-7z"><text:p/></draw:path><draw:path draw:style-name="gr3" draw:text-style-name="P170" svg:width="0.1106in" svg:height="0.039in" svg:x="0.1441in" svg:y="0.165in" svg:viewBox="0 0 282 100" svg:d="M268 17c6 0 14 0 14-9 0-8-8-8-14-8h-254c-6 0-14 0-14 8 0 9 8 9 14 9zM268 100c6 0 14 0 14-9 0-8-8-8-14-8h-254c-6 0-14 0-14 8 0 9 8 9 14 9z"><text:p/></draw:path><draw:path draw:style-name="gr3" draw:text-style-name="P170" svg:width="0.1181in" svg:height="0.113in" svg:x="0.3453in" svg:y="0.0004in" svg:viewBox="0 0 301 288" svg:d="M113 150h41c31 0 34 7 34 19 0 4 0 9-2 21-1 2-2 5-2 5 0 3 3 6 6 6s3-2 6-10l22-91c2-5 2-6 2-8 0-1 0-4-5-4-4 0-5 2-6 8-9 34-19 41-55 41h-39l28-107c3-16 3-17 23-17h56c52 0 61 15 61 47 0 10 0 11-1 23-1 5-1 6-1 7 0 2 1 5 6 5 3 0 5-3 5-10l9-73c1-12-1-12-12-12h-207c-9 0-12 0-12 8 0 5 3 5 10 5 16 0 28 0 28 7 0 3 0 3-1 11l-57 224c-4 16-4 20-38 20-7 0-12 0-12 8 0 5 5 5 6 5 13 0 44-1 56-1 15 0 50 1 63 1 5 0 9 0 9-8 0-4-2-4-2-5-1 0-2 0-12 0s-12 0-22-1c-13-1-14-3-14-9 0 0 0-3 2-9z"><text:p/></draw:path><draw:path draw:style-name="gr3" draw:text-style-name="P170" svg:width="0.0425in" svg:height="0.0772in" svg:x="0.4583in" svg:y="0.0614in" svg:viewBox="0 0 109 197" svg:d="M67 8c0-8 0-8-8-8-19 19-47 19-59 19v11c7 0 26 0 43-8v151c0 10 0 13-30 13h-11v11c5 0 42-1 53-1 10 0 47 1 54 1v-11h-12c-30 0-30-3-30-13z"><text:p/></draw:path><draw:polygon draw:style-name="gr3" draw:text-style-name="P170" svg:width="0.1992in" svg:height="0.0067in" svg:x="0.3303in" svg:y="0.1811in" svg:viewBox="0 0 507 18" draw:points="253,18 0,18 0,0 507,0 507,18"><text:p/></draw:polygon><draw:path draw:style-name="gr3" draw:text-style-name="P170" svg:width="0.1138in" svg:height="0.1193in" svg:x="0.3358in" svg:y="0.2209in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6-265c0-9 0-10-7-10-8 0-9 2-11 7zM112 192l84-139 13 139z"><text:p/></draw:path><draw:path draw:style-name="gr3" draw:text-style-name="P170" svg:width="0.0425in" svg:height="0.0772in" svg:x="0.4673in" svg:y="0.2874in" svg:viewBox="0 0 109 197" svg:d="M67 8c0-8 0-8-8-8-19 19-47 19-59 19v11c7 0 26 0 43-8v151c0 10 0 13-30 13h-11v11c5 0 42-1 53-1 10 0 47 1 54 1v-11h-12c-30 0-30-3-30-13z"><text:p/></draw:path><draw:path draw:style-name="gr3" draw:text-style-name="P170" svg:width="0.1106in" svg:height="0.039in" svg:x="0.6043in" svg:y="0.165in" svg:viewBox="0 0 282 100" svg:d="M268 17c6 0 14 0 14-9 0-8-8-8-14-8h-254c-6 0-14 0-14 8 0 9 8 9 14 9zM268 100c6 0 14 0 14-9 0-8-8-8-14-8h-254c-6 0-14 0-14 8 0 9 8 9 14 9z"><text:p/></draw:path><draw:path draw:style-name="gr3" draw:text-style-name="P170" svg:width="0.1181in" svg:height="0.113in" svg:x="0.8059in" svg:y="0.0004in" svg:viewBox="0 0 301 288" svg:d="M113 150h41c31 0 34 7 34 19 0 4 0 9-2 21-1 2-2 5-2 5 0 3 3 6 6 6s3-2 6-10l22-91c2-5 2-6 2-8 0-1 0-4-5-4-4 0-5 2-6 8-9 34-19 41-55 41h-39l28-107c3-16 3-17 23-17h56c52 0 61 15 61 47 0 10 0 11-1 23-1 5-1 6-1 7 0 2 1 5 6 5 3 0 5-3 5-10l9-73c1-12-1-12-12-12h-207c-9 0-12 0-12 8 0 5 3 5 10 5 16 0 28 0 28 7 0 3 0 3-1 11l-57 224c-4 16-4 20-38 20-7 0-12 0-12 8 0 5 5 5 6 5 13 0 44-1 56-1 15 0 50 1 63 1 5 0 9 0 9-8 0-4-2-4-2-5-1 0-2 0-12 0s-12 0-22-1c-13-1-14-3-14-9 0 0 0-3 2-9z"><text:p/></draw:path><draw:path draw:style-name="gr3" draw:text-style-name="P170" svg:width="0.0516in" svg:height="0.0772in" svg:x="0.9134in" svg:y="0.061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olygon draw:style-name="gr3" draw:text-style-name="P170" svg:width="0.1992in" svg:height="0.0067in" svg:x="0.7906in" svg:y="0.1811in" svg:viewBox="0 0 507 18" draw:points="253,18 0,18 0,0 507,0 507,18"><text:p/></draw:polygon><draw:path draw:style-name="gr3" draw:text-style-name="P170" svg:width="0.1138in" svg:height="0.1193in" svg:x="0.7965in" svg:y="0.2209in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draw:path draw:style-name="gr3" draw:text-style-name="P170" svg:width="0.0516in" svg:height="0.0772in" svg:x="0.9224in" svg:y="0.287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/draw:g> </text:h>
      <text:h text:style-name="P148" text:outline-level="4">Volumenabnahme <text:tab/><draw:g text:anchor-type="as-char" svg:y="-0.1161in" draw:z-index="23" draw:style-name="gr1"><svg:title>TexMaths</svg:title><svg:desc>12§display§dV = - \kappa \cdot V \cdot dp§svg§600§FALSE§</svg:desc><draw:polygon draw:style-name="gr2" draw:text-style-name="P170" svg:width="1.2098in" svg:height="0.1476in" svg:x="0in" svg:y="0in" svg:viewBox="0 0 3074 376" draw:points="1537,376 0,376 0,0 3074,0 3074,376"><text:p/></draw:polygon><draw:path draw:style-name="gr3" draw:text-style-name="P170" svg:width="0.0791in" svg:height="0.1173in" svg:x="0.0067in" svg:y="0in" svg:viewBox="0 0 202 299" svg:d="M202 5c0 0 0-5-5-5-7 0-47 4-54 5-4 0-6 2-6 8 0 5 3 5 9 5 21 0 22 2 22 7l-1 9-25 101c-9-17-21-28-40-28-49 0-102 63-102 124 0 40 23 68 56 68 9 0 30-2 56-32 3 18 18 32 38 32 16 0 25-9 31-24 7-14 13-41 13-42 0-3-3-3-4-3-5 0-5 1-6 7-8 27-16 53-33 53-12 0-13-11-13-19 0-11 1-14 2-21zM114 244c-2 7-2 8-8 16-20 23-36 30-48 30-22 0-28-23-28-40 0-22 13-73 24-93 13-25 31-40 49-40 28 0 33 34 33 37 0 2 0 5-2 7z"><text:p/></draw:path><draw:path draw:style-name="gr3" draw:text-style-name="P170" svg:width="0.1185in" svg:height="0.1173in" svg:x="0.0961in" svg:y="0.001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2c1 8 2 9 8 9 7 0 8-2 12-8z"><text:p/></draw:path><draw:path draw:style-name="gr3" draw:text-style-name="P170" svg:width="0.1106in" svg:height="0.039in" svg:x="0.2752in" svg:y="0.0543in" svg:viewBox="0 0 282 100" svg:d="M268 17c6 0 14 0 14-9 0-8-8-8-14-8h-254c-6 0-14 0-14 8 0 9 8 9 14 9zM268 100c6 0 14 0 14-9 0-8-8-8-14-8h-254c-6 0-14 0-14 8 0 9 8 9 14 9z"><text:p/></draw:path><draw:path draw:style-name="gr3" draw:text-style-name="P170" svg:width="0.1016in" svg:height="0.0067in" svg:x="0.4555in" svg:y="0.0709in" svg:viewBox="0 0 259 18" svg:d="M244 18c7 0 15 0 15-8 0-10-8-10-15-10h-230c-7 0-14 0-14 10 0 8 7 8 14 8z"><text:p/></draw:path><draw:path draw:style-name="gr3" draw:text-style-name="P170" svg:width="0.0819in" svg:height="0.0752in" svg:x="0.5795in" svg:y="0.0421in" svg:viewBox="0 0 209 192" svg:d="M1 172c-1 5-1 6-1 10 0 7 6 10 12 10 13 0 16-9 19-24 4-14 1-7 19-78 36 1 74 9 74 36 0 4 0 5-2 10-1 6-2 11-2 14 0 26 18 42 40 42 13 0 24-7 32-21 11-18 17-44 17-44 0-4-5-4-6-4-4 0-5 2-6 8-7 29-17 52-36 52-10 0-15-5-15-21 0-6 3-15 4-23 1-4 2-9 2-14 0-40-58-43-82-43 14-9 27-19 39-29 19-17 31-28 48-35 0 2-1 7-1 10 0 4 2 14 16 14 13 0 22-12 22-23 0-3-1-14-16-14-26 0-51 21-70 37-29 24-38 30-54 36 1-5 6-26 8-34 3-10 8-31 8-32 0-7-5-12-12-12-2 0-14 0-17 16z"><text:p/></draw:path><draw:path draw:style-name="gr3" draw:text-style-name="P170" svg:width="0.0177in" svg:height="0.0177in" svg:x="0.7173in" svg:y="0.0654in" svg:viewBox="0 0 46 46" svg:d="M46 23c0-12-10-23-23-23-12 0-23 11-23 23 0 13 11 23 23 23 13 0 23-10 23-23z"><text:p/></draw:path><draw:path draw:style-name="gr3" draw:text-style-name="P170" svg:width="0.1185in" svg:height="0.1173in" svg:x="0.7953in" svg:y="0.001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2c1 8 2 9 8 9 7 0 8-2 12-8z"><text:p/></draw:path><draw:path draw:style-name="gr3" draw:text-style-name="P170" svg:width="0.0177in" svg:height="0.0177in" svg:x="0.9713in" svg:y="0.0654in" svg:viewBox="0 0 46 46" svg:d="M46 23c0-12-10-23-23-23-12 0-23 11-23 23 0 13 11 23 23 23 13 0 23-10 23-23z"><text:p/></draw:path><draw:path draw:style-name="gr3" draw:text-style-name="P170" svg:width="0.0791in" svg:height="0.1173in" svg:x="1.0461in" svg:y="0in" svg:viewBox="0 0 202 299" svg:d="M202 5c0 0 0-5-5-5-7 0-47 4-54 5-4 0-6 2-6 8 0 5 3 5 9 5 21 0 22 2 22 7l-1 9-25 101c-9-17-21-28-40-28-49 0-102 63-102 124 0 40 23 68 56 68 9 0 30-2 56-32 3 18 18 32 38 32 16 0 25-9 31-24 7-14 13-41 13-42 0-3-3-3-4-3-5 0-5 1-6 7-8 27-16 53-33 53-12 0-13-11-13-19 0-11 1-14 2-21zM114 244c-2 7-2 8-8 16-20 23-36 30-48 30-22 0-28-23-28-40 0-22 13-73 24-93 13-25 31-40 49-40 28 0 33 34 33 37 0 2 0 5-2 7z"><text:p/></draw:path><draw:path draw:style-name="gr3" draw:text-style-name="P170" svg:width="0.0866in" svg:height="0.1063in" svg:x="1.1209in" svg:y="0.0421in" svg:viewBox="0 0 221 271" svg:d="M32 239c-3 15-3 18-22 18-5 0-10 0-10 7 0 4 2 7 6 7 11 0 23-3 35-3 14 0 29 3 42 3 2 0 8 0 8-10 0-4-5-4-11-4-21 0-21-3-21-7 0-5 18-74 21-85 5 13 17 27 39 27 49 0 102-62 102-125 0-39-24-67-57-67-20 0-40 16-55 31-3-23-23-31-38-31-19 0-28 17-31 24-8 14-14 40-14 41 0 5 5 5 6 5 4 0 4 0 8-10 7-30 15-50 30-50 7 0 13 3 13 19 0 9-1 14-3 21zM107 55c3-12 14-24 23-30 14-13 26-15 33-15 18 0 28 14 28 39 0 26-15 74-22 90-14 31-35 44-50 44-28 0-34-35-34-38 0-1 0-2 1-7z"><text:p/></draw:path></draw:g> <text:tab/><draw:g text:anchor-type="as-char" svg:y="-0.222in" draw:z-index="20" draw:style-name="gr1"><svg:title>TexMaths</svg:title><svg:desc>12§display§\kappa = \frac{1}{K}§svg§600§FALSE§</svg:desc><draw:polygon draw:style-name="gr2" draw:text-style-name="P170" svg:width="0.4898in" svg:height="0.3331in" svg:x="0in" svg:y="0.0047in" svg:viewBox="0 0 1245 847" draw:points="622,847 0,847 0,0 1245,0 1245,847"><text:p/></draw:polygon><draw:path draw:style-name="gr3" draw:text-style-name="P170" svg:width="0.0819in" svg:height="0.0752in" svg:x="0.0091in" svg:y="0.1496in" svg:viewBox="0 0 209 192" svg:d="M1 172c-1 4-1 6-1 9 0 7 6 11 12 11 13 0 16-10 19-24 4-14 1-7 19-78 36 1 73 8 73 36 0 4 0 5-1 10-1 6-2 10-2 14 0 25 18 42 39 42 14 0 24-7 33-22 11-18 17-43 17-43 0-5-5-5-6-5-4 0-5 3-6 9-8 29-17 51-36 51-10 0-15-4-15-20 0-6 3-16 4-23 1-5 2-9 2-14 0-40-58-43-82-43 14-9 27-20 39-29 19-17 31-28 48-35 0 2-1 7-1 10 0 4 2 14 15 14 14 0 23-12 23-23 0-3-1-14-17-14-25 0-50 21-69 37-29 24-38 30-54 36 1-5 6-26 8-34 3-10 8-31 8-32 0-7-5-12-12-12-2 0-14 0-17 16z"><text:p/></draw:path><draw:path draw:style-name="gr3" draw:text-style-name="P170" svg:width="0.1106in" svg:height="0.039in" svg:x="0.1512in" svg:y="0.1618in" svg:viewBox="0 0 282 100" svg:d="M267 17c6 0 15 0 15-9 0-8-9-8-15-8h-253c-6 0-14 0-14 8 0 9 8 9 14 9zM267 100c6 0 15 0 15-9 0-8-9-8-15-8h-253c-6 0-14 0-14 8 0 9 8 9 14 9z"><text:p/></draw:path><draw:path draw:style-name="gr3" draw:text-style-name="P170" svg:width="0.0547in" svg:height="0.1106in" svg:x="0.3866in" svg:y="0in" svg:viewBox="0 0 140 282" svg:d="M88 11c0-10 0-11-10-11-26 28-65 28-78 28v13c8 0 34 0 55-12v219c0 16-1 21-39 21h-14v13c16-1 52-1 70-1 17 0 54 0 68 1v-13h-13c-38 0-39-5-39-21z"><text:p/></draw:path><draw:polygon draw:style-name="gr3" draw:text-style-name="P170" svg:width="0.1531in" svg:height="0.0067in" svg:x="0.3366in" svg:y="0.1783in" svg:viewBox="0 0 390 18" draw:points="194,18 0,18 0,0 390,0 390,18"><text:p/></draw:polygon><draw:path draw:style-name="gr3" draw:text-style-name="P170" svg:width="0.1413in" svg:height="0.1134in" svg:x="0.3433in" svg:y="0.2232in" svg:viewBox="0 0 360 289" svg:d="M199 118c0-2-2-4-2-5s8-7 13-11l73-56c40-30 56-32 70-33 3 0 7-1 7-8 0-3-2-5-5-5-10 0-19 1-30 1-16 0-31-1-47-1-2 0-8 0-8 8 0 4 2 5 6 5 8 1 13 3 13 9 0 8-13 18-16 20l-165 126 33-136c5-15 5-19 36-19 11 0 15 0 15-8 0-4-4-5-6-5-12 0-42 1-54 1s-42-1-54-1c-4 0-10 0-10 8 0 5 5 5 14 5 4 0 13 0 18 1 7 0 9 2 9 6 0 3-1 4-2 9l-57 228c-4 15-4 19-38 19-7 0-12 0-12 8 0 5 5 5 6 5 12 0 42-1 54-1 8 0 18 0 28 0 8 0 18 1 27 1 3 0 8 0 8-8 0-5-4-5-11-5-16 0-28 0-28-7 0-4 2-12 4-19 6-22 12-45 16-66l64-50 49 114c5 11 5 12 5 15 0 13-18 13-23 13-4 0-8 0-8 8 0 5 4 5 6 5 16 0 34-1 51-1 9 0 31 1 41 1 2 0 8 0 8-8 0-5-4-5-8-5-18 0-24-4-30-19z"><text:p/></draw:path></draw:g></text:h>
      <text:h text:style-name="P148" text:outline-level="4">Schweredruck<text:tab/><text:tab/><draw:g text:anchor-type="as-char" svg:y="-0.2307in" draw:z-index="9" draw:style-name="gr1"><svg:title>TexMaths</svg:title><svg:desc>12§display§p = \frac{F}{A} = \frac{\rho \cdot g \cdot h \cdot A}{A} =  \rho \cdot g \cdot h§svg§600§FALSE§</svg:desc><draw:polygon draw:style-name="gr2" draw:text-style-name="P170" svg:width="2.215in" svg:height="0.3417in" svg:x="0.0051in" svg:y="0.0039in" svg:viewBox="0 0 5627 869" draw:points="2813,869 0,869 0,0 5627,0 5627,869"><text:p/></draw:polygon><draw:path draw:style-name="gr3" draw:text-style-name="P170" svg:width="0.0866in" svg:height="0.1059in" svg:x="0in" svg:y="0.1571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70" svg:width="0.1106in" svg:height="0.039in" svg:x="0.1441in" svg:y="0.1709in" svg:viewBox="0 0 282 100" svg:d="M268 17c6 0 14 0 14-9 0-8-8-8-14-8h-254c-6 0-14 0-14 8 0 9 8 9 14 9zM268 100c6 0 14 0 14-9 0-8-8-8-14-8h-254c-6 0-14 0-14 8 0 9 8 9 14 9z"><text:p/></draw:path><draw:path draw:style-name="gr3" draw:text-style-name="P170" svg:width="0.1181in" svg:height="0.113in" svg:x="0.3362in" svg:y="0.0063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olygon draw:style-name="gr3" draw:text-style-name="P170" svg:width="0.1299in" svg:height="0.0067in" svg:x="0.3303in" svg:y="0.1862in" svg:viewBox="0 0 331 18" draw:points="166,18 0,18 0,0 331,0 331,18"><text:p/></draw:polygon><draw:path draw:style-name="gr3" draw:text-style-name="P170" svg:width="0.1138in" svg:height="0.1193in" svg:x="0.3386in" svg:y="0.2264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70" svg:width="0.1106in" svg:height="0.039in" svg:x="0.5354in" svg:y="0.1709in" svg:viewBox="0 0 282 100" svg:d="M268 17c6 0 14 0 14-9 0-8-8-8-14-8h-254c-6 0-14 0-14 8 0 9 8 9 14 9zM268 100c6 0 14 0 14-9 0-8-8-8-14-8h-254c-6 0-14 0-14 8 0 9 8 9 14 9z"><text:p/></draw:path><draw:path draw:style-name="gr3" draw:text-style-name="P170" svg:width="0.0783in" svg:height="0.1091in" svg:x="0.726in" svg:y="0.0453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70" svg:width="0.0177in" svg:height="0.0177in" svg:x="0.8579in" svg:y="0.0689in" svg:viewBox="0 0 46 46" svg:d="M46 23c0-12-10-23-23-23-12 0-23 11-23 23 0 13 11 23 23 23 13 0 23-10 23-23z"><text:p/></draw:path><draw:path draw:style-name="gr3" draw:text-style-name="P170" svg:width="0.076in" svg:height="0.1075in" svg:x="0.9291in" svg:y="0.0453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70" svg:width="0.0177in" svg:height="0.0177in" svg:x="1.0634in" svg:y="0.0689in" svg:viewBox="0 0 46 46" svg:d="M46 23c0-12-10-23-23-23-12 0-23 11-23 23 0 13 11 23 23 23 13 0 23-10 23-23z"><text:p/></draw:path><draw:path draw:style-name="gr3" draw:text-style-name="P170" svg:width="0.0819in" svg:height="0.1173in" svg:x="1.1409in" svg:y="0.0039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3" draw:text-style-name="P170" svg:width="0.0177in" svg:height="0.0177in" svg:x="1.2787in" svg:y="0.0689in" svg:viewBox="0 0 46 46" svg:d="M46 23c0-12-10-23-23-23-12 0-23 11-23 23 0 13 11 23 23 23 13 0 23-10 23-23z"><text:p/></draw:path><draw:path draw:style-name="gr3" draw:text-style-name="P170" svg:width="0.1138in" svg:height="0.1193in" svg:x="1.3535in" svg:y="0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olygon draw:style-name="gr3" draw:text-style-name="P170" svg:width="0.7512in" svg:height="0.0067in" svg:x="0.7209in" svg:y="0.1862in" svg:viewBox="0 0 1909 18" draw:points="954,18 0,18 0,0 1909,0 1909,18"><text:p/></draw:polygon><draw:path draw:style-name="gr3" draw:text-style-name="P170" svg:width="0.1138in" svg:height="0.1193in" svg:x="1.0402in" svg:y="0.2264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70" svg:width="0.1106in" svg:height="0.039in" svg:x="1.5472in" svg:y="0.1709in" svg:viewBox="0 0 282 100" svg:d="M268 17c6 0 14 0 14-9 0-8-8-8-14-8h-254c-6 0-14 0-14 8 0 9 8 9 14 9zM268 100c6 0 14 0 14-9 0-8-8-8-14-8h-254c-6 0-14 0-14 8 0 9 8 9 14 9z"><text:p/></draw:path><draw:path draw:style-name="gr3" draw:text-style-name="P170" svg:width="0.0783in" svg:height="0.1091in" svg:x="1.7181in" svg:y="0.1571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70" svg:width="0.0177in" svg:height="0.0177in" svg:x="1.8504in" svg:y="0.1807in" svg:viewBox="0 0 46 46" svg:d="M46 23c0-12-10-23-23-23-12 0-23 11-23 23 0 13 11 23 23 23 13 0 23-10 23-23z"><text:p/></draw:path><draw:path draw:style-name="gr3" draw:text-style-name="P170" svg:width="0.076in" svg:height="0.1075in" svg:x="1.922in" svg:y="0.1571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70" svg:width="0.0177in" svg:height="0.0177in" svg:x="2.0555in" svg:y="0.1807in" svg:viewBox="0 0 46 46" svg:d="M46 23c0-12-10-23-23-23-12 0-23 11-23 23 0 13 11 23 23 23 13 0 23-10 23-23z"><text:p/></draw:path><draw:path draw:style-name="gr3" draw:text-style-name="P170" svg:width="0.0819in" svg:height="0.1173in" svg:x="2.1335in" svg:y="0.1161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/draw:g></text:h>
      <text:h text:style-name="P148" text:outline-level="4">Auftrieb<text:tab/><draw:g text:anchor-type="as-char" svg:y="-0.1252in" draw:z-index="7" draw:style-name="gr1"><svg:title>TexMaths</svg:title><svg:desc>12§display§F_A = F_2 - F_1 = g \cdot p \cdot (h_2 - h_1) \cdot A = g \cdot p \cdot V§svg§600§FALSE§</svg:desc><draw:polygon draw:style-name="gr2" draw:text-style-name="P170" svg:width="3.3122in" svg:height="0.1657in" svg:x="0in" svg:y="0.0004in" svg:viewBox="0 0 8414 422" draw:points="4207,422 0,422 0,0 8414,0 8414,422"><text:p/></draw:polygon><draw:path draw:style-name="gr3" draw:text-style-name="P170" svg:width="0.1181in" svg:height="0.113in" svg:x="0.0063in" svg:y="0.0106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70" svg:width="0.0874in" svg:height="0.0827in" svg:x="0.1134in" svg:y="0.0665in" svg:viewBox="0 0 223 211" svg:d="M44 176c-10 16-20 24-37 26-3 0-7 0-7 6 0 2 2 3 4 3 8 0 18-1 26-1 10 0 22 1 30 1 1 0 6 0 6-6 0-3-4-3-5-3-2-2-13-2-13-10 0-4 4-8 5-11l24-37h84l7 49c-1 4-2 9-20 9-4 0-8 0-8 6 0 1 0 3 5 3 9 0 29-1 39-1 4 0 12 1 16 1 6 0 12 0 17 0s6-2 6-6c0-3-3-3-8-3-17 0-18-3-18-10l-27-184c-1-6-1-8-7-8s-7 2-9 7zM84 133l61-97 15 97z"><text:p/></draw:path><draw:path draw:style-name="gr3" draw:text-style-name="P170" svg:width="0.1106in" svg:height="0.039in" svg:x="0.2701in" svg:y="0.0634in" svg:viewBox="0 0 282 100" svg:d="M268 17c6 0 14 0 14-9 0-8-8-8-14-8h-254c-6 0-14 0-14 8 0 9 8 9 14 9zM268 100c6 0 14 0 14-9 0-8-8-8-14-8h-254c-6 0-14 0-14 8 0 9 8 9 14 9z"><text:p/></draw:path><draw:path draw:style-name="gr3" draw:text-style-name="P170" svg:width="0.1181in" svg:height="0.113in" svg:x="0.4425in" svg:y="0.0106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70" svg:width="0.0516in" svg:height="0.0772in" svg:x="0.5504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70" svg:width="0.1016in" svg:height="0.0067in" svg:x="0.6685in" svg:y="0.0791in" svg:viewBox="0 0 259 18" svg:d="M244 18c7 0 15 0 15-8 0-10-8-10-15-10h-230c-7 0-14 0-14 10 0 8 7 8 14 8z"><text:p/></draw:path><draw:path draw:style-name="gr3" draw:text-style-name="P170" svg:width="0.1181in" svg:height="0.113in" svg:x="0.8268in" svg:y="0.0106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70" svg:width="0.0425in" svg:height="0.0772in" svg:x="0.9402in" svg:y="0.072in" svg:viewBox="0 0 109 197" svg:d="M67 8c0-8 0-8-8-8-19 19-47 19-59 19v11c7 0 26 0 43-8v151c0 9 0 13-30 13h-11v11c5 0 42-1 53-1 10 0 47 1 54 1v-11h-12c-30 0-30-4-30-13z"><text:p/></draw:path><draw:path draw:style-name="gr3" draw:text-style-name="P170" svg:width="0.1106in" svg:height="0.039in" svg:x="1.0575in" svg:y="0.0634in" svg:viewBox="0 0 282 100" svg:d="M268 17c6 0 14 0 14-9 0-8-8-8-14-8h-254c-6 0-14 0-14 8 0 9 8 9 14 9zM268 100c6 0 14 0 14-9 0-8-8-8-14-8h-254c-6 0-14 0-14 8 0 9 8 9 14 9z"><text:p/></draw:path><draw:path draw:style-name="gr3" draw:text-style-name="P170" svg:width="0.076in" svg:height="0.1075in" svg:x="1.2256in" svg:y="0.0512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70" svg:width="0.0177in" svg:height="0.0177in" svg:x="1.3598in" svg:y="0.074in" svg:viewBox="0 0 46 46" svg:d="M46 23c0-12-10-23-23-23-12 0-23 11-23 23 0 13 11 23 23 23 13 0 23-10 23-23z"><text:p/></draw:path><draw:path draw:style-name="gr3" draw:text-style-name="P170" svg:width="0.0866in" svg:height="0.1059in" svg:x="1.4228in" svg:y="0.0512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70" svg:width="0.0177in" svg:height="0.0177in" svg:x="1.563in" svg:y="0.074in" svg:viewBox="0 0 46 46" svg:d="M46 23c0-12-10-23-23-23-12 0-23 11-23 23 0 13 11 23 23 23 13 0 23-10 23-23z"><text:p/></draw:path><draw:path draw:style-name="gr3" draw:text-style-name="P170" svg:width="0.039in" svg:height="0.1657in" svg:x="1.6484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70" svg:width="0.0819in" svg:height="0.1173in" svg:x="1.7055in" svg:y="0.0091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3" draw:text-style-name="P170" svg:width="0.0516in" svg:height="0.0772in" svg:x="1.7992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70" svg:width="0.1016in" svg:height="0.0067in" svg:x="1.9173in" svg:y="0.0791in" svg:viewBox="0 0 259 18" svg:d="M244 18c7 0 15 0 15-8 0-10-8-10-15-10h-230c-7 0-14 0-14 10 0 8 7 8 14 8z"><text:p/></draw:path><draw:path draw:style-name="gr3" draw:text-style-name="P170" svg:width="0.0819in" svg:height="0.1173in" svg:x="2.0787in" svg:y="0.0091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3" draw:text-style-name="P170" svg:width="0.0425in" svg:height="0.0772in" svg:x="2.178in" svg:y="0.072in" svg:viewBox="0 0 109 197" svg:d="M67 8c0-8 0-8-8-8-19 19-47 19-59 19v11c7 0 26 0 43-8v151c0 9 0 13-30 13h-11v11c5 0 42-1 53-1 10 0 47 1 54 1v-11h-12c-30 0-30-4-30-13z"><text:p/></draw:path><draw:path draw:style-name="gr3" draw:text-style-name="P170" svg:width="0.039in" svg:height="0.1657in" svg:x="2.2488in" svg:y="0.000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70" svg:width="0.0177in" svg:height="0.0177in" svg:x="2.3551in" svg:y="0.074in" svg:viewBox="0 0 46 46" svg:d="M46 23c0-12-10-23-23-23-12 0-23 11-23 23 0 13 11 23 23 23 13 0 23-10 23-23z"><text:p/></draw:path><draw:path draw:style-name="gr3" draw:text-style-name="P170" svg:width="0.1138in" svg:height="0.1193in" svg:x="2.4299in" svg:y="0.004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70" svg:width="0.1106in" svg:height="0.039in" svg:x="2.6039in" svg:y="0.0634in" svg:viewBox="0 0 282 100" svg:d="M268 17c6 0 14 0 14-9 0-8-8-8-14-8h-254c-6 0-14 0-14 8 0 9 8 9 14 9zM268 100c6 0 14 0 14-9 0-8-8-8-14-8h-254c-6 0-14 0-14 8 0 9 8 9 14 9z"><text:p/></draw:path><draw:path draw:style-name="gr3" draw:text-style-name="P170" svg:width="0.076in" svg:height="0.1075in" svg:x="2.7724in" svg:y="0.0512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70" svg:width="0.0177in" svg:height="0.0177in" svg:x="2.9063in" svg:y="0.074in" svg:viewBox="0 0 46 46" svg:d="M46 23c0-12-10-23-23-23-12 0-23 11-23 23 0 13 11 23 23 23 13 0 23-10 23-23z"><text:p/></draw:path><draw:path draw:style-name="gr3" draw:text-style-name="P170" svg:width="0.0866in" svg:height="0.1059in" svg:x="2.9697in" svg:y="0.0512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70" svg:width="0.0177in" svg:height="0.0177in" svg:x="3.1094in" svg:y="0.074in" svg:viewBox="0 0 46 46" svg:d="M46 23c0-12-10-23-23-23-12 0-23 11-23 23 0 13 11 23 23 23 13 0 23-10 23-23z"><text:p/></draw:path><draw:path draw:style-name="gr3" draw:text-style-name="P170" svg:width="0.1185in" svg:height="0.1173in" svg:x="3.1882in" svg:y="0.0102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/draw:g></text:h>
      <text:p text:style-name="P111"><draw:g text:anchor-type="as-char" svg:y="-0.1161in" draw:z-index="6" draw:style-name="gr1"><svg:title>TexMaths</svg:title><svg:desc>12§display§F_A = F _G \Rightarrow \tiny{\text{Gleichgewicht}} \quad F_A &lt; F_G \Rightarrow \downarrow \quad F_A &gt; F_G \Rightarrow \uparrow§svg§600§FALSE§</svg:desc><draw:polygon draw:style-name="gr2" draw:text-style-name="P170" svg:width="3.7709in" svg:height="0.1476in" svg:x="0in" svg:y="0in" svg:viewBox="0 0 9579 376" draw:points="4790,376 0,376 0,0 9579,0 9579,376"><text:p/></draw:polygon><draw:path draw:style-name="gr3" draw:text-style-name="P170" svg:width="0.1181in" svg:height="0.1134in" svg:x="0.0063in" svg:y="0.0016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3" draw:text-style-name="P170" svg:width="0.0874in" svg:height="0.0831in" svg:x="0.1134in" svg:y="0.0571in" svg:viewBox="0 0 223 212" svg:d="M44 177c-10 15-20 24-37 25-3 0-7 0-7 6 0 2 2 4 4 4 8 0 18-2 26-2 10 0 22 2 30 2 1 0 6 0 6-6 0-4-4-4-5-4-2-1-13-1-13-10 0-3 4-8 5-10l24-38h84l7 50c-1 3-2 8-20 8-4 0-8 0-8 6 0 1 0 4 5 4 9 0 29-2 39-2 4 0 12 2 16 2 6 0 12 0 17 0s6-3 6-6c0-4-3-4-8-4-17 0-18-2-18-10l-27-184c-1-6-1-8-7-8s-7 2-9 7zM84 133l61-97 15 97z"><text:p/></draw:path><draw:path draw:style-name="gr3" draw:text-style-name="P170" svg:width="0.1106in" svg:height="0.039in" svg:x="0.2701in" svg:y="0.0543in" svg:viewBox="0 0 282 100" svg:d="M268 17c6 0 14 0 14-9 0-8-8-8-14-8h-254c-6 0-14 0-14 8 0 9 8 9 14 9zM268 100c6 0 14 0 14-9 0-8-8-8-14-8h-254c-6 0-14 0-14 8 0 9 8 9 14 9z"><text:p/></draw:path><draw:path draw:style-name="gr3" draw:text-style-name="P170" svg:width="0.1181in" svg:height="0.1134in" svg:x="0.4425in" svg:y="0.0016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3" draw:text-style-name="P170" svg:width="0.0898in" svg:height="0.0843in" svg:x="0.5512in" svg:y="0.0591in" svg:viewBox="0 0 229 215" svg:d="M229 4c0-2-1-4-3-4-3 0-3 0-5 4l-23 22c-2-3-19-26-55-26-72 0-143 64-143 131 0 46 35 84 92 84 26 0 53-7 69-24 3 7 11 18 14 18 4 0 4-1 5-8l6-23c1-5 6-23 7-27 3-13 4-13 21-13 2 0 7 0 7-7 0-2-3-4-5-4-10 0-23 2-32 2-8 0-18 0-26-2-7 0-15 0-22 0-3 0-8 0-8 6 0 5 4 5 11 5 6 0 12 0 18 0 9 1 10 3 10 6 0 1 0 1-3 10-2 8-4 22-6 24-9 18-37 26-60 26-30 0-68-14-68-65 0-31 14-70 37-93 30-30 63-35 78-35 35 0 55 25 55 58 0 8-1 10-1 13s4 3 6 3c5 0 5-1 6-7z"><text:p/></draw:path><draw:path draw:style-name="gr3" draw:text-style-name="P170" svg:width="0.1476in" svg:height="0.0913in" svg:x="0.7102in" svg:y="0.028in" svg:viewBox="0 0 376 233" svg:d="M284 84c17 16 39 27 53 33-15 7-36 18-53 32h-268c-8 0-16 0-16 8 0 9 7 9 14 9h251c-20 20-43 58-43 62 0 5 6 5 8 5 4 0 6 0 9-3 8-16 20-39 48-63 29-26 57-37 79-44 7-3 8-3 8-4 2 0 2-1 2-2 0-2 0-2 0-3l-2-1c-1 0-1 0-9-4-58-16-100-55-124-101-5-8-5-8-11-8-2 0-8 0-8 5s22 42 43 62h-251c-7 0-14 0-14 9 0 8 8 8 16 8z"><text:p/></draw:path><draw:path draw:style-name="gr3" draw:text-style-name="P170" svg:width="0.0705in" svg:height="0.0606in" svg:x="0.9213in" svg:y="0.0571in" svg:viewBox="0 0 180 155" svg:d="M162 108c0-6 0-8 14-8h4v-9c-12 0-25 0-32 0-11 0-32 0-42 0v9h10c23 0 23 2 23 9v14c0 4 0 13-14 19-11 3-24 3-27 3-36 0-73-19-73-68 0-51 40-67 70-67 19 0 50 9 57 49 0 2 3 2 5 2 5 0 5-1 5-6v-49c0-4 0-6-4-6-2 0-2 1-3 2l-13 17c-10-8-26-19-51-19-50 0-91 36-91 77s37 78 92 78c9 0 20-1 30-4 16-4 22-12 22-13 6 7 13 12 14 12 4 0 4-2 4-6z"><text:p/></draw:path><draw:path draw:style-name="gr3" draw:text-style-name="P170" svg:width="0.0209in" svg:height="0.0579in" svg:x="1.0059in" svg:y="0.0571in" svg:viewBox="0 0 54 148" svg:d="M36 0l-36 2v10c16 0 18 1 18 12v106c0 7 0 8-14 8h-4v10c10-1 18-1 26-1 10 0 20 0 28 1v-10h-4c-14 0-14-1-14-8z"><text:p/></draw:path><draw:path draw:style-name="gr3" draw:text-style-name="P170" svg:width="0.0402in" svg:height="0.0386in" svg:x="1.0374in" svg:y="0.078in" svg:viewBox="0 0 103 99" svg:d="M96 48c5 0 7 0 7-6 0-14-8-42-48-42-32 0-55 23-55 49 0 27 26 50 59 50s44-24 44-28-3-4-5-4c-3 0-3 0-4 4-6 14-22 19-34 19-18 0-28-9-30-13-8-10-8-24-8-29zM22 41c2-28 24-34 33-34 30 0 31 28 31 34z"><text:p/></draw:path><draw:path draw:style-name="gr3" draw:text-style-name="P170" svg:width="0.0205in" svg:height="0.0563in" svg:x="1.0898in" svg:y="0.0594in" svg:viewBox="0 0 53 144" svg:d="M37 13c0-7-6-13-13-13s-13 5-13 13c0 7 6 13 13 13s13-6 13-13zM1 53v8c15 0 17 3 17 12v53c0 7 0 9-14 9h-4v9c8-1 18-1 26-1 9 0 18 0 27 1v-9c-15 0-17 0-17-9v-76z"><text:p/></draw:path><draw:path draw:style-name="gr3" draw:text-style-name="P170" svg:width="0.0394in" svg:height="0.0386in" svg:x="1.1224in" svg:y="0.078in" svg:viewBox="0 0 101 99" svg:d="M80 10c-2 2-4 6-4 9 0 7 6 11 12 11 4 0 10-4 10-11 0-18-24-19-38-19-42 0-60 28-60 49 0 27 25 50 58 50 36 0 43-27 43-29 0-3-3-3-4-3-3 0-3 0-5 4-7 17-22 19-32 19-18 0-38-12-38-41 0-9 1-21 9-30 11-12 23-12 30-12 6 0 12 0 19 3z"><text:p/></draw:path><draw:path draw:style-name="gr3" draw:text-style-name="P170" svg:width="0.05in" svg:height="0.0579in" svg:x="1.1713in" svg:y="0.0571in" svg:viewBox="0 0 128 148" svg:d="M110 83c0-23-15-29-36-29-24 0-36 15-38 19v-73l-36 2v10c16 0 18 1 18 12v106c0 7 0 8-14 8h-4v10c10-1 18-1 28-1 8 0 18 0 26 1v-10h-4c-13 0-13-1-13-8v-37c0-24 22-33 35-33 16 0 19 10 19 23v47c0 7 0 8-13 8h-5v10c10-1 18-1 28-1 9 0 18 0 27 1v-10h-4c-14 0-14-1-14-8z"><text:p/></draw:path><draw:path draw:style-name="gr3" draw:text-style-name="P170" svg:width="0.0476in" svg:height="0.0551in" svg:x="1.2315in" svg:y="0.078in" svg:viewBox="0 0 122 141" svg:d="M84 13c11-6 20-6 24-6-1 1-2 3-2 5 0 5 3 8 8 8s8-3 8-8c0-6-4-12-15-12-5 0-16 1-28 10-5-3-14-8-27-8-26 0-42 15-42 32 0 10 7 19 10 21-4 6-6 12-6 17 0 11 8 18 9 21-11 2-23 9-23 20 0 17 28 28 59 28 29 0 59-10 59-28 0-10-5-20-16-25-14-7-28-7-50-7-6 0-15 0-16 0-11-2-13-10-13-15 0-3 2-7 2-7 1 0 1 0 3 0 8 5 16 6 24 6 25 0 42-15 42-31 0-11-6-18-10-21zM52 58c-18 0-24-12-24-24s6-24 24-24c19 0 24 12 24 24s-5 24-24 24zM52 97c21 0 51 0 51 16 0 11-19 20-44 20-24 0-45-9-45-20 0-7 8-16 24-16z"><text:p/></draw:path><draw:path draw:style-name="gr3" draw:text-style-name="P170" svg:width="0.0402in" svg:height="0.0386in" svg:x="1.2882in" svg:y="0.078in" svg:viewBox="0 0 103 99" svg:d="M96 48c5 0 7 0 7-6 0-14-8-42-48-42-32 0-55 23-55 49 0 27 26 50 59 50s44-24 44-28-3-4-5-4c-3 0-3 0-4 4-6 14-22 19-34 19-18 0-28-9-30-13-8-10-8-24-8-29zM22 41c2-28 24-34 33-34 30 0 31 28 31 34z"><text:p/></draw:path><draw:path draw:style-name="gr3" draw:text-style-name="P170" svg:width="0.0705in" svg:height="0.037in" svg:x="1.3382in" svg:y="0.0795in" svg:viewBox="0 0 180 95" svg:d="M160 23c4-12 14-13 20-13v-10c-6 1-11 1-18 1s-16 0-23-1v10c10 0 12 4 12 8 0 1 0 2-1 4l-23 53-25-58c-1-3-1-3-1-3 0-4 8-4 12-4v-10c-7 1-17 1-24 1-9 0-15 0-22-1v10c4 0 10 0 12 1 3 1 6 5 6 7l-1 2-23 52-24-55c0 0 0-1 0-3 0-4 9-4 12-4v-10c-8 1-18 1-26 1-7 0-16 0-23-1v10c11 0 14 0 18 6l31 73c3 5 5 6 7 6 4 0 6-1 8-5l26-61 26 61c3 4 4 5 8 5 2 0 4-1 7-6z"><text:p/></draw:path><draw:path draw:style-name="gr3" draw:text-style-name="P170" svg:width="0.0205in" svg:height="0.0563in" svg:x="1.4201in" svg:y="0.0594in" svg:viewBox="0 0 53 144" svg:d="M37 13c0-7-6-13-13-13s-13 5-13 13c0 7 6 13 13 13s13-6 13-13zM1 53v8c15 0 17 3 17 12v53c0 7 0 9-14 9h-4v9c8-1 18-1 26-1 9 0 18 0 27 1v-9c-15 0-17 0-17-9v-76z"><text:p/></draw:path><draw:path draw:style-name="gr3" draw:text-style-name="P170" svg:width="0.0394in" svg:height="0.0386in" svg:x="1.4528in" svg:y="0.078in" svg:viewBox="0 0 101 99" svg:d="M80 10c-2 2-4 6-4 9 0 7 6 11 12 11 4 0 10-4 10-11 0-18-24-19-38-19-42 0-60 28-60 49 0 27 25 50 58 50 36 0 43-27 43-29 0-3-3-3-4-3-3 0-3 0-5 4-7 17-22 19-32 19-18 0-38-12-38-41 0-9 1-21 9-30 11-12 23-12 30-12 6 0 12 0 19 3z"><text:p/></draw:path><draw:path draw:style-name="gr3" draw:text-style-name="P170" svg:width="0.05in" svg:height="0.0579in" svg:x="1.5012in" svg:y="0.0571in" svg:viewBox="0 0 128 148" svg:d="M110 83c0-23-15-29-36-29-24 0-36 15-38 19v-73l-36 2v10c16 0 18 1 18 12v106c0 7 0 8-14 8h-4v10c10-1 18-1 28-1 8 0 18 0 26 1v-10h-4c-13 0-13-1-13-8v-37c0-24 22-33 35-33 16 0 19 10 19 23v47c0 7 0 8-13 8h-5v10c10-1 18-1 28-1 9 0 18 0 27 1v-10h-4c-14 0-14-1-14-8z"><text:p/></draw:path><draw:path draw:style-name="gr3" draw:text-style-name="P170" svg:width="0.0327in" svg:height="0.052in" svg:x="1.5579in" svg:y="0.0646in" svg:viewBox="0 0 84 133" svg:d="M42 48h37v-8h-37v-40h-10c0 20-10 41-32 42v6h23v57c0 24 20 28 33 28 16 0 28-12 28-28v-12h-8v10c0 16-10 23-18 23-16 0-16-18-16-21z"><text:p/></draw:path><draw:path draw:style-name="gr3" draw:text-style-name="P170" svg:width="0.1181in" svg:height="0.1134in" svg:x="1.7181in" svg:y="0.0016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3" draw:text-style-name="P170" svg:width="0.0874in" svg:height="0.0831in" svg:x="1.8256in" svg:y="0.0571in" svg:viewBox="0 0 223 212" svg:d="M44 177c-10 15-20 24-37 25-3 0-7 0-7 6 0 2 2 4 4 4 8 0 18-2 26-2 10 0 22 2 30 2 1 0 6 0 6-6 0-4-4-4-5-4-2-1-13-1-13-10 0-3 4-8 5-10l24-38h84l7 50c-1 3-2 8-20 8-4 0-8 0-8 6 0 1 0 4 5 4 9 0 29-2 39-2 4 0 12 2 16 2 6 0 12 0 17 0s6-3 6-6c0-4-3-4-8-4-17 0-18-2-18-10l-27-184c-1-6-1-8-7-8s-7 2-9 7zM84 133l61-97 15 97z"><text:p/></draw:path><draw:path draw:style-name="gr3" draw:text-style-name="P170" svg:width="0.1016in" svg:height="0.0965in" svg:x="1.987in" svg:y="0.0252in" svg:viewBox="0 0 259 246" svg:d="M251 18c5-2 8-5 8-10 0-4-3-8-8-8-1 0-3 0-9 2l-234 112c-4 1-8 4-8 9 0 6 4 7 8 9l234 111c6 3 8 3 9 3 5 0 8-3 8-8s-3-7-8-10l-222-105z"><text:p/></draw:path><draw:path draw:style-name="gr3" draw:text-style-name="P170" svg:width="0.1181in" svg:height="0.1134in" svg:x="2.1547in" svg:y="0.0016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3" draw:text-style-name="P170" svg:width="0.0898in" svg:height="0.0843in" svg:x="2.2634in" svg:y="0.0591in" svg:viewBox="0 0 229 215" svg:d="M229 4c0-2-1-4-3-4-3 0-3 0-5 4l-23 22c-2-3-19-26-55-26-72 0-143 64-143 131 0 46 35 84 92 84 26 0 53-7 69-24 3 7 11 18 14 18 4 0 4-1 5-8l6-23c1-5 6-23 7-27 3-13 4-13 21-13 2 0 7 0 7-7 0-2-3-4-5-4-10 0-23 2-32 2-8 0-18 0-26-2-7 0-15 0-22 0-3 0-8 0-8 6 0 5 4 5 11 5 6 0 12 0 18 0 9 1 10 3 10 6 0 1 0 1-3 10-2 8-4 22-6 24-9 18-37 26-60 26-30 0-68-14-68-65 0-31 14-70 37-93 30-30 63-35 78-35 35 0 55 25 55 58 0 8-1 10-1 13s4 3 6 3c5 0 5-1 6-7z"><text:p/></draw:path><draw:path draw:style-name="gr3" draw:text-style-name="P170" svg:width="0.1476in" svg:height="0.0913in" svg:x="2.422in" svg:y="0.028in" svg:viewBox="0 0 376 233" svg:d="M284 84c17 16 39 27 53 33-15 7-36 18-53 32h-268c-8 0-16 0-16 8 0 9 7 9 14 9h251c-20 20-43 58-43 62 0 5 6 5 8 5 4 0 6 0 9-3 8-16 20-39 48-63 29-26 57-37 79-44 7-3 8-3 8-4 2 0 2-1 2-2 0-2 0-2 0-3l-2-1c-1 0-1 0-9-4-58-16-100-55-124-101-5-8-5-8-11-8-2 0-8 0-8 5s22 42 43 62h-251c-7 0-14 0-14 9 0 8 8 8 16 8z"><text:p/></draw:path><draw:path draw:style-name="gr3" draw:text-style-name="P170" svg:width="0.0776in" svg:height="0.1476in" svg:x="2.5819in" svg:y="0in" svg:viewBox="0 0 198 376" svg:d="M107 16c0-9 0-16-9-16-8 0-8 7-8 16v301c-10-15-22-27-32-36-26-19-52-24-53-24-5 0-5 5-5 9 0 7 0 7 10 11 28 7 45 22 55 33 21 23 26 48 29 61 1 3 2 5 4 5 5 0 5-3 6-7 9-48 40-80 87-94 6-2 7-2 7-9 0-4 0-9-5-9-2 0-26 5-51 23-14 11-26 23-35 37z"><text:p/></draw:path><draw:path draw:style-name="gr3" draw:text-style-name="P170" svg:width="0.1181in" svg:height="0.1134in" svg:x="2.8276in" svg:y="0.0016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3" draw:text-style-name="P170" svg:width="0.0874in" svg:height="0.0831in" svg:x="2.9343in" svg:y="0.0571in" svg:viewBox="0 0 223 212" svg:d="M44 177c-10 15-20 24-37 25-3 0-7 0-7 6 0 2 2 4 4 4 8 0 18-2 26-2 10 0 22 2 30 2 1 0 6 0 6-6 0-4-4-4-5-4-2-1-13-1-13-10 0-3 4-8 5-10l24-38h84l7 50c-1 3-2 8-20 8-4 0-8 0-8 6 0 1 0 4 5 4 9 0 29-2 39-2 4 0 12 2 16 2 6 0 12 0 17 0s6-3 6-6c0-4-3-4-8-4-17 0-18-2-18-10l-27-184c-1-6-1-8-7-8s-7 2-9 7zM84 133l61-97 15 97z"><text:p/></draw:path><draw:path draw:style-name="gr3" draw:text-style-name="P170" svg:width="0.1016in" svg:height="0.0965in" svg:x="3.0957in" svg:y="0.0252in" svg:viewBox="0 0 259 246" svg:d="M251 132c5-2 8-3 8-9 0-5-3-8-8-9l-235-112c-5-2-6-2-8-2-4 0-8 4-8 8s2 6 8 10l222 105-222 105c-6 3-8 6-8 10 0 5 4 8 8 8 2 0 3 0 8-3z"><text:p/></draw:path><draw:path draw:style-name="gr3" draw:text-style-name="P170" svg:width="0.1181in" svg:height="0.1134in" svg:x="3.2634in" svg:y="0.0016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3" draw:text-style-name="P170" svg:width="0.0898in" svg:height="0.0843in" svg:x="3.372in" svg:y="0.0591in" svg:viewBox="0 0 229 215" svg:d="M229 4c0-2-1-4-3-4-3 0-3 0-5 4l-23 22c-2-3-19-26-55-26-72 0-143 64-143 131 0 46 35 84 92 84 26 0 53-7 69-24 3 7 11 18 14 18 4 0 4-1 5-8l6-23c1-5 6-23 7-27 3-13 4-13 21-13 2 0 7 0 7-7 0-2-3-4-5-4-10 0-23 2-32 2-8 0-18 0-26-2-7 0-15 0-22 0-3 0-8 0-8 6 0 5 4 5 11 5 6 0 12 0 18 0 9 1 10 3 10 6 0 1 0 1-3 10-2 8-4 22-6 24-9 18-37 26-60 26-30 0-68-14-68-65 0-31 14-70 37-93 30-30 63-35 78-35 35 0 55 25 55 58 0 8-1 10-1 13s4 3 6 3c5 0 5-1 6-7z"><text:p/></draw:path><draw:path draw:style-name="gr3" draw:text-style-name="P170" svg:width="0.1476in" svg:height="0.0913in" svg:x="3.5307in" svg:y="0.028in" svg:viewBox="0 0 376 233" svg:d="M284 84c17 16 39 27 53 33-15 7-36 18-53 32h-268c-8 0-16 0-16 8 0 9 7 9 14 9h251c-20 20-43 58-43 62 0 5 6 5 8 5 4 0 6 0 9-3 8-16 20-39 48-63 29-26 57-37 79-44 7-3 8-3 8-4 2 0 2-1 2-2 0-2 0-2 0-3l-2-1c-1 0-1 0-9-4-58-16-100-55-124-101-5-8-5-8-11-8-2 0-8 0-8 5s22 42 43 62h-251c-7 0-14 0-14 9 0 8 8 8 16 8z"><text:p/></draw:path><draw:path draw:style-name="gr3" draw:text-style-name="P170" svg:width="0.0776in" svg:height="0.1476in" svg:x="3.6906in" svg:y="0.0008in" svg:viewBox="0 0 198 376" svg:d="M107 59c11 16 23 28 33 36 26 19 52 23 53 23 5 0 5-5 5-7 0-8-1-8-10-11-28-7-45-23-55-34-21-23-27-49-30-62 0-3-1-4-5-4-3 0-3 2-4 7-10 47-40 81-87 94-6 2-7 2-7 10 0 2 0 7 5 7 1 0 26-5 50-22 15-11 27-23 35-37v302c0 7 0 15 8 15 9 0 9-8 9-15z"><text:p/></draw:path></draw:g> <text:s/><text:tab/></text:p>
      <text:h text:style-name="Heading_20_4" text:outline-level="4">Gasdruck Boyle-Mariotte <text:tab/></text:h>
      <text:p text:style-name="P111"><draw:g text:anchor-type="as-char" svg:y="-0.2244in" draw:z-index="5" draw:style-name="gr1"><svg:title>TexMaths</svg:title><svg:desc>12§display§p \propto \frac{1}{V} \Rightarrow p \cdot V = \text{const.}§svg§600§FALSE§</svg:desc><draw:polygon draw:style-name="gr2" draw:text-style-name="P170" svg:width="1.7213in" svg:height="0.3327in" svg:x="0.0051in" svg:y="0.0039in" svg:viewBox="0 0 4373 846" draw:points="2187,846 0,846 0,0 4373,0 4373,846"><text:p/></draw:polygon><draw:path draw:style-name="gr3" draw:text-style-name="P170" svg:width="0.0866in" svg:height="0.1059in" svg:x="0in" svg:y="0.1496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70" svg:width="0.1106in" svg:height="0.0752in" svg:x="0.1441in" svg:y="0.1496in" svg:viewBox="0 0 282 192" svg:d="M282 174c-1 0-8 1-10 1-33 0-56-34-70-55-4-7-16-25-21-33 11-22 40-75 90-75 3 0 6 0 11 1 0-11 0-11-1-12-3-1-10-1-13-1-54 0-86 52-95 73-17-26-23-36-39-48-26-23-49-25-60-25-46 0-74 48-74 96s26 96 73 96c54 0 85-52 95-73 17 26 23 36 38 49 27 21 50 24 60 24 5 0 12 0 16-2zM158 104c-9 23-38 76-88 76-41 0-60-46-60-84 0-42 24-78 58-78s56 32 70 54c5 7 16 25 20 32z"><text:p/></draw:path><draw:path draw:style-name="gr3" draw:text-style-name="P170" svg:width="0.0547in" svg:height="0.1106in" svg:x="0.3705in" svg:y="0in" svg:viewBox="0 0 140 282" svg:d="M88 11c0-10 0-11-10-11-26 28-65 28-78 28v13c8 0 34 0 55-12v219c0 16-1 20-39 20h-14v14c16-2 52-2 70-2 17 0 54 0 68 2v-14h-13c-38 0-39-4-39-20z"><text:p/></draw:path><draw:polygon draw:style-name="gr3" draw:text-style-name="P170" svg:width="0.1339in" svg:height="0.0067in" svg:x="0.3303in" svg:y="0.178in" svg:viewBox="0 0 341 18" draw:points="170,18 0,18 0,0 341,0 341,18"><text:p/></draw:polygon><draw:path draw:style-name="gr3" draw:text-style-name="P170" svg:width="0.1185in" svg:height="0.1169in" svg:x="0.3394in" svg:y="0.2232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70" svg:width="0.1476in" svg:height="0.0909in" svg:x="0.5394in" svg:y="0.1358in" svg:viewBox="0 0 376 232" svg:d="M284 84c17 15 39 26 53 32-15 7-36 18-53 33h-268c-8 0-16 0-16 8s7 8 14 8h251c-20 21-43 58-43 63 0 4 6 4 8 4 4 0 6 0 9-3 8-16 20-39 48-62 29-27 57-38 79-45 7-2 8-2 8-3 2 0 2-2 2-3s0-1 0-2l-2-1c-1 0-1 0-9-4-58-17-100-55-124-101-5-8-5-8-11-8-2 0-8 0-8 5s22 42 43 62h-251c-7 0-14 0-14 8 0 9 8 9 16 9z"><text:p/></draw:path><draw:path draw:style-name="gr3" draw:text-style-name="P170" svg:width="0.0866in" svg:height="0.1059in" svg:x="0.7366in" svg:y="0.1496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70" svg:width="0.0177in" svg:height="0.0177in" svg:x="0.8772in" svg:y="0.1728in" svg:viewBox="0 0 46 46" svg:d="M46 23c0-12-10-23-23-23-12 0-23 11-23 23 0 13 11 23 23 23 13 0 23-10 23-23z"><text:p/></draw:path><draw:path draw:style-name="gr3" draw:text-style-name="P170" svg:width="0.1185in" svg:height="0.1169in" svg:x="0.9551in" svg:y="0.1094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70" svg:width="0.1106in" svg:height="0.0386in" svg:x="1.135in" svg:y="0.1618in" svg:viewBox="0 0 282 99" svg:d="M268 17c6 0 14 0 14-9 0-8-8-8-14-8h-254c-6 0-14 0-14 8 0 9 8 9 14 9zM268 99c6 0 14 0 14-8s-8-8-14-8h-254c-6 0-14 0-14 8s8 8 14 8z"><text:p/></draw:path><draw:path draw:style-name="gr3" draw:text-style-name="P170" svg:width="0.0634in" svg:height="0.076in" svg:x="1.3067in" svg:y="0.148in" svg:viewBox="0 0 162 194" svg:d="M35 97c0-68 35-86 57-86 4 0 32 0 46 15-17 2-20 15-20 20 0 10 8 19 20 19 11 0 19-7 19-19 0-29-32-46-65-46-52 0-92 46-92 98 0 54 42 96 91 96 58 0 71-50 71-55 0-4-5-4-6-4-4 0-5 2-5 4-13 40-41 44-56 44-22 0-60-18-60-86z"><text:p/></draw:path><draw:path draw:style-name="gr3" draw:text-style-name="P170" svg:width="0.0736in" svg:height="0.076in" svg:x="1.3795in" svg:y="0.148in" svg:viewBox="0 0 188 194" svg:d="M188 99c0-55-43-99-93-99-54 0-95 47-95 99 0 54 44 95 94 95 51 0 94-41 94-95zM95 183c-19 0-37-8-49-27-11-19-11-45-11-60 0-17 0-40 11-59 10-19 31-27 48-27 19 0 37 9 48 27 10 18 10 42 10 59 0 15 0 38-8 56-10 19-29 31-49 31z"><text:p/></draw:path><draw:path draw:style-name="gr3" draw:text-style-name="P170" svg:width="0.0839in" svg:height="0.0732in" svg:x="1.463in" svg:y="0.1496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70" svg:width="0.0543in" svg:height="0.076in" svg:x="1.5555in" svg:y="0.148in" svg:viewBox="0 0 139 194" svg:d="M74 108c10 1 45 8 45 38 0 22-15 40-48 40-36 0-52-25-59-61-1-5-2-8-6-8-6 0-6 4-6 11v56c0 8 0 10 5 10 2 0 2 0 11-8 0 0 0-2 8-10 18 18 37 18 47 18 49 0 68-27 68-59 0-22-13-34-18-39-14-15-30-18-48-21-24-4-53-10-53-34 0-16 11-33 48-33 47 0 48 39 50 52 1 3 4 3 4 3 6 0 6-2 6-10v-43c0-8 0-10-4-10-3 0-3 0-9 5-1 2-6 6-7 7-16-12-34-12-40-12-52 0-68 29-68 52 0 15 7 27 18 37 14 10 26 13 56 19z"><text:p/></draw:path><draw:path draw:style-name="gr3" draw:text-style-name="P170" svg:width="0.052in" svg:height="0.1039in" svg:x="1.6189in" svg:y="0.1209in" svg:viewBox="0 0 133 265" svg:d="M66 91h60v-13h-60v-78h-11c-1 35-13 80-55 81v10h36v116c0 53 40 58 55 58 30 0 42-30 42-58v-24h-11v24c0 31-12 47-28 47-28 0-28-38-28-46z"><text:p/></draw:path><draw:path draw:style-name="gr3" draw:text-style-name="P170" svg:width="0.0177in" svg:height="0.0177in" svg:x="1.6945in" svg:y="0.2043in" svg:viewBox="0 0 46 46" svg:d="M46 23c0-12-10-23-23-23-12 0-23 11-23 23 0 13 11 23 23 23 13 0 23-10 23-23z"><text:p/></draw:path></draw:g> <text:tab/><draw:g text:anchor-type="as-char" svg:y="-0.2256in" draw:z-index="4" draw:style-name="gr1"><svg:title>TexMaths</svg:title><svg:desc>12§display§\frac{p_1}{p_2} = \frac{V_2}{V_1}§svg§600§FALSE§</svg:desc><draw:polygon draw:style-name="gr2" draw:text-style-name="P170" svg:width="0.5906in" svg:height="0.3717in" svg:x="0.0051in" svg:y="0in" svg:viewBox="0 0 1501 945" draw:points="751,945 0,945 0,0 1501,0 1501,945"><text:p/></draw:polygon><draw:path draw:style-name="gr3" draw:text-style-name="P170" svg:width="0.0866in" svg:height="0.1059in" svg:x="0in" svg:y="0.0402in" svg:viewBox="0 0 221 270" svg:d="M32 239c-3 14-3 18-22 18-5 0-10 0-10 7 0 3 2 6 6 6 11 0 23-3 35-3 14 0 29 3 42 3 2 0 8 0 8-10 0-3-5-3-11-3-21 0-21-4-21-8s18-74 21-85c5 13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5-34-37 0-1 0-2 1-7z"><text:p/></draw:path><draw:path draw:style-name="gr3" draw:text-style-name="P170" svg:width="0.0425in" svg:height="0.0772in" svg:x="0.1016in" svg:y="0.0614in" svg:viewBox="0 0 109 197" svg:d="M67 8c0-8 0-8-8-8-19 19-47 19-59 19v11c7 0 26 0 43-8v151c0 9 0 13-30 13h-11v11c5 0 42-2 53-2 10 0 47 2 54 2v-11h-12c-30 0-30-4-30-13z"><text:p/></draw:path><draw:polygon draw:style-name="gr3" draw:text-style-name="P170" svg:width="0.1579in" svg:height="0.0067in" svg:x="0.0051in" svg:y="0.1811in" svg:viewBox="0 0 402 18" draw:points="202,18 0,18 0,0 402,0 402,18"><text:p/></draw:polygon><draw:path draw:style-name="gr3" draw:text-style-name="P170" svg:width="0.0866in" svg:height="0.1059in" svg:x="0in" svg:y="0.2665in" svg:viewBox="0 0 221 270" svg:d="M32 239c-3 14-3 18-22 18-5 0-10 0-10 7 0 3 2 6 6 6 11 0 23-3 35-3 14 0 29 3 42 3 2 0 8 0 8-10 0-3-5-3-11-3-21 0-21-4-21-8s18-74 21-85c5 13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5-34-37 0-1 0-2 1-7z"><text:p/></draw:path><draw:path draw:style-name="gr3" draw:text-style-name="P170" svg:width="0.0516in" svg:height="0.0772in" svg:x="0.0961in" svg:y="0.287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3" draw:text-style-name="P170" svg:width="0.1106in" svg:height="0.039in" svg:x="0.2386in" svg:y="0.1646in" svg:viewBox="0 0 282 100" svg:d="M268 17c6 0 14 0 14-9 0-8-8-8-14-8h-254c-6 0-14 0-14 8 0 9 8 9 14 9zM268 100c6 0 14 0 14-9 0-8-8-8-14-8h-254c-6 0-14 0-14 8 0 9 8 9 14 9z"><text:p/></draw:path><draw:path draw:style-name="gr3" draw:text-style-name="P170" svg:width="0.1185in" svg:height="0.1173in" svg:x="0.4339in" svg:y="0in" svg:viewBox="0 0 302 299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10 8 10 7 0 8-3 12-9z"><text:p/></draw:path><draw:path draw:style-name="gr3" draw:text-style-name="P170" svg:width="0.0516in" svg:height="0.0772in" svg:x="0.5287in" svg:y="0.0614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3" draw:text-style-name="P170" svg:width="0.1717in" svg:height="0.0067in" svg:x="0.4244in" svg:y="0.1811in" svg:viewBox="0 0 437 18" draw:points="218,18 0,18 0,0 437,0 437,18"><text:p/></draw:polygon><draw:path draw:style-name="gr3" draw:text-style-name="P170" svg:width="0.1185in" svg:height="0.1173in" svg:x="0.4339in" svg:y="0.226in" svg:viewBox="0 0 302 299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10 8 10 7 0 8-3 12-9z"><text:p/></draw:path><draw:path draw:style-name="gr3" draw:text-style-name="P170" svg:width="0.0425in" svg:height="0.0772in" svg:x="0.5339in" svg:y="0.287in" svg:viewBox="0 0 109 197" svg:d="M67 8c0-8 0-8-8-8-19 19-47 19-59 19v11c7 0 26 0 43-8v151c0 9 0 13-30 13h-11v11c5 0 42-2 53-2 10 0 47 2 54 2v-11h-12c-30 0-30-4-30-13z"><text:p/></draw:path></draw:g> <text:tab/><draw:g text:anchor-type="as-char" svg:y="-0.222in" draw:z-index="3" draw:style-name="gr1"><svg:title>TexMaths</svg:title><svg:desc>12§display§\kappa = \frac{1}{p}§svg§600§FALSE§</svg:desc><draw:polygon draw:style-name="gr2" draw:text-style-name="P170" svg:width="0.4205in" svg:height="0.3657in" svg:x="0in" svg:y="0.0047in" svg:viewBox="0 0 1069 930" draw:points="535,930 0,930 0,0 1069,0 1069,930"><text:p/></draw:polygon><draw:path draw:style-name="gr3" draw:text-style-name="P170" svg:width="0.0819in" svg:height="0.0752in" svg:x="0.0091in" svg:y="0.1496in" svg:viewBox="0 0 209 192" svg:d="M1 172c-1 4-1 6-1 9 0 7 6 11 12 11 13 0 16-10 19-24 4-14 1-7 19-78 36 1 74 8 74 36 0 4 0 5-2 10-1 6-2 10-2 14 0 25 18 42 40 42 13 0 24-7 32-22 11-18 17-43 17-43 0-5-5-5-6-5-4 0-5 3-6 9-7 29-17 51-36 51-10 0-15-4-15-20 0-6 3-16 4-23 1-5 2-9 2-14 0-40-58-43-82-43 14-9 27-20 39-29 19-17 31-28 48-35 0 2-1 7-1 10 0 4 2 14 16 14 13 0 22-12 22-23 0-3-1-14-16-14-26 0-51 21-70 37-29 24-38 30-54 36 1-5 6-26 8-34 3-10 8-31 8-32 0-7-5-12-12-12-2 0-14 0-17 16z"><text:p/></draw:path><draw:path draw:style-name="gr3" draw:text-style-name="P170" svg:width="0.1106in" svg:height="0.039in" svg:x="0.1512in" svg:y="0.1618in" svg:viewBox="0 0 282 100" svg:d="M268 17c6 0 14 0 14-9 0-8-8-8-14-8h-254c-6 0-14 0-14 8 0 9 8 9 14 9zM268 100c6 0 14 0 14-9 0-8-8-8-14-8h-254c-6 0-14 0-14 8 0 9 8 9 14 9z"><text:p/></draw:path><draw:path draw:style-name="gr3" draw:text-style-name="P170" svg:width="0.0547in" svg:height="0.1106in" svg:x="0.352in" svg:y="0in" svg:viewBox="0 0 140 282" svg:d="M88 11c0-10 0-11-10-11-26 28-65 28-78 28v13c8 0 34 0 55-12v219c0 16-1 21-39 21h-14v13c16-1 52-1 70-1 17 0 54 0 68 1v-13h-13c-38 0-39-5-39-21z"><text:p/></draw:path><draw:polygon draw:style-name="gr3" draw:text-style-name="P170" svg:width="0.0839in" svg:height="0.0067in" svg:x="0.337in" svg:y="0.1783in" svg:viewBox="0 0 214 18" draw:points="107,18 0,18 0,0 214,0 214,18"><text:p/></draw:polygon><draw:path draw:style-name="gr3" draw:text-style-name="P170" svg:width="0.0866in" svg:height="0.1059in" svg:x="0.3315in" svg:y="0.2638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/draw:g></text:p>
      <text:h text:style-name="P148" text:outline-level="4"><text:span text:style-name="T31">Barometrische Höhenformel</text:span> <text:tab/><draw:g text:anchor-type="as-char" svg:y="-0.35in" draw:z-index="2" draw:style-name="gr1"><svg:title>TexMaths</svg:title><svg:desc>12§display§p(h) = p_0 \cdot e^{-g \cdot \dfrac{\rho_0}{p_0} \cdot h}§svg§600§FALSE§</svg:desc><draw:polygon draw:style-name="gr2" draw:text-style-name="P170" svg:width="1.4146in" svg:height="0.3894in" svg:x="0.0051in" svg:y="0.002in" svg:viewBox="0 0 3594 990" draw:points="1798,990 0,990 0,0 3594,0 3594,990"><text:p/></draw:polygon><draw:path draw:style-name="gr3" draw:text-style-name="P170" svg:width="0.0866in" svg:height="0.1059in" svg:x="0in" svg:y="0.2764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70" svg:width="0.039in" svg:height="0.1657in" svg:x="0.1055in" svg:y="0.2256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70" svg:width="0.0819in" svg:height="0.1173in" svg:x="0.1626in" svg:y="0.2343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3" draw:text-style-name="P170" svg:width="0.039in" svg:height="0.1657in" svg:x="0.2583in" svg:y="0.2256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70" svg:width="0.1106in" svg:height="0.039in" svg:x="0.3689in" svg:y="0.2886in" svg:viewBox="0 0 282 100" svg:d="M268 17c6 0 14 0 14-9 0-8-8-8-14-8h-254c-6 0-14 0-14 8 0 9 8 9 14 9zM268 100c6 0 14 0 14-9 0-8-8-8-14-8h-254c-6 0-14 0-14 8 0 9 8 9 14 9z"><text:p/></draw:path><draw:path draw:style-name="gr3" draw:text-style-name="P170" svg:width="0.0866in" svg:height="0.1059in" svg:x="0.5295in" svg:y="0.2764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70" svg:width="0.0539in" svg:height="0.0795in" svg:x="0.6248in" svg:y="0.2976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70" svg:width="0.0177in" svg:height="0.0177in" svg:x="0.7441in" svg:y="0.2996in" svg:viewBox="0 0 46 46" svg:d="M46 23c0-12-10-23-23-23-12 0-23 11-23 23 0 13 11 23 23 23 13 0 23-10 23-23z"><text:p/></draw:path><draw:path draw:style-name="gr3" draw:text-style-name="P170" svg:width="0.0638in" svg:height="0.0752in" svg:x="0.8209in" svg:y="0.2764in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<text:p/></draw:path><draw:path draw:style-name="gr3" draw:text-style-name="P170" svg:width="0.0783in" svg:height="0.0059in" svg:x="0.9028in" svg:y="0.1535in" svg:viewBox="0 0 200 16" svg:d="M188 16c5 0 12 0 12-8s-6-8-12-8h-176c-5 0-12 0-12 7 0 9 7 9 12 9z"><text:p/></draw:path><draw:path draw:style-name="gr3" draw:text-style-name="P170" svg:width="0.0571in" svg:height="0.0752in" svg:x="0.9992in" svg:y="0.1346in" svg:viewBox="0 0 146 192" svg:d="M145 22c1-5 1-6 1-6 0-8-4-10-9-10-7 0-13 5-15 11-4-9-14-17-30-17-37 0-76 40-76 83 0 30 21 48 45 48 15 0 27-7 37-16l-6 27c-3 12-6 20-16 31-14 11-27 11-34 11-13 0-18-2-23-3 7-3 10-11 10-14 0-7-6-12-12-12-9 0-17 7-17 19 0 17 25 18 42 18 47 0 67-24 71-41zM104 91c-1 5-1 5-6 11-10 13-25 20-36 20-15 0-22-12-22-27 0-13 8-47 15-60 13-21 27-27 37-27 21 0 27 22 27 26 0 0 0 1-1 4z"><text:p/></draw:path><draw:path draw:style-name="gr3" draw:text-style-name="P170" svg:width="0.0134in" svg:height="0.0134in" svg:x="1.076in" svg:y="0.1496in" svg:viewBox="0 0 35 35" svg:d="M35 18c0-11-9-18-17-18-11 0-18 8-18 18 0 11 10 17 18 17 10 0 17-9 17-17z"><text:p/></draw:path><draw:path draw:style-name="gr3" draw:text-style-name="P170" svg:width="0.0783in" svg:height="0.1091in" svg:x="1.1272in" svg:y="0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70" svg:width="0.0539in" svg:height="0.0795in" svg:x="1.2142in" svg:y="0.02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70" svg:width="0.1602in" svg:height="0.0067in" svg:x="1.1224in" svg:y="0.1409in" svg:viewBox="0 0 408 18" draw:points="204,18 0,18 0,0 408,0 408,18"><text:p/></draw:polygon><draw:path draw:style-name="gr3" draw:text-style-name="P170" svg:width="0.0866in" svg:height="0.1059in" svg:x="1.1185in" svg:y="0.2264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70" svg:width="0.0539in" svg:height="0.0795in" svg:x="1.2134in" svg:y="0.2476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70" svg:width="0.0134in" svg:height="0.0134in" svg:x="1.3157in" svg:y="0.1496in" svg:viewBox="0 0 35 35" svg:d="M35 18c0-11-9-18-17-18-11 0-18 8-18 18 0 11 10 17 18 17 10 0 17-9 17-17z"><text:p/></draw:path><draw:path draw:style-name="gr3" draw:text-style-name="P170" svg:width="0.0634in" svg:height="0.0819in" svg:x="1.3508in" svg:y="0.1047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/draw:g></text:h>
      <text:h text:style-name="P167" text:outline-level="3">Druck – Arbeit</text:h>
      <text:p text:style-name="P122"><text:s/><draw:g text:anchor-type="as-char" svg:y="-0.1181in" draw:z-index="254" draw:style-name="gr1"><svg:title>TexMaths</svg:title><svg:desc>12§display§\Delta W_1 = p_1 \cdot A_1 \cdot \Delta x_1 = p_1 \cdot \Delta V_1§svg§600§FALSE§</svg:desc><draw:polygon draw:style-name="gr2" draw:text-style-name="P170" svg:width="2.2965in" svg:height="0.1457in" svg:x="0in" svg:y="0.0051in" svg:viewBox="0 0 5834 371" draw:points="2917,371 0,371 0,0 5834,0 5834,371"><text:p/></draw:polygon><draw:path draw:style-name="gr3" draw:text-style-name="P170" svg:width="0.1224in" svg:height="0.1189in" svg:x="0.0079in" svg:y="0in" svg:viewBox="0 0 312 303" svg:d="M167 7c-3-5-4-7-11-7s-8 2-11 7l-143 288c-2 3-2 3-2 4 0 4 2 4 10 4h294c6 0 8 0 8-4 0-1 0-1-1-4zM143 42l114 229h-228z"><text:p/></draw:path><draw:path draw:style-name="gr3" draw:text-style-name="P170" svg:width="0.165in" svg:height="0.1169in" svg:x="0.1472in" svg:y="0.0051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8c1 8 1 11 7 11 5 0 6-2 9-9l125-216 16 214c1 9 2 11 7 11s7-5 10-8z"><text:p/></draw:path><draw:path draw:style-name="gr3" draw:text-style-name="P170" svg:width="0.0425in" svg:height="0.0768in" svg:x="0.3079in" svg:y="0.0665in" svg:viewBox="0 0 109 196" svg:d="M67 8c0-8 0-8-8-8-19 19-47 19-59 19v11c7 0 26 0 43-8v150c0 10 0 14-30 14h-11v10c5 0 42-1 53-1 10 0 47 1 54 1v-10h-12c-30 0-30-4-30-14z"><text:p/></draw:path><draw:path draw:style-name="gr3" draw:text-style-name="P170" svg:width="0.1106in" svg:height="0.0386in" svg:x="0.4252in" svg:y="0.0571in" svg:viewBox="0 0 282 99" svg:d="M268 17c6 0 14 0 14-9 0-8-8-8-14-8h-254c-6 0-14 0-14 8 0 9 8 9 14 9zM268 99c6 0 14 0 14-8s-8-8-14-8h-254c-6 0-14 0-14 8s8 8 14 8z"><text:p/></draw:path><draw:path draw:style-name="gr3" draw:text-style-name="P170" svg:width="0.0866in" svg:height="0.1059in" svg:x="0.5858in" svg:y="0.0453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70" svg:width="0.0425in" svg:height="0.0768in" svg:x="0.6874in" svg:y="0.0665in" svg:viewBox="0 0 109 196" svg:d="M67 8c0-8 0-8-8-8-19 19-47 19-59 19v11c7 0 26 0 43-8v150c0 10 0 14-30 14h-11v10c5 0 42-1 53-1 10 0 47 1 54 1v-10h-12c-30 0-30-4-30-14z"><text:p/></draw:path><draw:path draw:style-name="gr3" draw:text-style-name="P170" svg:width="0.0177in" svg:height="0.0177in" svg:x="0.8004in" svg:y="0.0685in" svg:viewBox="0 0 46 46" svg:d="M46 23c0-12-10-23-23-23-12 0-23 11-23 23 0 13 11 23 23 23 13 0 23-10 23-23z"><text:p/></draw:path><draw:path draw:style-name="gr3" draw:text-style-name="P170" svg:width="0.1138in" svg:height="0.1189in" svg:x="0.8748in" svg:y="0in" svg:viewBox="0 0 290 303" svg:d="M61 254c-17 29-33 35-53 36-4 0-8 0-8 8 0 3 2 5 6 5 11 0 24-1 36-1 14 0 29 1 42 1 2 0 8 0 8-8 0-5-3-5-7-5-9-1-19-5-19-16 0-4 2-9 6-15l31-54h107c1 9 7 67 7 70 0 14-23 15-31 15-6 0-10 0-10 8 0 5 5 5 6 5 17 0 35-1 53-1 11 0 37 1 48 1 3 0 7 0 7-8 0-5-3-5-9-5-27 0-27-4-28-16l-25-264c-1-9-1-10-8-10-8 0-9 2-11 7zM112 192l84-139 13 139z"><text:p/></draw:path><draw:path draw:style-name="gr3" draw:text-style-name="P170" svg:width="0.0425in" svg:height="0.0768in" svg:x="1.0063in" svg:y="0.0665in" svg:viewBox="0 0 109 196" svg:d="M67 8c0-8 0-8-8-8-19 19-47 19-59 19v11c7 0 26 0 43-8v150c0 10 0 14-30 14h-11v10c5 0 42-1 53-1 10 0 47 1 54 1v-10h-12c-30 0-30-4-30-14z"><text:p/></draw:path><draw:path draw:style-name="gr3" draw:text-style-name="P170" svg:width="0.0177in" svg:height="0.0177in" svg:x="1.1193in" svg:y="0.0685in" svg:viewBox="0 0 46 46" svg:d="M46 23c0-12-10-23-23-23-12 0-23 11-23 23 0 13 11 23 23 23 13 0 23-10 23-23z"><text:p/></draw:path><draw:path draw:style-name="gr3" draw:text-style-name="P170" svg:width="0.1224in" svg:height="0.1189in" svg:x="1.1957in" svg:y="0in" svg:viewBox="0 0 312 303" svg:d="M167 7c-3-5-4-7-11-7s-8 2-11 7l-143 288c-2 3-2 3-2 4 0 4 2 4 10 4h294c6 0 8 0 8-4 0-1 0-1-1-4zM143 42l114 229h-228z"><text:p/></draw:path><draw:path draw:style-name="gr3" draw:text-style-name="P170" svg:width="0.0827in" svg:height="0.0752in" svg:x="1.3311in" svg:y="0.0453in" svg:viewBox="0 0 211 192" svg:d="M130 60c2-12 12-50 42-50 2 0 12 0 20 4-11 3-19 14-19 23 0 7 3 16 15 16 10 0 23-9 23-25 0-22-25-28-39-28-24 0-40 23-45 32-11-27-33-32-45-32-45 0-69 55-69 65 0 4 4 4 5 4 4 0 5-1 6-4 14-45 42-55 56-55 9 0 23 3 23 27 0 13-7 42-23 102-6 26-21 43-39 43-4 0-13 0-22-5 11-2 21-11 21-22 0-12-10-16-17-16-12 0-23 12-23 25 0 19 22 28 40 28 28 0 43-30 44-33 6 16 20 33 47 33 43 0 67-54 67-65 0-5-4-5-5-5-3 0-5 3-6 5-13 45-42 55-56 55-17 0-23-13-23-27 0-10 2-18 7-38z"><text:p/></draw:path><draw:path draw:style-name="gr3" draw:text-style-name="P170" svg:width="0.0425in" svg:height="0.0768in" svg:x="1.4339in" svg:y="0.0665in" svg:viewBox="0 0 109 196" svg:d="M67 8c0-8 0-8-8-8-19 19-47 19-59 19v11c7 0 26 0 43-8v150c0 10 0 14-30 14h-11v10c5 0 42-1 53-1 10 0 47 1 54 1v-10h-12c-30 0-30-4-30-14z"><text:p/></draw:path><draw:path draw:style-name="gr3" draw:text-style-name="P170" svg:width="0.1106in" svg:height="0.0386in" svg:x="1.5508in" svg:y="0.0571in" svg:viewBox="0 0 282 99" svg:d="M268 17c6 0 14 0 14-9 0-8-8-8-14-8h-254c-6 0-14 0-14 8 0 9 8 9 14 9zM268 99c6 0 14 0 14-8s-8-8-14-8h-254c-6 0-14 0-14 8s8 8 14 8z"><text:p/></draw:path><draw:path draw:style-name="gr3" draw:text-style-name="P170" svg:width="0.0866in" svg:height="0.1059in" svg:x="1.7114in" svg:y="0.0453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70" svg:width="0.0425in" svg:height="0.0768in" svg:x="1.813in" svg:y="0.0665in" svg:viewBox="0 0 109 196" svg:d="M67 8c0-8 0-8-8-8-19 19-47 19-59 19v11c7 0 26 0 43-8v150c0 10 0 14-30 14h-11v10c5 0 42-1 53-1 10 0 47 1 54 1v-10h-12c-30 0-30-4-30-14z"><text:p/></draw:path><draw:path draw:style-name="gr3" draw:text-style-name="P170" svg:width="0.0177in" svg:height="0.0177in" svg:x="1.926in" svg:y="0.0685in" svg:viewBox="0 0 46 46" svg:d="M46 23c0-12-10-23-23-23-12 0-23 11-23 23 0 13 11 23 23 23 13 0 23-10 23-23z"><text:p/></draw:path><draw:path draw:style-name="gr3" draw:text-style-name="P170" svg:width="0.1224in" svg:height="0.1189in" svg:x="2.0024in" svg:y="0in" svg:viewBox="0 0 312 303" svg:d="M167 7c-3-5-4-7-11-7s-8 2-11 7l-143 288c-2 3-2 3-2 4 0 4 2 4 10 4h294c6 0 8 0 8-4 0-1 0-1-1-4zM143 42l114 229h-228z"><text:p/></draw:path><draw:path draw:style-name="gr3" draw:text-style-name="P170" svg:width="0.1185in" svg:height="0.1169in" svg:x="2.1425in" svg:y="0.0051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70" svg:width="0.0425in" svg:height="0.0768in" svg:x="2.2429in" svg:y="0.0665in" svg:viewBox="0 0 109 196" svg:d="M67 8c0-8 0-8-8-8-19 19-47 19-59 19v11c7 0 26 0 43-8v150c0 10 0 14-30 14h-11v10c5 0 42-1 53-1 10 0 47 1 54 1v-10h-12c-30 0-30-4-30-14z"><text:p/></draw:path></draw:g> <text:tab/><draw:g text:anchor-type="as-char" svg:y="-0.1181in" draw:z-index="255" draw:style-name="gr1"><svg:title>TexMaths</svg:title><svg:desc>12§display§\Delta W_2 = p_2 \cdot A_2 \cdot \Delta x_2 = p_2 \cdot \Delta V_2§svg§600§FALSE§</svg:desc><draw:polygon draw:style-name="gr2" draw:text-style-name="P170" svg:width="2.2965in" svg:height="0.1457in" svg:x="0in" svg:y="0.0051in" svg:viewBox="0 0 5834 371" draw:points="2917,371 0,371 0,0 5834,0 5834,371"><text:p/></draw:polygon><draw:path draw:style-name="gr3" draw:text-style-name="P170" svg:width="0.1224in" svg:height="0.1189in" svg:x="0.0079in" svg:y="0in" svg:viewBox="0 0 312 303" svg:d="M167 7c-3-5-4-7-11-7s-8 2-11 7l-143 288c-2 3-2 3-2 4 0 4 2 4 10 4h294c6 0 8 0 8-4 0-1 0-1-1-4zM143 42l114 229h-228z"><text:p/></draw:path><draw:path draw:style-name="gr3" draw:text-style-name="P170" svg:width="0.165in" svg:height="0.1169in" svg:x="0.1472in" svg:y="0.0051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8c1 8 1 11 7 11 5 0 6-2 9-9l125-216 16 214c1 9 2 11 7 11s7-5 10-8z"><text:p/></draw:path><draw:path draw:style-name="gr3" draw:text-style-name="P170" svg:width="0.0516in" svg:height="0.0768in" svg:x="0.3024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70" svg:width="0.1106in" svg:height="0.0386in" svg:x="0.4252in" svg:y="0.0571in" svg:viewBox="0 0 282 99" svg:d="M268 17c6 0 14 0 14-9 0-8-8-8-14-8h-254c-6 0-14 0-14 8 0 9 8 9 14 9zM268 99c6 0 14 0 14-8s-8-8-14-8h-254c-6 0-14 0-14 8s8 8 14 8z"><text:p/></draw:path><draw:path draw:style-name="gr3" draw:text-style-name="P170" svg:width="0.0866in" svg:height="0.1059in" svg:x="0.5858in" svg:y="0.0453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70" svg:width="0.0516in" svg:height="0.0768in" svg:x="0.6815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70" svg:width="0.0177in" svg:height="0.0177in" svg:x="0.8004in" svg:y="0.0685in" svg:viewBox="0 0 46 46" svg:d="M46 23c0-12-10-23-23-23-12 0-23 11-23 23 0 13 11 23 23 23 13 0 23-10 23-23z"><text:p/></draw:path><draw:path draw:style-name="gr3" draw:text-style-name="P170" svg:width="0.1138in" svg:height="0.1189in" svg:x="0.8748in" svg:y="0in" svg:viewBox="0 0 290 303" svg:d="M61 254c-17 29-33 35-53 36-4 0-8 0-8 8 0 3 2 5 6 5 11 0 24-1 36-1 14 0 29 1 42 1 2 0 8 0 8-8 0-5-3-5-7-5-9-1-19-5-19-16 0-4 2-9 6-15l31-54h107c1 9 7 67 7 70 0 14-23 15-31 15-6 0-10 0-10 8 0 5 5 5 6 5 17 0 35-1 53-1 11 0 37 1 48 1 3 0 7 0 7-8 0-5-3-5-9-5-27 0-27-4-28-16l-25-264c-1-9-1-10-8-10-8 0-9 2-11 7zM112 192l84-139 13 139z"><text:p/></draw:path><draw:path draw:style-name="gr3" draw:text-style-name="P170" svg:width="0.0516in" svg:height="0.0768in" svg:x="1.0012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70" svg:width="0.0177in" svg:height="0.0177in" svg:x="1.1193in" svg:y="0.0685in" svg:viewBox="0 0 46 46" svg:d="M46 23c0-12-10-23-23-23-12 0-23 11-23 23 0 13 11 23 23 23 13 0 23-10 23-23z"><text:p/></draw:path><draw:path draw:style-name="gr3" draw:text-style-name="P170" svg:width="0.1224in" svg:height="0.1189in" svg:x="1.1957in" svg:y="0in" svg:viewBox="0 0 312 303" svg:d="M167 7c-3-5-4-7-11-7s-8 2-11 7l-143 288c-2 3-2 3-2 4 0 4 2 4 10 4h294c6 0 8 0 8-4 0-1 0-1-1-4zM143 42l114 229h-228z"><text:p/></draw:path><draw:path draw:style-name="gr3" draw:text-style-name="P170" svg:width="0.0827in" svg:height="0.0752in" svg:x="1.3311in" svg:y="0.0453in" svg:viewBox="0 0 211 192" svg:d="M130 60c2-12 12-50 42-50 2 0 12 0 20 4-11 3-19 14-19 23 0 7 3 16 15 16 10 0 23-9 23-25 0-22-25-28-39-28-24 0-40 23-45 32-11-27-33-32-45-32-45 0-69 55-69 65 0 4 4 4 5 4 4 0 5-1 6-4 14-45 42-55 56-55 9 0 23 3 23 27 0 13-7 42-23 102-6 26-21 43-39 43-4 0-13 0-22-5 11-2 21-11 21-22 0-12-10-16-17-16-12 0-23 12-23 25 0 19 22 28 40 28 28 0 43-30 44-33 6 16 20 33 47 33 43 0 67-54 67-65 0-5-4-5-5-5-3 0-5 3-6 5-13 45-42 55-56 55-17 0-23-13-23-27 0-10 2-18 7-38z"><text:p/></draw:path><draw:path draw:style-name="gr3" draw:text-style-name="P170" svg:width="0.0516in" svg:height="0.0768in" svg:x="1.4287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70" svg:width="0.1106in" svg:height="0.0386in" svg:x="1.5508in" svg:y="0.0571in" svg:viewBox="0 0 282 99" svg:d="M268 17c6 0 14 0 14-9 0-8-8-8-14-8h-254c-6 0-14 0-14 8 0 9 8 9 14 9zM268 99c6 0 14 0 14-8s-8-8-14-8h-254c-6 0-14 0-14 8s8 8 14 8z"><text:p/></draw:path><draw:path draw:style-name="gr3" draw:text-style-name="P170" svg:width="0.0866in" svg:height="0.1059in" svg:x="1.7114in" svg:y="0.0453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70" svg:width="0.0516in" svg:height="0.0768in" svg:x="1.8079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70" svg:width="0.0177in" svg:height="0.0177in" svg:x="1.926in" svg:y="0.0685in" svg:viewBox="0 0 46 46" svg:d="M46 23c0-12-10-23-23-23-12 0-23 11-23 23 0 13 11 23 23 23 13 0 23-10 23-23z"><text:p/></draw:path><draw:path draw:style-name="gr3" draw:text-style-name="P170" svg:width="0.1224in" svg:height="0.1189in" svg:x="2.0024in" svg:y="0in" svg:viewBox="0 0 312 303" svg:d="M167 7c-3-5-4-7-11-7s-8 2-11 7l-143 288c-2 3-2 3-2 4 0 4 2 4 10 4h294c6 0 8 0 8-4 0-1 0-1-1-4zM143 42l114 229h-228z"><text:p/></draw:path><draw:path draw:style-name="gr3" draw:text-style-name="P170" svg:width="0.1185in" svg:height="0.1169in" svg:x="2.1425in" svg:y="0.0051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70" svg:width="0.0516in" svg:height="0.0768in" svg:x="2.2374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/draw:g></text:p>
      <text:p text:style-name="P122"><text:span text:style-name="T39">Zunahme von </text:span><text:span text:style-name="T39"><draw:g text:anchor-type="as-char" svg:y="-0.1138in" draw:z-index="252" draw:style-name="gr1"><svg:title>TexMaths</svg:title><svg:desc>12§display§E_\mathrm{kin}§svg§600§FALSE§</svg:desc><draw:polygon draw:style-name="gr2" draw:text-style-name="P170" svg:width="0.3035in" svg:height="0.139in" svg:x="0in" svg:y="0in" svg:viewBox="0 0 772 354" draw:points="385,354 0,354 0,0 772,0 772,354"><text:p/></draw:polygon><draw:path draw:style-name="gr3" draw:text-style-name="P170" svg:width="0.1205in" svg:height="0.1134in" svg:x="0.0063in" svg:y="0.0016in" svg:viewBox="0 0 307 289" svg:d="M283 190c1-2 3-5 3-6s0-5-5-5c-4 0-5 3-6 5-28 63-43 92-115 92h-62c-6 0-7 0-9 0-5-2-6-2-6-5 0-1 0-3 2-10l29-115h42c36 0 36 8 36 19 0 2 0 8-4 20 0 3-1 4-1 5 0 3 3 5 6 5 4 0 5-2 6-8l24-100c0-3-1-5-5-5-3 0-4 3-6 8-8 33-16 42-55 42h-39l25-102c3-16 3-17 23-17h60c51 0 63 12 63 47 0 11 0 11-1 23 0 2 0 5 0 7 0 3 1 5 5 5 5 0 5-2 6-10l8-73c1-12-1-12-12-12h-213c-9 0-12 0-12 8 0 5 3 5 10 5 16 0 28 0 28 7 0 3 0 3-1 11l-57 224c-4 17-4 21-38 21-7 0-12 0-12 8 0 5 4 5 12 5h220c9 0 9 0 13-7z"><text:p/></draw:path><draw:path draw:style-name="gr3" draw:text-style-name="P170" svg:width="0.061in" svg:height="0.0811in" svg:x="0.1283in" svg:y="0.0579in" svg:viewBox="0 0 156 207" svg:d="M82 126c36-29 46-37 67-37v-11c-6 1-15 1-21 1-12 0-24 0-36-1v11c4 0 6 2 6 5 0 5-6 11-9 13l-45 35v-142l-44 4v10c20 0 23 2 23 16v153c0 13-4 13-23 13v11c11-1 22-1 34-1 10 0 21 0 32 1v-11c-19 0-23 0-23-13v-28l22-17 32 40c4 4 7 9 7 12 0 5-4 6-8 6v11c4-1 25-1 34-1 8 0 16 0 26 1v-11c-12 0-18-1-26-12z"><text:p/></draw:path><draw:path draw:style-name="gr3" draw:text-style-name="P170" svg:width="0.0256in" svg:height="0.0787in" svg:x="0.1988in" svg:y="0.0602in" svg:viewBox="0 0 66 201" svg:d="M47 17c0-9-7-17-18-17-9 0-17 7-17 17 0 11 8 17 17 17s18-8 18-17zM1 72v11c19 0 22 2 22 17v77c0 13-4 13-23 13v11c1 0 22-1 34-1 10 0 21 0 32 1v-11c-18 0-20 0-20-12v-108z"><text:p/></draw:path><draw:path draw:style-name="gr3" draw:text-style-name="P170" svg:width="0.0626in" svg:height="0.0516in" svg:x="0.2362in" svg:y="0.087in" svg:viewBox="0 0 160 132" svg:d="M137 41c0-25-12-41-45-41-24 0-39 13-48 29h-1v-29l-43 4v10c20 0 23 2 23 17v77c0 14-4 14-23 14v10c0 0 22-1 34-1 10 0 32 0 34 1v-10c-19 0-22 0-22-14v-54c0-31 25-46 44-46 20 0 24 17 24 32v68c0 14-4 14-23 14v10c1 0 22-1 34-1s32 0 35 1v-10c-20 0-23 0-23-14z"><text:p/></draw:path></draw:g></text:span><text:span text:style-name="T39">: </text:span><text:span text:style-name="T39"><draw:g text:anchor-type="as-char" svg:y="-0.222in" draw:z-index="253" draw:style-name="gr1"><svg:title>TexMaths</svg:title><svg:desc>12§display§\Delta W_1 - \Delta W_2 = (p_1 - p_2) \cdot \Delta V = \frac{1}{2} \rho \cdot \Delta V \cdot ({v_2}^2 - {v_1}^2)§svg§600§FALSE§</svg:desc><draw:polygon draw:style-name="gr2" draw:text-style-name="P170" svg:width="3.937in" svg:height="0.3331in" svg:x="0in" svg:y="0.0047in" svg:viewBox="0 0 10001 847" draw:points="5000,847 0,847 0,0 10001,0 10001,847"><text:p/></draw:polygon><draw:path draw:style-name="gr3" draw:text-style-name="P170" svg:width="0.1224in" svg:height="0.1193in" svg:x="0.0079in" svg:y="0.1047in" svg:viewBox="0 0 312 304" svg:d="M167 7c-3-5-4-7-11-7s-8 2-11 7l-143 288c-2 4-2 4-2 5 0 4 2 4 10 4h294c6 0 8 0 8-4 0-1 0-1-1-5zM143 42l114 229h-228z"><text:p/></draw:path><draw:path draw:style-name="gr3" draw:text-style-name="P170" svg:width="0.165in" svg:height="0.1173in" svg:x="0.1472in" svg:y="0.1102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3" draw:text-style-name="P170" svg:width="0.0425in" svg:height="0.0772in" svg:x="0.3079in" svg:y="0.172in" svg:viewBox="0 0 109 197" svg:d="M67 8c0-8 0-8-8-8-19 19-47 19-59 19v11c7 0 26 0 43-8v151c0 9 0 13-30 13h-11v11c5 0 42-1 53-1 10 0 47 1 54 1v-11h-12c-30 0-30-4-30-13z"><text:p/></draw:path><draw:path draw:style-name="gr3" draw:text-style-name="P170" svg:width="0.1016in" svg:height="0.0067in" svg:x="0.4205in" svg:y="0.1783in" svg:viewBox="0 0 259 18" svg:d="M244 18c7 0 15 0 15-8 0-10-8-10-15-10h-230c-7 0-14 0-14 10 0 8 7 8 14 8z"><text:p/></draw:path><draw:path draw:style-name="gr3" draw:text-style-name="P170" svg:width="0.1224in" svg:height="0.1193in" svg:x="0.5807in" svg:y="0.1047in" svg:viewBox="0 0 312 304" svg:d="M167 7c-3-5-4-7-11-7s-8 2-11 7l-143 288c-2 4-2 4-2 5 0 4 2 4 10 4h294c6 0 8 0 8-4 0-1 0-1-1-5zM143 42l114 229h-228z"><text:p/></draw:path><draw:path draw:style-name="gr3" draw:text-style-name="P170" svg:width="0.165in" svg:height="0.1173in" svg:x="0.7201in" svg:y="0.1102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3" draw:text-style-name="P170" svg:width="0.0516in" svg:height="0.0772in" svg:x="0.8748in" svg:y="0.1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70" svg:width="0.1106in" svg:height="0.039in" svg:x="0.9976in" svg:y="0.1618in" svg:viewBox="0 0 282 100" svg:d="M268 17c6 0 14 0 14-9 0-8-8-8-14-8h-254c-6 0-14 0-14 8 0 9 8 9 14 9zM268 100c6 0 14 0 14-9 0-8-8-8-14-8h-254c-6 0-14 0-14 8 0 9 8 9 14 9z"><text:p/></draw:path><draw:path draw:style-name="gr3" draw:text-style-name="P170" svg:width="0.039in" svg:height="0.1657in" svg:x="1.1803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70" svg:width="0.0866in" svg:height="0.1059in" svg:x="1.2232in" svg:y="0.1496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70" svg:width="0.0425in" svg:height="0.0772in" svg:x="1.3244in" svg:y="0.172in" svg:viewBox="0 0 109 197" svg:d="M67 8c0-8 0-8-8-8-19 19-47 19-59 19v11c7 0 26 0 43-8v151c0 9 0 13-30 13h-11v11c5 0 42-1 53-1 10 0 47 1 54 1v-11h-12c-30 0-30-4-30-13z"><text:p/></draw:path><draw:path draw:style-name="gr3" draw:text-style-name="P170" svg:width="0.1016in" svg:height="0.0067in" svg:x="1.437in" svg:y="0.1783in" svg:viewBox="0 0 259 18" svg:d="M244 18c7 0 15 0 15-8 0-10-8-10-15-10h-230c-7 0-14 0-14 10 0 8 7 8 14 8z"><text:p/></draw:path><draw:path draw:style-name="gr3" draw:text-style-name="P170" svg:width="0.0866in" svg:height="0.1059in" svg:x="1.5843in" svg:y="0.1496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70" svg:width="0.0516in" svg:height="0.0772in" svg:x="1.6799in" svg:y="0.1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70" svg:width="0.039in" svg:height="0.1657in" svg:x="1.7567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70" svg:width="0.0177in" svg:height="0.0177in" svg:x="1.863in" svg:y="0.1728in" svg:viewBox="0 0 46 46" svg:d="M46 23c0-12-10-23-23-23-12 0-23 11-23 23 0 13 11 23 23 23 13 0 23-10 23-23z"><text:p/></draw:path><draw:path draw:style-name="gr3" draw:text-style-name="P170" svg:width="0.1224in" svg:height="0.1193in" svg:x="1.9394in" svg:y="0.1047in" svg:viewBox="0 0 312 304" svg:d="M167 7c-3-5-4-7-11-7s-8 2-11 7l-143 288c-2 4-2 4-2 5 0 4 2 4 10 4h294c6 0 8 0 8-4 0-1 0-1-1-5zM143 42l114 229h-228z"><text:p/></draw:path><draw:path draw:style-name="gr3" draw:text-style-name="P170" svg:width="0.1185in" svg:height="0.1173in" svg:x="2.0791in" svg:y="0.1102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3" draw:text-style-name="P170" svg:width="0.1106in" svg:height="0.039in" svg:x="2.2591in" svg:y="0.1618in" svg:viewBox="0 0 282 100" svg:d="M268 17c6 0 14 0 14-9 0-8-8-8-14-8h-254c-6 0-14 0-14 8 0 9 8 9 14 9zM268 100c6 0 14 0 14-9 0-8-8-8-14-8h-254c-6 0-14 0-14 8 0 9 8 9 14 9z"><text:p/></draw:path><draw:path draw:style-name="gr3" draw:text-style-name="P170" svg:width="0.0547in" svg:height="0.1106in" svg:x="2.4598in" svg:y="0in" svg:viewBox="0 0 140 282" svg:d="M88 11c0-10 0-11-10-11-26 28-65 28-78 28v13c8 0 34 0 55-12v219c0 16-1 21-39 21h-14v13c16-1 52-1 70-1 17 0 54 0 68 1v-13h-13c-38 0-39-5-39-21z"><text:p/></draw:path><draw:polygon draw:style-name="gr3" draw:text-style-name="P170" svg:width="0.0831in" svg:height="0.0067in" svg:x="2.4453in" svg:y="0.1783in" svg:viewBox="0 0 212 18" draw:points="106,18 0,18 0,0 212,0 212,18"><text:p/></draw:polygon><draw:path draw:style-name="gr3" draw:text-style-name="P170" svg:width="0.0661in" svg:height="0.1106in" svg:x="2.4535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70" svg:width="0.0783in" svg:height="0.1091in" svg:x="2.5531in" svg:y="0.1496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70" svg:width="0.0177in" svg:height="0.0177in" svg:x="2.6854in" svg:y="0.1728in" svg:viewBox="0 0 46 46" svg:d="M46 23c0-12-10-23-23-23-12 0-23 11-23 23 0 13 11 23 23 23 13 0 23-10 23-23z"><text:p/></draw:path><draw:path draw:style-name="gr3" draw:text-style-name="P170" svg:width="0.1224in" svg:height="0.1193in" svg:x="2.7618in" svg:y="0.1047in" svg:viewBox="0 0 312 304" svg:d="M167 7c-3-5-4-7-11-7s-8 2-11 7l-143 288c-2 4-2 4-2 5 0 4 2 4 10 4h294c6 0 8 0 8-4 0-1 0-1-1-5zM143 42l114 229h-228z"><text:p/></draw:path><draw:path draw:style-name="gr3" draw:text-style-name="P170" svg:width="0.1185in" svg:height="0.1173in" svg:x="2.9016in" svg:y="0.1102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3" draw:text-style-name="P170" svg:width="0.0177in" svg:height="0.0177in" svg:x="3.0772in" svg:y="0.1728in" svg:viewBox="0 0 46 46" svg:d="M46 23c0-12-10-23-23-23-12 0-23 11-23 23 0 13 11 23 23 23 13 0 23-10 23-23z"><text:p/></draw:path><draw:path draw:style-name="gr3" draw:text-style-name="P170" svg:width="0.039in" svg:height="0.1657in" svg:x="3.1626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70" svg:width="0.0728in" svg:height="0.0752in" svg:x="3.2154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70" svg:width="0.0516in" svg:height="0.0772in" svg:x="3.2984in" svg:y="0.1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70" svg:width="0.0516in" svg:height="0.0772in" svg:x="3.3728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70" svg:width="0.1016in" svg:height="0.0067in" svg:x="3.4909in" svg:y="0.1783in" svg:viewBox="0 0 259 18" svg:d="M244 18c7 0 15 0 15-8 0-10-8-10-15-10h-230c-7 0-14 0-14 10 0 8 7 8 14 8z"><text:p/></draw:path><draw:path draw:style-name="gr3" draw:text-style-name="P170" svg:width="0.0728in" svg:height="0.0752in" svg:x="3.6476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70" svg:width="0.0425in" svg:height="0.0772in" svg:x="3.7362in" svg:y="0.172in" svg:viewBox="0 0 109 197" svg:d="M67 8c0-8 0-8-8-8-19 19-47 19-59 19v11c7 0 26 0 43-8v151c0 9 0 13-30 13h-11v11c5 0 42-1 53-1 10 0 47 1 54 1v-11h-12c-30 0-30-4-30-13z"><text:p/></draw:path><draw:path draw:style-name="gr3" draw:text-style-name="P170" svg:width="0.0516in" svg:height="0.0772in" svg:x="3.8051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70" svg:width="0.039in" svg:height="0.1657in" svg:x="3.8819in" svg:y="0.0984in" svg:viewBox="0 0 100 422" svg:d="M100 211c0-32-5-84-29-132-25-51-63-79-66-79-4 0-5 1-5 5 0 1 0 1 8 9 42 42 66 110 66 197 0 73-15 148-68 201-6 4-6 6-6 7 0 2 1 3 5 3 3 0 42-28 67-81 22-47 28-94 28-130z"><text:p/></draw:path></draw:g></text:span></text:p>
      <text:h text:style-name="Heading_20_2" text:outline-level="2">Schwingungen</text:h>
      <text:p text:style-name="P56"><draw:g text:anchor-type="as-char" svg:y="-0.1252in" draw:z-index="181" draw:style-name="gr1"><svg:title>TexMaths</svg:title><svg:desc>12§display§x(t) = A \cdot cos (\omega t + \varphi)§svg§600§FALSE§</svg:desc><draw:polygon draw:style-name="gr2" draw:text-style-name="P170" svg:width="1.5898in" svg:height="0.1657in" svg:x="0in" svg:y="0.0004in" svg:viewBox="0 0 4039 422" draw:points="2019,422 0,422 0,0 4039,0 4039,422"><text:p/></draw:polygon><draw:path draw:style-name="gr3" draw:text-style-name="P170" svg:width="0.0827in" svg:height="0.0752in" svg:x="0.0047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70" svg:width="0.039in" svg:height="0.1657in" svg:x="0.1114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70" svg:width="0.0512in" svg:height="0.1059in" svg:x="0.1634in" svg:y="0.0201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70" svg:width="0.039in" svg:height="0.1657in" svg:x="0.2287in" svg:y="0.000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70" svg:width="0.1106in" svg:height="0.039in" svg:x="0.339in" svg:y="0.0634in" svg:viewBox="0 0 282 100" svg:d="M268 17c6 0 14 0 14-9 0-8-8-8-14-8h-254c-6 0-14 0-14 8 0 9 8 9 14 9zM268 100c6 0 14 0 14-9 0-8-8-8-14-8h-254c-6 0-14 0-14 8 0 9 8 9 14 9z"><text:p/></draw:path><draw:path draw:style-name="gr3" draw:text-style-name="P170" svg:width="0.1138in" svg:height="0.1193in" svg:x="0.511in" svg:y="0.004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70" svg:width="0.0177in" svg:height="0.0177in" svg:x="0.6811in" svg:y="0.074in" svg:viewBox="0 0 46 46" svg:d="M46 23c0-12-10-23-23-23-12 0-23 11-23 23 0 13 11 23 23 23 13 0 23-10 23-23z"><text:p/></draw:path><draw:path draw:style-name="gr3" draw:text-style-name="P170" svg:width="0.065in" svg:height="0.0752in" svg:x="0.7567in" svg:y="0.0512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70" svg:width="0.0709in" svg:height="0.0752in" svg:x="0.8283in" svg:y="0.0512in" svg:viewBox="0 0 181 192" svg:d="M181 72c0-44-29-72-67-72-58 0-114 60-114 120 0 42 29 72 68 72 57 0 113-59 113-120zM68 182c-18 0-37-13-37-45 0-21 11-67 25-89 21-32 46-38 57-38 25 0 38 20 38 45 0 17-8 61-25 89-14 24-38 38-58 38z"><text:p/></draw:path><draw:path draw:style-name="gr3" draw:text-style-name="P170" svg:width="0.061in" svg:height="0.0752in" svg:x="0.9106in" svg:y="0.0512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70" svg:width="0.039in" svg:height="0.1657in" svg:x="0.9961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70" svg:width="0.0984in" svg:height="0.0752in" svg:x="1.0461in" svg:y="0.0512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70" svg:width="0.0512in" svg:height="0.1059in" svg:x="1.1575in" svg:y="0.0201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70" svg:width="0.1106in" svg:height="0.1106in" svg:x="1.2594in" svg:y="0.028in" svg:viewBox="0 0 282 282" svg:d="M150 150h118c6 0 14 0 14-8 0-10-8-10-14-10h-118v-118c0-6 0-14-8-14-10 0-10 8-10 14v118h-118c-6 0-14 0-14 10 0 8 8 8 14 8h118v118c0 6 0 14 10 14 8 0 8-8 8-14z"><text:p/></draw:path><draw:path draw:style-name="gr3" draw:text-style-name="P170" svg:width="0.0945in" svg:height="0.1098in" svg:x="1.4244in" svg:y="0.0512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3" draw:text-style-name="P170" svg:width="0.039in" svg:height="0.1657in" svg:x="1.5343in" svg:y="0.0004in" svg:viewBox="0 0 100 422" svg:d="M100 211c0-32-5-84-29-132-25-51-63-79-66-79-4 0-5 1-5 5 0 1 0 1 8 9 42 42 66 110 66 197 0 73-15 148-68 201-6 4-6 6-6 7 0 2 1 3 5 3 3 0 42-28 67-81 22-47 28-94 28-130z"><text:p/></draw:path></draw:g> <text:tab/><draw:g text:anchor-type="as-char" svg:y="-0.1252in" draw:z-index="177" draw:style-name="gr1"><svg:title>TexMaths</svg:title><svg:desc>12§display§v(t) = \dot{x}(t) = -\omega \cdot A \cdot sin(\omega  t + \varphi)§svg§600§FALSE§</svg:desc><draw:polygon draw:style-name="gr2" draw:text-style-name="P170" svg:width="2.4508in" svg:height="0.1657in" svg:x="0in" svg:y="0.0004in" svg:viewBox="0 0 6226 422" draw:points="3112,422 0,422 0,0 6226,0 6226,422"><text:p/></draw:polygon><draw:path draw:style-name="gr3" draw:text-style-name="P170" svg:width="0.0728in" svg:height="0.0752in" svg:x="0.0047in" svg:y="0.051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70" svg:width="0.039in" svg:height="0.1657in" svg:x="0.1031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70" svg:width="0.0512in" svg:height="0.1059in" svg:x="0.1551in" svg:y="0.0201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70" svg:width="0.039in" svg:height="0.1657in" svg:x="0.2209in" svg:y="0.000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70" svg:width="0.1106in" svg:height="0.039in" svg:x="0.3311in" svg:y="0.0634in" svg:viewBox="0 0 282 100" svg:d="M268 17c6 0 14 0 14-9 0-8-8-8-14-8h-254c-6 0-14 0-14 8 0 9 8 9 14 9zM268 100c6 0 14 0 14-9 0-8-8-8-14-8h-254c-6 0-14 0-14 8 0 9 8 9 14 9z"><text:p/></draw:path><draw:path draw:style-name="gr3" draw:text-style-name="P170" svg:width="0.0181in" svg:height="0.0177in" svg:x="0.5402in" svg:y="0.0134in" svg:viewBox="0 0 47 46" svg:d="M47 23c0-12-11-23-24-23-15 0-23 12-23 23 0 12 10 23 23 23 14 0 24-12 24-23z"><text:p/></draw:path><draw:path draw:style-name="gr3" draw:text-style-name="P170" svg:width="0.0827in" svg:height="0.0752in" svg:x="0.502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70" svg:width="0.039in" svg:height="0.1657in" svg:x="0.6087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70" svg:width="0.0512in" svg:height="0.1059in" svg:x="0.6602in" svg:y="0.0201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70" svg:width="0.039in" svg:height="0.1657in" svg:x="0.726in" svg:y="0.000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70" svg:width="0.1106in" svg:height="0.039in" svg:x="0.8362in" svg:y="0.0634in" svg:viewBox="0 0 282 100" svg:d="M268 17c6 0 14 0 14-9 0-8-8-8-14-8h-254c-6 0-14 0-14 8 0 9 8 9 14 9zM268 100c6 0 14 0 14-9 0-8-8-8-14-8h-254c-6 0-14 0-14 8 0 9 8 9 14 9z"><text:p/></draw:path><draw:path draw:style-name="gr3" draw:text-style-name="P170" svg:width="0.1016in" svg:height="0.0067in" svg:x="1.0165in" svg:y="0.0791in" svg:viewBox="0 0 259 18" svg:d="M244 18c7 0 15 0 15-8 0-10-8-10-15-10h-230c-7 0-14 0-14 10 0 8 7 8 14 8z"><text:p/></draw:path><draw:path draw:style-name="gr3" draw:text-style-name="P170" svg:width="0.0984in" svg:height="0.0752in" svg:x="1.1335in" svg:y="0.0512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70" svg:width="0.0177in" svg:height="0.0177in" svg:x="1.2925in" svg:y="0.074in" svg:viewBox="0 0 46 46" svg:d="M46 23c0-12-10-23-23-23-12 0-23 11-23 23 0 13 11 23 23 23 13 0 23-10 23-23z"><text:p/></draw:path><draw:path draw:style-name="gr3" draw:text-style-name="P170" svg:width="0.1138in" svg:height="0.1193in" svg:x="1.3665in" svg:y="0.004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70" svg:width="0.0177in" svg:height="0.0177in" svg:x="1.5366in" svg:y="0.074in" svg:viewBox="0 0 46 46" svg:d="M46 23c0-12-10-23-23-23-12 0-23 11-23 23 0 13 11 23 23 23 13 0 23-10 23-23z"><text:p/></draw:path><draw:path draw:style-name="gr3" draw:text-style-name="P170" svg:width="0.061in" svg:height="0.0752in" svg:x="1.6142in" svg:y="0.0512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70" svg:width="0.0441in" svg:height="0.1114in" svg:x="1.6886in" svg:y="0.0134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3" draw:text-style-name="P170" svg:width="0.0898in" svg:height="0.0752in" svg:x="1.7457in" svg:y="0.0512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70" svg:width="0.039in" svg:height="0.1657in" svg:x="1.8567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70" svg:width="0.0984in" svg:height="0.0752in" svg:x="1.9067in" svg:y="0.0512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70" svg:width="0.0512in" svg:height="0.1059in" svg:x="2.0181in" svg:y="0.0201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70" svg:width="0.1106in" svg:height="0.1106in" svg:x="2.1205in" svg:y="0.028in" svg:viewBox="0 0 282 282" svg:d="M150 150h118c6 0 14 0 14-8 0-10-8-10-14-10h-118v-118c0-6 0-14-8-14-10 0-10 8-10 14v118h-118c-6 0-14 0-14 10 0 8 8 8 14 8h118v118c0 6 0 14 10 14 8 0 8-8 8-14z"><text:p/></draw:path><draw:path draw:style-name="gr3" draw:text-style-name="P170" svg:width="0.0945in" svg:height="0.1098in" svg:x="2.2854in" svg:y="0.0512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3" draw:text-style-name="P170" svg:width="0.039in" svg:height="0.1657in" svg:x="2.3953in" svg:y="0.0004in" svg:viewBox="0 0 100 422" svg:d="M100 211c0-32-5-84-29-132-25-51-63-79-66-79-4 0-5 1-5 5 0 1 0 1 8 9 42 42 66 110 66 197 0 73-15 148-68 201-6 4-6 6-6 7 0 2 1 3 5 3 3 0 42-28 67-81 22-47 28-94 28-130z"><text:p/></draw:path></draw:g> <draw:g text:anchor-type="as-char" svg:y="-0.1465in" draw:z-index="178" draw:style-name="gr1"><svg:title>TexMaths</svg:title><svg:desc>12§display§a(t) = \dot{v}(t) = -\omega^2 \cdot A \cdot cos(\omega t + \varphi)§svg§600§FALSE§</svg:desc><draw:polygon draw:style-name="gr2" draw:text-style-name="P170" svg:width="2.513in" svg:height="0.1858in" svg:x="0in" svg:y="0.0024in" svg:viewBox="0 0 6384 473" draw:points="3192,473 0,473 0,0 6384,0 6384,473"><text:p/></draw:polygon><draw:path draw:style-name="gr3" draw:text-style-name="P170" svg:width="0.076in" svg:height="0.0756in" svg:x="0.0067in" svg:y="0.0724in" svg:viewBox="0 0 194 193" svg:d="M142 28c-9-16-21-28-40-28-49 0-102 63-102 125 0 40 23 68 56 68 9 0 30-2 56-32 3 18 18 32 38 32 16 0 25-10 31-23 7-16 13-42 13-42 0-5-3-5-4-5-5 0-5 2-6 8-8 28-16 52-33 52-12 0-13-11-13-19 0-10 1-12 6-32 5-18 5-21 10-38l14-59c4-12 4-13 4-15 0-7-5-12-12-12-11 0-17 10-18 20zM114 137c-2 9-2 9-8 16-20 24-36 30-48 30-22 0-28-23-28-40 0-20 13-73 24-92 13-26 31-41 49-41 28 0 34 35 34 37s-1 5-3 7z"><text:p/></draw:path><draw:path draw:style-name="gr3" draw:text-style-name="P170" svg:width="0.039in" svg:height="0.1665in" svg:x="0.1043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70" svg:width="0.0512in" svg:height="0.1063in" svg:x="0.1563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70" svg:width="0.039in" svg:height="0.1665in" svg:x="0.2217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70" svg:width="0.1106in" svg:height="0.039in" svg:x="0.3323in" svg:y="0.085in" svg:viewBox="0 0 282 100" svg:d="M268 17c6 0 14 0 14-9 0-8-8-8-14-8h-254c-6 0-14 0-14 8 0 9 8 9 14 9zM268 100c6 0 14 0 14-9 0-8-8-8-14-8h-254c-6 0-14 0-14 8 0 9 8 9 14 9z"><text:p/></draw:path><draw:path draw:style-name="gr3" draw:text-style-name="P170" svg:width="0.0181in" svg:height="0.0177in" svg:x="0.537in" svg:y="0.035in" svg:viewBox="0 0 47 46" svg:d="M47 23c0-12-11-23-24-23-15 0-23 12-23 23 0 12 10 23 23 23 14 0 24-12 24-23z"><text:p/></draw:path><draw:path draw:style-name="gr3" draw:text-style-name="P170" svg:width="0.0728in" svg:height="0.0756in" svg:x="0.5031in" svg:y="0.0724in" svg:viewBox="0 0 186 193" svg:d="M186 30c0-23-11-30-18-30-11 0-22 11-22 20 0 6 3 9 8 14 8 8 14 19 14 35s-25 114-76 114c-21 0-31-15-31-36 0-24 11-56 24-90 4-8 6-14 6-22 0-19-14-35-35-35-40 0-56 61-56 65 0 5 5 5 5 5 5 0 5-1 7-7 12-44 30-53 43-53 3 0 10 0 10 13 0 11-4 22-7 30-18 49-24 69-24 87 0 47 37 53 57 53 71 0 95-141 95-163z"><text:p/></draw:path><draw:path draw:style-name="gr3" draw:text-style-name="P170" svg:width="0.039in" svg:height="0.1665in" svg:x="0.6008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70" svg:width="0.0512in" svg:height="0.1063in" svg:x="0.6528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70" svg:width="0.039in" svg:height="0.1665in" svg:x="0.7185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70" svg:width="0.1106in" svg:height="0.039in" svg:x="0.8291in" svg:y="0.085in" svg:viewBox="0 0 282 100" svg:d="M268 17c6 0 14 0 14-9 0-8-8-8-14-8h-254c-6 0-14 0-14 8 0 9 8 9 14 9zM268 100c6 0 14 0 14-9 0-8-8-8-14-8h-254c-6 0-14 0-14 8 0 9 8 9 14 9z"><text:p/></draw:path><draw:path draw:style-name="gr3" draw:text-style-name="P170" svg:width="0.1016in" svg:height="0.0067in" svg:x="1.0091in" svg:y="0.102in" svg:viewBox="0 0 259 18" svg:d="M244 18c7 0 15 0 15-8 0-10-8-10-15-10h-230c-7 0-14 0-14 10 0 8 7 8 14 8z"><text:p/></draw:path><draw:path draw:style-name="gr3" draw:text-style-name="P170" svg:width="0.0984in" svg:height="0.0756in" svg:x="1.1264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ath draw:style-name="gr3" draw:text-style-name="P170" svg:width="0.0516in" svg:height="0.0772in" svg:x="1.2409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3" draw:text-style-name="P170" svg:width="0.0177in" svg:height="0.0177in" svg:x="1.3591in" svg:y="0.0957in" svg:viewBox="0 0 46 46" svg:d="M46 23c0-12-10-23-23-23-12 0-23 11-23 23 0 13 11 23 23 23 13 0 23-10 23-23z"><text:p/></draw:path><draw:path draw:style-name="gr3" draw:text-style-name="P170" svg:width="0.1138in" svg:height="0.1193in" svg:x="1.4339in" svg:y="0.0268in" svg:viewBox="0 0 290 304" svg:d="M61 255c-17 29-33 35-53 36-4 0-8 0-8 9 0 2 2 4 6 4 11 0 24-1 36-1 14 0 29 1 42 1 2 0 8 0 8-8 0-5-3-5-7-5-9-1-19-5-19-15 0-5 2-10 6-16l31-54h107c1 9 7 67 7 71 0 13-23 14-31 14-6 0-10 0-10 9 0 4 5 4 6 4 17 0 35-1 53-1 11 0 37 1 48 1 3 0 7 0 7-8 0-5-3-5-9-5-27 0-27-3-28-15l-25-266c-1-9-1-10-8-10-8 0-9 2-11 7zM112 193l84-140 13 140z"><text:p/></draw:path><draw:path draw:style-name="gr3" draw:text-style-name="P170" svg:width="0.0177in" svg:height="0.0177in" svg:x="1.6039in" svg:y="0.0957in" svg:viewBox="0 0 46 46" svg:d="M46 23c0-12-10-23-23-23-12 0-23 11-23 23 0 13 11 23 23 23 13 0 23-10 23-23z"><text:p/></draw:path><draw:path draw:style-name="gr3" draw:text-style-name="P170" svg:width="0.065in" svg:height="0.0756in" svg:x="1.6795in" svg:y="0.0724in" svg:viewBox="0 0 166 193" svg:d="M151 26c-7 0-13 0-19 6-7 7-7 14-7 17 0 10 7 15 15 15 12 0 24-10 24-28 0-20-20-36-50-36-58 0-114 61-114 120 0 39 25 73 68 73 62 0 98-45 98-51 0-2-3-5-6-5-2 0-3 1-5 4-34 42-81 42-85 42-27 0-39-21-39-46 0-18 9-59 23-85 13-24 37-42 60-42 14 0 31 4 37 16z"><text:p/></draw:path><draw:path draw:style-name="gr3" draw:text-style-name="P170" svg:width="0.0709in" svg:height="0.0756in" svg:x="1.7512in" svg:y="0.0724in" svg:viewBox="0 0 181 193" svg:d="M181 72c0-44-29-72-67-72-58 0-114 60-114 120 0 42 29 73 68 73 57 0 113-59 113-121zM68 183c-18 0-37-13-37-46 0-20 11-67 25-89 21-32 46-38 57-38 25 0 38 20 38 45 0 17-8 62-25 89-14 24-38 39-58 39z"><text:p/></draw:path><draw:path draw:style-name="gr3" draw:text-style-name="P170" svg:width="0.061in" svg:height="0.0756in" svg:x="1.8335in" svg:y="0.0724in" svg:viewBox="0 0 156 193" svg:d="M144 29c-12 0-20 10-20 19 0 6 3 12 13 12 9 0 19-7 19-24 0-18-18-36-50-36-57 0-72 43-72 63 0 32 32 39 44 42 22 3 44 8 44 32 0 11-9 46-61 46-6 0-38 0-48-22 16 1 27-11 27-23 0-9-8-14-16-14-11 0-24 8-24 28 0 24 24 41 61 41 69 0 85-52 85-70 0-16-8-27-13-32-12-12-24-14-43-18-14-3-31-6-31-25 0-13 9-38 47-38 10 0 32 2 38 19z"><text:p/></draw:path><draw:path draw:style-name="gr3" draw:text-style-name="P170" svg:width="0.039in" svg:height="0.1665in" svg:x="1.9189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70" svg:width="0.0984in" svg:height="0.0756in" svg:x="1.9689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ath draw:style-name="gr3" draw:text-style-name="P170" svg:width="0.0512in" svg:height="0.1063in" svg:x="2.0807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70" svg:width="0.1106in" svg:height="0.111in" svg:x="2.1827in" svg:y="0.0492in" svg:viewBox="0 0 282 283" svg:d="M150 150h118c6 0 14 0 14-8 0-10-8-10-14-10h-118v-118c0-6 0-14-8-14-10 0-10 8-10 14v118h-118c-6 0-14 0-14 10 0 8 8 8 14 8h118v118c0 6 0 15 10 15 8 0 8-9 8-15z"><text:p/></draw:path><draw:path draw:style-name="gr3" draw:text-style-name="P170" svg:width="0.0945in" svg:height="0.1098in" svg:x="2.348in" svg:y="0.0724in" svg:viewBox="0 0 241 280" svg:d="M50 260c-1 6-1 6-1 8 0 10 7 12 12 12 3 0 11-1 16-10 1-4 3-18 14-79 4 2 7 2 15 2 70 0 135-68 135-134 0-34-17-59-48-59-62 0-87 82-113 165-45-9-69-33-69-63 0-12 9-59 36-88 2-3 2-4 2-6 0-1 0-3-5-3-12 0-44 61-44 102 0 40 28 71 73 82zM109 167c-3 0-3 0-7 0-5 0-6 0-6-1s7-40 8-46c14-55 47-96 84-96 30 0 41 24 41 43 0 49-54 100-120 100z"><text:p/></draw:path><draw:path draw:style-name="gr3" draw:text-style-name="P170" svg:width="0.039in" svg:height="0.1665in" svg:x="2.4575in" svg:y="0.022in" svg:viewBox="0 0 100 424" svg:d="M100 212c0-33-5-84-29-133-25-51-63-79-66-79-4 0-5 1-5 5 0 1 0 1 8 9 42 43 66 110 66 198 0 73-15 148-68 201-6 5-6 6-6 7 0 2 1 4 5 4 3 0 42-29 67-82 22-47 28-94 28-130z"><text:p/></draw:path></draw:g> <text:tab/><draw:g text:anchor-type="as-char" svg:y="-0.1189in" draw:z-index="179" draw:style-name="gr1"><svg:title>TexMaths</svg:title><svg:desc>12§display§f, T§svg§600§FALSE§</svg:desc><draw:polygon draw:style-name="gr2" draw:text-style-name="P170" svg:width="0.2839in" svg:height="0.1472in" svg:x="0in" svg:y="0.0016in" svg:viewBox="0 0 722 375" draw:points="361,375 0,375 0,0 722,0 722,375"><text:p/></draw:polygon><draw:path draw:style-name="gr3" draw:text-style-name="P170" svg:width="0.0827in" svg:height="0.1508in" svg:x="0.0091in" svg:y="0in" svg:viewBox="0 0 211 384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10-9-16-17-16-11 0-23 10-23 27 0 18 19 28 36 28 23 0 41-25 48-40 13-28 23-78 24-82z"><text:p/></draw:path><draw:path draw:style-name="gr3" draw:text-style-name="P170" svg:width="0.0193in" svg:height="0.0496in" svg:x="0.1043in" svg:y="0.0984in" svg:viewBox="0 0 50 127" svg:d="M50 44c0-27-10-44-27-44-15 0-23 11-23 23 0 11 8 23 23 23 5 0 11-3 15-6 2-2 2-2 2-2 1 0 1 0 1 6 0 33-15 58-29 72-5 4-5 5-5 6 0 4 3 5 4 5 5 0 39-32 39-83z"><text:p/></draw:path><draw:path draw:style-name="gr3" draw:text-style-name="P170" svg:width="0.113in" svg:height="0.1122in" svg:x="0.1677in" svg:y="0.0043in" svg:viewBox="0 0 288 286" svg:d="M170 30c4-12 5-14 10-16 5-1 18-1 27-1 42 0 62 1 62 35 0 6-2 23-4 33 0 3-1 8-1 9 0 2 1 5 5 5s6-3 7-10l11-73c1-2 1-6 1-7 0-5-5-5-12-5h-234c-11 0-11 0-14 8l-26 75c0 1-2 7-2 8 0 2 2 4 5 4 5 0 5-2 7-9 23-66 34-73 97-73h16c12 0 12 1 12 5 0 2-1 8-1 10l-57 225c-5 15-6 20-50 20-16 0-18 0-18 8 0 5 5 5 7 5 11 0 23-1 35-1s24 0 36 0 24 0 35 0c12 0 25 1 37 1 3 0 9 0 9-8 0-5-3-5-14-5s-17 0-28-1c-12-1-15-2-15-8 0-2 0-4 1-10z"><text:p/></draw:path></draw:g> <text:span text:style-name="T26">unabh</text:span><text:span text:style-name="T5">ä</text:span><text:span text:style-name="T6">ngig von </text:span><text:span text:style-name="T6"><draw:g text:anchor-type="as-char" svg:y="-0.1189in" draw:z-index="180" draw:style-name="gr1"><svg:title>TexMaths</svg:title><svg:desc>12§display§A§svg§600§FALSE§</svg:desc><draw:polygon draw:style-name="gr2" draw:text-style-name="P170" svg:width="0.1248in" svg:height="0.113in" svg:x="0in" svg:y="0.0043in" svg:viewBox="0 0 318 288" draw:points="158,288 0,288 0,0 318,0 318,288"><text:p/></draw:polygon><draw:path draw:style-name="gr3" draw:text-style-name="P170" svg:width="0.1138in" svg:height="0.1189in" svg:x="0.0055in" svg:y="0in" svg:viewBox="0 0 290 303" svg:d="M61 254c-17 28-33 34-53 35-4 0-8 0-8 9 0 2 2 5 6 5 11 0 24-2 36-2 14 0 29 2 42 2 2 0 8 0 8-9 0-5-3-5-7-5-9-1-19-4-19-15 0-5 2-10 6-16l31-54h107c1 10 7 67 7 71 0 13-23 14-31 14-6 0-10 0-10 9 0 5 5 5 6 5 17 0 35-2 53-2 11 0 37 2 48 2 3 0 7 0 7-9 0-5-3-5-9-5-27 0-27-3-28-15l-25-264c-1-9-1-10-8-10-8 0-9 2-11 7zM112 191l84-138 13 138z"><text:p/></draw:path></draw:g></text:span></text:p>
      <text:p text:style-name="P114"><draw:g text:anchor-type="as-char" svg:y="-0.1189in" draw:z-index="186" draw:style-name="gr1"><svg:title>TexMaths</svg:title><svg:desc>12§display§\omega = 2 \pi f§svg§600§FALSE§</svg:desc><draw:polygon draw:style-name="gr2" draw:text-style-name="P170" svg:width="0.6134in" svg:height="0.1472in" svg:x="0in" svg:y="0.0016in" svg:viewBox="0 0 1559 375" draw:points="780,375 0,375 0,0 1559,0 1559,375"><text:p/></draw:polygon><draw:path draw:style-name="gr3" draw:text-style-name="P170" svg:width="0.0984in" svg:height="0.0752in" svg:x="0.002in" svg:y="0.0441in" svg:viewBox="0 0 251 192" svg:d="M251 30c0-19-8-30-17-30-11 0-22 10-22 20 0 4 2 9 6 12 7 8 15 18 15 36 0 17-8 41-21 61-13 18-28 33-49 33-24 0-37-16-41-39 5-10 15-38 15-50 0-5-3-10-7-10s-9 2-12 8c-5 8-10 36-10 51-14 21-31 40-58 40s-37-25-37-49c0-53 43-97 43-103 0-5-3-9-7-9-6 0-8 6-12 10-21 31-37 81-37 121 0 29 10 60 44 60 30 0 51-21 65-45 5 25 21 45 47 45 34 0 54-26 69-58 10-20 26-78 26-104z"><text:p/></draw:path><draw:path draw:style-name="gr3" draw:text-style-name="P170" svg:width="0.1106in" svg:height="0.0386in" svg:x="0.165in" svg:y="0.0563in" svg:viewBox="0 0 282 99" svg:d="M267 17c6 0 15 0 15-9 0-8-9-8-15-8h-253c-6 0-14 0-14 8 0 9 8 9 14 9zM267 99c6 0 15 0 15-8s-9-8-15-8h-253c-6 0-14 0-14 8s8 8 14 8z"><text:p/></draw:path><draw:path draw:style-name="gr3" draw:text-style-name="P170" svg:width="0.0661in" svg:height="0.1102in" svg:x="0.339in" svg:y="0.0067in" svg:viewBox="0 0 169 281" svg:d="M32 249l46-43c66-59 91-81 91-125 0-47-38-81-90-81-48 0-79 38-79 77 0 24 22 24 23 24 7 0 21-6 21-23 0-11-7-22-22-22-3 0-4 0-5 0 9-27 32-43 57-43 39 0 57 35 57 68 0 35-22 69-45 94l-81 91c-5 5-5 6-5 15h157l12-73h-11c-1 12-4 32-8 38-4 3-31 3-41 3z"><text:p/></draw:path><draw:path draw:style-name="gr3" draw:text-style-name="P170" svg:width="0.0898in" svg:height="0.0732in" svg:x="0.4181in" svg:y="0.0453in" svg:viewBox="0 0 229 187" svg:d="M101 25h48c-15 62-18 80-18 109 0 6 0 18 3 32 5 18 9 21 16 21 8 0 17-7 17-16 0-2 0-3-3-9-12-30-12-58-12-70 0-23 3-45 8-67h48c6 0 21 0 21-15 0-10-9-10-17-10h-142c-9 0-26 0-44 20-15 16-26 36-26 37 0 2 0 5 5 5 3 0 5-1 7-5 20-32 46-32 54-32h24c-13 50-36 102-54 140-4 7-4 7-4 11 0 8 8 11 12 11 14 0 17-12 22-28 6-19 6-20 11-40z"><text:p/></draw:path><draw:path draw:style-name="gr3" draw:text-style-name="P170" svg:width="0.0827in" svg:height="0.1508in" svg:x="0.5228in" svg:y="0in" svg:viewBox="0 0 211 384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10-9-16-17-16-11 0-23 10-23 27 0 18 19 28 36 28 23 0 41-25 48-40 13-28 23-78 24-82z"><text:p/></draw:path></draw:g> <text:tab/><draw:g text:anchor-type="as-char" svg:y="-0.2228in" draw:z-index="187" draw:style-name="gr1"><svg:title>TexMaths</svg:title><svg:desc>12§display§T={\frac {2\pi }{\omega }}§svg§600§FALSE§</svg:desc><draw:polygon draw:style-name="gr2" draw:text-style-name="P170" svg:width="0.5453in" svg:height="0.3335in" svg:x="0in" svg:y="0.0035in" svg:viewBox="0 0 1386 848" draw:points="692,848 0,848 0,0 1386,0 1386,848"><text:p/></draw:polygon><draw:path draw:style-name="gr3" draw:text-style-name="P170" svg:width="0.113in" svg:height="0.1126in" svg:x="0.0039in" svg:y="0.1106in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70" svg:width="0.1106in" svg:height="0.039in" svg:x="0.1756in" svg:y="0.1622in" svg:viewBox="0 0 282 100" svg:d="M268 17c6 0 14 0 14-9 0-8-8-8-14-8h-254c-6 0-14 0-14 8 0 9 8 9 14 9zM268 100c6 0 14 0 14-9 0-8-8-8-14-8h-254c-6 0-14 0-14 8 0 9 8 9 14 9z"><text:p/></draw:path><draw:path draw:style-name="gr3" draw:text-style-name="P170" svg:width="0.0661in" svg:height="0.1106in" svg:x="0.3701in" svg:y="0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70" svg:width="0.0898in" svg:height="0.0732in" svg:x="0.4488in" svg:y="0.0402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olygon draw:style-name="gr3" draw:text-style-name="P170" svg:width="0.1839in" svg:height="0.0067in" svg:x="0.3614in" svg:y="0.1783in" svg:viewBox="0 0 468 18" draw:points="234,18 0,18 0,0 468,0 468,18"><text:p/></draw:polygon><draw:path draw:style-name="gr3" draw:text-style-name="P170" svg:width="0.0984in" svg:height="0.0752in" svg:x="0.4008in" svg:y="0.2638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/draw:g></text:p>
      <text:h text:style-name="P161" text:outline-level="3">Pendel <text:tab/><text:tab/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64">Physikalisches</text:p>
          </table:table-cell>
          <table:table-cell table:style-name="Table6.A1" office:value-type="string">
            <text:p text:style-name="P47">Mathematisches</text:p>
          </table:table-cell>
          <table:table-cell table:style-name="Table6.A1" office:value-type="string">
            <text:p text:style-name="P48">Federpendel</text:p>
          </table:table-cell>
          <table:table-cell table:style-name="Table6.A1" office:value-type="string">
            <text:p text:style-name="P47">Torsionspendel</text:p>
          </table:table-cell>
        </table:table-row>
        <table:table-row>
          <table:table-cell table:style-name="Table6.A2" office:value-type="string">
            <text:p text:style-name="P65"><draw:g text:anchor-type="as-char" svg:y="-0.3071in" draw:z-index="183" draw:style-name="gr1"><svg:title>TexMaths</svg:title><svg:desc>12§display§\omega={\sqrt {\frac {J}{m \cdot g \cdot d}}}§svg§600§FALSE§</svg:desc><draw:polygon draw:style-name="gr2" draw:text-style-name="P170" svg:width="1.0933in" svg:height="0.4984in" svg:x="0in" svg:y="0in" svg:viewBox="0 0 2778 1267" draw:points="1389,1267 0,1267 0,0 2778,0 2778,1267"><text:p/></draw:polygon><draw:path draw:style-name="gr3" draw:text-style-name="P170" svg:width="0.0984in" svg:height="0.0752in" svg:x="0.002in" svg:y="0.2307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70" svg:width="0.1106in" svg:height="0.039in" svg:x="0.165in" svg:y="0.2437in" svg:viewBox="0 0 282 100" svg:d="M267 17c6 0 15 0 15-9 0-8-9-8-15-8h-253c-6 0-14 0-14 8 0 9 8 9 14 9zM267 100c6 0 15 0 15-9 0-8-9-8-15-8h-253c-6 0-14 0-14 8 0 9 8 9 14 9z"><text:p/></draw:path><draw:path draw:style-name="gr3" draw:text-style-name="P170" svg:width="0.1508in" svg:height="0.4984in" svg:x="0.3488in" svg:y="0in" svg:viewBox="0 0 384 1267" svg:d="M59 634l-57 109c-2 5-2 5-2 6s6 6 6 6l29-55 97 567c13 0 16 0 18-11l234-1248c0-4-3-8-9-8s-7 6-8 13l-217 1150z"><text:p/></draw:path><draw:polygon draw:style-name="gr3" draw:text-style-name="P170" svg:width="0.5969in" svg:height="0.0067in" svg:x="0.4965in" svg:y="0in" svg:viewBox="0 0 1517 18" draw:points="758,18 0,18 0,0 1517,0 1517,18"><text:p/></draw:polygon><draw:path draw:style-name="gr3" draw:text-style-name="P170" svg:width="0.0937in" svg:height="0.1173in" svg:x="0.7528in" svg:y="0.0791in" svg:viewBox="0 0 239 299" svg:d="M199 31c4-14 5-18 28-18 7 0 12 0 12-8 0-4-4-5-6-5-11 0-37 1-48 1-13 0-48-1-63-1-3 0-8 0-8 8 0 5 4 5 14 5s15 0 26 1c9 2 12 3 12 9 0 2 0 5-2 8l-49 195c-9 41-38 63-60 63-12 0-33-4-41-26 2 0 5 0 5 0 17 0 28-14 28-26 0-14-11-18-18-18-9 0-29 4-29 33 0 27 23 47 56 47 39 0 83-29 94-70z"><text:p/></draw:path><draw:polygon draw:style-name="gr3" draw:text-style-name="P170" svg:width="0.5567in" svg:height="0.0067in" svg:x="0.5165in" svg:y="0.2598in" svg:viewBox="0 0 1415 18" draw:points="708,18 0,18 0,0 1415,0 1415,18"><text:p/></draw:polygon><draw:path draw:style-name="gr3" draw:text-style-name="P170" svg:width="0.1362in" svg:height="0.0752in" svg:x="0.5213in" svg:y="0.3453in" svg:viewBox="0 0 347 192" svg:d="M25 162c-1 7-3 17-3 19 0 8 6 11 12 11 4 0 12-3 15-12 0 0 5-20 9-31l8-39c2-8 6-18 7-27 3-7 6-21 6-22 6-13 29-51 69-51 19 0 22 15 22 30 0 9-2 21-6 34l-12 50-8 32c-1 8-5 23-5 25 0 8 6 11 12 11 13 0 16-11 19-24 6-24 22-85 26-102 1-6 24-56 69-56 18 0 23 14 23 30 0 24-18 72-26 94-4 10-5 15-5 23 0 21 14 35 34 35 40 0 56-61 56-65 0-5-4-5-5-5-5 0-5 2-7 9-6 21-20 52-44 52-7 0-9-4-9-14 0-11 3-21 7-30 8-23 26-69 26-93 0-28-16-46-49-46-31 0-52 19-68 41-1-5-2-19-14-30-10-9-24-11-35-11-37 0-59 28-66 37-1-24-19-37-39-37-19 0-27 17-31 24-7 16-13 40-13 41 0 5 5 5 5 5 5 0 5 0 7-10 7-30 16-50 31-50 7 0 13 3 13 19 0 8-1 13-7 36z"><text:p/></draw:path><draw:path draw:style-name="gr3" draw:text-style-name="P170" svg:width="0.0177in" svg:height="0.0177in" svg:x="0.7138in" svg:y="0.3685in" svg:viewBox="0 0 46 46" svg:d="M46 23c0-12-10-23-23-23-12 0-23 11-23 23 0 13 11 23 23 23 13 0 23-10 23-23z"><text:p/></draw:path><draw:path draw:style-name="gr3" draw:text-style-name="P170" svg:width="0.076in" svg:height="0.1075in" svg:x="0.7843in" svg:y="0.3453in" svg:viewBox="0 0 194 274" svg:d="M193 28c1-3 1-5 1-8 0-7-4-12-12-12-3 0-15 4-16 18-9-15-23-26-40-26-49 0-101 59-101 120 0 42 25 67 57 67 24 0 44-20 49-24-10 38-15 56-15 57-1 3-15 45-61 45-7 0-21-1-33-4 13-4 18-15 18-22s-5-16-17-16c-10 0-23 9-23 26 0 16 16 25 56 25 53 0 84-33 90-58zM138 133c-2 11-12 22-22 30-8 7-21 15-33 15-22 0-28-22-28-39 0-20 12-71 23-92 12-21 30-37 48-37 28 0 34 33 34 36 0 2 0 4-2 6z"><text:p/></draw:path><draw:path draw:style-name="gr3" draw:text-style-name="P170" svg:width="0.0177in" svg:height="0.0177in" svg:x="0.9185in" svg:y="0.3685in" svg:viewBox="0 0 46 46" svg:d="M46 23c0-12-10-23-23-23-12 0-23 11-23 23 0 13 11 23 23 23 13 0 23-10 23-23z"><text:p/></draw:path><draw:path draw:style-name="gr3" draw:text-style-name="P170" svg:width="0.0791in" svg:height="0.1173in" svg:x="0.9937in" svg:y="0.3035in" svg:viewBox="0 0 202 299" svg:d="M202 5c0 0 0-5-5-5-7 0-47 4-54 5-4 0-6 2-6 8 0 5 3 5 9 5 21 0 22 2 22 7l-1 9-25 100c-9-16-21-27-40-27-49 0-102 62-102 124 0 39 23 68 56 68 9 0 30-2 56-32 3 18 18 32 38 32 16 0 25-10 31-24 7-14 13-41 13-42 0-4-3-4-4-4-5 0-5 2-6 8-8 27-16 52-33 52-12 0-13-10-13-19 0-11 1-13 2-20zM114 244c-2 7-2 8-8 15-20 23-36 30-48 30-22 0-28-22-28-39 0-22 13-74 24-93 13-25 31-41 49-41 28 0 33 35 33 38 0 2 0 4-2 7z"><text:p/></draw:path></draw:g></text:p>
          </table:table-cell>
          <table:table-cell table:style-name="Table6.A2" office:value-type="string">
            <text:p text:style-name="P65"><draw:g text:anchor-type="as-char" svg:y="-0.3083in" draw:z-index="182" draw:style-name="gr1"><svg:title>TexMaths</svg:title><svg:desc>12§display§\omega = \sqrt{\frac{l}{g}}§svg§600§FALSE§</svg:desc><draw:polygon draw:style-name="gr2" draw:text-style-name="P170" svg:width="0.622in" svg:height="0.4984in" svg:x="0in" svg:y="0in" svg:viewBox="0 0 1581 1267" draw:points="791,1267 0,1267 0,0 1581,0 1581,1267"><text:p/></draw:polygon><draw:path draw:style-name="gr3" draw:text-style-name="P170" svg:width="0.0984in" svg:height="0.0752in" svg:x="0.002in" svg:y="0.2319in" svg:viewBox="0 0 251 192" svg:d="M251 30c0-19-7-30-17-30-11 0-21 10-21 20 0 4 1 9 6 12 7 8 14 18 14 36 0 17-7 41-20 62-14 18-29 32-50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70" svg:width="0.1106in" svg:height="0.039in" svg:x="0.165in" svg:y="0.2445in" svg:viewBox="0 0 282 100" svg:d="M268 17c6 0 14 0 14-9 0-8-8-8-14-8h-254c-6 0-14 0-14 8 0 9 8 9 14 9zM268 100c6 0 14 0 14-9 0-8-8-8-14-8h-254c-6 0-14 0-14 8 0 9 8 9 14 9z"><text:p/></draw:path><draw:path draw:style-name="gr3" draw:text-style-name="P170" svg:width="0.1508in" svg:height="0.4984in" svg:x="0.3492in" svg:y="0in" svg:viewBox="0 0 384 1267" svg:d="M59 634l-57 109c-2 5-2 5-2 6s6 6 6 6l29-55 97 567c13 0 16 0 18-11l234-1248c0-4-2-8-8-8s-7 6-9 13l-217 1150z"><text:p/></draw:path><draw:polygon draw:style-name="gr3" draw:text-style-name="P170" svg:width="0.1252in" svg:height="0.0067in" svg:x="0.4969in" svg:y="0in" svg:viewBox="0 0 319 18" draw:points="160,18 0,18 0,0 319,0 319,18"><text:p/></draw:polygon><draw:path draw:style-name="gr3" draw:text-style-name="P170" svg:width="0.0354in" svg:height="0.1173in" svg:x="0.5406in" svg:y="0.0783in" svg:viewBox="0 0 91 299" svg:d="M91 5c0 0 0-5-5-5-10 0-42 4-52 5-4 0-9 0-9 8 0 5 5 5 11 5 20 0 22 4 22 7l-2 9-54 211c-1 5-2 8-2 14 0 24 19 40 38 40 15 0 26-8 33-24 8-16 13-41 13-42 0-4-4-4-5-4-5 0-5 2-6 8-8 27-15 52-33 52-12 0-12-13-12-19 0-11 0-12 2-20z"><text:p/></draw:path><draw:polygon draw:style-name="gr3" draw:text-style-name="P170" svg:width="0.085in" svg:height="0.0067in" svg:x="0.5173in" svg:y="0.2602in" svg:viewBox="0 0 217 18" draw:points="109,18 0,18 0,0 217,0 217,18"><text:p/></draw:polygon><draw:path draw:style-name="gr3" draw:text-style-name="P170" svg:width="0.0764in" svg:height="0.1075in" svg:x="0.5197in" svg:y="0.3461in" svg:viewBox="0 0 195 274" svg:d="M193 28c2-3 2-5 2-8 0-7-5-12-12-12-4 0-16 4-17 18-9-15-23-26-40-26-49 0-101 59-101 120 0 42 25 67 57 67 24 0 44-20 49-24-10 38-15 56-15 57-1 3-15 45-61 45-7 0-21-1-33-4 13-4 18-15 18-22s-5-16-17-16c-10 0-23 9-23 26 0 16 16 25 56 25 53 0 84-33 90-58zM138 133c-2 11-12 22-22 30-8 7-21 15-33 15-22 0-28-22-28-39 0-20 12-71 23-92 12-21 30-37 48-37 28 0 34 33 34 36 0 2 0 4-1 6z"><text:p/></draw:path></draw:g></text:p>
          </table:table-cell>
          <table:table-cell table:style-name="Table6.A2" office:value-type="string">
            <text:p text:style-name="P65"><draw:g text:anchor-type="as-char" svg:y="-0.2728in" draw:z-index="184" draw:style-name="gr1"><svg:title>TexMaths</svg:title><svg:desc>12§display§\omega = \sqrt{\frac{D}{m}}§svg§600§FALSE§</svg:desc><draw:polygon draw:style-name="gr2" draw:text-style-name="P170" svg:width="0.6823in" svg:height="0.3988in" svg:x="0in" svg:y="0in" svg:viewBox="0 0 1734 1014" draw:points="868,1014 0,1014 0,0 1734,0 1734,1014"><text:p/></draw:polygon><draw:path draw:style-name="gr3" draw:text-style-name="P170" svg:width="0.0984in" svg:height="0.0752in" svg:x="0.002in" svg:y="0.1984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70" svg:width="0.1106in" svg:height="0.039in" svg:x="0.165in" svg:y="0.2102in" svg:viewBox="0 0 282 100" svg:d="M268 17c6 0 14 0 14-9 0-8-8-8-14-8h-254c-6 0-14 0-14 8 0 9 8 9 14 9zM268 100c6 0 14 0 14-9 0-8-8-8-14-8h-254c-6 0-14 0-14 8 0 9 8 9 14 9z"><text:p/></draw:path><draw:path draw:style-name="gr3" draw:text-style-name="P170" svg:width="0.1508in" svg:height="0.3988in" svg:x="0.3492in" svg:y="0in" svg:viewBox="0 0 384 1014" svg:d="M150 930l-91-423-57 87c-2 4-2 5-2 5 0 1 6 6 6 7l29-45 97 453c14 0 16 0 18-12l233-985c1-3 1-6 1-9 0-4-2-8-8-8s-8 6-9 12z"><text:p/></draw:path><draw:polygon draw:style-name="gr3" draw:text-style-name="P170" svg:width="0.1858in" svg:height="0.0067in" svg:x="0.4965in" svg:y="0in" svg:viewBox="0 0 473 18" draw:points="236,18 0,18 0,0 473,0 473,18"><text:p/></draw:polygon><draw:path draw:style-name="gr3" draw:text-style-name="P170" svg:width="0.1272in" svg:height="0.1134in" svg:x="0.5256in" svg:y="0.0457in" svg:viewBox="0 0 324 289" svg:d="M50 257c-4 15-4 19-38 19-7 0-12 0-12 8 0 5 4 5 12 5h140c88 0 172-89 172-182 0-59-36-107-100-107h-142c-9 0-12 0-12 8 0 5 3 5 12 5 4 0 13 0 18 1 7 0 9 2 9 6 0 3-1 4-2 9zM142 29c3-15 4-16 22-16h46c42 0 77 23 77 78 0 22-9 90-45 137-12 16-45 48-98 48h-48c-6 0-6 0-8 0-5-1-6-1-6-5 0-1 0-2 2-9z"><text:p/></draw:path><draw:polygon draw:style-name="gr3" draw:text-style-name="P170" svg:width="0.1461in" svg:height="0.0067in" svg:x="0.5169in" svg:y="0.226in" svg:viewBox="0 0 372 18" draw:points="186,18 0,18 0,0 372,0 372,18"><text:p/></draw:polygon><draw:path draw:style-name="gr3" draw:text-style-name="P170" svg:width="0.1362in" svg:height="0.0752in" svg:x="0.5217in" svg:y="0.3114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/draw:g></text:p>
          </table:table-cell>
          <table:table-cell table:style-name="Table6.A2" office:value-type="string">
            <text:p text:style-name="P66"><draw:g text:anchor-type="as-char" svg:y="-0.2728in" draw:z-index="185" draw:style-name="gr1"><svg:title>TexMaths</svg:title><svg:desc>12§display§\omega=\sqrt{\frac{M_D}{J}}§svg§600§FALSE§</svg:desc><draw:polygon draw:style-name="gr2" draw:text-style-name="P170" svg:width="0.8181in" svg:height="0.3988in" svg:x="0in" svg:y="0in" svg:viewBox="0 0 2079 1014" draw:points="1039,1014 0,1014 0,0 2079,0 2079,1014"><text:p/></draw:polygon><draw:path draw:style-name="gr3" draw:text-style-name="P170" svg:width="0.0984in" svg:height="0.0752in" svg:x="0.002in" svg:y="0.1984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70" svg:width="0.1106in" svg:height="0.039in" svg:x="0.165in" svg:y="0.2102in" svg:viewBox="0 0 282 100" svg:d="M268 17c6 0 14 0 14-9 0-8-8-8-14-8h-254c-6 0-14 0-14 8 0 9 8 9 14 9zM268 100c6 0 14 0 14-9 0-8-8-8-14-8h-254c-6 0-14 0-14 8 0 9 8 9 14 9z"><text:p/></draw:path><draw:path draw:style-name="gr3" draw:text-style-name="P170" svg:width="0.1508in" svg:height="0.3988in" svg:x="0.3488in" svg:y="0in" svg:viewBox="0 0 384 1014" svg:d="M150 930l-91-423-57 87c-2 4-2 5-2 5 0 1 6 6 6 7l29-45 97 453c14 0 16 0 18-12l233-985c1-3 1-6 1-9 0-4-3-8-9-8s-7 6-8 12z"><text:p/></draw:path><draw:polygon draw:style-name="gr3" draw:text-style-name="P170" svg:width="0.3213in" svg:height="0.0067in" svg:x="0.4965in" svg:y="0in" svg:viewBox="0 0 817 18" draw:points="409,18 0,18 0,0 817,0 817,18"><text:p/></draw:polygon><draw:path draw:style-name="gr3" draw:text-style-name="P170" svg:width="0.1661in" svg:height="0.1134in" svg:x="0.5232in" svg:y="0.0457in" svg:viewBox="0 0 423 289" svg:d="M374 32c4-15 4-19 36-19 10 0 13 0 13-8 0-5-3-5-10-5h-57c-11 0-11 0-17 8l-153 242-34-240c-1-10-2-10-13-10h-57c-9 0-14 0-14 8 0 5 5 5 14 5 4 0 13 0 18 1 6 0 9 2 9 6 0 3-1 4-2 9l-54 216c-4 17-11 30-46 31-1 0-7 0-7 8 0 4 2 5 6 5 13 0 29-1 42-1 14 0 30 1 43 1 3 0 9 0 9-8 0-5-5-5-9-5-24 0-27-8-27-18 0-4 0-6 1-11l57-230 38 263c0 4 1 9 6 9 4 0 7-5 9-7l170-269-59 244c-5 15-5 19-39 19-7 0-12 0-12 8 0 5 5 5 6 5 12 0 41-1 53-1 17 0 36 1 53 1 2 0 8 0 8-8 0-5-4-5-12-5-16 0-28 0-28-7 0-3 0-3 3-11z"><text:p/></draw:path><draw:path draw:style-name="gr3" draw:text-style-name="P170" svg:width="0.0957in" svg:height="0.0795in" svg:x="0.6858in" svg:y="0.1047in" svg:viewBox="0 0 244 203" svg:d="M35 180c-3 10-3 12-27 12-4 0-8 0-8 7 0 4 4 4 8 4h107c66 0 129-60 129-125 0-44-30-78-78-78h-108c-6 0-10 0-10 6 0 5 4 5 10 5 4 0 6 0 12 0 6 1 6 1 6 5 0 0 0 2-2 6zM102 20c2-8 2-9 14-9h39c33 0 61 17 61 56 0 7-4 59-32 93-12 13-38 32-75 32h-39c-10 0-10 0-10-2s0-3 1-8z"><text:p/></draw:path><draw:polygon draw:style-name="gr3" draw:text-style-name="P170" svg:width="0.2815in" svg:height="0.0067in" svg:x="0.5165in" svg:y="0.226in" svg:viewBox="0 0 716 18" draw:points="357,18 0,18 0,0 716,0 716,18"><text:p/></draw:polygon><draw:path draw:style-name="gr3" draw:text-style-name="P170" svg:width="0.0937in" svg:height="0.1173in" svg:x="0.615in" svg:y="0.272in" svg:viewBox="0 0 239 299" svg:d="M199 31c4-14 5-18 28-18 7 0 12 0 12-8 0-4-4-5-6-5-11 0-37 1-48 1-13 0-48-1-63-1-3 0-8 0-8 8 0 5 4 5 14 5s15 0 26 1c9 2 12 3 12 9 0 2 0 5-2 8l-49 195c-9 40-38 63-60 63-12 0-33-5-41-26 2 0 5 0 5 0 17 0 28-15 28-27 0-13-11-18-18-18-9 0-29 5-29 34 0 26 23 47 56 47 39 0 83-29 94-70z"><text:p/></draw:path></draw:g></text:p>
          </table:table-cell>
        </table:table-row>
        <table:table-row>
          <table:table-cell table:style-name="Table6.A2" office:value-type="string">
            <text:p text:style-name="P70"><draw:g text:anchor-type="as-char" svg:y="-0.1173in" draw:z-index="225" draw:style-name="gr1"><svg:title>TexMaths</svg:title><svg:desc>12§display§E_\text{mech} = -m g \cdot d \cdot cos \phi§svg§600§FALSE§</svg:desc><draw:polygon draw:style-name="gr2" draw:text-style-name="P170" svg:width="1.6654in" svg:height="0.148in" svg:x="0in" svg:y="0in" svg:viewBox="0 0 4231 377" draw:points="2115,377 0,377 0,0 4231,0 4231,377"><text:p/></draw:polygon><draw:path draw:style-name="gr3" draw:text-style-name="P170" svg:width="0.1205in" svg:height="0.1134in" svg:x="0.0063in" svg:y="0.0024in" svg:viewBox="0 0 307 289" svg:d="M283 190c1-2 3-4 3-6 0-1 0-4-5-4-4 0-5 2-6 4-28 63-43 92-115 92h-62c-6 0-7 0-9 0-5-1-6-1-6-5 0-1 0-2 2-9l29-116h42c36 0 36 8 36 19 0 3 0 9-4 21 0 2-1 3-1 4 0 3 3 5 6 5 4 0 5-2 6-8l24-100c0-3-1-5-5-5-3 0-4 4-6 8-8 33-16 43-55 43h-39l25-103c3-16 3-17 23-17h60c51 0 63 12 63 47 0 11 0 11-1 23 0 3 0 5 0 7 0 3 1 5 5 5 5 0 5-2 6-9l8-74c1-12-1-12-12-12h-213c-9 0-12 0-12 8 0 5 3 5 10 5 16 0 28 0 28 7 0 3 0 3-1 11l-57 225c-4 16-4 20-38 20-7 0-12 0-12 9 0 4 4 4 12 4h220c9 0 9 0 13-7z"><text:p/></draw:path><draw:path draw:style-name="gr3" draw:text-style-name="P170" svg:width="0.098in" svg:height="0.052in" svg:x="0.1291in" svg:y="0.0898in" svg:viewBox="0 0 250 133" svg:d="M228 41c0-25-13-41-44-41-24 0-40 13-48 28-6-22-22-28-44-28-24 0-39 13-48 29h-1v-29l-43 4v10c20 0 23 2 23 17v77c0 14-4 14-23 14v11c0 0 22-2 34-2 10 0 31 0 34 2v-11c-19 0-22 0-22-14v-54c0-31 25-46 44-46 20 0 23 17 23 32v68c0 14-3 14-22 14v11c0 0 22-2 34-2 11 0 31 0 35 2v-11c-21 0-23 0-23-14v-54c0-31 24-46 44-46 21 0 23 17 23 32v68c0 14-2 14-22 14v11c0 0 22-2 34-2 11 0 31 0 34 2v-11c-20 0-22 0-22-14z"><text:p/></draw:path><draw:path draw:style-name="gr3" draw:text-style-name="P170" svg:width="0.05in" svg:height="0.0531in" svg:x="0.2362in" svg:y="0.0886in" svg:viewBox="0 0 128 136" svg:d="M120 65c6 0 8 0 8-6 0-26-15-59-60-59-38 0-68 31-68 68 0 38 34 68 73 68 40 0 55-32 55-38 0-2-1-5-6-5-3 0-3 2-4 5-10 25-33 29-44 29-13 0-27-6-36-17-10-15-10-33-10-45zM28 58c3-42 30-50 40-50 38 0 39 41 39 50z"><text:p/></draw:path><draw:path draw:style-name="gr3" draw:text-style-name="P170" svg:width="0.0492in" svg:height="0.0531in" svg:x="0.2965in" svg:y="0.0886in" svg:viewBox="0 0 126 136" svg:d="M102 14c-5 3-8 8-8 14 0 7 6 13 14 13s14-5 14-14c0-27-42-27-50-27-44 0-72 35-72 69 0 37 32 67 71 67 44 0 55-35 55-38 0-4-4-4-5-4-5 0-5 1-6 5-7 19-23 28-41 28-20 0-46-15-46-58 0-39 18-59 45-59 4 0 18 0 29 4z"><text:p/></draw:path><draw:path draw:style-name="gr3" draw:text-style-name="P170" svg:width="0.0626in" svg:height="0.0811in" svg:x="0.3524in" svg:y="0.0598in" svg:viewBox="0 0 160 207" svg:d="M137 117c0-27-12-41-45-41-26 0-40 16-48 26v-102l-44 4v10c20 0 23 2 23 16v153c0 14-4 14-23 14v10c0 0 22-1 34-1 10 0 32 0 34 1v-10c-19 0-22 0-22-14v-53c0-31 25-46 44-46 20 0 24 16 24 32v67c0 14-4 14-23 14v10c1 0 22-1 34-1s32 0 35 1v-10c-20 0-23 0-23-14z"><text:p/></draw:path><draw:path draw:style-name="gr3" draw:text-style-name="P170" svg:width="0.1106in" svg:height="0.039in" svg:x="0.4835in" svg:y="0.0547in" svg:viewBox="0 0 282 100" svg:d="M268 17c6 0 14 0 14-9 0-8-8-8-14-8h-254c-6 0-14 0-14 8 0 9 8 9 14 9zM268 100c6 0 14 0 14-8 0-9-8-9-14-9h-254c-6 0-14 0-14 9 0 8 8 8 14 8z"><text:p/></draw:path><draw:path draw:style-name="gr3" draw:text-style-name="P170" svg:width="0.1016in" svg:height="0.0067in" svg:x="0.663in" svg:y="0.0709in" svg:viewBox="0 0 259 18" svg:d="M244 18c7 0 15 0 15-8 0-10-8-10-15-10h-230c-7 0-14 0-14 10 0 8 7 8 14 8z"><text:p/></draw:path><draw:path draw:style-name="gr3" draw:text-style-name="P170" svg:width="0.1362in" svg:height="0.0756in" svg:x="0.7835in" svg:y="0.0429in" svg:viewBox="0 0 347 193" svg:d="M25 163c-1 7-3 17-3 19 0 7 6 11 12 11 4 0 12-4 15-12 0 0 5-21 9-32l8-38c2-9 6-18 7-28 3-7 6-20 6-22 6-13 29-51 69-51 19 0 22 15 22 30 0 9-2 21-6 35l-12 49-8 33c-1 8-5 23-5 25 0 7 6 11 12 11 13 0 16-11 19-24 6-24 22-86 26-103 1-6 24-56 69-56 18 0 23 14 23 30 0 24-18 72-26 95-4 10-5 14-5 23 0 20 14 35 35 35 39 0 55-62 55-65 0-5-4-5-5-5-5 0-5 1-7 8-6 22-19 52-43 52-8 0-10-3-10-13 0-11 4-22 7-30 9-23 27-70 27-94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70" svg:width="0.076in" svg:height="0.1079in" svg:x="0.9268in" svg:y="0.0429in" svg:viewBox="0 0 194 275" svg:d="M193 28c1-3 1-5 1-8 0-7-4-12-12-12-3 0-15 4-16 19-9-16-23-27-40-27-49 0-101 59-101 121 0 42 25 67 57 67 24 0 44-20 49-24-10 37-15 55-15 57-1 3-15 45-61 45-7 0-21-1-33-4 13-4 18-15 18-22s-5-16-17-16c-10 0-23 9-23 26 0 16 16 25 56 25 53 0 84-33 90-58zM138 134c-2 11-12 22-22 30-8 7-21 14-33 14-22 0-28-21-28-38 0-21 12-71 23-93 12-20 30-37 48-37 28 0 34 33 34 36 0 2 0 5-2 6z"><text:p/></draw:path><draw:path draw:style-name="gr3" draw:text-style-name="P170" svg:width="0.0177in" svg:height="0.0177in" svg:x="1.0606in" svg:y="0.0654in" svg:viewBox="0 0 46 46" svg:d="M46 23c0-12-10-23-23-23-12 0-23 11-23 23 0 13 11 23 23 23 13 0 23-10 23-23z"><text:p/></draw:path><draw:path draw:style-name="gr3" draw:text-style-name="P170" svg:width="0.0791in" svg:height="0.1177in" svg:x="1.1358in" svg:y="0in" svg:viewBox="0 0 202 300" svg:d="M202 5c0 0 0-5-5-5-7 0-47 4-54 5-4 0-6 2-6 8 0 5 3 5 9 5 21 0 22 2 22 7l-1 9-25 101c-9-17-21-28-40-28-49 0-102 63-102 124 0 40 23 69 56 69 9 0 30-2 56-32 3 18 18 32 38 32 16 0 25-9 31-24 7-14 13-41 13-42 0-4-3-4-4-4-5 0-5 1-6 7-8 28-16 54-33 54-12 0-13-11-13-20 0-11 1-13 2-20zM114 245c-2 7-2 8-8 15-20 23-36 31-48 31-22 0-28-23-28-40 0-22 13-74 24-93 13-25 31-41 49-41 28 0 33 35 33 37 0 3 0 5-2 8z"><text:p/></draw:path><draw:path draw:style-name="gr3" draw:text-style-name="P170" svg:width="0.0177in" svg:height="0.0177in" svg:x="1.2669in" svg:y="0.0654in" svg:viewBox="0 0 46 46" svg:d="M46 23c0-12-10-23-23-23-12 0-23 11-23 23 0 13 11 23 23 23 13 0 23-10 23-23z"><text:p/></draw:path><draw:path draw:style-name="gr3" draw:text-style-name="P170" svg:width="0.065in" svg:height="0.0756in" svg:x="1.3425in" svg:y="0.0429in" svg:viewBox="0 0 166 193" svg:d="M151 27c-7 0-13 0-19 6-7 6-7 13-7 16 0 10 7 15 15 15 12 0 24-10 24-28 0-20-20-36-50-36-58 0-114 61-114 121 0 38 25 72 68 72 62 0 98-45 98-51 0-2-3-5-6-5-2 0-3 2-5 4-34 42-81 42-85 42-27 0-39-20-39-46 0-18 9-59 23-85 13-24 37-42 60-42 14 0 31 4 37 17z"><text:p/></draw:path><draw:path draw:style-name="gr3" draw:text-style-name="P170" svg:width="0.0709in" svg:height="0.0756in" svg:x="1.4142in" svg:y="0.0429in" svg:viewBox="0 0 181 193" svg:d="M181 72c0-44-29-72-67-72-58 0-114 60-114 121 0 42 29 72 68 72 57 0 113-59 113-121zM68 183c-18 0-37-13-37-46 0-20 11-67 25-89 21-32 46-38 57-38 25 0 38 20 38 45 0 17-8 62-25 90-14 24-38 38-58 38z"><text:p/></draw:path><draw:path draw:style-name="gr3" draw:text-style-name="P170" svg:width="0.061in" svg:height="0.0756in" svg:x="1.4969in" svg:y="0.0429in" svg:viewBox="0 0 156 193" svg:d="M144 29c-12 0-20 10-20 19 0 6 3 12 13 12 9 0 19-7 19-24 0-18-18-36-50-36-57 0-72 43-72 63 0 32 32 39 44 42 22 4 44 8 44 32 0 11-9 46-61 46-6 0-38 0-48-21 16 1 27-11 27-23 0-10-8-15-16-15-11 0-24 9-24 28 0 24 24 41 61 41 69 0 85-52 85-70 0-16-8-27-13-31-12-12-24-15-43-18-14-4-31-6-31-26 0-13 9-38 47-38 10 0 32 2 38 19z"><text:p/></draw:path><draw:path draw:style-name="gr3" draw:text-style-name="P170" svg:width="0.087in" svg:height="0.15in" svg:x="1.574in" svg:y="0in" svg:viewBox="0 0 222 382" svg:d="M164 10l2-5c0-1 0-5-5-5s-5 1-6 8l-25 98c-68 2-130 59-130 117 0 41 30 74 82 77-4 13-6 27-10 40-6 20-10 36-10 37 0 5 3 5 5 5 3 0 4 0 5-1 0-1 4-12 5-18l15-63c69-2 130-59 130-117 0-34-23-72-82-77zM84 291c-26-2-56-16-56-58 0-52 36-111 99-117zM138 116c32 2 56 21 56 59 0 50-36 111-99 116z"><text:p/></draw:path></draw:g></text:p>
          </table:table-cell>
          <table:table-cell table:style-name="Table6.A2" office:value-type="string">
            <text:p text:style-name="P68"><draw:g text:anchor-type="as-char" svg:y="-0.222in" draw:z-index="193" draw:style-name="gr1"><svg:title>TexMaths</svg:title><svg:desc>12§display§E_{mech} = \frac{1}{2} D \cdot A^2§svg§600§FALSE§</svg:desc><draw:polygon draw:style-name="gr2" draw:text-style-name="P170" svg:width="1.2457in" svg:height="0.3331in" svg:x="0in" svg:y="0.0047in" svg:viewBox="0 0 3165 847" draw:points="1583,847 0,847 0,0 3165,0 3165,847"><text:p/></draw:polygon><draw:path draw:style-name="gr3" draw:text-style-name="P170" svg:width="0.1205in" svg:height="0.113in" svg:x="0.0063in" svg:y="0.110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70" svg:width="0.1067in" svg:height="0.0524in" svg:x="0.128in" svg:y="0.1965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3" draw:text-style-name="P170" svg:width="0.0496in" svg:height="0.0524in" svg:x="0.248in" svg:y="0.1965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70" svg:width="0.0508in" svg:height="0.0524in" svg:x="0.3102in" svg:y="0.1965in" svg:viewBox="0 0 130 134" svg:d="M112 17c-11 2-15 11-15 17 0 8 6 10 11 10 7 0 18-3 18-18 0-20-24-26-40-26-44 0-86 41-86 83 0 25 18 51 55 51 51 0 75-30 75-33s-4-5-6-5-3 0-5 2c-23 28-58 28-64 28-20 0-30-14-30-34 0-8 4-40 19-61 11-14 27-23 42-23 4 0 18 0 26 9z"><text:p/></draw:path><draw:path draw:style-name="gr3" draw:text-style-name="P170" svg:width="0.0634in" svg:height="0.0819in" svg:x="0.3713in" svg:y="0.1669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draw:path draw:style-name="gr3" draw:text-style-name="P170" svg:width="0.1106in" svg:height="0.039in" svg:x="0.5039in" svg:y="0.1618in" svg:viewBox="0 0 282 100" svg:d="M268 17c6 0 14 0 14-9 0-8-8-8-14-8h-254c-6 0-14 0-14 8 0 9 8 9 14 9zM268 100c6 0 14 0 14-9 0-8-8-8-14-8h-254c-6 0-14 0-14 8 0 9 8 9 14 9z"><text:p/></draw:path><draw:path draw:style-name="gr3" draw:text-style-name="P170" svg:width="0.0547in" svg:height="0.1106in" svg:x="0.7047in" svg:y="0in" svg:viewBox="0 0 140 282" svg:d="M88 11c0-10 0-11-10-11-26 28-65 28-78 28v13c8 0 34 0 55-12v219c0 16-1 21-39 21h-14v13c16-1 52-1 70-1 17 0 54 0 68 1v-13h-13c-38 0-39-5-39-21z"><text:p/></draw:path><draw:polygon draw:style-name="gr3" draw:text-style-name="P170" svg:width="0.0831in" svg:height="0.0067in" svg:x="0.6902in" svg:y="0.1783in" svg:viewBox="0 0 212 18" draw:points="106,18 0,18 0,0 212,0 212,18"><text:p/></draw:polygon><draw:path draw:style-name="gr3" draw:text-style-name="P170" svg:width="0.0661in" svg:height="0.1106in" svg:x="0.698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70" svg:width="0.1272in" svg:height="0.1134in" svg:x="0.7996in" svg:y="0.1102in" svg:viewBox="0 0 324 289" svg:d="M50 257c-4 15-4 19-38 19-7 0-12 0-12 8 0 5 4 5 12 5h140c88 0 172-89 172-182 0-59-36-107-100-107h-142c-9 0-12 0-12 8 0 5 3 5 12 5 4 0 13 0 18 1 7 0 9 2 9 6 0 3-1 4-2 9zM142 29c3-15 4-16 22-16h46c42 0 77 23 77 78 0 22-9 90-45 137-12 16-45 48-98 48h-48c-6 0-6 0-8 0-5-1-6-1-6-5 0-1 0-2 2-9z"><text:p/></draw:path><draw:path draw:style-name="gr3" draw:text-style-name="P170" svg:width="0.0177in" svg:height="0.0177in" svg:x="0.9862in" svg:y="0.1728in" svg:viewBox="0 0 46 46" svg:d="M46 23c0-12-10-23-23-23-12 0-23 11-23 23 0 13 11 23 23 23 13 0 23-10 23-23z"><text:p/></draw:path><draw:path draw:style-name="gr3" draw:text-style-name="P170" svg:width="0.1138in" svg:height="0.1193in" svg:x="1.0606in" svg:y="0.1047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70" svg:width="0.0516in" svg:height="0.0772in" svg:x="1.1866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    </table:table-cell>
          <table:table-cell table:style-name="Table6.A2" office:value-type="string">
            <text:p text:style-name="P69"><draw:g text:anchor-type="as-char" svg:y="-0.222in" draw:z-index="226" draw:style-name="gr1"><svg:title>TexMaths</svg:title><svg:desc>12§display§E_\mathrm{mech} = \frac12  D \cdot x^2§svg§600§FALSE§</svg:desc><draw:polygon draw:style-name="gr2" draw:text-style-name="P170" svg:width="1.1953in" svg:height="0.3331in" svg:x="0in" svg:y="0.0043in" svg:viewBox="0 0 3037 847" draw:points="1518,847 0,847 0,0 3037,0 3037,847"><text:p/></draw:polygon><draw:path draw:style-name="gr3" draw:text-style-name="P170" svg:width="0.1205in" svg:height="0.113in" svg:x="0.0063in" svg:y="0.110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70" svg:width="0.098in" svg:height="0.0516in" svg:x="0.1291in" svg:y="0.1965in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3" draw:text-style-name="P170" svg:width="0.05in" svg:height="0.0531in" svg:x="0.2362in" svg:y="0.1961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170" svg:width="0.0492in" svg:height="0.0531in" svg:x="0.2961in" svg:y="0.1961in" svg:viewBox="0 0 126 136" svg:d="M102 14c-5 3-8 8-8 14 0 7 6 13 14 13s14-5 14-15c0-26-42-26-50-26-44 0-72 35-72 68 0 38 32 68 71 68 44 0 55-35 55-39 0-3-4-3-5-3-5 0-5 1-6 4-7 20-23 28-41 28-20 0-46-14-46-58 0-38 18-58 45-58 4 0 18 0 29 4z"><text:p/></draw:path><draw:path draw:style-name="gr3" draw:text-style-name="P170" svg:width="0.0626in" svg:height="0.0807in" svg:x="0.3524in" svg:y="0.1669in" svg:viewBox="0 0 160 206" svg:d="M137 116c0-26-12-40-45-40-26 0-40 15-48 26v-102l-44 4v10c20 0 23 2 23 16v152c0 14-4 14-23 14v10c0 0 22-1 34-1 10 0 32 0 34 1v-10c-19 0-22 0-22-14v-52c0-32 25-46 44-46 20 0 24 16 24 31v67c0 14-4 14-23 14v10c1 0 22-1 34-1s32 0 35 1v-10c-20 0-23 0-23-14z"><text:p/></draw:path><draw:path draw:style-name="gr3" draw:text-style-name="P170" svg:width="0.1106in" svg:height="0.039in" svg:x="0.4835in" svg:y="0.1618in" svg:viewBox="0 0 282 100" svg:d="M268 17c6 0 14 0 14-9 0-8-8-8-14-8h-254c-6 0-14 0-14 8 0 9 8 9 14 9zM268 100c6 0 14 0 14-9 0-8-8-8-14-8h-254c-6 0-14 0-14 8 0 9 8 9 14 9z"><text:p/></draw:path><draw:path draw:style-name="gr3" draw:text-style-name="P170" svg:width="0.0547in" svg:height="0.1106in" svg:x="0.6843in" svg:y="0in" svg:viewBox="0 0 140 282" svg:d="M88 11c0-10 0-11-10-11-26 28-65 28-78 28v13c8 0 34 0 55-12v219c0 16-1 21-39 21h-14v13c16-1 52-1 70-1 17 0 54 0 68 1v-13h-13c-38 0-39-5-39-21z"><text:p/></draw:path><draw:polygon draw:style-name="gr3" draw:text-style-name="P170" svg:width="0.0831in" svg:height="0.0067in" svg:x="0.6689in" svg:y="0.1783in" svg:viewBox="0 0 212 18" draw:points="106,18 0,18 0,0 212,0 212,18"><text:p/></draw:polygon><draw:path draw:style-name="gr3" draw:text-style-name="P170" svg:width="0.0661in" svg:height="0.1106in" svg:x="0.6776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70" svg:width="0.1272in" svg:height="0.1134in" svg:x="0.7787in" svg:y="0.1102in" svg:viewBox="0 0 324 289" svg:d="M50 257c-4 15-4 19-38 19-7 0-12 0-12 8 0 5 4 5 12 5h140c88 0 172-89 172-182 0-59-36-107-100-107h-142c-9 0-12 0-12 8 0 5 3 5 12 5 4 0 13 0 18 1 7 0 9 2 9 6 0 3-1 4-2 9zM142 29c3-15 4-16 22-16h46c42 0 77 23 77 78 0 22-9 90-45 137-12 16-45 48-98 48h-48c-6 0-6 0-8 0-5-1-6-1-6-5 0-1 0-2 2-9z"><text:p/></draw:path><draw:path draw:style-name="gr3" draw:text-style-name="P170" svg:width="0.0177in" svg:height="0.0177in" svg:x="0.9654in" svg:y="0.1728in" svg:viewBox="0 0 46 46" svg:d="M46 23c0-12-10-23-23-23-12 0-23 11-23 23 0 13 11 23 23 23 13 0 23-10 23-23z"><text:p/></draw:path><draw:path draw:style-name="gr3" draw:text-style-name="P170" svg:width="0.0827in" svg:height="0.0752in" svg:x="1.039in" svg:y="0.1496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70" svg:width="0.0516in" svg:height="0.0772in" svg:x="1.1362in" svg:y="0.078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    </table:table-cell>
          <table:table-cell table:style-name="Table6.A2" office:value-type="string">
            <text:p text:style-name="P68"><draw:g text:anchor-type="as-char" svg:y="-0.222in" draw:z-index="195" draw:style-name="gr1"><svg:title>TexMaths</svg:title><svg:desc>12§display§E_{mech} = \frac{1}{2} M_D \cdot \varphi^2§svg§600§FALSE§</svg:desc><draw:polygon draw:style-name="gr2" draw:text-style-name="P170" svg:width="1.3693in" svg:height="0.3331in" svg:x="0in" svg:y="0.0043in" svg:viewBox="0 0 3479 847" draw:points="1740,847 0,847 0,0 3479,0 3479,847"><text:p/></draw:polygon><draw:path draw:style-name="gr3" draw:text-style-name="P170" svg:width="0.1205in" svg:height="0.113in" svg:x="0.0063in" svg:y="0.110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70" svg:width="0.1067in" svg:height="0.0524in" svg:x="0.128in" svg:y="0.1965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3" draw:text-style-name="P170" svg:width="0.0496in" svg:height="0.0524in" svg:x="0.248in" svg:y="0.1965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70" svg:width="0.0508in" svg:height="0.0524in" svg:x="0.3102in" svg:y="0.1965in" svg:viewBox="0 0 130 134" svg:d="M112 17c-11 2-15 11-15 17 0 8 6 10 11 10 7 0 18-3 18-18 0-20-24-26-40-26-44 0-86 41-86 83 0 25 18 51 55 51 51 0 75-30 75-33s-4-5-6-5-3 0-5 2c-23 28-58 28-64 28-20 0-30-14-30-34 0-8 4-40 19-61 11-14 27-23 42-23 4 0 18 0 26 9z"><text:p/></draw:path><draw:path draw:style-name="gr3" draw:text-style-name="P170" svg:width="0.0634in" svg:height="0.0819in" svg:x="0.3713in" svg:y="0.1669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draw:path draw:style-name="gr3" draw:text-style-name="P170" svg:width="0.1106in" svg:height="0.039in" svg:x="0.5043in" svg:y="0.1618in" svg:viewBox="0 0 282 100" svg:d="M268 17c6 0 14 0 14-9 0-8-8-8-14-8h-254c-6 0-14 0-14 8 0 9 8 9 14 9zM268 100c6 0 14 0 14-9 0-8-8-8-14-8h-254c-6 0-14 0-14 8 0 9 8 9 14 9z"><text:p/></draw:path><draw:path draw:style-name="gr3" draw:text-style-name="P170" svg:width="0.0547in" svg:height="0.1106in" svg:x="0.7051in" svg:y="0in" svg:viewBox="0 0 140 282" svg:d="M88 11c0-10 0-11-10-11-26 28-65 28-78 28v13c8 0 34 0 55-12v219c0 16-1 21-39 21h-14v13c16-1 52-1 70-1 17 0 54 0 68 1v-13h-13c-38 0-39-5-39-21z"><text:p/></draw:path><draw:polygon draw:style-name="gr3" draw:text-style-name="P170" svg:width="0.0831in" svg:height="0.0067in" svg:x="0.6902in" svg:y="0.1783in" svg:viewBox="0 0 212 18" draw:points="106,18 0,18 0,0 212,0 212,18"><text:p/></draw:polygon><draw:path draw:style-name="gr3" draw:text-style-name="P170" svg:width="0.0661in" svg:height="0.1106in" svg:x="0.6984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70" svg:width="0.1665in" svg:height="0.1134in" svg:x="0.8in" svg:y="0.1102in" svg:viewBox="0 0 424 289" svg:d="M374 32c4-15 4-19 36-19 10 0 14 0 14-8 0-5-4-5-11-5h-57c-10 0-10 0-16 8l-154 242-34-240c-1-10-2-10-13-10h-57c-9 0-14 0-14 8 0 5 5 5 14 5 4 0 13 0 18 1 6 0 9 2 9 6 0 3-1 4-2 9l-54 216c-4 17-11 30-46 31-1 0-7 0-7 8 0 4 2 5 6 5 13 0 29-1 42-1 14 0 30 1 43 1 3 0 9 0 9-8 0-5-5-5-9-5-24 0-27-8-27-18 0-4 0-6 1-11l57-230 38 263c0 4 1 9 6 9 4 0 7-5 9-7l171-269-60 244c-5 15-5 19-39 19-7 0-12 0-12 8 0 5 5 5 6 5 12 0 41-1 53-1 17 0 36 1 53 1 2 0 8 0 8-8 0-5-3-5-12-5-15 0-27 0-27-7 0-3 0-3 2-11z"><text:p/></draw:path><draw:path draw:style-name="gr3" draw:text-style-name="P170" svg:width="0.0957in" svg:height="0.0795in" svg:x="0.9626in" svg:y="0.1693in" svg:viewBox="0 0 244 203" svg:d="M35 180c-3 10-3 12-27 12-4 0-8 0-8 7 0 4 4 4 8 4h107c66 0 129-60 129-125 0-44-30-78-78-78h-108c-6 0-10 0-10 6 0 5 4 5 10 5 4 0 6 0 12 0 6 1 6 1 6 5 0 0 0 2-2 6zM102 20c2-8 2-9 14-9h39c33 0 61 17 61 56 0 7-4 59-32 93-12 13-38 32-75 32h-39c-10 0-10 0-10-2s0-3 1-8z"><text:p/></draw:path><draw:path draw:style-name="gr3" draw:text-style-name="P170" svg:width="0.0177in" svg:height="0.0177in" svg:x="1.126in" svg:y="0.1728in" svg:viewBox="0 0 46 46" svg:d="M46 23c0-12-10-23-23-23-12 0-23 11-23 23 0 13 11 23 23 23 13 0 23-10 23-23z"><text:p/></draw:path><draw:path draw:style-name="gr3" draw:text-style-name="P170" svg:width="0.0945in" svg:height="0.1098in" svg:x="1.2031in" svg:y="0.1496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3" draw:text-style-name="P170" svg:width="0.0516in" svg:height="0.0772in" svg:x="1.3106in" svg:y="0.078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    </table:table-cell>
        </table:table-row>
        <table:table-row>
          <table:table-cell table:style-name="Table6.A2" office:value-type="string">
            <text:p text:style-name="P49"/>
          </table:table-cell>
          <table:table-cell table:style-name="Table6.A2" office:value-type="string">
            <text:p text:style-name="P68"><draw:g text:anchor-type="as-char" svg:y="-0.1465in" draw:z-index="192" draw:style-name="gr1"><svg:title>TexMaths</svg:title><svg:desc>12§display§E_{kin}(t) = E_{mech} \cdot sin^2(\omega t + \varphi)§svg§600§FALSE§</svg:desc><draw:polygon draw:style-name="gr2" draw:text-style-name="P170" svg:width="2.2315in" svg:height="0.1858in" svg:x="0in" svg:y="0.0024in" svg:viewBox="0 0 5669 473" draw:points="2834,473 0,473 0,0 5669,0 5669,473"><text:p/></draw:polygon><draw:path draw:style-name="gr3" draw:text-style-name="P170" svg:width="0.1205in" svg:height="0.1134in" svg:x="0.0063in" svg:y="0.0339in" svg:viewBox="0 0 307 289" svg:d="M283 190c1-2 3-5 3-6s0-5-5-5c-4 0-5 3-6 5-28 63-43 92-115 92h-62c-6 0-7 0-9 0-5-2-6-2-6-5 0-1 0-3 2-10l29-115h42c36 0 36 8 36 19 0 2 0 8-4 20 0 3-1 4-1 5 0 3 3 5 6 5 4 0 5-2 6-8l24-100c0-3-1-5-5-5-3 0-4 3-6 8-8 33-16 42-55 42h-39l25-102c3-16 3-17 23-17h60c51 0 63 12 63 47 0 11 0 11-1 23 0 2 0 5 0 7 0 3 1 5 5 5 5 0 5-2 6-10l8-73c1-12-1-12-12-12h-213c-9 0-12 0-12 8 0 5 3 5 10 5 16 0 28 0 28 7 0 3 0 3-1 11l-57 224c-4 17-4 21-38 21-7 0-12 0-12 8 0 5 4 5 12 5h220c9 0 9 0 13-7z"><text:p/></draw:path><draw:path draw:style-name="gr3" draw:text-style-name="P170" svg:width="0.0571in" svg:height="0.0819in" svg:x="0.1315in" svg:y="0.0906in" svg:viewBox="0 0 146 209" svg:d="M71 8c0 0 1-3 1-4 0-2-1-4-5-4-6 0-30 2-38 2-3 2-6 2-6 8 0 4 3 4 7 4 14 0 14 2 14 4s0 5-1 7l-42 169c-1 5-1 6-1 6 0 5 4 9 10 9 8 0 12-6 14-12 0-1 13-54 14-57 22 2 39 8 39 24 0 1 0 3-1 6-2 5-2 6-2 9 0 21 18 30 33 30 29 0 37-44 37-45 0-4-4-4-5-4-3 0-5 1-6 7-3 14-12 34-26 34-7 0-10-7-10-16 0-4 0-4 1-13 0 0 2-6 2-8 0-27-35-32-48-33 8-5 20-14 25-19 14-15 30-28 47-28 3 0 7 0 9 4-13 1-15 12-15 17 0 6 4 11 12 11s16-8 16-20c0-9-7-20-22-20-17 0-33 12-48 25-12 12-22 22-35 27z"><text:p/></draw:path><draw:path draw:style-name="gr3" draw:text-style-name="P170" svg:width="0.0354in" svg:height="0.0787in" svg:x="0.2012in" svg:y="0.0937in" svg:viewBox="0 0 91 201" svg:d="M83 11c0-5-4-11-12-11-9 0-17 7-17 17 0 5 4 11 12 11s17-9 17-17zM22 162c-2 4-3 8-3 14 0 13 12 25 29 25 30 0 43-42 43-46 0-5-5-5-5-5-4 0-4 3-6 6-7 23-20 37-32 37-6 0-7-5-7-11 0-7 2-12 5-20s6-15 9-24c3-7 13-33 15-37 1-4 2-7 2-10 0-14-12-25-29-25-30 0-43 41-43 46 0 4 4 4 5 4 5 0 5-2 6-5 7-26 20-36 31-36 5 0 8 2 8 10 0 6-2 11-9 29z"><text:p/></draw:path><draw:path draw:style-name="gr3" draw:text-style-name="P170" svg:width="0.0709in" svg:height="0.0528in" svg:x="0.2484in" svg:y="0.1197in" svg:viewBox="0 0 181 135" svg:d="M23 113c-1 4-4 11-4 12 0 6 6 10 11 10s10-4 11-7 3-12 6-18c1-6 5-20 6-27 2-7 3-13 5-20 3-12 4-15 13-27 8-12 21-28 44-28 17 0 17 16 17 21 0 18-12 52-17 64-3 8-5 11-5 17 0 15 14 25 29 25 29 0 42-41 42-46 0-4-3-4-5-4-3 0-3 2-4 5-8 24-21 36-33 36-6 0-7-3-7-10 0-6 1-11 7-25 4-8 16-40 16-57 0-29-23-34-39-34-25 0-42 16-50 28-2-22-19-28-32-28-12 0-20 10-23 16-7 12-11 29-11 30 0 3 4 3 5 3 5 0 5-1 7-8 4-18 10-33 22-33 7 0 9 6 9 15 0 6-2 17-5 25-2 7-4 21-7 27z"><text:p/></draw:path><draw:path draw:style-name="gr3" draw:text-style-name="P170" svg:width="0.039in" svg:height="0.1665in" svg:x="0.3496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70" svg:width="0.0512in" svg:height="0.1063in" svg:x="0.4016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70" svg:width="0.039in" svg:height="0.1665in" svg:x="0.4673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70" svg:width="0.1106in" svg:height="0.039in" svg:x="0.5776in" svg:y="0.085in" svg:viewBox="0 0 282 100" svg:d="M268 17c6 0 14 0 14-9 0-8-8-8-14-8h-254c-6 0-14 0-14 8 0 9 8 9 14 9zM268 100c6 0 14 0 14-9 0-8-8-8-14-8h-254c-6 0-14 0-14 8 0 9 8 9 14 9z"><text:p/></draw:path><draw:path draw:style-name="gr3" draw:text-style-name="P170" svg:width="0.1205in" svg:height="0.1134in" svg:x="0.75in" svg:y="0.0339in" svg:viewBox="0 0 307 289" svg:d="M283 190c1-2 3-5 3-6s0-5-5-5c-4 0-5 3-6 5-28 63-43 92-115 92h-62c-6 0-7 0-9 0-5-2-6-2-6-5 0-1 0-3 2-10l29-115h42c36 0 36 8 36 19 0 2 0 8-4 20 0 3-1 4-1 5 0 3 3 5 6 5 4 0 5-2 6-8l24-100c0-3-1-5-5-5-3 0-4 3-6 8-8 33-16 42-55 42h-39l25-102c3-16 3-17 23-17h60c51 0 63 12 63 47 0 11 0 11-1 23 0 2 0 5 0 7 0 3 1 5 5 5 5 0 5-2 6-10l8-73c1-12-1-12-12-12h-213c-9 0-12 0-12 8 0 5 3 5 10 5 16 0 28 0 28 7 0 3 0 3-1 11l-57 224c-4 17-4 21-38 21-7 0-12 0-12 8 0 5 4 5 12 5h220c9 0 9 0 13-7z"><text:p/></draw:path><draw:path draw:style-name="gr3" draw:text-style-name="P170" svg:width="0.1067in" svg:height="0.0528in" svg:x="0.8713in" svg:y="0.1197in" svg:viewBox="0 0 272 135" svg:d="M115 107c-2 6-5 17-5 18 0 6 6 10 11 10s10-4 11-7 4-12 6-18c1-6 5-20 6-27 2-7 4-13 5-20 3-14 3-14 9-23 10-15 24-32 47-32 17 0 18 14 18 21 0 18-13 52-18 64-2 8-3 11-3 17 0 15 13 25 27 25 30 0 43-41 43-46 0-4-3-4-4-4-5 0-5 2-6 5-6 24-20 36-32 36-6 0-7-3-7-10 0-6 1-11 7-25 3-8 16-40 16-57 0-5 0-17-12-26-5-4-13-8-28-8-26 0-42 18-51 30-3-25-24-30-39-30-25 0-42 16-50 28-2-22-19-28-32-28-12 0-20 10-23 16-7 12-11 29-11 30 0 3 4 3 5 3 5 0 5-1 7-8 4-18 10-33 22-33 7 0 9 6 9 15 0 6-2 17-5 25-2 7-4 21-7 27l-8 38c-1 4-4 11-4 12 0 6 6 10 10 10 6 0 11-4 12-7s3-12 6-18c1-6 5-20 6-27s3-13 5-20c3-12 3-15 13-27 7-12 21-28 44-28 17 0 17 16 17 21 0 8-1 12-5 29z"><text:p/></draw:path><draw:path draw:style-name="gr3" draw:text-style-name="P170" svg:width="0.0496in" svg:height="0.0528in" svg:x="0.9917in" svg:y="0.1197in" svg:viewBox="0 0 127 135" svg:d="M47 64c8 0 32-1 48-6 21-9 26-23 26-32 0-16-17-26-37-26-36 0-84 28-84 78 0 30 19 57 54 57 50 0 73-30 73-34 0-2-2-5-5-5-1 0-2 0-4 3-23 27-58 27-64 27-18 0-30-12-30-36 0-5 0-9 4-26zM30 55c13-43 46-47 54-47 13 0 24 6 24 18 0 29-50 29-62 29z"><text:p/></draw:path><draw:path draw:style-name="gr3" draw:text-style-name="P170" svg:width="0.0508in" svg:height="0.0528in" svg:x="1.0543in" svg:y="0.1197in" svg:viewBox="0 0 130 135" svg:d="M112 17c-11 2-15 11-15 17 0 8 6 11 11 11 7 0 18-4 18-19 0-20-24-26-40-26-44 0-86 41-86 83 0 25 18 52 55 52 51 0 75-30 75-34 0-2-4-5-6-5s-3 0-5 3c-23 27-58 27-64 27-20 0-30-14-30-33 0-9 4-41 19-62 11-14 27-23 42-23 4 0 18 0 26 9z"><text:p/></draw:path><draw:path draw:style-name="gr3" draw:text-style-name="P170" svg:width="0.0634in" svg:height="0.0819in" svg:x="1.115in" svg:y="0.0906in" svg:viewBox="0 0 162 209" svg:d="M71 8c0 0 1-3 1-4 0-2-1-4-5-4-6 0-31 2-38 2-3 2-6 2-6 8 0 4 3 4 7 4 14 0 14 2 14 4s0 5-1 7l-42 169c-1 5-1 6-1 6 0 5 4 9 10 9 3 0 9-1 13-7 0-2 3-13 5-19l7-27c0-4 3-15 3-20 4-11 4-11 10-20 10-15 24-32 48-32 16 0 17 13 17 21 0 18-12 50-17 63-4 8-5 11-5 16 0 16 13 25 28 25 30 0 43-41 43-45s-4-4-5-4c-3 0-5 2-6 5-6 24-19 36-31 36-6 0-7-4-7-10 0-7 1-10 7-24 4-9 16-41 16-57 0-5 0-19-11-27-6-4-15-7-28-7-23 0-38 12-49 24z"><text:p/></draw:path><draw:path draw:style-name="gr3" draw:text-style-name="P170" svg:width="0.0177in" svg:height="0.0177in" svg:x="1.2437in" svg:y="0.0957in" svg:viewBox="0 0 46 46" svg:d="M46 23c0-12-10-23-23-23-12 0-23 11-23 23 0 13 11 23 23 23 13 0 23-10 23-23z"><text:p/></draw:path><draw:path draw:style-name="gr3" draw:text-style-name="P170" svg:width="0.061in" svg:height="0.0756in" svg:x="1.3205in" svg:y="0.0724in" svg:viewBox="0 0 156 193" svg:d="M144 29c-12 0-20 10-20 19 0 6 3 12 13 12 9 0 19-7 19-24 0-18-18-36-50-36-57 0-72 43-72 63 0 32 32 39 44 42 22 3 44 8 44 32 0 11-9 46-61 46-6 0-38 0-48-22 16 1 27-11 27-23 0-9-8-14-16-14-11 0-24 8-24 28 0 24 24 41 61 41 69 0 85-52 85-70 0-16-8-27-13-32-12-12-24-14-43-18-14-3-31-6-31-25 0-13 9-38 47-38 10 0 32 2 38 19z"><text:p/></draw:path><draw:path draw:style-name="gr3" draw:text-style-name="P170" svg:width="0.0441in" svg:height="0.1118in" svg:x="1.3949in" svg:y="0.0358in" svg:viewBox="0 0 113 285" svg:d="M109 16c0-9-6-16-17-16-10 0-22 11-22 23 0 7 6 14 16 14s23-9 23-21zM77 175c5-13 5-14 8-25 4-8 6-14 6-22 0-20-13-35-35-35-40 0-56 61-56 66 0 3 5 3 5 3 5 0 5-1 7-7 12-39 29-53 43-53 4 0 11 0 11 14 0 9-4 18-5 22-3 11-23 61-30 79-3 10-9 25-9 33 0 21 14 35 34 35 41 0 57-61 57-65 0-5-4-5-5-5-5 0-5 2-7 9-7 26-22 52-43 52-8 0-11-4-11-14s3-16 13-43z"><text:p/></draw:path><draw:path draw:style-name="gr3" draw:text-style-name="P170" svg:width="0.0898in" svg:height="0.0756in" svg:x="1.452in" svg:y="0.0724in" svg:viewBox="0 0 229 193" svg:d="M25 162c-1 8-3 17-3 20 0 7 6 11 12 11 4 0 13-4 15-12 0 0 6-21 9-32l8-38c4-9 6-18 7-28 3-7 6-20 6-22 6-13 29-51 70-51 19 0 23 15 23 30 0 25-22 80-28 98-4 10-5 15-5 20 0 20 16 35 35 35 40 0 55-62 55-65 0-5-3-5-5-5-3 0-3 1-6 8-8 29-22 52-43 52-7 0-11-4-11-13 0-11 5-22 9-30 8-23 25-70 25-94 0-29-18-46-48-46-38 0-59 28-66 37-2-24-20-37-40-37-19 0-27 17-31 24-7 15-13 40-13 41 0 5 5 5 5 5 5 0 5 0 7-10 7-30 16-50 31-50 9 0 13 4 13 19 0 8-1 13-7 36z"><text:p/></draw:path><draw:path draw:style-name="gr3" draw:text-style-name="P170" svg:width="0.0516in" svg:height="0.0772in" svg:x="1.5539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3" draw:text-style-name="P170" svg:width="0.039in" svg:height="0.1665in" svg:x="1.6374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70" svg:width="0.0984in" svg:height="0.0756in" svg:x="1.6882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ath draw:style-name="gr3" draw:text-style-name="P170" svg:width="0.0512in" svg:height="0.1063in" svg:x="1.7992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70" svg:width="0.1106in" svg:height="0.111in" svg:x="1.9012in" svg:y="0.0492in" svg:viewBox="0 0 282 283" svg:d="M150 150h118c6 0 14 0 14-8 0-10-8-10-14-10h-118v-118c0-6 0-14-8-14-10 0-10 8-10 14v118h-118c-6 0-14 0-14 10 0 8 8 8 14 8h118v118c0 6 0 15 10 15 8 0 8-9 8-15z"><text:p/></draw:path><draw:path draw:style-name="gr3" draw:text-style-name="P170" svg:width="0.0945in" svg:height="0.1098in" svg:x="2.0665in" svg:y="0.0724in" svg:viewBox="0 0 241 280" svg:d="M50 260c-1 6-1 6-1 8 0 10 7 12 12 12 3 0 11-1 16-10 1-4 3-18 14-79 4 2 7 2 15 2 70 0 135-68 135-134 0-34-17-59-48-59-62 0-87 82-113 165-45-9-69-33-69-63 0-12 9-59 36-88 2-3 2-4 2-6 0-1 0-3-5-3-12 0-44 61-44 102 0 40 28 71 73 82zM109 167c-3 0-3 0-7 0-5 0-6 0-6-1s7-40 8-46c14-55 47-96 84-96 30 0 41 24 41 43 0 49-54 100-120 100z"><text:p/></draw:path><draw:path draw:style-name="gr3" draw:text-style-name="P170" svg:width="0.039in" svg:height="0.1665in" svg:x="2.176in" svg:y="0.022in" svg:viewBox="0 0 100 424" svg:d="M100 212c0-33-5-84-29-133-25-51-63-79-66-79-4 0-5 1-5 5 0 1 0 1 8 9 42 43 66 110 66 198 0 73-15 148-68 201-6 5-6 6-6 7 0 2 1 4 5 4 3 0 42-29 67-82 22-47 28-94 28-130z"><text:p/></draw:path></draw:g></text:p>
          </table:table-cell>
          <table:table-cell table:style-name="Table6.A2" office:value-type="string">
            <text:p text:style-name="P49"/>
          </table:table-cell>
          <table:table-cell table:style-name="Table6.A2" office:value-type="string">
            <text:p text:style-name="P49"/>
          </table:table-cell>
        </table:table-row>
        <table:table-row>
          <table:table-cell table:style-name="Table6.A2" office:value-type="string">
            <text:p text:style-name="P49"/>
          </table:table-cell>
          <table:table-cell table:style-name="Table6.A2" office:value-type="string">
            <text:p text:style-name="P68"><draw:g text:anchor-type="as-char" svg:y="-0.0193in" draw:z-index="194" draw:style-name="gr1"><svg:title>TexMaths</svg:title><svg:desc>12§display§E_{pot}(t) = E_{mech} \cdot cos^2(\omega t + \varphi)§svg§600§FALSE§</svg:desc><draw:polygon draw:style-name="gr2" draw:text-style-name="P170" svg:width="2.2087in" svg:height="0.1906in" svg:x="0in" svg:y="0.0024in" svg:viewBox="0 0 5611 485" draw:points="2805,485 0,485 0,0 5611,0 5611,485"><text:p/></draw:polygon><draw:path draw:style-name="gr3" draw:text-style-name="P170" svg:width="0.1205in" svg:height="0.113in" svg:x="0.0063in" svg:y="0.0335in" svg:viewBox="0 0 307 288" svg:d="M283 189c1-2 3-4 3-6 0-1 0-4-5-4-4 0-5 2-6 4-28 63-43 91-115 91h-62c-6 0-7 0-9 0-5-1-6-1-6-4 0-2 0-3 2-10l29-115h42c36 0 36 8 36 19 0 3 0 9-4 21 0 2-1 3-1 4 0 3 3 5 6 5 4 0 5-2 6-8l24-100c0-2-1-5-5-5-3 0-4 4-6 9-8 32-16 42-55 42h-39l25-102c3-16 3-17 23-17h60c51 0 63 12 63 47 0 11 0 11-1 23 0 2 0 4 0 7 0 2 1 5 5 5 5 0 5-3 6-10l8-73c1-12-1-12-12-12h-213c-9 0-12 0-12 8 0 5 3 5 10 5 16 0 28 0 28 7 0 3 0 3-1 11l-57 223c-4 17-4 20-38 20-7 0-12 0-12 9 0 5 4 5 12 5h220c9 0 9 0 13-8z"><text:p/></draw:path><draw:path draw:style-name="gr3" draw:text-style-name="P170" svg:width="0.065in" svg:height="0.0736in" svg:x="0.1224in" svg:y="0.1193in" svg:viewBox="0 0 166 188" svg:d="M23 167c-3 8-3 10-15 10-4 0-8 0-8 8 0 2 2 3 4 3 8 0 18-1 26-1 10 0 22 1 31 1 3 0 6-1 6-6s-5-5-8-5c-6 0-15 0-15-3 0-1 3-9 4-13 4-16 7-33 11-45 3 6 13 18 31 18 36 0 76-41 76-85 0-35-24-49-45-49-18 0-33 12-42 20-5-16-21-20-31-20-11 0-18 7-23 16-6 10-11 27-11 30s4 3 5 3c5 0 5-1 7-8 4-18 10-33 22-33 7 0 10 6 10 15 0 3-2 7-2 8zM79 36c17-23 31-28 41-28 12 0 22 9 22 29 0 12-6 42-15 60-8 14-23 29-37 29-22 0-26-23-26-27 0-1 0-3 0-4z"><text:p/></draw:path><draw:path draw:style-name="gr3" draw:text-style-name="P170" svg:width="0.0543in" svg:height="0.0524in" svg:x="0.1984in" svg:y="0.1193in" svg:viewBox="0 0 139 134" svg:d="M139 52c0-33-24-52-54-52-43 0-85 42-85 83 0 28 22 51 54 51 43 0 85-39 85-82zM54 126c-14 0-29-10-29-34 0-12 5-40 17-57 13-19 30-27 43-27 17 0 30 11 30 34 0 6-3 36-17 56-10 18-28 28-44 28z"><text:p/></draw:path><draw:path draw:style-name="gr3" draw:text-style-name="P170" svg:width="0.0394in" svg:height="0.0736in" svg:x="0.2614in" svg:y="0.0984in" svg:viewBox="0 0 101 188" svg:d="M61 68h30c6 0 10 0 10-6 0-4-4-4-9-4h-28l10-45c0-1 2-2 2-3 0-6-4-10-10-10-8 0-12 5-14 13-3 7 1-7-12 45h-30c-6 0-10 0-10 6 0 4 4 4 8 4h29l-18 70c-1 8-3 18-3 23 0 16 14 27 31 27 33 0 53-41 53-45s-5-4-5-4c-4 0-5 1-7 6-9 18-23 35-40 35-6 0-11-4-11-15 0-2 1-9 3-12z"><text:p/></draw:path><draw:path draw:style-name="gr3" draw:text-style-name="P170" svg:width="0.039in" svg:height="0.1657in" svg:x="0.3315in" svg:y="0.022in" svg:viewBox="0 0 100 422" svg:d="M100 418c0-1 0-2-9-9-53-53-66-133-66-198 0-73 16-146 69-199 6-6 6-6 6-7 0-4-3-5-5-5-5 0-43 29-69 83-21 46-26 93-26 128 0 33 5 84 28 132 26 52 62 79 67 79 2 0 5-1 5-4z"><text:p/></draw:path><draw:path draw:style-name="gr3" draw:text-style-name="P170" svg:width="0.0512in" svg:height="0.1059in" svg:x="0.3835in" svg:y="0.0425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1z"><text:p/></draw:path><draw:path draw:style-name="gr3" draw:text-style-name="P170" svg:width="0.039in" svg:height="0.1657in" svg:x="0.4488in" svg:y="0.022in" svg:viewBox="0 0 100 422" svg:d="M100 211c0-32-5-84-29-132-25-51-63-79-66-79-4 0-5 1-5 5 0 1 0 1 8 9 42 42 66 109 66 197 0 73-15 147-68 200-6 5-6 6-6 7 0 3 1 4 5 4 3 0 42-29 67-82 22-46 28-93 28-129z"><text:p/></draw:path><draw:path draw:style-name="gr3" draw:text-style-name="P170" svg:width="0.1106in" svg:height="0.0386in" svg:x="0.5594in" svg:y="0.0846in" svg:viewBox="0 0 282 99" svg:d="M268 17c6 0 14 0 14-9 0-8-8-8-14-8h-254c-6 0-14 0-14 8 0 9 8 9 14 9zM268 99c6 0 14 0 14-8s-8-8-14-8h-254c-6 0-14 0-14 8s8 8 14 8z"><text:p/></draw:path><draw:path draw:style-name="gr3" draw:text-style-name="P170" svg:width="0.1205in" svg:height="0.113in" svg:x="0.7319in" svg:y="0.0335in" svg:viewBox="0 0 307 288" svg:d="M283 189c1-2 3-4 3-6 0-1 0-4-5-4-4 0-5 2-6 4-28 63-43 91-115 91h-62c-6 0-7 0-9 0-5-1-6-1-6-4 0-2 0-3 2-10l29-115h42c36 0 36 8 36 19 0 3 0 9-4 21 0 2-1 3-1 4 0 3 3 5 6 5 4 0 5-2 6-8l24-100c0-2-1-5-5-5-3 0-4 4-6 9-8 32-16 42-55 42h-39l25-102c3-16 3-17 23-17h60c51 0 63 12 63 47 0 11 0 11-1 23 0 2 0 4 0 7 0 2 1 5 5 5 5 0 5-3 6-10l8-73c1-12-1-12-12-12h-213c-9 0-12 0-12 8 0 5 3 5 10 5 16 0 28 0 28 7 0 3 0 3-1 11l-57 223c-4 17-4 20-38 20-7 0-12 0-12 9 0 5 4 5 12 5h220c9 0 9 0 13-8z"><text:p/></draw:path><draw:path draw:style-name="gr3" draw:text-style-name="P170" svg:width="0.1067in" svg:height="0.0524in" svg:x="0.8535in" svg:y="0.1193in" svg:viewBox="0 0 272 134" svg:d="M115 107c-2 6-5 16-5 18 0 6 6 9 11 9s10-3 11-7c1-2 4-12 6-18 1-6 5-19 6-26 2-8 4-14 5-21 3-13 3-13 9-22 10-15 24-32 47-32 17 0 18 14 18 21 0 18-13 51-18 63-2 9-3 11-3 17 0 16 13 25 27 25 30 0 43-41 43-45s-3-4-4-4c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0-4 12 0 6 6 9 10 9 6 0 11-3 12-7 1-2 3-12 6-18 1-6 5-19 6-26 1-8 3-14 5-21 3-12 3-14 13-26 7-12 21-28 44-28 17 0 17 16 17 21 0 8-1 12-5 29z"><text:p/></draw:path><draw:path draw:style-name="gr3" draw:text-style-name="P170" svg:width="0.0496in" svg:height="0.0524in" svg:x="0.9736in" svg:y="0.1193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70" svg:width="0.0508in" svg:height="0.0524in" svg:x="1.0358in" svg:y="0.1193in" svg:viewBox="0 0 130 134" svg:d="M112 17c-11 2-15 11-15 17 0 8 6 10 11 10 7 0 18-3 18-18 0-20-24-26-40-26-44 0-86 41-86 83 0 25 18 51 55 51 51 0 75-30 75-33s-4-5-6-5-3 0-5 2c-23 28-58 28-64 28-20 0-30-15-30-34 0-8 4-40 19-61 11-14 27-23 42-23 4 0 18 0 26 9z"><text:p/></draw:path><draw:path draw:style-name="gr3" draw:text-style-name="P170" svg:width="0.0634in" svg:height="0.0819in" svg:x="1.0969in" svg:y="0.0902in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8-28-8-23 0-38 12-49 24z"><text:p/></draw:path><draw:path draw:style-name="gr3" draw:text-style-name="P170" svg:width="0.0177in" svg:height="0.0177in" svg:x="1.2256in" svg:y="0.0957in" svg:viewBox="0 0 46 46" svg:d="M46 23c0-12-10-23-23-23-12 0-23 11-23 23 0 13 11 23 23 23 13 0 23-10 23-23z"><text:p/></draw:path><draw:path draw:style-name="gr3" draw:text-style-name="P170" svg:width="0.065in" svg:height="0.0752in" svg:x="1.3012in" svg:y="0.072in" svg:viewBox="0 0 166 192" svg:d="M151 26c-7 0-13 0-19 6-7 6-7 14-7 17 0 10 7 15 15 15 12 0 24-10 24-28 0-20-20-36-50-36-58 0-114 61-114 120 0 38 25 72 68 72 62 0 98-45 98-51 0-2-3-4-6-4-2 0-3 1-5 3-34 42-81 42-85 42-27 0-39-20-39-45 0-18 9-59 23-85 13-24 37-42 60-42 14 0 31 4 37 16z"><text:p/></draw:path><draw:path draw:style-name="gr3" draw:text-style-name="P170" svg:width="0.0709in" svg:height="0.0752in" svg:x="1.3728in" svg:y="0.072in" svg:viewBox="0 0 181 192" svg:d="M181 72c0-44-29-72-67-72-58 0-114 60-114 120 0 42 29 72 68 72 57 0 113-59 113-120zM68 182c-18 0-37-13-37-45 0-21 11-68 25-89 21-32 46-38 57-38 25 0 38 20 38 45 0 17-8 61-25 89-14 24-38 38-58 38z"><text:p/></draw:path><draw:path draw:style-name="gr3" draw:text-style-name="P170" svg:width="0.061in" svg:height="0.0752in" svg:x="1.4551in" svg:y="0.072in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4-31-6-31-25 0-13 9-38 47-38 10 0 32 2 38 19z"><text:p/></draw:path><draw:path draw:style-name="gr3" draw:text-style-name="P170" svg:width="0.0516in" svg:height="0.0772in" svg:x="1.5315in" svg:y="0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3" draw:text-style-name="P170" svg:width="0.039in" svg:height="0.1657in" svg:x="1.6154in" svg:y="0.022in" svg:viewBox="0 0 100 422" svg:d="M100 418c0-1 0-2-9-9-53-53-66-133-66-198 0-73 16-146 69-199 6-6 6-6 6-7 0-4-3-5-5-5-5 0-43 29-69 83-21 46-26 93-26 128 0 33 5 84 28 132 26 52 62 79 67 79 2 0 5-1 5-4z"><text:p/></draw:path><draw:path draw:style-name="gr3" draw:text-style-name="P170" svg:width="0.0984in" svg:height="0.0752in" svg:x="1.6654in" svg:y="0.072in" svg:viewBox="0 0 251 192" svg:d="M251 30c0-19-7-30-17-30-11 0-22 10-22 20 0 4 2 9 6 12 8 8 15 18 15 36 0 17-7 41-21 61-13 18-28 33-49 33-24 0-37-16-41-39 5-10 15-38 15-50 0-5-3-9-7-9s-9 1-12 7c-5 8-10 36-10 51-14 21-31 40-58 40s-37-25-37-49c0-53 43-97 43-103 0-5-3-9-7-9-6 0-8 6-12 10-21 31-37 81-37 121 0 29 10 60 44 60 30 0 51-21 65-45 5 26 21 45 47 45 34 0 54-25 70-58 9-20 25-78 25-104z"><text:p/></draw:path><draw:path draw:style-name="gr3" draw:text-style-name="P170" svg:width="0.0512in" svg:height="0.1059in" svg:x="1.7764in" svg:y="0.0425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1z"><text:p/></draw:path><draw:path draw:style-name="gr3" draw:text-style-name="P170" svg:width="0.1106in" svg:height="0.1106in" svg:x="1.8787in" svg:y="0.0488in" svg:viewBox="0 0 282 282" svg:d="M150 150h118c6 0 14 0 14-9s-8-9-14-9h-118v-118c0-6 0-14-8-14-10 0-10 8-10 14v118h-118c-6 0-14 0-14 9s8 9 14 9h118v117c0 6 0 15 10 15 8 0 8-9 8-15z"><text:p/></draw:path><draw:path draw:style-name="gr3" draw:text-style-name="P170" svg:width="0.0945in" svg:height="0.1094in" svg:x="2.0437in" svg:y="0.072in" svg:viewBox="0 0 241 279" svg:d="M50 259c-1 6-1 6-1 8 0 10 7 12 12 12 3 0 11-1 16-11 1-3 3-18 14-77 4 1 7 1 15 1 70 0 135-67 135-133 0-34-17-59-48-59-62 0-87 81-113 164-45-8-69-32-69-62 0-12 9-59 36-88 2-3 2-4 2-6 0-1 0-3-5-3-12 0-44 61-44 102 0 39 28 70 73 81zM109 167c-3 0-3 0-7 0-5 0-6 0-6-2 0-1 7-39 8-45 14-55 47-96 84-96 30 0 41 24 41 43 0 48-54 100-120 100z"><text:p/></draw:path><draw:path draw:style-name="gr3" draw:text-style-name="P170" svg:width="0.039in" svg:height="0.1657in" svg:x="2.1535in" svg:y="0.022in" svg:viewBox="0 0 100 422" svg:d="M100 211c0-32-5-84-29-132-25-51-63-79-66-79-4 0-5 1-5 5 0 1 0 1 8 9 42 42 66 109 66 197 0 73-15 147-68 200-6 5-6 6-6 7 0 3 1 4 5 4 3 0 42-29 67-82 22-46 28-93 28-129z"><text:p/></draw:path></draw:g></text:p>
          </table:table-cell>
          <table:table-cell table:style-name="Table6.A2" office:value-type="string">
            <text:p text:style-name="P49"/>
          </table:table-cell>
          <table:table-cell table:style-name="Table6.A2" office:value-type="string">
            <text:p text:style-name="P67"/>
          </table:table-cell>
        </table:table-row>
      </table:table>
      <text:h text:style-name="P151" text:outline-level="2">Optik</text:h>
      <text:h text:style-name="Heading_20_3" text:outline-level="3">Brechungsgesetz</text:h>
      <text:p text:style-name="P117"><draw:g text:anchor-type="as-char" svg:y="-0.1173in" draw:z-index="208" draw:style-name="gr1"><svg:title>TexMaths</svg:title><svg:desc>12§display§\text{optisch d\"{u}nner} \rightarrow \text{optisch dichter} \Rightarrow \text{Brechung zum Lot hin}§svg§600§FALSE§</svg:desc><draw:polygon draw:style-name="gr2" draw:text-style-name="P170" svg:width="4.2929in" svg:height="0.148in" svg:x="0in" svg:y="0in" svg:viewBox="0 0 10905 377" draw:points="5453,377 0,377 0,0 10905,0 10905,377"><text:p/></draw:polygon><draw:path draw:style-name="gr3" draw:text-style-name="P170" svg:width="0.0736in" svg:height="0.0764in" svg:x="0.0047in" svg:y="0.0413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3" draw:text-style-name="P170" svg:width="0.0819in" svg:height="0.1063in" svg:x="0.0878in" svg:y="0.0429in" svg:viewBox="0 0 209 271" svg:d="M61 28v-28l-61 5v13c30 0 34 2 34 21v200c0 19-5 19-34 19v13c14-1 36-2 48-2 11 0 32 1 48 2v-13c-29 0-34 0-34-19v-73-3c3 7 21 30 52 30 52 0 95-42 95-97 0-54-41-96-89-96-32 0-50 19-59 28zM62 140v-95c12-22 34-34 56-34 30 0 56 37 56 85 0 52-30 87-61 87-17 0-34-8-45-25-6-10-6-10-6-18z"><text:p/></draw:path><draw:path draw:style-name="gr3" draw:text-style-name="P170" svg:width="0.052in" svg:height="0.1043in" svg:x="0.1787in" svg:y="0.0138in" svg:viewBox="0 0 133 266" svg:d="M66 92h60v-14h-60v-78h-11c-1 35-13 81-55 82v10h36v117c0 53 40 57 55 57 30 0 42-30 42-57v-25h-11v25c0 31-12 47-28 47-28 0-28-39-28-46z"><text:p/></draw:path><draw:path draw:style-name="gr3" draw:text-style-name="P170" svg:width="0.0354in" svg:height="0.1118in" svg:x="0.2453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70" svg:width="0.0543in" svg:height="0.0764in" svg:x="0.2913in" svg:y="0.0413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3" draw:text-style-name="P170" svg:width="0.0634in" svg:height="0.0764in" svg:x="0.3571in" svg:y="0.0413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70" svg:width="0.0839in" svg:height="0.1157in" svg:x="0.4264in" svg:y="0in" svg:viewBox="0 0 214 295" svg:d="M34 263c0 19-5 19-34 19v13c14 0 36-1 48-1 11 0 34 1 48 1v-13c-29 0-34 0-34-19v-79c0-44 30-67 58-67 26 0 31 23 31 47v99c0 19-5 19-33 19v13c15 0 37-1 48-1 10 0 33 1 48 1v-13c-23 0-33 0-34-13v-81c0-36 0-49-13-65-6-7-19-16-45-16-36 0-54 26-61 42v-149l-61 5v13c30 0 34 2 34 24z"><text:p/></draw:path><draw:path draw:style-name="gr3" draw:text-style-name="P170" svg:width="0.0819in" svg:height="0.1177in" svg:x="0.574in" svg:y="0in" svg:viewBox="0 0 209 300" svg:d="M146 271v29l63-5v-13c-29 0-33-4-33-24v-258l-61 5v13c30 0 33 2 33 24v92c-12-16-30-27-53-27-51 0-95 42-95 97 0 54 42 96 90 96 28 0 46-14 56-29zM146 158v87c0 8 0 8-4 15-12 21-32 31-50 31-19 0-34-11-44-28-12-17-13-41-13-59 0-16 1-41 13-61 10-13 25-26 48-26 16 0 32 6 46 25 4 7 4 9 4 16z"><text:p/></draw:path><draw:path draw:style-name="gr3" draw:text-style-name="P170" svg:width="0.0488in" svg:height="0.0165in" svg:x="0.6823in" svg:y="0.0047in" svg:viewBox="0 0 125 43" svg:d="M42 22c0-11-8-22-20-22s-22 10-22 22 10 21 22 21 20-10 20-21zM125 22c0-12-10-22-22-22s-21 11-21 22 9 21 21 21 22-9 22-21z"><text:p/></draw:path><draw:path draw:style-name="gr3" draw:text-style-name="P170" svg:width="0.0839in" svg:height="0.0756in" svg:x="0.6657in" svg:y="0.0429in" svg:viewBox="0 0 214 193" svg:d="M152 154v39l62-5v-13c-30 0-34-3-34-23v-152l-62 5v13c30 0 33 2 33 24v76c0 36-20 65-51 65-36 0-38-19-38-42v-141l-62 5v13c34 0 34 1 34 39v64c0 33 0 72 63 72 24 0 43-12 55-39z"><text:p/></draw:path><draw:path draw:style-name="gr3" draw:text-style-name="P170" svg:width="0.0839in" svg:height="0.0736in" svg:x="0.7583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70" svg:width="0.0839in" svg:height="0.0736in" svg:x="0.8504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70" svg:width="0.0642in" svg:height="0.0764in" svg:x="0.9421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70" svg:width="0.0559in" svg:height="0.0736in" svg:x="1.0157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70" svg:width="0.1476in" svg:height="0.087in" svg:x="1.1315in" svg:y="0.0303in" svg:viewBox="0 0 376 222" svg:d="M330 119c-24 18-35 37-38 41-20 30-23 57-23 57 0 5 5 5 8 5 7 0 9 0 10-9 9-41 35-77 83-96 4-2 6-2 6-6 0-2-3-4-4-5-18-7-70-28-85-100-1-5-3-6-10-6-3 0-8 0-8 5 0 1 3 28 21 56 9 13 22 28 40 41h-314c-9 0-16 0-16 9 0 8 7 8 16 8z"><text:p/></draw:path><draw:path draw:style-name="gr3" draw:text-style-name="P170" svg:width="0.0736in" svg:height="0.0764in" svg:x="1.339in" svg:y="0.0413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3" draw:text-style-name="P170" svg:width="0.0819in" svg:height="0.1063in" svg:x="1.422in" svg:y="0.0429in" svg:viewBox="0 0 209 271" svg:d="M61 28v-28l-61 5v13c30 0 34 2 34 21v200c0 19-5 19-34 19v13c14-1 36-2 48-2 11 0 32 1 48 2v-13c-29 0-34 0-34-19v-73-3c3 7 21 30 52 30 52 0 95-42 95-97 0-54-41-96-89-96-32 0-50 19-59 28zM62 140v-95c12-22 34-34 56-34 30 0 56 37 56 85 0 52-30 87-61 87-17 0-34-8-45-25-6-10-6-10-6-18z"><text:p/></draw:path><draw:path draw:style-name="gr3" draw:text-style-name="P170" svg:width="0.052in" svg:height="0.1043in" svg:x="1.513in" svg:y="0.0138in" svg:viewBox="0 0 133 266" svg:d="M66 92h60v-14h-60v-78h-11c-1 35-13 81-55 82v10h36v117c0 53 40 57 55 57 30 0 42-30 42-57v-25h-11v25c0 31-12 47-28 47-28 0-28-39-28-46z"><text:p/></draw:path><draw:path draw:style-name="gr3" draw:text-style-name="P170" svg:width="0.0354in" svg:height="0.1118in" svg:x="1.5799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70" svg:width="0.0543in" svg:height="0.0764in" svg:x="1.626in" svg:y="0.0413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3" draw:text-style-name="P170" svg:width="0.0634in" svg:height="0.0764in" svg:x="1.6913in" svg:y="0.0413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70" svg:width="0.0839in" svg:height="0.1157in" svg:x="1.7606in" svg:y="0in" svg:viewBox="0 0 214 295" svg:d="M34 263c0 19-5 19-34 19v13c14 0 36-1 48-1 11 0 34 1 48 1v-13c-29 0-34 0-34-19v-79c0-44 30-67 58-67 26 0 31 23 31 47v99c0 19-5 19-33 19v13c15 0 37-1 48-1 10 0 33 1 48 1v-13c-23 0-33 0-34-13v-81c0-36 0-49-13-65-6-7-19-16-45-16-36 0-54 26-61 42v-149l-61 5v13c30 0 34 2 34 24z"><text:p/></draw:path><draw:path draw:style-name="gr3" draw:text-style-name="P170" svg:width="0.0819in" svg:height="0.1177in" svg:x="1.9083in" svg:y="0in" svg:viewBox="0 0 209 300" svg:d="M146 271v29l63-5v-13c-29 0-33-4-33-24v-258l-61 5v13c30 0 33 2 33 24v92c-12-16-30-27-53-27-51 0-95 42-95 97 0 54 42 96 90 96 28 0 46-14 56-29zM146 158v87c0 8 0 8-4 15-12 21-32 31-50 31-19 0-34-11-44-28-12-17-13-41-13-59 0-16 1-41 13-61 10-13 25-26 48-26 16 0 32 6 46 25 4 7 4 9 4 16z"><text:p/></draw:path><draw:path draw:style-name="gr3" draw:text-style-name="P170" svg:width="0.0354in" svg:height="0.1118in" svg:x="2.0004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70" svg:width="0.0634in" svg:height="0.0764in" svg:x="2.0469in" svg:y="0.0413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70" svg:width="0.0839in" svg:height="0.1157in" svg:x="2.1157in" svg:y="0in" svg:viewBox="0 0 214 295" svg:d="M34 263c0 19-5 19-34 19v13c14 0 36-1 48-1 11 0 34 1 48 1v-13c-29 0-34 0-34-19v-79c0-44 30-67 58-67 26 0 31 23 31 47v99c0 19-5 19-33 19v13c15 0 37-1 48-1 10 0 33 1 48 1v-13c-23 0-33 0-34-13v-81c0-36 0-49-13-65-6-7-19-16-45-16-36 0-54 26-61 42v-149l-61 5v13c30 0 34 2 34 24z"><text:p/></draw:path><draw:path draw:style-name="gr3" draw:text-style-name="P170" svg:width="0.052in" svg:height="0.1043in" svg:x="2.2012in" svg:y="0.0138in" svg:viewBox="0 0 133 266" svg:d="M66 92h60v-14h-60v-78h-11c-1 35-13 81-55 82v10h36v117c0 53 40 57 55 57 30 0 42-30 42-57v-25h-11v25c0 31-12 47-28 47-28 0-28-39-28-46z"><text:p/></draw:path><draw:path draw:style-name="gr3" draw:text-style-name="P170" svg:width="0.0642in" svg:height="0.0764in" svg:x="2.2669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70" svg:width="0.0559in" svg:height="0.0736in" svg:x="2.3413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70" svg:width="0.1476in" svg:height="0.0917in" svg:x="2.4563in" svg:y="0.0283in" svg:viewBox="0 0 376 234" svg:d="M284 84c17 16 39 27 53 33-15 7-36 18-53 32h-268c-8 0-16 0-16 9 0 8 7 8 14 8h251c-20 21-43 58-43 63s6 5 8 5c4 0 6 0 9-4 8-15 20-38 48-62 29-27 57-38 79-45 7-2 8-2 8-4 2 0 2-1 2-2s0-1 0-2l-2-2c-1 0-1 0-9-3-58-17-100-56-124-102-5-8-5-8-11-8-2 0-8 0-8 5s22 42 43 63h-251c-7 0-14 0-14 8s8 8 16 8z"><text:p/></draw:path><draw:path draw:style-name="gr3" draw:text-style-name="P170" svg:width="0.102in" svg:height="0.1142in" svg:x="2.6657in" svg:y="0.002in" svg:viewBox="0 0 260 291" svg:d="M79 135v-105c0-14 0-17 21-17h52c41 0 56 36 56 59 0 27-21 63-68 63zM179 139c41-9 71-35 71-67 0-37-40-72-95-72h-155v13h10c33 0 33 5 33 21v224c0 14 0 19-33 19h-10v14h166c56 0 94-38 94-79 0-36-34-69-81-73zM152 277h-52c-21 0-21-2-21-17v-115h79c42 0 60 38 60 67 0 30-22 65-66 65z"><text:p/></draw:path><draw:path draw:style-name="gr3" draw:text-style-name="P170" svg:width="0.0559in" svg:height="0.0736in" svg:x="2.7819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70" svg:width="0.0642in" svg:height="0.0764in" svg:x="2.8472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70" svg:width="0.0634in" svg:height="0.0764in" svg:x="2.922in" svg:y="0.0413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70" svg:width="0.0839in" svg:height="0.1157in" svg:x="2.9909in" svg:y="0in" svg:viewBox="0 0 214 295" svg:d="M34 263c0 19-5 19-34 19v13c14 0 36-1 48-1 11 0 34 1 48 1v-13c-29 0-34 0-34-19v-79c0-44 30-67 58-67 26 0 31 23 31 47v99c0 19-5 19-33 19v13c15 0 37-1 48-1 10 0 33 1 48 1v-13c-23 0-33 0-34-13v-81c0-36 0-49-13-65-6-7-19-16-45-16-36 0-54 26-61 42v-149l-61 5v13c30 0 34 2 34 24z"><text:p/></draw:path><draw:path draw:style-name="gr3" draw:text-style-name="P170" svg:width="0.0839in" svg:height="0.0756in" svg:x="3.0783in" svg:y="0.0429in" svg:viewBox="0 0 214 193" svg:d="M152 154v39l62-5v-13c-30 0-34-3-34-23v-152l-62 5v13c30 0 33 2 33 24v76c0 36-20 65-51 65-36 0-38-19-38-42v-141l-62 5v13c34 0 34 1 34 39v64c0 33 0 72 63 72 24 0 43-12 55-39z"><text:p/></draw:path><draw:path draw:style-name="gr3" draw:text-style-name="P170" svg:width="0.0839in" svg:height="0.0736in" svg:x="3.1705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70" svg:width="0.076in" svg:height="0.1102in" svg:x="3.2622in" svg:y="0.0402in" svg:viewBox="0 0 194 281" svg:d="M83 119c-37 0-37-42-37-51 0-13 0-26 6-37 3-4 13-17 31-17 36 0 36 43 36 52 0 12 0 26-6 36-4 5-13 17-30 17zM34 136c0-1 0-12 7-20 15 12 33 13 42 13 38 0 68-29 68-61 0-16-7-32-18-41 16-15 31-17 39-17 1 0 3 0 4 0-4 2-7 6-7 12 0 7 6 12 12 12 5 0 13-4 13-14 0-7-6-20-21-20-9 0-28 2-46 20-18-14-36-15-44-15-40 0-70 29-70 61 0 20 10 35 21 45-6 6-14 20-14 35 0 13 6 29 20 37-27 7-40 27-40 44 0 30 42 54 94 54 50 0 94-22 94-56 0-14-6-36-27-48-23-12-48-12-73-12-11 0-29 0-33 0-13-2-21-16-21-29zM95 270c-43 0-73-22-73-43 0-20 16-37 34-38h26c37 0 84 0 84 38 0 23-30 43-71 43z"><text:p/></draw:path><draw:path draw:style-name="gr3" draw:text-style-name="P170" svg:width="0.0618in" svg:height="0.0717in" svg:x="3.4004in" svg:y="0.0441in" svg:viewBox="0 0 158 183" svg:d="M154 13c3-5 3-6 3-7 0-6-2-6-11-6h-135l-5 69h11c2-44 11-59 57-59h48l-118 160c-4 5-4 6-4 8 0 5 2 5 11 5h140l7-79h-10c-4 50-12 70-62 70h-50z"><text:p/></draw:path><draw:path draw:style-name="gr3" draw:text-style-name="P170" svg:width="0.0839in" svg:height="0.0756in" svg:x="3.4752in" svg:y="0.0429in" svg:viewBox="0 0 214 193" svg:d="M152 154v39l62-5v-13c-30 0-34-3-34-23v-152l-62 5v13c30 0 33 2 33 24v76c0 36-20 65-51 65-36 0-38-19-38-42v-141l-62 5v13c34 0 34 1 34 39v64c0 33 0 72 63 72 24 0 43-12 55-39z"><text:p/></draw:path><draw:path draw:style-name="gr3" draw:text-style-name="P170" svg:width="0.1295in" svg:height="0.0736in" svg:x="3.5673in" svg:y="0.0429in" svg:viewBox="0 0 330 188" svg:d="M34 42v114c0 19-5 19-34 19v13c14 0 36-1 48-1 11 0 32 1 47 1v-13c-28 0-33 0-33-19v-79c0-43 30-67 57-67s32 23 32 47v99c0 19-5 19-33 19v13c14 0 36-1 48-1 10 0 32 1 46 1v-13c-27 0-32 0-32-19v-79c0-43 30-67 58-67 26 0 31 23 31 47v99c0 19-5 19-34 19v13c15 0 36-1 48-1 11 0 33 1 47 1v-13c-22 0-32 0-32-12v-82c0-36 0-50-14-65-6-8-20-16-44-16-36 0-54 25-61 42-6-37-37-42-57-42-31 0-50 18-62 45v-45l-60 5v13c30 0 34 2 34 24z"><text:p/></draw:path><draw:path draw:style-name="gr3" draw:text-style-name="P170" svg:width="0.0913in" svg:height="0.1142in" svg:x="3.761in" svg:y="0.002in" svg:viewBox="0 0 233 291" svg:d="M233 181h-11c-5 43-11 96-85 96h-35c-19 0-20-2-20-17v-226c0-15 0-21 39-21h15v-13c-16 1-54 1-71 1s-51 0-65-1v13h10c33 0 33 5 33 21v224c0 14 0 19-33 19h-10v14h221z"><text:p/></draw:path><draw:path draw:style-name="gr3" draw:text-style-name="P170" svg:width="0.0736in" svg:height="0.0764in" svg:x="3.8642in" svg:y="0.0413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3" draw:text-style-name="P170" svg:width="0.052in" svg:height="0.1043in" svg:x="3.9457in" svg:y="0.0138in" svg:viewBox="0 0 133 266" svg:d="M66 92h60v-14h-60v-78h-11c-1 35-13 81-55 82v10h36v117c0 53 40 57 55 57 30 0 42-30 42-57v-25h-11v25c0 31-12 47-28 47-28 0-28-39-28-46z"><text:p/></draw:path><draw:path draw:style-name="gr3" draw:text-style-name="P170" svg:width="0.0839in" svg:height="0.1157in" svg:x="4.0677in" svg:y="0in" svg:viewBox="0 0 214 295" svg:d="M34 263c0 19-5 19-34 19v13c14 0 36-1 48-1 11 0 34 1 48 1v-13c-29 0-34 0-34-19v-79c0-44 30-67 58-67 26 0 31 23 31 47v99c0 19-5 19-33 19v13c15 0 37-1 48-1 10 0 33 1 48 1v-13c-23 0-33 0-34-13v-81c0-36 0-49-13-65-6-7-19-16-45-16-36 0-54 26-61 42v-149l-61 5v13c30 0 34 2 34 24z"><text:p/></draw:path><draw:path draw:style-name="gr3" draw:text-style-name="P170" svg:width="0.0354in" svg:height="0.1118in" svg:x="4.1602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70" svg:width="0.0839in" svg:height="0.0736in" svg:x="4.2059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/draw:g></text:p>
      <text:p text:style-name="P135"><draw:g text:anchor-type="as-char" svg:y="-0.1854in" draw:z-index="209" draw:style-name="gr1"><svg:title>TexMaths</svg:title><svg:desc>12§display§n = \frac{c_0}{c_{\mathrm{M}}}§svg§600§FALSE§</svg:desc><draw:polygon draw:style-name="gr2" draw:text-style-name="P170" svg:width="0.5406in" svg:height="0.3228in" svg:x="0in" svg:y="0.002in" svg:viewBox="0 0 1374 821" draw:points="688,821 0,821 0,0 1374,0 1374,821"><text:p/></draw:polygon><draw:path draw:style-name="gr3" draw:text-style-name="P170" svg:width="0.0898in" svg:height="0.0752in" svg:x="0.0047in" svg:y="0.112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70" svg:width="0.1106in" svg:height="0.039in" svg:x="0.1551in" svg:y="0.1248in" svg:viewBox="0 0 282 100" svg:d="M268 17c6 0 14 0 14-9 0-8-8-8-14-8h-254c-6 0-14 0-14 8 0 9 8 9 14 9zM268 100c6 0 14 0 14-9 0-8-8-8-14-8h-254c-6 0-14 0-14 8 0 9 8 9 14 9z"><text:p/></draw:path><draw:path draw:style-name="gr3" draw:text-style-name="P170" svg:width="0.065in" svg:height="0.0752in" svg:x="0.3748in" svg:y="0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70" svg:width="0.0539in" svg:height="0.0795in" svg:x="0.4457in" svg:y="0.02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70" svg:width="0.2in" svg:height="0.0067in" svg:x="0.3409in" svg:y="0.1409in" svg:viewBox="0 0 509 18" draw:points="254,18 0,18 0,0 509,0 509,18"><text:p/></draw:polygon><draw:path draw:style-name="gr3" draw:text-style-name="P170" svg:width="0.065in" svg:height="0.0752in" svg:x="0.3476in" svg:y="0.2264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70" svg:width="0.1051in" svg:height="0.0795in" svg:x="0.4201in" svg:y="0.2453in" svg:viewBox="0 0 268 203" svg:d="M64 6c-4-6-6-6-12-6h-52v11h7c23 0 23 2 23 13v146c0 9 0 22-30 22v11c12-1 24-1 36-1s24 0 36 1v-11c-30 0-30-13-30-22v-156l77 182c2 3 3 7 8 7 1 0 4-1 6-6l79-186v168c0 9-1 13-24 13h-7v11c15 0 31-1 43-1s29 1 44 1v-11h-8c-22 0-22-2-22-13v-155c0-10 0-13 22-13h8v-11h-52c-6 0-8 0-11 6l-71 168z"><text:p/></draw:path></draw:g> <text:tab/><draw:g text:anchor-type="as-char" svg:y="-0.222in" draw:z-index="210" draw:style-name="gr1"><svg:title>TexMaths</svg:title><svg:desc>12§display§\frac{sin \alpha}{sin \beta} = \frac{n_2}{n_1}§svg§600§FALSE§</svg:desc><draw:polygon draw:style-name="gr2" draw:text-style-name="P170" svg:width="0.7776in" svg:height="0.3677in" svg:x="0in" svg:y="0.0012in" svg:viewBox="0 0 1976 935" draw:points="988,935 0,935 0,0 1976,0 1976,935"><text:p/></draw:polygon><draw:path draw:style-name="gr3" draw:text-style-name="P170" svg:width="0.061in" svg:height="0.0752in" svg:x="0.0087in" svg:y="0.0366in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<text:p/></draw:path><draw:path draw:style-name="gr3" draw:text-style-name="P170" svg:width="0.0441in" svg:height="0.1114in" svg:x="0.0827in" svg:y="0in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1-43 51-8 0-11-3-11-13s3-16 13-43z"><text:p/></draw:path><draw:path draw:style-name="gr3" draw:text-style-name="P170" svg:width="0.0898in" svg:height="0.0752in" svg:x="0.1398in" svg:y="0.0366in" svg:viewBox="0 0 229 192" svg:d="M25 162c-1 7-3 17-3 19 0 7 6 11 12 11 4 0 13-4 15-12 0 0 6-21 9-31l8-39c4-8 6-18 7-27 3-7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3" draw:text-style-name="P170" svg:width="0.0933in" svg:height="0.0752in" svg:x="0.2413in" svg:y="0.0366in" svg:viewBox="0 0 238 192" svg:d="M185 88c0-68-40-88-71-88-58 0-114 61-114 120 0 39 25 72 68 72 27 0 58-10 90-35 5 22 20 35 39 35 23 0 36-23 36-30 0-3-4-4-6-4-3 0-4 1-5 4-8 20-23 20-24 20-13 0-13-32-13-43 0-8 0-10 5-14 39-51 48-100 48-100 0-1 0-5-5-5s-5 2-6 10c-9 26-22 59-42 84zM156 145c-37 34-70 37-86 37-26 0-39-18-39-45 0-21 11-67 25-89 20-30 42-38 58-38 42 0 42 55 42 88 0 16 0 40 0 47z"><text:p/></draw:path><draw:polygon draw:style-name="gr3" draw:text-style-name="P170" svg:width="0.3417in" svg:height="0.0067in" svg:x="0in" svg:y="0.178in" svg:viewBox="0 0 869 18" draw:points="435,18 0,18 0,0 869,0 869,18"><text:p/></draw:polygon><draw:path draw:style-name="gr3" draw:text-style-name="P170" svg:width="0.061in" svg:height="0.0752in" svg:x="0.011in" svg:y="0.263in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<text:p/></draw:path><draw:path draw:style-name="gr3" draw:text-style-name="P170" svg:width="0.0441in" svg:height="0.1114in" svg:x="0.0846in" svg:y="0.226in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1-43 51-8 0-11-3-11-13s3-16 13-43z"><text:p/></draw:path><draw:path draw:style-name="gr3" draw:text-style-name="P170" svg:width="0.0898in" svg:height="0.0752in" svg:x="0.1417in" svg:y="0.263in" svg:viewBox="0 0 229 192" svg:d="M25 162c-1 7-3 17-3 19 0 7 6 11 12 11 4 0 13-4 15-12 0 0 6-21 9-31l8-39c4-8 6-18 7-27 3-7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3" draw:text-style-name="P170" svg:width="0.0909in" svg:height="0.1492in" svg:x="0.2421in" svg:y="0.2193in" svg:viewBox="0 0 232 380" svg:d="M232 58c0-32-24-58-58-58-25 0-37 7-52 18-24 17-46 58-55 90l-67 268c0 2 1 4 5 4 3 0 5 0 6-1l29-118c8 25 27 41 57 41 31 0 64-14 82-32 20-21 35-47 35-78s-16-53-32-64c24-13 50-39 50-70zM155 128c-6 3-10 3-21 3-6 0-14 1-19-2 1-4 17-3 22-3 8 0 12 0 18 2zM208 48c0 30-17 60-39 73-12-4-20-5-32-5-10 0-33 0-33 13-1 12 22 11 29 11 16 0 22 0 35-6 16 16 18 29 18 48 1 25-8 57-20 73-17 23-46 39-70 39-32 0-48-26-48-55 0-4 0-11 2-18l27-108c9-36 41-103 91-103 24 0 40 13 40 38z"><text:p/></draw:path><draw:path draw:style-name="gr3" draw:text-style-name="P170" svg:width="0.1106in" svg:height="0.0386in" svg:x="0.4169in" svg:y="0.161in" svg:viewBox="0 0 282 99" svg:d="M268 17c6 0 14 0 14-9 0-8-8-8-14-8h-254c-6 0-14 0-14 8 0 9 8 9 14 9zM268 99c6 0 14 0 14-8s-8-8-14-8h-254c-6 0-14 0-14 8s8 8 14 8z"><text:p/></draw:path><draw:path draw:style-name="gr3" draw:text-style-name="P170" svg:width="0.0898in" svg:height="0.0752in" svg:x="0.6079in" svg:y="0.0366in" svg:viewBox="0 0 229 192" svg:d="M25 162c-1 7-3 17-3 19 0 7 6 11 12 11 4 0 13-4 15-12 0 0 6-21 9-31l8-39c4-8 6-18 7-27 3-7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3" draw:text-style-name="P170" svg:width="0.0516in" svg:height="0.0772in" svg:x="0.7098in" svg:y="0.057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3" draw:text-style-name="P170" svg:width="0.1744in" svg:height="0.0067in" svg:x="0.6031in" svg:y="0.178in" svg:viewBox="0 0 444 18" draw:points="222,18 0,18 0,0 444,0 444,18"><text:p/></draw:polygon><draw:path draw:style-name="gr3" draw:text-style-name="P170" svg:width="0.0898in" svg:height="0.0752in" svg:x="0.6079in" svg:y="0.263in" svg:viewBox="0 0 229 192" svg:d="M25 162c-1 7-3 17-3 19 0 7 6 11 12 11 4 0 13-4 15-12 0 0 6-21 9-31l8-39c4-8 6-18 7-27 3-7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3" draw:text-style-name="P170" svg:width="0.0425in" svg:height="0.0772in" svg:x="0.7154in" svg:y="0.2839in" svg:viewBox="0 0 109 197" svg:d="M67 8c0-8 0-8-8-8-19 19-47 19-59 19v11c7 0 26 0 43-8v151c0 9 0 13-30 13h-11v11c5 0 42-2 53-2 10 0 47 2 54 2v-11h-12c-30 0-30-4-30-13z"><text:p/></draw:path></draw:g> <text:tab/><draw:g text:anchor-type="as-char" svg:y="-0.1173in" draw:z-index="235" draw:style-name="gr1"><svg:title>TexMaths</svg:title><svg:desc>12§display§sin \alpha \cdot n_1 = sin \beta \cdot n_2§svg§600§FALSE§</svg:desc><draw:polygon draw:style-name="gr2" draw:text-style-name="P170" svg:width="1.4799in" svg:height="0.148in" svg:x="0in" svg:y="0.002in" svg:viewBox="0 0 3760 377" draw:points="1880,377 0,377 0,0 3760,0 3760,377"><text:p/></draw:polygon><draw:path draw:style-name="gr3" draw:text-style-name="P170" svg:width="0.061in" svg:height="0.0756in" svg:x="0.0087in" svg:y="0.0441in" svg:viewBox="0 0 156 193" svg:d="M144 29c-12 0-20 10-20 19 0 6 3 12 13 12 9 0 19-7 19-24 0-18-18-36-50-36-57 0-72 43-72 63 0 32 32 39 44 42 22 3 44 8 44 32 0 11-9 46-61 46-6 0-38 0-48-21 16 1 27-11 27-23 0-10-8-15-16-15-11 0-24 9-24 28 0 24 24 41 61 41 69 0 85-52 85-70 0-16-8-27-13-31-12-12-24-15-43-18-14-4-31-6-31-26 0-13 9-38 47-38 10 0 32 2 38 19z"><text:p/></draw:path><draw:path draw:style-name="gr3" draw:text-style-name="P170" svg:width="0.0441in" svg:height="0.1122in" svg:x="0.0827in" svg:y="0.0075in" svg:viewBox="0 0 113 286" svg:d="M109 16c0-9-6-16-17-16-10 0-22 11-22 23 0 7 6 14 16 14s23-9 23-21zM77 175c5-12 5-13 8-24 4-9 6-15 6-23 0-19-13-35-35-35-40 0-56 61-56 66 0 4 5 4 5 4 5 0 5-1 7-7 12-40 29-54 43-54 4 0 11 0 11 14 0 9-4 18-5 23-3 10-23 60-30 78-3 11-9 25-9 34 0 20 14 35 34 35 41 0 57-62 57-65 0-5-4-5-5-5-5 0-5 1-7 8-7 27-22 52-43 52-8 0-11-4-11-13 0-11 3-17 13-44z"><text:p/></draw:path><draw:path draw:style-name="gr3" draw:text-style-name="P170" svg:width="0.0898in" svg:height="0.0756in" svg:x="0.1398in" svg:y="0.0441in" svg:viewBox="0 0 229 193" svg:d="M25 163c-1 7-3 17-3 19 0 7 6 11 12 11 4 0 13-4 15-12 0 0 6-21 9-32l8-38c4-9 6-18 7-28 3-7 6-20 6-22 6-13 29-51 70-51 19 0 23 15 23 30 0 25-22 81-28 99-4 9-5 14-5 19 0 20 16 35 35 35 40 0 55-62 55-65 0-5-3-5-5-5-3 0-3 1-6 8-8 29-22 52-43 52-7 0-11-3-11-13 0-11 5-22 9-30 8-23 25-70 25-94 0-29-18-46-48-46-38 0-59 28-66 37-2-24-20-37-40-37-19 0-27 17-31 24-7 15-13 40-13 41 0 5 5 5 5 5 5 0 5 0 7-10 7-30 16-50 31-50 9 0 13 4 13 19 0 8-1 13-7 36z"><text:p/></draw:path><draw:path draw:style-name="gr3" draw:text-style-name="P170" svg:width="0.0933in" svg:height="0.0756in" svg:x="0.2413in" svg:y="0.0441in" svg:viewBox="0 0 238 193" svg:d="M185 88c0-68-40-88-71-88-58 0-114 61-114 121 0 39 25 72 68 72 27 0 58-10 90-35 5 22 20 35 39 35 23 0 36-23 36-30 0-3-4-4-6-4-3 0-4 1-5 4-8 20-23 20-24 20-13 0-13-32-13-43 0-9 0-10 5-15 39-50 48-100 48-100 0-1 0-5-5-5s-5 2-6 10c-9 27-22 59-42 85zM156 146c-37 34-70 37-86 37-26 0-39-18-39-46 0-20 11-67 25-89 20-30 42-38 58-38 42 0 42 55 42 89 0 16 0 40 0 47z"><text:p/></draw:path><draw:path draw:style-name="gr3" draw:text-style-name="P170" svg:width="0.0177in" svg:height="0.0177in" svg:x="0.3925in" svg:y="0.0673in" svg:viewBox="0 0 46 46" svg:d="M46 23c0-12-10-23-23-23-12 0-23 11-23 23 0 13 11 23 23 23 13 0 23-10 23-23z"><text:p/></draw:path><draw:path draw:style-name="gr3" draw:text-style-name="P170" svg:width="0.0898in" svg:height="0.0756in" svg:x="0.4661in" svg:y="0.0441in" svg:viewBox="0 0 229 193" svg:d="M25 163c-1 7-3 17-3 19 0 7 6 11 12 11 4 0 13-4 15-12 0 0 6-21 9-32l8-38c4-9 6-18 7-28 3-7 6-20 6-22 6-13 29-51 70-51 19 0 23 15 23 30 0 25-22 81-28 99-4 9-5 14-5 19 0 20 16 35 35 35 40 0 55-62 55-65 0-5-3-5-5-5-3 0-3 1-6 8-8 29-22 52-43 52-7 0-11-3-11-13 0-11 5-22 9-30 8-23 25-70 25-94 0-29-18-46-48-46-38 0-59 28-66 37-2-24-20-37-40-37-19 0-27 17-31 24-7 15-13 40-13 41 0 5 5 5 5 5 5 0 5 0 7-10 7-30 16-50 31-50 9 0 13 4 13 19 0 8-1 13-7 36z"><text:p/></draw:path><draw:path draw:style-name="gr3" draw:text-style-name="P170" svg:width="0.0425in" svg:height="0.0776in" svg:x="0.574in" svg:y="0.065in" svg:viewBox="0 0 109 198" svg:d="M67 8c0-8 0-8-8-8-19 19-47 19-59 19v11c7 0 26 0 43-8v152c0 9 0 13-30 13h-11v11c5 0 42-1 53-1 10 0 47 1 54 1v-11h-12c-30 0-30-4-30-13z"><text:p/></draw:path><draw:path draw:style-name="gr3" draw:text-style-name="P170" svg:width="0.1106in" svg:height="0.039in" svg:x="0.6909in" svg:y="0.0563in" svg:viewBox="0 0 282 100" svg:d="M268 17c6 0 14 0 14-9 0-8-8-8-14-8h-254c-6 0-14 0-14 8 0 9 8 9 14 9zM268 100c6 0 14 0 14-8 0-9-8-9-14-9h-254c-6 0-14 0-14 9 0 8 8 8 14 8z"><text:p/></draw:path><draw:path draw:style-name="gr3" draw:text-style-name="P170" svg:width="0.061in" svg:height="0.0756in" svg:x="0.8654in" svg:y="0.0441in" svg:viewBox="0 0 156 193" svg:d="M144 29c-12 0-20 10-20 19 0 6 3 12 13 12 9 0 19-7 19-24 0-18-18-36-50-36-57 0-72 43-72 63 0 32 32 39 44 42 22 3 44 8 44 32 0 11-9 46-61 46-6 0-38 0-48-21 16 1 27-11 27-23 0-10-8-15-16-15-11 0-24 9-24 28 0 24 24 41 61 41 69 0 85-52 85-70 0-16-8-27-13-31-12-12-24-15-43-18-14-4-31-6-31-26 0-13 9-38 47-38 10 0 32 2 38 19z"><text:p/></draw:path><draw:path draw:style-name="gr3" draw:text-style-name="P170" svg:width="0.0441in" svg:height="0.1122in" svg:x="0.9394in" svg:y="0.0075in" svg:viewBox="0 0 113 286" svg:d="M109 16c0-9-6-16-17-16-10 0-22 11-22 23 0 7 6 14 16 14s23-9 23-21zM77 175c5-12 5-13 8-24 4-9 6-15 6-23 0-19-13-35-35-35-40 0-56 61-56 66 0 4 5 4 5 4 5 0 5-1 7-7 12-40 29-54 43-54 4 0 11 0 11 14 0 9-4 18-5 23-3 10-23 60-30 78-3 11-9 25-9 34 0 20 14 35 34 35 41 0 57-62 57-65 0-5-4-5-5-5-5 0-5 1-7 8-7 27-22 52-43 52-8 0-11-4-11-13 0-11 3-17 13-44z"><text:p/></draw:path><draw:path draw:style-name="gr3" draw:text-style-name="P170" svg:width="0.0898in" svg:height="0.0756in" svg:x="0.9969in" svg:y="0.0441in" svg:viewBox="0 0 229 193" svg:d="M25 163c-1 7-3 17-3 19 0 7 6 11 12 11 4 0 13-4 15-12 0 0 6-21 9-32l8-38c4-9 6-18 7-28 3-7 6-20 6-22 6-13 29-51 70-51 19 0 23 15 23 30 0 25-22 81-28 99-4 9-5 14-5 19 0 20 16 35 35 35 40 0 55-62 55-65 0-5-3-5-5-5-3 0-3 1-6 8-8 29-22 52-43 52-7 0-11-3-11-13 0-11 5-22 9-30 8-23 25-70 25-94 0-29-18-46-48-46-38 0-59 28-66 37-2-24-20-37-40-37-19 0-27 17-31 24-7 15-13 40-13 41 0 5 5 5 5 5 5 0 5 0 7-10 7-30 16-50 31-50 9 0 13 4 13 19 0 8-1 13-7 36z"><text:p/></draw:path><draw:path draw:style-name="gr3" draw:text-style-name="P170" svg:width="0.0909in" svg:height="0.15in" svg:x="1.0965in" svg:y="0in" svg:viewBox="0 0 232 382" svg:d="M232 58c0-31-24-58-58-58-25 0-37 7-52 18-24 17-46 58-55 90l-67 271c0 1 1 3 5 3 3 0 5 0 6-1l29-118c8 25 27 41 57 41 31 0 64-15 82-33 20-20 35-47 35-78s-16-53-32-64c24-13 50-40 50-71zM155 129c-6 2-10 2-21 2-6 0-14 2-19-1 1-5 17-3 22-3 8 0 12 0 18 2zM208 48c0 30-17 60-39 74-12-4-20-5-32-5-10 0-33 0-33 13-1 12 22 11 29 11 16 0 22 0 35-6 16 16 18 29 18 48 1 26-8 57-20 74-17 23-46 38-70 38-32 0-48-25-48-55 0-4 0-11 2-18l27-109c9-36 41-103 91-103 24 0 40 13 40 38z"><text:p/></draw:path><draw:path draw:style-name="gr3" draw:text-style-name="P170" svg:width="0.0177in" svg:height="0.0177in" svg:x="1.2453in" svg:y="0.0673in" svg:viewBox="0 0 46 46" svg:d="M46 23c0-12-10-23-23-23-12 0-23 11-23 23 0 13 11 23 23 23 13 0 23-10 23-23z"><text:p/></draw:path><draw:path draw:style-name="gr3" draw:text-style-name="P170" svg:width="0.0898in" svg:height="0.0756in" svg:x="1.3189in" svg:y="0.0441in" svg:viewBox="0 0 229 193" svg:d="M25 163c-1 7-3 17-3 19 0 7 6 11 12 11 4 0 13-4 15-12 0 0 6-21 9-32l8-38c4-9 6-18 7-28 3-7 6-20 6-22 6-13 29-51 70-51 19 0 23 15 23 30 0 25-22 81-28 99-4 9-5 14-5 19 0 20 16 35 35 35 40 0 55-62 55-65 0-5-3-5-5-5-3 0-3 1-6 8-8 29-22 52-43 52-7 0-11-3-11-13 0-11 5-22 9-30 8-23 25-70 25-94 0-29-18-46-48-46-38 0-59 28-66 37-2-24-20-37-40-37-19 0-27 17-31 24-7 15-13 40-13 41 0 5 5 5 5 5 5 0 5 0 7-10 7-30 16-50 31-50 9 0 13 4 13 19 0 8-1 13-7 36z"><text:p/></draw:path><draw:path draw:style-name="gr3" draw:text-style-name="P170" svg:width="0.0516in" svg:height="0.0776in" svg:x="1.4209in" svg:y="0.065in" svg:viewBox="0 0 132 198" svg:d="M132 143h-11c0 8-3 25-7 28-2 1-25 1-30 1h-54c31-27 41-36 59-49 23-18 43-36 43-65 0-36-32-58-70-58-37 0-62 27-62 53 0 16 13 17 16 17 7 0 15-5 15-16 0-5-1-15-17-15 9-22 29-28 44-28 30 0 45 23 45 47 0 26-19 47-29 58l-72 71c-2 2-2 2-2 11h122z"><text:p/></draw:path></draw:g></text:p>
      <text:h text:style-name="P162" text:outline-level="3"><text:soft-page-break/><text:span text:style-name="T37">Totalreflextion<text:tab/> (kritischer Winkel) <text:tab/></text:span><text:span text:style-name="T37"><draw:g text:anchor-type="as-char" svg:y="-0.1854in" draw:z-index="216" draw:style-name="gr1"><svg:title>TexMaths</svg:title><svg:desc>12§display§sin \alpha _k = \frac{n_2}{n_1} \cdot sin 90^{\circ} = \frac{n_2}{n_1}§svg§600§FALSE§</svg:desc><draw:polygon draw:style-name="gr2" draw:text-style-name="P170" svg:width="1.8705in" svg:height="0.3228in" svg:x="0in" svg:y="0.002in" svg:viewBox="0 0 4752 821" draw:points="2376,821 0,821 0,0 4752,0 4752,821"><text:p/></draw:polygon><draw:path draw:style-name="gr3" draw:text-style-name="P170" svg:width="0.061in" svg:height="0.0752in" svg:x="0.0087in" svg:y="0.1126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70" svg:width="0.0441in" svg:height="0.1114in" svg:x="0.0827in" svg:y="0.076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3" draw:text-style-name="P170" svg:width="0.0898in" svg:height="0.0752in" svg:x="0.1398in" svg:y="0.112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70" svg:width="0.0933in" svg:height="0.0752in" svg:x="0.2413in" svg:y="0.1126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3" draw:text-style-name="P170" svg:width="0.0571in" svg:height="0.0819in" svg:x="0.3496in" svg:y="0.1299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3" draw:text-style-name="P170" svg:width="0.1106in" svg:height="0.039in" svg:x="0.478in" svg:y="0.1248in" svg:viewBox="0 0 282 100" svg:d="M268 17c6 0 14 0 14-9 0-8-8-8-14-8h-254c-6 0-14 0-14 8 0 9 8 9 14 9zM268 100c6 0 14 0 14-9 0-8-8-8-14-8h-254c-6 0-14 0-14 8 0 9 8 9 14 9z"><text:p/></draw:path><draw:path draw:style-name="gr3" draw:text-style-name="P170" svg:width="0.0898in" svg:height="0.0752in" svg:x="0.6689in" svg:y="0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70" svg:width="0.0516in" svg:height="0.0772in" svg:x="0.7709in" svg:y="0.02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70" svg:width="0.1744in" svg:height="0.0067in" svg:x="0.6638in" svg:y="0.1409in" svg:viewBox="0 0 444 18" draw:points="222,18 0,18 0,0 444,0 444,18"><text:p/></draw:polygon><draw:path draw:style-name="gr3" draw:text-style-name="P170" svg:width="0.0898in" svg:height="0.0752in" svg:x="0.6689in" svg:y="0.2264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70" svg:width="0.0425in" svg:height="0.0772in" svg:x="0.776in" svg:y="0.2476in" svg:viewBox="0 0 109 197" svg:d="M67 8c0-8 0-8-8-8-19 19-47 19-59 19v11c7 0 26 0 43-8v151c0 9 0 13-30 13h-11v11c5 0 42-1 53-1 10 0 47 1 54 1v-11h-12c-30 0-30-4-30-13z"><text:p/></draw:path><draw:path draw:style-name="gr3" draw:text-style-name="P170" svg:width="0.0177in" svg:height="0.0177in" svg:x="0.9091in" svg:y="0.1354in" svg:viewBox="0 0 46 46" svg:d="M46 23c0-12-10-23-23-23-12 0-23 11-23 23 0 13 11 23 23 23 13 0 23-10 23-23z"><text:p/></draw:path><draw:path draw:style-name="gr3" draw:text-style-name="P170" svg:width="0.061in" svg:height="0.0752in" svg:x="0.9862in" svg:y="0.1126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70" svg:width="0.0441in" svg:height="0.1114in" svg:x="1.0606in" svg:y="0.076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3" draw:text-style-name="P170" svg:width="0.0898in" svg:height="0.0752in" svg:x="1.1177in" svg:y="0.112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70" svg:width="0.0689in" svg:height="0.1146in" svg:x="1.2197in" svg:y="0.0752in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3" draw:text-style-name="P170" svg:width="0.0701in" svg:height="0.1146in" svg:x="1.302in" svg:y="0.0752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70" svg:width="0.05in" svg:height="0.05in" svg:x="1.3874in" svg:y="0.0634in" svg:viewBox="0 0 128 128" svg:d="M128 64c0-36-28-64-64-64-35 0-64 29-64 64 0 36 29 64 64 64 36 0 64-30 64-64zM64 113c-28 0-50-23-50-49 0-28 23-50 50-50 28 0 50 23 50 50s-23 49-50 49z"><text:p/></draw:path><draw:path draw:style-name="gr3" draw:text-style-name="P170" svg:width="0.1106in" svg:height="0.039in" svg:x="1.5102in" svg:y="0.1248in" svg:viewBox="0 0 282 100" svg:d="M268 17c6 0 14 0 14-9 0-8-8-8-14-8h-254c-6 0-14 0-14 8 0 9 8 9 14 9zM268 100c6 0 14 0 14-9 0-8-8-8-14-8h-254c-6 0-14 0-14 8 0 9 8 9 14 9z"><text:p/></draw:path><draw:path draw:style-name="gr3" draw:text-style-name="P170" svg:width="0.0898in" svg:height="0.0752in" svg:x="1.7012in" svg:y="0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70" svg:width="0.0516in" svg:height="0.0772in" svg:x="1.8031in" svg:y="0.02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70" svg:width="0.1744in" svg:height="0.0067in" svg:x="1.6965in" svg:y="0.1409in" svg:viewBox="0 0 444 18" draw:points="222,18 0,18 0,0 444,0 444,18"><text:p/></draw:polygon><draw:path draw:style-name="gr3" draw:text-style-name="P170" svg:width="0.0898in" svg:height="0.0752in" svg:x="1.7012in" svg:y="0.2264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70" svg:width="0.0425in" svg:height="0.0772in" svg:x="1.8083in" svg:y="0.2476in" svg:viewBox="0 0 109 197" svg:d="M67 8c0-8 0-8-8-8-19 19-47 19-59 19v11c7 0 26 0 43-8v151c0 9 0 13-30 13h-11v11c5 0 42-1 53-1 10 0 47 1 54 1v-11h-12c-30 0-30-4-30-13z"><text:p/></draw:path></draw:g></text:span></text:h>
      <text:h text:style-name="P163" text:outline-level="3">Sphärische Spiegel / <text:span text:style-name="T38">Dünne Linsen / Kugel</text:span></text:h>
      <text:p text:style-name="P58"><draw:frame draw:style-name="fr1" draw:name="Frame6" text:anchor-type="paragraph" svg:x="4.4201in" svg:y="0.6398in" svg:width="2.9484in" draw:z-index="188"><draw:text-box fo:min-height="5.9917in"><table:table table:name="Table7" table:style-name="Table7"><table:table-column table:style-name="Table7.A"/><table:table-column table:style-name="Table7.B"/><table:table-column table:style-name="Table7.C"/><table:table-row><table:table-cell table:style-name="Table7.A1" office:value-type="string"><text:p text:style-name="P98"><draw:g text:anchor-type="as-char" svg:y="-0.1252in" draw:z-index="264" draw:style-name="gr1"><svg:title>TexMaths</svg:title><svg:desc>12§display§\alpha / \beta§svg§600§FALSE§</svg:desc><draw:polygon draw:style-name="gr2" draw:text-style-name="P170" svg:width="0.2925in" svg:height="0.1657in" svg:x="0in" svg:y="0in" svg:viewBox="0 0 744 422" draw:points="372,422 0,422 0,0 744,0 744,422"><text:p/></draw:polygon><draw:path draw:style-name="gr3" draw:text-style-name="P170" svg:width="0.0929in" svg:height="0.0752in" svg:x="0.0067in" svg:y="0.0508in" svg:viewBox="0 0 237 192" svg:d="M185 88c0-68-40-88-71-88-58 0-114 61-114 120 0 40 25 72 68 72 27 0 58-10 90-35 5 22 20 35 39 35 22 0 36-23 36-30 0-2-4-4-6-4-3 0-4 2-5 4-9 20-23 20-24 20-13 0-13-32-13-43 0-8 0-9 5-14 39-51 47-100 47-100 0-1 0-5-4-5-5 0-5 2-6 10-9 26-22 59-42 84zM156 145c-37 34-70 37-86 37-26 0-39-18-39-45 0-21 11-67 25-89 20-30 42-38 58-38 42 0 42 55 42 88 0 16 0 40 0 47z"><text:p/></draw:path><draw:path draw:style-name="gr3" draw:text-style-name="P170" svg:width="0.065in" svg:height="0.1657in" svg:x="0.1157in" svg:y="0in" svg:viewBox="0 0 166 422" svg:d="M163 16c3-5 3-8 3-8 0-4-4-8-9-8-3 0-6 1-7 4l-148 403c-2 6-2 7-2 7 0 5 4 8 8 8 6 0 8-2 10-9z"><text:p/></draw:path><draw:path draw:style-name="gr3" draw:text-style-name="P170" svg:width="0.0906in" svg:height="0.1492in" svg:x="0.1945in" svg:y="0.0067in" svg:viewBox="0 0 231 380" svg:d="M231 58c0-32-23-58-57-58-25 0-37 7-52 18-24 17-46 58-55 90l-67 269c0 1 1 3 5 3 3 0 5 0 6-1l29-117c8 25 27 40 57 40 31 0 64-14 82-32 20-20 34-47 34-78s-15-53-31-64c24-13 49-39 49-70zM155 128c-6 3-10 3-21 3-6 0-14 1-19-1 1-5 17-4 22-4 8 0 12 0 18 2zM208 48c0 30-17 60-39 73-12-3-20-5-32-5-10 0-33 0-33 14-1 12 22 10 29 10 16 0 22 0 35-6 16 16 18 29 18 48 1 26-8 57-20 74-17 22-46 38-70 38-32 0-48-25-48-55 0-4 0-11 2-18l27-108c9-36 41-103 91-103 24 0 40 13 40 38z"><text:p/></draw:path></draw:g></text:p></table:table-cell><table:table-cell table:style-name="Table7.A1" office:value-type="string"><text:p text:style-name="P20">Einfall/<text:span text:style-name="T36">Brechungsw.</text:span></text:p></table:table-cell><table:table-cell table:style-name="Table7.C1" office:value-type="string"><text:p text:style-name="P86"><draw:g text:anchor-type="as-char" svg:y="-0.1181in" draw:z-index="265" draw:style-name="gr1"><svg:title>TexMaths</svg:title><svg:desc>12§display§\mathrm{rad}§svg§600§FALSE§</svg:desc><draw:polygon draw:style-name="gr2" draw:text-style-name="P170" svg:width="0.2406in" svg:height="0.1157in" svg:x="0in" svg:y="0in" svg:viewBox="0 0 612 295" draw:points="306,295 0,295 0,0 612,0 612,295"><text:p/></draw:polygon><draw:path draw:style-name="gr3" draw:text-style-name="P170" svg:width="0.0559in" svg:height="0.0736in" svg:x="0.0047in" svg:y="0.0421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70" svg:width="0.0752in" svg:height="0.0764in" svg:x="0.072in" svg:y="0.0413in" svg:viewBox="0 0 192 195" svg:d="M124 159c1 17 13 35 33 35 9 0 35-6 35-41v-24h-11v24c0 24-11 28-15 28-15 0-16-19-16-22v-85c0-19 0-34-16-51-16-16-37-23-57-23-35 0-65 20-65 48 0 13 8 21 20 21 11 0 20-9 20-21 0-5-3-19-22-19 11-15 32-19 46-19 20 0 44 17 44 54v16c-22 1-50 2-78 15-31 15-42 36-42 56 0 33 41 44 68 44 28 0 47-17 56-36zM120 89v42c0 41-30 56-49 56-21 0-39-16-39-37 0-23 18-58 88-61z"><text:p/></draw:path><draw:path draw:style-name="gr3" draw:text-style-name="P170" svg:width="0.0819in" svg:height="0.1177in" svg:x="0.1535in" svg:y="0in" svg:viewBox="0 0 209 300" svg:d="M146 271v29l63-5v-13c-29 0-32-3-32-24v-258l-62 5v13c30 0 33 2 33 24v92c-12-16-30-27-53-27-51 0-95 43-95 97s42 96 90 96c28 0 46-14 56-29zM146 158v87c0 8 0 8-4 15-12 21-32 31-50 31-19 0-34-11-44-28-12-17-13-41-13-59 0-16 1-41 13-61 10-13 25-26 48-26 16 0 32 6 46 25 4 8 4 9 4 16z"><text:p/></draw:path></draw:g></text:p></table:table-cell></table:table-row><table:table-row><table:table-cell table:style-name="Table7.A2" office:value-type="string"><text:p text:style-name="P96"><draw:g text:anchor-type="as-char" svg:y="-0.0744in" draw:z-index="266" draw:style-name="gr1"><svg:title>TexMaths</svg:title><svg:desc>12§display§n_i§svg§600§FALSE§</svg:desc><draw:polygon draw:style-name="gr2" draw:text-style-name="P170" svg:width="0.1465in" svg:height="0.0965in" svg:x="0in" svg:y="0.0016in" svg:viewBox="0 0 373 246" draw:points="187,246 0,246 0,0 373,0 373,246"><text:p/></draw:polygon><draw:path draw:style-name="gr3" draw:text-style-name="P170" svg:width="0.0898in" svg:height="0.0752in" svg:x="0.0047in" svg:y="0in" svg:viewBox="0 0 229 192" svg:d="M25 162c-1 7-3 17-3 19 0 7 6 11 12 11 4 0 13-4 15-12 0 0 6-20 9-31l8-39c4-8 6-18 7-27 3-7 6-21 6-22 6-13 29-51 70-51 19 0 22 15 22 30 0 25-21 80-27 98-4 10-5 14-5 19 0 21 16 35 35 35 39 0 55-61 55-65 0-5-4-5-5-5-3 0-3 2-6 9-8 29-23 51-43 51-7 0-11-3-11-13 0-11 5-21 9-30 8-23 25-69 25-93 0-29-18-46-48-46-39 0-59 28-66 37-2-24-20-37-40-37-19 0-27 17-31 24-7 14-13 40-13 41 0 5 5 5 5 5 5 0 5 0 7-10 7-30 16-50 31-50 9 0 13 4 13 19 0 8-1 13-7 36z"><text:p/></draw:path><draw:path draw:style-name="gr3" draw:text-style-name="P170" svg:width="0.0354in" svg:height="0.0783in" svg:x="0.1051in" svg:y="0.0213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/draw:g></text:p></table:table-cell><table:table-cell table:style-name="Table7.A2" office:value-type="string"><text:p text:style-name="P20">Brechungsindex</text:p></table:table-cell><table:table-cell table:style-name="Table7.C2" office:value-type="string"><text:p text:style-name="P86"><draw:g text:anchor-type="as-char" svg:y="-0.1181in" draw:z-index="267" draw:style-name="gr1"><svg:title>TexMaths</svg:title><svg:desc>12§display§\text{Faktor}§svg§600§FALSE§</svg:desc><draw:polygon draw:style-name="gr2" draw:text-style-name="P170" svg:width="0.4772in" svg:height="0.1157in" svg:x="0in" svg:y="0in" svg:viewBox="0 0 1213 295" draw:points="606,295 0,295 0,0 1213,0 1213,295"><text:p/></draw:polygon><draw:path draw:style-name="gr3" draw:text-style-name="P170" svg:width="0.0961in" svg:height="0.1134in" svg:x="0.0055in" svg:y="0.0024in" svg:viewBox="0 0 245 289" svg:d="M233 0h-233v13h10c33 0 33 5 33 21v222c0 15 0 20-33 20h-10v13c14-1 48-1 65-1s55 0 70 1v-13h-14c-39 0-39-6-39-20v-105h35c41 0 46 14 46 50h10v-113h-10c0 36-5 49-46 49h-35v-107c0-14 1-17 20-17h51c63 0 74 24 81 82h11z"><text:p/></draw:path><draw:path draw:style-name="gr3" draw:text-style-name="P170" svg:width="0.0752in" svg:height="0.0764in" svg:x="0.1016in" svg:y="0.0413in" svg:viewBox="0 0 192 195" svg:d="M123 159c2 17 14 35 34 35 8 0 35-6 35-41v-24h-11v24c0 24-11 28-16 28-14 0-15-19-15-22v-85c0-19 0-34-16-51-17-16-37-23-57-23-35 0-65 20-65 48 0 13 8 21 20 21 11 0 20-9 20-21 0-5-3-19-22-19 11-15 32-19 46-19 20 0 44 17 44 54v16c-22 1-50 2-78 15-31 15-42 36-42 56 0 33 41 44 68 44 28 0 47-17 55-36zM120 89v42c0 41-30 56-49 56-21 0-39-16-39-37 0-23 18-58 88-61z"><text:p/></draw:path><draw:path draw:style-name="gr3" draw:text-style-name="P170" svg:width="0.0803in" svg:height="0.1157in" svg:x="0.1823in" svg:y="0in" svg:viewBox="0 0 205 295" svg:d="M34 263c0 19-5 19-34 19v13c14 0 34-1 47-1 12 0 29 0 45 1v-13c-27 0-32 0-32-19v-44l26-24c34 46 52 70 52 77 0 9-7 10-16 10v13c12 0 37-1 46-1 12 0 25 0 37 1v-13c-16 0-25 0-42-23l-53-76c-1-1-3-3-3-5 0-1 31-26 34-30 27-21 45-23 54-23v-13c-13 1-18 1-30 1-15 0-42-1-48-1v13c9 0 14 5 14 11 0 9-6 14-10 16l-60 52v-204l-61 5v13c30 0 34 2 34 24z"><text:p/></draw:path><draw:path draw:style-name="gr3" draw:text-style-name="P170" svg:width="0.052in" svg:height="0.1043in" svg:x="0.2681in" svg:y="0.0134in" svg:viewBox="0 0 133 266" svg:d="M66 92h60v-14h-60v-78h-11c-1 35-13 81-55 82v10h36v117c0 53 40 57 55 57 30 0 42-30 42-57v-25h-11v25c0 31-12 47-29 47-27 0-27-39-27-46z"><text:p/></draw:path><draw:path draw:style-name="gr3" draw:text-style-name="P170" svg:width="0.0736in" svg:height="0.0764in" svg:x="0.3343in" svg:y="0.0413in" svg:viewBox="0 0 188 195" svg:d="M188 100c0-55-43-100-93-100-54 0-95 47-95 100 0 54 44 95 93 95 52 0 95-41 95-95zM95 184c-19 0-37-8-49-27-11-20-11-45-11-61s0-39 11-59c10-19 31-27 47-27 20 0 38 9 48 27 11 18 11 43 11 59s0 39-8 57c-10 19-29 31-49 31z"><text:p/></draw:path><draw:path draw:style-name="gr3" draw:text-style-name="P170" svg:width="0.0559in" svg:height="0.0736in" svg:x="0.4173in" svg:y="0.0421in" svg:viewBox="0 0 143 188" svg:d="M59 47v-47l-59 5v13c30 0 34 2 34 24v114c0 19-5 19-34 19v13c17 0 36-1 48-1 18 0 37 0 54 1v-13h-9c-31 0-32-5-32-19v-67c0-42 18-79 50-79 3 0 4 0 5 0-1 0-9 6-9 17 0 12 8 18 18 18 7 0 18-5 18-18 0-15-14-27-32-27-31 0-46 29-52 47z"><text:p/></draw:path></draw:g></text:p></table:table-cell></table:table-row><table:table-row><table:table-cell table:style-name="Table7.A2" office:value-type="string"><text:p text:style-name="P96"><draw:g text:anchor-type="as-char" svg:y="-0.0728in" draw:z-index="268" draw:style-name="gr1"><svg:title>TexMaths</svg:title><svg:desc>12§display§c_M§svg§600§FALSE§</svg:desc><draw:polygon draw:style-name="gr2" draw:text-style-name="P170" svg:width="0.2102in" svg:height="0.0969in" svg:x="0in" svg:y="0.002in" svg:viewBox="0 0 535 247" draw:points="268,247 0,247 0,0 535,0 535,247"><text:p/></draw:polygon><draw:path draw:style-name="gr3" draw:text-style-name="P170" svg:width="0.0646in" svg:height="0.0756in" svg:x="0.0067in" svg:y="0in" svg:viewBox="0 0 165 193" svg:d="M151 26c-7 0-13 0-19 6-7 7-7 14-7 17 0 10 7 15 15 15 12 0 24-10 24-28 0-20-20-36-50-36-58 0-114 61-114 120 0 39 25 73 68 73 61 0 97-45 97-51 0-2-2-5-6-5-1 0-2 1-5 4-33 42-80 42-85 42-26 0-38-21-38-46 0-18 9-59 23-85 13-24 37-42 60-42 14 0 31 4 37 16z"><text:p/></draw:path><draw:path draw:style-name="gr3" draw:text-style-name="P170" svg:width="0.1236in" svg:height="0.0795in" svg:x="0.0803in" svg:y="0.0193in" svg:viewBox="0 0 315 203" svg:d="M280 24c3-11 4-13 25-13 6 0 10 0 10-6 0-5-4-5-8-5h-41c-9 0-9 0-12 6l-115 170-29-168c-1-8-1-8-11-8h-42c-6 0-9 0-9 6 0 5 3 5 9 5 5 0 6 0 12 0 5 1 6 1 6 5 0 0 0 2-1 6l-37 150c-2 10-7 19-31 21-2 0-6 0-6 7 0 0 0 3 5 3 8 0 20-1 30-1 7 0 25 1 32 1 1 0 6 0 6-6 0-4-5-4-7-4-19 0-19-9-19-12 0-2 0-3 1-8l39-159 33 181c1 6 1 8 6 8 3 0 6-3 8-6l125-186v1l-42 169c-3 9-3 12-27 12-4 0-8 0-8 7 0 0 0 3 5 3 6 0 12-1 18-1s13 0 19 0c8 0 29 1 37 1 2 0 6 0 6-6 0-4-4-4-10-4 0 0-5 0-10 0-7-2-7-3-7-5 0-3 1-5 1-7z"><text:p/></draw:path></draw:g></text:p></table:table-cell><table:table-cell table:style-name="Table7.A2" office:value-type="string"><text:p text:style-name="P20">Lichtgeschw. Material</text:p></table:table-cell><table:table-cell table:style-name="Table7.C2" office:value-type="string"><text:p text:style-name="P86"><draw:g text:anchor-type="as-char" svg:y="-0.1866in" draw:z-index="269" draw:style-name="gr1"><svg:title>TexMaths</svg:title><svg:desc>12§display§[ c_M ] = \mathrm{\frac{m}{s}}§svg§600§FALSE§</svg:desc><draw:polygon draw:style-name="gr2" draw:text-style-name="P170" svg:width="0.6913in" svg:height="0.298in" svg:x="0in" svg:y="0.002in" svg:viewBox="0 0 1757 758" draw:points="878,758 0,758 0,0 1757,0 1757,758"><text:p/></draw:polygon><draw:polygon draw:style-name="gr3" draw:text-style-name="P170" svg:width="0.0228in" svg:height="0.1661in" svg:x="0.0193in" svg:y="0.061in" svg:viewBox="0 0 59 423" draw:points="59,423 59,406 17,406 17,17 59,17 59,0 0,0 0,423"><text:p/></draw:polygon><draw:path draw:style-name="gr3" draw:text-style-name="P170" svg:width="0.065in" svg:height="0.0752in" svg:x="0.0528in" svg:y="0.1134in" svg:viewBox="0 0 166 192" svg:d="M151 26c-7 0-13 0-19 6-7 6-7 14-7 17 0 10 7 15 15 15 12 0 24-10 24-28 0-20-20-36-50-36-58 0-114 61-114 120 0 39 25 72 68 72 62 0 98-44 98-50 0-3-3-5-6-5-2 0-3 1-5 4-34 42-81 42-85 42-27 0-39-21-39-46 0-18 9-59 23-85 13-24 37-42 60-42 14 0 31 4 37 16z"><text:p/></draw:path><draw:path draw:style-name="gr3" draw:text-style-name="P170" svg:width="0.124in" svg:height="0.0795in" svg:x="0.1268in" svg:y="0.1315in" svg:viewBox="0 0 316 203" svg:d="M281 24c2-11 3-13 25-13 6 0 10 0 10-6 0-5-4-5-9-5h-41c-8 0-8 0-12 6l-115 169-29-167c-1-8-1-8-10-8h-42c-6 0-10 0-10 6 0 5 4 5 10 5 4 0 6 0 12 0 4 1 6 1 6 5 0 0 0 2-2 6l-37 150c-2 9-7 19-31 20-2 0-6 0-6 7 0 0 0 4 5 4 8 0 20-1 30-1 7 0 25 1 32 1 1 0 6 0 6-6 0-5-5-5-7-5-19 0-19-8-19-12 0-1 0-2 1-7l40-159 32 181c1 6 1 8 6 8 4 0 6-4 8-6l125-186v1l-42 168c-2 10-2 12-26 12-5 0-9 0-9 7 0 0 0 4 5 4 6 0 12-1 18-1s13 0 19 0c9 0 29 1 38 1 2 0 6 0 6-6 0-5-4-5-10-5 0 0-6 0-11 0-7-1-7-2-7-5 0-2 1-4 1-7z"><text:p/></draw:path><draw:polygon draw:style-name="gr3" draw:text-style-name="P170" svg:width="0.0228in" svg:height="0.1661in" svg:x="0.2689in" svg:y="0.061in" svg:viewBox="0 0 59 423" draw:points="59,0 0,0 0,17 42,17 42,406 0,406 0,423 59,423"><text:p/></draw:polygon><draw:path draw:style-name="gr3" draw:text-style-name="P170" svg:width="0.1106in" svg:height="0.039in" svg:x="0.3669in" svg:y="0.1256in" svg:viewBox="0 0 282 100" svg:d="M268 17c6 0 14 0 14-9 0-8-8-8-14-8h-254c-6 0-14 0-14 8 0 9 8 9 14 9zM268 100c6 0 14 0 14-9 0-8-8-8-14-8h-254c-6 0-14 0-14 8 0 9 8 9 14 9z"><text:p/></draw:path><draw:path draw:style-name="gr3" draw:text-style-name="P170" svg:width="0.1295in" svg:height="0.0732in" svg:x="0.5579in" svg:y="0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1c0-37 0-50-14-65-6-8-20-16-44-16-36 0-54 25-61 42-6-37-37-42-57-42-31 0-50 18-62 44v-44l-60 5v13c30 0 34 2 34 24z"><text:p/></draw:path><draw:polygon draw:style-name="gr3" draw:text-style-name="P170" svg:width="0.1386in" svg:height="0.0067in" svg:x="0.5528in" svg:y="0.1409in" svg:viewBox="0 0 353 18" draw:points="176,18 0,18 0,0 353,0 353,18"><text:p/></draw:polygon><draw:path draw:style-name="gr3" draw:text-style-name="P170" svg:width="0.0543in" svg:height="0.0764in" svg:x="0.5949in" svg:y="0.2256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7.A2" office:value-type="string"><text:p text:style-name="P95"><draw:g text:anchor-type="as-char" svg:y="-0.1138in" draw:z-index="201" draw:style-name="gr1"><svg:title>TexMaths</svg:title><svg:desc>12§display§B§svg§600§FALSE§</svg:desc><draw:polygon draw:style-name="gr2" draw:text-style-name="P170" svg:width="0.1339in" svg:height="0.113in" svg:x="0in" svg:y="0in" svg:viewBox="0 0 341 288" draw:points="171,288 0,288 0,0 341,0 341,288"><text:p/></draw:polygon><draw:path draw:style-name="gr3" draw:text-style-name="P170" svg:width="0.1185in" svg:height="0.113in" svg:x="0.0071in" svg:y="0in" svg:viewBox="0 0 302 288" svg:d="M50 256c-4 16-6 19-38 19-7 0-12 0-12 9 0 4 4 4 12 4h150c67 0 117-50 117-90 0-32-25-56-66-60 44-9 89-40 89-79 0-31-28-59-79-59h-142c-8 0-12 0-12 8 0 5 4 5 11 5 1 0 10 0 17 1 7 0 11 2 11 6 0 3 0 4-1 9zM114 134l26-105c4-15 5-16 23-16h54c37 0 46 25 46 43 0 37-37 78-88 78zM95 275c-6 0-8 0-10 0-4-1-5-1-5-4 0-2 0-3 1-10l30-117h79c41 0 50 31 50 49 0 42-38 82-88 82z"><text:p/></draw:path></draw:g></text:p></table:table-cell><table:table-cell table:style-name="Table7.A2" office:value-type="string"><text:p text:style-name="P16">Bildhöhe</text:p></table:table-cell><table:table-cell table:style-name="Table7.C2" office:value-type="string"><text:p text:style-name="P82"><draw:g text:anchor-type="as-char" svg:y="-0.1252in" draw:z-index="202" draw:style-name="gr1"><svg:title>TexMaths</svg:title><svg:desc>12§display§[B] = \mathrm{m}§svg§600§FALSE§</svg:desc><draw:polygon draw:style-name="gr2" draw:text-style-name="P170" svg:width="0.5866in" svg:height="0.1657in" svg:x="0in" svg:y="0in" svg:viewBox="0 0 1491 422" draw:points="745,422 0,422 0,0 1491,0 1491,422"><text:p/></draw:polygon><draw:polygon draw:style-name="gr3" draw:text-style-name="P170" svg:width="0.0228in" svg:height="0.1657in" svg:x="0.0193in" svg:y="0in" svg:viewBox="0 0 59 422" draw:points="59,422 59,406 17,406 17,17 59,17 59,0 0,0 0,422"><text:p/></draw:polygon><draw:path draw:style-name="gr3" draw:text-style-name="P170" svg:width="0.1185in" svg:height="0.1134in" svg:x="0.0528in" svg:y="0.010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olygon draw:style-name="gr3" draw:text-style-name="P170" svg:width="0.0228in" svg:height="0.1657in" svg:x="0.1843in" svg:y="0in" svg:viewBox="0 0 59 422" draw:points="59,0 0,0 0,17 42,17 42,406 0,406 0,422 59,422"><text:p/></draw:polygon><draw:path draw:style-name="gr3" draw:text-style-name="P170" svg:width="0.1106in" svg:height="0.039in" svg:x="0.2823in" svg:y="0.0634in" svg:viewBox="0 0 282 100" svg:d="M268 17c6 0 14 0 14-9 0-8-8-8-14-8h-254c-6 0-14 0-14 8 0 9 8 9 14 9zM268 100c6 0 14 0 14-9 0-8-8-8-14-8h-254c-6 0-14 0-14 8 0 9 8 9 14 9z"><text:p/></draw:path><draw:path draw:style-name="gr3" draw:text-style-name="P170" svg:width="0.1295in" svg:height="0.0732in" svg:x="0.4531in" svg:y="0.0508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7.A2" office:value-type="string"><text:p text:style-name="P99"><draw:g text:anchor-type="as-char" svg:y="-0.1189in" draw:z-index="221" draw:style-name="gr1"><svg:title>TexMaths</svg:title><svg:desc>12§display§f§svg§600§FALSE§</svg:desc><draw:polygon draw:style-name="gr2" draw:text-style-name="P170" svg:width="0.0992in" svg:height="0.1472in" svg:x="0in" svg:y="0.0016in" svg:viewBox="0 0 253 375" draw:points="126,375 0,375 0,0 253,0 253,375"><text:p/></draw:polygon><draw:path draw:style-name="gr3" draw:text-style-name="P170" svg:width="0.0827in" svg:height="0.1508in" svg:x="0.0091in" svg:y="0in" svg:viewBox="0 0 211 384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10-9-16-17-16-11 0-23 10-23 27 0 18 19 28 36 28 23 0 41-25 48-40 13-28 23-78 24-82z"><text:p/></draw:path></draw:g></text:p></table:table-cell><table:table-cell table:style-name="Table7.C1" table:number-columns-spanned="2" office:value-type="string"><text:p text:style-name="P23">Brennweite <draw:g text:anchor-type="as-char" svg:y="-0.2417in" draw:z-index="222" draw:style-name="gr1"><svg:title>TexMaths</svg:title><svg:desc>12§display§[f] = \mathrm{m} \quad \left [ \frac{1}{f} \right ] = \mathrm{dp}§svg§600§FALSE§</svg:desc><draw:polygon draw:style-name="gr2" draw:text-style-name="P170" svg:width="1.4654in" svg:height="0.3988in" svg:x="0in" svg:y="0in" svg:viewBox="0 0 3723 1014" draw:points="1861,1014 0,1014 0,0 3723,0 3723,1014"><text:p/></draw:polygon><draw:polygon draw:style-name="gr3" draw:text-style-name="P170" svg:width="0.0228in" svg:height="0.1661in" svg:x="0.0193in" svg:y="0.1161in" svg:viewBox="0 0 59 423" draw:points="59,423 59,406 17,406 17,17 59,17 59,0 0,0 0,423"><text:p/></draw:polygon><draw:path draw:style-name="gr3" draw:text-style-name="P170" svg:width="0.0827in" svg:height="0.1512in" svg:x="0.0547in" svg:y="0.124in" svg:viewBox="0 0 211 385" svg:d="M133 130h36c9 0 13 0 13-10 0-4-4-4-12-4h-34l9-49c1-8 7-38 10-43 3-8 11-14 20-14 1 0 12 0 21 7-20 2-23 17-23 23 0 9 7 14 15 14 11 0 23-8 23-25 0-19-19-29-36-29-14 0-42 7-54 49-2 10-3 13-14 67h-29c-8 0-13 0-13 8 0 6 3 6 12 6h27l-31 167c-8 40-15 79-37 79-1 0-12 0-20-7 19-2 24-17 24-23 0-10-9-16-17-16-11 0-23 10-23 27 0 18 19 28 36 28 23 0 41-25 48-40 13-28 23-79 24-82z"><text:p/></draw:path><draw:polygon draw:style-name="gr3" draw:text-style-name="P170" svg:width="0.0228in" svg:height="0.1661in" svg:x="0.1488in" svg:y="0.1161in" svg:viewBox="0 0 59 423" draw:points="59,0 0,0 0,17 42,17 42,406 0,406 0,423 59,423"><text:p/></draw:polygon><draw:path draw:style-name="gr3" draw:text-style-name="P170" svg:width="0.1106in" svg:height="0.039in" svg:x="0.2465in" svg:y="0.1803in" svg:viewBox="0 0 282 100" svg:d="M268 17c6 0 14 0 14-9 0-8-8-8-14-8h-254c-6 0-14 0-14 8 0 9 8 9 14 9zM268 100c6 0 14 0 14-9 0-8-8-8-14-8h-254c-6 0-14 0-14 8 0 9 8 9 14 9z"><text:p/></draw:path><draw:path draw:style-name="gr3" draw:text-style-name="P170" svg:width="0.1295in" svg:height="0.0732in" svg:x="0.4181in" svg:y="0.1673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olygon draw:style-name="gr3" draw:text-style-name="P170" svg:width="0.0437in" svg:height="0.3984in" svg:x="0.7866in" svg:y="0in" svg:viewBox="0 0 112 1013" draw:points="0,1013 112,1013 112,990 24,990 24,23 112,23 112,0 0,0"><text:p/></draw:polygon><draw:path draw:style-name="gr3" draw:text-style-name="P170" svg:width="0.0547in" svg:height="0.1106in" svg:x="0.8756in" svg:y="0.0181in" svg:viewBox="0 0 140 282" svg:d="M88 11c0-10 0-11-10-11-26 28-65 28-78 28v13c8 0 34 0 55-12v219c0 16-1 21-39 21h-14v13c16-1 52-1 70-1 17 0 54 0 68 1v-13h-13c-38 0-39-5-39-21z"><text:p/></draw:path><draw:polygon draw:style-name="gr3" draw:text-style-name="P170" svg:width="0.0992in" svg:height="0.0067in" svg:x="0.8524in" svg:y="0.1953in" svg:viewBox="0 0 253 18" draw:points="126,18 0,18 0,0 253,0 253,18"><text:p/></draw:polygon><draw:path draw:style-name="gr3" draw:text-style-name="P170" svg:width="0.0827in" svg:height="0.1512in" svg:x="0.8614in" svg:y="0.2378in" svg:viewBox="0 0 211 385" svg:d="M133 130h36c9 0 13 0 13-10 0-4-4-4-12-4h-34l9-49c1-8 7-38 10-43 3-8 11-14 20-14 1 0 12 0 21 7-20 2-23 17-23 23 0 9 7 14 15 14 11 0 23-8 23-25 0-19-19-29-36-29-14 0-42 7-54 49-2 10-3 13-14 67h-29c-8 0-13 0-13 8 0 6 3 6 12 6h27l-31 167c-8 40-15 79-37 79-1 0-12 0-20-7 19-2 24-17 24-23 0-10-9-16-17-16-11 0-23 10-23 27 0 18 19 28 36 28 23 0 41-25 48-40 13-28 23-79 24-82z"><text:p/></draw:path><draw:polygon draw:style-name="gr3" draw:text-style-name="P170" svg:width="0.0437in" svg:height="0.3984in" svg:x="0.9736in" svg:y="0in" svg:viewBox="0 0 112 1013" draw:points="89,990 0,990 0,1013 112,1013 112,0 0,0 0,23 89,23"><text:p/></draw:polygon><draw:path draw:style-name="gr3" draw:text-style-name="P170" svg:width="0.1106in" svg:height="0.039in" svg:x="1.1146in" svg:y="0.1803in" svg:viewBox="0 0 282 100" svg:d="M268 17c6 0 14 0 14-9 0-8-8-8-14-8h-254c-6 0-14 0-14 8 0 9 8 9 14 9zM268 100c6 0 14 0 14-9 0-8-8-8-14-8h-254c-6 0-14 0-14 8 0 9 8 9 14 9z"><text:p/></draw:path><draw:path draw:style-name="gr3" draw:text-style-name="P170" svg:width="0.0819in" svg:height="0.1173in" svg:x="1.2862in" svg:y="0.1256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70" svg:width="0.0819in" svg:height="0.1059in" svg:x="1.378in" svg:y="0.1673in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<text:p/></draw:path></draw:g></text:p></table:table-cell><table:covered-table-cell/></table:table-row><table:table-row><table:table-cell table:style-name="Table7.A2" office:value-type="string"><text:p text:style-name="P95"><draw:g text:anchor-type="as-char" svg:y="-0.0756in" draw:z-index="198" draw:style-name="gr1"><svg:title>TexMaths</svg:title><svg:desc>12§display§r§svg§600§FALSE§</svg:desc><draw:polygon draw:style-name="gr2" draw:text-style-name="P170" svg:width="0.0791in" svg:height="0.0713in" svg:x="0in" svg:y="0.002in" svg:viewBox="0 0 202 182" draw:points="102,182 0,182 0,0 202,0 202,182"><text:p/></draw:polygon><draw:path draw:style-name="gr3" draw:text-style-name="P170" svg:width="0.0673in" svg:height="0.0752in" svg:x="0.0047in" svg:y="0in" svg:viewBox="0 0 172 192" svg:d="M25 162c-1 7-3 16-3 19 0 7 6 11 12 11 4 0 13-4 15-12 1-2 16-59 17-67 3-14 11-44 14-56 1-4 13-25 23-34 4-3 16-13 35-13 11 0 17 4 18 4-13 3-23 12-23 23 0 7 5 16 17 16 11 0 22-10 22-25s-13-28-34-28c-28 0-47 20-55 32-3-19-18-32-39-32-19 0-27 17-31 24-7 14-13 39-13 41 0 4 5 4 5 4 5 0 5 0 7-9 7-30 16-50 31-50 7 0 13 3 13 19 0 8-1 13-7 36z"><text:p/></draw:path></draw:g></text:p></table:table-cell><table:table-cell table:style-name="Table7.A2" office:value-type="string"><text:p text:style-name="P16">Kr<text:span text:style-name="T14">ümmungsradius</text:span></text:p></table:table-cell><table:table-cell table:style-name="Table7.C2" office:value-type="string"><text:p text:style-name="P82"><draw:g text:anchor-type="as-char" svg:y="-0.1252in" draw:z-index="199" draw:style-name="gr1"><svg:title>TexMaths</svg:title><svg:desc>12§display§[r] = \mathrm{m}§svg§600§FALSE§</svg:desc><draw:polygon draw:style-name="gr2" draw:text-style-name="P170" svg:width="0.5311in" svg:height="0.1657in" svg:x="0in" svg:y="0in" svg:viewBox="0 0 1350 422" draw:points="675,422 0,422 0,0 1350,0 1350,422"><text:p/></draw:polygon><draw:polygon draw:style-name="gr3" draw:text-style-name="P170" svg:width="0.0228in" svg:height="0.1657in" svg:x="0.0193in" svg:y="0in" svg:viewBox="0 0 59 422" draw:points="59,422 59,406 17,406 17,17 59,17 59,0 0,0 0,422"><text:p/></draw:polygon><draw:path draw:style-name="gr3" draw:text-style-name="P170" svg:width="0.0677in" svg:height="0.0752in" svg:x="0.0508in" svg:y="0.0508in" svg:viewBox="0 0 173 192" svg:d="M25 162c-1 7-3 17-3 19 0 7 6 11 12 11 4 0 13-4 15-12 1-1 16-59 17-67 4-13 11-43 14-55 2-5 14-26 23-35 4-3 16-13 35-13 11 0 17 4 18 4-13 3-23 12-23 23 0 7 5 16 17 16 11 0 23-10 23-25s-14-28-35-28c-28 0-47 20-55 32-3-19-18-32-39-32-19 0-27 17-31 24-7 14-13 40-13 41 0 5 5 5 5 5 5 0 5 0 7-10 7-30 16-50 31-50 7 0 13 3 13 19 0 8-1 13-7 36z"><text:p/></draw:path><draw:polygon draw:style-name="gr3" draw:text-style-name="P170" svg:width="0.0228in" svg:height="0.1657in" svg:x="0.1295in" svg:y="0in" svg:viewBox="0 0 59 422" draw:points="59,0 0,0 0,17 42,17 42,406 0,406 0,422 59,422"><text:p/></draw:polygon><draw:path draw:style-name="gr3" draw:text-style-name="P170" svg:width="0.1106in" svg:height="0.039in" svg:x="0.2272in" svg:y="0.0634in" svg:viewBox="0 0 282 100" svg:d="M267 17c6 0 15 0 15-9 0-8-9-8-15-8h-253c-6 0-14 0-14 8 0 9 8 9 14 9zM267 100c6 0 15 0 15-9 0-8-9-8-15-8h-253c-6 0-14 0-14 8 0 9 8 9 14 9z"><text:p/></draw:path><draw:path draw:style-name="gr3" draw:text-style-name="P170" svg:width="0.1295in" svg:height="0.0732in" svg:x="0.398in" svg:y="0.0508in" svg:viewBox="0 0 330 187" svg:d="M34 42v113c0 19-5 19-34 19v13c14 0 36-1 48-1 11 0 32 1 47 1v-13c-28 0-33 0-33-19v-78c0-43 30-67 57-67s32 22 32 46v99c0 19-5 19-33 19v13c14 0 35-1 47-1 11 0 33 1 47 1v-13c-27 0-32 0-32-19v-78c0-43 30-67 57-67s32 22 32 46v99c0 19-5 19-34 19v13c14 0 36-1 48-1 11 0 32 1 47 1v-13c-22 0-33 0-33-12v-82c0-36 0-49-13-64-6-8-20-16-44-16-36 0-54 25-61 42-6-37-38-42-57-42-31 0-50 18-62 44v-44l-60 5v13c30 0 34 2 34 24z"><text:p/></draw:path></draw:g></text:p></table:table-cell></table:table-row><table:table-row><table:table-cell table:style-name="Table7.A2" office:value-type="string"><text:p text:style-name="P95"><draw:g text:anchor-type="as-char" svg:y="-0.1181in" draw:z-index="200" draw:style-name="gr1"><svg:title>TexMaths</svg:title><svg:desc>12§display§V§svg§600§FALSE§</svg:desc><draw:polygon draw:style-name="gr2" draw:text-style-name="P170" svg:width="0.1335in" svg:height="0.1142in" svg:x="0in" svg:y="0in" svg:viewBox="0 0 340 291" draw:points="170,291 0,291 0,0 340,0 340,291"><text:p/></draw:polygon><draw:path draw:style-name="gr3" draw:text-style-name="P170" svg:width="0.1185in" svg:height="0.1177in" svg:x="0.0094in" svg:y="0in" svg:viewBox="0 0 302 300" svg:d="M242 48c21-32 39-34 54-35 5 0 6-7 6-8 0-4-2-5-6-5-11 0-23 1-35 1-14 0-28-1-42-1-2 0-8 0-8 8 0 5 5 5 7 5 12 1 19 5 19 15 0 6-6 15-6 15l-129 208-29-224c0-8 10-14 29-14 6 0 11 0 11-8 0-4-4-5-6-5-17 0-35 1-53 1-7 0-16 0-23 0-8 0-15-1-23-1-3 0-8 0-8 8 0 5 4 5 11 5 24 0 24 4 25 15l34 263c1 8 2 9 8 9 7 0 8-2 12-8z"><text:p/></draw:path></draw:g></text:p></table:table-cell><table:table-cell table:style-name="Table7.A2" office:value-type="string"><text:p text:style-name="P16">Vergrößerung</text:p></table:table-cell><table:table-cell table:style-name="Table7.C2" office:value-type="string"><text:p text:style-name="P85"><draw:g text:anchor-type="as-char" svg:y="-0.1181in" draw:z-index="203" draw:style-name="gr1"><svg:title>TexMaths</svg:title><svg:desc>12§display§\text{Faktor}§svg§600§FALSE§</svg:desc><draw:polygon draw:style-name="gr2" draw:text-style-name="P170" svg:width="0.4772in" svg:height="0.1157in" svg:x="0in" svg:y="0in" svg:viewBox="0 0 1213 295" draw:points="606,295 0,295 0,0 1213,0 1213,295"><text:p/></draw:polygon><draw:path draw:style-name="gr3" draw:text-style-name="P170" svg:width="0.0961in" svg:height="0.1134in" svg:x="0.0055in" svg:y="0.0024in" svg:viewBox="0 0 245 289" svg:d="M233 0h-233v13h10c33 0 33 5 33 21v222c0 15 0 20-33 20h-10v13c14-1 48-1 65-1s55 0 70 1v-13h-14c-39 0-39-6-39-20v-105h35c41 0 46 14 46 50h10v-113h-10c0 36-5 49-46 49h-35v-107c0-14 1-17 20-17h51c63 0 74 24 81 82h11z"><text:p/></draw:path><draw:path draw:style-name="gr3" draw:text-style-name="P170" svg:width="0.0752in" svg:height="0.0764in" svg:x="0.1016in" svg:y="0.0413in" svg:viewBox="0 0 192 195" svg:d="M123 159c2 17 14 35 34 35 8 0 35-6 35-41v-24h-11v24c0 24-11 28-16 28-14 0-15-19-15-22v-85c0-19 0-34-16-51-17-16-37-23-57-23-35 0-65 20-65 48 0 13 8 21 20 21 11 0 20-9 20-21 0-5-3-19-22-19 11-15 32-19 46-19 20 0 44 17 44 54v16c-22 1-50 2-78 15-31 15-42 36-42 56 0 33 41 44 68 44 28 0 47-17 55-36zM120 89v42c0 41-30 56-49 56-21 0-39-16-39-37 0-23 18-58 88-61z"><text:p/></draw:path><draw:path draw:style-name="gr3" draw:text-style-name="P170" svg:width="0.0803in" svg:height="0.1157in" svg:x="0.1823in" svg:y="0in" svg:viewBox="0 0 205 295" svg:d="M34 263c0 19-5 19-34 19v13c14 0 34-1 47-1 12 0 29 0 45 1v-13c-27 0-32 0-32-19v-44l26-24c34 46 52 70 52 77 0 9-7 10-16 10v13c12 0 37-1 46-1 12 0 25 0 37 1v-13c-16 0-25 0-42-23l-53-76c-1-1-3-3-3-5 0-1 31-26 34-30 27-21 45-23 54-23v-13c-13 1-18 1-30 1-15 0-42-1-48-1v13c9 0 14 5 14 11 0 9-6 14-10 16l-60 52v-204l-61 5v13c30 0 34 2 34 24z"><text:p/></draw:path><draw:path draw:style-name="gr3" draw:text-style-name="P170" svg:width="0.052in" svg:height="0.1043in" svg:x="0.2681in" svg:y="0.0134in" svg:viewBox="0 0 133 266" svg:d="M66 92h60v-14h-60v-78h-11c-1 35-13 81-55 82v10h36v117c0 53 40 57 55 57 30 0 42-30 42-57v-25h-11v25c0 31-12 47-29 47-27 0-27-39-27-46z"><text:p/></draw:path><draw:path draw:style-name="gr3" draw:text-style-name="P170" svg:width="0.0736in" svg:height="0.0764in" svg:x="0.3343in" svg:y="0.0413in" svg:viewBox="0 0 188 195" svg:d="M188 100c0-55-43-100-93-100-54 0-95 47-95 100 0 54 44 95 93 95 52 0 95-41 95-95zM95 184c-19 0-37-8-49-27-11-20-11-45-11-61s0-39 11-59c10-19 31-27 47-27 20 0 38 9 48 27 11 18 11 43 11 59s0 39-8 57c-10 19-29 31-49 31z"><text:p/></draw:path><draw:path draw:style-name="gr3" draw:text-style-name="P170" svg:width="0.0559in" svg:height="0.0736in" svg:x="0.4173in" svg:y="0.0421in" svg:viewBox="0 0 143 188" svg:d="M59 47v-47l-59 5v13c30 0 34 2 34 24v114c0 19-5 19-34 19v13c17 0 36-1 48-1 18 0 37 0 54 1v-13h-9c-31 0-32-5-32-19v-67c0-42 18-79 50-79 3 0 4 0 5 0-1 0-9 6-9 17 0 12 8 18 18 18 7 0 18-5 18-18 0-15-14-27-32-27-31 0-46 29-52 47z"><text:p/></draw:path></draw:g></text:p></table:table-cell></table:table-row><table:table-row><table:table-cell table:style-name="Table7.A2" office:value-type="string"><text:p text:style-name="P95"><draw:g text:anchor-type="as-char" svg:y="-0.1181in" draw:z-index="206" draw:style-name="gr1"><svg:title>TexMaths</svg:title><svg:desc>12§display§\lambda§svg§600§FALSE§</svg:desc><draw:polygon draw:style-name="gr2" draw:text-style-name="P170" svg:width="0.0965in" svg:height="0.1157in" svg:x="0in" svg:y="0in" svg:viewBox="0 0 246 295" draw:points="123,295 0,295 0,0 246,0 246,295"><text:p/></draw:polygon><draw:path draw:style-name="gr3" draw:text-style-name="P170" svg:width="0.0819in" svg:height="0.1177in" svg:x="0.0091in" svg:y="0in" svg:viewBox="0 0 209 300" svg:d="M128 171c18 45 38 110 46 120 5 9 10 9 21 9h10c4-1 4-3 4-5 0-1-1-2-2-3-4-5-6-11-10-20l-86-242c-8-24-32-30-51-30-3 0-9 0-9 5 0 3 4 3 5 3 13 4 17 6 28 35l40 116-117 116c-5 6-7 8-7 13 0 7 6 12 13 12 6 0 10-3 13-8z"><text:p/></draw:path></draw:g></text:p></table:table-cell><table:table-cell table:style-name="Table7.A2" office:value-type="string"><text:p text:style-name="P16">Wellenlänge</text:p></table:table-cell><table:table-cell table:style-name="Table7.C2" office:value-type="string"><text:p text:style-name="P82"><draw:g text:anchor-type="as-char" svg:y="-0.1252in" draw:z-index="207" draw:style-name="gr1"><svg:title>TexMaths</svg:title><svg:desc>12§display§[ \lambda ] = \mathrm{m}§svg§600§FALSE§</svg:desc><draw:polygon draw:style-name="gr2" draw:text-style-name="P170" svg:width="0.5484in" svg:height="0.1657in" svg:x="0in" svg:y="0in" svg:viewBox="0 0 1394 422" draw:points="696,422 0,422 0,0 1394,0 1394,422"><text:p/></draw:polygon><draw:polygon draw:style-name="gr3" draw:text-style-name="P170" svg:width="0.0228in" svg:height="0.1657in" svg:x="0.0193in" svg:y="0in" svg:viewBox="0 0 59 422" draw:points="59,422 59,406 17,406 17,17 59,17 59,0 0,0 0,422"><text:p/></draw:polygon><draw:path draw:style-name="gr3" draw:text-style-name="P170" svg:width="0.0823in" svg:height="0.1173in" svg:x="0.0547in" svg:y="0.0094in" svg:viewBox="0 0 210 299" svg:d="M128 170c18 45 39 110 46 119 6 10 11 10 21 10h10c5-1 5-4 5-5s-1-2-3-4c-3-4-6-10-9-19l-87-241c-8-24-32-30-51-30-2 0-8 0-8 5 0 3 3 3 4 3 14 4 17 6 28 35l41 115-118 116c-5 6-7 8-7 13 0 7 6 12 13 12 6 0 10-4 13-9z"><text:p/></draw:path><draw:polygon draw:style-name="gr3" draw:text-style-name="P170" svg:width="0.0228in" svg:height="0.1657in" svg:x="0.1465in" svg:y="0in" svg:viewBox="0 0 59 422" draw:points="59,0 0,0 0,17 42,17 42,406 0,406 0,422 59,422"><text:p/></draw:polygon><draw:path draw:style-name="gr3" draw:text-style-name="P170" svg:width="0.1106in" svg:height="0.039in" svg:x="0.2445in" svg:y="0.0634in" svg:viewBox="0 0 282 100" svg:d="M267 17c6 0 15 0 15-9 0-8-9-8-15-8h-253c-6 0-14 0-14 8 0 9 8 9 14 9zM267 100c6 0 15 0 15-9 0-8-9-8-15-8h-253c-6 0-14 0-14 8 0 9 8 9 14 9z"><text:p/></draw:path><draw:path draw:style-name="gr3" draw:text-style-name="P170" svg:width="0.1295in" svg:height="0.0732in" svg:x="0.4154in" svg:y="0.0508in" svg:viewBox="0 0 330 187" svg:d="M34 42v113c0 19-5 19-34 19v13c14 0 36-1 48-1 11 0 32 1 47 1v-13c-28 0-33 0-33-19v-78c0-43 30-67 57-67s32 22 32 46v99c0 19-5 19-34 19v13c15 0 36-1 48-1 11 0 33 1 47 1v-13c-27 0-32 0-32-19v-78c0-43 30-67 57-67s32 22 32 46v99c0 19-5 19-34 19v13c14 0 36-1 48-1 11 0 32 1 47 1v-13c-22 0-33 0-33-12v-82c0-36 0-49-13-64-6-8-20-16-44-16-36 0-54 25-61 42-6-37-38-42-57-42-31 0-50 18-62 44v-44l-60 5v13c30 0 34 2 34 24z"><text:p/></draw:path></draw:g></text:p></table:table-cell></table:table-row><table:table-row><table:table-cell table:style-name="Table7.A2" office:value-type="string"><text:p text:style-name="P98"><draw:g text:anchor-type="as-char" svg:y="-0.1138in" draw:z-index="212" draw:style-name="gr1"><svg:title>TexMaths</svg:title><svg:desc>12§display§\mathrm{I}§svg§600§FALSE§</svg:desc><draw:polygon draw:style-name="gr2" draw:text-style-name="P170" svg:width="0.0602in" svg:height="0.113in" svg:x="0in" svg:y="0in" svg:viewBox="0 0 154 288" draw:points="77,288 0,288 0,0 154,0 154,288"><text:p/></draw:polygon><draw:path draw:style-name="gr3" draw:text-style-name="P170" svg:width="0.0508in" svg:height="0.113in" svg:x="0.0047in" svg:y="0in" svg:viewBox="0 0 130 288" svg:d="M84 34c0-16 2-21 35-21h11v-13c-14 1-48 1-65 1s-51 0-65-1v13h11c34 0 35 5 35 21v222c0 15-1 19-35 19h-11v13c14-1 48-1 65-1s51 0 65 1v-13h-11c-33 0-35-4-35-19z"><text:p/></draw:path></draw:g></text:p></table:table-cell><table:table-cell table:style-name="Table7.A2" office:value-type="string"><text:p text:style-name="P22">Intensität</text:p></table:table-cell><table:table-cell table:style-name="Table7.C2" office:value-type="string"><text:p text:style-name="P83"><draw:g text:anchor-type="as-char" svg:y="-0.1508in" draw:z-index="213" draw:style-name="gr1"><svg:title>TexMaths</svg:title><svg:desc>12§display§\mathrm{I} = \mathrm{W \cdot m^{-2}}§svg§600§FALSE§</svg:desc><draw:polygon draw:style-name="gr2" draw:text-style-name="P170" svg:width="0.8827in" svg:height="0.1445in" svg:x="0in" svg:y="0.0016in" svg:viewBox="0 0 2243 368" draw:points="1122,368 0,368 0,0 2243,0 2243,368"><text:p/></draw:polygon><draw:path draw:style-name="gr3" draw:text-style-name="P170" svg:width="0.0508in" svg:height="0.1142in" svg:x="0.0047in" svg:y="0.0327in" svg:viewBox="0 0 130 291" svg:d="M84 34c0-16 1-21 35-21h11v-13c-15 1-48 1-65 1s-51 0-65-1v13h11c33 0 35 5 35 21v224c0 14-2 19-35 19h-11v14c14-2 48-2 65-2s50 0 65 2v-14h-11c-34 0-35-5-35-19z"><text:p/></draw:path><draw:path draw:style-name="gr3" draw:text-style-name="P170" svg:width="0.1106in" svg:height="0.039in" svg:x="0.1154in" svg:y="0.0854in" svg:viewBox="0 0 282 100" svg:d="M268 17c6 0 14 0 14-9 0-8-8-8-14-8h-254c-6 0-14 0-14 8 0 9 8 9 14 9zM268 100c6 0 14 0 14-8 0-9-8-9-14-9h-254c-6 0-14 0-14 9 0 8 8 8 14 8z"><text:p/></draw:path><draw:path draw:style-name="gr3" draw:text-style-name="P170" svg:width="0.1646in" svg:height="0.1177in" svg:x="0.2843in" svg:y="0.0327in" svg:viewBox="0 0 419 300" svg:d="M377 42c7-25 26-29 42-29v-13c-12 1-25 1-39 1-12 0-39-1-50-1v13c29 0 37 15 37 23 0 3-1 6-2 9l-64 196-67-208c0-3-1-5-1-6 0-14 24-14 35-14v-13c-15 1-44 1-60 1s-34-1-52-1v13c25 0 34 0 38 16l10 29-59 183-68-210c0-1-1-3-1-4 0-14 25-14 36-14v-13c-16 1-45 1-60 1-16 0-35-1-52-1v13c31 0 34 3 38 18l86 261c1 3 2 8 7 8 6 0 7-3 8-8l70-217 71 217c1 3 2 8 8 8s6-3 8-8z"><text:p/></draw:path><draw:path draw:style-name="gr3" draw:text-style-name="P170" svg:width="0.0177in" svg:height="0.0177in" svg:x="0.5055in" svg:y="0.0953in" svg:viewBox="0 0 46 46" svg:d="M46 23c0-12-10-23-23-23-12 0-23 11-23 23 0 13 11 23 23 23 13 0 23-10 23-23z"><text:p/></draw:path><draw:path draw:style-name="gr3" draw:text-style-name="P170" svg:width="0.1295in" svg:height="0.0736in" svg:x="0.5795in" svg:y="0.0728in" svg:viewBox="0 0 330 188" svg:d="M34 42v114c0 19-5 19-34 19v13c14 0 36-1 48-1 11 0 32 1 47 1v-13c-28 0-33 0-33-19v-79c0-43 30-67 57-67s32 23 32 47v99c0 19-5 19-33 19v13c14 0 36-1 48-1 10 0 32 1 46 1v-13c-27 0-32 0-32-19v-79c0-43 30-67 58-67 26 0 31 23 31 47v99c0 19-5 19-34 19v13c15 0 36-1 48-1 11 0 33 1 47 1v-13c-22 0-32 0-32-12v-82c0-36 0-50-14-65-6-8-20-16-44-16-36 0-54 25-61 42-6-37-37-42-57-42-31 0-50 18-62 45v-45l-60 5v13c30 0 34 2 34 24z"><text:p/></draw:path><draw:path draw:style-name="gr3" draw:text-style-name="P170" svg:width="0.0783in" svg:height="0.0059in" svg:x="0.7252in" svg:y="0.0453in" svg:viewBox="0 0 200 16" svg:d="M188 16c5 0 12 0 12-8s-6-8-12-8h-176c-5 0-12 0-12 7 0 9 7 9 12 9z"><text:p/></draw:path><draw:path draw:style-name="gr3" draw:text-style-name="P170" svg:width="0.0516in" svg:height="0.0776in" svg:x="0.824in" svg:y="0in" svg:viewBox="0 0 132 198" svg:d="M132 143h-11c0 8-3 25-7 28-2 1-25 1-30 1h-54c31-27 41-36 59-49 23-18 43-36 43-65 0-36-32-58-70-58-37 0-62 27-62 53 0 16 13 17 16 17 7 0 15-5 15-16 0-5-1-15-17-15 9-22 29-28 44-28 30 0 45 23 45 47 0 26-19 47-29 58l-72 71c-2 2-2 2-2 11h122z"><text:p/></draw:path></draw:g></text:p></table:table-cell></table:table-row><table:table-row><table:table-cell table:style-name="Table7.A2" office:value-type="string"><text:p text:style-name="P101"><draw:g text:anchor-type="as-char" svg:y="-0.0752in" draw:z-index="237" draw:style-name="gr1"><svg:title>TexMaths</svg:title><svg:desc>12§display§s_0§svg§600§FALSE§</svg:desc><draw:polygon draw:style-name="gr2" draw:text-style-name="P170" svg:width="0.1437in" svg:height="0.0965in" svg:x="0in" svg:y="0.0012in" svg:viewBox="0 0 366 246" draw:points="183,246 0,246 0,0 366,0 366,246"><text:p/></draw:polygon><draw:path draw:style-name="gr3" draw:text-style-name="P170" svg:width="0.061in" svg:height="0.0752in" svg:x="0.0087in" svg:y="0in" svg:viewBox="0 0 156 192" svg:d="M144 29c-12 0-21 9-21 19 0 6 4 12 13 12 10 0 20-7 20-24 0-18-18-36-51-36-56 0-71 43-71 62 0 33 32 40 44 42 21 4 44 9 44 33 0 10-10 45-61 45-6 0-38 0-48-21 16 1 26-11 26-23 0-10-7-15-15-15-11 0-24 9-24 28 0 24 24 41 61 41 68 0 85-52 85-70 0-15-8-26-13-31-12-12-24-14-43-18-15-3-31-6-31-25 0-13 9-38 46-38 11 0 33 2 39 19z"><text:p/></draw:path><draw:path draw:style-name="gr3" draw:text-style-name="P170" svg:width="0.0539in" svg:height="0.0795in" svg:x="0.0839in" svg:y="0.0209in" svg:viewBox="0 0 138 203" svg:d="M138 102c0-32-4-55-17-77-10-13-29-25-52-25-69 0-69 81-69 102s0 101 69 101 69-80 69-101zM69 194c-14 0-32-7-38-32-3-17-3-42-3-64 0-21 0-44 3-60 7-24 25-30 38-30 16 0 32 10 36 27 5 17 6 38 6 63 0 22 0 45-5 63-5 27-25 33-37 33z"><text:p/></draw:path></draw:g></text:p></table:table-cell><table:table-cell table:style-name="Table7.A2" office:value-type="string"><text:p text:style-name="P26">Deutliche Sehweite</text:p></table:table-cell><table:table-cell table:style-name="Table7.C2" office:value-type="string"><text:p text:style-name="P82"/></table:table-cell></table:table-row><table:table-row><table:table-cell table:style-name="Table7.A2" office:value-type="string"><text:p text:style-name="P101"><draw:g text:anchor-type="as-char" svg:y="-0.0799in" draw:z-index="239" draw:style-name="gr1"><svg:title>TexMaths</svg:title><svg:desc>12§display§\varepsilon§svg§600§FALSE§</svg:desc><draw:polygon draw:style-name="gr2" draw:text-style-name="P170" svg:width="0.0776in" svg:height="0.072in" svg:x="0in" svg:y="0.0039in" svg:viewBox="0 0 198 184" draw:points="99,184 0,184 0,0 198,0 198,184"><text:p/></draw:polygon><draw:path draw:style-name="gr3" draw:text-style-name="P170" svg:width="0.0673in" svg:height="0.0795in" svg:x="0.0043in" svg:y="0in" svg:viewBox="0 0 172 203" svg:d="M49 97c14 6 27 6 36 6 11 0 35 0 35-13 0-11-15-13-31-13-8 0-24 2-40 9-9-5-17-13-17-24 0-27 43-43 80-43 7 0 23 0 39 12 5 4 6 5 9 5 6 0 12-6 12-12 0-8-27-24-55-24-50 0-95 29-95 62 0 18 15 29 16 30-25 13-38 38-38 57 0 28 24 54 70 54 55 0 79-37 79-43 0-4-2-5-5-5-1 0-2 1-3 2-6 11-17 27-68 27-26 0-62-7-62-38 0-14 12-36 38-49zM63 91c10-4 19-4 26-4 11 0 12 0 20 3-7 3-7 3-24 3-9 0-14 0-22-2z"><text:p/></draw:path></draw:g></text:p></table:table-cell><table:table-cell table:style-name="Table7.A2" office:value-type="string"><text:p text:style-name="P26">Sehwinkel</text:p></table:table-cell><table:table-cell table:style-name="Table7.C2" office:value-type="string"><text:p text:style-name="P84"><draw:g text:anchor-type="as-char" svg:y="-0.1252in" draw:z-index="242" draw:style-name="gr1"><svg:title>TexMaths</svg:title><svg:desc>12§display§[ \varepsilon ] = \mathrm{rad}§svg§600§FALSE§</svg:desc><draw:polygon draw:style-name="gr2" draw:text-style-name="P170" svg:width="0.6307in" svg:height="0.1657in" svg:x="0in" svg:y="0in" svg:viewBox="0 0 1603 422" draw:points="802,422 0,422 0,0 1603,0 1603,422"><text:p/></draw:polygon><draw:polygon draw:style-name="gr3" draw:text-style-name="P170" svg:width="0.0228in" svg:height="0.1657in" svg:x="0.0193in" svg:y="0in" svg:viewBox="0 0 59 422" draw:points="59,422 59,406 17,406 17,17 59,17 59,0 0,0 0,422"><text:p/></draw:polygon><draw:path draw:style-name="gr3" draw:text-style-name="P170" svg:width="0.0669in" svg:height="0.0791in" svg:x="0.0504in" svg:y="0.0484in" svg:viewBox="0 0 171 202" svg:d="M49 96c13 6 27 6 36 6 11 0 35 0 35-13 0-11-16-12-31-12-9 0-24 1-40 8-9-5-17-13-17-24 0-26 42-42 80-42 7 0 22 0 39 12 5 4 6 5 8 5 6 0 12-6 12-12 0-8-26-24-55-24-49 0-94 29-94 61 0 18 15 29 16 30-25 13-38 37-38 57 0 27 24 54 70 54 55 0 79-38 79-44 0-3-3-4-5-4-1 0-2 1-4 2-6 11-16 26-67 26-26 0-62-7-62-37 0-14 12-36 38-49zM62 90c11-4 20-4 27-4 11 0 12 0 20 3-7 3-7 3-24 3-9 0-14 0-23-2z"><text:p/></draw:path><draw:polygon draw:style-name="gr3" draw:text-style-name="P170" svg:width="0.0228in" svg:height="0.1657in" svg:x="0.1272in" svg:y="0in" svg:viewBox="0 0 59 422" draw:points="59,0 0,0 0,17 42,17 42,406 0,406 0,422 59,422"><text:p/></draw:polygon><draw:path draw:style-name="gr3" draw:text-style-name="P170" svg:width="0.1106in" svg:height="0.039in" svg:x="0.2248in" svg:y="0.0634in" svg:viewBox="0 0 282 100" svg:d="M267 17c6 0 15 0 15-9 0-8-9-8-15-8h-253c-6 0-14 0-14 8 0 9 8 9 14 9zM267 100c6 0 15 0 15-9 0-8-9-8-15-8h-253c-6 0-14 0-14 8 0 9 8 9 14 9z"><text:p/></draw:path><draw:path draw:style-name="gr3" draw:text-style-name="P170" svg:width="0.0559in" svg:height="0.0732in" svg:x="0.3957in" svg:y="0.0508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70" svg:width="0.0752in" svg:height="0.076in" svg:x="0.4626in" svg:y="0.05in" svg:viewBox="0 0 192 194" svg:d="M124 158c1 17 13 35 33 35 8 0 35-6 35-41v-24h-11v24c0 24-11 28-16 28-14 0-15-19-15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70" svg:width="0.0819in" svg:height="0.1173in" svg:x="0.5445in" svg:y="0.0091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7.A2" office:value-type="string"><text:p text:style-name="P101"><draw:g text:anchor-type="as-char" svg:y="-0.0772in" draw:z-index="240" draw:style-name="gr1"><svg:title>TexMaths</svg:title><svg:desc>12§display§\varepsilon_0§svg§600§FALSE§</svg:desc><draw:polygon draw:style-name="gr2" draw:text-style-name="P170" svg:width="0.1433in" svg:height="0.0965in" svg:x="0in" svg:y="0.0039in" svg:viewBox="0 0 365 246" draw:points="182,246 0,246 0,0 365,0 365,246"><text:p/></draw:polygon><draw:path draw:style-name="gr3" draw:text-style-name="P170" svg:width="0.0669in" svg:height="0.0791in" svg:x="0.0043in" svg:y="0in" svg:viewBox="0 0 171 202" svg:d="M49 96c13 6 26 6 36 6 11 0 35 0 35-13 0-11-16-12-31-12-9 0-24 1-40 8-10-4-17-13-17-24 0-26 42-42 79-42 7 0 23 0 40 12 5 4 6 5 8 5 6 0 12-6 12-12 0-8-26-24-55-24-49 0-94 29-94 61 0 18 15 29 16 30-25 14-38 38-38 57 0 27 24 54 69 54 55 0 79-37 79-43 0-4-2-5-4-5s-3 1-4 2c-6 11-17 27-67 27-26 0-62-8-62-38 0-14 12-36 38-49zM62 90c11-3 19-3 27-3 10 0 12 0 20 2-7 4-7 4-24 4-10 0-14 0-23-3z"><text:p/></draw:path><draw:path draw:style-name="gr3" draw:text-style-name="P170" svg:width="0.0539in" svg:height="0.0795in" svg:x="0.0835in" svg:y="0.0232in" svg:viewBox="0 0 138 203" svg:d="M138 102c0-32-4-55-17-77-10-13-29-25-52-25-69 0-69 82-69 102 0 22 0 101 69 101s69-79 69-101zM69 195c-14 0-32-8-38-33-3-17-3-42-3-63 0-22 0-45 3-61 7-24 25-30 38-30 16 0 32 10 36 27 5 17 6 38 6 64 0 21 0 44-5 62-5 28-25 34-37 34z"><text:p/></draw:path></draw:g></text:p></table:table-cell><table:table-cell table:style-name="Table7.A2" office:value-type="string"><text:p text:style-name="P26">Sehwinkel bei <draw:g text:anchor-type="as-char" svg:y="-0.0752in" draw:z-index="241" draw:style-name="gr1"><svg:title>TexMaths</svg:title><svg:desc>12§display§s_0§svg§600§FALSE§</svg:desc><draw:polygon draw:style-name="gr2" draw:text-style-name="P170" svg:width="0.1437in" svg:height="0.0965in" svg:x="0in" svg:y="0.0012in" svg:viewBox="0 0 366 246" draw:points="183,246 0,246 0,0 366,0 366,246"><text:p/></draw:polygon><draw:path draw:style-name="gr3" draw:text-style-name="P170" svg:width="0.061in" svg:height="0.0752in" svg:x="0.0087in" svg:y="0in" svg:viewBox="0 0 156 192" svg:d="M144 29c-12 0-21 9-21 19 0 6 4 12 13 12 10 0 20-7 20-24 0-18-18-36-51-36-56 0-71 43-71 62 0 33 32 40 44 42 21 4 44 9 44 33 0 10-10 45-61 45-6 0-38 0-48-21 16 1 26-11 26-23 0-10-7-15-15-15-11 0-24 9-24 28 0 24 24 41 61 41 68 0 85-52 85-70 0-15-8-26-13-31-12-12-24-14-43-18-15-3-31-6-31-25 0-13 9-38 46-38 11 0 33 2 39 19z"><text:p/></draw:path><draw:path draw:style-name="gr3" draw:text-style-name="P170" svg:width="0.0539in" svg:height="0.0795in" svg:x="0.0839in" svg:y="0.0209in" svg:viewBox="0 0 138 203" svg:d="M138 102c0-32-4-55-17-77-10-13-29-25-52-25-69 0-69 81-69 102s0 101 69 101 69-80 69-101zM69 194c-14 0-32-7-38-32-3-17-3-42-3-64 0-21 0-44 3-60 7-24 25-30 38-30 16 0 32 10 36 27 5 17 6 38 6 63 0 22 0 45-5 63-5 27-25 33-37 33z"><text:p/></draw:path></draw:g></text:p></table:table-cell><table:table-cell table:style-name="Table7.C2" office:value-type="string"><text:p text:style-name="P84"><draw:g text:anchor-type="as-char" svg:y="-0.1252in" draw:z-index="243" draw:style-name="gr1"><svg:title>TexMaths</svg:title><svg:desc>12§display§[ \varepsilon_0 ] = \mathrm{rad}§svg§600§FALSE§</svg:desc><draw:polygon draw:style-name="gr2" draw:text-style-name="P170" svg:width="0.7063in" svg:height="0.1657in" svg:x="0in" svg:y="0in" svg:viewBox="0 0 1795 422" draw:points="898,422 0,422 0,0 1795,0 1795,422"><text:p/></draw:polygon><draw:polygon draw:style-name="gr3" draw:text-style-name="P170" svg:width="0.0228in" svg:height="0.1657in" svg:x="0.0193in" svg:y="0in" svg:viewBox="0 0 59 422" draw:points="59,422 59,406 17,406 17,17 59,17 59,0 0,0 0,422"><text:p/></draw:polygon><draw:path draw:style-name="gr3" draw:text-style-name="P170" svg:width="0.0673in" svg:height="0.0791in" svg:x="0.0504in" svg:y="0.0484in" svg:viewBox="0 0 172 202" svg:d="M49 96c13 6 27 6 36 6 11 0 35 0 35-13 0-11-16-12-31-12-9 0-24 1-40 8-9-5-17-13-17-24 0-26 42-42 80-42 7 0 22 0 39 12 5 4 6 5 9 5 6 0 12-6 12-12 0-8-27-24-56-24-49 0-94 29-94 61 0 18 15 29 16 30-25 13-38 37-38 57 0 27 24 54 70 54 55 0 79-38 79-44 0-3-3-4-5-4-1 0-2 1-4 2-6 11-16 26-67 26-26 0-62-7-62-37 0-14 12-36 38-49zM62 90c11-4 20-4 27-4 11 0 12 0 20 3-7 3-7 3-24 3-9 0-14 0-23-2z"><text:p/></draw:path><draw:path draw:style-name="gr3" draw:text-style-name="P170" svg:width="0.0539in" svg:height="0.0795in" svg:x="0.1295in" svg:y="0.071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70" svg:width="0.0228in" svg:height="0.1657in" svg:x="0.202in" svg:y="0in" svg:viewBox="0 0 59 422" draw:points="59,0 0,0 0,17 42,17 42,406 0,406 0,422 59,422"><text:p/></draw:polygon><draw:path draw:style-name="gr3" draw:text-style-name="P170" svg:width="0.1106in" svg:height="0.039in" svg:x="0.2996in" svg:y="0.063in" svg:viewBox="0 0 282 100" svg:d="M268 17c6 0 14 0 14-9 0-8-8-8-14-8h-254c-6 0-14 0-14 8 0 9 8 9 14 9zM268 100c6 0 14 0 14-9 0-8-8-8-14-8h-254c-6 0-14 0-14 8 0 9 8 9 14 9z"><text:p/></draw:path><draw:path draw:style-name="gr3" draw:text-style-name="P170" svg:width="0.0559in" svg:height="0.0732in" svg:x="0.4701in" svg:y="0.0508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70" svg:width="0.0752in" svg:height="0.076in" svg:x="0.5378in" svg:y="0.05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70" svg:width="0.0819in" svg:height="0.1173in" svg:x="0.6197in" svg:y="0.0091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7.A2" office:value-type="string"><text:p text:style-name="P101"/></table:table-cell><table:table-cell table:style-name="Table7.A2" office:value-type="string"><text:p text:style-name="P26"/></table:table-cell><table:table-cell table:style-name="Table7.C2" office:value-type="string"><text:p text:style-name="P82"/></table:table-cell></table:table-row><table:table-row><table:table-cell table:style-name="Table7.A2" office:value-type="string"><text:p text:style-name="P101"/></table:table-cell><table:table-cell table:style-name="Table7.A2" office:value-type="string"><text:p text:style-name="P26"/></table:table-cell><table:table-cell table:style-name="Table7.C2" office:value-type="string"><text:p text:style-name="P82"/></table:table-cell></table:table-row><table:table-row><table:table-cell table:style-name="Table7.A2" office:value-type="string"><text:p text:style-name="P101"/></table:table-cell><table:table-cell table:style-name="Table7.A2" office:value-type="string"><text:p text:style-name="P26"/></table:table-cell><table:table-cell table:style-name="Table7.C2" office:value-type="string"><text:p text:style-name="P82"/></table:table-cell></table:table-row></table:table><text:p text:style-name="Frame_20_contents"/></draw:text-box></draw:frame><draw:g text:anchor-type="as-char" svg:y="-0.2228in" draw:z-index="190" draw:style-name="gr1"><svg:title>TexMaths</svg:title><svg:desc>12§display§\frac{1}{g} + \frac{1}{b} = 2 \cdot \frac{1}{r}§svg§600§FALSE§</svg:desc><draw:polygon draw:style-name="gr2" draw:text-style-name="P170" svg:width="0.9583in" svg:height="0.3657in" svg:x="0in" svg:y="0.0035in" svg:viewBox="0 0 2435 930" draw:points="1218,930 0,930 0,0 2435,0 2435,930"><text:p/></draw:polygon><draw:path draw:style-name="gr3" draw:text-style-name="P170" svg:width="0.0547in" svg:height="0.1106in" svg:x="0.0161in" svg:y="0in" svg:viewBox="0 0 140 282" svg:d="M88 11c0-10 0-11-10-11-26 28-65 28-78 28v13c8 0 34 0 55-12v219c0 16-1 21-39 21h-14v13c16-1 52-1 70-1 17 0 54 0 68 1v-13h-13c-38 0-39-5-39-21z"><text:p/></draw:path><draw:polygon draw:style-name="gr3" draw:text-style-name="P170" svg:width="0.085in" svg:height="0.0067in" svg:x="0in" svg:y="0.1783in" svg:viewBox="0 0 217 18" draw:points="109,18 0,18 0,0 217,0 217,18"><text:p/></draw:polygon><draw:path draw:style-name="gr3" draw:text-style-name="P170" svg:width="0.076in" svg:height="0.1071in" svg:x="0.0024in" svg:y="0.2638in" svg:viewBox="0 0 194 273" svg:d="M193 28c1-3 1-5 1-8 0-7-4-12-12-12-3 0-15 4-16 18-9-15-23-26-40-26-49 0-101 59-101 120 0 42 25 67 57 67 24 0 44-20 49-24-10 37-15 55-15 57-1 3-15 45-61 45-7 0-21-1-33-5 13-3 18-14 18-21s-5-16-17-16c-10 0-23 9-23 25 0 17 16 25 56 25 53 0 84-32 90-57zM138 133c-2 11-12 22-22 30-8 7-21 15-33 15-22 0-28-22-28-39 0-20 12-71 23-92 12-21 30-37 48-37 28 0 34 33 34 36 0 2 0 4-2 6z"><text:p/></draw:path><draw:path draw:style-name="gr3" draw:text-style-name="P170" svg:width="0.1106in" svg:height="0.1106in" svg:x="0.1512in" svg:y="0.126in" svg:viewBox="0 0 282 282" svg:d="M150 150h118c6 0 14 0 14-8 0-10-8-10-14-10h-118v-118c0-6 0-14-8-14-10 0-10 8-10 14v118h-118c-6 0-14 0-14 10 0 8 8 8 14 8h118v118c0 5 0 14 10 14 8 0 8-9 8-14z"><text:p/></draw:path><draw:path draw:style-name="gr3" draw:text-style-name="P170" svg:width="0.0547in" svg:height="0.1106in" svg:x="0.3425in" svg:y="0in" svg:viewBox="0 0 140 282" svg:d="M88 11c0-10 0-11-10-11-26 28-65 28-78 28v13c8 0 34 0 55-12v219c0 16-1 21-39 21h-14v13c16-1 52-1 70-1 17 0 54 0 68 1v-13h-13c-38 0-39-5-39-21z"><text:p/></draw:path><draw:polygon draw:style-name="gr3" draw:text-style-name="P170" svg:width="0.0831in" svg:height="0.0067in" svg:x="0.328in" svg:y="0.1783in" svg:viewBox="0 0 212 18" draw:points="106,18 0,18 0,0 212,0 212,18"><text:p/></draw:polygon><draw:path draw:style-name="gr3" draw:text-style-name="P170" svg:width="0.061in" svg:height="0.1173in" svg:x="0.3417in" svg:y="0.222in" svg:viewBox="0 0 156 299" svg:d="M82 5c0 0 0-5-6-5-10 0-41 4-52 5-4 0-8 0-8 8 0 5 4 5 10 5 21 0 22 2 22 7 0 3-5 17-6 27l-35 138c-6 20-7 27-7 42 0 40 23 67 54 67 50 0 102-64 102-125 0-38-22-67-56-67-20 0-38 12-50 25zM42 164c2-8 2-9 6-14 20-28 40-34 52-34 14 0 26 12 26 40 0 25-14 73-22 90-14 27-33 43-50 43-14 0-29-12-29-43 0-7 0-16 7-42z"><text:p/></draw:path><draw:path draw:style-name="gr3" draw:text-style-name="P170" svg:width="0.1106in" svg:height="0.039in" svg:x="0.4862in" svg:y="0.1618in" svg:viewBox="0 0 282 100" svg:d="M268 17c6 0 14 0 14-9 0-8-8-8-14-8h-254c-6 0-14 0-14 8 0 9 8 9 14 9zM268 100c6 0 14 0 14-9 0-8-8-8-14-8h-254c-6 0-14 0-14 8 0 9 8 9 14 9z"><text:p/></draw:path><draw:path draw:style-name="gr3" draw:text-style-name="P170" svg:width="0.0661in" svg:height="0.1106in" svg:x="0.6606in" svg:y="0.1122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70" svg:width="0.0177in" svg:height="0.0177in" svg:x="0.7866in" svg:y="0.1728in" svg:viewBox="0 0 46 46" svg:d="M46 23c0-12-10-23-23-23-12 0-23 11-23 23 0 13 11 23 23 23 13 0 23-10 23-23z"><text:p/></draw:path><draw:path draw:style-name="gr3" draw:text-style-name="P170" svg:width="0.0547in" svg:height="0.1106in" svg:x="0.8902in" svg:y="0in" svg:viewBox="0 0 140 282" svg:d="M88 11c0-10 0-11-10-11-26 28-65 28-78 28v13c8 0 34 0 55-12v219c0 16-1 21-39 21h-14v13c16-1 52-1 70-1 17 0 54 0 68 1v-13h-13c-38 0-39-5-39-21z"><text:p/></draw:path><draw:polygon draw:style-name="gr3" draw:text-style-name="P170" svg:width="0.0831in" svg:height="0.0067in" svg:x="0.8748in" svg:y="0.1783in" svg:viewBox="0 0 212 18" draw:points="106,18 0,18 0,0 212,0 212,18"><text:p/></draw:polygon><draw:path draw:style-name="gr3" draw:text-style-name="P170" svg:width="0.0677in" svg:height="0.0752in" svg:x="0.8815in" svg:y="0.2638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/draw:g> <text:tab/><draw:g text:anchor-type="as-char" svg:y="-0.2291in" draw:z-index="191" draw:style-name="gr1"><svg:title>TexMaths</svg:title><svg:desc>12§display§V = \frac{B}{G} = - \frac{b}{g}§svg§600§FALSE§</svg:desc><draw:polygon draw:style-name="gr2" draw:text-style-name="P170" svg:width="0.9854in" svg:height="0.3736in" svg:x="0in" svg:y="0in" svg:viewBox="0 0 2504 950" draw:points="1252,950 0,950 0,0 2504,0 2504,950"><text:p/></draw:polygon><draw:path draw:style-name="gr3" draw:text-style-name="P170" svg:width="0.1185in" svg:height="0.1173in" svg:x="0.0094in" svg:y="0.1142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8 2 10 8 10 7 0 8-3 12-9z"><text:p/></draw:path><draw:path draw:style-name="gr3" draw:text-style-name="P170" svg:width="0.1106in" svg:height="0.039in" svg:x="0.189in" svg:y="0.1665in" svg:viewBox="0 0 282 100" svg:d="M268 17c6 0 14 0 14-9 0-8-8-8-14-8h-254c-6 0-14 0-14 8 0 9 8 9 14 9zM268 100c6 0 14 0 14-9 0-8-8-8-14-8h-254c-6 0-14 0-14 8 0 9 8 9 14 9z"><text:p/></draw:path><draw:path draw:style-name="gr3" draw:text-style-name="P170" svg:width="0.1185in" svg:height="0.1134in" svg:x="0.3823in" svg:y="0.00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olygon draw:style-name="gr3" draw:text-style-name="P170" svg:width="0.1343in" svg:height="0.0067in" svg:x="0.3752in" svg:y="0.1827in" svg:viewBox="0 0 342 18" draw:points="172,18 0,18 0,0 342,0 342,18"><text:p/></draw:polygon><draw:path draw:style-name="gr3" draw:text-style-name="P170" svg:width="0.1181in" svg:height="0.1209in" svg:x="0.385in" svg:y="0.2244in" svg:viewBox="0 0 301 308" svg:d="M301 5c0-3-1-5-5-5-1 0-2 0-7 5l-29 32c-4-6-24-37-70-37-95 0-190 94-190 192 0 67 47 116 115 116 19 0 39-5 53-11 22-8 30-16 37-25 4 10 15 25 19 25 3 0 3-1 3-1 1-1 6-17 7-26l8-32c3-8 4-15 6-22 5-19 5-19 29-20 3 0 7 0 7-9 0-2-2-5-6-5-9 0-34 2-44 2-13 0-46-2-59-2-3 0-9 0-9 9 0 5 3 5 13 5 0 0 12 0 23 1 10 1 13 2 13 8 0 4-5 23-10 39-12 46-67 51-81 51-41 0-86-25-86-90 0-12 5-83 50-138 22-29 63-54 105-54 43 0 69 33 69 82 0 17-2 18-2 21 0 5 5 5 6 5 6 0 6-1 8-8z"><text:p/></draw:path><draw:path draw:style-name="gr3" draw:text-style-name="P170" svg:width="0.1106in" svg:height="0.039in" svg:x="0.585in" svg:y="0.1665in" svg:viewBox="0 0 282 100" svg:d="M268 17c6 0 14 0 14-9 0-8-8-8-14-8h-254c-6 0-14 0-14 8 0 9 8 9 14 9zM268 100c6 0 14 0 14-9 0-8-8-8-14-8h-254c-6 0-14 0-14 8 0 9 8 9 14 9z"><text:p/></draw:path><draw:path draw:style-name="gr3" draw:text-style-name="P170" svg:width="0.1016in" svg:height="0.0067in" svg:x="0.7646in" svg:y="0.1827in" svg:viewBox="0 0 259 18" svg:d="M244 18c7 0 15 0 15-8 0-10-8-10-15-10h-230c-7 0-14 0-14 10 0 8 7 8 14 8z"><text:p/></draw:path><draw:path draw:style-name="gr3" draw:text-style-name="P170" svg:width="0.061in" svg:height="0.1173in" svg:x="0.915in" svg:y="0in" svg:viewBox="0 0 156 299" svg:d="M82 5c0 0 0-5-6-5-10 0-41 4-52 5-4 0-8 0-8 8 0 5 4 5 10 5 21 0 22 2 22 7 0 3-5 17-6 27l-35 138c-6 20-7 27-7 42 0 40 23 67 54 67 50 0 102-64 102-125 0-38-22-67-56-67-20 0-38 12-50 25zM42 164c2-8 2-9 6-14 20-28 40-34 52-34 14 0 26 12 26 40 0 25-14 73-22 90-14 27-33 43-50 43-14 0-29-12-29-43 0-7 0-16 7-42z"><text:p/></draw:path><draw:polygon draw:style-name="gr3" draw:text-style-name="P170" svg:width="0.085in" svg:height="0.0067in" svg:x="0.8996in" svg:y="0.1827in" svg:viewBox="0 0 217 18" draw:points="109,18 0,18 0,0 217,0 217,18"><text:p/></draw:polygon><draw:path draw:style-name="gr3" draw:text-style-name="P170" svg:width="0.076in" svg:height="0.1071in" svg:x="0.9028in" svg:y="0.2681in" svg:viewBox="0 0 194 273" svg:d="M193 28c1-3 1-5 1-8 0-7-4-12-12-12-3 0-15 4-16 18-9-15-23-26-40-26-49 0-101 59-101 120 0 42 25 67 57 67 24 0 44-20 49-24-10 37-15 55-15 57-1 3-15 45-61 45-7 0-21-1-33-5 13-3 18-14 18-21s-5-16-17-16c-10 0-23 9-23 25 0 17 16 25 56 25 53 0 84-32 90-57zM138 133c-2 11-12 22-22 30-8 7-21 15-33 15-22 0-28-22-28-39 0-20 12-71 23-92 12-21 30-37 48-37 28 0 34 33 34 36 0 2 0 4-2 6z"><text:p/></draw:path></draw:g><text:tab/><draw:g text:anchor-type="as-char" svg:y="-0.1846in" draw:z-index="196" draw:style-name="gr1"><svg:title>TexMaths</svg:title><svg:desc>12§display§\text{falls}\; \space g \gg r \Rightarrow b = \frac{r}{2}§svg§600§FALSE§</svg:desc><draw:polygon draw:style-name="gr2" draw:text-style-name="P170" svg:width="1.415in" svg:height="0.2976in" svg:x="0in" svg:y="0.002in" svg:viewBox="0 0 3595 757" draw:points="1797,757 0,757 0,0 3595,0 3595,757"><text:p/></draw:polygon><draw:path draw:style-name="gr3" draw:text-style-name="P170" svg:width="0.0539in" svg:height="0.1173in" svg:x="0.0055in" svg:y="0.0693in" svg:viewBox="0 0 138 299" svg:d="M60 116v-49c0-37 20-57 40-57 1 0 7 0 14 2-6 2-13 7-13 18 0 10 7 18 18 18 13 0 19-8 19-18 0-16-16-30-38-30-30 0-66 23-66 67v49h-34v14h34v136c0 20-5 20-34 20v13c17-1 37-1 49-1 17 0 37 0 54 1v-13h-9c-32 0-33-5-33-21v-135h49v-14z"><text:p/></draw:path><draw:path draw:style-name="gr3" draw:text-style-name="P170" svg:width="0.0752in" svg:height="0.076in" svg:x="0.0575in" svg:y="0.111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70" svg:width="0.037in" svg:height="0.1154in" svg:x="0.1394in" svg:y="0.0705in" svg:viewBox="0 0 95 294" svg:d="M61 0l-61 5v13c30 0 34 2 34 24v220c0 19-5 19-34 19v13c14 0 37-1 48-1 10 0 31 1 47 1v-13c-29 0-34 0-34-19z"><text:p/></draw:path><draw:path draw:style-name="gr3" draw:text-style-name="P170" svg:width="0.037in" svg:height="0.1154in" svg:x="0.185in" svg:y="0.0705in" svg:viewBox="0 0 95 294" svg:d="M61 0l-61 5v13c30 0 34 2 34 24v220c0 19-5 19-34 19v13c14 0 37-1 48-1 10 0 31 1 47 1v-13c-29 0-34 0-34-19z"><text:p/></draw:path><draw:path draw:style-name="gr3" draw:text-style-name="P170" svg:width="0.0543in" svg:height="0.076in" svg:x="0.2315in" svg:y="0.111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70" svg:width="0.076in" svg:height="0.1075in" svg:x="0.3402in" svg:y="0.1122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70" svg:width="0.1476in" svg:height="0.1051in" svg:x="0.4783in" svg:y="0.0917in" svg:viewBox="0 0 376 268" svg:d="M239 143c5-3 8-4 8-9 0-6-3-7-8-9l-223-123c-2-1-4-2-8-2-3 0-8 2-8 8 0 5 4 6 8 10l213 116-213 116c-4 3-8 4-8 9 0 9 8 9 11 9zM368 143c5-3 8-4 8-9 0-6-3-7-8-9l-223-123c-1-1-5-2-7-2-5 0-8 2-8 8 0 5 2 6 8 10l212 116-212 116c-6 3-8 4-8 9 0 9 7 9 10 9z"><text:p/></draw:path><draw:path draw:style-name="gr3" draw:text-style-name="P170" svg:width="0.0677in" svg:height="0.0752in" svg:x="0.6862in" svg:y="0.1122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70" svg:width="0.1476in" svg:height="0.0913in" svg:x="0.8161in" svg:y="0.0988in" svg:viewBox="0 0 376 233" svg:d="M284 84c17 16 39 26 53 32-15 8-36 18-53 33h-268c-8 0-16 0-16 8 0 9 7 9 14 9h251c-20 20-43 57-43 62s6 5 8 5c4 0 6 0 9-4 8-15 20-38 48-62 29-27 57-37 79-45 7-2 8-2 8-3 2 0 2-1 2-3 0-1 0-1 0-2l-2-1c-1 0-1 0-9-4-58-17-100-55-124-101-5-8-5-8-11-8-2 0-8 0-8 5s22 42 43 62h-251c-7 0-14 0-14 9 0 8 8 8 16 8z"><text:p/></draw:path><draw:path draw:style-name="gr3" draw:text-style-name="P170" svg:width="0.061in" svg:height="0.1173in" svg:x="1.0268in" svg:y="0.0705in" svg:viewBox="0 0 156 299" svg:d="M82 5c0 0 0-5-6-5-10 0-41 4-52 5-4 0-8 0-8 8 0 5 4 5 10 5 21 0 22 2 22 7 0 3-5 17-6 27l-35 138c-6 20-7 27-7 42 0 40 23 67 54 67 50 0 102-64 102-125 0-38-22-67-56-67-20 0-38 12-50 25zM42 164c2-8 2-9 6-14 20-28 40-34 52-34 14 0 26 12 26 40 0 25-14 73-22 90-14 28-33 43-50 43-14 0-29-12-29-43 0-7 0-16 7-42z"><text:p/></draw:path><draw:path draw:style-name="gr3" draw:text-style-name="P170" svg:width="0.1106in" svg:height="0.039in" svg:x="1.1461in" svg:y="0.1256in" svg:viewBox="0 0 282 100" svg:d="M268 17c6 0 14 0 14-9 0-8-8-8-14-8h-254c-6 0-14 0-14 8 0 9 8 9 14 9zM268 100c6 0 14 0 14-9 0-8-8-8-14-8h-254c-6 0-14 0-14 8 0 9 8 9 14 9z"><text:p/></draw:path><draw:path draw:style-name="gr3" draw:text-style-name="P170" svg:width="0.0677in" svg:height="0.0752in" svg:x="1.3382in" svg:y="0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olygon draw:style-name="gr3" draw:text-style-name="P170" svg:width="0.0831in" svg:height="0.0067in" svg:x="1.3315in" svg:y="0.1406in" svg:viewBox="0 0 212 18" draw:points="106,18 0,18 0,0 212,0 212,18"><text:p/></draw:polygon><draw:path draw:style-name="gr3" draw:text-style-name="P170" svg:width="0.0661in" svg:height="0.1106in" svg:x="1.3402in" svg:y="0.189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/draw:g><draw:g text:anchor-type="as-char" svg:y="-0.1846in" draw:z-index="197" draw:style-name="gr1"><svg:title>TexMaths</svg:title><svg:desc>12§display§f = \frac{r}{2}§svg§600§FALSE§</svg:desc><draw:polygon draw:style-name="gr2" draw:text-style-name="P170" svg:width="0.4236in" svg:height="0.2976in" svg:x="0in" svg:y="0.002in" svg:viewBox="0 0 1077 757" draw:points="539,757 0,757 0,0 1077,0 1077,757"><text:p/></draw:polygon><draw:path draw:style-name="gr3" draw:text-style-name="P170" svg:width="0.0827in" svg:height="0.1512in" svg:x="0.0091in" svg:y="0.0693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4-16 24-22 0-10-9-16-17-16-11 0-23 10-23 26 0 18 19 29 36 29 23 0 41-25 48-41 13-27 23-78 24-81z"><text:p/></draw:path><draw:path draw:style-name="gr3" draw:text-style-name="P170" svg:width="0.1106in" svg:height="0.039in" svg:x="0.1547in" svg:y="0.1256in" svg:viewBox="0 0 282 100" svg:d="M268 17c6 0 14 0 14-9 0-8-8-8-14-8h-254c-6 0-14 0-14 8 0 9 8 9 14 9zM268 100c6 0 14 0 14-9 0-8-8-8-14-8h-254c-6 0-14 0-14 8 0 9 8 9 14 9z"><text:p/></draw:path><draw:path draw:style-name="gr3" draw:text-style-name="P170" svg:width="0.0677in" svg:height="0.0752in" svg:x="0.3472in" svg:y="0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olygon draw:style-name="gr3" draw:text-style-name="P170" svg:width="0.0831in" svg:height="0.0067in" svg:x="0.3406in" svg:y="0.1406in" svg:viewBox="0 0 212 18" draw:points="106,18 0,18 0,0 212,0 212,18"><text:p/></draw:polygon><draw:path draw:style-name="gr3" draw:text-style-name="P170" svg:width="0.0661in" svg:height="0.1106in" svg:x="0.3488in" svg:y="0.189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/draw:g><text:tab/> <text:s text:c="3"/><draw:g text:anchor-type="as-char" svg:y="-0.2335in" draw:z-index="220" draw:style-name="gr1"><svg:title>TexMaths</svg:title><svg:desc>12§display§\frac{1}g} + \frac{1}{b} = \frac{1}{f} \underbrace{=}_{\text{Linse}} (n - 1) \cdot \left ( \frac{1}{r_1} - \frac{1}{r_2} \right )§svg§600§FALSE§</svg:desc><draw:polygon draw:style-name="gr2" draw:text-style-name="P170" svg:width="2.5839in" svg:height="0.4677in" svg:x="0in" svg:y="0in" svg:viewBox="0 0 6564 1189" draw:points="3282,1189 0,1189 0,0 6564,0 6564,1189"><text:p/></draw:polygon><draw:path draw:style-name="gr3" draw:text-style-name="P170" svg:width="0.0547in" svg:height="0.1106in" svg:x="0.0161in" svg:y="0.0181in" svg:viewBox="0 0 140 282" svg:d="M88 11c0-10 0-11-10-11-26 28-65 28-78 28v13c8 0 34 0 55-12v220c0 15-1 20-39 20h-14v13c16-1 52-1 70-1 17 0 54 0 68 1v-13h-13c-38 0-39-5-39-20z"><text:p/></draw:path><draw:polygon draw:style-name="gr3" draw:text-style-name="P170" svg:width="0.085in" svg:height="0.0067in" svg:x="0in" svg:y="0.1957in" svg:viewBox="0 0 217 18" draw:points="109,18 0,18 0,0 217,0 217,18"><text:p/></draw:polygon><draw:path draw:style-name="gr3" draw:text-style-name="P170" svg:width="0.076in" svg:height="0.1075in" svg:x="0.0024in" svg:y="0.2807in" svg:viewBox="0 0 194 274" svg:d="M193 28c1-3 1-5 1-8 0-7-4-12-12-12-3 0-15 4-16 18-9-15-23-26-40-26-49 0-101 59-101 120 0 42 25 67 57 67 24 0 44-20 49-24-10 38-15 56-15 57-1 3-15 45-61 45-7 0-21-1-33-4 13-4 18-15 18-22s-5-16-17-16c-10 0-23 9-23 26 0 16 16 25 56 25 53 0 84-33 90-58zM138 133c-2 11-12 22-22 30-8 8-21 15-33 15-22 0-28-22-28-39 0-20 12-71 23-92 12-21 30-37 48-37 28 0 34 33 34 36 0 2 0 4-2 6z"><text:p/></draw:path><draw:path draw:style-name="gr3" draw:text-style-name="P170" svg:width="0.1106in" svg:height="0.1106in" svg:x="0.1512in" svg:y="0.1445in" svg:viewBox="0 0 282 282" svg:d="M150 150h118c6 0 14 0 14-8 0-10-8-10-14-10h-118v-118c0-6 0-14-8-14-10 0-10 8-10 14v118h-118c-6 0-14 0-14 10 0 8 8 8 14 8h118v118c0 6 0 14 10 14 8 0 8-8 8-14z"><text:p/></draw:path><draw:path draw:style-name="gr3" draw:text-style-name="P170" svg:width="0.0547in" svg:height="0.1106in" svg:x="0.3425in" svg:y="0.0181in" svg:viewBox="0 0 140 282" svg:d="M88 11c0-10 0-11-10-11-26 28-65 28-78 28v13c8 0 34 0 55-12v220c0 15-1 20-39 20h-14v13c16-1 52-1 70-1 17 0 54 0 68 1v-13h-13c-38 0-39-5-39-20z"><text:p/></draw:path><draw:polygon draw:style-name="gr3" draw:text-style-name="P170" svg:width="0.0831in" svg:height="0.0067in" svg:x="0.328in" svg:y="0.1957in" svg:viewBox="0 0 212 18" draw:points="106,18 0,18 0,0 212,0 212,18"><text:p/></draw:polygon><draw:path draw:style-name="gr3" draw:text-style-name="P170" svg:width="0.061in" svg:height="0.1173in" svg:x="0.3417in" svg:y="0.2398in" svg:viewBox="0 0 156 299" svg:d="M82 5c0 0 0-5-6-5-10 0-41 4-52 5-4 0-8 0-8 8 0 5 4 5 10 5 21 0 22 2 22 7 0 3-5 17-6 27l-35 138c-6 20-7 27-7 42 0 41 23 67 54 67 50 0 102-64 102-125 0-38-22-67-56-67-20 0-38 12-50 25zM42 164c2-8 2-9 6-14 20-28 40-34 52-34 14 0 26 12 26 40 0 25-14 73-22 90-14 28-33 43-50 43-14 0-29-12-29-43 0-7 0-15 7-42z"><text:p/></draw:path><draw:path draw:style-name="gr3" draw:text-style-name="P170" svg:width="0.1106in" svg:height="0.039in" svg:x="0.4862in" svg:y="0.1803in" svg:viewBox="0 0 282 100" svg:d="M268 17c6 0 14 0 14-9 0-8-8-8-14-8h-254c-6 0-14 0-14 8 0 9 8 9 14 9zM268 100c6 0 14 0 14-9 0-8-8-8-14-8h-254c-6 0-14 0-14 8 0 9 8 9 14 9z"><text:p/></draw:path><draw:path draw:style-name="gr3" draw:text-style-name="P170" svg:width="0.0547in" svg:height="0.1106in" svg:x="0.6949in" svg:y="0.0181in" svg:viewBox="0 0 140 282" svg:d="M88 11c0-10 0-11-10-11-26 28-65 28-78 28v13c8 0 34 0 55-12v220c0 15-1 20-39 20h-14v13c16-1 52-1 70-1 17 0 54 0 68 1v-13h-13c-38 0-39-5-39-20z"><text:p/></draw:path><draw:polygon draw:style-name="gr3" draw:text-style-name="P170" svg:width="0.0992in" svg:height="0.0067in" svg:x="0.672in" svg:y="0.1957in" svg:viewBox="0 0 253 18" draw:points="126,18 0,18 0,0 253,0 253,18"><text:p/></draw:polygon><draw:path draw:style-name="gr3" draw:text-style-name="P170" svg:width="0.0827in" svg:height="0.1512in" svg:x="0.6807in" svg:y="0.237in" svg:viewBox="0 0 211 385" svg:d="M133 130h36c9 0 13 0 13-10 0-4-4-4-12-4h-34l9-49c1-8 7-38 10-43 3-8 11-14 20-14 1 0 12 0 21 7-20 2-23 17-23 23 0 9 7 14 15 14 11 0 23-8 23-25 0-19-19-29-36-29-14 0-42 7-54 49-2 10-3 13-14 67h-29c-8 0-13 0-13 8 0 6 3 6 12 6h27l-31 167c-8 40-15 79-37 79-1 0-12 0-20-7 19-2 24-17 24-23 0-10-9-16-17-16-11 0-23 10-23 27 0 18 19 28 36 28 23 0 41-25 48-40 13-28 23-78 24-82z"><text:p/></draw:path><draw:path draw:style-name="gr3" draw:text-style-name="P170" svg:width="0.1106in" svg:height="0.039in" svg:x="0.9161in" svg:y="0.1803in" svg:viewBox="0 0 282 100" svg:d="M268 17c6 0 14 0 14-9 0-8-8-8-14-8h-254c-6 0-14 0-14 8 0 9 8 9 14 9zM268 100c6 0 14 0 14-9 0-8-8-8-14-8h-254c-6 0-14 0-14 8 0 9 8 9 14 9z"><text:p/></draw:path><draw:path draw:style-name="gr3" draw:text-style-name="P170" svg:width="0.0803in" svg:height="0.0555in" svg:x="0.8177in" svg:y="0.2555in" svg:viewBox="0 0 205 142" svg:d="M205 103c0-9 0-12-6-12-25 0-67-3-105-23-46-22-64-49-75-66-1-2-3-2-9-2-10 0-10 0-10 11v7c58 104 154 124 197 124 8 0 8 0 8-12z"><text:p/></draw:path><draw:path draw:style-name="gr3" draw:text-style-name="P170" svg:width="0.0803in" svg:height="0.0555in" svg:x="0.8949in" svg:y="0.2909in" svg:viewBox="0 0 205 142" svg:d="M205 125c-57-105-153-125-197-125-8 0-8 0-8 12v28c0 9 0 12 6 12 26 0 68 3 106 21 46 23 63 51 74 67 1 2 4 2 10 2 9 0 9 0 9-11z"><text:p/></draw:path><draw:path draw:style-name="gr3" draw:text-style-name="P170" svg:width="0.0803in" svg:height="0.0555in" svg:x="0.9673in" svg:y="0.2909in" svg:viewBox="0 0 205 142" svg:d="M205 12c0-12 0-12-8-12-43 0-139 20-197 125v6c0 11 0 11 10 11 8 0 9 0 10-3 35-56 94-86 180-87 5 0 5-4 5-12z"><text:p/></draw:path><draw:path draw:style-name="gr3" draw:text-style-name="P170" svg:width="0.0803in" svg:height="0.0555in" svg:x="1.0445in" svg:y="0.2555in" svg:viewBox="0 0 205 142" svg:d="M205 11c0-11 0-11-9-11s-9 0-11 4c-35 55-94 85-180 87-5 0-5 3-5 12v27c0 12 0 12 8 12 44 0 140-21 197-124z"><text:p/></draw:path><draw:path draw:style-name="gr3" draw:text-style-name="P170" svg:width="0.0689in" svg:height="0.0795in" svg:x="0.8252in" svg:y="0.3882in" svg:viewBox="0 0 176 203" svg:d="M176 125h-9c-4 29-7 67-64 67h-30c-14 0-14-2-14-12v-156c0-10 0-13 27-13h11v-11c-6 0-44 1-51 1-12 0-46-1-46-1v11h7c23 0 24 2 24 13v155c0 10-1 13-24 13h-7v11h168z"><text:p/></draw:path><draw:path draw:style-name="gr3" draw:text-style-name="P170" svg:width="0.0256in" svg:height="0.0787in" svg:x="0.9075in" svg:y="0.3898in" svg:viewBox="0 0 66 201" svg:d="M47 17c0-9-7-17-18-17-9 0-17 7-17 17 0 11 8 17 17 17s18-8 18-17zM1 72v11c19 0 22 2 22 17v77c0 13-4 13-23 13v11c1 0 22-2 34-2 10 0 21 0 32 2v-11c-18 0-20 0-20-12v-108z"><text:p/></draw:path><draw:path draw:style-name="gr3" draw:text-style-name="P170" svg:width="0.0626in" svg:height="0.0516in" svg:x="0.9449in" svg:y="0.4161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3" draw:text-style-name="P170" svg:width="0.0421in" svg:height="0.0531in" svg:x="1.0169in" svg:y="0.4161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170" svg:width="0.05in" svg:height="0.0531in" svg:x="1.0689in" svg:y="0.4161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170" svg:width="0.039in" svg:height="0.1661in" svg:x="1.1398in" svg:y="0.1161in" svg:viewBox="0 0 100 423" svg:d="M100 419c0-1 0-2-9-10-53-52-66-133-66-198 0-73 16-146 69-199 6-6 6-6 6-7 0-4-3-5-5-5-5 0-43 29-69 83-21 47-26 94-26 128s5 84 28 132c26 53 62 80 67 80 2 0 5-2 5-4z"><text:p/></draw:path><draw:path draw:style-name="gr3" draw:text-style-name="P170" svg:width="0.0898in" svg:height="0.0752in" svg:x="1.1929in" svg:y="0.1673in" svg:viewBox="0 0 229 192" svg:d="M25 162c-1 7-3 17-3 19 0 8 6 11 12 11 4 0 13-3 15-12 0 0 6-20 9-31l8-39c4-8 6-18 7-27 3-7 6-21 6-22 6-13 29-51 70-51 19 0 23 15 23 30 0 25-22 80-28 98-4 10-5 14-5 19 0 21 16 35 35 35 40 0 55-61 55-65 0-5-3-5-5-5-3 0-3 2-6 9-8 29-22 52-43 52-7 0-11-4-11-14 0-11 5-21 9-30 8-23 25-69 25-93 0-29-18-46-48-46-38 0-59 28-66 37-2-24-20-37-40-37-19 0-27 17-31 24-7 14-13 40-13 41 0 5 5 5 5 5 5 0 5 0 7-10 7-30 16-50 31-50 9 0 13 4 13 19 0 8-1 13-7 36z"><text:p/></draw:path><draw:path draw:style-name="gr3" draw:text-style-name="P170" svg:width="0.1016in" svg:height="0.0067in" svg:x="1.3382in" svg:y="0.1957in" svg:viewBox="0 0 259 18" svg:d="M244 18c7 0 15 0 15-8 0-10-8-10-15-10h-230c-7 0-14 0-14 10 0 8 7 8 14 8z"><text:p/></draw:path><draw:path draw:style-name="gr3" draw:text-style-name="P170" svg:width="0.0547in" svg:height="0.1106in" svg:x="1.5055in" svg:y="0.1307in" svg:viewBox="0 0 140 282" svg:d="M88 11c0-10 0-11-10-11-26 28-65 28-78 28v13c8 0 34 0 55-12v220c0 15-1 20-39 20h-14v13c16-1 52-1 70-1 17 0 54 0 68 1v-13h-13c-38 0-39-5-39-20z"><text:p/></draw:path><draw:path draw:style-name="gr3" draw:text-style-name="P170" svg:width="0.039in" svg:height="0.1661in" svg:x="1.5831in" svg:y="0.1161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70" svg:width="0.0177in" svg:height="0.0177in" svg:x="1.6894in" svg:y="0.1898in" svg:viewBox="0 0 46 46" svg:d="M46 23c0-12-10-23-23-23-12 0-23 11-23 23 0 13 11 23 23 23 13 0 23-10 23-23z"><text:p/></draw:path><draw:path draw:style-name="gr3" draw:text-style-name="P170" svg:width="0.0819in" svg:height="0.3984in" svg:x="1.7929in" svg:y="0in" svg:viewBox="0 0 209 1013" svg:d="M209 1010c0-3-1-3-1-5-17-16-45-43-74-89-68-109-99-246-99-409 0-113 15-261 85-386 34-60 68-95 88-114 1-1 1-1 1-2 0-5-4-5-10-5-5 0-6 0-12 6-143 130-187 323-187 501 0 165 38 333 146 460 9 9 24 26 42 42 5 4 6 4 11 4 6 0 10 0 10-3z"><text:p/></draw:path><draw:path draw:style-name="gr3" draw:text-style-name="P170" svg:width="0.0547in" svg:height="0.1106in" svg:x="1.948in" svg:y="0.0181in" svg:viewBox="0 0 140 282" svg:d="M88 11c0-10 0-11-10-11-26 28-65 28-78 28v13c8 0 34 0 55-12v220c0 15-1 20-39 20h-14v13c16-1 52-1 70-1 17 0 54 0 68 1v-13h-13c-38 0-39-5-39-20z"><text:p/></draw:path><draw:polygon draw:style-name="gr3" draw:text-style-name="P170" svg:width="0.1492in" svg:height="0.0067in" svg:x="1.9004in" svg:y="0.1957in" svg:viewBox="0 0 380 18" draw:points="191,18 0,18 0,0 380,0 380,18"><text:p/></draw:polygon><draw:path draw:style-name="gr3" draw:text-style-name="P170" svg:width="0.0677in" svg:height="0.0752in" svg:x="1.9051in" svg:y="0.2807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70" svg:width="0.0425in" svg:height="0.0772in" svg:x="1.9878in" svg:y="0.3028in" svg:viewBox="0 0 109 197" svg:d="M67 8c0-8 0-8-8-8-19 19-47 19-59 19v11c7 0 26 0 43-8v151c0 10 0 13-30 13h-11v11c5 0 42-1 53-1 10 0 47 1 54 1v-11h-12c-30 0-30-3-30-13z"><text:p/></draw:path><draw:path draw:style-name="gr3" draw:text-style-name="P170" svg:width="0.1016in" svg:height="0.0067in" svg:x="2.1201in" svg:y="0.1957in" svg:viewBox="0 0 259 18" svg:d="M244 18c7 0 15 0 15-8 0-10-8-10-15-10h-230c-7 0-14 0-14 10 0 8 7 8 14 8z"><text:p/></draw:path><draw:path draw:style-name="gr3" draw:text-style-name="P170" svg:width="0.0547in" svg:height="0.1106in" svg:x="2.3402in" svg:y="0.0181in" svg:viewBox="0 0 140 282" svg:d="M88 11c0-10 0-11-10-11-26 28-65 28-78 28v13c8 0 34 0 55-12v220c0 15-1 20-39 20h-14v13c16-1 52-1 70-1 17 0 54 0 68 1v-13h-13c-38 0-39-5-39-20z"><text:p/></draw:path><draw:polygon draw:style-name="gr3" draw:text-style-name="P170" svg:width="0.1492in" svg:height="0.0067in" svg:x="2.2925in" svg:y="0.1957in" svg:viewBox="0 0 380 18" draw:points="191,18 0,18 0,0 380,0 380,18"><text:p/></draw:polygon><draw:path draw:style-name="gr3" draw:text-style-name="P170" svg:width="0.0677in" svg:height="0.0752in" svg:x="2.2972in" svg:y="0.2807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70" svg:width="0.0516in" svg:height="0.0772in" svg:x="2.3748in" svg:y="0.3028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" draw:text-style-name="P170" svg:width="0.0819in" svg:height="0.3984in" svg:x="2.4677in" svg:y="0in" svg:viewBox="0 0 209 1013" svg:d="M209 507c0-166-39-333-147-460-8-10-24-27-42-42-4-5-6-5-12-5-4 0-8 0-8 5 0 1 1 2 2 3 15 16 44 44 72 89 69 110 100 246 100 410 0 114-16 260-85 386-34 59-70 95-88 112 0 2-1 4-1 5 0 3 4 3 8 3 6 0 8 0 14-6 142-128 187-323 187-500z"><text:p/></draw:path></draw:g><text:tab/><draw:g text:anchor-type="as-char" svg:y="-0.2307in" draw:z-index="219" draw:style-name="gr1"><svg:title>TexMaths</svg:title><svg:desc>12§display§b = \frac{g \cdot f}{g - f}§svg§600§FALSE§</svg:desc><draw:polygon draw:style-name="gr2" draw:text-style-name="P170" svg:width="0.6996in" svg:height="0.374in" svg:x="0in" svg:y="0.0016in" svg:viewBox="0 0 1778 951" draw:points="889,951 0,951 0,0 1778,0 1778,951"><text:p/></draw:polygon><draw:path draw:style-name="gr3" draw:text-style-name="P170" svg:width="0.061in" svg:height="0.1173in" svg:x="0.0079in" svg:y="0.1146in" svg:viewBox="0 0 156 299" svg:d="M82 5c0 0 0-5-6-5-10 0-41 4-52 5-4 0-8 0-8 8 0 5 4 5 10 5 21 0 22 2 22 7 0 3-5 17-6 27l-35 138c-6 20-7 27-7 42 0 41 23 67 54 67 50 0 102-64 102-125 0-38-22-67-56-67-20 0-38 12-50 25zM42 164c2-8 2-9 6-14 20-28 40-34 52-34 14 0 26 12 26 40 0 25-14 73-22 90-14 28-33 43-50 43-14 0-29-12-29-43 0-7 0-16 7-42z"><text:p/></draw:path><draw:path draw:style-name="gr3" draw:text-style-name="P170" svg:width="0.1106in" svg:height="0.039in" svg:x="0.1268in" svg:y="0.1689in" svg:viewBox="0 0 282 100" svg:d="M268 17c6 0 14 0 14-9 0-8-8-8-14-8h-254c-6 0-14 0-14 8 0 9 8 9 14 9zM268 100c6 0 14 0 14-9 0-8-8-8-14-8h-254c-6 0-14 0-14 8 0 9 8 9 14 9z"><text:p/></draw:path><draw:path draw:style-name="gr3" draw:text-style-name="P170" svg:width="0.076in" svg:height="0.1075in" svg:x="0.3567in" svg:y="0.0433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70" svg:width="0.0177in" svg:height="0.0177in" svg:x="0.4902in" svg:y="0.0673in" svg:viewBox="0 0 46 46" svg:d="M46 23c0-12-10-23-23-23-12 0-23 11-23 23 0 13 11 23 23 23 13 0 23-10 23-23z"><text:p/></draw:path><draw:path draw:style-name="gr3" draw:text-style-name="P170" svg:width="0.0827in" svg:height="0.1512in" svg:x="0.5677in" svg:y="0in" svg:viewBox="0 0 211 385" svg:d="M133 130h36c9 0 13 0 13-10 0-4-4-4-12-4h-34l9-49c1-8 7-38 10-43 3-8 11-14 20-14 1 0 12 0 21 7-20 2-23 17-23 23 0 9 7 14 15 14 11 0 23-8 23-25 0-19-19-29-36-29-14 0-42 7-54 49-2 10-3 13-14 67h-29c-8 0-13 0-13 8 0 6 3 6 12 6h27l-31 167c-8 40-15 79-37 79-1 0-12 0-20-7 19-2 24-17 24-23 0-10-9-16-17-16-11 0-23 10-23 27 0 18 19 28 36 28 23 0 41-25 48-40 13-28 23-79 24-82z"><text:p/></draw:path><draw:polygon draw:style-name="gr3" draw:text-style-name="P170" svg:width="0.3874in" svg:height="0.0067in" svg:x="0.3126in" svg:y="0.1843in" svg:viewBox="0 0 985 18" draw:points="492,18 0,18 0,0 985,0 985,18"><text:p/></draw:polygon><draw:path draw:style-name="gr3" draw:text-style-name="P170" svg:width="0.076in" svg:height="0.1075in" svg:x="0.315in" svg:y="0.269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70" svg:width="0.1016in" svg:height="0.0067in" svg:x="0.4484in" svg:y="0.298in" svg:viewBox="0 0 259 18" svg:d="M244 18c7 0 15 0 15-8 0-10-8-10-15-10h-230c-7 0-14 0-14 10 0 8 7 8 14 8z"><text:p/></draw:path><draw:path draw:style-name="gr3" draw:text-style-name="P170" svg:width="0.0827in" svg:height="0.1512in" svg:x="0.6094in" svg:y="0.2264in" svg:viewBox="0 0 211 385" svg:d="M133 130h36c9 0 13 0 13-10 0-4-4-4-12-4h-34l9-49c1-8 7-38 10-43 3-8 11-14 20-14 1 0 12 0 21 7-20 2-23 17-23 23 0 9 7 14 15 14 11 0 23-8 23-25 0-19-19-29-36-29-14 0-42 7-54 49-2 10-3 13-14 67h-29c-8 0-13 0-13 8 0 6 3 6 12 6h27l-31 167c-8 40-15 79-37 79-1 0-12 0-20-7 19-2 24-17 24-23 0-10-9-16-17-16-11 0-23 10-23 27 0 18 19 28 36 28 23 0 41-25 48-40 13-28 23-79 24-82z"><text:p/></draw:path></draw:g></text:p>
      <text:p text:style-name="P59"><draw:g text:anchor-type="as-char" svg:y="-0.2102in" draw:z-index="223" draw:style-name="gr1"><svg:title>TexMaths</svg:title><svg:desc>12§display§\frac{n_1}{g} +\frac {n_3}{b} = \frac{n_2 - n_1}{r_1} + \frac{n_3-n_2}{r_2}§svg§600§FALSE§</svg:desc><draw:polygon draw:style-name="gr2" draw:text-style-name="P170" svg:width="2.198in" svg:height="0.3555in" svg:x="0in" svg:y="0in" svg:viewBox="0 0 5584 904" draw:points="2792,904 0,904 0,0 5584,0 5584,904"><text:p/></draw:polygon><draw:path draw:style-name="gr3" draw:text-style-name="P170" svg:width="0.0898in" svg:height="0.0752in" svg:x="0.0047in" svg:y="0.023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70" svg:width="0.0425in" svg:height="0.0772in" svg:x="0.1126in" svg:y="0.0449in" svg:viewBox="0 0 109 197" svg:d="M67 8c0-8 0-8-8-8-19 19-47 19-59 19v11c7 0 26 0 43-8v151c0 9 0 13-30 13h-11v11c5 0 42-1 53-1 10 0 47 1 54 1v-11h-12c-30 0-30-4-30-13z"><text:p/></draw:path><draw:polygon draw:style-name="gr3" draw:text-style-name="P170" svg:width="0.1744in" svg:height="0.0067in" svg:x="0in" svg:y="0.1642in" svg:viewBox="0 0 444 18" draw:points="222,18 0,18 0,0 444,0 444,18"><text:p/></draw:polygon><draw:path draw:style-name="gr3" draw:text-style-name="P170" svg:width="0.076in" svg:height="0.1075in" svg:x="0.0469in" svg:y="0.25in" svg:viewBox="0 0 194 274" svg:d="M193 28c1-3 1-5 1-8 0-7-4-12-12-12-3 0-15 4-16 18-9-15-23-26-40-26-49 0-101 59-101 120 0 42 25 67 57 67 24 0 44-20 49-24-10 37-15 55-15 57-1 3-15 45-61 45-7 0-21-1-33-4 13-4 18-15 18-22s-5-16-17-16c-10 0-23 9-23 25 0 17 16 26 56 26 53 0 84-33 90-58zM138 133c-2 11-12 22-22 30-8 7-21 15-33 15-22 0-28-22-28-39 0-20 12-71 23-92 12-21 30-37 48-37 28 0 34 33 34 36 0 2 0 4-2 6z"><text:p/></draw:path><draw:path draw:style-name="gr3" draw:text-style-name="P170" svg:width="0.1106in" svg:height="0.1106in" svg:x="0.2406in" svg:y="0.113in" svg:viewBox="0 0 282 282" svg:d="M150 150h118c6 0 14 0 14-8 0-10-8-10-14-10h-118v-118c0-6 0-14-8-14-10 0-10 8-10 14v118h-118c-6 0-14 0-14 10 0 8 8 8 14 8h118v118c0 6 0 14 10 14 8 0 8-8 8-14z"><text:p/></draw:path><draw:path draw:style-name="gr3" draw:text-style-name="P170" svg:width="0.0898in" svg:height="0.0752in" svg:x="0.422in" svg:y="0.023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70" svg:width="0.0535in" svg:height="0.0795in" svg:x="0.5232in" svg:y="0.0449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olygon draw:style-name="gr3" draw:text-style-name="P170" svg:width="0.1744in" svg:height="0.0067in" svg:x="0.4173in" svg:y="0.1642in" svg:viewBox="0 0 444 18" draw:points="222,18 0,18 0,0 444,0 444,18"><text:p/></draw:polygon><draw:path draw:style-name="gr3" draw:text-style-name="P170" svg:width="0.061in" svg:height="0.1173in" svg:x="0.4764in" svg:y="0.2079in" svg:viewBox="0 0 156 299" svg:d="M82 5c0 0 0-5-6-5-10 0-41 4-52 5-4 0-8 0-8 8 0 5 4 5 10 5 21 0 22 2 22 7 0 3-5 17-6 27l-35 138c-6 20-7 27-7 42 0 41 23 67 54 67 50 0 102-64 102-125 0-38-22-67-56-67-20 0-38 12-50 25zM42 164c2-8 2-9 6-14 20-28 40-34 52-34 14 0 26 12 26 40 0 25-14 73-22 90-14 28-33 43-50 43-14 0-29-12-29-43 0-7 0-16 7-42z"><text:p/></draw:path><draw:path draw:style-name="gr3" draw:text-style-name="P170" svg:width="0.1106in" svg:height="0.039in" svg:x="0.6665in" svg:y="0.1484in" svg:viewBox="0 0 282 100" svg:d="M268 17c6 0 14 0 14-9 0-8-8-8-14-8h-254c-6 0-14 0-14 8 0 9 8 9 14 9zM268 100c6 0 14 0 14-9 0-8-8-8-14-8h-254c-6 0-14 0-14 8 0 9 8 9 14 9z"><text:p/></draw:path><draw:path draw:style-name="gr3" draw:text-style-name="P170" svg:width="0.0898in" svg:height="0.0752in" svg:x="0.8571in" svg:y="0.023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70" svg:width="0.0516in" svg:height="0.0772in" svg:x="0.9598in" svg:y="0.044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70" svg:width="0.1016in" svg:height="0.0067in" svg:x="1.0772in" svg:y="0.052in" svg:viewBox="0 0 259 18" svg:d="M244 18c7 0 15 0 15-8 0-10-8-10-15-10h-230c-7 0-14 0-14 10 0 8 7 8 14 8z"><text:p/></draw:path><draw:path draw:style-name="gr3" draw:text-style-name="P170" svg:width="0.0898in" svg:height="0.0752in" svg:x="1.2346in" svg:y="0.023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70" svg:width="0.0425in" svg:height="0.0772in" svg:x="1.3417in" svg:y="0.0449in" svg:viewBox="0 0 109 197" svg:d="M67 8c0-8 0-8-8-8-19 19-47 19-59 19v11c7 0 26 0 43-8v151c0 9 0 13-30 13h-11v11c5 0 42-1 53-1 10 0 47 1 54 1v-11h-12c-30 0-30-4-30-13z"><text:p/></draw:path><draw:polygon draw:style-name="gr3" draw:text-style-name="P170" svg:width="0.5516in" svg:height="0.0067in" svg:x="0.8524in" svg:y="0.1642in" svg:viewBox="0 0 1402 18" draw:points="701,18 0,18 0,0 1402,0 1402,18"><text:p/></draw:polygon><draw:path draw:style-name="gr3" draw:text-style-name="P170" svg:width="0.0677in" svg:height="0.0752in" svg:x="1.0583in" svg:y="0.25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70" svg:width="0.0425in" svg:height="0.0772in" svg:x="1.1409in" svg:y="0.2713in" svg:viewBox="0 0 109 197" svg:d="M67 8c0-8 0-8-8-8-19 19-47 19-59 19v11c7 0 26 0 43-8v151c0 9 0 13-30 13h-11v11c5 0 42-1 53-1 10 0 47 1 54 1v-11h-12c-30 0-30-4-30-13z"><text:p/></draw:path><draw:path draw:style-name="gr3" draw:text-style-name="P170" svg:width="0.1106in" svg:height="0.1106in" svg:x="1.4701in" svg:y="0.113in" svg:viewBox="0 0 282 282" svg:d="M150 150h118c6 0 14 0 14-8 0-10-8-10-14-10h-118v-118c0-6 0-14-8-14-10 0-10 8-10 14v118h-118c-6 0-14 0-14 10 0 8 8 8 14 8h118v118c0 6 0 14 10 14 8 0 8-8 8-14z"><text:p/></draw:path><draw:path draw:style-name="gr3" draw:text-style-name="P170" svg:width="0.0898in" svg:height="0.0752in" svg:x="1.6516in" svg:y="0.023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70" svg:width="0.0535in" svg:height="0.0795in" svg:x="1.7524in" svg:y="0.0449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ath draw:style-name="gr3" draw:text-style-name="P170" svg:width="0.1016in" svg:height="0.0067in" svg:x="1.8717in" svg:y="0.052in" svg:viewBox="0 0 259 18" svg:d="M244 18c7 0 15 0 15-8 0-10-8-10-15-10h-230c-7 0-14 0-14 10 0 8 7 8 14 8z"><text:p/></draw:path><draw:path draw:style-name="gr3" draw:text-style-name="P170" svg:width="0.0898in" svg:height="0.0752in" svg:x="2.0283in" svg:y="0.023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70" svg:width="0.0516in" svg:height="0.0772in" svg:x="2.1311in" svg:y="0.044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70" svg:width="0.5516in" svg:height="0.0067in" svg:x="1.6469in" svg:y="0.1642in" svg:viewBox="0 0 1402 18" draw:points="701,18 0,18 0,0 1402,0 1402,18"><text:p/></draw:polygon><draw:path draw:style-name="gr3" draw:text-style-name="P170" svg:width="0.0677in" svg:height="0.0752in" svg:x="1.8524in" svg:y="0.25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70" svg:width="0.0516in" svg:height="0.0772in" svg:x="1.9295in" svg:y="0.27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 <text:tab/><draw:g text:anchor-type="as-char" svg:y="-0.1161in" draw:z-index="224" draw:style-name="gr1"><svg:title>TexMaths</svg:title><svg:desc>12§display§\text{Linse:}\: n_1 = n_3 = n_\text{Luft}§svg§600§FALSE§</svg:desc><draw:polygon draw:style-name="gr2" draw:text-style-name="P170" svg:width="1.6039in" svg:height="0.1386in" svg:x="0in" svg:y="0in" svg:viewBox="0 0 4075 353" draw:points="2038,353 0,353 0,0 4075,0 4075,353"><text:p/></draw:polygon><draw:path draw:style-name="gr3" draw:text-style-name="P170" svg:width="0.0913in" svg:height="0.1134in" svg:x="0.0055in" svg:y="0in" svg:viewBox="0 0 233 289" svg:d="M233 180h-11c-5 43-11 96-85 96h-35c-19 0-20-2-20-17v-225c0-15 0-21 39-21h15v-13c-16 1-54 1-71 1s-51 0-65-1v13h10c33 0 33 5 33 21v223c0 14 0 19-33 19h-10v13h221z"><text:p/></draw:path><draw:path draw:style-name="gr3" draw:text-style-name="P170" svg:width="0.0354in" svg:height="0.111in" svg:x="0.1091in" svg:y="0.0016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70" svg:width="0.0839in" svg:height="0.0732in" svg:x="0.1555in" svg:y="0.0398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70" svg:width="0.0543in" svg:height="0.076in" svg:x="0.2476in" svg:y="0.039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70" svg:width="0.0642in" svg:height="0.076in" svg:x="0.3122in" svg:y="0.039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70" svg:width="0.0177in" svg:height="0.0713in" svg:x="0.3961in" svg:y="0.0421in" svg:viewBox="0 0 46 182" svg:d="M46 23c0-13-10-23-23-23-12 0-23 10-23 23 0 12 11 23 23 23 13 0 23-11 23-23zM46 161c0-13-10-23-23-23-12 0-23 10-23 23 0 12 11 21 23 21 13 0 23-9 23-21z"><text:p/></draw:path><draw:path draw:style-name="gr3" draw:text-style-name="P170" svg:width="0.0898in" svg:height="0.0752in" svg:x="0.4693in" svg:y="0.0398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70" svg:width="0.0425in" svg:height="0.0772in" svg:x="0.5768in" svg:y="0.0606in" svg:viewBox="0 0 109 197" svg:d="M67 8c0-8 0-8-8-8-19 19-47 19-59 19v11c7 0 26 0 43-8v151c0 9 0 13-30 13h-11v11c5 0 42-1 53-1 10 0 47 1 54 1v-11h-12c-30 0-30-4-30-13z"><text:p/></draw:path><draw:path draw:style-name="gr3" draw:text-style-name="P170" svg:width="0.1106in" svg:height="0.039in" svg:x="0.6941in" svg:y="0.0528in" svg:viewBox="0 0 282 100" svg:d="M268 17c6 0 14 0 14-9 0-8-8-8-14-8h-254c-6 0-14 0-14 8 0 9 8 9 14 9zM268 100c6 0 14 0 14-9 0-8-8-8-14-8h-254c-6 0-14 0-14 8 0 9 8 9 14 9z"><text:p/></draw:path><draw:path draw:style-name="gr3" draw:text-style-name="P170" svg:width="0.0898in" svg:height="0.0752in" svg:x="0.865in" svg:y="0.0398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70" svg:width="0.0535in" svg:height="0.0795in" svg:x="0.9661in" svg:y="0.0606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ath draw:style-name="gr3" draw:text-style-name="P170" svg:width="0.1106in" svg:height="0.039in" svg:x="1.0894in" svg:y="0.0528in" svg:viewBox="0 0 282 100" svg:d="M268 17c6 0 14 0 14-9 0-8-8-8-14-8h-254c-6 0-14 0-14 8 0 9 8 9 14 9zM268 100c6 0 14 0 14-9 0-8-8-8-14-8h-254c-6 0-14 0-14 8 0 9 8 9 14 9z"><text:p/></draw:path><draw:path draw:style-name="gr3" draw:text-style-name="P170" svg:width="0.0898in" svg:height="0.0752in" svg:x="1.2606in" svg:y="0.0398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70" svg:width="0.0689in" svg:height="0.0795in" svg:x="1.3614in" svg:y="0.0591in" svg:viewBox="0 0 176 203" svg:d="M176 125h-9c-4 29-7 67-64 67h-30c-14 0-14-2-14-12v-156c0-10 0-13 27-13h11v-11c-6 0-44 1-51 1-12 0-46-1-46-1v11h7c23 0 24 2 24 13v155c0 9-1 13-24 13h-7v11h168z"><text:p/></draw:path><draw:path draw:style-name="gr3" draw:text-style-name="P170" svg:width="0.0626in" svg:height="0.0524in" svg:x="1.4437in" svg:y="0.0862in" svg:viewBox="0 0 160 134" svg:d="M91 4v10c21 0 23 2 23 17v51c0 26-17 44-40 44-27 0-28-13-28-28v-98l-46 4v10c23 0 23 0 23 28v44c0 21 0 48 49 48 6 0 29 0 42-25h1v25l45-3v-10c-21 0-23-2-23-17v-104z"><text:p/></draw:path><draw:path draw:style-name="gr3" draw:text-style-name="P170" svg:width="0.0413in" svg:height="0.0819in" svg:x="1.5161in" svg:y="0.0567in" svg:viewBox="0 0 106 209" svg:d="M48 91h37v-9h-38v-34c0-28 17-40 29-40 2 0 6 0 8 2-4 2-6 7-6 12 0 8 6 13 13 13 9 0 15-5 15-13 0-14-14-22-30-22-23 0-51 17-51 48v34h-25v9h25v95c0 12-2 12-21 12v11c1 0 21-1 33-1 13 0 27 1 39 1v-11h-6c-22 0-22-2-22-13z"><text:p/></draw:path><draw:path draw:style-name="gr3" draw:text-style-name="P170" svg:width="0.0402in" svg:height="0.0728in" svg:x="1.5551in" svg:y="0.0665in" svg:viewBox="0 0 103 186" svg:d="M52 65h46v-10h-46v-55h-11c0 26-12 56-41 58v7h28v80c0 34 25 41 42 41 20 0 33-17 33-41v-17h-9v17c0 21-10 31-22 31-20 0-20-25-20-30z"><text:p/></draw:path></draw:g></text:p>
      <text:h text:style-name="Heading_20_3" text:outline-level="3">Wellenlänge</text:h>
      <text:p text:style-name="P115"><draw:g text:anchor-type="as-char" svg:y="-0.1862in" draw:z-index="204" draw:style-name="gr1"><svg:title>TexMaths</svg:title><svg:desc>12§display§\lambda ={\frac {c}{f}}§svg§600§FALSE§</svg:desc><draw:polygon draw:style-name="gr2" draw:text-style-name="P170" svg:width="0.4382in" svg:height="0.3303in" svg:x="0in" svg:y="0.0016in" svg:viewBox="0 0 1114 840" draw:points="556,840 0,840 0,0 1114,0 1114,840"><text:p/></draw:polygon><draw:path draw:style-name="gr3" draw:text-style-name="P170" svg:width="0.0823in" svg:height="0.1173in" svg:x="0.0091in" svg:y="0.0705in" svg:viewBox="0 0 210 299" svg:d="M129 170c18 45 38 109 45 119 6 10 11 10 22 10h9c5-2 5-4 5-5s-1-3-2-4c-4-5-6-11-10-19l-86-241c-9-24-33-30-52-30-2 0-8 0-8 5 0 3 3 3 4 3 14 4 17 6 28 35l41 115-118 115c-5 6-7 9-7 14 0 7 6 12 13 12 6 0 10-4 13-9z"><text:p/></draw:path><draw:path draw:style-name="gr3" draw:text-style-name="P170" svg:width="0.1106in" svg:height="0.039in" svg:x="0.1524in" svg:y="0.1248in" svg:viewBox="0 0 282 100" svg:d="M268 17c6 0 14 0 14-9 0-8-8-8-14-8h-254c-6 0-14 0-14 8 0 9 8 9 14 9zM268 100c6 0 14 0 14-9 0-8-8-8-14-8h-254c-6 0-14 0-14 8 0 9 8 9 14 9z"><text:p/></draw:path><draw:path draw:style-name="gr3" draw:text-style-name="P170" svg:width="0.065in" svg:height="0.0752in" svg:x="0.3591in" svg:y="0in" svg:viewBox="0 0 166 192" svg:d="M151 26c-7 0-13 0-19 6-7 6-7 14-7 17 0 10 7 15 16 15 12 0 24-10 24-28 0-20-21-36-51-36-58 0-114 61-114 120 0 38 25 72 68 72 62 0 98-44 98-50 0-3-3-5-6-5-1 0-3 1-5 3-34 42-81 42-85 42-27 0-39-20-39-45 0-18 9-59 23-85 13-24 37-42 60-42 15 0 31 4 37 16z"><text:p/></draw:path><draw:polygon draw:style-name="gr3" draw:text-style-name="P170" svg:width="0.0996in" svg:height="0.0067in" svg:x="0.3386in" svg:y="0.1409in" svg:viewBox="0 0 254 18" draw:points="126,18 0,18 0,0 254,0 254,18"><text:p/></draw:polygon><draw:path draw:style-name="gr3" draw:text-style-name="P170" svg:width="0.0827in" svg:height="0.1512in" svg:x="0.3472in" svg:y="0.1823in" svg:viewBox="0 0 211 385" svg:d="M133 130h36c9 0 14 0 14-10 0-4-5-4-12-4h-35l9-49c2-8 8-38 10-43 4-8 11-14 20-14 2 0 12 0 21 7-19 2-23 17-23 23 0 9 7 14 16 14 10 0 22-8 22-25 0-19-19-29-36-29-14 0-42 7-54 49-2 10-3 13-14 67h-29c-8 0-13 0-13 8 0 6 3 6 12 6h28l-32 166c-8 41-15 79-37 79-1 0-12 0-20-7 19-1 24-17 24-23 0-9-9-15-17-15-11 0-23 9-23 26 0 18 19 29 36 29 23 0 41-25 48-41 13-27 23-78 24-81z"><text:p/></draw:path></draw:g><text:tab/><text:tab/><draw:g text:anchor-type="as-char" svg:y="-0.1252in" draw:z-index="205" draw:style-name="gr1"><svg:title>TexMaths</svg:title><svg:desc>12§display§c = 299\,792\,458 ~ \mathrm{m/s}§svg§600§FALSE§</svg:desc><draw:polygon draw:style-name="gr2" draw:text-style-name="P170" svg:width="1.4382in" svg:height="0.1657in" svg:x="0in" svg:y="0in" svg:viewBox="0 0 3654 422" draw:points="1826,422 0,422 0,0 3654,0 3654,422"><text:p/></draw:polygon><draw:path draw:style-name="gr3" draw:text-style-name="P170" svg:width="0.065in" svg:height="0.0752in" svg:x="0.0067in" svg:y="0.0508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70" svg:width="0.1106in" svg:height="0.039in" svg:x="0.1272in" svg:y="0.0634in" svg:viewBox="0 0 282 100" svg:d="M268 17c6 0 14 0 14-9 0-8-8-8-14-8h-254c-6 0-14 0-14 8 0 9 8 9 14 9zM268 100c6 0 14 0 14-9 0-8-8-8-14-8h-254c-6 0-14 0-14 8 0 9 8 9 14 9z"><text:p/></draw:path><draw:path draw:style-name="gr3" draw:text-style-name="P170" svg:width="0.0661in" svg:height="0.1106in" svg:x="0.3016in" svg:y="0.0138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70" svg:width="0.0689in" svg:height="0.1146in" svg:x="0.3831in" svg:y="0.0138in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3" draw:text-style-name="P170" svg:width="0.0689in" svg:height="0.1146in" svg:x="0.4661in" svg:y="0.0138in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3" draw:text-style-name="P170" svg:width="0.0713in" svg:height="0.1157in" svg:x="0.5791in" svg:y="0.0122in" svg:viewBox="0 0 182 295" svg:d="M179 29c3-6 3-6 3-16h-103c-51 0-53-5-54-13h-11l-14 88h11c1-8 5-34 11-39 2-3 36-3 40-3h89c-5 7-38 54-48 67-38 57-53 116-53 159 0 4 0 23 21 23 19 0 19-19 19-23v-21c0-23 1-47 5-70 1-9 7-45 26-72z"><text:p/></draw:path><draw:path draw:style-name="gr3" draw:text-style-name="P170" svg:width="0.0689in" svg:height="0.1146in" svg:x="0.6598in" svg:y="0.0138in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3" draw:text-style-name="P170" svg:width="0.0661in" svg:height="0.1106in" svg:x="0.7445in" svg:y="0.0138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70" svg:width="0.0736in" svg:height="0.1126in" svg:x="0.8512in" svg:y="0.0122in" svg:viewBox="0 0 188 287" svg:d="M113 217v36c0 16-1 21-33 21h-8v13c17-1 40-1 58-1 16 0 39 0 57 1v-13h-9c-32 0-33-5-33-21v-36h43v-13h-43v-193c0-9 0-11-6-11-5 0-6 0-8 5l-131 199v13zM115 204h-103l103-158z"><text:p/></draw:path><draw:path draw:style-name="gr3" draw:text-style-name="P170" svg:width="0.0661in" svg:height="0.1146in" svg:x="0.9382in" svg:y="0.0138in" svg:viewBox="0 0 169 292" svg:d="M169 197c0-51-35-93-80-93-21 0-39 6-54 22v-83c8 3 23 6 36 6 53 0 81-39 81-44 0-3-1-5-3-5 0 0-1 0-4 1-8 4-29 12-57 12-17 0-38-2-57-12-3-1-5-1-5-1-4 0-4 4-4 11v125c0 8 0 10 6 10 2 0 3-1 6-3 4-6 20-29 54-29 22 0 33 19 36 26 7 16 8 33 8 54 0 15 0 40-11 58-9 17-25 28-45 28-30 0-56-23-63-48 1 1 3 1 7 1 15 0 22-11 22-21s-7-20-22-20c-6 0-20 2-20 22 0 37 29 78 77 78 49 0 92-41 92-95z"><text:p/></draw:path><draw:path draw:style-name="gr3" draw:text-style-name="P170" svg:width="0.0689in" svg:height="0.1146in" svg:x="1.0193in" svg:y="0.0138in" svg:viewBox="0 0 176 292" svg:d="M52 89c-20-13-22-28-22-35 0-25 28-43 58-43 31 0 58 21 58 53 0 24-16 44-42 58zM113 128c31-15 51-37 51-64 0-40-37-64-75-64-43 0-77 31-77 71 0 7 0 26 18 47 5 4 20 15 31 22-25 12-61 36-61 78 0 45 43 74 88 74 48 0 88-35 88-81 0-15-4-35-20-53-8-8-16-13-43-30zM71 146l53 34c12 7 31 20 31 46 0 32-31 54-66 54-37 0-67-27-67-62 0-25 13-51 49-72z"><text:p/></draw:path><draw:path draw:style-name="gr3" draw:text-style-name="P170" svg:width="0.1295in" svg:height="0.0732in" svg:x="1.1563in" svg:y="0.0508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70" svg:width="0.065in" svg:height="0.1657in" svg:x="1.2984in" svg:y="0in" svg:viewBox="0 0 166 422" svg:d="M163 16c3-5 3-8 3-8 0-4-4-8-9-8-3 0-6 1-7 4l-148 403c-2 6-2 7-2 7 0 5 4 8 8 8 6 0 8-2 10-9z"><text:p/></draw:path><draw:path draw:style-name="gr3" draw:text-style-name="P170" svg:width="0.0543in" svg:height="0.076in" svg:x="1.378in" svg:y="0.0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text:tab/><text:tab/><draw:g text:anchor-type="as-char" svg:y="-0.1161in" draw:z-index="211" draw:style-name="gr1"><svg:title>TexMaths</svg:title><svg:desc>12§display§E = c \cdot B§svg§600§FALSE§</svg:desc><draw:polygon draw:style-name="gr2" draw:text-style-name="P170" svg:width="0.6791in" svg:height="0.1138in" svg:x="0in" svg:y="0in" svg:viewBox="0 0 1726 290" draw:points="864,290 0,290 0,0 1726,0 1726,290"><text:p/></draw:polygon><draw:path draw:style-name="gr3" draw:text-style-name="P170" svg:width="0.1205in" svg:height="0.113in" svg:x="0.0063in" svg:y="0.0008in" svg:viewBox="0 0 307 288" svg:d="M283 190c1-3 3-5 3-6s0-5-5-5c-4 0-5 2-6 5-28 62-43 91-115 91h-62c-6 0-7 0-9 0-5-1-6-1-6-5 0-1 0-2 2-9l29-116h42c36 0 36 9 36 20 0 2 0 8-4 20 0 2-1 4-1 5 0 2 3 5 6 5 4 0 5-3 6-9l24-99c0-3-1-5-5-5-3 0-4 3-6 8-8 33-16 42-55 42h-39l25-102c3-16 3-17 23-17h60c51 0 63 12 63 47 0 11 0 11-1 23 0 2 0 5 0 7 0 3 1 5 5 5 5 0 5-2 6-10l8-73c1-12-1-12-12-12h-213c-9 0-12 0-12 8 0 5 3 5 10 5 16 0 28 0 28 7 0 3 0 3-1 11l-57 224c-4 17-4 20-38 20-7 0-12 0-12 9 0 4 4 4 12 4h220c9 0 9 0 13-7z"><text:p/></draw:path><draw:path draw:style-name="gr3" draw:text-style-name="P170" svg:width="0.1106in" svg:height="0.039in" svg:x="0.1874in" svg:y="0.0528in" svg:viewBox="0 0 282 100" svg:d="M268 17c6 0 14 0 14-9 0-8-8-8-14-8h-254c-6 0-14 0-14 8 0 9 8 9 14 9zM268 100c6 0 14 0 14-9 0-8-8-8-14-8h-254c-6 0-14 0-14 8 0 9 8 9 14 9z"><text:p/></draw:path><draw:path draw:style-name="gr3" draw:text-style-name="P170" svg:width="0.065in" svg:height="0.0752in" svg:x="0.3602in" svg:y="0.0398in" svg:viewBox="0 0 166 192" svg:d="M151 26c-7 0-13 0-19 6-7 6-7 14-7 17 0 10 7 15 15 15 12 0 24-10 24-28 0-20-20-36-50-36-58 0-114 61-114 120 0 39 25 72 68 72 62 0 98-44 98-50 0-3-3-5-6-5-2 0-3 1-5 4-34 42-81 42-85 42-27 0-39-21-39-46 0-18 9-59 23-85 13-24 37-42 60-42 14 0 31 4 37 16z"><text:p/></draw:path><draw:path draw:style-name="gr3" draw:text-style-name="P170" svg:width="0.0177in" svg:height="0.0177in" svg:x="0.4768in" svg:y="0.0634in" svg:viewBox="0 0 46 46" svg:d="M46 23c0-12-10-23-23-23-12 0-23 11-23 23 0 13 11 23 23 23 13 0 23-10 23-23z"><text:p/></draw:path><draw:path draw:style-name="gr3" draw:text-style-name="P170" svg:width="0.1185in" svg:height="0.1138in" svg:x="0.5524in" svg:y="0in" svg:viewBox="0 0 302 290" svg:d="M50 257c-4 16-6 19-38 19-7 0-12 0-12 9 0 5 4 5 12 5h150c67 0 118-51 118-92 0-31-26-55-66-60 44-8 88-39 88-79 0-31-27-59-79-59h-141c-9 0-12 0-12 8 0 5 3 5 10 5 2 0 10 0 17 1 7 0 11 2 11 6 0 3 0 4-1 9zM114 135l26-106c4-15 5-16 23-16h54c37 0 47 25 47 43 0 38-37 79-89 79zM95 276c-6 0-7 0-10 0-3-1-5-1-5-4 0-2 0-3 2-10l30-118h79c41 0 49 31 49 49 0 42-37 83-88 83z"><text:p/></draw:path></draw:g></text:p>
      <text:h text:style-name="P163" text:outline-level="3">Intensität <text:s/><text:span text:style-name="T33"><text:s/></text:span><text:span text:style-name="T33"><draw:g text:anchor-type="as-char" svg:y="-0.2272in" draw:z-index="214" draw:style-name="gr1"><svg:title>TexMaths</svg:title><svg:desc>12§display§P_S = \frac{I}{c}§svg§600§FALSE§</svg:desc><draw:polygon draw:style-name="gr2" draw:text-style-name="P170" svg:width="0.5307in" svg:height="0.3398in" svg:x="0in" svg:y="0in" svg:viewBox="0 0 1349 864" draw:points="675,864 0,864 0,0 1349,0 1349,864"><text:p/></draw:polygon><draw:path draw:style-name="gr3" draw:text-style-name="P170" svg:width="0.1189in" svg:height="0.1134in" svg:x="0.0067in" svg:y="0.1126in" svg:viewBox="0 0 303 289" svg:d="M112 156h72c60 0 119-44 119-92 0-33-28-64-84-64h-137c-9 0-12 0-12 8 0 5 3 5 12 5 4 0 13 0 18 1 7 0 9 2 9 6 0 3-1 4-2 9l-57 228c-4 15-4 19-38 19-7 0-12 0-12 8 0 5 5 5 6 5 12 0 42-1 54-1 10 0 18 0 28 0 8 0 18 1 27 1 3 0 9 0 9-8 0-5-4-5-12-5-16 0-28 0-28-7 0-3 1-5 1-7zM142 29c3-15 5-16 23-16h40c35 0 58 11 58 41 0 17-8 53-25 68-21 20-47 22-65 22h-60z"><text:p/></draw:path><draw:path draw:style-name="gr3" draw:text-style-name="P170" svg:width="0.074in" svg:height="0.0843in" svg:x="0.1154in" svg:y="0.1689in" svg:viewBox="0 0 189 215" svg:d="M189 4c0-2-2-4-4-4-1 0-2 0-6 4l-14 18c-11-17-30-22-49-22-42 0-79 34-79 68 0 4 1 16 10 27 11 12 21 15 42 19 5 2 20 5 25 6 10 2 28 10 28 31 0 24-26 53-60 53-26 0-58-10-58-42 0-4 1-10 2-16 0-1 0-1 0-1 0-3-3-3-4-3-4 0-5 0-6 6l-15 58c-1 2-1 4-1 5s1 4 4 4c2 0 2 0 6-5 3-4 12-12 14-16 16 17 40 21 58 21 44 0 80-39 80-73 0-14-5-26-12-33-9-11-14-12-53-20-6-3-15-4-19-5-7-2-19-11-19-28 0-22 26-46 57-46 32 0 47 18 47 46 0 4-1 10-1 14 0 3 4 3 5 3 5 0 5-1 6-6z"><text:p/></draw:path><draw:path draw:style-name="gr3" draw:text-style-name="P170" svg:width="0.1106in" svg:height="0.039in" svg:x="0.2587in" svg:y="0.165in" svg:viewBox="0 0 282 100" svg:d="M268 17c6 0 14 0 14-9 0-8-8-8-14-8h-254c-6 0-14 0-14 8 0 9 8 9 14 9zM268 100c6 0 14 0 14-9 0-8-8-8-14-8h-254c-6 0-14 0-14 8 0 9 8 9 14 9z"><text:p/></draw:path><draw:path draw:style-name="gr3" draw:text-style-name="P170" svg:width="0.0772in" svg:height="0.1134in" svg:x="0.45in" svg:y="0in" svg:viewBox="0 0 197 289" svg:d="M144 32c4-15 5-19 39-19 10 0 14 0 14-8 0-5-5-5-7-5-12 0-43 1-55 1-14 0-45-1-57-1-4 0-8 0-8 8 0 5 3 5 12 5 16 0 28 0 28 9 0 1 0 2-1 6l-57 229c-4 15-5 19-39 19-9 0-13 0-13 8 0 5 5 5 6 5 13 0 43-1 56-1 12 0 44 1 57 1 3 0 8 0 8-8 0-5-3-5-13-5-7 0-10 0-18-1-8 0-11-3-11-7 0-3 1-6 3-10z"><text:p/></draw:path><draw:polygon draw:style-name="gr3" draw:text-style-name="P170" svg:width="0.0862in" svg:height="0.0067in" svg:x="0.4445in" svg:y="0.1807in" svg:viewBox="0 0 220 18" draw:points="110,18 0,18 0,0 220,0 220,18"><text:p/></draw:polygon><draw:path draw:style-name="gr3" draw:text-style-name="P170" svg:width="0.065in" svg:height="0.0752in" svg:x="0.4583in" svg:y="0.2661in" svg:viewBox="0 0 166 192" svg:d="M151 26c-7 0-13 0-19 6-7 6-7 14-7 17 0 10 7 15 16 15 12 0 24-10 24-28 0-20-21-36-51-36-58 0-114 61-114 120 0 38 25 72 68 72 62 0 98-44 98-50 0-3-3-5-6-5-1 0-3 1-5 3-34 42-81 42-85 42-27 0-39-20-39-45 0-18 9-59 23-85 13-24 37-42 60-42 15 0 31 4 37 16z"><text:p/></draw:path></draw:g></text:span><text:span text:style-name="T33"> <text:s text:c="4"/></text:span><text:span text:style-name="T33"><draw:g text:anchor-type="as-char" svg:y="-0.2764in" draw:z-index="218" draw:style-name="gr1"><svg:title>TexMaths</svg:title><svg:desc>12§display§I_{rel} = \left ( \frac{n_1 - n_2}{n_1+n_2}\right ) ^2 \cdot I_0§svg§600§FALSE§</svg:desc><draw:polygon draw:style-name="gr2" draw:text-style-name="P170" svg:width="1.6425in" svg:height="0.4319in" svg:x="0in" svg:y="0.0024in" svg:viewBox="0 0 4173 1098" draw:points="2086,1098 0,1098 0,0 4173,0 4173,1098"><text:p/></draw:polygon><draw:path draw:style-name="gr3" draw:text-style-name="P170" svg:width="0.0772in" svg:height="0.1134in" svg:x="0.0055in" svg:y="0.1638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<text:p/></draw:path><draw:path draw:style-name="gr3" draw:text-style-name="P170" svg:width="0.0539in" svg:height="0.0524in" svg:x="0.0783in" svg:y="0.2508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70" svg:width="0.0496in" svg:height="0.0524in" svg:x="0.1461in" svg:y="0.2508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70" svg:width="0.026in" svg:height="0.0819in" svg:x="0.2083in" svg:y="0.2209in" svg:viewBox="0 0 67 209" svg:d="M66 8c0 0 1-3 1-4 0-2-1-4-5-4-6 0-31 2-38 2-2 2-6 2-6 8 0 4 4 4 7 4 15 0 15 2 15 4s0 5-2 7l-37 146c-1 3-1 6-1 10 0 19 17 28 31 28 7 0 17-3 24-16 7-11 11-29 11-30 0-4-4-4-5-4-3 0-5 3-6 8-3 14-9 33-23 33-7 0-9-7-9-14 0-4 1-9 1-12z"><text:p/></draw:path><draw:path draw:style-name="gr3" draw:text-style-name="P170" svg:width="0.1106in" svg:height="0.039in" svg:x="0.3075in" svg:y="0.2157in" svg:viewBox="0 0 282 100" svg:d="M268 17c6 0 14 0 14-9 0-8-8-8-14-8h-254c-6 0-14 0-14 8 0 9 8 9 14 9zM268 100c6 0 14 0 14-9 0-8-8-8-14-8h-254c-6 0-14 0-14 8 0 9 8 9 14 9z"><text:p/></draw:path><draw:path draw:style-name="gr3" draw:text-style-name="P170" svg:width="0.0819in" svg:height="0.398in" svg:x="0.5083in" svg:y="0.0362in" svg:viewBox="0 0 209 1012" svg:d="M209 1009c0-3-1-3-1-5-17-16-45-43-74-89-68-109-99-246-99-409 0-113 15-260 85-385 34-60 68-95 88-114 1-1 1-1 1-2 0-5-4-5-10-5-5 0-6 0-12 6-143 130-187 323-187 500 0 166 38 333 146 459 9 10 24 27 42 42 5 5 6 5 11 5 6 0 10 0 10-3z"><text:p/></draw:path><draw:path draw:style-name="gr3" draw:text-style-name="P170" svg:width="0.0898in" svg:height="0.0752in" svg:x="0.6201in" svg:y="0.0909in" svg:viewBox="0 0 229 192" svg:d="M25 162c-1 7-3 17-3 19 0 7 6 11 12 11 4 0 13-4 15-12 0 0 6-21 9-31l8-39c4-8 6-18 7-27 3-7 6-21 6-22 6-13 29-51 70-51 19 0 23 15 23 30 0 25-22 80-28 98-4 10-5 14-5 19 0 20 16 35 35 35 40 0 55-61 55-65 0-5-3-5-5-5-3 0-3 2-6 9-8 28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70" svg:width="0.0425in" svg:height="0.0772in" svg:x="0.728in" svg:y="0.1122in" svg:viewBox="0 0 109 197" svg:d="M67 8c0-8 0-8-8-8-19 19-47 19-59 19v11c7 0 26 0 43-8v151c0 9 0 13-30 13h-11v11c5 0 42-2 53-2 10 0 47 2 54 2v-11h-12c-30 0-30-4-30-13z"><text:p/></draw:path><draw:path draw:style-name="gr3" draw:text-style-name="P170" svg:width="0.1016in" svg:height="0.0067in" svg:x="0.8402in" svg:y="0.1201in" svg:viewBox="0 0 259 18" svg:d="M244 18c7 0 15 0 15-8 0-10-8-10-15-10h-230c-7 0-14 0-14 10 0 8 7 8 14 8z"><text:p/></draw:path><draw:path draw:style-name="gr3" draw:text-style-name="P170" svg:width="0.0898in" svg:height="0.0752in" svg:x="0.9976in" svg:y="0.0909in" svg:viewBox="0 0 229 192" svg:d="M25 162c-1 7-3 17-3 19 0 7 6 11 12 11 4 0 13-4 15-12 0 0 6-21 9-31l8-39c4-8 6-18 7-27 3-7 6-21 6-22 6-13 29-51 70-51 19 0 23 15 23 30 0 25-22 80-28 98-4 10-5 14-5 19 0 20 16 35 35 35 40 0 55-61 55-65 0-5-3-5-5-5-3 0-3 2-6 9-8 28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70" svg:width="0.0516in" svg:height="0.0772in" svg:x="1.0996in" svg:y="0.1122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olygon draw:style-name="gr3" draw:text-style-name="P170" svg:width="0.5512in" svg:height="0.0067in" svg:x="0.6154in" svg:y="0.2319in" svg:viewBox="0 0 1401 18" draw:points="701,18 0,18 0,0 1401,0 1401,18"><text:p/></draw:polygon><draw:path draw:style-name="gr3" draw:text-style-name="P170" svg:width="0.0898in" svg:height="0.0752in" svg:x="0.6201in" svg:y="0.3173in" svg:viewBox="0 0 229 192" svg:d="M25 162c-1 7-3 17-3 19 0 7 6 11 12 11 4 0 13-4 15-12 0 0 6-21 9-31l8-39c4-8 6-18 7-27 3-7 6-21 6-22 6-13 29-51 70-51 19 0 23 15 23 30 0 25-22 80-28 98-4 10-5 14-5 19 0 20 16 35 35 35 40 0 55-61 55-65 0-5-3-5-5-5-3 0-3 2-6 9-8 28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70" svg:width="0.0425in" svg:height="0.0772in" svg:x="0.728in" svg:y="0.3386in" svg:viewBox="0 0 109 197" svg:d="M67 8c0-8 0-8-8-8-19 19-47 19-59 19v11c7 0 26 0 43-8v151c0 9 0 13-30 13h-11v11c5 0 42-2 53-2 10 0 47 2 54 2v-11h-12c-30 0-30-4-30-13z"><text:p/></draw:path><draw:path draw:style-name="gr3" draw:text-style-name="P170" svg:width="0.1106in" svg:height="0.1106in" svg:x="0.8362in" svg:y="0.2937in" svg:viewBox="0 0 282 282" svg:d="M150 150h118c6 0 14 0 14-8 0-10-8-10-14-10h-118v-118c0-6 0-14-8-14-10 0-10 8-10 14v118h-118c-6 0-14 0-14 10 0 8 8 8 14 8h118v117c0 6 0 15 10 15 8 0 8-9 8-15z"><text:p/></draw:path><draw:path draw:style-name="gr3" draw:text-style-name="P170" svg:width="0.0898in" svg:height="0.0752in" svg:x="0.9976in" svg:y="0.3173in" svg:viewBox="0 0 229 192" svg:d="M25 162c-1 7-3 17-3 19 0 7 6 11 12 11 4 0 13-4 15-12 0 0 6-21 9-31l8-39c4-8 6-18 7-27 3-7 6-21 6-22 6-13 29-51 70-51 19 0 23 15 23 30 0 25-22 80-28 98-4 10-5 14-5 19 0 20 16 35 35 35 40 0 55-61 55-65 0-5-3-5-5-5-3 0-3 2-6 9-8 28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70" svg:width="0.0516in" svg:height="0.0772in" svg:x="1.0996in" svg:y="0.3386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3" draw:text-style-name="P170" svg:width="0.0819in" svg:height="0.398in" svg:x="1.1925in" svg:y="0.0362in" svg:viewBox="0 0 209 1012" svg:d="M209 506c0-165-39-332-147-459-8-10-24-27-42-42-4-5-6-5-12-5-4 0-8 0-8 5 0 1 1 2 2 3 15 16 44 44 72 89 69 109 100 246 100 409 0 114-16 260-85 386-34 59-70 95-88 112 0 2-1 3-1 5 0 3 4 3 8 3 6 0 8 0 14-6 142-128 187-322 187-500z"><text:p/></draw:path><draw:path draw:style-name="gr3" draw:text-style-name="P170" svg:width="0.0516in" svg:height="0.0772in" svg:x="1.3161in" svg:y="0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3" draw:text-style-name="P170" svg:width="0.0177in" svg:height="0.0177in" svg:x="1.4346in" svg:y="0.2268in" svg:viewBox="0 0 46 46" svg:d="M46 23c0-12-10-23-23-23-12 0-23 11-23 23 0 13 11 23 23 23 13 0 23-10 23-23z"><text:p/></draw:path><draw:path draw:style-name="gr3" draw:text-style-name="P170" svg:width="0.0772in" svg:height="0.1134in" svg:x="1.5087in" svg:y="0.1638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<text:p/></draw:path><draw:path draw:style-name="gr3" draw:text-style-name="P170" svg:width="0.0539in" svg:height="0.0795in" svg:x="1.5823in" svg:y="0.2256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/draw:g></text:span></text:h>
      <text:h text:style-name="P164" text:outline-level="3">Energie <text:span text:style-name="T37">Photon <text:tab/></text:span><text:span text:style-name="T37"><draw:g text:anchor-type="as-char" svg:y="-0.2299in" draw:z-index="215" draw:style-name="gr1"><svg:title>TexMaths</svg:title><svg:desc>12§display§E = h \cdot F = \frac{h \cdot c}{\lambda}§svg§600§FALSE§</svg:desc><draw:polygon draw:style-name="gr2" draw:text-style-name="P170" svg:width="1.228in" svg:height="0.3413in" svg:x="0in" svg:y="0in" svg:viewBox="0 0 3120 868" draw:points="1560,868 0,868 0,0 3120,0 3120,868"><text:p/></draw:polygon><draw:path draw:style-name="gr3" draw:text-style-name="P170" svg:width="0.1205in" svg:height="0.113in" svg:x="0.0063in" svg:y="0.1146in" svg:viewBox="0 0 307 288" svg:d="M283 189c1-2 3-4 3-6 0-1 0-4-5-4-4 0-5 2-6 4-28 63-43 91-115 91h-62c-6 0-7 0-9 0-5-1-6-1-6-4 0-2 0-3 2-10l29-115h42c36 0 36 8 36 19 0 3 0 9-4 21 0 2-1 3-1 4 0 3 3 5 6 5 4 0 5-2 6-8l24-100c0-2-1-4-5-4-3 0-4 3-6 8-8 32-16 42-55 42h-39l25-102c3-16 3-17 23-17h60c51 0 63 12 63 47 0 11 0 11-1 23 0 2 0 4 0 7 0 2 1 5 5 5 5 0 5-3 6-10l8-73c1-12-1-12-12-12h-213c-9 0-12 0-12 8 0 5 3 5 10 5 16 0 28 0 28 7 0 3 0 3-1 11l-57 223c-4 17-4 20-38 20-7 0-12 0-12 9 0 5 4 5 12 5h220c9 0 9 0 13-8z"><text:p/></draw:path><draw:path draw:style-name="gr3" draw:text-style-name="P170" svg:width="0.1106in" svg:height="0.0386in" svg:x="0.1874in" svg:y="0.1665in" svg:viewBox="0 0 282 99" svg:d="M268 17c6 0 14 0 14-9 0-8-8-8-14-8h-254c-6 0-14 0-14 8 0 9 8 9 14 9zM268 99c6 0 14 0 14-8s-8-8-14-8h-254c-6 0-14 0-14 8s8 8 14 8z"><text:p/></draw:path><draw:path draw:style-name="gr3" draw:text-style-name="P170" svg:width="0.0819in" svg:height="0.1169in" svg:x="0.363in" svg:y="0.1122in" svg:viewBox="0 0 209 298" svg:d="M98 5c0 0 0-5-6-5-9 0-40 4-51 5-4 0-7 0-7 8 0 5 3 5 9 5 21 0 22 2 22 7l-1 9-63 243c-1 6-1 7-1 9 0 10 8 12 12 12 7 0 14-4 16-10l8-33 10-38c2-10 4-19 7-29 1-2 3-15 5-18 1-5 14-27 28-39 10-8 23-15 41-15s23 15 23 29c0 23-17 70-26 95-4 10-6 15-6 24 0 19 15 34 34 34 41 0 57-62 57-65 0-4-5-4-6-4-4 0-4 1-6 7-6 23-21 53-43 53-8 0-11-5-11-15 0-9 5-20 8-29 7-18 25-69 25-93 0-27-16-45-48-45-26 0-46 13-63 32z"><text:p/></draw:path><draw:path draw:style-name="gr3" draw:text-style-name="P170" svg:width="0.0177in" svg:height="0.0177in" svg:x="0.5004in" svg:y="0.1772in" svg:viewBox="0 0 46 46" svg:d="M46 23c0-12-10-23-23-23-12 0-23 11-23 23 0 13 11 23 23 23 13 0 23-10 23-23z"><text:p/></draw:path><draw:path draw:style-name="gr3" draw:text-style-name="P170" svg:width="0.1181in" svg:height="0.113in" svg:x="0.5756in" svg:y="0.1146in" svg:viewBox="0 0 301 288" svg:d="M113 150h41c31 0 34 7 34 19 0 4 0 8-2 20-1 3-2 5-2 5 0 4 3 6 6 6s3-1 6-9l22-92c2-4 2-6 2-7s0-5-5-5c-4 0-5 3-6 9-9 33-19 41-55 41h-39l28-107c3-16 3-17 23-17h56c52 0 61 15 61 47 0 10 0 11-1 23-1 4-1 6-1 7 0 2 1 5 6 5 3 0 5-3 5-10l9-73c1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3" draw:text-style-name="P170" svg:width="0.1106in" svg:height="0.0386in" svg:x="0.7547in" svg:y="0.1665in" svg:viewBox="0 0 282 99" svg:d="M268 17c6 0 14 0 14-9 0-8-8-8-14-8h-254c-6 0-14 0-14 8 0 9 8 9 14 9zM268 99c6 0 14 0 14-8s-8-8-14-8h-254c-6 0-14 0-14 8s8 8 14 8z"><text:p/></draw:path><draw:path draw:style-name="gr3" draw:text-style-name="P170" svg:width="0.0819in" svg:height="0.1169in" svg:x="0.9496in" svg:y="0in" svg:viewBox="0 0 209 298" svg:d="M98 5c0 0 0-5-6-5-9 0-40 4-51 5-4 0-7 0-7 8 0 5 3 5 9 5 21 0 22 2 22 7l-1 9-63 243c-1 6-1 7-1 9 0 10 8 12 12 12 7 0 14-4 16-10l8-33 10-38c2-10 4-19 7-29 1-2 3-15 5-18 1-5 14-27 28-39 10-8 22-15 41-15 18 0 23 15 23 29 0 23-17 70-26 95-4 10-6 15-6 24 0 19 15 34 34 34 40 0 57-62 57-65 0-4-5-4-6-4-4 0-4 1-6 7-6 23-21 53-43 53-8 0-11-5-11-15 0-9 5-20 8-29 6-18 25-69 25-93 0-27-16-45-48-45-27 0-46 13-63 32z"><text:p/></draw:path><draw:path draw:style-name="gr3" draw:text-style-name="P170" svg:width="0.0177in" svg:height="0.0177in" svg:x="1.0874in" svg:y="0.0654in" svg:viewBox="0 0 46 46" svg:d="M46 23c0-12-10-23-23-23-12 0-23 11-23 23 0 13 11 23 23 23 13 0 23-10 23-23z"><text:p/></draw:path><draw:path draw:style-name="gr3" draw:text-style-name="P170" svg:width="0.065in" svg:height="0.0752in" svg:x="1.163in" svg:y="0.0421in" svg:viewBox="0 0 166 192" svg:d="M151 26c-7 0-13 0-19 6-7 6-7 14-7 17 0 10 7 15 15 15 12 0 24-10 24-28 0-20-20-36-50-36-58 0-114 61-114 120 0 38 25 72 68 72 62 0 98-45 98-51 0-2-3-4-6-4-2 0-3 1-5 3-34 42-81 42-85 42-27 0-39-20-39-45 0-18 9-59 23-85 13-24 37-42 60-42 14 0 31 4 37 16z"><text:p/></draw:path><draw:polygon draw:style-name="gr3" draw:text-style-name="P170" svg:width="0.2874in" svg:height="0.0067in" svg:x="0.9402in" svg:y="0.1827in" svg:viewBox="0 0 731 18" draw:points="366,18 0,18 0,0 731,0 731,18"><text:p/></draw:polygon><draw:path draw:style-name="gr3" draw:text-style-name="P170" svg:width="0.0823in" svg:height="0.1169in" svg:x="1.0449in" svg:y="0.226in" svg:viewBox="0 0 210 298" svg:d="M128 170c18 45 39 109 46 119 6 9 11 9 22 9h9c5-1 5-3 5-4 0-2-1-3-2-4-4-5-6-11-10-19l-86-241c-9-24-33-30-52-30-2 0-8 0-8 5 0 3 3 3 4 3 14 4 17 6 28 35l41 115-118 115c-5 6-7 9-7 13 0 8 6 12 13 12 6 0 10-3 13-8z"><text:p/></draw:path></draw:g></text:span><text:span text:style-name="T37"> <text:s text:c="3"/></text:span><text:span text:style-name="T37"><draw:g text:anchor-type="as-char" svg:y="-0.1457in" draw:z-index="227" draw:style-name="gr1"><svg:title>TexMaths</svg:title><svg:desc>12§display§h = 6{,}626 \cdot 10^{-34} \mathrm{J \cdot s}§svg§600§FALSE§</svg:desc><draw:polygon draw:style-name="gr2" draw:text-style-name="P170" svg:width="1.4961in" svg:height="0.176in" svg:x="0in" svg:y="0.0043in" svg:viewBox="0 0 3801 448" draw:points="1901,448 0,448 0,0 3801,0 3801,448"><text:p/></draw:polygon><draw:path draw:style-name="gr3" draw:text-style-name="P170" svg:width="0.0819in" svg:height="0.1173in" svg:x="0.0091in" svg:y="0.0319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3" draw:text-style-name="P170" svg:width="0.1106in" svg:height="0.039in" svg:x="0.1512in" svg:y="0.0866in" svg:viewBox="0 0 282 100" svg:d="M268 17c6 0 14 0 14-9 0-8-8-8-14-8h-254c-6 0-14 0-14 8 0 9 8 9 14 9zM268 100c6 0 14 0 14-9 0-8-8-8-14-8h-254c-6 0-14 0-14 8 0 9 8 9 14 9z"><text:p/></draw:path><draw:path draw:style-name="gr3" draw:text-style-name="P170" svg:width="0.0689in" svg:height="0.1146in" svg:x="0.324in" svg:y="0.0366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3" draw:text-style-name="P170" svg:width="0.0193in" svg:height="0.0496in" svg:x="0.4142in" svg:y="0.1291in" svg:viewBox="0 0 50 127" svg:d="M50 44c0-27-10-44-27-44-15 0-23 11-23 23 0 11 8 23 23 23 5 0 11-3 15-6 2-2 2-2 2-2 1 0 1 0 1 6 0 33-15 58-29 72-5 4-5 5-5 6 0 4 3 5 4 5 5 0 39-32 39-83z"><text:p/></draw:path><draw:path draw:style-name="gr3" draw:text-style-name="P170" svg:width="0.0689in" svg:height="0.1146in" svg:x="0.4531in" svg:y="0.0366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3" draw:text-style-name="P170" svg:width="0.0661in" svg:height="0.1106in" svg:x="0.5374in" svg:y="0.036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70" svg:width="0.0689in" svg:height="0.1146in" svg:x="0.6193in" svg:y="0.0366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3" draw:text-style-name="P170" svg:width="0.0177in" svg:height="0.0177in" svg:x="0.7465in" svg:y="0.0965in" svg:viewBox="0 0 46 46" svg:d="M46 23c0-12-10-23-23-23-12 0-23 11-23 23 0 13 11 23 23 23 13 0 23-10 23-23z"><text:p/></draw:path><draw:path draw:style-name="gr3" draw:text-style-name="P170" svg:width="0.0547in" svg:height="0.1106in" svg:x="0.8299in" svg:y="0.0366in" svg:viewBox="0 0 140 282" svg:d="M88 11c0-10 0-11-10-11-26 28-65 28-78 28v13c8 0 34 0 55-12v219c0 16-1 21-39 21h-14v13c16-1 52-1 70-1 17 0 54 0 68 1v-13h-13c-38 0-39-5-39-21z"><text:p/></draw:path><draw:path draw:style-name="gr3" draw:text-style-name="P170" svg:width="0.0701in" svg:height="0.1146in" svg:x="0.9047in" svg:y="0.0366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70" svg:width="0.0783in" svg:height="0.0059in" svg:x="0.9941in" svg:y="0.0465in" svg:viewBox="0 0 200 16" svg:d="M188 16c5 0 12 0 12-8s-6-8-12-8h-176c-5 0-12 0-12 7 0 9 7 9 12 9z"><text:p/></draw:path><draw:path draw:style-name="gr3" draw:text-style-name="P170" svg:width="0.0535in" svg:height="0.0795in" svg:x="1.0913in" svg:y="0.002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ath draw:style-name="gr3" draw:text-style-name="P170" svg:width="0.0571in" svg:height="0.0783in" svg:x="1.1555in" svg:y="0in" svg:viewBox="0 0 146 200" svg:d="M146 151v-11h-33v-132c0-6 0-8-6-8-4 0-5 0-9 4l-98 136v11h88v25c0 10 0 14-24 14h-9v10c16-1 34-1 45-1 12 0 30 0 45 1v-10h-8c-24 0-24-4-24-14v-25zM90 32v108h-79z"><text:p/></draw:path><draw:path draw:style-name="gr3" draw:text-style-name="P170" svg:width="0.0705in" svg:height="0.1173in" svg:x="1.2327in" svg:y="0.0339in" svg:viewBox="0 0 180 299" svg:d="M110 227c0 38-20 62-43 62-2 0-31 0-47-24 22 0 28-13 28-24 0-15-12-24-24-24-10 0-24 6-24 24 0 33 30 58 68 58 44 0 75-30 78-61 2-4 2-5 2-20v-188c0-17 6-17 32-17v-13c-19 1-35 1-55 1-17 0-55 0-71-1v13h16c40 0 40 6 40 21z"><text:p/></draw:path><draw:path draw:style-name="gr3" draw:text-style-name="P170" svg:width="0.0177in" svg:height="0.0177in" svg:x="1.3618in" svg:y="0.0965in" svg:viewBox="0 0 46 46" svg:d="M46 23c0-12-10-23-23-23-12 0-23 11-23 23 0 13 11 23 23 23 13 0 23-10 23-23z"><text:p/></draw:path><draw:path draw:style-name="gr3" draw:text-style-name="P170" svg:width="0.0543in" svg:height="0.076in" svg:x="1.4362in" svg:y="0.072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span></text:h>
      <text:h text:style-name="P165" text:outline-level="3">Auge </text:h>
      <text:p text:style-name="P116"><draw:g text:anchor-type="as-char" svg:y="-0.1126in" draw:z-index="244" draw:style-name="gr1"><svg:title>TexMaths</svg:title><svg:desc>12§display§s_0 = 25 \: \mathrm{cm}§svg§600§FALSE§</svg:desc><draw:polygon draw:style-name="gr2" draw:text-style-name="P170" svg:width="0.7886in" svg:height="0.1323in" svg:x="0in" svg:y="0.0039in" svg:viewBox="0 0 2004 337" draw:points="1002,337 0,337 0,0 2004,0 2004,337"><text:p/></draw:polygon><draw:path draw:style-name="gr3" draw:text-style-name="P170" svg:width="0.061in" svg:height="0.0756in" svg:x="0.0087in" svg:y="0.0374in" svg:viewBox="0 0 156 193" svg:d="M144 29c-12 0-20 10-20 19 0 6 3 12 13 12 9 0 19-7 19-24 0-18-18-36-50-36-57 0-72 43-72 63 0 32 32 39 44 42 22 3 44 8 44 32 0 11-9 46-61 46-6 0-38 0-48-22 16 2 27-10 27-22 0-10-8-15-16-15-11 0-24 9-24 28 0 24 24 41 61 41 69 0 85-52 85-70 0-16-8-27-13-31-12-12-24-15-43-19-14-3-31-6-31-25 0-13 9-38 47-38 10 0 32 2 38 19z"><text:p/></draw:path><draw:path draw:style-name="gr3" draw:text-style-name="P170" svg:width="0.0539in" svg:height="0.0799in" svg:x="0.0843in" svg:y="0.0591in" svg:viewBox="0 0 138 204" svg:d="M138 102c0-32-4-55-17-77-9-13-29-25-51-25-70 0-70 82-70 102 0 22 0 102 70 102 68 0 68-80 68-102zM70 195c-15 0-33-7-39-32-3-17-3-43-3-64 0-22 0-45 3-60 7-25 25-31 39-31 15 0 31 10 36 27 4 17 6 38 6 64 0 21 0 44-5 62-6 28-25 34-37 34z"><text:p/></draw:path><draw:path draw:style-name="gr3" draw:text-style-name="P170" svg:width="0.1106in" svg:height="0.039in" svg:x="0.2079in" svg:y="0.0504in" svg:viewBox="0 0 282 100" svg:d="M268 17c6 0 14 0 14-9 0-8-8-8-14-8h-254c-6 0-14 0-14 8 0 9 8 9 14 9zM268 100c6 0 14 0 14-8 0-9-8-9-14-9h-254c-6 0-14 0-14 9 0 8 8 8 14 8z"><text:p/></draw:path><draw:path draw:style-name="gr3" draw:text-style-name="P170" svg:width="0.0661in" svg:height="0.111in" svg:x="0.3819in" svg:y="0in" svg:viewBox="0 0 169 283" svg:d="M32 251l46-44c66-59 91-82 91-125 0-48-38-82-90-82-48 0-79 39-79 77 0 24 22 24 23 24 7 0 21-6 21-23 0-11-7-21-22-21-3 0-4 0-5 0 9-28 32-44 57-44 39 0 57 35 57 69 0 35-22 69-45 94l-81 91c-5 5-5 6-5 16h157l12-73h-11c-1 12-4 31-8 37-4 4-31 4-41 4z"><text:p/></draw:path><draw:path draw:style-name="gr3" draw:text-style-name="P170" svg:width="0.0661in" svg:height="0.115in" svg:x="0.4646in" svg:y="0in" svg:viewBox="0 0 169 293" svg:d="M169 198c0-51-35-93-80-93-21 0-39 6-54 22v-84c8 3 23 6 36 6 53 0 81-39 81-44 0-3-1-5-3-5 0 0-1 0-4 1-8 4-29 12-57 12-17 0-38-2-57-12-3-1-5-1-5-1-4 0-4 4-4 11v125c0 9 0 11 6 11 2 0 3-1 6-4 4-6 20-29 54-29 22 0 33 20 36 27 7 16 8 32 8 54 0 15 0 40-11 58-9 17-25 28-45 28-30 0-56-23-63-48 1 1 3 1 7 1 15 0 22-11 22-21 0-11-7-20-22-20-6 0-20 2-20 21 0 38 29 79 77 79 49 0 92-41 92-95z"><text:p/></draw:path><draw:path draw:style-name="gr3" draw:text-style-name="P170" svg:width="0.0634in" svg:height="0.0764in" svg:x="0.5823in" svg:y="0.0362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70" svg:width="0.1295in" svg:height="0.0736in" svg:x="0.6555in" svg:y="0.0374in" svg:viewBox="0 0 330 188" svg:d="M34 42v113c0 20-5 20-34 20v13c14 0 36-1 48-1 11 0 32 1 47 1v-13c-28 0-33 0-33-20v-78c0-43 30-67 57-67s32 23 32 47v98c0 20-5 20-33 20v13c14 0 36-1 48-1 10 0 32 1 46 1v-13c-27 0-32 0-32-20v-78c0-43 30-67 58-67 26 0 31 23 31 47v98c0 20-5 20-34 20v13c15 0 36-1 48-1 11 0 32 1 47 1v-13c-22 0-33 0-33-12v-82c0-36 0-50-13-65-6-8-20-16-44-16-36 0-54 25-61 42-6-37-37-42-57-42-31 0-50 18-62 45v-45l-60 5v13c30 0 34 2 34 24z"><text:p/></draw:path></draw:g> <text:tab/><draw:g text:anchor-type="as-char" svg:y="-0.1154in" draw:z-index="245" draw:style-name="gr1"><svg:title>TexMaths</svg:title><svg:desc>12§display§b = 2,5 \: \mathrm{cm}§svg§600§FALSE§</svg:desc><draw:polygon draw:style-name="gr2" draw:text-style-name="P170" svg:width="0.7819in" svg:height="0.1472in" svg:x="0in" svg:y="0in" svg:viewBox="0 0 1987 375" draw:points="994,375 0,375 0,0 1987,0 1987,375"><text:p/></draw:polygon><draw:path draw:style-name="gr3" draw:text-style-name="P170" svg:width="0.061in" svg:height="0.1169in" svg:x="0.0079in" svg:y="0in" svg:viewBox="0 0 156 298" svg:d="M82 5c0 0 0-5-6-5-10 0-41 4-52 5-4 0-8 0-8 8 0 5 4 5 10 5 21 0 22 2 22 7 0 3-5 17-6 27l-35 137c-6 21-7 28-7 42 0 41 23 67 54 67 50 0 102-63 102-124 0-39-22-67-56-67-20 0-38 12-50 25zM42 164c2-8 2-9 6-14 20-28 40-34 52-34 14 0 26 12 26 40 0 25-14 73-22 90-14 27-33 43-50 43-14 0-29-12-29-43 0-8 0-16 7-42z"><text:p/></draw:path><draw:path draw:style-name="gr3" draw:text-style-name="P170" svg:width="0.1106in" svg:height="0.0386in" svg:x="0.1268in" svg:y="0.0543in" svg:viewBox="0 0 282 99" svg:d="M268 17c6 0 14 0 14-9 0-8-8-8-14-8h-254c-6 0-14 0-14 8 0 9 8 9 14 9zM268 99c6 0 14 0 14-8s-8-8-14-8h-254c-6 0-14 0-14 8s8 8 14 8z"><text:p/></draw:path><draw:path draw:style-name="gr3" draw:text-style-name="P170" svg:width="0.0661in" svg:height="0.1102in" svg:x="0.3012in" svg:y="0.0043in" svg:viewBox="0 0 169 281" svg:d="M32 249l46-43c66-59 91-81 91-125 0-47-38-81-90-81-48 0-79 38-79 77 0 24 22 24 23 24 7 0 21-6 21-23 0-11-7-22-22-22-3 0-4 0-5 0 9-27 32-43 57-43 39 0 57 35 57 68 0 35-22 69-45 94l-81 91c-5 5-5 6-5 15h157l12-73h-11c-1 12-4 32-8 38-4 3-31 3-41 3z"><text:p/></draw:path><draw:path draw:style-name="gr3" draw:text-style-name="P170" svg:width="0.0193in" svg:height="0.0496in" svg:x="0.3898in" svg:y="0.0976in" svg:viewBox="0 0 50 127" svg:d="M50 44c0-27-10-44-27-44-15 0-23 11-23 23 0 11 8 23 23 23 5 0 11-3 15-6 2-2 2-2 2-2 1 0 1 0 1 6 0 33-15 58-29 72-5 4-5 5-5 6 0 4 3 5 4 5 5 0 39-32 39-83z"><text:p/></draw:path><draw:path draw:style-name="gr3" draw:text-style-name="P170" svg:width="0.0661in" svg:height="0.1142in" svg:x="0.4579in" svg:y="0.0043in" svg:viewBox="0 0 169 291" svg:d="M169 196c0-50-35-92-80-92-21 0-39 6-54 22v-83c8 3 23 6 36 6 53 0 81-39 81-44 0-3-1-5-3-5 0 0-1 0-4 1-8 4-29 12-57 12-17 0-38-2-57-12-3-1-5-1-5-1-4 0-4 4-4 11v124c0 9 0 11 6 11 2 0 3-1 6-3 4-6 20-29 54-29 22 0 33 19 36 26 7 16 8 32 8 54 0 14 0 40-11 58-9 16-25 27-45 27-30 0-56-23-63-48 1 1 3 1 7 1 15 0 22-10 22-20 0-11-7-20-22-20-6 0-20 2-20 21 0 37 29 78 77 78 49 0 92-41 92-95z"><text:p/></draw:path><draw:path draw:style-name="gr3" draw:text-style-name="P170" svg:width="0.0634in" svg:height="0.076in" svg:x="0.5752in" svg:y="0.0409in" svg:viewBox="0 0 162 194" svg:d="M35 97c0-68 35-86 57-86 4 0 32 0 46 15-17 2-20 15-20 20 0 10 8 19 20 19 11 0 19-8 19-19 0-29-32-46-65-46-52 0-92 46-92 98 0 54 42 96 91 96 58 0 71-50 71-55 0-4-5-4-6-4-4 0-5 2-5 4-13 39-41 44-56 44-22 0-60-18-60-86z"><text:p/></draw:path><draw:path draw:style-name="gr3" draw:text-style-name="P170" svg:width="0.1295in" svg:height="0.0732in" svg:x="0.6488in" svg:y="0.0421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1 0-32 0-32-12v-82c0-36 0-49-13-64-7-8-21-16-45-16-36 0-54 25-61 42-6-37-37-42-57-42-31 0-50 18-62 44v-44l-60 5v13c30 0 34 2 34 24z"><text:p/></draw:path></draw:g><text:tab/><draw:g text:anchor-type="as-char" svg:y="-0.1874in" draw:z-index="238" draw:style-name="gr1"><svg:title>TexMaths</svg:title><svg:desc>12§display§V = \frac{\varepsilon}{\varepsilon_0}§svg§600§FALSE§</svg:desc><draw:polygon draw:style-name="gr2" draw:text-style-name="P170" svg:width="0.5272in" svg:height="0.3228in" svg:x="0in" svg:y="0.0035in" svg:viewBox="0 0 1340 821" draw:points="670,821 0,821 0,0 1340,0 1340,821"><text:p/></draw:polygon><draw:path draw:style-name="gr3" draw:text-style-name="P170" svg:width="0.1189in" svg:height="0.1173in" svg:x="0.0094in" svg:y="0.0748in" svg:viewBox="0 0 303 299" svg:d="M243 48c20-32 38-34 54-35 4 0 6-7 6-8 0-4-3-5-6-5-11 0-23 1-35 1-15 0-29-1-42-1-3 0-9 0-9 8 0 5 5 5 8 5 12 1 19 5 19 15 0 6-6 15-6 15l-130 207-29-224c0-7 10-13 29-13 6 0 11 0 11-8 0-4-4-5-6-5-17 0-35 1-53 1-7 0-16 0-23 0-8 0-15-1-23-1-3 0-8 0-8 8 0 5 4 5 11 5 24 0 24 4 25 15l34 261c1 9 2 10 8 10 7 0 8-3 12-9z"><text:p/></draw:path><draw:path draw:style-name="gr3" draw:text-style-name="P170" svg:width="0.1106in" svg:height="0.039in" svg:x="0.189in" svg:y="0.1264in" svg:viewBox="0 0 282 100" svg:d="M268 17c6 0 14 0 14-9 0-8-8-8-14-8h-254c-6 0-14 0-14 8 0 9 8 9 14 9zM268 100c6 0 14 0 14-9 0-8-8-8-14-8h-254c-6 0-14 0-14 8 0 9 8 9 14 9z"><text:p/></draw:path><draw:path draw:style-name="gr3" draw:text-style-name="P170" svg:width="0.0673in" svg:height="0.0791in" svg:x="0.4169in" svg:y="0in" svg:viewBox="0 0 172 202" svg:d="M49 96c13 6 27 6 36 6 11 0 35 0 35-13 0-11-16-12-31-12-9 0-24 1-40 8-9-5-17-13-17-24 0-26 42-42 80-42 7 0 22 0 39 12 5 4 6 5 9 5 6 0 12-6 12-12 0-8-27-24-56-24-49 0-94 29-94 61 0 18 15 29 16 30-25 13-38 37-38 57 0 27 24 54 70 54 55 0 79-38 79-44 0-3-3-4-5-4-1 0-2 1-4 2-6 11-16 26-67 26-26 0-62-7-62-37 0-14 12-36 38-49zM62 90c11-4 20-4 27-4 11 0 12 0 20 3-7 3-7 3-24 3-9 0-14 0-23-2z"><text:p/></draw:path><draw:polygon draw:style-name="gr3" draw:text-style-name="P170" svg:width="0.1524in" svg:height="0.0067in" svg:x="0.3752in" svg:y="0.1429in" svg:viewBox="0 0 388 18" draw:points="193,18 0,18 0,0 388,0 388,18"><text:p/></draw:polygon><draw:path draw:style-name="gr3" draw:text-style-name="P170" svg:width="0.0673in" svg:height="0.0791in" svg:x="0.3795in" svg:y="0.2264in" svg:viewBox="0 0 172 202" svg:d="M49 96c13 6 27 6 36 6 11 0 35 0 35-13 0-11-16-12-31-12-9 0-24 1-40 8-9-5-17-13-17-24 0-26 42-42 80-42 7 0 22 0 39 12 5 4 6 5 9 5 6 0 12-6 12-12 0-8-27-24-56-24-49 0-94 29-94 61 0 18 15 29 16 30-25 13-38 37-38 57 0 27 24 54 70 54 55 0 79-38 79-44 0-3-3-4-5-4-1 0-2 1-4 2-6 11-16 26-67 26-26 0-62-7-62-37 0-14 12-36 38-49zM62 90c11-4 20-4 27-4 11 0 12 0 20 3-7 3-7 3-24 3-9 0-14 0-23-2z"><text:p/></draw:path><draw:path draw:style-name="gr3" draw:text-style-name="P170" svg:width="0.0539in" svg:height="0.0795in" svg:x="0.4591in" svg:y="0.249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/draw:g></text:p>
      <text:h text:style-name="Heading_20_3" text:outline-level="3">Lupe</text:h>
      <text:p text:style-name="P116"><draw:g text:anchor-type="as-char" svg:y="-0.2299in" draw:z-index="246" draw:style-name="gr1"><svg:title>TexMaths</svg:title><svg:desc>12§display§\varepsilon_0 = \frac{G}{s_0}§svg§600§FALSE§</svg:desc><draw:polygon draw:style-name="gr2" draw:text-style-name="P170" svg:width="0.5457in" svg:height="0.365in" svg:x="0in" svg:y="0.0039in" svg:viewBox="0 0 1387 928" draw:points="694,928 0,928 0,0 1387,0 1387,928"><text:p/></draw:polygon><draw:path draw:style-name="gr3" draw:text-style-name="P170" svg:width="0.0673in" svg:height="0.0791in" svg:x="0.0043in" svg:y="0.1547in" svg:viewBox="0 0 172 202" svg:d="M49 96c13 6 27 6 36 6 11 0 35 0 35-13 0-11-16-12-31-12-9 0-24 1-40 8-9-5-17-13-17-24 0-26 42-42 80-42 7 0 22 0 39 12 5 4 6 5 9 5 6 0 12-6 12-12 0-8-27-24-56-24-49 0-94 29-94 61 0 18 15 29 16 30-25 13-38 37-38 57 0 27 24 54 70 54 55 0 79-38 79-44 0-3-3-4-5-4-1 0-2 1-4 2-6 11-16 26-67 26-26 0-62-7-62-37 0-14 12-36 38-49zM62 90c11-4 20-4 27-4 11 0 12 0 20 3-7 3-7 3-24 3-9 0-14 0-23-2z"><text:p/></draw:path><draw:path draw:style-name="gr3" draw:text-style-name="P170" svg:width="0.0539in" svg:height="0.0795in" svg:x="0.0835in" svg:y="0.17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70" svg:width="0.1106in" svg:height="0.039in" svg:x="0.2075in" svg:y="0.1689in" svg:viewBox="0 0 282 100" svg:d="M268 17c6 0 14 0 14-9 0-8-8-8-14-8h-254c-6 0-14 0-14 8 0 9 8 9 14 9zM268 100c6 0 14 0 14-9 0-8-8-8-14-8h-254c-6 0-14 0-14 8 0 9 8 9 14 9z"><text:p/></draw:path><draw:path draw:style-name="gr3" draw:text-style-name="P170" svg:width="0.1181in" svg:height="0.1209in" svg:x="0.4126in" svg:y="0in" svg:viewBox="0 0 301 308" svg:d="M301 5c0-3-1-5-5-5-1 0-2 0-7 5l-29 32c-4-6-24-37-70-37-95 0-190 94-190 192 0 67 47 116 115 116 19 0 39-4 53-10 22-9 30-17 37-26 4 10 15 26 19 26 3 0 3-2 3-2 1-1 6-16 7-26l8-32c3-8 4-15 6-22 5-19 5-19 29-20 3 0 7 0 7-9 0-2-2-5-6-5-9 0-34 2-44 2-13 0-46-2-59-2-3 0-9 0-9 9 0 5 3 5 13 5 0 0 12 0 23 1 10 1 13 2 13 8 0 4-5 23-10 39-12 46-67 51-81 51-41 0-86-25-86-90 0-12 5-83 50-138 22-29 63-54 105-54 43 0 69 33 69 82 0 17-2 18-2 21 0 5 5 5 6 5 6 0 6-1 8-8z"><text:p/></draw:path><draw:polygon draw:style-name="gr3" draw:text-style-name="P170" svg:width="0.1524in" svg:height="0.0067in" svg:x="0.3929in" svg:y="0.1846in" svg:viewBox="0 0 388 18" draw:points="194,18 0,18 0,0 388,0 388,18"><text:p/></draw:polygon><draw:path draw:style-name="gr3" draw:text-style-name="P170" svg:width="0.061in" svg:height="0.0752in" svg:x="0.402in" svg:y="0.2705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70" svg:width="0.0539in" svg:height="0.0795in" svg:x="0.4772in" svg:y="0.2909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/draw:g><text:tab/><draw:g text:anchor-type="as-char" svg:y="-0.1866in" draw:z-index="247" draw:style-name="gr1"><svg:title>TexMaths</svg:title><svg:desc>12§display§V = \frac{\varepsilon}{\varepsilon_0} = \frac{s_0}{f}§svg§600§FALSE§</svg:desc><draw:polygon draw:style-name="gr2" draw:text-style-name="P170" svg:width="0.9402in" svg:height="0.3307in" svg:x="0in" svg:y="0.0043in" svg:viewBox="0 0 2389 841" draw:points="1194,841 0,841 0,0 2389,0 2389,841"><text:p/></draw:polygon><draw:path draw:style-name="gr3" draw:text-style-name="P170" svg:width="0.1185in" svg:height="0.1173in" svg:x="0.0094in" svg:y="0.0748in" svg:viewBox="0 0 302 299" svg:d="M242 48c21-32 39-34 54-35 5 0 6-7 6-8 0-4-2-5-6-5-11 0-23 1-35 1-14 0-28-1-42-1-2 0-8 0-8 8 0 5 5 5 7 5 12 1 19 5 19 15 0 6-6 15-6 15l-129 207-29-224c0-7 10-13 29-13 6 0 11 0 11-8 0-4-4-5-6-5-17 0-35 1-53 1-7 0-16 0-23 0-8 0-15-1-23-1-3 0-8 0-8 8 0 5 4 5 11 5 24 0 24 4 25 15l34 261c1 9 2 10 8 10 7 0 8-2 12-8z"><text:p/></draw:path><draw:path draw:style-name="gr3" draw:text-style-name="P170" svg:width="0.1106in" svg:height="0.039in" svg:x="0.189in" svg:y="0.1264in" svg:viewBox="0 0 282 100" svg:d="M267 17c6 0 15 0 15-9 0-8-9-8-15-8h-253c-6 0-14 0-14 8 0 9 8 9 14 9zM267 100c6 0 15 0 15-9 0-8-9-8-15-8h-253c-6 0-14 0-14 8 0 9 8 9 14 9z"><text:p/></draw:path><draw:path draw:style-name="gr3" draw:text-style-name="P170" svg:width="0.0669in" svg:height="0.0791in" svg:x="0.4165in" svg:y="0in" svg:viewBox="0 0 171 202" svg:d="M49 96c13 6 27 6 36 6 11 0 35 0 35-13 0-11-16-12-31-12-9 0-24 1-40 8-9-5-17-13-17-24 0-26 42-42 80-42 7 0 22 0 39 12 5 4 6 5 9 5 6 0 11-6 11-12 0-8-26-24-55-24-49 0-94 29-94 61 0 18 15 29 16 30-25 13-38 38-38 57 0 27 24 54 70 54 55 0 79-37 79-43 0-4-3-5-5-5-1 0-2 1-4 2-6 11-16 27-67 27-26 0-62-8-62-38 0-14 12-36 38-49zM62 90c11-4 20-4 27-4 11 0 12 0 20 3-7 3-7 3-24 3-9 0-14 0-23-2z"><text:p/></draw:path><draw:polygon draw:style-name="gr3" draw:text-style-name="P170" svg:width="0.152in" svg:height="0.0067in" svg:x="0.3748in" svg:y="0.1429in" svg:viewBox="0 0 387 18" draw:points="193,18 0,18 0,0 387,0 387,18"><text:p/></draw:polygon><draw:path draw:style-name="gr3" draw:text-style-name="P170" svg:width="0.0669in" svg:height="0.0791in" svg:x="0.3791in" svg:y="0.2264in" svg:viewBox="0 0 171 202" svg:d="M49 96c13 6 27 6 36 6 11 0 35 0 35-13 0-11-16-12-31-12-9 0-24 1-40 8-9-5-17-13-17-24 0-26 42-42 80-42 7 0 22 0 39 12 5 4 6 5 9 5 6 0 11-6 11-12 0-8-26-24-55-24-49 0-94 29-94 61 0 18 15 29 16 30-25 13-38 38-38 57 0 27 24 54 70 54 55 0 79-37 79-43 0-4-3-5-5-5-1 0-2 1-4 2-6 11-16 27-67 27-26 0-62-8-62-38 0-14 12-36 38-49zM62 90c11-4 20-4 27-4 11 0 12 0 20 3-7 3-7 3-24 3-9 0-14 0-23-2z"><text:p/></draw:path><draw:path draw:style-name="gr3" draw:text-style-name="P170" svg:width="0.0539in" svg:height="0.0795in" svg:x="0.4587in" svg:y="0.249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70" svg:width="0.1106in" svg:height="0.039in" svg:x="0.602in" svg:y="0.1264in" svg:viewBox="0 0 282 100" svg:d="M267 17c6 0 15 0 15-9 0-8-9-8-15-8h-253c-6 0-14 0-14 8 0 9 8 9 14 9zM267 100c6 0 15 0 15-9 0-8-9-8-15-8h-253c-6 0-14 0-14 8 0 9 8 9 14 9z"><text:p/></draw:path><draw:path draw:style-name="gr3" draw:text-style-name="P170" svg:width="0.061in" svg:height="0.0752in" svg:x="0.7965in" svg:y="0.002in" svg:viewBox="0 0 156 192" svg:d="M144 29c-12 0-20 9-20 19 0 6 3 12 13 12 9 0 19-7 19-24 0-18-18-36-50-36-57 0-72 43-72 62 0 33 32 40 44 42 22 4 44 9 44 33 0 11-9 46-61 46-6 0-38 0-48-22 16 1 27-11 27-23 0-9-8-14-16-14-11 0-24 8-24 27 0 24 24 41 61 41 69 0 85-51 85-69 0-16-8-27-13-32-12-12-24-14-43-18-14-3-31-6-31-25 0-13 9-38 47-38 10 0 32 2 38 19z"><text:p/></draw:path><draw:path draw:style-name="gr3" draw:text-style-name="P170" svg:width="0.0539in" svg:height="0.0795in" svg:x="0.8717in" svg:y="0.0228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olygon draw:style-name="gr3" draw:text-style-name="P170" svg:width="0.152in" svg:height="0.0067in" svg:x="0.7874in" svg:y="0.1429in" svg:viewBox="0 0 387 18" draw:points="194,18 0,18 0,0 387,0 387,18"><text:p/></draw:polygon><draw:path draw:style-name="gr3" draw:text-style-name="P170" svg:width="0.0827in" svg:height="0.1516in" svg:x="0.8228in" svg:y="0.1843in" svg:viewBox="0 0 211 386" svg:d="M133 130h36c8 0 13 0 13-10 0-4-5-4-12-4h-34l9-49c1-8 7-38 10-43 3-8 11-14 20-14 1 0 12 0 20 7-19 2-22 17-22 23 0 9 7 14 15 14 11 0 23-8 23-25 0-19-19-29-36-29-14 0-42 7-54 49-2 10-3 13-14 67h-29c-8 0-13 0-13 8 0 6 3 6 12 6h27l-31 167c-8 40-15 79-37 79-1 0-12 0-20-7 19-1 24-17 24-23 0-10-9-16-17-16-11 0-23 10-23 27 0 18 19 29 36 29 23 0 41-26 48-41 13-28 23-78 24-82z"><text:p/></draw:path></draw:g><text:tab/><text:tab/><draw:g text:anchor-type="as-char" svg:y="-0.1862in" draw:z-index="248" draw:style-name="gr1"><svg:title>TexMaths</svg:title><svg:desc>12§display§V_L' = \frac{s_0}{f}+1§svg§600§FALSE§</svg:desc><draw:polygon draw:style-name="gr2" draw:text-style-name="P170" svg:width="0.8957in" svg:height="0.3303in" svg:x="0in" svg:y="0.0016in" svg:viewBox="0 0 2276 840" draw:points="1139,840 0,840 0,0 2276,0 2276,840"><text:p/></draw:polygon><draw:path draw:style-name="gr3" draw:text-style-name="P170" svg:width="0.1185in" svg:height="0.1173in" svg:x="0.0094in" svg:y="0.0717in" svg:viewBox="0 0 302 299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10 8 10 7 0 8-3 12-9z"><text:p/></draw:path><draw:path draw:style-name="gr3" draw:text-style-name="P170" svg:width="0.0295in" svg:height="0.0602in" svg:x="0.1394in" svg:y="0.0516in" svg:viewBox="0 0 76 154" svg:d="M72 26c2-6 4-8 4-9 0-10-9-17-18-17-12 0-16 10-17 14l-40 129c0 1-1 5-1 5 0 3 10 6 12 6 1 0 2 0 4-5z"><text:p/></draw:path><draw:path draw:style-name="gr3" draw:text-style-name="P170" svg:width="0.0756in" svg:height="0.0795in" svg:x="0.1047in" svg:y="0.1476in" svg:viewBox="0 0 193 203" svg:d="M102 24c2-11 4-13 31-13 9 0 12 0 12-7 0 0 0-4-5-4-7 0-15 0-22 1-8 0-16 0-24 0-6 0-14 0-21 0-6 0-13-1-19-1-1 0-6 0-6 6 0 5 4 5 10 5 0 0 6 0 10 0 8 1 8 1 8 5 0 0 0 2-2 6l-39 158c-3 10-4 12-27 12-4 0-8 0-8 6 0 5 4 5 8 5h150c8 0 8 0 10-6 4-9 25-66 25-69 0 0 0-3-5-3-3 0-3 1-6 6-10 29-24 61-78 61h-33c-10 0-10 0-10-2s0-3 1-8z"><text:p/></draw:path><draw:path draw:style-name="gr3" draw:text-style-name="P170" svg:width="0.1106in" svg:height="0.039in" svg:x="0.252in" svg:y="0.1248in" svg:viewBox="0 0 282 100" svg:d="M268 17c6 0 14 0 14-9 0-8-8-8-14-8h-254c-6 0-14 0-14 8 0 9 8 9 14 9zM268 100c6 0 14 0 14-9 0-8-8-8-14-8h-254c-6 0-14 0-14 8 0 9 8 9 14 9z"><text:p/></draw:path><draw:path draw:style-name="gr3" draw:text-style-name="P170" svg:width="0.061in" svg:height="0.0752in" svg:x="0.4461in" svg:y="0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70" svg:width="0.0539in" svg:height="0.0795in" svg:x="0.5217in" svg:y="0.02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70" svg:width="0.1524in" svg:height="0.0067in" svg:x="0.4374in" svg:y="0.1409in" svg:viewBox="0 0 388 18" draw:points="194,18 0,18 0,0 388,0 388,18"><text:p/></draw:polygon><draw:path draw:style-name="gr3" draw:text-style-name="P170" svg:width="0.0827in" svg:height="0.1512in" svg:x="0.4728in" svg:y="0.1823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79-37 79-1 0-12 0-20-7 19-1 24-17 24-23 0-9-9-15-17-15-11 0-23 9-23 26 0 18 19 29 36 29 23 0 41-25 48-41 13-27 23-78 24-81z"><text:p/></draw:path><draw:path draw:style-name="gr3" draw:text-style-name="P170" svg:width="0.1106in" svg:height="0.1106in" svg:x="0.6563in" svg:y="0.089in" svg:viewBox="0 0 282 282" svg:d="M150 150h118c6 0 14 0 14-8 0-10-8-10-14-10h-118v-118c0-6 0-14-8-14-10 0-10 8-10 14v118h-118c-6 0-14 0-14 10 0 8 8 8 14 8h118v117c0 6 0 15 10 15 8 0 8-9 8-15z"><text:p/></draw:path><draw:path draw:style-name="gr3" draw:text-style-name="P170" svg:width="0.0547in" svg:height="0.1106in" svg:x="0.8276in" svg:y="0.0752in" svg:viewBox="0 0 140 282" svg:d="M88 11c0-10 0-11-10-11-26 28-65 28-78 28v13c8 0 34 0 55-12v219c0 16-1 21-39 21h-14v13c16-1 52-1 70-1 17 0 54 0 68 1v-13h-13c-38 0-39-5-39-21z"><text:p/></draw:path></draw:g></text:p>
      <text:h text:style-name="Heading_20_3" text:outline-level="3">Mikroskop</text:h>
      <text:p text:style-name="P118"><draw:g text:anchor-type="as-char" svg:y="-0.2283in" draw:z-index="249" draw:style-name="gr1"><svg:title>TexMaths</svg:title><svg:desc>12§display§V_\text{objektiv} = \frac{B}{G} = - \frac{l}{f_\text{obj}}§svg§600§FALSE§</svg:desc><draw:polygon draw:style-name="gr2" draw:text-style-name="P170" svg:width="1.6244in" svg:height="0.3882in" svg:x="0in" svg:y="0in" svg:viewBox="0 0 4127 987" draw:points="2064,987 0,987 0,0 4127,0 4127,987"><text:p/></draw:polygon><draw:path draw:style-name="gr3" draw:text-style-name="P170" svg:width="0.1185in" svg:height="0.1169in" svg:x="0.0094in" svg:y="0.1142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70" svg:width="0.0571in" svg:height="0.0528in" svg:x="0.1016in" svg:y="0.2012in" svg:viewBox="0 0 146 135" svg:d="M146 70c0-38-32-70-73-70s-73 32-73 70c0 37 32 65 73 65 40 0 73-28 73-65zM73 126c-11 0-27-4-37-18-8-12-8-28-8-41s0-31 10-43c8-10 20-16 35-16 17 0 30 9 36 18 9 11 10 27 10 41s-1 30-10 42c-8 11-21 17-36 17z"><text:p/></draw:path><draw:path draw:style-name="gr3" draw:text-style-name="P170" svg:width="0.0626in" svg:height="0.0819in" svg:x="0.1685in" svg:y="0.172in" svg:viewBox="0 0 160 209" svg:d="M44 0l-44 4v10c20 0 23 3 23 17v175h9l11-18c11 15 28 21 43 21 40 0 74-29 74-68 0-36-32-66-70-66-18 0-35 8-46 17zM46 107c8-15 25-23 42-23 16 0 28 8 34 18 6 8 10 20 10 39 0 8 0 29-12 44-12 13-26 15-35 15-24 0-36-18-39-25z"><text:p/></draw:path><draw:path draw:style-name="gr3" draw:text-style-name="P170" svg:width="0.0311in" svg:height="0.102in" svg:x="0.2406in" svg:y="0.1748in" svg:viewBox="0 0 80 260" svg:d="M80 17c0-10-8-17-16-17-11 0-17 8-17 17 0 11 8 17 17 17 10 0 16-8 16-17zM34 72v11c21 0 25 2 25 16v114c0 12-3 39-23 39-1 0-8 0-16-3 2-1 9-5 9-13s-6-14-15-14c-8 0-14 6-14 14 0 17 18 24 36 24 24 0 44-19 44-47v-143z"><text:p/></draw:path><draw:path draw:style-name="gr3" draw:text-style-name="P170" svg:width="0.05in" svg:height="0.0528in" svg:x="0.289in" svg:y="0.2012in" svg:viewBox="0 0 128 135" svg:d="M120 65c6 0 8 0 8-6 0-27-15-59-60-59-38 0-68 31-68 67 0 38 34 68 73 68 40 0 55-32 55-38 0-1-1-5-6-5-3 0-3 3-4 5-10 25-33 29-44 29-13 0-27-6-36-17-10-14-10-32-10-44zM28 58c3-42 30-50 40-50 38 0 39 41 39 50z"><text:p/></draw:path><draw:path draw:style-name="gr3" draw:text-style-name="P170" svg:width="0.061in" svg:height="0.0807in" svg:x="0.3496in" svg:y="0.172in" svg:viewBox="0 0 156 206" svg:d="M82 126c36-29 46-37 67-37v-11c-7 1-15 1-21 1-12 0-24 0-36-1v11c4 0 6 2 6 4 0 5-6 11-9 14l-45 34v-141l-44 4v10c20 0 23 2 23 16v152c0 13-4 13-23 13v11c11-1 22-1 34-1 10 0 21 0 32 1v-11c-19 0-23 0-23-13v-27l22-17 32 39c4 4 7 9 7 12 0 5-4 6-8 6v11c4-1 25-1 34-1 8 0 16 0 26 1v-11c-12 0-18-1-26-12z"><text:p/></draw:path><draw:path draw:style-name="gr3" draw:text-style-name="P170" svg:width="0.0402in" svg:height="0.0728in" svg:x="0.4165in" svg:y="0.1811in" svg:viewBox="0 0 103 186" svg:d="M52 65h46v-10h-46v-55h-11c0 26-12 56-41 58v7h28v80c0 34 25 41 42 41 20 0 33-17 33-41v-17h-9v17c0 20-10 31-22 31-20 0-20-25-20-30z"><text:p/></draw:path><draw:path draw:style-name="gr3" draw:text-style-name="P170" svg:width="0.0256in" svg:height="0.0783in" svg:x="0.472in" svg:y="0.1748in" svg:viewBox="0 0 66 200" svg:d="M47 17c0-9-7-17-18-17-9 0-17 7-17 17 0 11 8 17 17 17s18-8 18-17zM1 72v11c19 0 22 2 22 16v77c0 13-4 13-23 13v11c1 0 22-1 34-1 10 0 21 0 32 1v-11c-18 0-20 0-20-12v-107z"><text:p/></draw:path><draw:path draw:style-name="gr3" draw:text-style-name="P170" svg:width="0.0626in" svg:height="0.0516in" svg:x="0.5063in" svg:y="0.2024in" svg:viewBox="0 0 160 132" svg:d="M132 29c8-18 23-18 28-18v-11c-8 0-16 1-23 1s-19 0-27-1v11c12 0 12 11 12 11 0 2 0 4-2 9l-34 73-37-81c0 0-1-4-1-5 0-7 10-7 16-7v-11c-2 0-23 1-35 1-9 0-21 0-29-1v11c17 0 20 0 24 11l47 103c2 3 3 7 8 7 6 0 7-4 9-6z"><text:p/></draw:path><draw:path draw:style-name="gr3" draw:text-style-name="P170" svg:width="0.1106in" svg:height="0.0386in" svg:x="0.6362in" svg:y="0.1665in" svg:viewBox="0 0 282 99" svg:d="M268 17c6 0 14 0 14-9 0-8-8-8-14-8h-254c-6 0-14 0-14 8 0 9 8 9 14 9zM268 99c6 0 14 0 14-8s-8-8-14-8h-254c-6 0-14 0-14 8s8 8 14 8z"><text:p/></draw:path><draw:path draw:style-name="gr3" draw:text-style-name="P170" svg:width="0.1185in" svg:height="0.1134in" svg:x="0.8291in" svg:y="0.002in" svg:viewBox="0 0 302 289" svg:d="M50 256c-4 16-6 20-38 20-7 0-12 0-12 8 0 5 4 5 12 5h150c67 0 118-51 118-91 0-31-26-55-66-60 44-9 88-40 88-79 0-31-27-59-79-59h-141c-9 0-12 0-12 8 0 5 3 5 10 5 2 0 10 0 17 1 7 0 11 2 11 6 0 3 0 4-1 9zM114 134l26-105c4-15 5-16 23-16h54c37 0 47 25 47 43 0 37-37 78-89 78zM95 276c-6 0-7 0-10 0-3-2-5-2-5-5 0-1 0-3 2-10l30-117h79c41 0 49 31 49 49 0 42-37 83-88 83z"><text:p/></draw:path><draw:polygon draw:style-name="gr3" draw:text-style-name="P170" svg:width="0.1343in" svg:height="0.0067in" svg:x="0.8224in" svg:y="0.1823in" svg:viewBox="0 0 342 18" draw:points="172,18 0,18 0,0 342,0 342,18"><text:p/></draw:polygon><draw:path draw:style-name="gr3" draw:text-style-name="P170" svg:width="0.1181in" svg:height="0.1209in" svg:x="0.8323in" svg:y="0.2248in" svg:viewBox="0 0 301 308" svg:d="M301 5c0-3-1-5-5-5-1 0-2 0-7 5l-29 32c-4-6-24-37-70-37-95 0-190 93-190 192 0 67 47 116 115 116 19 0 39-5 53-11 22-8 30-17 37-25 4 10 15 25 19 25 3 0 3-1 3-1 1-1 6-17 7-26l8-33c3-7 4-14 6-21 5-19 5-19 29-21 3 0 7 0 7-8 0-2-2-5-6-5-9 0-34 1-44 1-13 0-46-1-59-1-3 0-9 0-9 9 0 4 3 4 13 4 0 0 12 0 23 2 10 1 13 2 13 8 0 4-5 23-10 38-12 47-67 52-81 52-41 0-86-25-86-90 0-12 5-83 50-138 22-29 63-54 105-54 43 0 69 33 69 82 0 16-2 18-2 21 0 5 5 5 6 5 6 0 6-1 8-8z"><text:p/></draw:path><draw:path draw:style-name="gr3" draw:text-style-name="P170" svg:width="0.1106in" svg:height="0.0386in" svg:x="1.0319in" svg:y="0.1665in" svg:viewBox="0 0 282 99" svg:d="M268 17c6 0 14 0 14-9 0-8-8-8-14-8h-254c-6 0-14 0-14 8 0 9 8 9 14 9zM268 99c6 0 14 0 14-8s-8-8-14-8h-254c-6 0-14 0-14 8s8 8 14 8z"><text:p/></draw:path><draw:path draw:style-name="gr3" draw:text-style-name="P170" svg:width="0.1016in" svg:height="0.0067in" svg:x="1.2118in" svg:y="0.1823in" svg:viewBox="0 0 259 18" svg:d="M244 18c7 0 15 0 15-8 0-10-8-10-15-10h-230c-7 0-14 0-14 10 0 8 7 8 14 8z"><text:p/></draw:path><draw:path draw:style-name="gr3" draw:text-style-name="P170" svg:width="0.0354in" svg:height="0.1169in" svg:x="1.4665in" svg:y="0in" svg:viewBox="0 0 91 298" svg:d="M91 5c0 0 0-5-5-5-10 0-42 4-52 5-4 0-9 0-9 8 0 5 5 5 11 5 20 0 22 4 22 7l-2 9-54 210c-1 5-2 9-2 15 0 24 19 39 38 39 15 0 26-8 33-24 8-15 13-40 13-42 0-3-4-3-5-3-5 0-5 1-6 7-8 28-15 53-33 53-12 0-12-13-12-19 0-11 0-12 2-21z"><text:p/></draw:path><draw:polygon draw:style-name="gr3" draw:text-style-name="P170" svg:width="0.2776in" svg:height="0.0067in" svg:x="1.3469in" svg:y="0.1823in" svg:viewBox="0 0 706 18" draw:points="353,18 0,18 0,0 706,0 706,18"><text:p/></draw:polygon><draw:path draw:style-name="gr3" draw:text-style-name="P170" svg:width="0.0827in" svg:height="0.1512in" svg:x="1.3559in" svg:y="0.2248in" svg:viewBox="0 0 211 385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9-9-15-17-15-11 0-23 9-23 26 0 18 19 29 36 29 23 0 41-26 48-41 13-28 23-78 24-82z"><text:p/></draw:path><draw:path draw:style-name="gr3" draw:text-style-name="P170" svg:width="0.0571in" svg:height="0.0528in" svg:x="1.4331in" svg:y="0.3142in" svg:viewBox="0 0 146 135" svg:d="M146 70c0-38-32-70-73-70s-73 32-73 70c0 37 32 65 73 65 40 0 73-28 73-65zM73 126c-11 0-27-4-37-18-8-12-8-28-8-41s0-31 10-43c8-10 20-16 35-16 17 0 30 9 36 18 9 11 10 27 10 41s-1 30-10 42c-8 11-21 17-36 17z"><text:p/></draw:path><draw:path draw:style-name="gr3" draw:text-style-name="P170" svg:width="0.0626in" svg:height="0.0819in" svg:x="1.5in" svg:y="0.2854in" svg:viewBox="0 0 160 209" svg:d="M44 0l-44 4v10c20 0 23 3 23 17v175h9l11-18c11 15 28 21 43 21 40 0 74-29 74-68 0-36-32-66-70-66-18 0-35 8-46 17zM46 107c8-15 25-23 42-23 16 0 28 8 34 18 6 8 10 20 10 39 0 8 0 29-12 44-12 13-26 15-35 15-24 0-36-18-39-25z"><text:p/></draw:path><draw:path draw:style-name="gr3" draw:text-style-name="P170" svg:width="0.0311in" svg:height="0.102in" svg:x="1.5717in" svg:y="0.2878in" svg:viewBox="0 0 80 260" svg:d="M80 17c0-10-8-17-16-17-11 0-17 8-17 17 0 11 8 17 17 17 10 0 16-8 16-17zM34 72v11c21 0 25 2 25 16v114c0 12-3 39-23 39-1 0-8 0-16-3 2-1 9-5 9-13s-6-14-15-14c-8 0-14 6-14 14 0 17 18 24 36 24 24 0 44-19 44-47v-143z"><text:p/></draw:path></draw:g><text:tab/><draw:g text:anchor-type="as-char" svg:y="-0.1862in" draw:z-index="250" draw:style-name="gr1"><svg:title>TexMaths</svg:title><svg:desc>12§display§V_\text{okular}= \frac{s_0}{f_\text{okular}}§svg§600§FALSE§</svg:desc><draw:polygon draw:style-name="gr2" draw:text-style-name="P170" svg:width="1.1661in" svg:height="0.3303in" svg:x="0in" svg:y="0.0016in" svg:viewBox="0 0 2963 840" draw:points="1481,840 0,840 0,0 2963,0 2963,840"><text:p/></draw:polygon><draw:path draw:style-name="gr3" draw:text-style-name="P170" svg:width="0.1185in" svg:height="0.1173in" svg:x="0.0094in" svg:y="0.0717in" svg:viewBox="0 0 302 299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10 8 10 7 0 8-3 12-9z"><text:p/></draw:path><draw:path draw:style-name="gr3" draw:text-style-name="P170" svg:width="0.0571in" svg:height="0.0531in" svg:x="0.1016in" svg:y="0.1587in" svg:viewBox="0 0 146 136" svg:d="M146 70c0-38-32-70-73-70s-73 32-73 70c0 37 32 66 73 66 40 0 73-29 73-66zM73 126c-11 0-27-4-37-18-8-12-8-28-8-41s0-31 10-43c8-10 20-16 35-16 17 0 30 9 36 18 9 11 10 27 10 41 0 15-1 30-10 42-8 11-21 17-36 17z"><text:p/></draw:path><draw:path draw:style-name="gr3" draw:text-style-name="P170" svg:width="0.061in" svg:height="0.0807in" svg:x="0.1685in" svg:y="0.1299in" svg:viewBox="0 0 156 206" svg:d="M82 126c36-29 46-37 67-37v-11c-6 1-15 1-21 1-12 0-24 0-36-1v11c4 0 6 2 6 5 0 4-6 10-9 13l-45 35v-142l-44 4v10c20 0 23 2 23 16v152c0 14-4 14-23 14v10c11-1 22-1 34-1 10 0 21 0 32 1v-10c-19 0-23 0-23-14v-27l22-17 32 40c4 3 7 8 7 12s-4 6-8 6v10c4-1 25-1 34-1 8 0 16 0 26 1v-10c-12 0-18-2-26-12z"><text:p/></draw:path><draw:path draw:style-name="gr3" draw:text-style-name="P170" svg:width="0.0626in" svg:height="0.0524in" svg:x="0.239in" svg:y="0.1594in" svg:viewBox="0 0 160 134" svg:d="M91 4v10c21 0 23 2 23 17v51c0 26-17 44-40 44-27 0-28-13-28-28v-98l-46 4v10c23 0 23 0 23 28v44c0 21 0 48 49 48 6 0 29 0 42-25h1v25l45-3v-10c-21 0-23-2-23-17v-104z"><text:p/></draw:path><draw:path draw:style-name="gr3" draw:text-style-name="P170" svg:width="0.026in" svg:height="0.0807in" svg:x="0.3126in" svg:y="0.1299in" svg:viewBox="0 0 67 206" svg:d="M46 0l-46 4v10c20 0 23 2 23 16v152c0 14-4 14-23 14v10c1 0 22-1 34-1s22 0 33 1v-10c-19 0-21 0-21-14z"><text:p/></draw:path><draw:path draw:style-name="gr3" draw:text-style-name="P170" svg:width="0.0583in" svg:height="0.0531in" svg:x="0.35in" svg:y="0.1587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70" svg:width="0.0417in" svg:height="0.0516in" svg:x="0.4157in" svg:y="0.1594in" svg:viewBox="0 0 107 132" svg:d="M44 64c0-26 12-56 41-56-3 3-6 6-6 11 0 10 9 13 15 13 7 0 13-4 13-13 0-11-10-19-24-19-15 0-31 10-40 32v-32l-43 4v10c20 0 23 2 23 17v77c0 13-4 13-23 13v11c1 0 22-1 34-1 13 0 26 0 39 1v-11h-6c-23 0-23-3-23-14z"><text:p/></draw:path><draw:path draw:style-name="gr3" draw:text-style-name="P170" svg:width="0.1106in" svg:height="0.039in" svg:x="0.5252in" svg:y="0.1248in" svg:viewBox="0 0 282 100" svg:d="M268 17c6 0 14 0 14-9 0-8-8-8-14-8h-254c-6 0-14 0-14 8 0 9 8 9 14 9zM268 100c6 0 14 0 14-9 0-8-8-8-14-8h-254c-6 0-14 0-14 8 0 9 8 9 14 9z"><text:p/></draw:path><draw:path draw:style-name="gr3" draw:text-style-name="P170" svg:width="0.061in" svg:height="0.0752in" svg:x="0.8713in" svg:y="0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70" svg:width="0.0539in" svg:height="0.0795in" svg:x="0.9465in" svg:y="0.02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70" svg:width="0.4547in" svg:height="0.0067in" svg:x="0.7114in" svg:y="0.1409in" svg:viewBox="0 0 1156 18" draw:points="578,18 0,18 0,0 1156,0 1156,18"><text:p/></draw:polygon><draw:path draw:style-name="gr3" draw:text-style-name="P170" svg:width="0.0827in" svg:height="0.1512in" svg:x="0.7201in" svg:y="0.1823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79-37 79-1 0-12 0-20-7 19-1 24-17 24-23 0-9-9-15-17-15-11 0-23 9-23 26 0 18 19 29 36 29 23 0 41-25 48-41 13-27 23-78 24-81z"><text:p/></draw:path><draw:path draw:style-name="gr3" draw:text-style-name="P170" svg:width="0.0571in" svg:height="0.0531in" svg:x="0.7976in" svg:y="0.2717in" svg:viewBox="0 0 146 136" svg:d="M146 70c0-38-32-70-73-70s-73 32-73 70c0 37 32 66 73 66 40 0 73-29 73-66zM73 126c-11 0-27-4-37-18-8-12-8-28-8-41s0-31 10-43c8-10 20-16 35-16 17 0 30 9 36 18 9 11 10 27 10 41 0 15-1 30-10 42-8 11-21 17-36 17z"><text:p/></draw:path><draw:path draw:style-name="gr3" draw:text-style-name="P170" svg:width="0.061in" svg:height="0.0807in" svg:x="0.8646in" svg:y="0.2437in" svg:viewBox="0 0 156 206" svg:d="M82 126c36-29 46-37 67-37v-11c-6 1-15 1-21 1-12 0-24 0-36-1v11c4 0 6 2 6 5 0 4-6 10-9 13l-45 35v-142l-44 4v10c20 0 23 2 23 16v152c0 14-4 14-23 14v10c11-1 22-1 34-1 10 0 21 0 32 1v-10c-19 0-23 0-23-14v-27l22-17 32 40c4 3 7 8 7 12s-4 6-8 6v10c4-1 25-1 34-1 8 0 16 0 26 1v-10c-12 0-18-2-26-12z"><text:p/></draw:path><draw:path draw:style-name="gr3" draw:text-style-name="P170" svg:width="0.0626in" svg:height="0.0524in" svg:x="0.935in" svg:y="0.2732in" svg:viewBox="0 0 160 134" svg:d="M91 4v10c21 0 23 2 23 17v51c0 26-17 44-40 44-27 0-28-13-28-28v-98l-46 4v10c23 0 23 0 23 28v44c0 21 0 48 49 48 6 0 29 0 42-25h1v25l45-3v-10c-21 0-23-2-23-17v-104z"><text:p/></draw:path><draw:path draw:style-name="gr3" draw:text-style-name="P170" svg:width="0.026in" svg:height="0.0807in" svg:x="1.0087in" svg:y="0.2437in" svg:viewBox="0 0 67 206" svg:d="M46 0l-46 4v10c20 0 23 2 23 16v152c0 14-4 14-23 14v10c1 0 22-1 34-1s22 0 33 1v-10c-19 0-21 0-21-14z"><text:p/></draw:path><draw:path draw:style-name="gr3" draw:text-style-name="P170" svg:width="0.0583in" svg:height="0.0531in" svg:x="1.0461in" svg:y="0.2717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70" svg:width="0.0417in" svg:height="0.0516in" svg:x="1.1118in" svg:y="0.2732in" svg:viewBox="0 0 107 132" svg:d="M44 64c0-26 12-56 41-56-3 3-6 6-6 11 0 10 9 13 15 13 7 0 13-4 13-13 0-11-10-19-24-19-15 0-31 10-40 32v-32l-43 4v10c20 0 23 2 23 17v77c0 13-4 13-23 13v11c1 0 22-1 34-1 13 0 26 0 39 1v-11h-6c-23 0-23-3-23-14z"><text:p/></draw:path></draw:g><text:tab/><draw:g text:anchor-type="as-char" svg:y="-0.1146in" draw:z-index="251" draw:style-name="gr1"><svg:title>TexMaths</svg:title><svg:desc>12§display§V_\text{ges} = V_\text{objektiv} \cdot V_\text{okular}§svg§600§FALSE§</svg:desc><draw:polygon draw:style-name="gr2" draw:text-style-name="P170" svg:width="1.6677in" svg:height="0.161in" svg:x="0in" svg:y="0in" svg:viewBox="0 0 4237 410" draw:points="2119,410 0,410 0,0 4237,0 4237,410"><text:p/></draw:polygon><draw:path draw:style-name="gr3" draw:text-style-name="P170" svg:width="0.1189in" svg:height="0.1173in" svg:x="0.0094in" svg:y="0in" svg:viewBox="0 0 303 299" svg:d="M242 48c21-32 39-34 54-35 5 0 7-7 7-8 0-4-3-5-7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3" draw:text-style-name="P170" svg:width="0.0587in" svg:height="0.076in" svg:x="0.1016in" svg:y="0.0858in" svg:viewBox="0 0 150 194" svg:d="M31 82c5 2 16 8 33 8 31 0 52-20 52-43 0-12-4-21-12-29 14-10 26-10 30-10-1 2-2 3-2 8 0 6 4 9 10 9 3 0 8-3 8-9 0-8-5-16-17-16-5 0-20 1-35 13-8-6-21-11-34-11-30 0-53 22-53 45 0 12 6 21 14 30-2 2-8 12-8 24 0 3 0 18 12 26-13 5-29 15-29 30 0 22 32 37 73 37 37 0 73-14 73-38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3" draw:text-style-name="P170" svg:width="0.05in" svg:height="0.0531in" svg:x="0.1677in" svg:y="0.0866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170" svg:width="0.0421in" svg:height="0.0531in" svg:x="0.2272in" svg:y="0.0866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170" svg:width="0.1106in" svg:height="0.039in" svg:x="0.3382in" svg:y="0.0524in" svg:viewBox="0 0 282 100" svg:d="M268 17c6 0 14 0 14-9 0-8-8-8-14-8h-254c-6 0-14 0-14 8 0 9 8 9 14 9zM268 100c6 0 14 0 14-9 0-8-8-8-14-8h-254c-6 0-14 0-14 8 0 9 8 9 14 9z"><text:p/></draw:path><draw:path draw:style-name="gr3" draw:text-style-name="P170" svg:width="0.1189in" svg:height="0.1173in" svg:x="0.5138in" svg:y="0in" svg:viewBox="0 0 303 299" svg:d="M242 48c21-32 39-34 54-35 5 0 7-7 7-8 0-4-3-5-7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3" draw:text-style-name="P170" svg:width="0.0571in" svg:height="0.0531in" svg:x="0.6059in" svg:y="0.0866in" svg:viewBox="0 0 146 136" svg:d="M146 70c0-38-32-70-73-70s-73 32-73 70c0 37 32 66 73 66 40 0 73-29 73-66zM73 126c-11 0-27-4-37-18-8-12-8-28-8-41s0-31 10-43c8-10 20-16 35-16 17 0 30 9 36 18 9 11 10 27 10 41 0 15-1 30-10 42-8 11-21 17-36 17z"><text:p/></draw:path><draw:path draw:style-name="gr3" draw:text-style-name="P170" svg:width="0.0626in" svg:height="0.0819in" svg:x="0.6736in" svg:y="0.0575in" svg:viewBox="0 0 160 209" svg:d="M44 0l-44 4v10c20 0 23 3 23 17v175h9l11-18c11 15 28 21 43 21 40 0 74-29 74-67 0-36-32-66-70-66-18 0-35 7-46 16zM46 107c8-15 25-23 42-23 16 0 28 8 34 18 6 8 10 20 10 40 0 7 0 28-12 43-12 13-26 15-35 15-24 0-36-18-39-25z"><text:p/></draw:path><draw:path draw:style-name="gr3" draw:text-style-name="P170" svg:width="0.0311in" svg:height="0.102in" svg:x="0.7449in" svg:y="0.0598in" svg:viewBox="0 0 80 260" svg:d="M80 17c0-10-8-17-16-17-11 0-17 8-17 17 0 11 8 17 17 17 10 0 16-8 16-17zM34 72v11c21 0 25 2 25 17v114c0 12-3 38-23 38-1 0-8 0-16-2 2-2 9-5 9-14 0-8-6-14-15-14-8 0-14 6-14 14 0 17 18 24 36 24 24 0 44-19 44-46v-144z"><text:p/></draw:path><draw:path draw:style-name="gr3" draw:text-style-name="P170" svg:width="0.05in" svg:height="0.0531in" svg:x="0.7941in" svg:y="0.0866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170" svg:width="0.061in" svg:height="0.0807in" svg:x="0.8539in" svg:y="0.0575in" svg:viewBox="0 0 156 206" svg:d="M82 126c36-29 46-37 67-37v-11c-6 1-15 1-21 1-12 0-24 0-36-1v11c4 0 6 2 6 5 0 4-6 10-9 13l-45 35v-142l-44 4v10c20 0 23 2 23 16v152c0 14-4 14-23 14v10c11-1 22-1 34-1 10 0 21 0 32 1v-10c-19 0-23 0-23-14v-27l22-17 32 40c4 3 7 8 7 12s-4 6-8 6v10c4-1 25-1 34-1 8 0 16 0 26 1v-10c-12 0-18-2-26-12z"><text:p/></draw:path><draw:path draw:style-name="gr3" draw:text-style-name="P170" svg:width="0.0402in" svg:height="0.0728in" svg:x="0.9217in" svg:y="0.0669in" svg:viewBox="0 0 103 186" svg:d="M52 65h46v-10h-46v-55h-11c0 26-12 56-41 58v7h28v80c0 34 25 41 42 41 20 0 33-17 33-41v-17h-9v17c0 21-10 31-22 31-20 0-20-25-20-30z"><text:p/></draw:path><draw:path draw:style-name="gr3" draw:text-style-name="P170" svg:width="0.0256in" svg:height="0.0783in" svg:x="0.9764in" svg:y="0.0598in" svg:viewBox="0 0 66 200" svg:d="M47 17c0-9-7-17-18-17-9 0-17 7-17 17 0 11 8 17 17 17s18-8 18-17zM1 72v11c19 0 22 2 22 17v76c0 14-4 14-23 14v10c1 0 22-1 34-1 10 0 21 0 32 1v-10c-18 0-20 0-20-12v-108z"><text:p/></draw:path><draw:path draw:style-name="gr3" draw:text-style-name="P170" svg:width="0.0626in" svg:height="0.0516in" svg:x="1.0114in" svg:y="0.0882in" svg:viewBox="0 0 160 132" svg:d="M132 29c8-18 23-18 28-18v-11c-8 0-16 1-23 1s-19 0-27-1v11c12 0 12 11 12 11 0 2 0 4-2 9l-34 73-37-81c0 0-1-4-1-5 0-7 10-7 16-7v-11c-2 0-23 1-35 1-9 0-21 0-29-1v11c17 0 20 0 24 11l47 103c2 3 3 7 8 7 6 0 7-4 9-6z"><text:p/></draw:path><draw:path draw:style-name="gr3" draw:text-style-name="P170" svg:width="0.0177in" svg:height="0.0177in" svg:x="1.137in" svg:y="0.0638in" svg:viewBox="0 0 46 46" svg:d="M46 23c0-12-10-23-23-23-12 0-23 11-23 23 0 13 11 23 23 23 13 0 23-10 23-23z"><text:p/></draw:path><draw:path draw:style-name="gr3" draw:text-style-name="P170" svg:width="0.1189in" svg:height="0.1173in" svg:x="1.215in" svg:y="0in" svg:viewBox="0 0 303 299" svg:d="M242 48c21-32 39-34 54-35 5 0 7-7 7-8 0-4-3-5-7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3" draw:text-style-name="P170" svg:width="0.0571in" svg:height="0.0531in" svg:x="1.3071in" svg:y="0.0866in" svg:viewBox="0 0 146 136" svg:d="M146 70c0-38-32-70-73-70s-73 32-73 70c0 37 32 66 73 66 40 0 73-29 73-66zM73 126c-11 0-27-4-37-18-8-12-8-28-8-41s0-31 10-43c8-10 20-16 35-16 17 0 30 9 36 18 9 11 10 27 10 41 0 15-1 30-10 42-8 11-21 17-36 17z"><text:p/></draw:path><draw:path draw:style-name="gr3" draw:text-style-name="P170" svg:width="0.061in" svg:height="0.0807in" svg:x="1.3744in" svg:y="0.0575in" svg:viewBox="0 0 156 206" svg:d="M82 126c36-29 46-37 67-37v-11c-6 1-15 1-21 1-12 0-24 0-36-1v11c4 0 6 2 6 5 0 4-6 10-9 13l-45 35v-142l-44 4v10c20 0 23 2 23 16v152c0 14-4 14-23 14v10c11-1 22-1 34-1 10 0 21 0 32 1v-10c-19 0-23 0-23-14v-27l22-17 32 40c4 3 7 8 7 12s-4 6-8 6v10c4-1 25-1 34-1 8 0 16 0 26 1v-10c-12 0-18-2-26-12z"><text:p/></draw:path><draw:path draw:style-name="gr3" draw:text-style-name="P170" svg:width="0.0626in" svg:height="0.0524in" svg:x="1.4449in" svg:y="0.087in" svg:viewBox="0 0 160 134" svg:d="M91 4v10c21 0 23 2 23 17v51c0 26-17 44-40 44-27 0-28-13-28-28v-98l-46 4v10c23 0 23 0 23 28v44c0 21 0 48 49 48 6 0 29 0 42-25h1v25l45-3v-10c-21 0-23-2-23-17v-104z"><text:p/></draw:path><draw:path draw:style-name="gr3" draw:text-style-name="P170" svg:width="0.026in" svg:height="0.0807in" svg:x="1.5185in" svg:y="0.0575in" svg:viewBox="0 0 67 206" svg:d="M46 0l-46 4v10c20 0 23 2 23 16v152c0 14-4 14-23 14v10c1 0 22-1 34-1s22 0 33 1v-10c-19 0-21 0-21-14z"><text:p/></draw:path><draw:path draw:style-name="gr3" draw:text-style-name="P170" svg:width="0.0583in" svg:height="0.0531in" svg:x="1.5559in" svg:y="0.0866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70" svg:width="0.0417in" svg:height="0.0516in" svg:x="1.6217in" svg:y="0.087in" svg:viewBox="0 0 107 132" svg:d="M44 64c0-26 12-56 41-56-3 3-6 6-6 11 0 10 9 13 15 13 7 0 13-4 13-13 0-11-10-19-24-19-15 0-31 10-40 32v-32l-43 4v10c20 0 23 2 23 17v77c0 13-4 13-23 13v11c1 0 22-1 34-1 13 0 26 0 39 1v-11h-6c-23 0-23-3-23-14z"><text:p/></draw:path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, Courier"/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fo:keep-together="always" style:page-number="auto" fo:keep-with-next="always"/>
      <style:text-properties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201in" fo:margin-bottom="0.0201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in" fo:margin-right="0in" fo:margin-top="0.0799in" fo:margin-bottom="0.0598in" style:contextual-spacing="false" fo:text-indent="0in" style:auto-text-indent="false" style:page-number="auto"/>
      <style:text-properties fo:font-size="11pt" fo:font-weight="bold" style:font-size-asian="14pt" style:font-weight-asian="bold" style:font-size-complex="14pt" style:font-weight-complex="60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402in" fo:margin-bottom="0.0402in" style:contextual-spacing="false" style:page-number="auto" fo:keep-with-next="always"/>
      <style:text-properties fo:font-size="10pt" fo:font-weight="bold" style:font-size-asian="10.5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937in" style:type="center"/>
          <style:tab-stop style:position="7.1874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8" style:family="table">
      <style:table-properties style:width="7.1875in" table:align="margins"/>
    </style:style>
    <style:style style:name="Table8.A" style:family="table-column">
      <style:table-column-properties style:column-width="4.875in" style:rel-column-width="44449*"/>
    </style:style>
    <style:style style:name="Table8.B" style:family="table-column">
      <style:table-column-properties style:column-width="2.3125in" style:rel-column-width="21086*"/>
    </style:style>
    <style:style style:name="Table8.1" style:family="table-row">
      <style:table-row-properties style:min-row-height="0.1875in"/>
    </style:style>
    <style:style style:name="MP1" style:family="paragraph" style:parent-style-name="Footer">
      <style:paragraph-properties fo:text-align="start" style:justify-single-word="false"/>
      <style:text-properties fo:font-size="10.5pt" officeooo:rsid="0048204a" officeooo:paragraph-rsid="0062b979" style:font-size-asian="10.5pt" style:font-size-complex="10.5pt"/>
    </style:style>
    <style:style style:name="MP2" style:family="paragraph" style:parent-style-name="Footer">
      <style:paragraph-properties fo:margin-left="0in" fo:margin-right="0in" fo:text-align="end" style:justify-single-word="false" fo:text-indent="0in" style:auto-text-indent="false" text:number-lines="false" text:line-number="0">
        <style:tab-stops>
          <style:tab-stop style:position="3.5937in" style:type="center"/>
          <style:tab-stop style:position="7.1874in" style:type="right"/>
        </style:tab-stops>
      </style:paragraph-properties>
      <style:text-properties fo:font-size="10.5pt" officeooo:rsid="0048204a" officeooo:paragraph-rsid="0062b979" style:font-size-asian="10.5pt" style:font-size-complex="10.5pt"/>
    </style:style>
    <style:style style:name="MP3" style:family="paragraph" style:parent-style-name="Footer">
      <style:paragraph-properties fo:text-align="start" style:justify-single-word="false"/>
      <style:text-properties fo:font-size="10.5pt" officeooo:rsid="0048204a" officeooo:paragraph-rsid="0048204a" style:font-size-asian="10.5pt" style:font-size-complex="10.5pt"/>
    </style:style>
    <style:style style:name="MT1" style:family="text">
      <style:text-properties officeooo:rsid="0057a4b9"/>
    </style:style>
    <style:style style:name="MT2" style:family="text">
      <style:text-properties officeooo:rsid="0062b979"/>
    </style:style>
    <style:page-layout style:name="Mpm1">
      <style:page-layout-properties fo:page-width="8.2681in" fo:page-height="11.6929in" style:num-format="1" style:print-orientation="portrait" fo:margin-top="0.3228in" fo:margin-bottom="0.3717in" fo:margin-left="0.552in" fo:margin-right="0.528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3217in" fo:margin-left="0in" fo:margin-right="0in" fo:margin-top="0.1965in"/>
      </style:footer-style>
    </style:page-layout>
    <number:date-style style:name="N33" number:automatic-order="true">
      <number:month number:textual="true"/>
      <number:text> </number:text>
      <number:day number:style="long"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footer>
        <table:table table:name="Table8" table:style-name="Table8">
          <table:table-column table:style-name="Table8.A"/>
          <table:table-column table:style-name="Table8.B"/>
          <table:table-row table:style-name="Table8.1">
            <table:table-cell office:value-type="string">
              <text:p text:style-name="MP1">Stefan Kuntz – WI - <text:span text:style-name="MT1">v</text:span><text:editing-cycles>29</text:editing-cycles> - <text:modification-date style:data-style-name="N33">Jan 26</text:modification-date> <text:modification-time style:data-style-name="N40">16:46</text:modification-time> </text:p>
            </table:table-cell>
            <table:table-cell office:value-type="string">
              <text:p text:style-name="MP2"><text:span text:style-name="MT2">Seite </text:span><text:span text:style-name="MT2"><text:page-number text:select-page="current">2</text:page-number></text:span><text:span text:style-name="MT2"> von </text:span><text:span text:style-name="MT2"><text:page-count>4</text:page-count>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5-12-31T17:42:14.096146634</meta:creation-date>
    <dc:date>2016-01-26T16:46:42.244316315</dc:date>
    <dc:creator>sk </dc:creator>
    <meta:editing-duration>P12DT15H40M9S</meta:editing-duration>
    <meta:editing-cycles>29</meta:editing-cycles>
    <meta:generator>LibreOffice/4.2.8.2$Linux_X86_64 LibreOffice_project/420m0$Build-2</meta:generator>
    <meta:printed-by>sk </meta:printed-by>
    <meta:print-date>2016-01-15T13:22:31.061608972</meta:print-date>
    <meta:document-statistic meta:table-count="6" meta:image-count="0" meta:object-count="0" meta:page-count="4" meta:paragraph-count="273" meta:word-count="169" meta:character-count="1852" meta:non-whitespace-character-count="1555"/>
    <meta:user-defined meta:name="TexMathsIgnorePreamble">FALSE</meta:user-defined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\newcommand\abs[1]{\left|#1\right|}</meta:user-defined>
  </office:meta>
</office:document-meta>
</file>